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7"/>
    <style:style style:name="ce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  <style:style style:name="ce5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default-cell-style-name="Default"/>
        <table:table-column table:style-name="co2" table:number-columns-repeated="7" table:default-cell-style-name="ce7"/>
        <table:table-column table:style-name="co2" table:default-cell-style-name="ce4"/>
        <table:table-column table:style-name="co2" table:default-cell-style-name="Default"/>
        <table:table-row table:style-name="ro2">
          <table:table-cell table:style-name="ce1" office:value-type="string">
            <text:p>steerAngle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 office:value-type="string">
            <text:p>steerAngle needs to be taken out of the PID calc, otherwise I-value will drift dues to always existing error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1" table:number-columns-repeated="2"/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maxAngle</text:p>
          </table:table-cell>
          <table:table-cell table:style-name="ce1" office:value-type="float" office:value="60">
            <text:p>6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yawinput</text:p>
          </table:table-cell>
          <table:table-cell table:style-name="ce3" table:formula="of:=[.$B$1]/[.$B$3]*500+1500" office:value-type="float" office:value="1500">
            <text:p>150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desiredYawRate </text:p>
          </table:table-cell>
          <table:table-cell table:style-name="ce4" table:formula="of:=[.$B$4]-1500" office:value-type="float" office:value="0">
            <text:p>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2"/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P</text:p>
          </table:table-cell>
          <table:table-cell table:style-name="ce5" office:value-type="float" office:value="0.8">
            <text:p>0.80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I</text:p>
          </table:table-cell>
          <table:table-cell table:style-name="ce5" office:value-type="float" office:value="3">
            <text:p>3.00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D</text:p>
          </table:table-cell>
          <table:table-cell table:style-name="ce5" office:value-type="float" office:value="0">
            <text:p>0.00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max</text:p>
          </table:table-cell>
          <table:table-cell table:style-name="ce6" office:value-type="float" office:value="400">
            <text:p>400.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2"/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loopTime</text:p>
          </table:table-cell>
          <table:table-cell table:style-name="ce1" office:value-type="float" office:value="0.004">
            <text:p>0.004</text:p>
          </table:table-cell>
          <table:table-cell table:style-name="Default" table:number-columns-repeated="8"/>
          <table:table-cell/>
        </table:table-row>
        <table:table-row table:style-name="ro1" table:number-rows-repeated="3">
          <table:table-cell table:style-name="ce1" table:number-columns-repeated="2"/>
          <table:table-cell table:style-name="Default" table:number-columns-repeated="8"/>
          <table:table-cell/>
        </table:table-row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gyro_z</text:p>
          </table:table-cell>
          <table:table-cell table:style-name="Default" office:value-type="string">
            <text:p>yawRate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prevErro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PrevI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utput</text:p>
          </table:table-cell>
          <table:table-cell>
            <draw:frame table:end-cell-address="Sheet1.U43" table:end-x="0.7764in" table:end-y="0.0976in" draw:z-index="0" draw:style-name="gr1" draw:text-style-name="P1" svg:width="9.1937in" svg:height="4.8035in" svg:x="0.4732in" svg:y="0.0949in">
              <draw:object draw:notify-on-update-of-ranges="Sheet1.A16:Sheet1.A16 Sheet1.A17:Sheet1.A487 Sheet1.C16:Sheet1.C16 Sheet1.C17:Sheet1.C487 Sheet1.D16:Sheet1.D16 Sheet1.D17:Sheet1.D487 Sheet1.F16:Sheet1.F16 Sheet1.F17:Sheet1.F487 Sheet1.G16:Sheet1.G16 Sheet1.G17:Sheet1.G487 Sheet1.I16:Sheet1.I16 Sheet1.I17:Sheet1.I487 Sheet1.J16:Sheet1.J16 Sheet1.J17:Sheet1.J48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table:formula="of:=[.B17]/65.5" office:value-type="float" office:value="0.0152671755725191">
            <text:p>0.0</text:p>
          </table:table-cell>
          <table:table-cell table:formula="of:=[.$B$5]-[.$C17]" office:value-type="float" office:value="-0.0152671755725191">
            <text:p>0.0</text:p>
          </table:table-cell>
          <table:table-cell table:formula="of:=[.$B$5]" office:value-type="float" office:value="0">
            <text:p>0.0</text:p>
          </table:table-cell>
          <table:table-cell table:formula="of:=[.$B$7]*[.$D17]" office:value-type="float" office:value="-0.0122137404580153">
            <text:p>0.0</text:p>
          </table:table-cell>
          <table:table-cell table:formula="of:=MIN([.$H17]+[.$B$8]*([.$D17]+[.$E17])*[.$B$12]/2;[.$B$10])" office:value-type="float" office:value="-0.0000916030534351145">
            <text:p>0.0</text:p>
          </table:table-cell>
          <table:table-cell office:value-type="float" office:value="0">
            <text:p>0.0</text:p>
          </table:table-cell>
          <table:table-cell table:formula="of:=[.$B$9]*([.$D17]-[.$E17])/[.$B$12]" office:value-type="float" office:value="-0">
            <text:p>0.0</text:p>
          </table:table-cell>
          <table:table-cell table:formula="of:=[.$F17]+[.$G17]+[.$I17]" office:value-type="float" office:value="-0.0123053435114504">
            <text:p>0</text:p>
          </table:table-cell>
          <table:table-cell/>
        </table:table-row>
        <table:table-row table:style-name="ro1">
          <table:table-cell table:formula="of:=[.$A17]+[.$B$12]" office:value-type="float" office:value="0.004">
            <text:p>0.004</text:p>
          </table:table-cell>
          <table:table-cell office:value-type="float" office:value="1">
            <text:p>1</text:p>
          </table:table-cell>
          <table:table-cell table:formula="of:=[.B18]/65.5" office:value-type="float" office:value="0.0152671755725191">
            <text:p>0.0</text:p>
          </table:table-cell>
          <table:table-cell table:formula="of:=[.$B$5]-[.$C18]" office:value-type="float" office:value="-0.0152671755725191">
            <text:p>0.0</text:p>
          </table:table-cell>
          <table:table-cell table:formula="of:=[.$D17]" office:value-type="float" office:value="-0.0152671755725191">
            <text:p>0.0</text:p>
          </table:table-cell>
          <table:table-cell table:formula="of:=[.$B$7]*[.$D18]" office:value-type="float" office:value="-0.0122137404580153">
            <text:p>0.0</text:p>
          </table:table-cell>
          <table:table-cell table:formula="of:=MIN([.$H18]+[.$B$8]*([.$D18]+[.$E18])*[.$B$12]/2;[.$B$10])" office:value-type="float" office:value="-0.000274809160305344">
            <text:p>0.0</text:p>
          </table:table-cell>
          <table:table-cell table:formula="of:=[.$G17]" office:value-type="float" office:value="-0.0000916030534351145">
            <text:p>0.0</text:p>
          </table:table-cell>
          <table:table-cell table:formula="of:=[.$B$9]*([.$D18]-[.$E18])/[.$B$12]" office:value-type="float" office:value="0">
            <text:p>0.0</text:p>
          </table:table-cell>
          <table:table-cell table:formula="of:=[.$F18]+[.$G18]+[.$I18]" office:value-type="float" office:value="-0.0124885496183206">
            <text:p>0</text:p>
          </table:table-cell>
          <table:table-cell/>
        </table:table-row>
        <table:table-row table:style-name="ro1">
          <table:table-cell table:formula="of:=[.$A18]+[.$B$12]" office:value-type="float" office:value="0.008">
            <text:p>0.008</text:p>
          </table:table-cell>
          <table:table-cell office:value-type="float" office:value="12">
            <text:p>12</text:p>
          </table:table-cell>
          <table:table-cell table:formula="of:=[.B19]/65.5" office:value-type="float" office:value="0.183206106870229">
            <text:p>0.2</text:p>
          </table:table-cell>
          <table:table-cell table:formula="of:=[.$B$5]-[.$C19]" office:value-type="float" office:value="-0.183206106870229">
            <text:p>-0.2</text:p>
          </table:table-cell>
          <table:table-cell table:formula="of:=[.$D18]" office:value-type="float" office:value="-0.0152671755725191">
            <text:p>0.0</text:p>
          </table:table-cell>
          <table:table-cell table:formula="of:=[.$B$7]*[.$D19]" office:value-type="float" office:value="-0.146564885496183">
            <text:p>-0.1</text:p>
          </table:table-cell>
          <table:table-cell table:formula="of:=MIN([.$H19]+[.$B$8]*([.$D19]+[.$E19])*[.$B$12]/2;[.$B$10])" office:value-type="float" office:value="-0.00146564885496183">
            <text:p>0.0</text:p>
          </table:table-cell>
          <table:table-cell table:formula="of:=[.$G18]" office:value-type="float" office:value="-0.000274809160305344">
            <text:p>0.0</text:p>
          </table:table-cell>
          <table:table-cell table:formula="of:=[.$B$9]*([.$D19]-[.$E19])/[.$B$12]" office:value-type="float" office:value="-0">
            <text:p>0.0</text:p>
          </table:table-cell>
          <table:table-cell table:formula="of:=[.$F19]+[.$G19]+[.$I19]" office:value-type="float" office:value="-0.148030534351145">
            <text:p>0</text:p>
          </table:table-cell>
          <table:table-cell/>
        </table:table-row>
        <table:table-row table:style-name="ro1">
          <table:table-cell table:formula="of:=[.$A19]+[.$B$12]" office:value-type="float" office:value="0.012">
            <text:p>0.012</text:p>
          </table:table-cell>
          <table:table-cell office:value-type="float" office:value="12">
            <text:p>12</text:p>
          </table:table-cell>
          <table:table-cell table:formula="of:=[.B20]/65.5" office:value-type="float" office:value="0.183206106870229">
            <text:p>0.2</text:p>
          </table:table-cell>
          <table:table-cell table:formula="of:=[.$B$5]-[.$C20]" office:value-type="float" office:value="-0.183206106870229">
            <text:p>-0.2</text:p>
          </table:table-cell>
          <table:table-cell table:formula="of:=[.$D19]" office:value-type="float" office:value="-0.183206106870229">
            <text:p>-0.2</text:p>
          </table:table-cell>
          <table:table-cell table:formula="of:=[.$B$7]*[.$D20]" office:value-type="float" office:value="-0.146564885496183">
            <text:p>-0.1</text:p>
          </table:table-cell>
          <table:table-cell table:formula="of:=MIN([.$H20]+[.$B$8]*([.$D20]+[.$E20])*[.$B$12]/2;[.$B$10])" office:value-type="float" office:value="-0.00366412213740458">
            <text:p>0.0</text:p>
          </table:table-cell>
          <table:table-cell table:formula="of:=[.$G19]" office:value-type="float" office:value="-0.00146564885496183">
            <text:p>0.0</text:p>
          </table:table-cell>
          <table:table-cell table:formula="of:=[.$B$9]*([.$D20]-[.$E20])/[.$B$12]" office:value-type="float" office:value="0">
            <text:p>0.0</text:p>
          </table:table-cell>
          <table:table-cell table:formula="of:=[.$F20]+[.$G20]+[.$I20]" office:value-type="float" office:value="-0.150229007633588">
            <text:p>0</text:p>
          </table:table-cell>
          <table:table-cell/>
        </table:table-row>
        <table:table-row table:style-name="ro1">
          <table:table-cell table:formula="of:=[.$A20]+[.$B$12]" office:value-type="float" office:value="0.016">
            <text:p>0.016</text:p>
          </table:table-cell>
          <table:table-cell office:value-type="float" office:value="-1">
            <text:p>-1</text:p>
          </table:table-cell>
          <table:table-cell table:formula="of:=[.B21]/65.5" office:value-type="float" office:value="-0.0152671755725191">
            <text:p>0.0</text:p>
          </table:table-cell>
          <table:table-cell table:formula="of:=[.$B$5]-[.$C21]" office:value-type="float" office:value="0.0152671755725191">
            <text:p>0.0</text:p>
          </table:table-cell>
          <table:table-cell table:formula="of:=[.$D20]" office:value-type="float" office:value="-0.183206106870229">
            <text:p>-0.2</text:p>
          </table:table-cell>
          <table:table-cell table:formula="of:=[.$B$7]*[.$D21]" office:value-type="float" office:value="0.0122137404580153">
            <text:p>0.0</text:p>
          </table:table-cell>
          <table:table-cell table:formula="of:=MIN([.$H21]+[.$B$8]*([.$D21]+[.$E21])*[.$B$12]/2;[.$B$10])" office:value-type="float" office:value="-0.00467175572519084">
            <text:p>0.0</text:p>
          </table:table-cell>
          <table:table-cell table:formula="of:=[.$G20]" office:value-type="float" office:value="-0.00366412213740458">
            <text:p>0.0</text:p>
          </table:table-cell>
          <table:table-cell table:formula="of:=[.$B$9]*([.$D21]-[.$E21])/[.$B$12]" office:value-type="float" office:value="0">
            <text:p>0.0</text:p>
          </table:table-cell>
          <table:table-cell table:formula="of:=[.$F21]+[.$G21]+[.$I21]" office:value-type="float" office:value="0.00754198473282443">
            <text:p>0</text:p>
          </table:table-cell>
          <table:table-cell/>
        </table:table-row>
        <table:table-row table:style-name="ro1">
          <table:table-cell table:formula="of:=[.$A21]+[.$B$12]" office:value-type="float" office:value="0.02">
            <text:p>0.020</text:p>
          </table:table-cell>
          <table:table-cell office:value-type="float" office:value="2">
            <text:p>2</text:p>
          </table:table-cell>
          <table:table-cell table:formula="of:=[.B22]/65.5" office:value-type="float" office:value="0.0305343511450382">
            <text:p>0.0</text:p>
          </table:table-cell>
          <table:table-cell table:formula="of:=[.$B$5]-[.$C22]" office:value-type="float" office:value="-0.0305343511450382">
            <text:p>0.0</text:p>
          </table:table-cell>
          <table:table-cell table:formula="of:=[.$D21]" office:value-type="float" office:value="0.0152671755725191">
            <text:p>0.0</text:p>
          </table:table-cell>
          <table:table-cell table:formula="of:=[.$B$7]*[.$D22]" office:value-type="float" office:value="-0.0244274809160305">
            <text:p>0.0</text:p>
          </table:table-cell>
          <table:table-cell table:formula="of:=MIN([.$H22]+[.$B$8]*([.$D22]+[.$E22])*[.$B$12]/2;[.$B$10])" office:value-type="float" office:value="-0.00476335877862596">
            <text:p>0.0</text:p>
          </table:table-cell>
          <table:table-cell table:formula="of:=[.$G21]" office:value-type="float" office:value="-0.00467175572519084">
            <text:p>0.0</text:p>
          </table:table-cell>
          <table:table-cell table:formula="of:=[.$B$9]*([.$D22]-[.$E22])/[.$B$12]" office:value-type="float" office:value="-0">
            <text:p>0.0</text:p>
          </table:table-cell>
          <table:table-cell table:formula="of:=[.$F22]+[.$G22]+[.$I22]" office:value-type="float" office:value="-0.0291908396946565">
            <text:p>0</text:p>
          </table:table-cell>
          <table:table-cell/>
        </table:table-row>
        <table:table-row table:style-name="ro1">
          <table:table-cell table:formula="of:=[.$A22]+[.$B$12]" office:value-type="float" office:value="0.024">
            <text:p>0.024</text:p>
          </table:table-cell>
          <table:table-cell office:value-type="float" office:value="-4">
            <text:p>-4</text:p>
          </table:table-cell>
          <table:table-cell table:formula="of:=[.B23]/65.5" office:value-type="float" office:value="-0.0610687022900763">
            <text:p>-0.1</text:p>
          </table:table-cell>
          <table:table-cell table:formula="of:=[.$B$5]-[.$C23]" office:value-type="float" office:value="0.0610687022900763">
            <text:p>0.1</text:p>
          </table:table-cell>
          <table:table-cell table:formula="of:=[.$D22]" office:value-type="float" office:value="-0.0305343511450382">
            <text:p>0.0</text:p>
          </table:table-cell>
          <table:table-cell table:formula="of:=[.$B$7]*[.$D23]" office:value-type="float" office:value="0.0488549618320611">
            <text:p>0.0</text:p>
          </table:table-cell>
          <table:table-cell table:formula="of:=MIN([.$H23]+[.$B$8]*([.$D23]+[.$E23])*[.$B$12]/2;[.$B$10])" office:value-type="float" office:value="-0.00458015267175573">
            <text:p>0.0</text:p>
          </table:table-cell>
          <table:table-cell table:formula="of:=[.$G22]" office:value-type="float" office:value="-0.00476335877862596">
            <text:p>0.0</text:p>
          </table:table-cell>
          <table:table-cell table:formula="of:=[.$B$9]*([.$D23]-[.$E23])/[.$B$12]" office:value-type="float" office:value="0">
            <text:p>0.0</text:p>
          </table:table-cell>
          <table:table-cell table:formula="of:=[.$F23]+[.$G23]+[.$I23]" office:value-type="float" office:value="0.0442748091603053">
            <text:p>0</text:p>
          </table:table-cell>
          <table:table-cell/>
        </table:table-row>
        <table:table-row table:style-name="ro1">
          <table:table-cell table:formula="of:=[.$A23]+[.$B$12]" office:value-type="float" office:value="0.028">
            <text:p>0.028</text:p>
          </table:table-cell>
          <table:table-cell office:value-type="float" office:value="11">
            <text:p>11</text:p>
          </table:table-cell>
          <table:table-cell table:formula="of:=[.B24]/65.5" office:value-type="float" office:value="0.16793893129771">
            <text:p>0.2</text:p>
          </table:table-cell>
          <table:table-cell table:formula="of:=[.$B$5]-[.$C24]" office:value-type="float" office:value="-0.16793893129771">
            <text:p>-0.2</text:p>
          </table:table-cell>
          <table:table-cell table:formula="of:=[.$D23]" office:value-type="float" office:value="0.0610687022900763">
            <text:p>0.1</text:p>
          </table:table-cell>
          <table:table-cell table:formula="of:=[.$B$7]*[.$D24]" office:value-type="float" office:value="-0.134351145038168">
            <text:p>-0.1</text:p>
          </table:table-cell>
          <table:table-cell table:formula="of:=MIN([.$H24]+[.$B$8]*([.$D24]+[.$E24])*[.$B$12]/2;[.$B$10])" office:value-type="float" office:value="-0.00522137404580153">
            <text:p>0.0</text:p>
          </table:table-cell>
          <table:table-cell table:formula="of:=[.$G23]" office:value-type="float" office:value="-0.00458015267175573">
            <text:p>0.0</text:p>
          </table:table-cell>
          <table:table-cell table:formula="of:=[.$B$9]*([.$D24]-[.$E24])/[.$B$12]" office:value-type="float" office:value="-0">
            <text:p>0.0</text:p>
          </table:table-cell>
          <table:table-cell table:formula="of:=[.$F24]+[.$G24]+[.$I24]" office:value-type="float" office:value="-0.139572519083969">
            <text:p>0</text:p>
          </table:table-cell>
          <table:table-cell/>
        </table:table-row>
        <table:table-row table:style-name="ro1">
          <table:table-cell table:formula="of:=[.$A24]+[.$B$12]" office:value-type="float" office:value="0.032">
            <text:p>0.032</text:p>
          </table:table-cell>
          <table:table-cell office:value-type="float" office:value="11">
            <text:p>11</text:p>
          </table:table-cell>
          <table:table-cell table:formula="of:=[.B25]/65.5" office:value-type="float" office:value="0.16793893129771">
            <text:p>0.2</text:p>
          </table:table-cell>
          <table:table-cell table:formula="of:=[.$B$5]-[.$C25]" office:value-type="float" office:value="-0.16793893129771">
            <text:p>-0.2</text:p>
          </table:table-cell>
          <table:table-cell table:formula="of:=[.$D24]" office:value-type="float" office:value="-0.16793893129771">
            <text:p>-0.2</text:p>
          </table:table-cell>
          <table:table-cell table:formula="of:=[.$B$7]*[.$D25]" office:value-type="float" office:value="-0.134351145038168">
            <text:p>-0.1</text:p>
          </table:table-cell>
          <table:table-cell table:formula="of:=MIN([.$H25]+[.$B$8]*([.$D25]+[.$E25])*[.$B$12]/2;[.$B$10])" office:value-type="float" office:value="-0.00723664122137405">
            <text:p>0.0</text:p>
          </table:table-cell>
          <table:table-cell table:formula="of:=[.$G24]" office:value-type="float" office:value="-0.00522137404580153">
            <text:p>0.0</text:p>
          </table:table-cell>
          <table:table-cell table:formula="of:=[.$B$9]*([.$D25]-[.$E25])/[.$B$12]" office:value-type="float" office:value="0">
            <text:p>0.0</text:p>
          </table:table-cell>
          <table:table-cell table:formula="of:=[.$F25]+[.$G25]+[.$I25]" office:value-type="float" office:value="-0.141587786259542">
            <text:p>0</text:p>
          </table:table-cell>
          <table:table-cell/>
        </table:table-row>
        <table:table-row table:style-name="ro1">
          <table:table-cell table:formula="of:=[.$A25]+[.$B$12]" office:value-type="float" office:value="0.036">
            <text:p>0.036</text:p>
          </table:table-cell>
          <table:table-cell office:value-type="float" office:value="14">
            <text:p>14</text:p>
          </table:table-cell>
          <table:table-cell table:formula="of:=[.B26]/65.5" office:value-type="float" office:value="0.213740458015267">
            <text:p>0.2</text:p>
          </table:table-cell>
          <table:table-cell table:formula="of:=[.$B$5]-[.$C26]" office:value-type="float" office:value="-0.213740458015267">
            <text:p>-0.2</text:p>
          </table:table-cell>
          <table:table-cell table:formula="of:=[.$D25]" office:value-type="float" office:value="-0.16793893129771">
            <text:p>-0.2</text:p>
          </table:table-cell>
          <table:table-cell table:formula="of:=[.$B$7]*[.$D26]" office:value-type="float" office:value="-0.170992366412214">
            <text:p>-0.2</text:p>
          </table:table-cell>
          <table:table-cell table:formula="of:=MIN([.$H26]+[.$B$8]*([.$D26]+[.$E26])*[.$B$12]/2;[.$B$10])" office:value-type="float" office:value="-0.00952671755725191">
            <text:p>0.0</text:p>
          </table:table-cell>
          <table:table-cell table:formula="of:=[.$G25]" office:value-type="float" office:value="-0.00723664122137405">
            <text:p>0.0</text:p>
          </table:table-cell>
          <table:table-cell table:formula="of:=[.$B$9]*([.$D26]-[.$E26])/[.$B$12]" office:value-type="float" office:value="-0">
            <text:p>0.0</text:p>
          </table:table-cell>
          <table:table-cell table:formula="of:=[.$F26]+[.$G26]+[.$I26]" office:value-type="float" office:value="-0.180519083969466">
            <text:p>0</text:p>
          </table:table-cell>
          <table:table-cell/>
        </table:table-row>
        <table:table-row table:style-name="ro1">
          <table:table-cell table:formula="of:=[.$A26]+[.$B$12]" office:value-type="float" office:value="0.04">
            <text:p>0.040</text:p>
          </table:table-cell>
          <table:table-cell office:value-type="float" office:value="5">
            <text:p>5</text:p>
          </table:table-cell>
          <table:table-cell table:formula="of:=[.B27]/65.5" office:value-type="float" office:value="0.0763358778625954">
            <text:p>0.1</text:p>
          </table:table-cell>
          <table:table-cell table:formula="of:=[.$B$5]-[.$C27]" office:value-type="float" office:value="-0.0763358778625954">
            <text:p>-0.1</text:p>
          </table:table-cell>
          <table:table-cell table:formula="of:=[.$D26]" office:value-type="float" office:value="-0.213740458015267">
            <text:p>-0.2</text:p>
          </table:table-cell>
          <table:table-cell table:formula="of:=[.$B$7]*[.$D27]" office:value-type="float" office:value="-0.0610687022900763">
            <text:p>-0.1</text:p>
          </table:table-cell>
          <table:table-cell table:formula="of:=MIN([.$H27]+[.$B$8]*([.$D27]+[.$E27])*[.$B$12]/2;[.$B$10])" office:value-type="float" office:value="-0.0112671755725191">
            <text:p>0.0</text:p>
          </table:table-cell>
          <table:table-cell table:formula="of:=[.$G26]" office:value-type="float" office:value="-0.00952671755725191">
            <text:p>0.0</text:p>
          </table:table-cell>
          <table:table-cell table:formula="of:=[.$B$9]*([.$D27]-[.$E27])/[.$B$12]" office:value-type="float" office:value="0">
            <text:p>0.0</text:p>
          </table:table-cell>
          <table:table-cell table:formula="of:=[.$F27]+[.$G27]+[.$I27]" office:value-type="float" office:value="-0.0723358778625954">
            <text:p>0</text:p>
          </table:table-cell>
          <table:table-cell/>
        </table:table-row>
        <table:table-row table:style-name="ro1">
          <table:table-cell table:formula="of:=[.$A27]+[.$B$12]" office:value-type="float" office:value="0.044">
            <text:p>0.044</text:p>
          </table:table-cell>
          <table:table-cell office:value-type="float" office:value="4">
            <text:p>4</text:p>
          </table:table-cell>
          <table:table-cell table:formula="of:=[.B28]/65.5" office:value-type="float" office:value="0.0610687022900763">
            <text:p>0.1</text:p>
          </table:table-cell>
          <table:table-cell table:formula="of:=[.$B$5]-[.$C28]" office:value-type="float" office:value="-0.0610687022900763">
            <text:p>-0.1</text:p>
          </table:table-cell>
          <table:table-cell table:formula="of:=[.$D27]" office:value-type="float" office:value="-0.0763358778625954">
            <text:p>-0.1</text:p>
          </table:table-cell>
          <table:table-cell table:formula="of:=[.$B$7]*[.$D28]" office:value-type="float" office:value="-0.0488549618320611">
            <text:p>0.0</text:p>
          </table:table-cell>
          <table:table-cell table:formula="of:=MIN([.$H28]+[.$B$8]*([.$D28]+[.$E28])*[.$B$12]/2;[.$B$10])" office:value-type="float" office:value="-0.0120916030534351">
            <text:p>0.0</text:p>
          </table:table-cell>
          <table:table-cell table:formula="of:=[.$G27]" office:value-type="float" office:value="-0.0112671755725191">
            <text:p>0.0</text:p>
          </table:table-cell>
          <table:table-cell table:formula="of:=[.$B$9]*([.$D28]-[.$E28])/[.$B$12]" office:value-type="float" office:value="0">
            <text:p>0.0</text:p>
          </table:table-cell>
          <table:table-cell table:formula="of:=[.$F28]+[.$G28]+[.$I28]" office:value-type="float" office:value="-0.0609465648854962">
            <text:p>0</text:p>
          </table:table-cell>
          <table:table-cell/>
        </table:table-row>
        <table:table-row table:style-name="ro1">
          <table:table-cell table:formula="of:=[.$A28]+[.$B$12]" office:value-type="float" office:value="0.048">
            <text:p>0.048</text:p>
          </table:table-cell>
          <table:table-cell office:value-type="float" office:value="13">
            <text:p>13</text:p>
          </table:table-cell>
          <table:table-cell table:formula="of:=[.B29]/65.5" office:value-type="float" office:value="0.198473282442748">
            <text:p>0.2</text:p>
          </table:table-cell>
          <table:table-cell table:formula="of:=[.$B$5]-[.$C29]" office:value-type="float" office:value="-0.198473282442748">
            <text:p>-0.2</text:p>
          </table:table-cell>
          <table:table-cell table:formula="of:=[.$D28]" office:value-type="float" office:value="-0.0610687022900763">
            <text:p>-0.1</text:p>
          </table:table-cell>
          <table:table-cell table:formula="of:=[.$B$7]*[.$D29]" office:value-type="float" office:value="-0.158778625954198">
            <text:p>-0.2</text:p>
          </table:table-cell>
          <table:table-cell table:formula="of:=MIN([.$H29]+[.$B$8]*([.$D29]+[.$E29])*[.$B$12]/2;[.$B$10])" office:value-type="float" office:value="-0.0136488549618321">
            <text:p>0.0</text:p>
          </table:table-cell>
          <table:table-cell table:formula="of:=[.$G28]" office:value-type="float" office:value="-0.0120916030534351">
            <text:p>0.0</text:p>
          </table:table-cell>
          <table:table-cell table:formula="of:=[.$B$9]*([.$D29]-[.$E29])/[.$B$12]" office:value-type="float" office:value="-0">
            <text:p>0.0</text:p>
          </table:table-cell>
          <table:table-cell table:formula="of:=[.$F29]+[.$G29]+[.$I29]" office:value-type="float" office:value="-0.172427480916031">
            <text:p>0</text:p>
          </table:table-cell>
          <table:table-cell/>
        </table:table-row>
        <table:table-row table:style-name="ro1">
          <table:table-cell table:formula="of:=[.$A29]+[.$B$12]" office:value-type="float" office:value="0.052">
            <text:p>0.052</text:p>
          </table:table-cell>
          <table:table-cell office:value-type="float" office:value="-7">
            <text:p>-7</text:p>
          </table:table-cell>
          <table:table-cell table:formula="of:=[.B30]/65.5" office:value-type="float" office:value="-0.106870229007634">
            <text:p>-0.1</text:p>
          </table:table-cell>
          <table:table-cell table:formula="of:=[.$B$5]-[.$C30]" office:value-type="float" office:value="0.106870229007634">
            <text:p>0.1</text:p>
          </table:table-cell>
          <table:table-cell table:formula="of:=[.$D29]" office:value-type="float" office:value="-0.198473282442748">
            <text:p>-0.2</text:p>
          </table:table-cell>
          <table:table-cell table:formula="of:=[.$B$7]*[.$D30]" office:value-type="float" office:value="0.0854961832061069">
            <text:p>0.1</text:p>
          </table:table-cell>
          <table:table-cell table:formula="of:=MIN([.$H30]+[.$B$8]*([.$D30]+[.$E30])*[.$B$12]/2;[.$B$10])" office:value-type="float" office:value="-0.0141984732824427">
            <text:p>0.0</text:p>
          </table:table-cell>
          <table:table-cell table:formula="of:=[.$G29]" office:value-type="float" office:value="-0.0136488549618321">
            <text:p>0.0</text:p>
          </table:table-cell>
          <table:table-cell table:formula="of:=[.$B$9]*([.$D30]-[.$E30])/[.$B$12]" office:value-type="float" office:value="0">
            <text:p>0.0</text:p>
          </table:table-cell>
          <table:table-cell table:formula="of:=[.$F30]+[.$G30]+[.$I30]" office:value-type="float" office:value="0.0712977099236641">
            <text:p>0</text:p>
          </table:table-cell>
          <table:table-cell/>
        </table:table-row>
        <table:table-row table:style-name="ro1">
          <table:table-cell table:formula="of:=[.$A30]+[.$B$12]" office:value-type="float" office:value="0.056">
            <text:p>0.056</text:p>
          </table:table-cell>
          <table:table-cell office:value-type="float" office:value="-11">
            <text:p>-11</text:p>
          </table:table-cell>
          <table:table-cell table:formula="of:=[.B31]/65.5" office:value-type="float" office:value="-0.16793893129771">
            <text:p>-0.2</text:p>
          </table:table-cell>
          <table:table-cell table:formula="of:=[.$B$5]-[.$C31]" office:value-type="float" office:value="0.16793893129771">
            <text:p>0.2</text:p>
          </table:table-cell>
          <table:table-cell table:formula="of:=[.$D30]" office:value-type="float" office:value="0.106870229007634">
            <text:p>0.1</text:p>
          </table:table-cell>
          <table:table-cell table:formula="of:=[.$B$7]*[.$D31]" office:value-type="float" office:value="0.134351145038168">
            <text:p>0.1</text:p>
          </table:table-cell>
          <table:table-cell table:formula="of:=MIN([.$H31]+[.$B$8]*([.$D31]+[.$E31])*[.$B$12]/2;[.$B$10])" office:value-type="float" office:value="-0.0125496183206107">
            <text:p>0.0</text:p>
          </table:table-cell>
          <table:table-cell table:formula="of:=[.$G30]" office:value-type="float" office:value="-0.0141984732824427">
            <text:p>0.0</text:p>
          </table:table-cell>
          <table:table-cell table:formula="of:=[.$B$9]*([.$D31]-[.$E31])/[.$B$12]" office:value-type="float" office:value="0">
            <text:p>0.0</text:p>
          </table:table-cell>
          <table:table-cell table:formula="of:=[.$F31]+[.$G31]+[.$I31]" office:value-type="float" office:value="0.121801526717557">
            <text:p>0</text:p>
          </table:table-cell>
          <table:table-cell/>
        </table:table-row>
        <table:table-row table:style-name="ro1">
          <table:table-cell table:formula="of:=[.$A31]+[.$B$12]" office:value-type="float" office:value="0.06">
            <text:p>0.060</text:p>
          </table:table-cell>
          <table:table-cell office:value-type="float" office:value="-12">
            <text:p>-12</text:p>
          </table:table-cell>
          <table:table-cell table:formula="of:=[.B32]/65.5" office:value-type="float" office:value="-0.183206106870229">
            <text:p>-0.2</text:p>
          </table:table-cell>
          <table:table-cell table:formula="of:=[.$B$5]-[.$C32]" office:value-type="float" office:value="0.183206106870229">
            <text:p>0.2</text:p>
          </table:table-cell>
          <table:table-cell table:formula="of:=[.$D31]" office:value-type="float" office:value="0.16793893129771">
            <text:p>0.2</text:p>
          </table:table-cell>
          <table:table-cell table:formula="of:=[.$B$7]*[.$D32]" office:value-type="float" office:value="0.146564885496183">
            <text:p>0.1</text:p>
          </table:table-cell>
          <table:table-cell table:formula="of:=MIN([.$H32]+[.$B$8]*([.$D32]+[.$E32])*[.$B$12]/2;[.$B$10])" office:value-type="float" office:value="-0.0104427480916031">
            <text:p>0.0</text:p>
          </table:table-cell>
          <table:table-cell table:formula="of:=[.$G31]" office:value-type="float" office:value="-0.0125496183206107">
            <text:p>0.0</text:p>
          </table:table-cell>
          <table:table-cell table:formula="of:=[.$B$9]*([.$D32]-[.$E32])/[.$B$12]" office:value-type="float" office:value="0">
            <text:p>0.0</text:p>
          </table:table-cell>
          <table:table-cell table:formula="of:=[.$F32]+[.$G32]+[.$I32]" office:value-type="float" office:value="0.13612213740458">
            <text:p>0</text:p>
          </table:table-cell>
          <table:table-cell/>
        </table:table-row>
        <table:table-row table:style-name="ro1">
          <table:table-cell table:formula="of:=[.$A32]+[.$B$12]" office:value-type="float" office:value="0.064">
            <text:p>0.064</text:p>
          </table:table-cell>
          <table:table-cell office:value-type="float" office:value="8">
            <text:p>8</text:p>
          </table:table-cell>
          <table:table-cell table:formula="of:=[.B33]/65.5" office:value-type="float" office:value="0.122137404580153">
            <text:p>0.1</text:p>
          </table:table-cell>
          <table:table-cell table:formula="of:=[.$B$5]-[.$C33]" office:value-type="float" office:value="-0.122137404580153">
            <text:p>-0.1</text:p>
          </table:table-cell>
          <table:table-cell table:formula="of:=[.$D32]" office:value-type="float" office:value="0.183206106870229">
            <text:p>0.2</text:p>
          </table:table-cell>
          <table:table-cell table:formula="of:=[.$B$7]*[.$D33]" office:value-type="float" office:value="-0.0977099236641221">
            <text:p>-0.1</text:p>
          </table:table-cell>
          <table:table-cell table:formula="of:=MIN([.$H33]+[.$B$8]*([.$D33]+[.$E33])*[.$B$12]/2;[.$B$10])" office:value-type="float" office:value="-0.0100763358778626">
            <text:p>0.0</text:p>
          </table:table-cell>
          <table:table-cell table:formula="of:=[.$G32]" office:value-type="float" office:value="-0.0104427480916031">
            <text:p>0.0</text:p>
          </table:table-cell>
          <table:table-cell table:formula="of:=[.$B$9]*([.$D33]-[.$E33])/[.$B$12]" office:value-type="float" office:value="-0">
            <text:p>0.0</text:p>
          </table:table-cell>
          <table:table-cell table:formula="of:=[.$F33]+[.$G33]+[.$I33]" office:value-type="float" office:value="-0.107786259541985">
            <text:p>0</text:p>
          </table:table-cell>
          <table:table-cell/>
        </table:table-row>
        <table:table-row table:style-name="ro1">
          <table:table-cell table:formula="of:=[.$A33]+[.$B$12]" office:value-type="float" office:value="0.068">
            <text:p>0.068</text:p>
          </table:table-cell>
          <table:table-cell office:value-type="float" office:value="0">
            <text:p>0</text:p>
          </table:table-cell>
          <table:table-cell table:formula="of:=[.B34]/65.5" office:value-type="float" office:value="0">
            <text:p>0.0</text:p>
          </table:table-cell>
          <table:table-cell table:formula="of:=[.$B$5]-[.$C34]" office:value-type="float" office:value="0">
            <text:p>0.0</text:p>
          </table:table-cell>
          <table:table-cell table:formula="of:=[.$D33]" office:value-type="float" office:value="-0.122137404580153">
            <text:p>-0.1</text:p>
          </table:table-cell>
          <table:table-cell table:formula="of:=[.$B$7]*[.$D34]" office:value-type="float" office:value="0">
            <text:p>0.0</text:p>
          </table:table-cell>
          <table:table-cell table:formula="of:=MIN([.$H34]+[.$B$8]*([.$D34]+[.$E34])*[.$B$12]/2;[.$B$10])" office:value-type="float" office:value="-0.0108091603053435">
            <text:p>0.0</text:p>
          </table:table-cell>
          <table:table-cell table:formula="of:=[.$G33]" office:value-type="float" office:value="-0.0100763358778626">
            <text:p>0.0</text:p>
          </table:table-cell>
          <table:table-cell table:formula="of:=[.$B$9]*([.$D34]-[.$E34])/[.$B$12]" office:value-type="float" office:value="0">
            <text:p>0.0</text:p>
          </table:table-cell>
          <table:table-cell table:formula="of:=[.$F34]+[.$G34]+[.$I34]" office:value-type="float" office:value="-0.0108091603053435">
            <text:p>0</text:p>
          </table:table-cell>
          <table:table-cell/>
        </table:table-row>
        <table:table-row table:style-name="ro1">
          <table:table-cell table:formula="of:=[.$A34]+[.$B$12]" office:value-type="float" office:value="0.072">
            <text:p>0.072</text:p>
          </table:table-cell>
          <table:table-cell office:value-type="float" office:value="-7">
            <text:p>-7</text:p>
          </table:table-cell>
          <table:table-cell table:formula="of:=[.B35]/65.5" office:value-type="float" office:value="-0.106870229007634">
            <text:p>-0.1</text:p>
          </table:table-cell>
          <table:table-cell table:formula="of:=[.$B$5]-[.$C35]" office:value-type="float" office:value="0.106870229007634">
            <text:p>0.1</text:p>
          </table:table-cell>
          <table:table-cell table:formula="of:=[.$D34]" office:value-type="float" office:value="0">
            <text:p>0.0</text:p>
          </table:table-cell>
          <table:table-cell table:formula="of:=[.$B$7]*[.$D35]" office:value-type="float" office:value="0.0854961832061069">
            <text:p>0.1</text:p>
          </table:table-cell>
          <table:table-cell table:formula="of:=MIN([.$H35]+[.$B$8]*([.$D35]+[.$E35])*[.$B$12]/2;[.$B$10])" office:value-type="float" office:value="-0.0101679389312977">
            <text:p>0.0</text:p>
          </table:table-cell>
          <table:table-cell table:formula="of:=[.$G34]" office:value-type="float" office:value="-0.0108091603053435">
            <text:p>0.0</text:p>
          </table:table-cell>
          <table:table-cell table:formula="of:=[.$B$9]*([.$D35]-[.$E35])/[.$B$12]" office:value-type="float" office:value="0">
            <text:p>0.0</text:p>
          </table:table-cell>
          <table:table-cell table:formula="of:=[.$F35]+[.$G35]+[.$I35]" office:value-type="float" office:value="0.0753282442748092">
            <text:p>0</text:p>
          </table:table-cell>
          <table:table-cell/>
        </table:table-row>
        <table:table-row table:style-name="ro1">
          <table:table-cell table:formula="of:=[.$A35]+[.$B$12]" office:value-type="float" office:value="0.076">
            <text:p>0.076</text:p>
          </table:table-cell>
          <table:table-cell office:value-type="float" office:value="-1">
            <text:p>-1</text:p>
          </table:table-cell>
          <table:table-cell table:formula="of:=[.B36]/65.5" office:value-type="float" office:value="-0.0152671755725191">
            <text:p>0.0</text:p>
          </table:table-cell>
          <table:table-cell table:formula="of:=[.$B$5]-[.$C36]" office:value-type="float" office:value="0.0152671755725191">
            <text:p>0.0</text:p>
          </table:table-cell>
          <table:table-cell table:formula="of:=[.$D35]" office:value-type="float" office:value="0.106870229007634">
            <text:p>0.1</text:p>
          </table:table-cell>
          <table:table-cell table:formula="of:=[.$B$7]*[.$D36]" office:value-type="float" office:value="0.0122137404580153">
            <text:p>0.0</text:p>
          </table:table-cell>
          <table:table-cell table:formula="of:=MIN([.$H36]+[.$B$8]*([.$D36]+[.$E36])*[.$B$12]/2;[.$B$10])" office:value-type="float" office:value="-0.00943511450381679">
            <text:p>0.0</text:p>
          </table:table-cell>
          <table:table-cell table:formula="of:=[.$G35]" office:value-type="float" office:value="-0.0101679389312977">
            <text:p>0.0</text:p>
          </table:table-cell>
          <table:table-cell table:formula="of:=[.$B$9]*([.$D36]-[.$E36])/[.$B$12]" office:value-type="float" office:value="-0">
            <text:p>0.0</text:p>
          </table:table-cell>
          <table:table-cell table:formula="of:=[.$F36]+[.$G36]+[.$I36]" office:value-type="float" office:value="0.00277862595419848">
            <text:p>0</text:p>
          </table:table-cell>
          <table:table-cell/>
        </table:table-row>
        <table:table-row table:style-name="ro1">
          <table:table-cell table:formula="of:=[.$A36]+[.$B$12]" office:value-type="float" office:value="0.08">
            <text:p>0.080</text:p>
          </table:table-cell>
          <table:table-cell office:value-type="float" office:value="-5">
            <text:p>-5</text:p>
          </table:table-cell>
          <table:table-cell table:formula="of:=[.B37]/65.5" office:value-type="float" office:value="-0.0763358778625954">
            <text:p>-0.1</text:p>
          </table:table-cell>
          <table:table-cell table:formula="of:=[.$B$5]-[.$C37]" office:value-type="float" office:value="0.0763358778625954">
            <text:p>0.1</text:p>
          </table:table-cell>
          <table:table-cell table:formula="of:=[.$D36]" office:value-type="float" office:value="0.0152671755725191">
            <text:p>0.0</text:p>
          </table:table-cell>
          <table:table-cell table:formula="of:=[.$B$7]*[.$D37]" office:value-type="float" office:value="0.0610687022900763">
            <text:p>0.1</text:p>
          </table:table-cell>
          <table:table-cell table:formula="of:=MIN([.$H37]+[.$B$8]*([.$D37]+[.$E37])*[.$B$12]/2;[.$B$10])" office:value-type="float" office:value="-0.0088854961832061">
            <text:p>0.0</text:p>
          </table:table-cell>
          <table:table-cell table:formula="of:=[.$G36]" office:value-type="float" office:value="-0.00943511450381679">
            <text:p>0.0</text:p>
          </table:table-cell>
          <table:table-cell table:formula="of:=[.$B$9]*([.$D37]-[.$E37])/[.$B$12]" office:value-type="float" office:value="0">
            <text:p>0.0</text:p>
          </table:table-cell>
          <table:table-cell table:formula="of:=[.$F37]+[.$G37]+[.$I37]" office:value-type="float" office:value="0.0521832061068702">
            <text:p>0</text:p>
          </table:table-cell>
          <table:table-cell/>
        </table:table-row>
        <table:table-row table:style-name="ro1">
          <table:table-cell table:formula="of:=[.$A37]+[.$B$12]" office:value-type="float" office:value="0.084">
            <text:p>0.084</text:p>
          </table:table-cell>
          <table:table-cell office:value-type="float" office:value="-1">
            <text:p>-1</text:p>
          </table:table-cell>
          <table:table-cell table:formula="of:=[.B38]/65.5" office:value-type="float" office:value="-0.0152671755725191">
            <text:p>0.0</text:p>
          </table:table-cell>
          <table:table-cell table:formula="of:=[.$B$5]-[.$C38]" office:value-type="float" office:value="0.0152671755725191">
            <text:p>0.0</text:p>
          </table:table-cell>
          <table:table-cell table:formula="of:=[.$D37]" office:value-type="float" office:value="0.0763358778625954">
            <text:p>0.1</text:p>
          </table:table-cell>
          <table:table-cell table:formula="of:=[.$B$7]*[.$D38]" office:value-type="float" office:value="0.0122137404580153">
            <text:p>0.0</text:p>
          </table:table-cell>
          <table:table-cell table:formula="of:=MIN([.$H38]+[.$B$8]*([.$D38]+[.$E38])*[.$B$12]/2;[.$B$10])" office:value-type="float" office:value="-0.00833587786259542">
            <text:p>0.0</text:p>
          </table:table-cell>
          <table:table-cell table:formula="of:=[.$G37]" office:value-type="float" office:value="-0.0088854961832061">
            <text:p>0.0</text:p>
          </table:table-cell>
          <table:table-cell table:formula="of:=[.$B$9]*([.$D38]-[.$E38])/[.$B$12]" office:value-type="float" office:value="-0">
            <text:p>0.0</text:p>
          </table:table-cell>
          <table:table-cell table:formula="of:=[.$F38]+[.$G38]+[.$I38]" office:value-type="float" office:value="0.00387786259541985">
            <text:p>0</text:p>
          </table:table-cell>
          <table:table-cell/>
        </table:table-row>
        <table:table-row table:style-name="ro1">
          <table:table-cell table:formula="of:=[.$A38]+[.$B$12]" office:value-type="float" office:value="0.088">
            <text:p>0.088</text:p>
          </table:table-cell>
          <table:table-cell office:value-type="float" office:value="-10">
            <text:p>-10</text:p>
          </table:table-cell>
          <table:table-cell table:formula="of:=[.B39]/65.5" office:value-type="float" office:value="-0.152671755725191">
            <text:p>-0.2</text:p>
          </table:table-cell>
          <table:table-cell table:formula="of:=[.$B$5]-[.$C39]" office:value-type="float" office:value="0.152671755725191">
            <text:p>0.2</text:p>
          </table:table-cell>
          <table:table-cell table:formula="of:=[.$D38]" office:value-type="float" office:value="0.0152671755725191">
            <text:p>0.0</text:p>
          </table:table-cell>
          <table:table-cell table:formula="of:=[.$B$7]*[.$D39]" office:value-type="float" office:value="0.122137404580153">
            <text:p>0.1</text:p>
          </table:table-cell>
          <table:table-cell table:formula="of:=MIN([.$H39]+[.$B$8]*([.$D39]+[.$E39])*[.$B$12]/2;[.$B$10])" office:value-type="float" office:value="-0.00732824427480916">
            <text:p>0.0</text:p>
          </table:table-cell>
          <table:table-cell table:formula="of:=[.$G38]" office:value-type="float" office:value="-0.00833587786259542">
            <text:p>0.0</text:p>
          </table:table-cell>
          <table:table-cell table:formula="of:=[.$B$9]*([.$D39]-[.$E39])/[.$B$12]" office:value-type="float" office:value="0">
            <text:p>0.0</text:p>
          </table:table-cell>
          <table:table-cell table:formula="of:=[.$F39]+[.$G39]+[.$I39]" office:value-type="float" office:value="0.114809160305344">
            <text:p>0</text:p>
          </table:table-cell>
          <table:table-cell/>
        </table:table-row>
        <table:table-row table:style-name="ro1">
          <table:table-cell table:formula="of:=[.$A39]+[.$B$12]" office:value-type="float" office:value="0.092">
            <text:p>0.092</text:p>
          </table:table-cell>
          <table:table-cell office:value-type="float" office:value="-5">
            <text:p>-5</text:p>
          </table:table-cell>
          <table:table-cell table:formula="of:=[.B40]/65.5" office:value-type="float" office:value="-0.0763358778625954">
            <text:p>-0.1</text:p>
          </table:table-cell>
          <table:table-cell table:formula="of:=[.$B$5]-[.$C40]" office:value-type="float" office:value="0.0763358778625954">
            <text:p>0.1</text:p>
          </table:table-cell>
          <table:table-cell table:formula="of:=[.$D39]" office:value-type="float" office:value="0.152671755725191">
            <text:p>0.2</text:p>
          </table:table-cell>
          <table:table-cell table:formula="of:=[.$B$7]*[.$D40]" office:value-type="float" office:value="0.0610687022900763">
            <text:p>0.1</text:p>
          </table:table-cell>
          <table:table-cell table:formula="of:=MIN([.$H40]+[.$B$8]*([.$D40]+[.$E40])*[.$B$12]/2;[.$B$10])" office:value-type="float" office:value="-0.00595419847328244">
            <text:p>0.0</text:p>
          </table:table-cell>
          <table:table-cell table:formula="of:=[.$G39]" office:value-type="float" office:value="-0.00732824427480916">
            <text:p>0.0</text:p>
          </table:table-cell>
          <table:table-cell table:formula="of:=[.$B$9]*([.$D40]-[.$E40])/[.$B$12]" office:value-type="float" office:value="-0">
            <text:p>0.0</text:p>
          </table:table-cell>
          <table:table-cell table:formula="of:=[.$F40]+[.$G40]+[.$I40]" office:value-type="float" office:value="0.0551145038167939">
            <text:p>0</text:p>
          </table:table-cell>
          <table:table-cell/>
        </table:table-row>
        <table:table-row table:style-name="ro1">
          <table:table-cell table:formula="of:=[.$A40]+[.$B$12]" office:value-type="float" office:value="0.0960000000000001">
            <text:p>0.096</text:p>
          </table:table-cell>
          <table:table-cell office:value-type="float" office:value="0">
            <text:p>0</text:p>
          </table:table-cell>
          <table:table-cell table:formula="of:=[.B41]/65.5" office:value-type="float" office:value="0">
            <text:p>0.0</text:p>
          </table:table-cell>
          <table:table-cell table:formula="of:=[.$B$5]-[.$C41]" office:value-type="float" office:value="0">
            <text:p>0.0</text:p>
          </table:table-cell>
          <table:table-cell table:formula="of:=[.$D40]" office:value-type="float" office:value="0.0763358778625954">
            <text:p>0.1</text:p>
          </table:table-cell>
          <table:table-cell table:formula="of:=[.$B$7]*[.$D41]" office:value-type="float" office:value="0">
            <text:p>0.0</text:p>
          </table:table-cell>
          <table:table-cell table:formula="of:=MIN([.$H41]+[.$B$8]*([.$D41]+[.$E41])*[.$B$12]/2;[.$B$10])" office:value-type="float" office:value="-0.00549618320610687">
            <text:p>0.0</text:p>
          </table:table-cell>
          <table:table-cell table:formula="of:=[.$G40]" office:value-type="float" office:value="-0.00595419847328244">
            <text:p>0.0</text:p>
          </table:table-cell>
          <table:table-cell table:formula="of:=[.$B$9]*([.$D41]-[.$E41])/[.$B$12]" office:value-type="float" office:value="-0">
            <text:p>0.0</text:p>
          </table:table-cell>
          <table:table-cell table:formula="of:=[.$F41]+[.$G41]+[.$I41]" office:value-type="float" office:value="-0.00549618320610687">
            <text:p>0</text:p>
          </table:table-cell>
          <table:table-cell/>
        </table:table-row>
        <table:table-row table:style-name="ro1">
          <table:table-cell table:formula="of:=[.$A41]+[.$B$12]" office:value-type="float" office:value="0.1">
            <text:p>0.100</text:p>
          </table:table-cell>
          <table:table-cell office:value-type="float" office:value="14">
            <text:p>14</text:p>
          </table:table-cell>
          <table:table-cell table:formula="of:=[.B42]/65.5" office:value-type="float" office:value="0.213740458015267">
            <text:p>0.2</text:p>
          </table:table-cell>
          <table:table-cell table:formula="of:=[.$B$5]-[.$C42]" office:value-type="float" office:value="-0.213740458015267">
            <text:p>-0.2</text:p>
          </table:table-cell>
          <table:table-cell table:formula="of:=[.$D41]" office:value-type="float" office:value="0">
            <text:p>0.0</text:p>
          </table:table-cell>
          <table:table-cell table:formula="of:=[.$B$7]*[.$D42]" office:value-type="float" office:value="-0.170992366412214">
            <text:p>-0.2</text:p>
          </table:table-cell>
          <table:table-cell table:formula="of:=MIN([.$H42]+[.$B$8]*([.$D42]+[.$E42])*[.$B$12]/2;[.$B$10])" office:value-type="float" office:value="-0.00677862595419847">
            <text:p>0.0</text:p>
          </table:table-cell>
          <table:table-cell table:formula="of:=[.$G41]" office:value-type="float" office:value="-0.00549618320610687">
            <text:p>0.0</text:p>
          </table:table-cell>
          <table:table-cell table:formula="of:=[.$B$9]*([.$D42]-[.$E42])/[.$B$12]" office:value-type="float" office:value="-0">
            <text:p>0.0</text:p>
          </table:table-cell>
          <table:table-cell table:formula="of:=[.$F42]+[.$G42]+[.$I42]" office:value-type="float" office:value="-0.177770992366412">
            <text:p>0</text:p>
          </table:table-cell>
          <table:table-cell/>
        </table:table-row>
        <table:table-row table:style-name="ro1">
          <table:table-cell table:formula="of:=[.$A42]+[.$B$12]" office:value-type="float" office:value="0.104">
            <text:p>0.104</text:p>
          </table:table-cell>
          <table:table-cell office:value-type="float" office:value="0">
            <text:p>0</text:p>
          </table:table-cell>
          <table:table-cell table:formula="of:=[.B43]/65.5" office:value-type="float" office:value="0">
            <text:p>0.0</text:p>
          </table:table-cell>
          <table:table-cell table:formula="of:=[.$B$5]-[.$C43]" office:value-type="float" office:value="0">
            <text:p>0.0</text:p>
          </table:table-cell>
          <table:table-cell table:formula="of:=[.$D42]" office:value-type="float" office:value="-0.213740458015267">
            <text:p>-0.2</text:p>
          </table:table-cell>
          <table:table-cell table:formula="of:=[.$B$7]*[.$D43]" office:value-type="float" office:value="0">
            <text:p>0.0</text:p>
          </table:table-cell>
          <table:table-cell table:formula="of:=MIN([.$H43]+[.$B$8]*([.$D43]+[.$E43])*[.$B$12]/2;[.$B$10])" office:value-type="float" office:value="-0.00806106870229007">
            <text:p>0.0</text:p>
          </table:table-cell>
          <table:table-cell table:formula="of:=[.$G42]" office:value-type="float" office:value="-0.00677862595419847">
            <text:p>0.0</text:p>
          </table:table-cell>
          <table:table-cell table:formula="of:=[.$B$9]*([.$D43]-[.$E43])/[.$B$12]" office:value-type="float" office:value="0">
            <text:p>0.0</text:p>
          </table:table-cell>
          <table:table-cell table:formula="of:=[.$F43]+[.$G43]+[.$I43]" office:value-type="float" office:value="-0.00806106870229007">
            <text:p>0</text:p>
          </table:table-cell>
          <table:table-cell/>
        </table:table-row>
        <table:table-row table:style-name="ro1">
          <table:table-cell table:formula="of:=[.$A43]+[.$B$12]" office:value-type="float" office:value="0.108">
            <text:p>0.108</text:p>
          </table:table-cell>
          <table:table-cell office:value-type="float" office:value="10">
            <text:p>10</text:p>
          </table:table-cell>
          <table:table-cell table:formula="of:=[.B44]/65.5" office:value-type="float" office:value="0.152671755725191">
            <text:p>0.2</text:p>
          </table:table-cell>
          <table:table-cell table:formula="of:=[.$B$5]-[.$C44]" office:value-type="float" office:value="-0.152671755725191">
            <text:p>-0.2</text:p>
          </table:table-cell>
          <table:table-cell table:formula="of:=[.$D43]" office:value-type="float" office:value="0">
            <text:p>0.0</text:p>
          </table:table-cell>
          <table:table-cell table:formula="of:=[.$B$7]*[.$D44]" office:value-type="float" office:value="-0.122137404580153">
            <text:p>-0.1</text:p>
          </table:table-cell>
          <table:table-cell table:formula="of:=MIN([.$H44]+[.$B$8]*([.$D44]+[.$E44])*[.$B$12]/2;[.$B$10])" office:value-type="float" office:value="-0.00897709923664122">
            <text:p>0.0</text:p>
          </table:table-cell>
          <table:table-cell table:formula="of:=[.$G43]" office:value-type="float" office:value="-0.00806106870229007">
            <text:p>0.0</text:p>
          </table:table-cell>
          <table:table-cell table:formula="of:=[.$B$9]*([.$D44]-[.$E44])/[.$B$12]" office:value-type="float" office:value="-0">
            <text:p>0.0</text:p>
          </table:table-cell>
          <table:table-cell table:formula="of:=[.$F44]+[.$G44]+[.$I44]" office:value-type="float" office:value="-0.131114503816794">
            <text:p>0</text:p>
          </table:table-cell>
          <table:table-cell/>
        </table:table-row>
        <table:table-row table:style-name="ro1">
          <table:table-cell table:formula="of:=[.$A44]+[.$B$12]" office:value-type="float" office:value="0.112">
            <text:p>0.112</text:p>
          </table:table-cell>
          <table:table-cell office:value-type="float" office:value="-4">
            <text:p>-4</text:p>
          </table:table-cell>
          <table:table-cell table:formula="of:=[.B45]/65.5" office:value-type="float" office:value="-0.0610687022900763">
            <text:p>-0.1</text:p>
          </table:table-cell>
          <table:table-cell table:formula="of:=[.$B$5]-[.$C45]" office:value-type="float" office:value="0.0610687022900763">
            <text:p>0.1</text:p>
          </table:table-cell>
          <table:table-cell table:formula="of:=[.$D44]" office:value-type="float" office:value="-0.152671755725191">
            <text:p>-0.2</text:p>
          </table:table-cell>
          <table:table-cell table:formula="of:=[.$B$7]*[.$D45]" office:value-type="float" office:value="0.0488549618320611">
            <text:p>0.0</text:p>
          </table:table-cell>
          <table:table-cell table:formula="of:=MIN([.$H45]+[.$B$8]*([.$D45]+[.$E45])*[.$B$12]/2;[.$B$10])" office:value-type="float" office:value="-0.00952671755725191">
            <text:p>0.0</text:p>
          </table:table-cell>
          <table:table-cell table:formula="of:=[.$G44]" office:value-type="float" office:value="-0.00897709923664122">
            <text:p>0.0</text:p>
          </table:table-cell>
          <table:table-cell table:formula="of:=[.$B$9]*([.$D45]-[.$E45])/[.$B$12]" office:value-type="float" office:value="0">
            <text:p>0.0</text:p>
          </table:table-cell>
          <table:table-cell table:formula="of:=[.$F45]+[.$G45]+[.$I45]" office:value-type="float" office:value="0.0393282442748092">
            <text:p>0</text:p>
          </table:table-cell>
          <table:table-cell/>
        </table:table-row>
        <table:table-row table:style-name="ro1">
          <table:table-cell table:formula="of:=[.$A45]+[.$B$12]" office:value-type="float" office:value="0.116">
            <text:p>0.116</text:p>
          </table:table-cell>
          <table:table-cell office:value-type="float" office:value="7">
            <text:p>7</text:p>
          </table:table-cell>
          <table:table-cell table:formula="of:=[.B46]/65.5" office:value-type="float" office:value="0.106870229007634">
            <text:p>0.1</text:p>
          </table:table-cell>
          <table:table-cell table:formula="of:=[.$B$5]-[.$C46]" office:value-type="float" office:value="-0.106870229007634">
            <text:p>-0.1</text:p>
          </table:table-cell>
          <table:table-cell table:formula="of:=[.$D45]" office:value-type="float" office:value="0.0610687022900763">
            <text:p>0.1</text:p>
          </table:table-cell>
          <table:table-cell table:formula="of:=[.$B$7]*[.$D46]" office:value-type="float" office:value="-0.0854961832061069">
            <text:p>-0.1</text:p>
          </table:table-cell>
          <table:table-cell table:formula="of:=MIN([.$H46]+[.$B$8]*([.$D46]+[.$E46])*[.$B$12]/2;[.$B$10])" office:value-type="float" office:value="-0.00980152671755725">
            <text:p>0.0</text:p>
          </table:table-cell>
          <table:table-cell table:formula="of:=[.$G45]" office:value-type="float" office:value="-0.00952671755725191">
            <text:p>0.0</text:p>
          </table:table-cell>
          <table:table-cell table:formula="of:=[.$B$9]*([.$D46]-[.$E46])/[.$B$12]" office:value-type="float" office:value="-0">
            <text:p>0.0</text:p>
          </table:table-cell>
          <table:table-cell table:formula="of:=[.$F46]+[.$G46]+[.$I46]" office:value-type="float" office:value="-0.0952977099236641">
            <text:p>0</text:p>
          </table:table-cell>
          <table:table-cell/>
        </table:table-row>
        <table:table-row table:style-name="ro1">
          <table:table-cell table:formula="of:=[.$A46]+[.$B$12]" office:value-type="float" office:value="0.12">
            <text:p>0.120</text:p>
          </table:table-cell>
          <table:table-cell office:value-type="float" office:value="5">
            <text:p>5</text:p>
          </table:table-cell>
          <table:table-cell table:formula="of:=[.B47]/65.5" office:value-type="float" office:value="0.0763358778625954">
            <text:p>0.1</text:p>
          </table:table-cell>
          <table:table-cell table:formula="of:=[.$B$5]-[.$C47]" office:value-type="float" office:value="-0.0763358778625954">
            <text:p>-0.1</text:p>
          </table:table-cell>
          <table:table-cell table:formula="of:=[.$D46]" office:value-type="float" office:value="-0.106870229007634">
            <text:p>-0.1</text:p>
          </table:table-cell>
          <table:table-cell table:formula="of:=[.$B$7]*[.$D47]" office:value-type="float" office:value="-0.0610687022900763">
            <text:p>-0.1</text:p>
          </table:table-cell>
          <table:table-cell table:formula="of:=MIN([.$H47]+[.$B$8]*([.$D47]+[.$E47])*[.$B$12]/2;[.$B$10])" office:value-type="float" office:value="-0.0109007633587786">
            <text:p>0.0</text:p>
          </table:table-cell>
          <table:table-cell table:formula="of:=[.$G46]" office:value-type="float" office:value="-0.00980152671755725">
            <text:p>0.0</text:p>
          </table:table-cell>
          <table:table-cell table:formula="of:=[.$B$9]*([.$D47]-[.$E47])/[.$B$12]" office:value-type="float" office:value="0">
            <text:p>0.0</text:p>
          </table:table-cell>
          <table:table-cell table:formula="of:=[.$F47]+[.$G47]+[.$I47]" office:value-type="float" office:value="-0.071969465648855">
            <text:p>0</text:p>
          </table:table-cell>
          <table:table-cell/>
        </table:table-row>
        <table:table-row table:style-name="ro1">
          <table:table-cell table:formula="of:=[.$A47]+[.$B$12]" office:value-type="float" office:value="0.124">
            <text:p>0.124</text:p>
          </table:table-cell>
          <table:table-cell office:value-type="float" office:value="5">
            <text:p>5</text:p>
          </table:table-cell>
          <table:table-cell table:formula="of:=[.B48]/65.5" office:value-type="float" office:value="0.0763358778625954">
            <text:p>0.1</text:p>
          </table:table-cell>
          <table:table-cell table:formula="of:=[.$B$5]-[.$C48]" office:value-type="float" office:value="-0.0763358778625954">
            <text:p>-0.1</text:p>
          </table:table-cell>
          <table:table-cell table:formula="of:=[.$D47]" office:value-type="float" office:value="-0.0763358778625954">
            <text:p>-0.1</text:p>
          </table:table-cell>
          <table:table-cell table:formula="of:=[.$B$7]*[.$D48]" office:value-type="float" office:value="-0.0610687022900763">
            <text:p>-0.1</text:p>
          </table:table-cell>
          <table:table-cell table:formula="of:=MIN([.$H48]+[.$B$8]*([.$D48]+[.$E48])*[.$B$12]/2;[.$B$10])" office:value-type="float" office:value="-0.0118167938931298">
            <text:p>0.0</text:p>
          </table:table-cell>
          <table:table-cell table:formula="of:=[.$G47]" office:value-type="float" office:value="-0.0109007633587786">
            <text:p>0.0</text:p>
          </table:table-cell>
          <table:table-cell table:formula="of:=[.$B$9]*([.$D48]-[.$E48])/[.$B$12]" office:value-type="float" office:value="0">
            <text:p>0.0</text:p>
          </table:table-cell>
          <table:table-cell table:formula="of:=[.$F48]+[.$G48]+[.$I48]" office:value-type="float" office:value="-0.0728854961832061">
            <text:p>0</text:p>
          </table:table-cell>
          <table:table-cell/>
        </table:table-row>
        <table:table-row table:style-name="ro1">
          <table:table-cell table:formula="of:=[.$A48]+[.$B$12]" office:value-type="float" office:value="0.128">
            <text:p>0.128</text:p>
          </table:table-cell>
          <table:table-cell office:value-type="float" office:value="-4">
            <text:p>-4</text:p>
          </table:table-cell>
          <table:table-cell table:formula="of:=[.B49]/65.5" office:value-type="float" office:value="-0.0610687022900763">
            <text:p>-0.1</text:p>
          </table:table-cell>
          <table:table-cell table:formula="of:=[.$B$5]-[.$C49]" office:value-type="float" office:value="0.0610687022900763">
            <text:p>0.1</text:p>
          </table:table-cell>
          <table:table-cell table:formula="of:=[.$D48]" office:value-type="float" office:value="-0.0763358778625954">
            <text:p>-0.1</text:p>
          </table:table-cell>
          <table:table-cell table:formula="of:=[.$B$7]*[.$D49]" office:value-type="float" office:value="0.0488549618320611">
            <text:p>0.0</text:p>
          </table:table-cell>
          <table:table-cell table:formula="of:=MIN([.$H49]+[.$B$8]*([.$D49]+[.$E49])*[.$B$12]/2;[.$B$10])" office:value-type="float" office:value="-0.0119083969465649">
            <text:p>0.0</text:p>
          </table:table-cell>
          <table:table-cell table:formula="of:=[.$G48]" office:value-type="float" office:value="-0.0118167938931298">
            <text:p>0.0</text:p>
          </table:table-cell>
          <table:table-cell table:formula="of:=[.$B$9]*([.$D49]-[.$E49])/[.$B$12]" office:value-type="float" office:value="0">
            <text:p>0.0</text:p>
          </table:table-cell>
          <table:table-cell table:formula="of:=[.$F49]+[.$G49]+[.$I49]" office:value-type="float" office:value="0.0369465648854962">
            <text:p>0</text:p>
          </table:table-cell>
          <table:table-cell/>
        </table:table-row>
        <table:table-row table:style-name="ro1">
          <table:table-cell table:formula="of:=[.$A49]+[.$B$12]" office:value-type="float" office:value="0.132">
            <text:p>0.132</text:p>
          </table:table-cell>
          <table:table-cell office:value-type="float" office:value="1">
            <text:p>1</text:p>
          </table:table-cell>
          <table:table-cell table:formula="of:=[.B50]/65.5" office:value-type="float" office:value="0.0152671755725191">
            <text:p>0.0</text:p>
          </table:table-cell>
          <table:table-cell table:formula="of:=[.$B$5]-[.$C50]" office:value-type="float" office:value="-0.0152671755725191">
            <text:p>0.0</text:p>
          </table:table-cell>
          <table:table-cell table:formula="of:=[.$D49]" office:value-type="float" office:value="0.0610687022900763">
            <text:p>0.1</text:p>
          </table:table-cell>
          <table:table-cell table:formula="of:=[.$B$7]*[.$D50]" office:value-type="float" office:value="-0.0122137404580153">
            <text:p>0.0</text:p>
          </table:table-cell>
          <table:table-cell table:formula="of:=MIN([.$H50]+[.$B$8]*([.$D50]+[.$E50])*[.$B$12]/2;[.$B$10])" office:value-type="float" office:value="-0.0116335877862595">
            <text:p>0.0</text:p>
          </table:table-cell>
          <table:table-cell table:formula="of:=[.$G49]" office:value-type="float" office:value="-0.0119083969465649">
            <text:p>0.0</text:p>
          </table:table-cell>
          <table:table-cell table:formula="of:=[.$B$9]*([.$D50]-[.$E50])/[.$B$12]" office:value-type="float" office:value="-0">
            <text:p>0.0</text:p>
          </table:table-cell>
          <table:table-cell table:formula="of:=[.$F50]+[.$G50]+[.$I50]" office:value-type="float" office:value="-0.0238473282442748">
            <text:p>0</text:p>
          </table:table-cell>
          <table:table-cell/>
        </table:table-row>
        <table:table-row table:style-name="ro1">
          <table:table-cell table:formula="of:=[.$A50]+[.$B$12]" office:value-type="float" office:value="0.136">
            <text:p>0.136</text:p>
          </table:table-cell>
          <table:table-cell office:value-type="float" office:value="0">
            <text:p>0</text:p>
          </table:table-cell>
          <table:table-cell table:formula="of:=[.B51]/65.5" office:value-type="float" office:value="0">
            <text:p>0.0</text:p>
          </table:table-cell>
          <table:table-cell table:formula="of:=[.$B$5]-[.$C51]" office:value-type="float" office:value="0">
            <text:p>0.0</text:p>
          </table:table-cell>
          <table:table-cell table:formula="of:=[.$D50]" office:value-type="float" office:value="-0.0152671755725191">
            <text:p>0.0</text:p>
          </table:table-cell>
          <table:table-cell table:formula="of:=[.$B$7]*[.$D51]" office:value-type="float" office:value="0">
            <text:p>0.0</text:p>
          </table:table-cell>
          <table:table-cell table:formula="of:=MIN([.$H51]+[.$B$8]*([.$D51]+[.$E51])*[.$B$12]/2;[.$B$10])" office:value-type="float" office:value="-0.0117251908396947">
            <text:p>0.0</text:p>
          </table:table-cell>
          <table:table-cell table:formula="of:=[.$G50]" office:value-type="float" office:value="-0.0116335877862595">
            <text:p>0.0</text:p>
          </table:table-cell>
          <table:table-cell table:formula="of:=[.$B$9]*([.$D51]-[.$E51])/[.$B$12]" office:value-type="float" office:value="0">
            <text:p>0.0</text:p>
          </table:table-cell>
          <table:table-cell table:formula="of:=[.$F51]+[.$G51]+[.$I51]" office:value-type="float" office:value="-0.0117251908396947">
            <text:p>0</text:p>
          </table:table-cell>
          <table:table-cell/>
        </table:table-row>
        <table:table-row table:style-name="ro1">
          <table:table-cell table:formula="of:=[.$A51]+[.$B$12]" office:value-type="float" office:value="0.14">
            <text:p>0.140</text:p>
          </table:table-cell>
          <table:table-cell office:value-type="float" office:value="1">
            <text:p>1</text:p>
          </table:table-cell>
          <table:table-cell table:formula="of:=[.B52]/65.5" office:value-type="float" office:value="0.0152671755725191">
            <text:p>0.0</text:p>
          </table:table-cell>
          <table:table-cell table:formula="of:=[.$B$5]-[.$C52]" office:value-type="float" office:value="-0.0152671755725191">
            <text:p>0.0</text:p>
          </table:table-cell>
          <table:table-cell table:formula="of:=[.$D51]" office:value-type="float" office:value="0">
            <text:p>0.0</text:p>
          </table:table-cell>
          <table:table-cell table:formula="of:=[.$B$7]*[.$D52]" office:value-type="float" office:value="-0.0122137404580153">
            <text:p>0.0</text:p>
          </table:table-cell>
          <table:table-cell table:formula="of:=MIN([.$H52]+[.$B$8]*([.$D52]+[.$E52])*[.$B$12]/2;[.$B$10])" office:value-type="float" office:value="-0.0118167938931298">
            <text:p>0.0</text:p>
          </table:table-cell>
          <table:table-cell table:formula="of:=[.$G51]" office:value-type="float" office:value="-0.0117251908396947">
            <text:p>0.0</text:p>
          </table:table-cell>
          <table:table-cell table:formula="of:=[.$B$9]*([.$D52]-[.$E52])/[.$B$12]" office:value-type="float" office:value="-0">
            <text:p>0.0</text:p>
          </table:table-cell>
          <table:table-cell table:formula="of:=[.$F52]+[.$G52]+[.$I52]" office:value-type="float" office:value="-0.024030534351145">
            <text:p>0</text:p>
          </table:table-cell>
          <table:table-cell/>
        </table:table-row>
        <table:table-row table:style-name="ro1">
          <table:table-cell table:formula="of:=[.$A52]+[.$B$12]" office:value-type="float" office:value="0.144">
            <text:p>0.144</text:p>
          </table:table-cell>
          <table:table-cell office:value-type="float" office:value="9">
            <text:p>9</text:p>
          </table:table-cell>
          <table:table-cell table:formula="of:=[.B53]/65.5" office:value-type="float" office:value="0.137404580152672">
            <text:p>0.1</text:p>
          </table:table-cell>
          <table:table-cell table:formula="of:=[.$B$5]-[.$C53]" office:value-type="float" office:value="-0.137404580152672">
            <text:p>-0.1</text:p>
          </table:table-cell>
          <table:table-cell table:formula="of:=[.$D52]" office:value-type="float" office:value="-0.0152671755725191">
            <text:p>0.0</text:p>
          </table:table-cell>
          <table:table-cell table:formula="of:=[.$B$7]*[.$D53]" office:value-type="float" office:value="-0.109923664122137">
            <text:p>-0.1</text:p>
          </table:table-cell>
          <table:table-cell table:formula="of:=MIN([.$H53]+[.$B$8]*([.$D53]+[.$E53])*[.$B$12]/2;[.$B$10])" office:value-type="float" office:value="-0.0127328244274809">
            <text:p>0.0</text:p>
          </table:table-cell>
          <table:table-cell table:formula="of:=[.$G52]" office:value-type="float" office:value="-0.0118167938931298">
            <text:p>0.0</text:p>
          </table:table-cell>
          <table:table-cell table:formula="of:=[.$B$9]*([.$D53]-[.$E53])/[.$B$12]" office:value-type="float" office:value="-0">
            <text:p>0.0</text:p>
          </table:table-cell>
          <table:table-cell table:formula="of:=[.$F53]+[.$G53]+[.$I53]" office:value-type="float" office:value="-0.122656488549618">
            <text:p>0</text:p>
          </table:table-cell>
          <table:table-cell/>
        </table:table-row>
        <table:table-row table:style-name="ro1">
          <table:table-cell table:formula="of:=[.$A53]+[.$B$12]" office:value-type="float" office:value="0.148">
            <text:p>0.148</text:p>
          </table:table-cell>
          <table:table-cell office:value-type="float" office:value="21">
            <text:p>21</text:p>
          </table:table-cell>
          <table:table-cell table:formula="of:=[.B54]/65.5" office:value-type="float" office:value="0.320610687022901">
            <text:p>0.3</text:p>
          </table:table-cell>
          <table:table-cell table:formula="of:=[.$B$5]-[.$C54]" office:value-type="float" office:value="-0.320610687022901">
            <text:p>-0.3</text:p>
          </table:table-cell>
          <table:table-cell table:formula="of:=[.$D53]" office:value-type="float" office:value="-0.137404580152672">
            <text:p>-0.1</text:p>
          </table:table-cell>
          <table:table-cell table:formula="of:=[.$B$7]*[.$D54]" office:value-type="float" office:value="-0.256488549618321">
            <text:p>-0.3</text:p>
          </table:table-cell>
          <table:table-cell table:formula="of:=MIN([.$H54]+[.$B$8]*([.$D54]+[.$E54])*[.$B$12]/2;[.$B$10])" office:value-type="float" office:value="-0.0154809160305343">
            <text:p>0.0</text:p>
          </table:table-cell>
          <table:table-cell table:formula="of:=[.$G53]" office:value-type="float" office:value="-0.0127328244274809">
            <text:p>0.0</text:p>
          </table:table-cell>
          <table:table-cell table:formula="of:=[.$B$9]*([.$D54]-[.$E54])/[.$B$12]" office:value-type="float" office:value="-0">
            <text:p>0.0</text:p>
          </table:table-cell>
          <table:table-cell table:formula="of:=[.$F54]+[.$G54]+[.$I54]" office:value-type="float" office:value="-0.271969465648855">
            <text:p>0</text:p>
          </table:table-cell>
          <table:table-cell/>
        </table:table-row>
        <table:table-row table:style-name="ro1">
          <table:table-cell table:formula="of:=[.$A54]+[.$B$12]" office:value-type="float" office:value="0.152">
            <text:p>0.152</text:p>
          </table:table-cell>
          <table:table-cell office:value-type="float" office:value="0">
            <text:p>0</text:p>
          </table:table-cell>
          <table:table-cell table:formula="of:=[.B55]/65.5" office:value-type="float" office:value="0">
            <text:p>0.0</text:p>
          </table:table-cell>
          <table:table-cell table:formula="of:=[.$B$5]-[.$C55]" office:value-type="float" office:value="0">
            <text:p>0.0</text:p>
          </table:table-cell>
          <table:table-cell table:formula="of:=[.$D54]" office:value-type="float" office:value="-0.320610687022901">
            <text:p>-0.3</text:p>
          </table:table-cell>
          <table:table-cell table:formula="of:=[.$B$7]*[.$D55]" office:value-type="float" office:value="0">
            <text:p>0.0</text:p>
          </table:table-cell>
          <table:table-cell table:formula="of:=MIN([.$H55]+[.$B$8]*([.$D55]+[.$E55])*[.$B$12]/2;[.$B$10])" office:value-type="float" office:value="-0.0174045801526718">
            <text:p>0.0</text:p>
          </table:table-cell>
          <table:table-cell table:formula="of:=[.$G54]" office:value-type="float" office:value="-0.0154809160305343">
            <text:p>0.0</text:p>
          </table:table-cell>
          <table:table-cell table:formula="of:=[.$B$9]*([.$D55]-[.$E55])/[.$B$12]" office:value-type="float" office:value="0">
            <text:p>0.0</text:p>
          </table:table-cell>
          <table:table-cell table:formula="of:=[.$F55]+[.$G55]+[.$I55]" office:value-type="float" office:value="-0.0174045801526718">
            <text:p>0</text:p>
          </table:table-cell>
          <table:table-cell/>
        </table:table-row>
        <table:table-row table:style-name="ro1">
          <table:table-cell table:formula="of:=[.$A55]+[.$B$12]" office:value-type="float" office:value="0.156">
            <text:p>0.156</text:p>
          </table:table-cell>
          <table:table-cell office:value-type="float" office:value="8">
            <text:p>8</text:p>
          </table:table-cell>
          <table:table-cell table:formula="of:=[.B56]/65.5" office:value-type="float" office:value="0.122137404580153">
            <text:p>0.1</text:p>
          </table:table-cell>
          <table:table-cell table:formula="of:=[.$B$5]-[.$C56]" office:value-type="float" office:value="-0.122137404580153">
            <text:p>-0.1</text:p>
          </table:table-cell>
          <table:table-cell table:formula="of:=[.$D55]" office:value-type="float" office:value="0">
            <text:p>0.0</text:p>
          </table:table-cell>
          <table:table-cell table:formula="of:=[.$B$7]*[.$D56]" office:value-type="float" office:value="-0.0977099236641221">
            <text:p>-0.1</text:p>
          </table:table-cell>
          <table:table-cell table:formula="of:=MIN([.$H56]+[.$B$8]*([.$D56]+[.$E56])*[.$B$12]/2;[.$B$10])" office:value-type="float" office:value="-0.0181374045801527">
            <text:p>0.0</text:p>
          </table:table-cell>
          <table:table-cell table:formula="of:=[.$G55]" office:value-type="float" office:value="-0.0174045801526718">
            <text:p>0.0</text:p>
          </table:table-cell>
          <table:table-cell table:formula="of:=[.$B$9]*([.$D56]-[.$E56])/[.$B$12]" office:value-type="float" office:value="-0">
            <text:p>0.0</text:p>
          </table:table-cell>
          <table:table-cell table:formula="of:=[.$F56]+[.$G56]+[.$I56]" office:value-type="float" office:value="-0.115847328244275">
            <text:p>0</text:p>
          </table:table-cell>
          <table:table-cell/>
        </table:table-row>
        <table:table-row table:style-name="ro1">
          <table:table-cell table:formula="of:=[.$A56]+[.$B$12]" office:value-type="float" office:value="0.16">
            <text:p>0.160</text:p>
          </table:table-cell>
          <table:table-cell office:value-type="float" office:value="4">
            <text:p>4</text:p>
          </table:table-cell>
          <table:table-cell table:formula="of:=[.B57]/65.5" office:value-type="float" office:value="0.0610687022900763">
            <text:p>0.1</text:p>
          </table:table-cell>
          <table:table-cell table:formula="of:=[.$B$5]-[.$C57]" office:value-type="float" office:value="-0.0610687022900763">
            <text:p>-0.1</text:p>
          </table:table-cell>
          <table:table-cell table:formula="of:=[.$D56]" office:value-type="float" office:value="-0.122137404580153">
            <text:p>-0.1</text:p>
          </table:table-cell>
          <table:table-cell table:formula="of:=[.$B$7]*[.$D57]" office:value-type="float" office:value="-0.0488549618320611">
            <text:p>0.0</text:p>
          </table:table-cell>
          <table:table-cell table:formula="of:=MIN([.$H57]+[.$B$8]*([.$D57]+[.$E57])*[.$B$12]/2;[.$B$10])" office:value-type="float" office:value="-0.019236641221374">
            <text:p>0.0</text:p>
          </table:table-cell>
          <table:table-cell table:formula="of:=[.$G56]" office:value-type="float" office:value="-0.0181374045801527">
            <text:p>0.0</text:p>
          </table:table-cell>
          <table:table-cell table:formula="of:=[.$B$9]*([.$D57]-[.$E57])/[.$B$12]" office:value-type="float" office:value="0">
            <text:p>0.0</text:p>
          </table:table-cell>
          <table:table-cell table:formula="of:=[.$F57]+[.$G57]+[.$I57]" office:value-type="float" office:value="-0.0680916030534351">
            <text:p>0</text:p>
          </table:table-cell>
          <table:table-cell/>
        </table:table-row>
        <table:table-row table:style-name="ro1">
          <table:table-cell table:formula="of:=[.$A57]+[.$B$12]" office:value-type="float" office:value="0.164">
            <text:p>0.164</text:p>
          </table:table-cell>
          <table:table-cell office:value-type="float" office:value="0">
            <text:p>0</text:p>
          </table:table-cell>
          <table:table-cell table:formula="of:=[.B58]/65.5" office:value-type="float" office:value="0">
            <text:p>0.0</text:p>
          </table:table-cell>
          <table:table-cell table:formula="of:=[.$B$5]-[.$C58]" office:value-type="float" office:value="0">
            <text:p>0.0</text:p>
          </table:table-cell>
          <table:table-cell table:formula="of:=[.$D57]" office:value-type="float" office:value="-0.0610687022900763">
            <text:p>-0.1</text:p>
          </table:table-cell>
          <table:table-cell table:formula="of:=[.$B$7]*[.$D58]" office:value-type="float" office:value="0">
            <text:p>0.0</text:p>
          </table:table-cell>
          <table:table-cell table:formula="of:=MIN([.$H58]+[.$B$8]*([.$D58]+[.$E58])*[.$B$12]/2;[.$B$10])" office:value-type="float" office:value="-0.0196030534351145">
            <text:p>0.0</text:p>
          </table:table-cell>
          <table:table-cell table:formula="of:=[.$G57]" office:value-type="float" office:value="-0.019236641221374">
            <text:p>0.0</text:p>
          </table:table-cell>
          <table:table-cell table:formula="of:=[.$B$9]*([.$D58]-[.$E58])/[.$B$12]" office:value-type="float" office:value="0">
            <text:p>0.0</text:p>
          </table:table-cell>
          <table:table-cell table:formula="of:=[.$F58]+[.$G58]+[.$I58]" office:value-type="float" office:value="-0.0196030534351145">
            <text:p>0</text:p>
          </table:table-cell>
          <table:table-cell/>
        </table:table-row>
        <table:table-row table:style-name="ro1">
          <table:table-cell table:formula="of:=[.$A58]+[.$B$12]" office:value-type="float" office:value="0.168">
            <text:p>0.168</text:p>
          </table:table-cell>
          <table:table-cell office:value-type="float" office:value="1">
            <text:p>1</text:p>
          </table:table-cell>
          <table:table-cell table:formula="of:=[.B59]/65.5" office:value-type="float" office:value="0.0152671755725191">
            <text:p>0.0</text:p>
          </table:table-cell>
          <table:table-cell table:formula="of:=[.$B$5]-[.$C59]" office:value-type="float" office:value="-0.0152671755725191">
            <text:p>0.0</text:p>
          </table:table-cell>
          <table:table-cell table:formula="of:=[.$D58]" office:value-type="float" office:value="0">
            <text:p>0.0</text:p>
          </table:table-cell>
          <table:table-cell table:formula="of:=[.$B$7]*[.$D59]" office:value-type="float" office:value="-0.0122137404580153">
            <text:p>0.0</text:p>
          </table:table-cell>
          <table:table-cell table:formula="of:=MIN([.$H59]+[.$B$8]*([.$D59]+[.$E59])*[.$B$12]/2;[.$B$10])" office:value-type="float" office:value="-0.0196946564885496">
            <text:p>0.0</text:p>
          </table:table-cell>
          <table:table-cell table:formula="of:=[.$G58]" office:value-type="float" office:value="-0.0196030534351145">
            <text:p>0.0</text:p>
          </table:table-cell>
          <table:table-cell table:formula="of:=[.$B$9]*([.$D59]-[.$E59])/[.$B$12]" office:value-type="float" office:value="-0">
            <text:p>0.0</text:p>
          </table:table-cell>
          <table:table-cell table:formula="of:=[.$F59]+[.$G59]+[.$I59]" office:value-type="float" office:value="-0.0319083969465649">
            <text:p>0</text:p>
          </table:table-cell>
          <table:table-cell/>
        </table:table-row>
        <table:table-row table:style-name="ro1">
          <table:table-cell table:formula="of:=[.$A59]+[.$B$12]" office:value-type="float" office:value="0.172">
            <text:p>0.172</text:p>
          </table:table-cell>
          <table:table-cell office:value-type="float" office:value="-1">
            <text:p>-1</text:p>
          </table:table-cell>
          <table:table-cell table:formula="of:=[.B60]/65.5" office:value-type="float" office:value="-0.0152671755725191">
            <text:p>0.0</text:p>
          </table:table-cell>
          <table:table-cell table:formula="of:=[.$B$5]-[.$C60]" office:value-type="float" office:value="0.0152671755725191">
            <text:p>0.0</text:p>
          </table:table-cell>
          <table:table-cell table:formula="of:=[.$D59]" office:value-type="float" office:value="-0.0152671755725191">
            <text:p>0.0</text:p>
          </table:table-cell>
          <table:table-cell table:formula="of:=[.$B$7]*[.$D60]" office:value-type="float" office:value="0.0122137404580153">
            <text:p>0.0</text:p>
          </table:table-cell>
          <table:table-cell table:formula="of:=MIN([.$H60]+[.$B$8]*([.$D60]+[.$E60])*[.$B$12]/2;[.$B$10])" office:value-type="float" office:value="-0.0196946564885496">
            <text:p>0.0</text:p>
          </table:table-cell>
          <table:table-cell table:formula="of:=[.$G59]" office:value-type="float" office:value="-0.0196946564885496">
            <text:p>0.0</text:p>
          </table:table-cell>
          <table:table-cell table:formula="of:=[.$B$9]*([.$D60]-[.$E60])/[.$B$12]" office:value-type="float" office:value="0">
            <text:p>0.0</text:p>
          </table:table-cell>
          <table:table-cell table:formula="of:=[.$F60]+[.$G60]+[.$I60]" office:value-type="float" office:value="-0.00748091603053435">
            <text:p>0</text:p>
          </table:table-cell>
          <table:table-cell/>
        </table:table-row>
        <table:table-row table:style-name="ro1">
          <table:table-cell table:formula="of:=[.$A60]+[.$B$12]" office:value-type="float" office:value="0.176">
            <text:p>0.176</text:p>
          </table:table-cell>
          <table:table-cell office:value-type="float" office:value="2">
            <text:p>2</text:p>
          </table:table-cell>
          <table:table-cell table:formula="of:=[.B61]/65.5" office:value-type="float" office:value="0.0305343511450382">
            <text:p>0.0</text:p>
          </table:table-cell>
          <table:table-cell table:formula="of:=[.$B$5]-[.$C61]" office:value-type="float" office:value="-0.0305343511450382">
            <text:p>0.0</text:p>
          </table:table-cell>
          <table:table-cell table:formula="of:=[.$D60]" office:value-type="float" office:value="0.0152671755725191">
            <text:p>0.0</text:p>
          </table:table-cell>
          <table:table-cell table:formula="of:=[.$B$7]*[.$D61]" office:value-type="float" office:value="-0.0244274809160305">
            <text:p>0.0</text:p>
          </table:table-cell>
          <table:table-cell table:formula="of:=MIN([.$H61]+[.$B$8]*([.$D61]+[.$E61])*[.$B$12]/2;[.$B$10])" office:value-type="float" office:value="-0.0197862595419847">
            <text:p>0.0</text:p>
          </table:table-cell>
          <table:table-cell table:formula="of:=[.$G60]" office:value-type="float" office:value="-0.0196946564885496">
            <text:p>0.0</text:p>
          </table:table-cell>
          <table:table-cell table:formula="of:=[.$B$9]*([.$D61]-[.$E61])/[.$B$12]" office:value-type="float" office:value="-0">
            <text:p>0.0</text:p>
          </table:table-cell>
          <table:table-cell table:formula="of:=[.$F61]+[.$G61]+[.$I61]" office:value-type="float" office:value="-0.0442137404580153">
            <text:p>0</text:p>
          </table:table-cell>
          <table:table-cell/>
        </table:table-row>
        <table:table-row table:style-name="ro1">
          <table:table-cell table:formula="of:=[.$A61]+[.$B$12]" office:value-type="float" office:value="0.18">
            <text:p>0.180</text:p>
          </table:table-cell>
          <table:table-cell office:value-type="float" office:value="6">
            <text:p>6</text:p>
          </table:table-cell>
          <table:table-cell table:formula="of:=[.B62]/65.5" office:value-type="float" office:value="0.0916030534351145">
            <text:p>0.1</text:p>
          </table:table-cell>
          <table:table-cell table:formula="of:=[.$B$5]-[.$C62]" office:value-type="float" office:value="-0.0916030534351145">
            <text:p>-0.1</text:p>
          </table:table-cell>
          <table:table-cell table:formula="of:=[.$D61]" office:value-type="float" office:value="-0.0305343511450382">
            <text:p>0.0</text:p>
          </table:table-cell>
          <table:table-cell table:formula="of:=[.$B$7]*[.$D62]" office:value-type="float" office:value="-0.0732824427480916">
            <text:p>-0.1</text:p>
          </table:table-cell>
          <table:table-cell table:formula="of:=MIN([.$H62]+[.$B$8]*([.$D62]+[.$E62])*[.$B$12]/2;[.$B$10])" office:value-type="float" office:value="-0.0205190839694656">
            <text:p>0.0</text:p>
          </table:table-cell>
          <table:table-cell table:formula="of:=[.$G61]" office:value-type="float" office:value="-0.0197862595419847">
            <text:p>0.0</text:p>
          </table:table-cell>
          <table:table-cell table:formula="of:=[.$B$9]*([.$D62]-[.$E62])/[.$B$12]" office:value-type="float" office:value="-0">
            <text:p>0.0</text:p>
          </table:table-cell>
          <table:table-cell table:formula="of:=[.$F62]+[.$G62]+[.$I62]" office:value-type="float" office:value="-0.0938015267175572">
            <text:p>0</text:p>
          </table:table-cell>
          <table:table-cell/>
        </table:table-row>
        <table:table-row table:style-name="ro1">
          <table:table-cell table:formula="of:=[.$A62]+[.$B$12]" office:value-type="float" office:value="0.184">
            <text:p>0.184</text:p>
          </table:table-cell>
          <table:table-cell office:value-type="float" office:value="5">
            <text:p>5</text:p>
          </table:table-cell>
          <table:table-cell table:formula="of:=[.B63]/65.5" office:value-type="float" office:value="0.0763358778625954">
            <text:p>0.1</text:p>
          </table:table-cell>
          <table:table-cell table:formula="of:=[.$B$5]-[.$C63]" office:value-type="float" office:value="-0.0763358778625954">
            <text:p>-0.1</text:p>
          </table:table-cell>
          <table:table-cell table:formula="of:=[.$D62]" office:value-type="float" office:value="-0.0916030534351145">
            <text:p>-0.1</text:p>
          </table:table-cell>
          <table:table-cell table:formula="of:=[.$B$7]*[.$D63]" office:value-type="float" office:value="-0.0610687022900763">
            <text:p>-0.1</text:p>
          </table:table-cell>
          <table:table-cell table:formula="of:=MIN([.$H63]+[.$B$8]*([.$D63]+[.$E63])*[.$B$12]/2;[.$B$10])" office:value-type="float" office:value="-0.0215267175572519">
            <text:p>0.0</text:p>
          </table:table-cell>
          <table:table-cell table:formula="of:=[.$G62]" office:value-type="float" office:value="-0.0205190839694656">
            <text:p>0.0</text:p>
          </table:table-cell>
          <table:table-cell table:formula="of:=[.$B$9]*([.$D63]-[.$E63])/[.$B$12]" office:value-type="float" office:value="0">
            <text:p>0.0</text:p>
          </table:table-cell>
          <table:table-cell table:formula="of:=[.$F63]+[.$G63]+[.$I63]" office:value-type="float" office:value="-0.0825954198473282">
            <text:p>0</text:p>
          </table:table-cell>
          <table:table-cell/>
        </table:table-row>
        <table:table-row table:style-name="ro1">
          <table:table-cell table:formula="of:=[.$A63]+[.$B$12]" office:value-type="float" office:value="0.188">
            <text:p>0.188</text:p>
          </table:table-cell>
          <table:table-cell office:value-type="float" office:value="-2">
            <text:p>-2</text:p>
          </table:table-cell>
          <table:table-cell table:formula="of:=[.B64]/65.5" office:value-type="float" office:value="-0.0305343511450382">
            <text:p>0.0</text:p>
          </table:table-cell>
          <table:table-cell table:formula="of:=[.$B$5]-[.$C64]" office:value-type="float" office:value="0.0305343511450382">
            <text:p>0.0</text:p>
          </table:table-cell>
          <table:table-cell table:formula="of:=[.$D63]" office:value-type="float" office:value="-0.0763358778625954">
            <text:p>-0.1</text:p>
          </table:table-cell>
          <table:table-cell table:formula="of:=[.$B$7]*[.$D64]" office:value-type="float" office:value="0.0244274809160305">
            <text:p>0.0</text:p>
          </table:table-cell>
          <table:table-cell table:formula="of:=MIN([.$H64]+[.$B$8]*([.$D64]+[.$E64])*[.$B$12]/2;[.$B$10])" office:value-type="float" office:value="-0.0218015267175572">
            <text:p>0.0</text:p>
          </table:table-cell>
          <table:table-cell table:formula="of:=[.$G63]" office:value-type="float" office:value="-0.0215267175572519">
            <text:p>0.0</text:p>
          </table:table-cell>
          <table:table-cell table:formula="of:=[.$B$9]*([.$D64]-[.$E64])/[.$B$12]" office:value-type="float" office:value="0">
            <text:p>0.0</text:p>
          </table:table-cell>
          <table:table-cell table:formula="of:=[.$F64]+[.$G64]+[.$I64]" office:value-type="float" office:value="0.00262595419847329">
            <text:p>0</text:p>
          </table:table-cell>
          <table:table-cell/>
        </table:table-row>
        <table:table-row table:style-name="ro1">
          <table:table-cell table:formula="of:=[.$A64]+[.$B$12]" office:value-type="float" office:value="0.192">
            <text:p>0.192</text:p>
          </table:table-cell>
          <table:table-cell office:value-type="float" office:value="-1">
            <text:p>-1</text:p>
          </table:table-cell>
          <table:table-cell table:formula="of:=[.B65]/65.5" office:value-type="float" office:value="-0.0152671755725191">
            <text:p>0.0</text:p>
          </table:table-cell>
          <table:table-cell table:formula="of:=[.$B$5]-[.$C65]" office:value-type="float" office:value="0.0152671755725191">
            <text:p>0.0</text:p>
          </table:table-cell>
          <table:table-cell table:formula="of:=[.$D64]" office:value-type="float" office:value="0.0305343511450382">
            <text:p>0.0</text:p>
          </table:table-cell>
          <table:table-cell table:formula="of:=[.$B$7]*[.$D65]" office:value-type="float" office:value="0.0122137404580153">
            <text:p>0.0</text:p>
          </table:table-cell>
          <table:table-cell table:formula="of:=MIN([.$H65]+[.$B$8]*([.$D65]+[.$E65])*[.$B$12]/2;[.$B$10])" office:value-type="float" office:value="-0.0215267175572519">
            <text:p>0.0</text:p>
          </table:table-cell>
          <table:table-cell table:formula="of:=[.$G64]" office:value-type="float" office:value="-0.0218015267175572">
            <text:p>0.0</text:p>
          </table:table-cell>
          <table:table-cell table:formula="of:=[.$B$9]*([.$D65]-[.$E65])/[.$B$12]" office:value-type="float" office:value="-0">
            <text:p>0.0</text:p>
          </table:table-cell>
          <table:table-cell table:formula="of:=[.$F65]+[.$G65]+[.$I65]" office:value-type="float" office:value="-0.00931297709923664">
            <text:p>0</text:p>
          </table:table-cell>
          <table:table-cell/>
        </table:table-row>
        <table:table-row table:style-name="ro1">
          <table:table-cell table:formula="of:=[.$A65]+[.$B$12]" office:value-type="float" office:value="0.196">
            <text:p>0.196</text:p>
          </table:table-cell>
          <table:table-cell office:value-type="float" office:value="-2">
            <text:p>-2</text:p>
          </table:table-cell>
          <table:table-cell table:formula="of:=[.B66]/65.5" office:value-type="float" office:value="-0.0305343511450382">
            <text:p>0.0</text:p>
          </table:table-cell>
          <table:table-cell table:formula="of:=[.$B$5]-[.$C66]" office:value-type="float" office:value="0.0305343511450382">
            <text:p>0.0</text:p>
          </table:table-cell>
          <table:table-cell table:formula="of:=[.$D65]" office:value-type="float" office:value="0.0152671755725191">
            <text:p>0.0</text:p>
          </table:table-cell>
          <table:table-cell table:formula="of:=[.$B$7]*[.$D66]" office:value-type="float" office:value="0.0244274809160305">
            <text:p>0.0</text:p>
          </table:table-cell>
          <table:table-cell table:formula="of:=MIN([.$H66]+[.$B$8]*([.$D66]+[.$E66])*[.$B$12]/2;[.$B$10])" office:value-type="float" office:value="-0.0212519083969466">
            <text:p>0.0</text:p>
          </table:table-cell>
          <table:table-cell table:formula="of:=[.$G65]" office:value-type="float" office:value="-0.0215267175572519">
            <text:p>0.0</text:p>
          </table:table-cell>
          <table:table-cell table:formula="of:=[.$B$9]*([.$D66]-[.$E66])/[.$B$12]" office:value-type="float" office:value="0">
            <text:p>0.0</text:p>
          </table:table-cell>
          <table:table-cell table:formula="of:=[.$F66]+[.$G66]+[.$I66]" office:value-type="float" office:value="0.00317557251908398">
            <text:p>0</text:p>
          </table:table-cell>
          <table:table-cell/>
        </table:table-row>
        <table:table-row table:style-name="ro1">
          <table:table-cell table:formula="of:=[.$A66]+[.$B$12]" office:value-type="float" office:value="0.2">
            <text:p>0.200</text:p>
          </table:table-cell>
          <table:table-cell office:value-type="float" office:value="1">
            <text:p>1</text:p>
          </table:table-cell>
          <table:table-cell table:formula="of:=[.B67]/65.5" office:value-type="float" office:value="0.0152671755725191">
            <text:p>0.0</text:p>
          </table:table-cell>
          <table:table-cell table:formula="of:=[.$B$5]-[.$C67]" office:value-type="float" office:value="-0.0152671755725191">
            <text:p>0.0</text:p>
          </table:table-cell>
          <table:table-cell table:formula="of:=[.$D66]" office:value-type="float" office:value="0.0305343511450382">
            <text:p>0.0</text:p>
          </table:table-cell>
          <table:table-cell table:formula="of:=[.$B$7]*[.$D67]" office:value-type="float" office:value="-0.0122137404580153">
            <text:p>0.0</text:p>
          </table:table-cell>
          <table:table-cell table:formula="of:=MIN([.$H67]+[.$B$8]*([.$D67]+[.$E67])*[.$B$12]/2;[.$B$10])" office:value-type="float" office:value="-0.0211603053435114">
            <text:p>0.0</text:p>
          </table:table-cell>
          <table:table-cell table:formula="of:=[.$G66]" office:value-type="float" office:value="-0.0212519083969466">
            <text:p>0.0</text:p>
          </table:table-cell>
          <table:table-cell table:formula="of:=[.$B$9]*([.$D67]-[.$E67])/[.$B$12]" office:value-type="float" office:value="-0">
            <text:p>0.0</text:p>
          </table:table-cell>
          <table:table-cell table:formula="of:=[.$F67]+[.$G67]+[.$I67]" office:value-type="float" office:value="-0.0333740458015267">
            <text:p>0</text:p>
          </table:table-cell>
          <table:table-cell/>
        </table:table-row>
        <table:table-row table:style-name="ro1">
          <table:table-cell table:formula="of:=[.$A67]+[.$B$12]" office:value-type="float" office:value="0.204">
            <text:p>0.204</text:p>
          </table:table-cell>
          <table:table-cell office:value-type="float" office:value="10">
            <text:p>10</text:p>
          </table:table-cell>
          <table:table-cell table:formula="of:=[.B68]/65.5" office:value-type="float" office:value="0.152671755725191">
            <text:p>0.2</text:p>
          </table:table-cell>
          <table:table-cell table:formula="of:=[.$B$5]-[.$C68]" office:value-type="float" office:value="-0.152671755725191">
            <text:p>-0.2</text:p>
          </table:table-cell>
          <table:table-cell table:formula="of:=[.$D67]" office:value-type="float" office:value="-0.0152671755725191">
            <text:p>0.0</text:p>
          </table:table-cell>
          <table:table-cell table:formula="of:=[.$B$7]*[.$D68]" office:value-type="float" office:value="-0.122137404580153">
            <text:p>-0.1</text:p>
          </table:table-cell>
          <table:table-cell table:formula="of:=MIN([.$H68]+[.$B$8]*([.$D68]+[.$E68])*[.$B$12]/2;[.$B$10])" office:value-type="float" office:value="-0.0221679389312977">
            <text:p>0.0</text:p>
          </table:table-cell>
          <table:table-cell table:formula="of:=[.$G67]" office:value-type="float" office:value="-0.0211603053435114">
            <text:p>0.0</text:p>
          </table:table-cell>
          <table:table-cell table:formula="of:=[.$B$9]*([.$D68]-[.$E68])/[.$B$12]" office:value-type="float" office:value="-0">
            <text:p>0.0</text:p>
          </table:table-cell>
          <table:table-cell table:formula="of:=[.$F68]+[.$G68]+[.$I68]" office:value-type="float" office:value="-0.14430534351145">
            <text:p>0</text:p>
          </table:table-cell>
          <table:table-cell/>
        </table:table-row>
        <table:table-row table:style-name="ro1">
          <table:table-cell table:formula="of:=[.$A68]+[.$B$12]" office:value-type="float" office:value="0.208">
            <text:p>0.208</text:p>
          </table:table-cell>
          <table:table-cell office:value-type="float" office:value="1">
            <text:p>1</text:p>
          </table:table-cell>
          <table:table-cell table:formula="of:=[.B69]/65.5" office:value-type="float" office:value="0.0152671755725191">
            <text:p>0.0</text:p>
          </table:table-cell>
          <table:table-cell table:formula="of:=[.$B$5]-[.$C69]" office:value-type="float" office:value="-0.0152671755725191">
            <text:p>0.0</text:p>
          </table:table-cell>
          <table:table-cell table:formula="of:=[.$D68]" office:value-type="float" office:value="-0.152671755725191">
            <text:p>-0.2</text:p>
          </table:table-cell>
          <table:table-cell table:formula="of:=[.$B$7]*[.$D69]" office:value-type="float" office:value="-0.0122137404580153">
            <text:p>0.0</text:p>
          </table:table-cell>
          <table:table-cell table:formula="of:=MIN([.$H69]+[.$B$8]*([.$D69]+[.$E69])*[.$B$12]/2;[.$B$10])" office:value-type="float" office:value="-0.023175572519084">
            <text:p>0.0</text:p>
          </table:table-cell>
          <table:table-cell table:formula="of:=[.$G68]" office:value-type="float" office:value="-0.0221679389312977">
            <text:p>0.0</text:p>
          </table:table-cell>
          <table:table-cell table:formula="of:=[.$B$9]*([.$D69]-[.$E69])/[.$B$12]" office:value-type="float" office:value="0">
            <text:p>0.0</text:p>
          </table:table-cell>
          <table:table-cell table:formula="of:=[.$F69]+[.$G69]+[.$I69]" office:value-type="float" office:value="-0.0353893129770992">
            <text:p>0</text:p>
          </table:table-cell>
          <table:table-cell/>
        </table:table-row>
        <table:table-row table:style-name="ro1">
          <table:table-cell table:formula="of:=[.$A69]+[.$B$12]" office:value-type="float" office:value="0.212">
            <text:p>0.212</text:p>
          </table:table-cell>
          <table:table-cell office:value-type="float" office:value="1">
            <text:p>1</text:p>
          </table:table-cell>
          <table:table-cell table:formula="of:=[.B70]/65.5" office:value-type="float" office:value="0.0152671755725191">
            <text:p>0.0</text:p>
          </table:table-cell>
          <table:table-cell table:formula="of:=[.$B$5]-[.$C70]" office:value-type="float" office:value="-0.0152671755725191">
            <text:p>0.0</text:p>
          </table:table-cell>
          <table:table-cell table:formula="of:=[.$D69]" office:value-type="float" office:value="-0.0152671755725191">
            <text:p>0.0</text:p>
          </table:table-cell>
          <table:table-cell table:formula="of:=[.$B$7]*[.$D70]" office:value-type="float" office:value="-0.0122137404580153">
            <text:p>0.0</text:p>
          </table:table-cell>
          <table:table-cell table:formula="of:=MIN([.$H70]+[.$B$8]*([.$D70]+[.$E70])*[.$B$12]/2;[.$B$10])" office:value-type="float" office:value="-0.0233587786259542">
            <text:p>0.0</text:p>
          </table:table-cell>
          <table:table-cell table:formula="of:=[.$G69]" office:value-type="float" office:value="-0.023175572519084">
            <text:p>0.0</text:p>
          </table:table-cell>
          <table:table-cell table:formula="of:=[.$B$9]*([.$D70]-[.$E70])/[.$B$12]" office:value-type="float" office:value="0">
            <text:p>0.0</text:p>
          </table:table-cell>
          <table:table-cell table:formula="of:=[.$F70]+[.$G70]+[.$I70]" office:value-type="float" office:value="-0.0355725190839695">
            <text:p>0</text:p>
          </table:table-cell>
          <table:table-cell/>
        </table:table-row>
        <table:table-row table:style-name="ro1">
          <table:table-cell table:formula="of:=[.$A70]+[.$B$12]" office:value-type="float" office:value="0.216">
            <text:p>0.216</text:p>
          </table:table-cell>
          <table:table-cell office:value-type="float" office:value="-9">
            <text:p>-9</text:p>
          </table:table-cell>
          <table:table-cell table:formula="of:=[.B71]/65.5" office:value-type="float" office:value="-0.137404580152672">
            <text:p>-0.1</text:p>
          </table:table-cell>
          <table:table-cell table:formula="of:=[.$B$5]-[.$C71]" office:value-type="float" office:value="0.137404580152672">
            <text:p>0.1</text:p>
          </table:table-cell>
          <table:table-cell table:formula="of:=[.$D70]" office:value-type="float" office:value="-0.0152671755725191">
            <text:p>0.0</text:p>
          </table:table-cell>
          <table:table-cell table:formula="of:=[.$B$7]*[.$D71]" office:value-type="float" office:value="0.109923664122137">
            <text:p>0.1</text:p>
          </table:table-cell>
          <table:table-cell table:formula="of:=MIN([.$H71]+[.$B$8]*([.$D71]+[.$E71])*[.$B$12]/2;[.$B$10])" office:value-type="float" office:value="-0.0226259541984733">
            <text:p>0.0</text:p>
          </table:table-cell>
          <table:table-cell table:formula="of:=[.$G70]" office:value-type="float" office:value="-0.0233587786259542">
            <text:p>0.0</text:p>
          </table:table-cell>
          <table:table-cell table:formula="of:=[.$B$9]*([.$D71]-[.$E71])/[.$B$12]" office:value-type="float" office:value="0">
            <text:p>0.0</text:p>
          </table:table-cell>
          <table:table-cell table:formula="of:=[.$F71]+[.$G71]+[.$I71]" office:value-type="float" office:value="0.0872977099236642">
            <text:p>0</text:p>
          </table:table-cell>
          <table:table-cell/>
        </table:table-row>
        <table:table-row table:style-name="ro1">
          <table:table-cell table:formula="of:=[.$A71]+[.$B$12]" office:value-type="float" office:value="0.22">
            <text:p>0.220</text:p>
          </table:table-cell>
          <table:table-cell office:value-type="float" office:value="-3">
            <text:p>-3</text:p>
          </table:table-cell>
          <table:table-cell table:formula="of:=[.B72]/65.5" office:value-type="float" office:value="-0.0458015267175573">
            <text:p>0.0</text:p>
          </table:table-cell>
          <table:table-cell table:formula="of:=[.$B$5]-[.$C72]" office:value-type="float" office:value="0.0458015267175573">
            <text:p>0.0</text:p>
          </table:table-cell>
          <table:table-cell table:formula="of:=[.$D71]" office:value-type="float" office:value="0.137404580152672">
            <text:p>0.1</text:p>
          </table:table-cell>
          <table:table-cell table:formula="of:=[.$B$7]*[.$D72]" office:value-type="float" office:value="0.0366412213740458">
            <text:p>0.0</text:p>
          </table:table-cell>
          <table:table-cell table:formula="of:=MIN([.$H72]+[.$B$8]*([.$D72]+[.$E72])*[.$B$12]/2;[.$B$10])" office:value-type="float" office:value="-0.0215267175572519">
            <text:p>0.0</text:p>
          </table:table-cell>
          <table:table-cell table:formula="of:=[.$G71]" office:value-type="float" office:value="-0.0226259541984733">
            <text:p>0.0</text:p>
          </table:table-cell>
          <table:table-cell table:formula="of:=[.$B$9]*([.$D72]-[.$E72])/[.$B$12]" office:value-type="float" office:value="-0">
            <text:p>0.0</text:p>
          </table:table-cell>
          <table:table-cell table:formula="of:=[.$F72]+[.$G72]+[.$I72]" office:value-type="float" office:value="0.0151145038167939">
            <text:p>0</text:p>
          </table:table-cell>
          <table:table-cell/>
        </table:table-row>
        <table:table-row table:style-name="ro1">
          <table:table-cell table:formula="of:=[.$A72]+[.$B$12]" office:value-type="float" office:value="0.224">
            <text:p>0.224</text:p>
          </table:table-cell>
          <table:table-cell office:value-type="float" office:value="12">
            <text:p>12</text:p>
          </table:table-cell>
          <table:table-cell table:formula="of:=[.B73]/65.5" office:value-type="float" office:value="0.183206106870229">
            <text:p>0.2</text:p>
          </table:table-cell>
          <table:table-cell table:formula="of:=[.$B$5]-[.$C73]" office:value-type="float" office:value="-0.183206106870229">
            <text:p>-0.2</text:p>
          </table:table-cell>
          <table:table-cell table:formula="of:=[.$D72]" office:value-type="float" office:value="0.0458015267175573">
            <text:p>0.0</text:p>
          </table:table-cell>
          <table:table-cell table:formula="of:=[.$B$7]*[.$D73]" office:value-type="float" office:value="-0.146564885496183">
            <text:p>-0.1</text:p>
          </table:table-cell>
          <table:table-cell table:formula="of:=MIN([.$H73]+[.$B$8]*([.$D73]+[.$E73])*[.$B$12]/2;[.$B$10])" office:value-type="float" office:value="-0.0223511450381679">
            <text:p>0.0</text:p>
          </table:table-cell>
          <table:table-cell table:formula="of:=[.$G72]" office:value-type="float" office:value="-0.0215267175572519">
            <text:p>0.0</text:p>
          </table:table-cell>
          <table:table-cell table:formula="of:=[.$B$9]*([.$D73]-[.$E73])/[.$B$12]" office:value-type="float" office:value="-0">
            <text:p>0.0</text:p>
          </table:table-cell>
          <table:table-cell table:formula="of:=[.$F73]+[.$G73]+[.$I73]" office:value-type="float" office:value="-0.168916030534351">
            <text:p>0</text:p>
          </table:table-cell>
          <table:table-cell/>
        </table:table-row>
        <table:table-row table:style-name="ro1">
          <table:table-cell table:formula="of:=[.$A73]+[.$B$12]" office:value-type="float" office:value="0.228">
            <text:p>0.228</text:p>
          </table:table-cell>
          <table:table-cell office:value-type="float" office:value="-1">
            <text:p>-1</text:p>
          </table:table-cell>
          <table:table-cell table:formula="of:=[.B74]/65.5" office:value-type="float" office:value="-0.0152671755725191">
            <text:p>0.0</text:p>
          </table:table-cell>
          <table:table-cell table:formula="of:=[.$B$5]-[.$C74]" office:value-type="float" office:value="0.0152671755725191">
            <text:p>0.0</text:p>
          </table:table-cell>
          <table:table-cell table:formula="of:=[.$D73]" office:value-type="float" office:value="-0.183206106870229">
            <text:p>-0.2</text:p>
          </table:table-cell>
          <table:table-cell table:formula="of:=[.$B$7]*[.$D74]" office:value-type="float" office:value="0.0122137404580153">
            <text:p>0.0</text:p>
          </table:table-cell>
          <table:table-cell table:formula="of:=MIN([.$H74]+[.$B$8]*([.$D74]+[.$E74])*[.$B$12]/2;[.$B$10])" office:value-type="float" office:value="-0.0233587786259542">
            <text:p>0.0</text:p>
          </table:table-cell>
          <table:table-cell table:formula="of:=[.$G73]" office:value-type="float" office:value="-0.0223511450381679">
            <text:p>0.0</text:p>
          </table:table-cell>
          <table:table-cell table:formula="of:=[.$B$9]*([.$D74]-[.$E74])/[.$B$12]" office:value-type="float" office:value="0">
            <text:p>0.0</text:p>
          </table:table-cell>
          <table:table-cell table:formula="of:=[.$F74]+[.$G74]+[.$I74]" office:value-type="float" office:value="-0.0111450381679389">
            <text:p>0</text:p>
          </table:table-cell>
          <table:table-cell/>
        </table:table-row>
        <table:table-row table:style-name="ro1">
          <table:table-cell table:formula="of:=[.$A74]+[.$B$12]" office:value-type="float" office:value="0.232">
            <text:p>0.232</text:p>
          </table:table-cell>
          <table:table-cell office:value-type="float" office:value="7">
            <text:p>7</text:p>
          </table:table-cell>
          <table:table-cell table:formula="of:=[.B75]/65.5" office:value-type="float" office:value="0.106870229007634">
            <text:p>0.1</text:p>
          </table:table-cell>
          <table:table-cell table:formula="of:=[.$B$5]-[.$C75]" office:value-type="float" office:value="-0.106870229007634">
            <text:p>-0.1</text:p>
          </table:table-cell>
          <table:table-cell table:formula="of:=[.$D74]" office:value-type="float" office:value="0.0152671755725191">
            <text:p>0.0</text:p>
          </table:table-cell>
          <table:table-cell table:formula="of:=[.$B$7]*[.$D75]" office:value-type="float" office:value="-0.0854961832061069">
            <text:p>-0.1</text:p>
          </table:table-cell>
          <table:table-cell table:formula="of:=MIN([.$H75]+[.$B$8]*([.$D75]+[.$E75])*[.$B$12]/2;[.$B$10])" office:value-type="float" office:value="-0.0239083969465649">
            <text:p>0.0</text:p>
          </table:table-cell>
          <table:table-cell table:formula="of:=[.$G74]" office:value-type="float" office:value="-0.0233587786259542">
            <text:p>0.0</text:p>
          </table:table-cell>
          <table:table-cell table:formula="of:=[.$B$9]*([.$D75]-[.$E75])/[.$B$12]" office:value-type="float" office:value="-0">
            <text:p>0.0</text:p>
          </table:table-cell>
          <table:table-cell table:formula="of:=[.$F75]+[.$G75]+[.$I75]" office:value-type="float" office:value="-0.109404580152672">
            <text:p>0</text:p>
          </table:table-cell>
          <table:table-cell/>
        </table:table-row>
        <table:table-row table:style-name="ro1">
          <table:table-cell table:formula="of:=[.$A75]+[.$B$12]" office:value-type="float" office:value="0.236">
            <text:p>0.236</text:p>
          </table:table-cell>
          <table:table-cell office:value-type="float" office:value="1">
            <text:p>1</text:p>
          </table:table-cell>
          <table:table-cell table:formula="of:=[.B76]/65.5" office:value-type="float" office:value="0.0152671755725191">
            <text:p>0.0</text:p>
          </table:table-cell>
          <table:table-cell table:formula="of:=[.$B$5]-[.$C76]" office:value-type="float" office:value="-0.0152671755725191">
            <text:p>0.0</text:p>
          </table:table-cell>
          <table:table-cell table:formula="of:=[.$D75]" office:value-type="float" office:value="-0.106870229007634">
            <text:p>-0.1</text:p>
          </table:table-cell>
          <table:table-cell table:formula="of:=[.$B$7]*[.$D76]" office:value-type="float" office:value="-0.0122137404580153">
            <text:p>0.0</text:p>
          </table:table-cell>
          <table:table-cell table:formula="of:=MIN([.$H76]+[.$B$8]*([.$D76]+[.$E76])*[.$B$12]/2;[.$B$10])" office:value-type="float" office:value="-0.0246412213740458">
            <text:p>0.0</text:p>
          </table:table-cell>
          <table:table-cell table:formula="of:=[.$G75]" office:value-type="float" office:value="-0.0239083969465649">
            <text:p>0.0</text:p>
          </table:table-cell>
          <table:table-cell table:formula="of:=[.$B$9]*([.$D76]-[.$E76])/[.$B$12]" office:value-type="float" office:value="0">
            <text:p>0.0</text:p>
          </table:table-cell>
          <table:table-cell table:formula="of:=[.$F76]+[.$G76]+[.$I76]" office:value-type="float" office:value="-0.0368549618320611">
            <text:p>0</text:p>
          </table:table-cell>
          <table:table-cell/>
        </table:table-row>
        <table:table-row table:style-name="ro1">
          <table:table-cell table:formula="of:=[.$A76]+[.$B$12]" office:value-type="float" office:value="0.24">
            <text:p>0.240</text:p>
          </table:table-cell>
          <table:table-cell office:value-type="float" office:value="-5">
            <text:p>-5</text:p>
          </table:table-cell>
          <table:table-cell table:formula="of:=[.B77]/65.5" office:value-type="float" office:value="-0.0763358778625954">
            <text:p>-0.1</text:p>
          </table:table-cell>
          <table:table-cell table:formula="of:=[.$B$5]-[.$C77]" office:value-type="float" office:value="0.0763358778625954">
            <text:p>0.1</text:p>
          </table:table-cell>
          <table:table-cell table:formula="of:=[.$D76]" office:value-type="float" office:value="-0.0152671755725191">
            <text:p>0.0</text:p>
          </table:table-cell>
          <table:table-cell table:formula="of:=[.$B$7]*[.$D77]" office:value-type="float" office:value="0.0610687022900763">
            <text:p>0.1</text:p>
          </table:table-cell>
          <table:table-cell table:formula="of:=MIN([.$H77]+[.$B$8]*([.$D77]+[.$E77])*[.$B$12]/2;[.$B$10])" office:value-type="float" office:value="-0.0242748091603053">
            <text:p>0.0</text:p>
          </table:table-cell>
          <table:table-cell table:formula="of:=[.$G76]" office:value-type="float" office:value="-0.0246412213740458">
            <text:p>0.0</text:p>
          </table:table-cell>
          <table:table-cell table:formula="of:=[.$B$9]*([.$D77]-[.$E77])/[.$B$12]" office:value-type="float" office:value="0">
            <text:p>0.0</text:p>
          </table:table-cell>
          <table:table-cell table:formula="of:=[.$F77]+[.$G77]+[.$I77]" office:value-type="float" office:value="0.036793893129771">
            <text:p>0</text:p>
          </table:table-cell>
          <table:table-cell/>
        </table:table-row>
        <table:table-row table:style-name="ro1">
          <table:table-cell table:formula="of:=[.$A77]+[.$B$12]" office:value-type="float" office:value="0.244">
            <text:p>0.244</text:p>
          </table:table-cell>
          <table:table-cell office:value-type="float" office:value="5">
            <text:p>5</text:p>
          </table:table-cell>
          <table:table-cell table:formula="of:=[.B78]/65.5" office:value-type="float" office:value="0.0763358778625954">
            <text:p>0.1</text:p>
          </table:table-cell>
          <table:table-cell table:formula="of:=[.$B$5]-[.$C78]" office:value-type="float" office:value="-0.0763358778625954">
            <text:p>-0.1</text:p>
          </table:table-cell>
          <table:table-cell table:formula="of:=[.$D77]" office:value-type="float" office:value="0.0763358778625954">
            <text:p>0.1</text:p>
          </table:table-cell>
          <table:table-cell table:formula="of:=[.$B$7]*[.$D78]" office:value-type="float" office:value="-0.0610687022900763">
            <text:p>-0.1</text:p>
          </table:table-cell>
          <table:table-cell table:formula="of:=MIN([.$H78]+[.$B$8]*([.$D78]+[.$E78])*[.$B$12]/2;[.$B$10])" office:value-type="float" office:value="-0.0242748091603053">
            <text:p>0.0</text:p>
          </table:table-cell>
          <table:table-cell table:formula="of:=[.$G77]" office:value-type="float" office:value="-0.0242748091603053">
            <text:p>0.0</text:p>
          </table:table-cell>
          <table:table-cell table:formula="of:=[.$B$9]*([.$D78]-[.$E78])/[.$B$12]" office:value-type="float" office:value="-0">
            <text:p>0.0</text:p>
          </table:table-cell>
          <table:table-cell table:formula="of:=[.$F78]+[.$G78]+[.$I78]" office:value-type="float" office:value="-0.0853435114503817">
            <text:p>0</text:p>
          </table:table-cell>
          <table:table-cell/>
        </table:table-row>
        <table:table-row table:style-name="ro1">
          <table:table-cell table:formula="of:=[.$A78]+[.$B$12]" office:value-type="float" office:value="0.248">
            <text:p>0.248</text:p>
          </table:table-cell>
          <table:table-cell office:value-type="float" office:value="8">
            <text:p>8</text:p>
          </table:table-cell>
          <table:table-cell table:formula="of:=[.B79]/65.5" office:value-type="float" office:value="0.122137404580153">
            <text:p>0.1</text:p>
          </table:table-cell>
          <table:table-cell table:formula="of:=[.$B$5]-[.$C79]" office:value-type="float" office:value="-0.122137404580153">
            <text:p>-0.1</text:p>
          </table:table-cell>
          <table:table-cell table:formula="of:=[.$D78]" office:value-type="float" office:value="-0.0763358778625954">
            <text:p>-0.1</text:p>
          </table:table-cell>
          <table:table-cell table:formula="of:=[.$B$7]*[.$D79]" office:value-type="float" office:value="-0.0977099236641221">
            <text:p>-0.1</text:p>
          </table:table-cell>
          <table:table-cell table:formula="of:=MIN([.$H79]+[.$B$8]*([.$D79]+[.$E79])*[.$B$12]/2;[.$B$10])" office:value-type="float" office:value="-0.0254656488549618">
            <text:p>0.0</text:p>
          </table:table-cell>
          <table:table-cell table:formula="of:=[.$G78]" office:value-type="float" office:value="-0.0242748091603053">
            <text:p>0.0</text:p>
          </table:table-cell>
          <table:table-cell table:formula="of:=[.$B$9]*([.$D79]-[.$E79])/[.$B$12]" office:value-type="float" office:value="-0">
            <text:p>0.0</text:p>
          </table:table-cell>
          <table:table-cell table:formula="of:=[.$F79]+[.$G79]+[.$I79]" office:value-type="float" office:value="-0.123175572519084">
            <text:p>0</text:p>
          </table:table-cell>
          <table:table-cell/>
        </table:table-row>
        <table:table-row table:style-name="ro1">
          <table:table-cell table:formula="of:=[.$A79]+[.$B$12]" office:value-type="float" office:value="0.252">
            <text:p>0.252</text:p>
          </table:table-cell>
          <table:table-cell office:value-type="float" office:value="-4">
            <text:p>-4</text:p>
          </table:table-cell>
          <table:table-cell table:formula="of:=[.B80]/65.5" office:value-type="float" office:value="-0.0610687022900763">
            <text:p>-0.1</text:p>
          </table:table-cell>
          <table:table-cell table:formula="of:=[.$B$5]-[.$C80]" office:value-type="float" office:value="0.0610687022900763">
            <text:p>0.1</text:p>
          </table:table-cell>
          <table:table-cell table:formula="of:=[.$D79]" office:value-type="float" office:value="-0.122137404580153">
            <text:p>-0.1</text:p>
          </table:table-cell>
          <table:table-cell table:formula="of:=[.$B$7]*[.$D80]" office:value-type="float" office:value="0.0488549618320611">
            <text:p>0.0</text:p>
          </table:table-cell>
          <table:table-cell table:formula="of:=MIN([.$H80]+[.$B$8]*([.$D80]+[.$E80])*[.$B$12]/2;[.$B$10])" office:value-type="float" office:value="-0.0258320610687023">
            <text:p>0.0</text:p>
          </table:table-cell>
          <table:table-cell table:formula="of:=[.$G79]" office:value-type="float" office:value="-0.0254656488549618">
            <text:p>0.0</text:p>
          </table:table-cell>
          <table:table-cell table:formula="of:=[.$B$9]*([.$D80]-[.$E80])/[.$B$12]" office:value-type="float" office:value="0">
            <text:p>0.0</text:p>
          </table:table-cell>
          <table:table-cell table:formula="of:=[.$F80]+[.$G80]+[.$I80]" office:value-type="float" office:value="0.0230229007633588">
            <text:p>0</text:p>
          </table:table-cell>
          <table:table-cell/>
        </table:table-row>
        <table:table-row table:style-name="ro1">
          <table:table-cell table:formula="of:=[.$A80]+[.$B$12]" office:value-type="float" office:value="0.256">
            <text:p>0.256</text:p>
          </table:table-cell>
          <table:table-cell office:value-type="float" office:value="-5">
            <text:p>-5</text:p>
          </table:table-cell>
          <table:table-cell table:formula="of:=[.B81]/65.5" office:value-type="float" office:value="-0.0763358778625954">
            <text:p>-0.1</text:p>
          </table:table-cell>
          <table:table-cell table:formula="of:=[.$B$5]-[.$C81]" office:value-type="float" office:value="0.0763358778625954">
            <text:p>0.1</text:p>
          </table:table-cell>
          <table:table-cell table:formula="of:=[.$D80]" office:value-type="float" office:value="0.0610687022900763">
            <text:p>0.1</text:p>
          </table:table-cell>
          <table:table-cell table:formula="of:=[.$B$7]*[.$D81]" office:value-type="float" office:value="0.0610687022900763">
            <text:p>0.1</text:p>
          </table:table-cell>
          <table:table-cell table:formula="of:=MIN([.$H81]+[.$B$8]*([.$D81]+[.$E81])*[.$B$12]/2;[.$B$10])" office:value-type="float" office:value="-0.0250076335877862">
            <text:p>0.0</text:p>
          </table:table-cell>
          <table:table-cell table:formula="of:=[.$G80]" office:value-type="float" office:value="-0.0258320610687023">
            <text:p>0.0</text:p>
          </table:table-cell>
          <table:table-cell table:formula="of:=[.$B$9]*([.$D81]-[.$E81])/[.$B$12]" office:value-type="float" office:value="0">
            <text:p>0.0</text:p>
          </table:table-cell>
          <table:table-cell table:formula="of:=[.$F81]+[.$G81]+[.$I81]" office:value-type="float" office:value="0.0360610687022901">
            <text:p>0</text:p>
          </table:table-cell>
          <table:table-cell/>
        </table:table-row>
        <table:table-row table:style-name="ro1">
          <table:table-cell table:formula="of:=[.$A81]+[.$B$12]" office:value-type="float" office:value="0.26">
            <text:p>0.260</text:p>
          </table:table-cell>
          <table:table-cell office:value-type="float" office:value="8">
            <text:p>8</text:p>
          </table:table-cell>
          <table:table-cell table:formula="of:=[.B82]/65.5" office:value-type="float" office:value="0.122137404580153">
            <text:p>0.1</text:p>
          </table:table-cell>
          <table:table-cell table:formula="of:=[.$B$5]-[.$C82]" office:value-type="float" office:value="-0.122137404580153">
            <text:p>-0.1</text:p>
          </table:table-cell>
          <table:table-cell table:formula="of:=[.$D81]" office:value-type="float" office:value="0.0763358778625954">
            <text:p>0.1</text:p>
          </table:table-cell>
          <table:table-cell table:formula="of:=[.$B$7]*[.$D82]" office:value-type="float" office:value="-0.0977099236641221">
            <text:p>-0.1</text:p>
          </table:table-cell>
          <table:table-cell table:formula="of:=MIN([.$H82]+[.$B$8]*([.$D82]+[.$E82])*[.$B$12]/2;[.$B$10])" office:value-type="float" office:value="-0.0252824427480916">
            <text:p>0.0</text:p>
          </table:table-cell>
          <table:table-cell table:formula="of:=[.$G81]" office:value-type="float" office:value="-0.0250076335877862">
            <text:p>0.0</text:p>
          </table:table-cell>
          <table:table-cell table:formula="of:=[.$B$9]*([.$D82]-[.$E82])/[.$B$12]" office:value-type="float" office:value="-0">
            <text:p>0.0</text:p>
          </table:table-cell>
          <table:table-cell table:formula="of:=[.$F82]+[.$G82]+[.$I82]" office:value-type="float" office:value="-0.122992366412214">
            <text:p>0</text:p>
          </table:table-cell>
          <table:table-cell/>
        </table:table-row>
        <table:table-row table:style-name="ro1">
          <table:table-cell table:formula="of:=[.$A82]+[.$B$12]" office:value-type="float" office:value="0.264">
            <text:p>0.264</text:p>
          </table:table-cell>
          <table:table-cell office:value-type="float" office:value="14">
            <text:p>14</text:p>
          </table:table-cell>
          <table:table-cell table:formula="of:=[.B83]/65.5" office:value-type="float" office:value="0.213740458015267">
            <text:p>0.2</text:p>
          </table:table-cell>
          <table:table-cell table:formula="of:=[.$B$5]-[.$C83]" office:value-type="float" office:value="-0.213740458015267">
            <text:p>-0.2</text:p>
          </table:table-cell>
          <table:table-cell table:formula="of:=[.$D82]" office:value-type="float" office:value="-0.122137404580153">
            <text:p>-0.1</text:p>
          </table:table-cell>
          <table:table-cell table:formula="of:=[.$B$7]*[.$D83]" office:value-type="float" office:value="-0.170992366412214">
            <text:p>-0.2</text:p>
          </table:table-cell>
          <table:table-cell table:formula="of:=MIN([.$H83]+[.$B$8]*([.$D83]+[.$E83])*[.$B$12]/2;[.$B$10])" office:value-type="float" office:value="-0.0272977099236641">
            <text:p>0.0</text:p>
          </table:table-cell>
          <table:table-cell table:formula="of:=[.$G82]" office:value-type="float" office:value="-0.0252824427480916">
            <text:p>0.0</text:p>
          </table:table-cell>
          <table:table-cell table:formula="of:=[.$B$9]*([.$D83]-[.$E83])/[.$B$12]" office:value-type="float" office:value="-0">
            <text:p>0.0</text:p>
          </table:table-cell>
          <table:table-cell table:formula="of:=[.$F83]+[.$G83]+[.$I83]" office:value-type="float" office:value="-0.198290076335878">
            <text:p>0</text:p>
          </table:table-cell>
          <table:table-cell/>
        </table:table-row>
        <table:table-row table:style-name="ro1">
          <table:table-cell table:formula="of:=[.$A83]+[.$B$12]" office:value-type="float" office:value="0.268">
            <text:p>0.268</text:p>
          </table:table-cell>
          <table:table-cell office:value-type="float" office:value="6">
            <text:p>6</text:p>
          </table:table-cell>
          <table:table-cell table:formula="of:=[.B84]/65.5" office:value-type="float" office:value="0.0916030534351145">
            <text:p>0.1</text:p>
          </table:table-cell>
          <table:table-cell table:formula="of:=[.$B$5]-[.$C84]" office:value-type="float" office:value="-0.0916030534351145">
            <text:p>-0.1</text:p>
          </table:table-cell>
          <table:table-cell table:formula="of:=[.$D83]" office:value-type="float" office:value="-0.213740458015267">
            <text:p>-0.2</text:p>
          </table:table-cell>
          <table:table-cell table:formula="of:=[.$B$7]*[.$D84]" office:value-type="float" office:value="-0.0732824427480916">
            <text:p>-0.1</text:p>
          </table:table-cell>
          <table:table-cell table:formula="of:=MIN([.$H84]+[.$B$8]*([.$D84]+[.$E84])*[.$B$12]/2;[.$B$10])" office:value-type="float" office:value="-0.0291297709923664">
            <text:p>0.0</text:p>
          </table:table-cell>
          <table:table-cell table:formula="of:=[.$G83]" office:value-type="float" office:value="-0.0272977099236641">
            <text:p>0.0</text:p>
          </table:table-cell>
          <table:table-cell table:formula="of:=[.$B$9]*([.$D84]-[.$E84])/[.$B$12]" office:value-type="float" office:value="0">
            <text:p>0.0</text:p>
          </table:table-cell>
          <table:table-cell table:formula="of:=[.$F84]+[.$G84]+[.$I84]" office:value-type="float" office:value="-0.102412213740458">
            <text:p>0</text:p>
          </table:table-cell>
          <table:table-cell/>
        </table:table-row>
        <table:table-row table:style-name="ro1">
          <table:table-cell table:formula="of:=[.$A84]+[.$B$12]" office:value-type="float" office:value="0.272">
            <text:p>0.272</text:p>
          </table:table-cell>
          <table:table-cell office:value-type="float" office:value="-6">
            <text:p>-6</text:p>
          </table:table-cell>
          <table:table-cell table:formula="of:=[.B85]/65.5" office:value-type="float" office:value="-0.0916030534351145">
            <text:p>-0.1</text:p>
          </table:table-cell>
          <table:table-cell table:formula="of:=[.$B$5]-[.$C85]" office:value-type="float" office:value="0.0916030534351145">
            <text:p>0.1</text:p>
          </table:table-cell>
          <table:table-cell table:formula="of:=[.$D84]" office:value-type="float" office:value="-0.0916030534351145">
            <text:p>-0.1</text:p>
          </table:table-cell>
          <table:table-cell table:formula="of:=[.$B$7]*[.$D85]" office:value-type="float" office:value="0.0732824427480916">
            <text:p>0.1</text:p>
          </table:table-cell>
          <table:table-cell table:formula="of:=MIN([.$H85]+[.$B$8]*([.$D85]+[.$E85])*[.$B$12]/2;[.$B$10])" office:value-type="float" office:value="-0.0291297709923664">
            <text:p>0.0</text:p>
          </table:table-cell>
          <table:table-cell table:formula="of:=[.$G84]" office:value-type="float" office:value="-0.0291297709923664">
            <text:p>0.0</text:p>
          </table:table-cell>
          <table:table-cell table:formula="of:=[.$B$9]*([.$D85]-[.$E85])/[.$B$12]" office:value-type="float" office:value="0">
            <text:p>0.0</text:p>
          </table:table-cell>
          <table:table-cell table:formula="of:=[.$F85]+[.$G85]+[.$I85]" office:value-type="float" office:value="0.0441526717557252">
            <text:p>0</text:p>
          </table:table-cell>
          <table:table-cell/>
        </table:table-row>
        <table:table-row table:style-name="ro1">
          <table:table-cell table:formula="of:=[.$A85]+[.$B$12]" office:value-type="float" office:value="0.276">
            <text:p>0.276</text:p>
          </table:table-cell>
          <table:table-cell office:value-type="float" office:value="13">
            <text:p>13</text:p>
          </table:table-cell>
          <table:table-cell table:formula="of:=[.B86]/65.5" office:value-type="float" office:value="0.198473282442748">
            <text:p>0.2</text:p>
          </table:table-cell>
          <table:table-cell table:formula="of:=[.$B$5]-[.$C86]" office:value-type="float" office:value="-0.198473282442748">
            <text:p>-0.2</text:p>
          </table:table-cell>
          <table:table-cell table:formula="of:=[.$D85]" office:value-type="float" office:value="0.0916030534351145">
            <text:p>0.1</text:p>
          </table:table-cell>
          <table:table-cell table:formula="of:=[.$B$7]*[.$D86]" office:value-type="float" office:value="-0.158778625954198">
            <text:p>-0.2</text:p>
          </table:table-cell>
          <table:table-cell table:formula="of:=MIN([.$H86]+[.$B$8]*([.$D86]+[.$E86])*[.$B$12]/2;[.$B$10])" office:value-type="float" office:value="-0.0297709923664122">
            <text:p>0.0</text:p>
          </table:table-cell>
          <table:table-cell table:formula="of:=[.$G85]" office:value-type="float" office:value="-0.0291297709923664">
            <text:p>0.0</text:p>
          </table:table-cell>
          <table:table-cell table:formula="of:=[.$B$9]*([.$D86]-[.$E86])/[.$B$12]" office:value-type="float" office:value="-0">
            <text:p>0.0</text:p>
          </table:table-cell>
          <table:table-cell table:formula="of:=[.$F86]+[.$G86]+[.$I86]" office:value-type="float" office:value="-0.188549618320611">
            <text:p>0</text:p>
          </table:table-cell>
          <table:table-cell/>
        </table:table-row>
        <table:table-row table:style-name="ro1">
          <table:table-cell table:formula="of:=[.$A86]+[.$B$12]" office:value-type="float" office:value="0.28">
            <text:p>0.280</text:p>
          </table:table-cell>
          <table:table-cell office:value-type="float" office:value="-2">
            <text:p>-2</text:p>
          </table:table-cell>
          <table:table-cell table:formula="of:=[.B87]/65.5" office:value-type="float" office:value="-0.0305343511450382">
            <text:p>0.0</text:p>
          </table:table-cell>
          <table:table-cell table:formula="of:=[.$B$5]-[.$C87]" office:value-type="float" office:value="0.0305343511450382">
            <text:p>0.0</text:p>
          </table:table-cell>
          <table:table-cell table:formula="of:=[.$D86]" office:value-type="float" office:value="-0.198473282442748">
            <text:p>-0.2</text:p>
          </table:table-cell>
          <table:table-cell table:formula="of:=[.$B$7]*[.$D87]" office:value-type="float" office:value="0.0244274809160305">
            <text:p>0.0</text:p>
          </table:table-cell>
          <table:table-cell table:formula="of:=MIN([.$H87]+[.$B$8]*([.$D87]+[.$E87])*[.$B$12]/2;[.$B$10])" office:value-type="float" office:value="-0.0307786259541985">
            <text:p>0.0</text:p>
          </table:table-cell>
          <table:table-cell table:formula="of:=[.$G86]" office:value-type="float" office:value="-0.0297709923664122">
            <text:p>0.0</text:p>
          </table:table-cell>
          <table:table-cell table:formula="of:=[.$B$9]*([.$D87]-[.$E87])/[.$B$12]" office:value-type="float" office:value="0">
            <text:p>0.0</text:p>
          </table:table-cell>
          <table:table-cell table:formula="of:=[.$F87]+[.$G87]+[.$I87]" office:value-type="float" office:value="-0.00635114503816793">
            <text:p>0</text:p>
          </table:table-cell>
          <table:table-cell/>
        </table:table-row>
        <table:table-row table:style-name="ro1">
          <table:table-cell table:formula="of:=[.$A87]+[.$B$12]" office:value-type="float" office:value="0.284">
            <text:p>0.284</text:p>
          </table:table-cell>
          <table:table-cell office:value-type="float" office:value="0">
            <text:p>0</text:p>
          </table:table-cell>
          <table:table-cell table:formula="of:=[.B88]/65.5" office:value-type="float" office:value="0">
            <text:p>0.0</text:p>
          </table:table-cell>
          <table:table-cell table:formula="of:=[.$B$5]-[.$C88]" office:value-type="float" office:value="0">
            <text:p>0.0</text:p>
          </table:table-cell>
          <table:table-cell table:formula="of:=[.$D87]" office:value-type="float" office:value="0.0305343511450382">
            <text:p>0.0</text:p>
          </table:table-cell>
          <table:table-cell table:formula="of:=[.$B$7]*[.$D88]" office:value-type="float" office:value="0">
            <text:p>0.0</text:p>
          </table:table-cell>
          <table:table-cell table:formula="of:=MIN([.$H88]+[.$B$8]*([.$D88]+[.$E88])*[.$B$12]/2;[.$B$10])" office:value-type="float" office:value="-0.0305954198473282">
            <text:p>0.0</text:p>
          </table:table-cell>
          <table:table-cell table:formula="of:=[.$G87]" office:value-type="float" office:value="-0.0307786259541985">
            <text:p>0.0</text:p>
          </table:table-cell>
          <table:table-cell table:formula="of:=[.$B$9]*([.$D88]-[.$E88])/[.$B$12]" office:value-type="float" office:value="-0">
            <text:p>0.0</text:p>
          </table:table-cell>
          <table:table-cell table:formula="of:=[.$F88]+[.$G88]+[.$I88]" office:value-type="float" office:value="-0.0305954198473282">
            <text:p>0</text:p>
          </table:table-cell>
          <table:table-cell/>
        </table:table-row>
        <table:table-row table:style-name="ro1">
          <table:table-cell table:formula="of:=[.$A88]+[.$B$12]" office:value-type="float" office:value="0.288">
            <text:p>0.288</text:p>
          </table:table-cell>
          <table:table-cell office:value-type="float" office:value="9">
            <text:p>9</text:p>
          </table:table-cell>
          <table:table-cell table:formula="of:=[.B89]/65.5" office:value-type="float" office:value="0.137404580152672">
            <text:p>0.1</text:p>
          </table:table-cell>
          <table:table-cell table:formula="of:=[.$B$5]-[.$C89]" office:value-type="float" office:value="-0.137404580152672">
            <text:p>-0.1</text:p>
          </table:table-cell>
          <table:table-cell table:formula="of:=[.$D88]" office:value-type="float" office:value="0">
            <text:p>0.0</text:p>
          </table:table-cell>
          <table:table-cell table:formula="of:=[.$B$7]*[.$D89]" office:value-type="float" office:value="-0.109923664122137">
            <text:p>-0.1</text:p>
          </table:table-cell>
          <table:table-cell table:formula="of:=MIN([.$H89]+[.$B$8]*([.$D89]+[.$E89])*[.$B$12]/2;[.$B$10])" office:value-type="float" office:value="-0.0314198473282443">
            <text:p>0.0</text:p>
          </table:table-cell>
          <table:table-cell table:formula="of:=[.$G88]" office:value-type="float" office:value="-0.0305954198473282">
            <text:p>0.0</text:p>
          </table:table-cell>
          <table:table-cell table:formula="of:=[.$B$9]*([.$D89]-[.$E89])/[.$B$12]" office:value-type="float" office:value="-0">
            <text:p>0.0</text:p>
          </table:table-cell>
          <table:table-cell table:formula="of:=[.$F89]+[.$G89]+[.$I89]" office:value-type="float" office:value="-0.141343511450382">
            <text:p>0</text:p>
          </table:table-cell>
          <table:table-cell/>
        </table:table-row>
        <table:table-row table:style-name="ro1">
          <table:table-cell table:formula="of:=[.$A89]+[.$B$12]" office:value-type="float" office:value="0.292">
            <text:p>0.292</text:p>
          </table:table-cell>
          <table:table-cell office:value-type="float" office:value="1">
            <text:p>1</text:p>
          </table:table-cell>
          <table:table-cell table:formula="of:=[.B90]/65.5" office:value-type="float" office:value="0.0152671755725191">
            <text:p>0.0</text:p>
          </table:table-cell>
          <table:table-cell table:formula="of:=[.$B$5]-[.$C90]" office:value-type="float" office:value="-0.0152671755725191">
            <text:p>0.0</text:p>
          </table:table-cell>
          <table:table-cell table:formula="of:=[.$D89]" office:value-type="float" office:value="-0.137404580152672">
            <text:p>-0.1</text:p>
          </table:table-cell>
          <table:table-cell table:formula="of:=[.$B$7]*[.$D90]" office:value-type="float" office:value="-0.0122137404580153">
            <text:p>0.0</text:p>
          </table:table-cell>
          <table:table-cell table:formula="of:=MIN([.$H90]+[.$B$8]*([.$D90]+[.$E90])*[.$B$12]/2;[.$B$10])" office:value-type="float" office:value="-0.0323358778625954">
            <text:p>0.0</text:p>
          </table:table-cell>
          <table:table-cell table:formula="of:=[.$G89]" office:value-type="float" office:value="-0.0314198473282443">
            <text:p>0.0</text:p>
          </table:table-cell>
          <table:table-cell table:formula="of:=[.$B$9]*([.$D90]-[.$E90])/[.$B$12]" office:value-type="float" office:value="0">
            <text:p>0.0</text:p>
          </table:table-cell>
          <table:table-cell table:formula="of:=[.$F90]+[.$G90]+[.$I90]" office:value-type="float" office:value="-0.0445496183206107">
            <text:p>0</text:p>
          </table:table-cell>
          <table:table-cell/>
        </table:table-row>
        <table:table-row table:style-name="ro1">
          <table:table-cell table:formula="of:=[.$A90]+[.$B$12]" office:value-type="float" office:value="0.296">
            <text:p>0.296</text:p>
          </table:table-cell>
          <table:table-cell office:value-type="float" office:value="-3">
            <text:p>-3</text:p>
          </table:table-cell>
          <table:table-cell table:formula="of:=[.B91]/65.5" office:value-type="float" office:value="-0.0458015267175573">
            <text:p>0.0</text:p>
          </table:table-cell>
          <table:table-cell table:formula="of:=[.$B$5]-[.$C91]" office:value-type="float" office:value="0.0458015267175573">
            <text:p>0.0</text:p>
          </table:table-cell>
          <table:table-cell table:formula="of:=[.$D90]" office:value-type="float" office:value="-0.0152671755725191">
            <text:p>0.0</text:p>
          </table:table-cell>
          <table:table-cell table:formula="of:=[.$B$7]*[.$D91]" office:value-type="float" office:value="0.0366412213740458">
            <text:p>0.0</text:p>
          </table:table-cell>
          <table:table-cell table:formula="of:=MIN([.$H91]+[.$B$8]*([.$D91]+[.$E91])*[.$B$12]/2;[.$B$10])" office:value-type="float" office:value="-0.0321526717557252">
            <text:p>0.0</text:p>
          </table:table-cell>
          <table:table-cell table:formula="of:=[.$G90]" office:value-type="float" office:value="-0.0323358778625954">
            <text:p>0.0</text:p>
          </table:table-cell>
          <table:table-cell table:formula="of:=[.$B$9]*([.$D91]-[.$E91])/[.$B$12]" office:value-type="float" office:value="0">
            <text:p>0.0</text:p>
          </table:table-cell>
          <table:table-cell table:formula="of:=[.$F91]+[.$G91]+[.$I91]" office:value-type="float" office:value="0.00448854961832063">
            <text:p>0</text:p>
          </table:table-cell>
          <table:table-cell/>
        </table:table-row>
        <table:table-row table:style-name="ro1">
          <table:table-cell table:formula="of:=[.$A91]+[.$B$12]" office:value-type="float" office:value="0.3">
            <text:p>0.300</text:p>
          </table:table-cell>
          <table:table-cell office:value-type="float" office:value="-2">
            <text:p>-2</text:p>
          </table:table-cell>
          <table:table-cell table:formula="of:=[.B92]/65.5" office:value-type="float" office:value="-0.0305343511450382">
            <text:p>0.0</text:p>
          </table:table-cell>
          <table:table-cell table:formula="of:=[.$B$5]-[.$C92]" office:value-type="float" office:value="0.0305343511450382">
            <text:p>0.0</text:p>
          </table:table-cell>
          <table:table-cell table:formula="of:=[.$D91]" office:value-type="float" office:value="0.0458015267175573">
            <text:p>0.0</text:p>
          </table:table-cell>
          <table:table-cell table:formula="of:=[.$B$7]*[.$D92]" office:value-type="float" office:value="0.0244274809160305">
            <text:p>0.0</text:p>
          </table:table-cell>
          <table:table-cell table:formula="of:=MIN([.$H92]+[.$B$8]*([.$D92]+[.$E92])*[.$B$12]/2;[.$B$10])" office:value-type="float" office:value="-0.0316946564885496">
            <text:p>0.0</text:p>
          </table:table-cell>
          <table:table-cell table:formula="of:=[.$G91]" office:value-type="float" office:value="-0.0321526717557252">
            <text:p>0.0</text:p>
          </table:table-cell>
          <table:table-cell table:formula="of:=[.$B$9]*([.$D92]-[.$E92])/[.$B$12]" office:value-type="float" office:value="-0">
            <text:p>0.0</text:p>
          </table:table-cell>
          <table:table-cell table:formula="of:=[.$F92]+[.$G92]+[.$I92]" office:value-type="float" office:value="-0.00726717557251907">
            <text:p>0</text:p>
          </table:table-cell>
          <table:table-cell/>
        </table:table-row>
        <table:table-row table:style-name="ro1">
          <table:table-cell table:formula="of:=[.$A92]+[.$B$12]" office:value-type="float" office:value="0.304">
            <text:p>0.304</text:p>
          </table:table-cell>
          <table:table-cell office:value-type="float" office:value="0">
            <text:p>0</text:p>
          </table:table-cell>
          <table:table-cell table:formula="of:=[.B93]/65.5" office:value-type="float" office:value="0">
            <text:p>0.0</text:p>
          </table:table-cell>
          <table:table-cell table:formula="of:=[.$B$5]-[.$C93]" office:value-type="float" office:value="0">
            <text:p>0.0</text:p>
          </table:table-cell>
          <table:table-cell table:formula="of:=[.$D92]" office:value-type="float" office:value="0.0305343511450382">
            <text:p>0.0</text:p>
          </table:table-cell>
          <table:table-cell table:formula="of:=[.$B$7]*[.$D93]" office:value-type="float" office:value="0">
            <text:p>0.0</text:p>
          </table:table-cell>
          <table:table-cell table:formula="of:=MIN([.$H93]+[.$B$8]*([.$D93]+[.$E93])*[.$B$12]/2;[.$B$10])" office:value-type="float" office:value="-0.0315114503816794">
            <text:p>0.0</text:p>
          </table:table-cell>
          <table:table-cell table:formula="of:=[.$G92]" office:value-type="float" office:value="-0.0316946564885496">
            <text:p>0.0</text:p>
          </table:table-cell>
          <table:table-cell table:formula="of:=[.$B$9]*([.$D93]-[.$E93])/[.$B$12]" office:value-type="float" office:value="-0">
            <text:p>0.0</text:p>
          </table:table-cell>
          <table:table-cell table:formula="of:=[.$F93]+[.$G93]+[.$I93]" office:value-type="float" office:value="-0.0315114503816794">
            <text:p>0</text:p>
          </table:table-cell>
          <table:table-cell/>
        </table:table-row>
        <table:table-row table:style-name="ro1">
          <table:table-cell table:formula="of:=[.$A93]+[.$B$12]" office:value-type="float" office:value="0.308">
            <text:p>0.308</text:p>
          </table:table-cell>
          <table:table-cell office:value-type="float" office:value="3">
            <text:p>3</text:p>
          </table:table-cell>
          <table:table-cell table:formula="of:=[.B94]/65.5" office:value-type="float" office:value="0.0458015267175573">
            <text:p>0.0</text:p>
          </table:table-cell>
          <table:table-cell table:formula="of:=[.$B$5]-[.$C94]" office:value-type="float" office:value="-0.0458015267175573">
            <text:p>0.0</text:p>
          </table:table-cell>
          <table:table-cell table:formula="of:=[.$D93]" office:value-type="float" office:value="0">
            <text:p>0.0</text:p>
          </table:table-cell>
          <table:table-cell table:formula="of:=[.$B$7]*[.$D94]" office:value-type="float" office:value="-0.0366412213740458">
            <text:p>0.0</text:p>
          </table:table-cell>
          <table:table-cell table:formula="of:=MIN([.$H94]+[.$B$8]*([.$D94]+[.$E94])*[.$B$12]/2;[.$B$10])" office:value-type="float" office:value="-0.0317862595419847">
            <text:p>0.0</text:p>
          </table:table-cell>
          <table:table-cell table:formula="of:=[.$G93]" office:value-type="float" office:value="-0.0315114503816794">
            <text:p>0.0</text:p>
          </table:table-cell>
          <table:table-cell table:formula="of:=[.$B$9]*([.$D94]-[.$E94])/[.$B$12]" office:value-type="float" office:value="-0">
            <text:p>0.0</text:p>
          </table:table-cell>
          <table:table-cell table:formula="of:=[.$F94]+[.$G94]+[.$I94]" office:value-type="float" office:value="-0.0684274809160305">
            <text:p>0</text:p>
          </table:table-cell>
          <table:table-cell/>
        </table:table-row>
        <table:table-row table:style-name="ro1">
          <table:table-cell table:formula="of:=[.$A94]+[.$B$12]" office:value-type="float" office:value="0.312">
            <text:p>0.312</text:p>
          </table:table-cell>
          <table:table-cell office:value-type="float" office:value="-2">
            <text:p>-2</text:p>
          </table:table-cell>
          <table:table-cell table:formula="of:=[.B95]/65.5" office:value-type="float" office:value="-0.0305343511450382">
            <text:p>0.0</text:p>
          </table:table-cell>
          <table:table-cell table:formula="of:=[.$B$5]-[.$C95]" office:value-type="float" office:value="0.0305343511450382">
            <text:p>0.0</text:p>
          </table:table-cell>
          <table:table-cell table:formula="of:=[.$D94]" office:value-type="float" office:value="-0.0458015267175573">
            <text:p>0.0</text:p>
          </table:table-cell>
          <table:table-cell table:formula="of:=[.$B$7]*[.$D95]" office:value-type="float" office:value="0.0244274809160305">
            <text:p>0.0</text:p>
          </table:table-cell>
          <table:table-cell table:formula="of:=MIN([.$H95]+[.$B$8]*([.$D95]+[.$E95])*[.$B$12]/2;[.$B$10])" office:value-type="float" office:value="-0.0318778625954198">
            <text:p>0.0</text:p>
          </table:table-cell>
          <table:table-cell table:formula="of:=[.$G94]" office:value-type="float" office:value="-0.0317862595419847">
            <text:p>0.0</text:p>
          </table:table-cell>
          <table:table-cell table:formula="of:=[.$B$9]*([.$D95]-[.$E95])/[.$B$12]" office:value-type="float" office:value="0">
            <text:p>0.0</text:p>
          </table:table-cell>
          <table:table-cell table:formula="of:=[.$F95]+[.$G95]+[.$I95]" office:value-type="float" office:value="-0.0074503816793893">
            <text:p>0</text:p>
          </table:table-cell>
          <table:table-cell/>
        </table:table-row>
        <table:table-row table:style-name="ro1">
          <table:table-cell table:formula="of:=[.$A95]+[.$B$12]" office:value-type="float" office:value="0.316">
            <text:p>0.316</text:p>
          </table:table-cell>
          <table:table-cell office:value-type="float" office:value="1">
            <text:p>1</text:p>
          </table:table-cell>
          <table:table-cell table:formula="of:=[.B96]/65.5" office:value-type="float" office:value="0.0152671755725191">
            <text:p>0.0</text:p>
          </table:table-cell>
          <table:table-cell table:formula="of:=[.$B$5]-[.$C96]" office:value-type="float" office:value="-0.0152671755725191">
            <text:p>0.0</text:p>
          </table:table-cell>
          <table:table-cell table:formula="of:=[.$D95]" office:value-type="float" office:value="0.0305343511450382">
            <text:p>0.0</text:p>
          </table:table-cell>
          <table:table-cell table:formula="of:=[.$B$7]*[.$D96]" office:value-type="float" office:value="-0.0122137404580153">
            <text:p>0.0</text:p>
          </table:table-cell>
          <table:table-cell table:formula="of:=MIN([.$H96]+[.$B$8]*([.$D96]+[.$E96])*[.$B$12]/2;[.$B$10])" office:value-type="float" office:value="-0.0317862595419847">
            <text:p>0.0</text:p>
          </table:table-cell>
          <table:table-cell table:formula="of:=[.$G95]" office:value-type="float" office:value="-0.0318778625954198">
            <text:p>0.0</text:p>
          </table:table-cell>
          <table:table-cell table:formula="of:=[.$B$9]*([.$D96]-[.$E96])/[.$B$12]" office:value-type="float" office:value="-0">
            <text:p>0.0</text:p>
          </table:table-cell>
          <table:table-cell table:formula="of:=[.$F96]+[.$G96]+[.$I96]" office:value-type="float" office:value="-0.044">
            <text:p>0</text:p>
          </table:table-cell>
          <table:table-cell/>
        </table:table-row>
        <table:table-row table:style-name="ro1">
          <table:table-cell table:formula="of:=[.$A96]+[.$B$12]" office:value-type="float" office:value="0.32">
            <text:p>0.320</text:p>
          </table:table-cell>
          <table:table-cell office:value-type="float" office:value="5">
            <text:p>5</text:p>
          </table:table-cell>
          <table:table-cell table:formula="of:=[.B97]/65.5" office:value-type="float" office:value="0.0763358778625954">
            <text:p>0.1</text:p>
          </table:table-cell>
          <table:table-cell table:formula="of:=[.$B$5]-[.$C97]" office:value-type="float" office:value="-0.0763358778625954">
            <text:p>-0.1</text:p>
          </table:table-cell>
          <table:table-cell table:formula="of:=[.$D96]" office:value-type="float" office:value="-0.0152671755725191">
            <text:p>0.0</text:p>
          </table:table-cell>
          <table:table-cell table:formula="of:=[.$B$7]*[.$D97]" office:value-type="float" office:value="-0.0610687022900763">
            <text:p>-0.1</text:p>
          </table:table-cell>
          <table:table-cell table:formula="of:=MIN([.$H97]+[.$B$8]*([.$D97]+[.$E97])*[.$B$12]/2;[.$B$10])" office:value-type="float" office:value="-0.0323358778625954">
            <text:p>0.0</text:p>
          </table:table-cell>
          <table:table-cell table:formula="of:=[.$G96]" office:value-type="float" office:value="-0.0317862595419847">
            <text:p>0.0</text:p>
          </table:table-cell>
          <table:table-cell table:formula="of:=[.$B$9]*([.$D97]-[.$E97])/[.$B$12]" office:value-type="float" office:value="-0">
            <text:p>0.0</text:p>
          </table:table-cell>
          <table:table-cell table:formula="of:=[.$F97]+[.$G97]+[.$I97]" office:value-type="float" office:value="-0.0934045801526717">
            <text:p>0</text:p>
          </table:table-cell>
          <table:table-cell/>
        </table:table-row>
        <table:table-row table:style-name="ro1">
          <table:table-cell table:formula="of:=[.$A97]+[.$B$12]" office:value-type="float" office:value="0.324">
            <text:p>0.324</text:p>
          </table:table-cell>
          <table:table-cell office:value-type="float" office:value="-5">
            <text:p>-5</text:p>
          </table:table-cell>
          <table:table-cell table:formula="of:=[.B98]/65.5" office:value-type="float" office:value="-0.0763358778625954">
            <text:p>-0.1</text:p>
          </table:table-cell>
          <table:table-cell table:formula="of:=[.$B$5]-[.$C98]" office:value-type="float" office:value="0.0763358778625954">
            <text:p>0.1</text:p>
          </table:table-cell>
          <table:table-cell table:formula="of:=[.$D97]" office:value-type="float" office:value="-0.0763358778625954">
            <text:p>-0.1</text:p>
          </table:table-cell>
          <table:table-cell table:formula="of:=[.$B$7]*[.$D98]" office:value-type="float" office:value="0.0610687022900763">
            <text:p>0.1</text:p>
          </table:table-cell>
          <table:table-cell table:formula="of:=MIN([.$H98]+[.$B$8]*([.$D98]+[.$E98])*[.$B$12]/2;[.$B$10])" office:value-type="float" office:value="-0.0323358778625954">
            <text:p>0.0</text:p>
          </table:table-cell>
          <table:table-cell table:formula="of:=[.$G97]" office:value-type="float" office:value="-0.0323358778625954">
            <text:p>0.0</text:p>
          </table:table-cell>
          <table:table-cell table:formula="of:=[.$B$9]*([.$D98]-[.$E98])/[.$B$12]" office:value-type="float" office:value="0">
            <text:p>0.0</text:p>
          </table:table-cell>
          <table:table-cell table:formula="of:=[.$F98]+[.$G98]+[.$I98]" office:value-type="float" office:value="0.0287328244274809">
            <text:p>0</text:p>
          </table:table-cell>
          <table:table-cell/>
        </table:table-row>
        <table:table-row table:style-name="ro1">
          <table:table-cell table:formula="of:=[.$A98]+[.$B$12]" office:value-type="float" office:value="0.328">
            <text:p>0.328</text:p>
          </table:table-cell>
          <table:table-cell office:value-type="float" office:value="6">
            <text:p>6</text:p>
          </table:table-cell>
          <table:table-cell table:formula="of:=[.B99]/65.5" office:value-type="float" office:value="0.0916030534351145">
            <text:p>0.1</text:p>
          </table:table-cell>
          <table:table-cell table:formula="of:=[.$B$5]-[.$C99]" office:value-type="float" office:value="-0.0916030534351145">
            <text:p>-0.1</text:p>
          </table:table-cell>
          <table:table-cell table:formula="of:=[.$D98]" office:value-type="float" office:value="0.0763358778625954">
            <text:p>0.1</text:p>
          </table:table-cell>
          <table:table-cell table:formula="of:=[.$B$7]*[.$D99]" office:value-type="float" office:value="-0.0732824427480916">
            <text:p>-0.1</text:p>
          </table:table-cell>
          <table:table-cell table:formula="of:=MIN([.$H99]+[.$B$8]*([.$D99]+[.$E99])*[.$B$12]/2;[.$B$10])" office:value-type="float" office:value="-0.0324274809160305">
            <text:p>0.0</text:p>
          </table:table-cell>
          <table:table-cell table:formula="of:=[.$G98]" office:value-type="float" office:value="-0.0323358778625954">
            <text:p>0.0</text:p>
          </table:table-cell>
          <table:table-cell table:formula="of:=[.$B$9]*([.$D99]-[.$E99])/[.$B$12]" office:value-type="float" office:value="-0">
            <text:p>0.0</text:p>
          </table:table-cell>
          <table:table-cell table:formula="of:=[.$F99]+[.$G99]+[.$I99]" office:value-type="float" office:value="-0.105709923664122">
            <text:p>0</text:p>
          </table:table-cell>
          <table:table-cell/>
        </table:table-row>
        <table:table-row table:style-name="ro1">
          <table:table-cell table:formula="of:=[.$A99]+[.$B$12]" office:value-type="float" office:value="0.332">
            <text:p>0.332</text:p>
          </table:table-cell>
          <table:table-cell office:value-type="float" office:value="-11">
            <text:p>-11</text:p>
          </table:table-cell>
          <table:table-cell table:formula="of:=[.B100]/65.5" office:value-type="float" office:value="-0.16793893129771">
            <text:p>-0.2</text:p>
          </table:table-cell>
          <table:table-cell table:formula="of:=[.$B$5]-[.$C100]" office:value-type="float" office:value="0.16793893129771">
            <text:p>0.2</text:p>
          </table:table-cell>
          <table:table-cell table:formula="of:=[.$D99]" office:value-type="float" office:value="-0.0916030534351145">
            <text:p>-0.1</text:p>
          </table:table-cell>
          <table:table-cell table:formula="of:=[.$B$7]*[.$D100]" office:value-type="float" office:value="0.134351145038168">
            <text:p>0.1</text:p>
          </table:table-cell>
          <table:table-cell table:formula="of:=MIN([.$H100]+[.$B$8]*([.$D100]+[.$E100])*[.$B$12]/2;[.$B$10])" office:value-type="float" office:value="-0.0319694656488549">
            <text:p>0.0</text:p>
          </table:table-cell>
          <table:table-cell table:formula="of:=[.$G99]" office:value-type="float" office:value="-0.0324274809160305">
            <text:p>0.0</text:p>
          </table:table-cell>
          <table:table-cell table:formula="of:=[.$B$9]*([.$D100]-[.$E100])/[.$B$12]" office:value-type="float" office:value="0">
            <text:p>0.0</text:p>
          </table:table-cell>
          <table:table-cell table:formula="of:=[.$F100]+[.$G100]+[.$I100]" office:value-type="float" office:value="0.102381679389313">
            <text:p>0</text:p>
          </table:table-cell>
          <table:table-cell/>
        </table:table-row>
        <table:table-row table:style-name="ro1">
          <table:table-cell table:formula="of:=[.$A100]+[.$B$12]" office:value-type="float" office:value="0.336">
            <text:p>0.336</text:p>
          </table:table-cell>
          <table:table-cell office:value-type="float" office:value="15">
            <text:p>15</text:p>
          </table:table-cell>
          <table:table-cell table:formula="of:=[.B101]/65.5" office:value-type="float" office:value="0.229007633587786">
            <text:p>0.2</text:p>
          </table:table-cell>
          <table:table-cell table:formula="of:=[.$B$5]-[.$C101]" office:value-type="float" office:value="-0.229007633587786">
            <text:p>-0.2</text:p>
          </table:table-cell>
          <table:table-cell table:formula="of:=[.$D100]" office:value-type="float" office:value="0.16793893129771">
            <text:p>0.2</text:p>
          </table:table-cell>
          <table:table-cell table:formula="of:=[.$B$7]*[.$D101]" office:value-type="float" office:value="-0.183206106870229">
            <text:p>-0.2</text:p>
          </table:table-cell>
          <table:table-cell table:formula="of:=MIN([.$H101]+[.$B$8]*([.$D101]+[.$E101])*[.$B$12]/2;[.$B$10])" office:value-type="float" office:value="-0.0323358778625954">
            <text:p>0.0</text:p>
          </table:table-cell>
          <table:table-cell table:formula="of:=[.$G100]" office:value-type="float" office:value="-0.0319694656488549">
            <text:p>0.0</text:p>
          </table:table-cell>
          <table:table-cell table:formula="of:=[.$B$9]*([.$D101]-[.$E101])/[.$B$12]" office:value-type="float" office:value="-0">
            <text:p>0.0</text:p>
          </table:table-cell>
          <table:table-cell table:formula="of:=[.$F101]+[.$G101]+[.$I101]" office:value-type="float" office:value="-0.215541984732824">
            <text:p>0</text:p>
          </table:table-cell>
          <table:table-cell/>
        </table:table-row>
        <table:table-row table:style-name="ro1">
          <table:table-cell table:formula="of:=[.$A101]+[.$B$12]" office:value-type="float" office:value="0.34">
            <text:p>0.340</text:p>
          </table:table-cell>
          <table:table-cell office:value-type="float" office:value="10">
            <text:p>10</text:p>
          </table:table-cell>
          <table:table-cell table:formula="of:=[.B102]/65.5" office:value-type="float" office:value="0.152671755725191">
            <text:p>0.2</text:p>
          </table:table-cell>
          <table:table-cell table:formula="of:=[.$B$5]-[.$C102]" office:value-type="float" office:value="-0.152671755725191">
            <text:p>-0.2</text:p>
          </table:table-cell>
          <table:table-cell table:formula="of:=[.$D101]" office:value-type="float" office:value="-0.229007633587786">
            <text:p>-0.2</text:p>
          </table:table-cell>
          <table:table-cell table:formula="of:=[.$B$7]*[.$D102]" office:value-type="float" office:value="-0.122137404580153">
            <text:p>-0.1</text:p>
          </table:table-cell>
          <table:table-cell table:formula="of:=MIN([.$H102]+[.$B$8]*([.$D102]+[.$E102])*[.$B$12]/2;[.$B$10])" office:value-type="float" office:value="-0.0346259541984733">
            <text:p>0.0</text:p>
          </table:table-cell>
          <table:table-cell table:formula="of:=[.$G101]" office:value-type="float" office:value="-0.0323358778625954">
            <text:p>0.0</text:p>
          </table:table-cell>
          <table:table-cell table:formula="of:=[.$B$9]*([.$D102]-[.$E102])/[.$B$12]" office:value-type="float" office:value="0">
            <text:p>0.0</text:p>
          </table:table-cell>
          <table:table-cell table:formula="of:=[.$F102]+[.$G102]+[.$I102]" office:value-type="float" office:value="-0.156763358778626">
            <text:p>0</text:p>
          </table:table-cell>
          <table:table-cell/>
        </table:table-row>
        <table:table-row table:style-name="ro1">
          <table:table-cell table:formula="of:=[.$A102]+[.$B$12]" office:value-type="float" office:value="0.344">
            <text:p>0.344</text:p>
          </table:table-cell>
          <table:table-cell office:value-type="float" office:value="9">
            <text:p>9</text:p>
          </table:table-cell>
          <table:table-cell table:formula="of:=[.B103]/65.5" office:value-type="float" office:value="0.137404580152672">
            <text:p>0.1</text:p>
          </table:table-cell>
          <table:table-cell table:formula="of:=[.$B$5]-[.$C103]" office:value-type="float" office:value="-0.137404580152672">
            <text:p>-0.1</text:p>
          </table:table-cell>
          <table:table-cell table:formula="of:=[.$D102]" office:value-type="float" office:value="-0.152671755725191">
            <text:p>-0.2</text:p>
          </table:table-cell>
          <table:table-cell table:formula="of:=[.$B$7]*[.$D103]" office:value-type="float" office:value="-0.109923664122137">
            <text:p>-0.1</text:p>
          </table:table-cell>
          <table:table-cell table:formula="of:=MIN([.$H103]+[.$B$8]*([.$D103]+[.$E103])*[.$B$12]/2;[.$B$10])" office:value-type="float" office:value="-0.0363664122137404">
            <text:p>0.0</text:p>
          </table:table-cell>
          <table:table-cell table:formula="of:=[.$G102]" office:value-type="float" office:value="-0.0346259541984733">
            <text:p>0.0</text:p>
          </table:table-cell>
          <table:table-cell table:formula="of:=[.$B$9]*([.$D103]-[.$E103])/[.$B$12]" office:value-type="float" office:value="0">
            <text:p>0.0</text:p>
          </table:table-cell>
          <table:table-cell table:formula="of:=[.$F103]+[.$G103]+[.$I103]" office:value-type="float" office:value="-0.146290076335878">
            <text:p>0</text:p>
          </table:table-cell>
          <table:table-cell/>
        </table:table-row>
        <table:table-row table:style-name="ro1">
          <table:table-cell table:formula="of:=[.$A103]+[.$B$12]" office:value-type="float" office:value="0.348">
            <text:p>0.348</text:p>
          </table:table-cell>
          <table:table-cell office:value-type="float" office:value="1">
            <text:p>1</text:p>
          </table:table-cell>
          <table:table-cell table:formula="of:=[.B104]/65.5" office:value-type="float" office:value="0.0152671755725191">
            <text:p>0.0</text:p>
          </table:table-cell>
          <table:table-cell table:formula="of:=[.$B$5]-[.$C104]" office:value-type="float" office:value="-0.0152671755725191">
            <text:p>0.0</text:p>
          </table:table-cell>
          <table:table-cell table:formula="of:=[.$D103]" office:value-type="float" office:value="-0.137404580152672">
            <text:p>-0.1</text:p>
          </table:table-cell>
          <table:table-cell table:formula="of:=[.$B$7]*[.$D104]" office:value-type="float" office:value="-0.0122137404580153">
            <text:p>0.0</text:p>
          </table:table-cell>
          <table:table-cell table:formula="of:=MIN([.$H104]+[.$B$8]*([.$D104]+[.$E104])*[.$B$12]/2;[.$B$10])" office:value-type="float" office:value="-0.0372824427480916">
            <text:p>0.0</text:p>
          </table:table-cell>
          <table:table-cell table:formula="of:=[.$G103]" office:value-type="float" office:value="-0.0363664122137404">
            <text:p>0.0</text:p>
          </table:table-cell>
          <table:table-cell table:formula="of:=[.$B$9]*([.$D104]-[.$E104])/[.$B$12]" office:value-type="float" office:value="0">
            <text:p>0.0</text:p>
          </table:table-cell>
          <table:table-cell table:formula="of:=[.$F104]+[.$G104]+[.$I104]" office:value-type="float" office:value="-0.0494961832061069">
            <text:p>0</text:p>
          </table:table-cell>
          <table:table-cell/>
        </table:table-row>
        <table:table-row table:style-name="ro1">
          <table:table-cell table:formula="of:=[.$A104]+[.$B$12]" office:value-type="float" office:value="0.352">
            <text:p>0.352</text:p>
          </table:table-cell>
          <table:table-cell office:value-type="float" office:value="-1">
            <text:p>-1</text:p>
          </table:table-cell>
          <table:table-cell table:formula="of:=[.B105]/65.5" office:value-type="float" office:value="-0.0152671755725191">
            <text:p>0.0</text:p>
          </table:table-cell>
          <table:table-cell table:formula="of:=[.$B$5]-[.$C105]" office:value-type="float" office:value="0.0152671755725191">
            <text:p>0.0</text:p>
          </table:table-cell>
          <table:table-cell table:formula="of:=[.$D104]" office:value-type="float" office:value="-0.0152671755725191">
            <text:p>0.0</text:p>
          </table:table-cell>
          <table:table-cell table:formula="of:=[.$B$7]*[.$D105]" office:value-type="float" office:value="0.0122137404580153">
            <text:p>0.0</text:p>
          </table:table-cell>
          <table:table-cell table:formula="of:=MIN([.$H105]+[.$B$8]*([.$D105]+[.$E105])*[.$B$12]/2;[.$B$10])" office:value-type="float" office:value="-0.0372824427480916">
            <text:p>0.0</text:p>
          </table:table-cell>
          <table:table-cell table:formula="of:=[.$G104]" office:value-type="float" office:value="-0.0372824427480916">
            <text:p>0.0</text:p>
          </table:table-cell>
          <table:table-cell table:formula="of:=[.$B$9]*([.$D105]-[.$E105])/[.$B$12]" office:value-type="float" office:value="0">
            <text:p>0.0</text:p>
          </table:table-cell>
          <table:table-cell table:formula="of:=[.$F105]+[.$G105]+[.$I105]" office:value-type="float" office:value="-0.0250687022900763">
            <text:p>0</text:p>
          </table:table-cell>
          <table:table-cell/>
        </table:table-row>
        <table:table-row table:style-name="ro1">
          <table:table-cell table:formula="of:=[.$A105]+[.$B$12]" office:value-type="float" office:value="0.356">
            <text:p>0.356</text:p>
          </table:table-cell>
          <table:table-cell office:value-type="float" office:value="-4">
            <text:p>-4</text:p>
          </table:table-cell>
          <table:table-cell table:formula="of:=[.B106]/65.5" office:value-type="float" office:value="-0.0610687022900763">
            <text:p>-0.1</text:p>
          </table:table-cell>
          <table:table-cell table:formula="of:=[.$B$5]-[.$C106]" office:value-type="float" office:value="0.0610687022900763">
            <text:p>0.1</text:p>
          </table:table-cell>
          <table:table-cell table:formula="of:=[.$D105]" office:value-type="float" office:value="0.0152671755725191">
            <text:p>0.0</text:p>
          </table:table-cell>
          <table:table-cell table:formula="of:=[.$B$7]*[.$D106]" office:value-type="float" office:value="0.0488549618320611">
            <text:p>0.0</text:p>
          </table:table-cell>
          <table:table-cell table:formula="of:=MIN([.$H106]+[.$B$8]*([.$D106]+[.$E106])*[.$B$12]/2;[.$B$10])" office:value-type="float" office:value="-0.036824427480916">
            <text:p>0.0</text:p>
          </table:table-cell>
          <table:table-cell table:formula="of:=[.$G105]" office:value-type="float" office:value="-0.0372824427480916">
            <text:p>0.0</text:p>
          </table:table-cell>
          <table:table-cell table:formula="of:=[.$B$9]*([.$D106]-[.$E106])/[.$B$12]" office:value-type="float" office:value="0">
            <text:p>0.0</text:p>
          </table:table-cell>
          <table:table-cell table:formula="of:=[.$F106]+[.$G106]+[.$I106]" office:value-type="float" office:value="0.012030534351145">
            <text:p>0</text:p>
          </table:table-cell>
          <table:table-cell/>
        </table:table-row>
        <table:table-row table:style-name="ro1">
          <table:table-cell table:formula="of:=[.$A106]+[.$B$12]" office:value-type="float" office:value="0.36">
            <text:p>0.360</text:p>
          </table:table-cell>
          <table:table-cell office:value-type="float" office:value="-5">
            <text:p>-5</text:p>
          </table:table-cell>
          <table:table-cell table:formula="of:=[.B107]/65.5" office:value-type="float" office:value="-0.0763358778625954">
            <text:p>-0.1</text:p>
          </table:table-cell>
          <table:table-cell table:formula="of:=[.$B$5]-[.$C107]" office:value-type="float" office:value="0.0763358778625954">
            <text:p>0.1</text:p>
          </table:table-cell>
          <table:table-cell table:formula="of:=[.$D106]" office:value-type="float" office:value="0.0610687022900763">
            <text:p>0.1</text:p>
          </table:table-cell>
          <table:table-cell table:formula="of:=[.$B$7]*[.$D107]" office:value-type="float" office:value="0.0610687022900763">
            <text:p>0.1</text:p>
          </table:table-cell>
          <table:table-cell table:formula="of:=MIN([.$H107]+[.$B$8]*([.$D107]+[.$E107])*[.$B$12]/2;[.$B$10])" office:value-type="float" office:value="-0.036">
            <text:p>0.0</text:p>
          </table:table-cell>
          <table:table-cell table:formula="of:=[.$G106]" office:value-type="float" office:value="-0.036824427480916">
            <text:p>0.0</text:p>
          </table:table-cell>
          <table:table-cell table:formula="of:=[.$B$9]*([.$D107]-[.$E107])/[.$B$12]" office:value-type="float" office:value="0">
            <text:p>0.0</text:p>
          </table:table-cell>
          <table:table-cell table:formula="of:=[.$F107]+[.$G107]+[.$I107]" office:value-type="float" office:value="0.0250687022900763">
            <text:p>0</text:p>
          </table:table-cell>
          <table:table-cell/>
        </table:table-row>
        <table:table-row table:style-name="ro1">
          <table:table-cell table:formula="of:=[.$A107]+[.$B$12]" office:value-type="float" office:value="0.364">
            <text:p>0.364</text:p>
          </table:table-cell>
          <table:table-cell office:value-type="float" office:value="-7">
            <text:p>-7</text:p>
          </table:table-cell>
          <table:table-cell table:formula="of:=[.B108]/65.5" office:value-type="float" office:value="-0.106870229007634">
            <text:p>-0.1</text:p>
          </table:table-cell>
          <table:table-cell table:formula="of:=[.$B$5]-[.$C108]" office:value-type="float" office:value="0.106870229007634">
            <text:p>0.1</text:p>
          </table:table-cell>
          <table:table-cell table:formula="of:=[.$D107]" office:value-type="float" office:value="0.0763358778625954">
            <text:p>0.1</text:p>
          </table:table-cell>
          <table:table-cell table:formula="of:=[.$B$7]*[.$D108]" office:value-type="float" office:value="0.0854961832061069">
            <text:p>0.1</text:p>
          </table:table-cell>
          <table:table-cell table:formula="of:=MIN([.$H108]+[.$B$8]*([.$D108]+[.$E108])*[.$B$12]/2;[.$B$10])" office:value-type="float" office:value="-0.0349007633587786">
            <text:p>0.0</text:p>
          </table:table-cell>
          <table:table-cell table:formula="of:=[.$G107]" office:value-type="float" office:value="-0.036">
            <text:p>0.0</text:p>
          </table:table-cell>
          <table:table-cell table:formula="of:=[.$B$9]*([.$D108]-[.$E108])/[.$B$12]" office:value-type="float" office:value="0">
            <text:p>0.0</text:p>
          </table:table-cell>
          <table:table-cell table:formula="of:=[.$F108]+[.$G108]+[.$I108]" office:value-type="float" office:value="0.0505954198473283">
            <text:p>0</text:p>
          </table:table-cell>
          <table:table-cell/>
        </table:table-row>
        <table:table-row table:style-name="ro1">
          <table:table-cell table:formula="of:=[.$A108]+[.$B$12]" office:value-type="float" office:value="0.368">
            <text:p>0.368</text:p>
          </table:table-cell>
          <table:table-cell office:value-type="float" office:value="1">
            <text:p>1</text:p>
          </table:table-cell>
          <table:table-cell table:formula="of:=[.B109]/65.5" office:value-type="float" office:value="0.0152671755725191">
            <text:p>0.0</text:p>
          </table:table-cell>
          <table:table-cell table:formula="of:=[.$B$5]-[.$C109]" office:value-type="float" office:value="-0.0152671755725191">
            <text:p>0.0</text:p>
          </table:table-cell>
          <table:table-cell table:formula="of:=[.$D108]" office:value-type="float" office:value="0.106870229007634">
            <text:p>0.1</text:p>
          </table:table-cell>
          <table:table-cell table:formula="of:=[.$B$7]*[.$D109]" office:value-type="float" office:value="-0.0122137404580153">
            <text:p>0.0</text:p>
          </table:table-cell>
          <table:table-cell table:formula="of:=MIN([.$H109]+[.$B$8]*([.$D109]+[.$E109])*[.$B$12]/2;[.$B$10])" office:value-type="float" office:value="-0.0343511450381679">
            <text:p>0.0</text:p>
          </table:table-cell>
          <table:table-cell table:formula="of:=[.$G108]" office:value-type="float" office:value="-0.0349007633587786">
            <text:p>0.0</text:p>
          </table:table-cell>
          <table:table-cell table:formula="of:=[.$B$9]*([.$D109]-[.$E109])/[.$B$12]" office:value-type="float" office:value="-0">
            <text:p>0.0</text:p>
          </table:table-cell>
          <table:table-cell table:formula="of:=[.$F109]+[.$G109]+[.$I109]" office:value-type="float" office:value="-0.0465648854961832">
            <text:p>0</text:p>
          </table:table-cell>
          <table:table-cell/>
        </table:table-row>
        <table:table-row table:style-name="ro1">
          <table:table-cell table:formula="of:=[.$A109]+[.$B$12]" office:value-type="float" office:value="0.372">
            <text:p>0.372</text:p>
          </table:table-cell>
          <table:table-cell office:value-type="float" office:value="1">
            <text:p>1</text:p>
          </table:table-cell>
          <table:table-cell table:formula="of:=[.B110]/65.5" office:value-type="float" office:value="0.0152671755725191">
            <text:p>0.0</text:p>
          </table:table-cell>
          <table:table-cell table:formula="of:=[.$B$5]-[.$C110]" office:value-type="float" office:value="-0.0152671755725191">
            <text:p>0.0</text:p>
          </table:table-cell>
          <table:table-cell table:formula="of:=[.$D109]" office:value-type="float" office:value="-0.0152671755725191">
            <text:p>0.0</text:p>
          </table:table-cell>
          <table:table-cell table:formula="of:=[.$B$7]*[.$D110]" office:value-type="float" office:value="-0.0122137404580153">
            <text:p>0.0</text:p>
          </table:table-cell>
          <table:table-cell table:formula="of:=MIN([.$H110]+[.$B$8]*([.$D110]+[.$E110])*[.$B$12]/2;[.$B$10])" office:value-type="float" office:value="-0.0345343511450382">
            <text:p>0.0</text:p>
          </table:table-cell>
          <table:table-cell table:formula="of:=[.$G109]" office:value-type="float" office:value="-0.0343511450381679">
            <text:p>0.0</text:p>
          </table:table-cell>
          <table:table-cell table:formula="of:=[.$B$9]*([.$D110]-[.$E110])/[.$B$12]" office:value-type="float" office:value="0">
            <text:p>0.0</text:p>
          </table:table-cell>
          <table:table-cell table:formula="of:=[.$F110]+[.$G110]+[.$I110]" office:value-type="float" office:value="-0.0467480916030534">
            <text:p>0</text:p>
          </table:table-cell>
          <table:table-cell/>
        </table:table-row>
        <table:table-row table:style-name="ro1">
          <table:table-cell table:formula="of:=[.$A110]+[.$B$12]" office:value-type="float" office:value="0.376">
            <text:p>0.376</text:p>
          </table:table-cell>
          <table:table-cell office:value-type="float" office:value="-4">
            <text:p>-4</text:p>
          </table:table-cell>
          <table:table-cell table:formula="of:=[.B111]/65.5" office:value-type="float" office:value="-0.0610687022900763">
            <text:p>-0.1</text:p>
          </table:table-cell>
          <table:table-cell table:formula="of:=[.$B$5]-[.$C111]" office:value-type="float" office:value="0.0610687022900763">
            <text:p>0.1</text:p>
          </table:table-cell>
          <table:table-cell table:formula="of:=[.$D110]" office:value-type="float" office:value="-0.0152671755725191">
            <text:p>0.0</text:p>
          </table:table-cell>
          <table:table-cell table:formula="of:=[.$B$7]*[.$D111]" office:value-type="float" office:value="0.0488549618320611">
            <text:p>0.0</text:p>
          </table:table-cell>
          <table:table-cell table:formula="of:=MIN([.$H111]+[.$B$8]*([.$D111]+[.$E111])*[.$B$12]/2;[.$B$10])" office:value-type="float" office:value="-0.0342595419847328">
            <text:p>0.0</text:p>
          </table:table-cell>
          <table:table-cell table:formula="of:=[.$G110]" office:value-type="float" office:value="-0.0345343511450382">
            <text:p>0.0</text:p>
          </table:table-cell>
          <table:table-cell table:formula="of:=[.$B$9]*([.$D111]-[.$E111])/[.$B$12]" office:value-type="float" office:value="0">
            <text:p>0.0</text:p>
          </table:table-cell>
          <table:table-cell table:formula="of:=[.$F111]+[.$G111]+[.$I111]" office:value-type="float" office:value="0.0145954198473283">
            <text:p>0</text:p>
          </table:table-cell>
          <table:table-cell/>
        </table:table-row>
        <table:table-row table:style-name="ro1">
          <table:table-cell table:formula="of:=[.$A111]+[.$B$12]" office:value-type="float" office:value="0.38">
            <text:p>0.380</text:p>
          </table:table-cell>
          <table:table-cell office:value-type="float" office:value="1">
            <text:p>1</text:p>
          </table:table-cell>
          <table:table-cell table:formula="of:=[.B112]/65.5" office:value-type="float" office:value="0.0152671755725191">
            <text:p>0.0</text:p>
          </table:table-cell>
          <table:table-cell table:formula="of:=[.$B$5]-[.$C112]" office:value-type="float" office:value="-0.0152671755725191">
            <text:p>0.0</text:p>
          </table:table-cell>
          <table:table-cell table:formula="of:=[.$D111]" office:value-type="float" office:value="0.0610687022900763">
            <text:p>0.1</text:p>
          </table:table-cell>
          <table:table-cell table:formula="of:=[.$B$7]*[.$D112]" office:value-type="float" office:value="-0.0122137404580153">
            <text:p>0.0</text:p>
          </table:table-cell>
          <table:table-cell table:formula="of:=MIN([.$H112]+[.$B$8]*([.$D112]+[.$E112])*[.$B$12]/2;[.$B$10])" office:value-type="float" office:value="-0.0339847328244275">
            <text:p>0.0</text:p>
          </table:table-cell>
          <table:table-cell table:formula="of:=[.$G111]" office:value-type="float" office:value="-0.0342595419847328">
            <text:p>0.0</text:p>
          </table:table-cell>
          <table:table-cell table:formula="of:=[.$B$9]*([.$D112]-[.$E112])/[.$B$12]" office:value-type="float" office:value="-0">
            <text:p>0.0</text:p>
          </table:table-cell>
          <table:table-cell table:formula="of:=[.$F112]+[.$G112]+[.$I112]" office:value-type="float" office:value="-0.0461984732824427">
            <text:p>0</text:p>
          </table:table-cell>
          <table:table-cell/>
        </table:table-row>
        <table:table-row table:style-name="ro1">
          <table:table-cell table:formula="of:=[.$A112]+[.$B$12]" office:value-type="float" office:value="0.384">
            <text:p>0.384</text:p>
          </table:table-cell>
          <table:table-cell office:value-type="float" office:value="2">
            <text:p>2</text:p>
          </table:table-cell>
          <table:table-cell table:formula="of:=[.B113]/65.5" office:value-type="float" office:value="0.0305343511450382">
            <text:p>0.0</text:p>
          </table:table-cell>
          <table:table-cell table:formula="of:=[.$B$5]-[.$C113]" office:value-type="float" office:value="-0.0305343511450382">
            <text:p>0.0</text:p>
          </table:table-cell>
          <table:table-cell table:formula="of:=[.$D112]" office:value-type="float" office:value="-0.0152671755725191">
            <text:p>0.0</text:p>
          </table:table-cell>
          <table:table-cell table:formula="of:=[.$B$7]*[.$D113]" office:value-type="float" office:value="-0.0244274809160305">
            <text:p>0.0</text:p>
          </table:table-cell>
          <table:table-cell table:formula="of:=MIN([.$H113]+[.$B$8]*([.$D113]+[.$E113])*[.$B$12]/2;[.$B$10])" office:value-type="float" office:value="-0.0342595419847328">
            <text:p>0.0</text:p>
          </table:table-cell>
          <table:table-cell table:formula="of:=[.$G112]" office:value-type="float" office:value="-0.0339847328244275">
            <text:p>0.0</text:p>
          </table:table-cell>
          <table:table-cell table:formula="of:=[.$B$9]*([.$D113]-[.$E113])/[.$B$12]" office:value-type="float" office:value="-0">
            <text:p>0.0</text:p>
          </table:table-cell>
          <table:table-cell table:formula="of:=[.$F113]+[.$G113]+[.$I113]" office:value-type="float" office:value="-0.0586870229007633">
            <text:p>0</text:p>
          </table:table-cell>
          <table:table-cell/>
        </table:table-row>
        <table:table-row table:style-name="ro1">
          <table:table-cell table:formula="of:=[.$A113]+[.$B$12]" office:value-type="float" office:value="0.388">
            <text:p>0.388</text:p>
          </table:table-cell>
          <table:table-cell office:value-type="float" office:value="6">
            <text:p>6</text:p>
          </table:table-cell>
          <table:table-cell table:formula="of:=[.B114]/65.5" office:value-type="float" office:value="0.0916030534351145">
            <text:p>0.1</text:p>
          </table:table-cell>
          <table:table-cell table:formula="of:=[.$B$5]-[.$C114]" office:value-type="float" office:value="-0.0916030534351145">
            <text:p>-0.1</text:p>
          </table:table-cell>
          <table:table-cell table:formula="of:=[.$D113]" office:value-type="float" office:value="-0.0305343511450382">
            <text:p>0.0</text:p>
          </table:table-cell>
          <table:table-cell table:formula="of:=[.$B$7]*[.$D114]" office:value-type="float" office:value="-0.0732824427480916">
            <text:p>-0.1</text:p>
          </table:table-cell>
          <table:table-cell table:formula="of:=MIN([.$H114]+[.$B$8]*([.$D114]+[.$E114])*[.$B$12]/2;[.$B$10])" office:value-type="float" office:value="-0.0349923664122137">
            <text:p>0.0</text:p>
          </table:table-cell>
          <table:table-cell table:formula="of:=[.$G113]" office:value-type="float" office:value="-0.0342595419847328">
            <text:p>0.0</text:p>
          </table:table-cell>
          <table:table-cell table:formula="of:=[.$B$9]*([.$D114]-[.$E114])/[.$B$12]" office:value-type="float" office:value="-0">
            <text:p>0.0</text:p>
          </table:table-cell>
          <table:table-cell table:formula="of:=[.$F114]+[.$G114]+[.$I114]" office:value-type="float" office:value="-0.108274809160305">
            <text:p>0</text:p>
          </table:table-cell>
          <table:table-cell/>
        </table:table-row>
        <table:table-row table:style-name="ro1">
          <table:table-cell table:formula="of:=[.$A114]+[.$B$12]" office:value-type="float" office:value="0.392">
            <text:p>0.392</text:p>
          </table:table-cell>
          <table:table-cell office:value-type="float" office:value="2">
            <text:p>2</text:p>
          </table:table-cell>
          <table:table-cell table:formula="of:=[.B115]/65.5" office:value-type="float" office:value="0.0305343511450382">
            <text:p>0.0</text:p>
          </table:table-cell>
          <table:table-cell table:formula="of:=[.$B$5]-[.$C115]" office:value-type="float" office:value="-0.0305343511450382">
            <text:p>0.0</text:p>
          </table:table-cell>
          <table:table-cell table:formula="of:=[.$D114]" office:value-type="float" office:value="-0.0916030534351145">
            <text:p>-0.1</text:p>
          </table:table-cell>
          <table:table-cell table:formula="of:=[.$B$7]*[.$D115]" office:value-type="float" office:value="-0.0244274809160305">
            <text:p>0.0</text:p>
          </table:table-cell>
          <table:table-cell table:formula="of:=MIN([.$H115]+[.$B$8]*([.$D115]+[.$E115])*[.$B$12]/2;[.$B$10])" office:value-type="float" office:value="-0.0357251908396946">
            <text:p>0.0</text:p>
          </table:table-cell>
          <table:table-cell table:formula="of:=[.$G114]" office:value-type="float" office:value="-0.0349923664122137">
            <text:p>0.0</text:p>
          </table:table-cell>
          <table:table-cell table:formula="of:=[.$B$9]*([.$D115]-[.$E115])/[.$B$12]" office:value-type="float" office:value="0">
            <text:p>0.0</text:p>
          </table:table-cell>
          <table:table-cell table:formula="of:=[.$F115]+[.$G115]+[.$I115]" office:value-type="float" office:value="-0.0601526717557252">
            <text:p>0</text:p>
          </table:table-cell>
          <table:table-cell/>
        </table:table-row>
        <table:table-row table:style-name="ro1">
          <table:table-cell table:formula="of:=[.$A115]+[.$B$12]" office:value-type="float" office:value="0.396">
            <text:p>0.396</text:p>
          </table:table-cell>
          <table:table-cell office:value-type="float" office:value="0">
            <text:p>0</text:p>
          </table:table-cell>
          <table:table-cell table:formula="of:=[.B116]/65.5" office:value-type="float" office:value="0">
            <text:p>0.0</text:p>
          </table:table-cell>
          <table:table-cell table:formula="of:=[.$B$5]-[.$C116]" office:value-type="float" office:value="0">
            <text:p>0.0</text:p>
          </table:table-cell>
          <table:table-cell table:formula="of:=[.$D115]" office:value-type="float" office:value="-0.0305343511450382">
            <text:p>0.0</text:p>
          </table:table-cell>
          <table:table-cell table:formula="of:=[.$B$7]*[.$D116]" office:value-type="float" office:value="0">
            <text:p>0.0</text:p>
          </table:table-cell>
          <table:table-cell table:formula="of:=MIN([.$H116]+[.$B$8]*([.$D116]+[.$E116])*[.$B$12]/2;[.$B$10])" office:value-type="float" office:value="-0.0359083969465649">
            <text:p>0.0</text:p>
          </table:table-cell>
          <table:table-cell table:formula="of:=[.$G115]" office:value-type="float" office:value="-0.0357251908396946">
            <text:p>0.0</text:p>
          </table:table-cell>
          <table:table-cell table:formula="of:=[.$B$9]*([.$D116]-[.$E116])/[.$B$12]" office:value-type="float" office:value="0">
            <text:p>0.0</text:p>
          </table:table-cell>
          <table:table-cell table:formula="of:=[.$F116]+[.$G116]+[.$I116]" office:value-type="float" office:value="-0.0359083969465649">
            <text:p>0</text:p>
          </table:table-cell>
          <table:table-cell/>
        </table:table-row>
        <table:table-row table:style-name="ro1">
          <table:table-cell table:formula="of:=[.$A116]+[.$B$12]" office:value-type="float" office:value="0.4">
            <text:p>0.400</text:p>
          </table:table-cell>
          <table:table-cell office:value-type="float" office:value="7">
            <text:p>7</text:p>
          </table:table-cell>
          <table:table-cell table:formula="of:=[.B117]/65.5" office:value-type="float" office:value="0.106870229007634">
            <text:p>0.1</text:p>
          </table:table-cell>
          <table:table-cell table:formula="of:=[.$B$5]-[.$C117]" office:value-type="float" office:value="-0.106870229007634">
            <text:p>-0.1</text:p>
          </table:table-cell>
          <table:table-cell table:formula="of:=[.$D116]" office:value-type="float" office:value="0">
            <text:p>0.0</text:p>
          </table:table-cell>
          <table:table-cell table:formula="of:=[.$B$7]*[.$D117]" office:value-type="float" office:value="-0.0854961832061069">
            <text:p>-0.1</text:p>
          </table:table-cell>
          <table:table-cell table:formula="of:=MIN([.$H117]+[.$B$8]*([.$D117]+[.$E117])*[.$B$12]/2;[.$B$10])" office:value-type="float" office:value="-0.0365496183206107">
            <text:p>0.0</text:p>
          </table:table-cell>
          <table:table-cell table:formula="of:=[.$G116]" office:value-type="float" office:value="-0.0359083969465649">
            <text:p>0.0</text:p>
          </table:table-cell>
          <table:table-cell table:formula="of:=[.$B$9]*([.$D117]-[.$E117])/[.$B$12]" office:value-type="float" office:value="-0">
            <text:p>0.0</text:p>
          </table:table-cell>
          <table:table-cell table:formula="of:=[.$F117]+[.$G117]+[.$I117]" office:value-type="float" office:value="-0.122045801526718">
            <text:p>0</text:p>
          </table:table-cell>
          <table:table-cell/>
        </table:table-row>
        <table:table-row table:style-name="ro1">
          <table:table-cell table:formula="of:=[.$A117]+[.$B$12]" office:value-type="float" office:value="0.404">
            <text:p>0.404</text:p>
          </table:table-cell>
          <table:table-cell office:value-type="float" office:value="-13">
            <text:p>-13</text:p>
          </table:table-cell>
          <table:table-cell table:formula="of:=[.B118]/65.5" office:value-type="float" office:value="-0.198473282442748">
            <text:p>-0.2</text:p>
          </table:table-cell>
          <table:table-cell table:formula="of:=[.$B$5]-[.$C118]" office:value-type="float" office:value="0.198473282442748">
            <text:p>0.2</text:p>
          </table:table-cell>
          <table:table-cell table:formula="of:=[.$D117]" office:value-type="float" office:value="-0.106870229007634">
            <text:p>-0.1</text:p>
          </table:table-cell>
          <table:table-cell table:formula="of:=[.$B$7]*[.$D118]" office:value-type="float" office:value="0.158778625954198">
            <text:p>0.2</text:p>
          </table:table-cell>
          <table:table-cell table:formula="of:=MIN([.$H118]+[.$B$8]*([.$D118]+[.$E118])*[.$B$12]/2;[.$B$10])" office:value-type="float" office:value="-0.036">
            <text:p>0.0</text:p>
          </table:table-cell>
          <table:table-cell table:formula="of:=[.$G117]" office:value-type="float" office:value="-0.0365496183206107">
            <text:p>0.0</text:p>
          </table:table-cell>
          <table:table-cell table:formula="of:=[.$B$9]*([.$D118]-[.$E118])/[.$B$12]" office:value-type="float" office:value="0">
            <text:p>0.0</text:p>
          </table:table-cell>
          <table:table-cell table:formula="of:=[.$F118]+[.$G118]+[.$I118]" office:value-type="float" office:value="0.122778625954198">
            <text:p>0</text:p>
          </table:table-cell>
          <table:table-cell/>
        </table:table-row>
        <table:table-row table:style-name="ro1">
          <table:table-cell table:formula="of:=[.$A118]+[.$B$12]" office:value-type="float" office:value="0.408">
            <text:p>0.408</text:p>
          </table:table-cell>
          <table:table-cell office:value-type="float" office:value="7">
            <text:p>7</text:p>
          </table:table-cell>
          <table:table-cell table:formula="of:=[.B119]/65.5" office:value-type="float" office:value="0.106870229007634">
            <text:p>0.1</text:p>
          </table:table-cell>
          <table:table-cell table:formula="of:=[.$B$5]-[.$C119]" office:value-type="float" office:value="-0.106870229007634">
            <text:p>-0.1</text:p>
          </table:table-cell>
          <table:table-cell table:formula="of:=[.$D118]" office:value-type="float" office:value="0.198473282442748">
            <text:p>0.2</text:p>
          </table:table-cell>
          <table:table-cell table:formula="of:=[.$B$7]*[.$D119]" office:value-type="float" office:value="-0.0854961832061069">
            <text:p>-0.1</text:p>
          </table:table-cell>
          <table:table-cell table:formula="of:=MIN([.$H119]+[.$B$8]*([.$D119]+[.$E119])*[.$B$12]/2;[.$B$10])" office:value-type="float" office:value="-0.0354503816793893">
            <text:p>0.0</text:p>
          </table:table-cell>
          <table:table-cell table:formula="of:=[.$G118]" office:value-type="float" office:value="-0.036">
            <text:p>0.0</text:p>
          </table:table-cell>
          <table:table-cell table:formula="of:=[.$B$9]*([.$D119]-[.$E119])/[.$B$12]" office:value-type="float" office:value="-0">
            <text:p>0.0</text:p>
          </table:table-cell>
          <table:table-cell table:formula="of:=[.$F119]+[.$G119]+[.$I119]" office:value-type="float" office:value="-0.120946564885496">
            <text:p>0</text:p>
          </table:table-cell>
          <table:table-cell/>
        </table:table-row>
        <table:table-row table:style-name="ro1">
          <table:table-cell table:formula="of:=[.$A119]+[.$B$12]" office:value-type="float" office:value="0.412">
            <text:p>0.412</text:p>
          </table:table-cell>
          <table:table-cell office:value-type="float" office:value="3">
            <text:p>3</text:p>
          </table:table-cell>
          <table:table-cell table:formula="of:=[.B120]/65.5" office:value-type="float" office:value="0.0458015267175573">
            <text:p>0.0</text:p>
          </table:table-cell>
          <table:table-cell table:formula="of:=[.$B$5]-[.$C120]" office:value-type="float" office:value="-0.0458015267175573">
            <text:p>0.0</text:p>
          </table:table-cell>
          <table:table-cell table:formula="of:=[.$D119]" office:value-type="float" office:value="-0.106870229007634">
            <text:p>-0.1</text:p>
          </table:table-cell>
          <table:table-cell table:formula="of:=[.$B$7]*[.$D120]" office:value-type="float" office:value="-0.0366412213740458">
            <text:p>0.0</text:p>
          </table:table-cell>
          <table:table-cell table:formula="of:=MIN([.$H120]+[.$B$8]*([.$D120]+[.$E120])*[.$B$12]/2;[.$B$10])" office:value-type="float" office:value="-0.0363664122137404">
            <text:p>0.0</text:p>
          </table:table-cell>
          <table:table-cell table:formula="of:=[.$G119]" office:value-type="float" office:value="-0.0354503816793893">
            <text:p>0.0</text:p>
          </table:table-cell>
          <table:table-cell table:formula="of:=[.$B$9]*([.$D120]-[.$E120])/[.$B$12]" office:value-type="float" office:value="0">
            <text:p>0.0</text:p>
          </table:table-cell>
          <table:table-cell table:formula="of:=[.$F120]+[.$G120]+[.$I120]" office:value-type="float" office:value="-0.0730076335877863">
            <text:p>0</text:p>
          </table:table-cell>
          <table:table-cell/>
        </table:table-row>
        <table:table-row table:style-name="ro1">
          <table:table-cell table:formula="of:=[.$A120]+[.$B$12]" office:value-type="float" office:value="0.416">
            <text:p>0.416</text:p>
          </table:table-cell>
          <table:table-cell office:value-type="float" office:value="0">
            <text:p>0</text:p>
          </table:table-cell>
          <table:table-cell table:formula="of:=[.B121]/65.5" office:value-type="float" office:value="0">
            <text:p>0.0</text:p>
          </table:table-cell>
          <table:table-cell table:formula="of:=[.$B$5]-[.$C121]" office:value-type="float" office:value="0">
            <text:p>0.0</text:p>
          </table:table-cell>
          <table:table-cell table:formula="of:=[.$D120]" office:value-type="float" office:value="-0.0458015267175573">
            <text:p>0.0</text:p>
          </table:table-cell>
          <table:table-cell table:formula="of:=[.$B$7]*[.$D121]" office:value-type="float" office:value="0">
            <text:p>0.0</text:p>
          </table:table-cell>
          <table:table-cell table:formula="of:=MIN([.$H121]+[.$B$8]*([.$D121]+[.$E121])*[.$B$12]/2;[.$B$10])" office:value-type="float" office:value="-0.0366412213740458">
            <text:p>0.0</text:p>
          </table:table-cell>
          <table:table-cell table:formula="of:=[.$G120]" office:value-type="float" office:value="-0.0363664122137404">
            <text:p>0.0</text:p>
          </table:table-cell>
          <table:table-cell table:formula="of:=[.$B$9]*([.$D121]-[.$E121])/[.$B$12]" office:value-type="float" office:value="0">
            <text:p>0.0</text:p>
          </table:table-cell>
          <table:table-cell table:formula="of:=[.$F121]+[.$G121]+[.$I121]" office:value-type="float" office:value="-0.0366412213740458">
            <text:p>0</text:p>
          </table:table-cell>
          <table:table-cell/>
        </table:table-row>
        <table:table-row table:style-name="ro1">
          <table:table-cell table:formula="of:=[.$A121]+[.$B$12]" office:value-type="float" office:value="0.42">
            <text:p>0.420</text:p>
          </table:table-cell>
          <table:table-cell office:value-type="float" office:value="-3">
            <text:p>-3</text:p>
          </table:table-cell>
          <table:table-cell table:formula="of:=[.B122]/65.5" office:value-type="float" office:value="-0.0458015267175573">
            <text:p>0.0</text:p>
          </table:table-cell>
          <table:table-cell table:formula="of:=[.$B$5]-[.$C122]" office:value-type="float" office:value="0.0458015267175573">
            <text:p>0.0</text:p>
          </table:table-cell>
          <table:table-cell table:formula="of:=[.$D121]" office:value-type="float" office:value="0">
            <text:p>0.0</text:p>
          </table:table-cell>
          <table:table-cell table:formula="of:=[.$B$7]*[.$D122]" office:value-type="float" office:value="0.0366412213740458">
            <text:p>0.0</text:p>
          </table:table-cell>
          <table:table-cell table:formula="of:=MIN([.$H122]+[.$B$8]*([.$D122]+[.$E122])*[.$B$12]/2;[.$B$10])" office:value-type="float" office:value="-0.0363664122137404">
            <text:p>0.0</text:p>
          </table:table-cell>
          <table:table-cell table:formula="of:=[.$G121]" office:value-type="float" office:value="-0.0366412213740458">
            <text:p>0.0</text:p>
          </table:table-cell>
          <table:table-cell table:formula="of:=[.$B$9]*([.$D122]-[.$E122])/[.$B$12]" office:value-type="float" office:value="0">
            <text:p>0.0</text:p>
          </table:table-cell>
          <table:table-cell table:formula="of:=[.$F122]+[.$G122]+[.$I122]" office:value-type="float" office:value="0.000274809160305353">
            <text:p>0</text:p>
          </table:table-cell>
          <table:table-cell/>
        </table:table-row>
        <table:table-row table:style-name="ro1">
          <table:table-cell table:formula="of:=[.$A122]+[.$B$12]" office:value-type="float" office:value="0.424">
            <text:p>0.424</text:p>
          </table:table-cell>
          <table:table-cell office:value-type="float" office:value="1">
            <text:p>1</text:p>
          </table:table-cell>
          <table:table-cell table:formula="of:=[.B123]/65.5" office:value-type="float" office:value="0.0152671755725191">
            <text:p>0.0</text:p>
          </table:table-cell>
          <table:table-cell table:formula="of:=[.$B$5]-[.$C123]" office:value-type="float" office:value="-0.0152671755725191">
            <text:p>0.0</text:p>
          </table:table-cell>
          <table:table-cell table:formula="of:=[.$D122]" office:value-type="float" office:value="0.0458015267175573">
            <text:p>0.0</text:p>
          </table:table-cell>
          <table:table-cell table:formula="of:=[.$B$7]*[.$D123]" office:value-type="float" office:value="-0.0122137404580153">
            <text:p>0.0</text:p>
          </table:table-cell>
          <table:table-cell table:formula="of:=MIN([.$H123]+[.$B$8]*([.$D123]+[.$E123])*[.$B$12]/2;[.$B$10])" office:value-type="float" office:value="-0.0361832061068702">
            <text:p>0.0</text:p>
          </table:table-cell>
          <table:table-cell table:formula="of:=[.$G122]" office:value-type="float" office:value="-0.0363664122137404">
            <text:p>0.0</text:p>
          </table:table-cell>
          <table:table-cell table:formula="of:=[.$B$9]*([.$D123]-[.$E123])/[.$B$12]" office:value-type="float" office:value="-0">
            <text:p>0.0</text:p>
          </table:table-cell>
          <table:table-cell table:formula="of:=[.$F123]+[.$G123]+[.$I123]" office:value-type="float" office:value="-0.0483969465648855">
            <text:p>0</text:p>
          </table:table-cell>
          <table:table-cell/>
        </table:table-row>
        <table:table-row table:style-name="ro1">
          <table:table-cell table:formula="of:=[.$A123]+[.$B$12]" office:value-type="float" office:value="0.428">
            <text:p>0.428</text:p>
          </table:table-cell>
          <table:table-cell office:value-type="float" office:value="6">
            <text:p>6</text:p>
          </table:table-cell>
          <table:table-cell table:formula="of:=[.B124]/65.5" office:value-type="float" office:value="0.0916030534351145">
            <text:p>0.1</text:p>
          </table:table-cell>
          <table:table-cell table:formula="of:=[.$B$5]-[.$C124]" office:value-type="float" office:value="-0.0916030534351145">
            <text:p>-0.1</text:p>
          </table:table-cell>
          <table:table-cell table:formula="of:=[.$D123]" office:value-type="float" office:value="-0.0152671755725191">
            <text:p>0.0</text:p>
          </table:table-cell>
          <table:table-cell table:formula="of:=[.$B$7]*[.$D124]" office:value-type="float" office:value="-0.0732824427480916">
            <text:p>-0.1</text:p>
          </table:table-cell>
          <table:table-cell table:formula="of:=MIN([.$H124]+[.$B$8]*([.$D124]+[.$E124])*[.$B$12]/2;[.$B$10])" office:value-type="float" office:value="-0.036824427480916">
            <text:p>0.0</text:p>
          </table:table-cell>
          <table:table-cell table:formula="of:=[.$G123]" office:value-type="float" office:value="-0.0361832061068702">
            <text:p>0.0</text:p>
          </table:table-cell>
          <table:table-cell table:formula="of:=[.$B$9]*([.$D124]-[.$E124])/[.$B$12]" office:value-type="float" office:value="-0">
            <text:p>0.0</text:p>
          </table:table-cell>
          <table:table-cell table:formula="of:=[.$F124]+[.$G124]+[.$I124]" office:value-type="float" office:value="-0.110106870229008">
            <text:p>0</text:p>
          </table:table-cell>
          <table:table-cell/>
        </table:table-row>
        <table:table-row table:style-name="ro1">
          <table:table-cell table:formula="of:=[.$A124]+[.$B$12]" office:value-type="float" office:value="0.432">
            <text:p>0.432</text:p>
          </table:table-cell>
          <table:table-cell office:value-type="float" office:value="0">
            <text:p>0</text:p>
          </table:table-cell>
          <table:table-cell table:formula="of:=[.B125]/65.5" office:value-type="float" office:value="0">
            <text:p>0.0</text:p>
          </table:table-cell>
          <table:table-cell table:formula="of:=[.$B$5]-[.$C125]" office:value-type="float" office:value="0">
            <text:p>0.0</text:p>
          </table:table-cell>
          <table:table-cell table:formula="of:=[.$D124]" office:value-type="float" office:value="-0.0916030534351145">
            <text:p>-0.1</text:p>
          </table:table-cell>
          <table:table-cell table:formula="of:=[.$B$7]*[.$D125]" office:value-type="float" office:value="0">
            <text:p>0.0</text:p>
          </table:table-cell>
          <table:table-cell table:formula="of:=MIN([.$H125]+[.$B$8]*([.$D125]+[.$E125])*[.$B$12]/2;[.$B$10])" office:value-type="float" office:value="-0.0373740458015267">
            <text:p>0.0</text:p>
          </table:table-cell>
          <table:table-cell table:formula="of:=[.$G124]" office:value-type="float" office:value="-0.036824427480916">
            <text:p>0.0</text:p>
          </table:table-cell>
          <table:table-cell table:formula="of:=[.$B$9]*([.$D125]-[.$E125])/[.$B$12]" office:value-type="float" office:value="0">
            <text:p>0.0</text:p>
          </table:table-cell>
          <table:table-cell table:formula="of:=[.$F125]+[.$G125]+[.$I125]" office:value-type="float" office:value="-0.0373740458015267">
            <text:p>0</text:p>
          </table:table-cell>
          <table:table-cell/>
        </table:table-row>
        <table:table-row table:style-name="ro1">
          <table:table-cell table:formula="of:=[.$A125]+[.$B$12]" office:value-type="float" office:value="0.436">
            <text:p>0.436</text:p>
          </table:table-cell>
          <table:table-cell office:value-type="float" office:value="1">
            <text:p>1</text:p>
          </table:table-cell>
          <table:table-cell table:formula="of:=[.B126]/65.5" office:value-type="float" office:value="0.0152671755725191">
            <text:p>0.0</text:p>
          </table:table-cell>
          <table:table-cell table:formula="of:=[.$B$5]-[.$C126]" office:value-type="float" office:value="-0.0152671755725191">
            <text:p>0.0</text:p>
          </table:table-cell>
          <table:table-cell table:formula="of:=[.$D125]" office:value-type="float" office:value="0">
            <text:p>0.0</text:p>
          </table:table-cell>
          <table:table-cell table:formula="of:=[.$B$7]*[.$D126]" office:value-type="float" office:value="-0.0122137404580153">
            <text:p>0.0</text:p>
          </table:table-cell>
          <table:table-cell table:formula="of:=MIN([.$H126]+[.$B$8]*([.$D126]+[.$E126])*[.$B$12]/2;[.$B$10])" office:value-type="float" office:value="-0.0374656488549618">
            <text:p>0.0</text:p>
          </table:table-cell>
          <table:table-cell table:formula="of:=[.$G125]" office:value-type="float" office:value="-0.0373740458015267">
            <text:p>0.0</text:p>
          </table:table-cell>
          <table:table-cell table:formula="of:=[.$B$9]*([.$D126]-[.$E126])/[.$B$12]" office:value-type="float" office:value="-0">
            <text:p>0.0</text:p>
          </table:table-cell>
          <table:table-cell table:formula="of:=[.$F126]+[.$G126]+[.$I126]" office:value-type="float" office:value="-0.0496793893129771">
            <text:p>0</text:p>
          </table:table-cell>
          <table:table-cell/>
        </table:table-row>
        <table:table-row table:style-name="ro1">
          <table:table-cell table:formula="of:=[.$A126]+[.$B$12]" office:value-type="float" office:value="0.44">
            <text:p>0.440</text:p>
          </table:table-cell>
          <table:table-cell office:value-type="float" office:value="-8">
            <text:p>-8</text:p>
          </table:table-cell>
          <table:table-cell table:formula="of:=[.B127]/65.5" office:value-type="float" office:value="-0.122137404580153">
            <text:p>-0.1</text:p>
          </table:table-cell>
          <table:table-cell table:formula="of:=[.$B$5]-[.$C127]" office:value-type="float" office:value="0.122137404580153">
            <text:p>0.1</text:p>
          </table:table-cell>
          <table:table-cell table:formula="of:=[.$D126]" office:value-type="float" office:value="-0.0152671755725191">
            <text:p>0.0</text:p>
          </table:table-cell>
          <table:table-cell table:formula="of:=[.$B$7]*[.$D127]" office:value-type="float" office:value="0.0977099236641221">
            <text:p>0.1</text:p>
          </table:table-cell>
          <table:table-cell table:formula="of:=MIN([.$H127]+[.$B$8]*([.$D127]+[.$E127])*[.$B$12]/2;[.$B$10])" office:value-type="float" office:value="-0.036824427480916">
            <text:p>0.0</text:p>
          </table:table-cell>
          <table:table-cell table:formula="of:=[.$G126]" office:value-type="float" office:value="-0.0374656488549618">
            <text:p>0.0</text:p>
          </table:table-cell>
          <table:table-cell table:formula="of:=[.$B$9]*([.$D127]-[.$E127])/[.$B$12]" office:value-type="float" office:value="0">
            <text:p>0.0</text:p>
          </table:table-cell>
          <table:table-cell table:formula="of:=[.$F127]+[.$G127]+[.$I127]" office:value-type="float" office:value="0.0608854961832061">
            <text:p>0</text:p>
          </table:table-cell>
          <table:table-cell/>
        </table:table-row>
        <table:table-row table:style-name="ro1">
          <table:table-cell table:formula="of:=[.$A127]+[.$B$12]" office:value-type="float" office:value="0.444">
            <text:p>0.444</text:p>
          </table:table-cell>
          <table:table-cell office:value-type="float" office:value="-5">
            <text:p>-5</text:p>
          </table:table-cell>
          <table:table-cell table:formula="of:=[.B128]/65.5" office:value-type="float" office:value="-0.0763358778625954">
            <text:p>-0.1</text:p>
          </table:table-cell>
          <table:table-cell table:formula="of:=[.$B$5]-[.$C128]" office:value-type="float" office:value="0.0763358778625954">
            <text:p>0.1</text:p>
          </table:table-cell>
          <table:table-cell table:formula="of:=[.$D127]" office:value-type="float" office:value="0.122137404580153">
            <text:p>0.1</text:p>
          </table:table-cell>
          <table:table-cell table:formula="of:=[.$B$7]*[.$D128]" office:value-type="float" office:value="0.0610687022900763">
            <text:p>0.1</text:p>
          </table:table-cell>
          <table:table-cell table:formula="of:=MIN([.$H128]+[.$B$8]*([.$D128]+[.$E128])*[.$B$12]/2;[.$B$10])" office:value-type="float" office:value="-0.0356335877862595">
            <text:p>0.0</text:p>
          </table:table-cell>
          <table:table-cell table:formula="of:=[.$G127]" office:value-type="float" office:value="-0.036824427480916">
            <text:p>0.0</text:p>
          </table:table-cell>
          <table:table-cell table:formula="of:=[.$B$9]*([.$D128]-[.$E128])/[.$B$12]" office:value-type="float" office:value="-0">
            <text:p>0.0</text:p>
          </table:table-cell>
          <table:table-cell table:formula="of:=[.$F128]+[.$G128]+[.$I128]" office:value-type="float" office:value="0.0254351145038168">
            <text:p>0</text:p>
          </table:table-cell>
          <table:table-cell/>
        </table:table-row>
        <table:table-row table:style-name="ro1">
          <table:table-cell table:formula="of:=[.$A128]+[.$B$12]" office:value-type="float" office:value="0.448">
            <text:p>0.448</text:p>
          </table:table-cell>
          <table:table-cell office:value-type="float" office:value="-10">
            <text:p>-10</text:p>
          </table:table-cell>
          <table:table-cell table:formula="of:=[.B129]/65.5" office:value-type="float" office:value="-0.152671755725191">
            <text:p>-0.2</text:p>
          </table:table-cell>
          <table:table-cell table:formula="of:=[.$B$5]-[.$C129]" office:value-type="float" office:value="0.152671755725191">
            <text:p>0.2</text:p>
          </table:table-cell>
          <table:table-cell table:formula="of:=[.$D128]" office:value-type="float" office:value="0.0763358778625954">
            <text:p>0.1</text:p>
          </table:table-cell>
          <table:table-cell table:formula="of:=[.$B$7]*[.$D129]" office:value-type="float" office:value="0.122137404580153">
            <text:p>0.1</text:p>
          </table:table-cell>
          <table:table-cell table:formula="of:=MIN([.$H129]+[.$B$8]*([.$D129]+[.$E129])*[.$B$12]/2;[.$B$10])" office:value-type="float" office:value="-0.0342595419847328">
            <text:p>0.0</text:p>
          </table:table-cell>
          <table:table-cell table:formula="of:=[.$G128]" office:value-type="float" office:value="-0.0356335877862595">
            <text:p>0.0</text:p>
          </table:table-cell>
          <table:table-cell table:formula="of:=[.$B$9]*([.$D129]-[.$E129])/[.$B$12]" office:value-type="float" office:value="0">
            <text:p>0.0</text:p>
          </table:table-cell>
          <table:table-cell table:formula="of:=[.$F129]+[.$G129]+[.$I129]" office:value-type="float" office:value="0.0878778625954199">
            <text:p>0</text:p>
          </table:table-cell>
          <table:table-cell/>
        </table:table-row>
        <table:table-row table:style-name="ro1">
          <table:table-cell table:formula="of:=[.$A129]+[.$B$12]" office:value-type="float" office:value="0.452">
            <text:p>0.452</text:p>
          </table:table-cell>
          <table:table-cell office:value-type="float" office:value="12">
            <text:p>12</text:p>
          </table:table-cell>
          <table:table-cell table:formula="of:=[.B130]/65.5" office:value-type="float" office:value="0.183206106870229">
            <text:p>0.2</text:p>
          </table:table-cell>
          <table:table-cell table:formula="of:=[.$B$5]-[.$C130]" office:value-type="float" office:value="-0.183206106870229">
            <text:p>-0.2</text:p>
          </table:table-cell>
          <table:table-cell table:formula="of:=[.$D129]" office:value-type="float" office:value="0.152671755725191">
            <text:p>0.2</text:p>
          </table:table-cell>
          <table:table-cell table:formula="of:=[.$B$7]*[.$D130]" office:value-type="float" office:value="-0.146564885496183">
            <text:p>-0.1</text:p>
          </table:table-cell>
          <table:table-cell table:formula="of:=MIN([.$H130]+[.$B$8]*([.$D130]+[.$E130])*[.$B$12]/2;[.$B$10])" office:value-type="float" office:value="-0.034442748091603">
            <text:p>0.0</text:p>
          </table:table-cell>
          <table:table-cell table:formula="of:=[.$G129]" office:value-type="float" office:value="-0.0342595419847328">
            <text:p>0.0</text:p>
          </table:table-cell>
          <table:table-cell table:formula="of:=[.$B$9]*([.$D130]-[.$E130])/[.$B$12]" office:value-type="float" office:value="-0">
            <text:p>0.0</text:p>
          </table:table-cell>
          <table:table-cell table:formula="of:=[.$F130]+[.$G130]+[.$I130]" office:value-type="float" office:value="-0.181007633587786">
            <text:p>0</text:p>
          </table:table-cell>
          <table:table-cell/>
        </table:table-row>
        <table:table-row table:style-name="ro1">
          <table:table-cell table:formula="of:=[.$A130]+[.$B$12]" office:value-type="float" office:value="0.456">
            <text:p>0.456</text:p>
          </table:table-cell>
          <table:table-cell office:value-type="float" office:value="4">
            <text:p>4</text:p>
          </table:table-cell>
          <table:table-cell table:formula="of:=[.B131]/65.5" office:value-type="float" office:value="0.0610687022900763">
            <text:p>0.1</text:p>
          </table:table-cell>
          <table:table-cell table:formula="of:=[.$B$5]-[.$C131]" office:value-type="float" office:value="-0.0610687022900763">
            <text:p>-0.1</text:p>
          </table:table-cell>
          <table:table-cell table:formula="of:=[.$D130]" office:value-type="float" office:value="-0.183206106870229">
            <text:p>-0.2</text:p>
          </table:table-cell>
          <table:table-cell table:formula="of:=[.$B$7]*[.$D131]" office:value-type="float" office:value="-0.0488549618320611">
            <text:p>0.0</text:p>
          </table:table-cell>
          <table:table-cell table:formula="of:=MIN([.$H131]+[.$B$8]*([.$D131]+[.$E131])*[.$B$12]/2;[.$B$10])" office:value-type="float" office:value="-0.0359083969465649">
            <text:p>0.0</text:p>
          </table:table-cell>
          <table:table-cell table:formula="of:=[.$G130]" office:value-type="float" office:value="-0.034442748091603">
            <text:p>0.0</text:p>
          </table:table-cell>
          <table:table-cell table:formula="of:=[.$B$9]*([.$D131]-[.$E131])/[.$B$12]" office:value-type="float" office:value="0">
            <text:p>0.0</text:p>
          </table:table-cell>
          <table:table-cell table:formula="of:=[.$F131]+[.$G131]+[.$I131]" office:value-type="float" office:value="-0.0847633587786259">
            <text:p>0</text:p>
          </table:table-cell>
          <table:table-cell/>
        </table:table-row>
        <table:table-row table:style-name="ro1">
          <table:table-cell table:formula="of:=[.$A131]+[.$B$12]" office:value-type="float" office:value="0.46">
            <text:p>0.460</text:p>
          </table:table-cell>
          <table:table-cell office:value-type="float" office:value="7">
            <text:p>7</text:p>
          </table:table-cell>
          <table:table-cell table:formula="of:=[.B132]/65.5" office:value-type="float" office:value="0.106870229007634">
            <text:p>0.1</text:p>
          </table:table-cell>
          <table:table-cell table:formula="of:=[.$B$5]-[.$C132]" office:value-type="float" office:value="-0.106870229007634">
            <text:p>-0.1</text:p>
          </table:table-cell>
          <table:table-cell table:formula="of:=[.$D131]" office:value-type="float" office:value="-0.0610687022900763">
            <text:p>-0.1</text:p>
          </table:table-cell>
          <table:table-cell table:formula="of:=[.$B$7]*[.$D132]" office:value-type="float" office:value="-0.0854961832061069">
            <text:p>-0.1</text:p>
          </table:table-cell>
          <table:table-cell table:formula="of:=MIN([.$H132]+[.$B$8]*([.$D132]+[.$E132])*[.$B$12]/2;[.$B$10])" office:value-type="float" office:value="-0.0369160305343511">
            <text:p>0.0</text:p>
          </table:table-cell>
          <table:table-cell table:formula="of:=[.$G131]" office:value-type="float" office:value="-0.0359083969465649">
            <text:p>0.0</text:p>
          </table:table-cell>
          <table:table-cell table:formula="of:=[.$B$9]*([.$D132]-[.$E132])/[.$B$12]" office:value-type="float" office:value="-0">
            <text:p>0.0</text:p>
          </table:table-cell>
          <table:table-cell table:formula="of:=[.$F132]+[.$G132]+[.$I132]" office:value-type="float" office:value="-0.122412213740458">
            <text:p>0</text:p>
          </table:table-cell>
          <table:table-cell/>
        </table:table-row>
        <table:table-row table:style-name="ro1">
          <table:table-cell table:formula="of:=[.$A132]+[.$B$12]" office:value-type="float" office:value="0.464">
            <text:p>0.464</text:p>
          </table:table-cell>
          <table:table-cell office:value-type="float" office:value="-7">
            <text:p>-7</text:p>
          </table:table-cell>
          <table:table-cell table:formula="of:=[.B133]/65.5" office:value-type="float" office:value="-0.106870229007634">
            <text:p>-0.1</text:p>
          </table:table-cell>
          <table:table-cell table:formula="of:=[.$B$5]-[.$C133]" office:value-type="float" office:value="0.106870229007634">
            <text:p>0.1</text:p>
          </table:table-cell>
          <table:table-cell table:formula="of:=[.$D132]" office:value-type="float" office:value="-0.106870229007634">
            <text:p>-0.1</text:p>
          </table:table-cell>
          <table:table-cell table:formula="of:=[.$B$7]*[.$D133]" office:value-type="float" office:value="0.0854961832061069">
            <text:p>0.1</text:p>
          </table:table-cell>
          <table:table-cell table:formula="of:=MIN([.$H133]+[.$B$8]*([.$D133]+[.$E133])*[.$B$12]/2;[.$B$10])" office:value-type="float" office:value="-0.0369160305343511">
            <text:p>0.0</text:p>
          </table:table-cell>
          <table:table-cell table:formula="of:=[.$G132]" office:value-type="float" office:value="-0.0369160305343511">
            <text:p>0.0</text:p>
          </table:table-cell>
          <table:table-cell table:formula="of:=[.$B$9]*([.$D133]-[.$E133])/[.$B$12]" office:value-type="float" office:value="0">
            <text:p>0.0</text:p>
          </table:table-cell>
          <table:table-cell table:formula="of:=[.$F133]+[.$G133]+[.$I133]" office:value-type="float" office:value="0.0485801526717557">
            <text:p>0</text:p>
          </table:table-cell>
          <table:table-cell/>
        </table:table-row>
        <table:table-row table:style-name="ro1">
          <table:table-cell table:formula="of:=[.$A133]+[.$B$12]" office:value-type="float" office:value="0.468">
            <text:p>0.468</text:p>
          </table:table-cell>
          <table:table-cell office:value-type="float" office:value="2">
            <text:p>2</text:p>
          </table:table-cell>
          <table:table-cell table:formula="of:=[.B134]/65.5" office:value-type="float" office:value="0.0305343511450382">
            <text:p>0.0</text:p>
          </table:table-cell>
          <table:table-cell table:formula="of:=[.$B$5]-[.$C134]" office:value-type="float" office:value="-0.0305343511450382">
            <text:p>0.0</text:p>
          </table:table-cell>
          <table:table-cell table:formula="of:=[.$D133]" office:value-type="float" office:value="0.106870229007634">
            <text:p>0.1</text:p>
          </table:table-cell>
          <table:table-cell table:formula="of:=[.$B$7]*[.$D134]" office:value-type="float" office:value="-0.0244274809160305">
            <text:p>0.0</text:p>
          </table:table-cell>
          <table:table-cell table:formula="of:=MIN([.$H134]+[.$B$8]*([.$D134]+[.$E134])*[.$B$12]/2;[.$B$10])" office:value-type="float" office:value="-0.0364580152671756">
            <text:p>0.0</text:p>
          </table:table-cell>
          <table:table-cell table:formula="of:=[.$G133]" office:value-type="float" office:value="-0.0369160305343511">
            <text:p>0.0</text:p>
          </table:table-cell>
          <table:table-cell table:formula="of:=[.$B$9]*([.$D134]-[.$E134])/[.$B$12]" office:value-type="float" office:value="-0">
            <text:p>0.0</text:p>
          </table:table-cell>
          <table:table-cell table:formula="of:=[.$F134]+[.$G134]+[.$I134]" office:value-type="float" office:value="-0.0608854961832061">
            <text:p>0</text:p>
          </table:table-cell>
          <table:table-cell/>
        </table:table-row>
        <table:table-row table:style-name="ro1">
          <table:table-cell table:formula="of:=[.$A134]+[.$B$12]" office:value-type="float" office:value="0.472">
            <text:p>0.472</text:p>
          </table:table-cell>
          <table:table-cell office:value-type="float" office:value="-2">
            <text:p>-2</text:p>
          </table:table-cell>
          <table:table-cell table:formula="of:=[.B135]/65.5" office:value-type="float" office:value="-0.0305343511450382">
            <text:p>0.0</text:p>
          </table:table-cell>
          <table:table-cell table:formula="of:=[.$B$5]-[.$C135]" office:value-type="float" office:value="0.0305343511450382">
            <text:p>0.0</text:p>
          </table:table-cell>
          <table:table-cell table:formula="of:=[.$D134]" office:value-type="float" office:value="-0.0305343511450382">
            <text:p>0.0</text:p>
          </table:table-cell>
          <table:table-cell table:formula="of:=[.$B$7]*[.$D135]" office:value-type="float" office:value="0.0244274809160305">
            <text:p>0.0</text:p>
          </table:table-cell>
          <table:table-cell table:formula="of:=MIN([.$H135]+[.$B$8]*([.$D135]+[.$E135])*[.$B$12]/2;[.$B$10])" office:value-type="float" office:value="-0.0364580152671756">
            <text:p>0.0</text:p>
          </table:table-cell>
          <table:table-cell table:formula="of:=[.$G134]" office:value-type="float" office:value="-0.0364580152671756">
            <text:p>0.0</text:p>
          </table:table-cell>
          <table:table-cell table:formula="of:=[.$B$9]*([.$D135]-[.$E135])/[.$B$12]" office:value-type="float" office:value="0">
            <text:p>0.0</text:p>
          </table:table-cell>
          <table:table-cell table:formula="of:=[.$F135]+[.$G135]+[.$I135]" office:value-type="float" office:value="-0.012030534351145">
            <text:p>0</text:p>
          </table:table-cell>
          <table:table-cell/>
        </table:table-row>
        <table:table-row table:style-name="ro1">
          <table:table-cell table:formula="of:=[.$A135]+[.$B$12]" office:value-type="float" office:value="0.476">
            <text:p>0.476</text:p>
          </table:table-cell>
          <table:table-cell office:value-type="float" office:value="2">
            <text:p>2</text:p>
          </table:table-cell>
          <table:table-cell table:formula="of:=[.B136]/65.5" office:value-type="float" office:value="0.0305343511450382">
            <text:p>0.0</text:p>
          </table:table-cell>
          <table:table-cell table:formula="of:=[.$B$5]-[.$C136]" office:value-type="float" office:value="-0.0305343511450382">
            <text:p>0.0</text:p>
          </table:table-cell>
          <table:table-cell table:formula="of:=[.$D135]" office:value-type="float" office:value="0.0305343511450382">
            <text:p>0.0</text:p>
          </table:table-cell>
          <table:table-cell table:formula="of:=[.$B$7]*[.$D136]" office:value-type="float" office:value="-0.0244274809160305">
            <text:p>0.0</text:p>
          </table:table-cell>
          <table:table-cell table:formula="of:=MIN([.$H136]+[.$B$8]*([.$D136]+[.$E136])*[.$B$12]/2;[.$B$10])" office:value-type="float" office:value="-0.0364580152671756">
            <text:p>0.0</text:p>
          </table:table-cell>
          <table:table-cell table:formula="of:=[.$G135]" office:value-type="float" office:value="-0.0364580152671756">
            <text:p>0.0</text:p>
          </table:table-cell>
          <table:table-cell table:formula="of:=[.$B$9]*([.$D136]-[.$E136])/[.$B$12]" office:value-type="float" office:value="-0">
            <text:p>0.0</text:p>
          </table:table-cell>
          <table:table-cell table:formula="of:=[.$F136]+[.$G136]+[.$I136]" office:value-type="float" office:value="-0.0608854961832061">
            <text:p>0</text:p>
          </table:table-cell>
          <table:table-cell/>
        </table:table-row>
        <table:table-row table:style-name="ro1">
          <table:table-cell table:formula="of:=[.$A136]+[.$B$12]" office:value-type="float" office:value="0.48">
            <text:p>0.480</text:p>
          </table:table-cell>
          <table:table-cell office:value-type="float" office:value="2">
            <text:p>2</text:p>
          </table:table-cell>
          <table:table-cell table:formula="of:=[.B137]/65.5" office:value-type="float" office:value="0.0305343511450382">
            <text:p>0.0</text:p>
          </table:table-cell>
          <table:table-cell table:formula="of:=[.$B$5]-[.$C137]" office:value-type="float" office:value="-0.0305343511450382">
            <text:p>0.0</text:p>
          </table:table-cell>
          <table:table-cell table:formula="of:=[.$D136]" office:value-type="float" office:value="-0.0305343511450382">
            <text:p>0.0</text:p>
          </table:table-cell>
          <table:table-cell table:formula="of:=[.$B$7]*[.$D137]" office:value-type="float" office:value="-0.0244274809160305">
            <text:p>0.0</text:p>
          </table:table-cell>
          <table:table-cell table:formula="of:=MIN([.$H137]+[.$B$8]*([.$D137]+[.$E137])*[.$B$12]/2;[.$B$10])" office:value-type="float" office:value="-0.036824427480916">
            <text:p>0.0</text:p>
          </table:table-cell>
          <table:table-cell table:formula="of:=[.$G136]" office:value-type="float" office:value="-0.0364580152671756">
            <text:p>0.0</text:p>
          </table:table-cell>
          <table:table-cell table:formula="of:=[.$B$9]*([.$D137]-[.$E137])/[.$B$12]" office:value-type="float" office:value="0">
            <text:p>0.0</text:p>
          </table:table-cell>
          <table:table-cell table:formula="of:=[.$F137]+[.$G137]+[.$I137]" office:value-type="float" office:value="-0.0612519083969466">
            <text:p>0</text:p>
          </table:table-cell>
          <table:table-cell/>
        </table:table-row>
        <table:table-row table:style-name="ro1">
          <table:table-cell table:formula="of:=[.$A137]+[.$B$12]" office:value-type="float" office:value="0.484">
            <text:p>0.484</text:p>
          </table:table-cell>
          <table:table-cell office:value-type="float" office:value="7">
            <text:p>7</text:p>
          </table:table-cell>
          <table:table-cell table:formula="of:=[.B138]/65.5" office:value-type="float" office:value="0.106870229007634">
            <text:p>0.1</text:p>
          </table:table-cell>
          <table:table-cell table:formula="of:=[.$B$5]-[.$C138]" office:value-type="float" office:value="-0.106870229007634">
            <text:p>-0.1</text:p>
          </table:table-cell>
          <table:table-cell table:formula="of:=[.$D137]" office:value-type="float" office:value="-0.0305343511450382">
            <text:p>0.0</text:p>
          </table:table-cell>
          <table:table-cell table:formula="of:=[.$B$7]*[.$D138]" office:value-type="float" office:value="-0.0854961832061069">
            <text:p>-0.1</text:p>
          </table:table-cell>
          <table:table-cell table:formula="of:=MIN([.$H138]+[.$B$8]*([.$D138]+[.$E138])*[.$B$12]/2;[.$B$10])" office:value-type="float" office:value="-0.037648854961832">
            <text:p>0.0</text:p>
          </table:table-cell>
          <table:table-cell table:formula="of:=[.$G137]" office:value-type="float" office:value="-0.036824427480916">
            <text:p>0.0</text:p>
          </table:table-cell>
          <table:table-cell table:formula="of:=[.$B$9]*([.$D138]-[.$E138])/[.$B$12]" office:value-type="float" office:value="-0">
            <text:p>0.0</text:p>
          </table:table-cell>
          <table:table-cell table:formula="of:=[.$F138]+[.$G138]+[.$I138]" office:value-type="float" office:value="-0.123145038167939">
            <text:p>0</text:p>
          </table:table-cell>
          <table:table-cell/>
        </table:table-row>
        <table:table-row table:style-name="ro1">
          <table:table-cell table:formula="of:=[.$A138]+[.$B$12]" office:value-type="float" office:value="0.488">
            <text:p>0.488</text:p>
          </table:table-cell>
          <table:table-cell office:value-type="float" office:value="0">
            <text:p>0</text:p>
          </table:table-cell>
          <table:table-cell table:formula="of:=[.B139]/65.5" office:value-type="float" office:value="0">
            <text:p>0.0</text:p>
          </table:table-cell>
          <table:table-cell table:formula="of:=[.$B$5]-[.$C139]" office:value-type="float" office:value="0">
            <text:p>0.0</text:p>
          </table:table-cell>
          <table:table-cell table:formula="of:=[.$D138]" office:value-type="float" office:value="-0.106870229007634">
            <text:p>-0.1</text:p>
          </table:table-cell>
          <table:table-cell table:formula="of:=[.$B$7]*[.$D139]" office:value-type="float" office:value="0">
            <text:p>0.0</text:p>
          </table:table-cell>
          <table:table-cell table:formula="of:=MIN([.$H139]+[.$B$8]*([.$D139]+[.$E139])*[.$B$12]/2;[.$B$10])" office:value-type="float" office:value="-0.0382900763358778">
            <text:p>0.0</text:p>
          </table:table-cell>
          <table:table-cell table:formula="of:=[.$G138]" office:value-type="float" office:value="-0.037648854961832">
            <text:p>0.0</text:p>
          </table:table-cell>
          <table:table-cell table:formula="of:=[.$B$9]*([.$D139]-[.$E139])/[.$B$12]" office:value-type="float" office:value="0">
            <text:p>0.0</text:p>
          </table:table-cell>
          <table:table-cell table:formula="of:=[.$F139]+[.$G139]+[.$I139]" office:value-type="float" office:value="-0.0382900763358778">
            <text:p>0</text:p>
          </table:table-cell>
          <table:table-cell/>
        </table:table-row>
        <table:table-row table:style-name="ro1">
          <table:table-cell table:formula="of:=[.$A139]+[.$B$12]" office:value-type="float" office:value="0.492">
            <text:p>0.492</text:p>
          </table:table-cell>
          <table:table-cell office:value-type="float" office:value="-2">
            <text:p>-2</text:p>
          </table:table-cell>
          <table:table-cell table:formula="of:=[.B140]/65.5" office:value-type="float" office:value="-0.0305343511450382">
            <text:p>0.0</text:p>
          </table:table-cell>
          <table:table-cell table:formula="of:=[.$B$5]-[.$C140]" office:value-type="float" office:value="0.0305343511450382">
            <text:p>0.0</text:p>
          </table:table-cell>
          <table:table-cell table:formula="of:=[.$D139]" office:value-type="float" office:value="0">
            <text:p>0.0</text:p>
          </table:table-cell>
          <table:table-cell table:formula="of:=[.$B$7]*[.$D140]" office:value-type="float" office:value="0.0244274809160305">
            <text:p>0.0</text:p>
          </table:table-cell>
          <table:table-cell table:formula="of:=MIN([.$H140]+[.$B$8]*([.$D140]+[.$E140])*[.$B$12]/2;[.$B$10])" office:value-type="float" office:value="-0.0381068702290076">
            <text:p>0.0</text:p>
          </table:table-cell>
          <table:table-cell table:formula="of:=[.$G139]" office:value-type="float" office:value="-0.0382900763358778">
            <text:p>0.0</text:p>
          </table:table-cell>
          <table:table-cell table:formula="of:=[.$B$9]*([.$D140]-[.$E140])/[.$B$12]" office:value-type="float" office:value="0">
            <text:p>0.0</text:p>
          </table:table-cell>
          <table:table-cell table:formula="of:=[.$F140]+[.$G140]+[.$I140]" office:value-type="float" office:value="-0.0136793893129771">
            <text:p>0</text:p>
          </table:table-cell>
          <table:table-cell/>
        </table:table-row>
        <table:table-row table:style-name="ro1">
          <table:table-cell table:formula="of:=[.$A140]+[.$B$12]" office:value-type="float" office:value="0.496">
            <text:p>0.496</text:p>
          </table:table-cell>
          <table:table-cell office:value-type="float" office:value="2">
            <text:p>2</text:p>
          </table:table-cell>
          <table:table-cell table:formula="of:=[.B141]/65.5" office:value-type="float" office:value="0.0305343511450382">
            <text:p>0.0</text:p>
          </table:table-cell>
          <table:table-cell table:formula="of:=[.$B$5]-[.$C141]" office:value-type="float" office:value="-0.0305343511450382">
            <text:p>0.0</text:p>
          </table:table-cell>
          <table:table-cell table:formula="of:=[.$D140]" office:value-type="float" office:value="0.0305343511450382">
            <text:p>0.0</text:p>
          </table:table-cell>
          <table:table-cell table:formula="of:=[.$B$7]*[.$D141]" office:value-type="float" office:value="-0.0244274809160305">
            <text:p>0.0</text:p>
          </table:table-cell>
          <table:table-cell table:formula="of:=MIN([.$H141]+[.$B$8]*([.$D141]+[.$E141])*[.$B$12]/2;[.$B$10])" office:value-type="float" office:value="-0.0381068702290076">
            <text:p>0.0</text:p>
          </table:table-cell>
          <table:table-cell table:formula="of:=[.$G140]" office:value-type="float" office:value="-0.0381068702290076">
            <text:p>0.0</text:p>
          </table:table-cell>
          <table:table-cell table:formula="of:=[.$B$9]*([.$D141]-[.$E141])/[.$B$12]" office:value-type="float" office:value="-0">
            <text:p>0.0</text:p>
          </table:table-cell>
          <table:table-cell table:formula="of:=[.$F141]+[.$G141]+[.$I141]" office:value-type="float" office:value="-0.0625343511450382">
            <text:p>0</text:p>
          </table:table-cell>
          <table:table-cell/>
        </table:table-row>
        <table:table-row table:style-name="ro1">
          <table:table-cell table:formula="of:=[.$A141]+[.$B$12]" office:value-type="float" office:value="0.5">
            <text:p>0.500</text:p>
          </table:table-cell>
          <table:table-cell office:value-type="float" office:value="-7">
            <text:p>-7</text:p>
          </table:table-cell>
          <table:table-cell table:formula="of:=[.B142]/65.5" office:value-type="float" office:value="-0.106870229007634">
            <text:p>-0.1</text:p>
          </table:table-cell>
          <table:table-cell table:formula="of:=[.$B$5]-[.$C142]" office:value-type="float" office:value="0.106870229007634">
            <text:p>0.1</text:p>
          </table:table-cell>
          <table:table-cell table:formula="of:=[.$D141]" office:value-type="float" office:value="-0.0305343511450382">
            <text:p>0.0</text:p>
          </table:table-cell>
          <table:table-cell table:formula="of:=[.$B$7]*[.$D142]" office:value-type="float" office:value="0.0854961832061069">
            <text:p>0.1</text:p>
          </table:table-cell>
          <table:table-cell table:formula="of:=MIN([.$H142]+[.$B$8]*([.$D142]+[.$E142])*[.$B$12]/2;[.$B$10])" office:value-type="float" office:value="-0.037648854961832">
            <text:p>0.0</text:p>
          </table:table-cell>
          <table:table-cell table:formula="of:=[.$G141]" office:value-type="float" office:value="-0.0381068702290076">
            <text:p>0.0</text:p>
          </table:table-cell>
          <table:table-cell table:formula="of:=[.$B$9]*([.$D142]-[.$E142])/[.$B$12]" office:value-type="float" office:value="0">
            <text:p>0.0</text:p>
          </table:table-cell>
          <table:table-cell table:formula="of:=[.$F142]+[.$G142]+[.$I142]" office:value-type="float" office:value="0.0478473282442748">
            <text:p>0</text:p>
          </table:table-cell>
          <table:table-cell/>
        </table:table-row>
        <table:table-row table:style-name="ro1">
          <table:table-cell table:formula="of:=[.$A142]+[.$B$12]" office:value-type="float" office:value="0.504">
            <text:p>0.504</text:p>
          </table:table-cell>
          <table:table-cell office:value-type="float" office:value="2">
            <text:p>2</text:p>
          </table:table-cell>
          <table:table-cell table:formula="of:=[.B143]/65.5" office:value-type="float" office:value="0.0305343511450382">
            <text:p>0.0</text:p>
          </table:table-cell>
          <table:table-cell table:formula="of:=[.$B$5]-[.$C143]" office:value-type="float" office:value="-0.0305343511450382">
            <text:p>0.0</text:p>
          </table:table-cell>
          <table:table-cell table:formula="of:=[.$D142]" office:value-type="float" office:value="0.106870229007634">
            <text:p>0.1</text:p>
          </table:table-cell>
          <table:table-cell table:formula="of:=[.$B$7]*[.$D143]" office:value-type="float" office:value="-0.0244274809160305">
            <text:p>0.0</text:p>
          </table:table-cell>
          <table:table-cell table:formula="of:=MIN([.$H143]+[.$B$8]*([.$D143]+[.$E143])*[.$B$12]/2;[.$B$10])" office:value-type="float" office:value="-0.0371908396946565">
            <text:p>0.0</text:p>
          </table:table-cell>
          <table:table-cell table:formula="of:=[.$G142]" office:value-type="float" office:value="-0.037648854961832">
            <text:p>0.0</text:p>
          </table:table-cell>
          <table:table-cell table:formula="of:=[.$B$9]*([.$D143]-[.$E143])/[.$B$12]" office:value-type="float" office:value="-0">
            <text:p>0.0</text:p>
          </table:table-cell>
          <table:table-cell table:formula="of:=[.$F143]+[.$G143]+[.$I143]" office:value-type="float" office:value="-0.061618320610687">
            <text:p>0</text:p>
          </table:table-cell>
          <table:table-cell/>
        </table:table-row>
        <table:table-row table:style-name="ro1">
          <table:table-cell table:formula="of:=[.$A143]+[.$B$12]" office:value-type="float" office:value="0.508">
            <text:p>0.508</text:p>
          </table:table-cell>
          <table:table-cell office:value-type="float" office:value="-1">
            <text:p>-1</text:p>
          </table:table-cell>
          <table:table-cell table:formula="of:=[.B144]/65.5" office:value-type="float" office:value="-0.0152671755725191">
            <text:p>0.0</text:p>
          </table:table-cell>
          <table:table-cell table:formula="of:=[.$B$5]-[.$C144]" office:value-type="float" office:value="0.0152671755725191">
            <text:p>0.0</text:p>
          </table:table-cell>
          <table:table-cell table:formula="of:=[.$D143]" office:value-type="float" office:value="-0.0305343511450382">
            <text:p>0.0</text:p>
          </table:table-cell>
          <table:table-cell table:formula="of:=[.$B$7]*[.$D144]" office:value-type="float" office:value="0.0122137404580153">
            <text:p>0.0</text:p>
          </table:table-cell>
          <table:table-cell table:formula="of:=MIN([.$H144]+[.$B$8]*([.$D144]+[.$E144])*[.$B$12]/2;[.$B$10])" office:value-type="float" office:value="-0.0372824427480916">
            <text:p>0.0</text:p>
          </table:table-cell>
          <table:table-cell table:formula="of:=[.$G143]" office:value-type="float" office:value="-0.0371908396946565">
            <text:p>0.0</text:p>
          </table:table-cell>
          <table:table-cell table:formula="of:=[.$B$9]*([.$D144]-[.$E144])/[.$B$12]" office:value-type="float" office:value="0">
            <text:p>0.0</text:p>
          </table:table-cell>
          <table:table-cell table:formula="of:=[.$F144]+[.$G144]+[.$I144]" office:value-type="float" office:value="-0.0250687022900763">
            <text:p>0</text:p>
          </table:table-cell>
          <table:table-cell/>
        </table:table-row>
        <table:table-row table:style-name="ro1">
          <table:table-cell table:formula="of:=[.$A144]+[.$B$12]" office:value-type="float" office:value="0.512">
            <text:p>0.512</text:p>
          </table:table-cell>
          <table:table-cell office:value-type="float" office:value="15">
            <text:p>15</text:p>
          </table:table-cell>
          <table:table-cell table:formula="of:=[.B145]/65.5" office:value-type="float" office:value="0.229007633587786">
            <text:p>0.2</text:p>
          </table:table-cell>
          <table:table-cell table:formula="of:=[.$B$5]-[.$C145]" office:value-type="float" office:value="-0.229007633587786">
            <text:p>-0.2</text:p>
          </table:table-cell>
          <table:table-cell table:formula="of:=[.$D144]" office:value-type="float" office:value="0.0152671755725191">
            <text:p>0.0</text:p>
          </table:table-cell>
          <table:table-cell table:formula="of:=[.$B$7]*[.$D145]" office:value-type="float" office:value="-0.183206106870229">
            <text:p>-0.2</text:p>
          </table:table-cell>
          <table:table-cell table:formula="of:=MIN([.$H145]+[.$B$8]*([.$D145]+[.$E145])*[.$B$12]/2;[.$B$10])" office:value-type="float" office:value="-0.0385648854961832">
            <text:p>0.0</text:p>
          </table:table-cell>
          <table:table-cell table:formula="of:=[.$G144]" office:value-type="float" office:value="-0.0372824427480916">
            <text:p>0.0</text:p>
          </table:table-cell>
          <table:table-cell table:formula="of:=[.$B$9]*([.$D145]-[.$E145])/[.$B$12]" office:value-type="float" office:value="-0">
            <text:p>0.0</text:p>
          </table:table-cell>
          <table:table-cell table:formula="of:=[.$F145]+[.$G145]+[.$I145]" office:value-type="float" office:value="-0.221770992366412">
            <text:p>0</text:p>
          </table:table-cell>
          <table:table-cell/>
        </table:table-row>
        <table:table-row table:style-name="ro1">
          <table:table-cell table:formula="of:=[.$A145]+[.$B$12]" office:value-type="float" office:value="0.516">
            <text:p>0.516</text:p>
          </table:table-cell>
          <table:table-cell office:value-type="float" office:value="6">
            <text:p>6</text:p>
          </table:table-cell>
          <table:table-cell table:formula="of:=[.B146]/65.5" office:value-type="float" office:value="0.0916030534351145">
            <text:p>0.1</text:p>
          </table:table-cell>
          <table:table-cell table:formula="of:=[.$B$5]-[.$C146]" office:value-type="float" office:value="-0.0916030534351145">
            <text:p>-0.1</text:p>
          </table:table-cell>
          <table:table-cell table:formula="of:=[.$D145]" office:value-type="float" office:value="-0.229007633587786">
            <text:p>-0.2</text:p>
          </table:table-cell>
          <table:table-cell table:formula="of:=[.$B$7]*[.$D146]" office:value-type="float" office:value="-0.0732824427480916">
            <text:p>-0.1</text:p>
          </table:table-cell>
          <table:table-cell table:formula="of:=MIN([.$H146]+[.$B$8]*([.$D146]+[.$E146])*[.$B$12]/2;[.$B$10])" office:value-type="float" office:value="-0.0404885496183206">
            <text:p>0.0</text:p>
          </table:table-cell>
          <table:table-cell table:formula="of:=[.$G145]" office:value-type="float" office:value="-0.0385648854961832">
            <text:p>0.0</text:p>
          </table:table-cell>
          <table:table-cell table:formula="of:=[.$B$9]*([.$D146]-[.$E146])/[.$B$12]" office:value-type="float" office:value="0">
            <text:p>0.0</text:p>
          </table:table-cell>
          <table:table-cell table:formula="of:=[.$F146]+[.$G146]+[.$I146]" office:value-type="float" office:value="-0.113770992366412">
            <text:p>0</text:p>
          </table:table-cell>
          <table:table-cell/>
        </table:table-row>
        <table:table-row table:style-name="ro1">
          <table:table-cell table:formula="of:=[.$A146]+[.$B$12]" office:value-type="float" office:value="0.52">
            <text:p>0.520</text:p>
          </table:table-cell>
          <table:table-cell office:value-type="float" office:value="0">
            <text:p>0</text:p>
          </table:table-cell>
          <table:table-cell table:formula="of:=[.B147]/65.5" office:value-type="float" office:value="0">
            <text:p>0.0</text:p>
          </table:table-cell>
          <table:table-cell table:formula="of:=[.$B$5]-[.$C147]" office:value-type="float" office:value="0">
            <text:p>0.0</text:p>
          </table:table-cell>
          <table:table-cell table:formula="of:=[.$D146]" office:value-type="float" office:value="-0.0916030534351145">
            <text:p>-0.1</text:p>
          </table:table-cell>
          <table:table-cell table:formula="of:=[.$B$7]*[.$D147]" office:value-type="float" office:value="0">
            <text:p>0.0</text:p>
          </table:table-cell>
          <table:table-cell table:formula="of:=MIN([.$H147]+[.$B$8]*([.$D147]+[.$E147])*[.$B$12]/2;[.$B$10])" office:value-type="float" office:value="-0.0410381679389313">
            <text:p>0.0</text:p>
          </table:table-cell>
          <table:table-cell table:formula="of:=[.$G146]" office:value-type="float" office:value="-0.0404885496183206">
            <text:p>0.0</text:p>
          </table:table-cell>
          <table:table-cell table:formula="of:=[.$B$9]*([.$D147]-[.$E147])/[.$B$12]" office:value-type="float" office:value="0">
            <text:p>0.0</text:p>
          </table:table-cell>
          <table:table-cell table:formula="of:=[.$F147]+[.$G147]+[.$I147]" office:value-type="float" office:value="-0.0410381679389313">
            <text:p>0</text:p>
          </table:table-cell>
          <table:table-cell/>
        </table:table-row>
        <table:table-row table:style-name="ro1">
          <table:table-cell table:formula="of:=[.$A147]+[.$B$12]" office:value-type="float" office:value="0.524">
            <text:p>0.524</text:p>
          </table:table-cell>
          <table:table-cell office:value-type="float" office:value="-3">
            <text:p>-3</text:p>
          </table:table-cell>
          <table:table-cell table:formula="of:=[.B148]/65.5" office:value-type="float" office:value="-0.0458015267175573">
            <text:p>0.0</text:p>
          </table:table-cell>
          <table:table-cell table:formula="of:=[.$B$5]-[.$C148]" office:value-type="float" office:value="0.0458015267175573">
            <text:p>0.0</text:p>
          </table:table-cell>
          <table:table-cell table:formula="of:=[.$D147]" office:value-type="float" office:value="0">
            <text:p>0.0</text:p>
          </table:table-cell>
          <table:table-cell table:formula="of:=[.$B$7]*[.$D148]" office:value-type="float" office:value="0.0366412213740458">
            <text:p>0.0</text:p>
          </table:table-cell>
          <table:table-cell table:formula="of:=MIN([.$H148]+[.$B$8]*([.$D148]+[.$E148])*[.$B$12]/2;[.$B$10])" office:value-type="float" office:value="-0.0407633587786259">
            <text:p>0.0</text:p>
          </table:table-cell>
          <table:table-cell table:formula="of:=[.$G147]" office:value-type="float" office:value="-0.0410381679389313">
            <text:p>0.0</text:p>
          </table:table-cell>
          <table:table-cell table:formula="of:=[.$B$9]*([.$D148]-[.$E148])/[.$B$12]" office:value-type="float" office:value="0">
            <text:p>0.0</text:p>
          </table:table-cell>
          <table:table-cell table:formula="of:=[.$F148]+[.$G148]+[.$I148]" office:value-type="float" office:value="-0.00412213740458013">
            <text:p>0</text:p>
          </table:table-cell>
          <table:table-cell/>
        </table:table-row>
        <table:table-row table:style-name="ro1">
          <table:table-cell table:formula="of:=[.$A148]+[.$B$12]" office:value-type="float" office:value="0.528">
            <text:p>0.528</text:p>
          </table:table-cell>
          <table:table-cell office:value-type="float" office:value="5">
            <text:p>5</text:p>
          </table:table-cell>
          <table:table-cell table:formula="of:=[.B149]/65.5" office:value-type="float" office:value="0.0763358778625954">
            <text:p>0.1</text:p>
          </table:table-cell>
          <table:table-cell table:formula="of:=[.$B$5]-[.$C149]" office:value-type="float" office:value="-0.0763358778625954">
            <text:p>-0.1</text:p>
          </table:table-cell>
          <table:table-cell table:formula="of:=[.$D148]" office:value-type="float" office:value="0.0458015267175573">
            <text:p>0.0</text:p>
          </table:table-cell>
          <table:table-cell table:formula="of:=[.$B$7]*[.$D149]" office:value-type="float" office:value="-0.0610687022900763">
            <text:p>-0.1</text:p>
          </table:table-cell>
          <table:table-cell table:formula="of:=MIN([.$H149]+[.$B$8]*([.$D149]+[.$E149])*[.$B$12]/2;[.$B$10])" office:value-type="float" office:value="-0.0409465648854962">
            <text:p>0.0</text:p>
          </table:table-cell>
          <table:table-cell table:formula="of:=[.$G148]" office:value-type="float" office:value="-0.0407633587786259">
            <text:p>0.0</text:p>
          </table:table-cell>
          <table:table-cell table:formula="of:=[.$B$9]*([.$D149]-[.$E149])/[.$B$12]" office:value-type="float" office:value="-0">
            <text:p>0.0</text:p>
          </table:table-cell>
          <table:table-cell table:formula="of:=[.$F149]+[.$G149]+[.$I149]" office:value-type="float" office:value="-0.102015267175572">
            <text:p>0</text:p>
          </table:table-cell>
          <table:table-cell/>
        </table:table-row>
        <table:table-row table:style-name="ro1">
          <table:table-cell table:formula="of:=[.$A149]+[.$B$12]" office:value-type="float" office:value="0.532">
            <text:p>0.532</text:p>
          </table:table-cell>
          <table:table-cell office:value-type="float" office:value="8">
            <text:p>8</text:p>
          </table:table-cell>
          <table:table-cell table:formula="of:=[.B150]/65.5" office:value-type="float" office:value="0.122137404580153">
            <text:p>0.1</text:p>
          </table:table-cell>
          <table:table-cell table:formula="of:=[.$B$5]-[.$C150]" office:value-type="float" office:value="-0.122137404580153">
            <text:p>-0.1</text:p>
          </table:table-cell>
          <table:table-cell table:formula="of:=[.$D149]" office:value-type="float" office:value="-0.0763358778625954">
            <text:p>-0.1</text:p>
          </table:table-cell>
          <table:table-cell table:formula="of:=[.$B$7]*[.$D150]" office:value-type="float" office:value="-0.0977099236641221">
            <text:p>-0.1</text:p>
          </table:table-cell>
          <table:table-cell table:formula="of:=MIN([.$H150]+[.$B$8]*([.$D150]+[.$E150])*[.$B$12]/2;[.$B$10])" office:value-type="float" office:value="-0.0421374045801527">
            <text:p>0.0</text:p>
          </table:table-cell>
          <table:table-cell table:formula="of:=[.$G149]" office:value-type="float" office:value="-0.0409465648854962">
            <text:p>0.0</text:p>
          </table:table-cell>
          <table:table-cell table:formula="of:=[.$B$9]*([.$D150]-[.$E150])/[.$B$12]" office:value-type="float" office:value="-0">
            <text:p>0.0</text:p>
          </table:table-cell>
          <table:table-cell table:formula="of:=[.$F150]+[.$G150]+[.$I150]" office:value-type="float" office:value="-0.139847328244275">
            <text:p>0</text:p>
          </table:table-cell>
          <table:table-cell/>
        </table:table-row>
        <table:table-row table:style-name="ro1">
          <table:table-cell table:formula="of:=[.$A150]+[.$B$12]" office:value-type="float" office:value="0.536">
            <text:p>0.536</text:p>
          </table:table-cell>
          <table:table-cell office:value-type="float" office:value="18">
            <text:p>18</text:p>
          </table:table-cell>
          <table:table-cell table:formula="of:=[.B151]/65.5" office:value-type="float" office:value="0.274809160305344">
            <text:p>0.3</text:p>
          </table:table-cell>
          <table:table-cell table:formula="of:=[.$B$5]-[.$C151]" office:value-type="float" office:value="-0.274809160305344">
            <text:p>-0.3</text:p>
          </table:table-cell>
          <table:table-cell table:formula="of:=[.$D150]" office:value-type="float" office:value="-0.122137404580153">
            <text:p>-0.1</text:p>
          </table:table-cell>
          <table:table-cell table:formula="of:=[.$B$7]*[.$D151]" office:value-type="float" office:value="-0.219847328244275">
            <text:p>-0.2</text:p>
          </table:table-cell>
          <table:table-cell table:formula="of:=MIN([.$H151]+[.$B$8]*([.$D151]+[.$E151])*[.$B$12]/2;[.$B$10])" office:value-type="float" office:value="-0.0445190839694656">
            <text:p>0.0</text:p>
          </table:table-cell>
          <table:table-cell table:formula="of:=[.$G150]" office:value-type="float" office:value="-0.0421374045801527">
            <text:p>0.0</text:p>
          </table:table-cell>
          <table:table-cell table:formula="of:=[.$B$9]*([.$D151]-[.$E151])/[.$B$12]" office:value-type="float" office:value="-0">
            <text:p>0.0</text:p>
          </table:table-cell>
          <table:table-cell table:formula="of:=[.$F151]+[.$G151]+[.$I151]" office:value-type="float" office:value="-0.26436641221374">
            <text:p>0</text:p>
          </table:table-cell>
          <table:table-cell/>
        </table:table-row>
        <table:table-row table:style-name="ro1">
          <table:table-cell table:formula="of:=[.$A151]+[.$B$12]" office:value-type="float" office:value="0.54">
            <text:p>0.540</text:p>
          </table:table-cell>
          <table:table-cell office:value-type="float" office:value="-9">
            <text:p>-9</text:p>
          </table:table-cell>
          <table:table-cell table:formula="of:=[.B152]/65.5" office:value-type="float" office:value="-0.137404580152672">
            <text:p>-0.1</text:p>
          </table:table-cell>
          <table:table-cell table:formula="of:=[.$B$5]-[.$C152]" office:value-type="float" office:value="0.137404580152672">
            <text:p>0.1</text:p>
          </table:table-cell>
          <table:table-cell table:formula="of:=[.$D151]" office:value-type="float" office:value="-0.274809160305344">
            <text:p>-0.3</text:p>
          </table:table-cell>
          <table:table-cell table:formula="of:=[.$B$7]*[.$D152]" office:value-type="float" office:value="0.109923664122137">
            <text:p>0.1</text:p>
          </table:table-cell>
          <table:table-cell table:formula="of:=MIN([.$H152]+[.$B$8]*([.$D152]+[.$E152])*[.$B$12]/2;[.$B$10])" office:value-type="float" office:value="-0.0453435114503817">
            <text:p>0.0</text:p>
          </table:table-cell>
          <table:table-cell table:formula="of:=[.$G151]" office:value-type="float" office:value="-0.0445190839694656">
            <text:p>0.0</text:p>
          </table:table-cell>
          <table:table-cell table:formula="of:=[.$B$9]*([.$D152]-[.$E152])/[.$B$12]" office:value-type="float" office:value="0">
            <text:p>0.0</text:p>
          </table:table-cell>
          <table:table-cell table:formula="of:=[.$F152]+[.$G152]+[.$I152]" office:value-type="float" office:value="0.0645801526717558">
            <text:p>0</text:p>
          </table:table-cell>
          <table:table-cell/>
        </table:table-row>
        <table:table-row table:style-name="ro1">
          <table:table-cell table:formula="of:=[.$A152]+[.$B$12]" office:value-type="float" office:value="0.544">
            <text:p>0.544</text:p>
          </table:table-cell>
          <table:table-cell office:value-type="float" office:value="3">
            <text:p>3</text:p>
          </table:table-cell>
          <table:table-cell table:formula="of:=[.B153]/65.5" office:value-type="float" office:value="0.0458015267175573">
            <text:p>0.0</text:p>
          </table:table-cell>
          <table:table-cell table:formula="of:=[.$B$5]-[.$C153]" office:value-type="float" office:value="-0.0458015267175573">
            <text:p>0.0</text:p>
          </table:table-cell>
          <table:table-cell table:formula="of:=[.$D152]" office:value-type="float" office:value="0.137404580152672">
            <text:p>0.1</text:p>
          </table:table-cell>
          <table:table-cell table:formula="of:=[.$B$7]*[.$D153]" office:value-type="float" office:value="-0.0366412213740458">
            <text:p>0.0</text:p>
          </table:table-cell>
          <table:table-cell table:formula="of:=MIN([.$H153]+[.$B$8]*([.$D153]+[.$E153])*[.$B$12]/2;[.$B$10])" office:value-type="float" office:value="-0.044793893129771">
            <text:p>0.0</text:p>
          </table:table-cell>
          <table:table-cell table:formula="of:=[.$G152]" office:value-type="float" office:value="-0.0453435114503817">
            <text:p>0.0</text:p>
          </table:table-cell>
          <table:table-cell table:formula="of:=[.$B$9]*([.$D153]-[.$E153])/[.$B$12]" office:value-type="float" office:value="-0">
            <text:p>0.0</text:p>
          </table:table-cell>
          <table:table-cell table:formula="of:=[.$F153]+[.$G153]+[.$I153]" office:value-type="float" office:value="-0.0814351145038168">
            <text:p>0</text:p>
          </table:table-cell>
          <table:table-cell/>
        </table:table-row>
        <table:table-row table:style-name="ro1">
          <table:table-cell table:formula="of:=[.$A153]+[.$B$12]" office:value-type="float" office:value="0.548">
            <text:p>0.548</text:p>
          </table:table-cell>
          <table:table-cell office:value-type="float" office:value="7">
            <text:p>7</text:p>
          </table:table-cell>
          <table:table-cell table:formula="of:=[.B154]/65.5" office:value-type="float" office:value="0.106870229007634">
            <text:p>0.1</text:p>
          </table:table-cell>
          <table:table-cell table:formula="of:=[.$B$5]-[.$C154]" office:value-type="float" office:value="-0.106870229007634">
            <text:p>-0.1</text:p>
          </table:table-cell>
          <table:table-cell table:formula="of:=[.$D153]" office:value-type="float" office:value="-0.0458015267175573">
            <text:p>0.0</text:p>
          </table:table-cell>
          <table:table-cell table:formula="of:=[.$B$7]*[.$D154]" office:value-type="float" office:value="-0.0854961832061069">
            <text:p>-0.1</text:p>
          </table:table-cell>
          <table:table-cell table:formula="of:=MIN([.$H154]+[.$B$8]*([.$D154]+[.$E154])*[.$B$12]/2;[.$B$10])" office:value-type="float" office:value="-0.0457099236641221">
            <text:p>0.0</text:p>
          </table:table-cell>
          <table:table-cell table:formula="of:=[.$G153]" office:value-type="float" office:value="-0.044793893129771">
            <text:p>0.0</text:p>
          </table:table-cell>
          <table:table-cell table:formula="of:=[.$B$9]*([.$D154]-[.$E154])/[.$B$12]" office:value-type="float" office:value="-0">
            <text:p>0.0</text:p>
          </table:table-cell>
          <table:table-cell table:formula="of:=[.$F154]+[.$G154]+[.$I154]" office:value-type="float" office:value="-0.131206106870229">
            <text:p>0</text:p>
          </table:table-cell>
          <table:table-cell/>
        </table:table-row>
        <table:table-row table:style-name="ro1">
          <table:table-cell table:formula="of:=[.$A154]+[.$B$12]" office:value-type="float" office:value="0.552">
            <text:p>0.552</text:p>
          </table:table-cell>
          <table:table-cell office:value-type="float" office:value="8">
            <text:p>8</text:p>
          </table:table-cell>
          <table:table-cell table:formula="of:=[.B155]/65.5" office:value-type="float" office:value="0.122137404580153">
            <text:p>0.1</text:p>
          </table:table-cell>
          <table:table-cell table:formula="of:=[.$B$5]-[.$C155]" office:value-type="float" office:value="-0.122137404580153">
            <text:p>-0.1</text:p>
          </table:table-cell>
          <table:table-cell table:formula="of:=[.$D154]" office:value-type="float" office:value="-0.106870229007634">
            <text:p>-0.1</text:p>
          </table:table-cell>
          <table:table-cell table:formula="of:=[.$B$7]*[.$D155]" office:value-type="float" office:value="-0.0977099236641221">
            <text:p>-0.1</text:p>
          </table:table-cell>
          <table:table-cell table:formula="of:=MIN([.$H155]+[.$B$8]*([.$D155]+[.$E155])*[.$B$12]/2;[.$B$10])" office:value-type="float" office:value="-0.0470839694656488">
            <text:p>0.0</text:p>
          </table:table-cell>
          <table:table-cell table:formula="of:=[.$G154]" office:value-type="float" office:value="-0.0457099236641221">
            <text:p>0.0</text:p>
          </table:table-cell>
          <table:table-cell table:formula="of:=[.$B$9]*([.$D155]-[.$E155])/[.$B$12]" office:value-type="float" office:value="-0">
            <text:p>0.0</text:p>
          </table:table-cell>
          <table:table-cell table:formula="of:=[.$F155]+[.$G155]+[.$I155]" office:value-type="float" office:value="-0.144793893129771">
            <text:p>0</text:p>
          </table:table-cell>
          <table:table-cell/>
        </table:table-row>
        <table:table-row table:style-name="ro1">
          <table:table-cell table:formula="of:=[.$A155]+[.$B$12]" office:value-type="float" office:value="0.556">
            <text:p>0.556</text:p>
          </table:table-cell>
          <table:table-cell office:value-type="float" office:value="4">
            <text:p>4</text:p>
          </table:table-cell>
          <table:table-cell table:formula="of:=[.B156]/65.5" office:value-type="float" office:value="0.0610687022900763">
            <text:p>0.1</text:p>
          </table:table-cell>
          <table:table-cell table:formula="of:=[.$B$5]-[.$C156]" office:value-type="float" office:value="-0.0610687022900763">
            <text:p>-0.1</text:p>
          </table:table-cell>
          <table:table-cell table:formula="of:=[.$D155]" office:value-type="float" office:value="-0.122137404580153">
            <text:p>-0.1</text:p>
          </table:table-cell>
          <table:table-cell table:formula="of:=[.$B$7]*[.$D156]" office:value-type="float" office:value="-0.0488549618320611">
            <text:p>0.0</text:p>
          </table:table-cell>
          <table:table-cell table:formula="of:=MIN([.$H156]+[.$B$8]*([.$D156]+[.$E156])*[.$B$12]/2;[.$B$10])" office:value-type="float" office:value="-0.0481832061068702">
            <text:p>0.0</text:p>
          </table:table-cell>
          <table:table-cell table:formula="of:=[.$G155]" office:value-type="float" office:value="-0.0470839694656488">
            <text:p>0.0</text:p>
          </table:table-cell>
          <table:table-cell table:formula="of:=[.$B$9]*([.$D156]-[.$E156])/[.$B$12]" office:value-type="float" office:value="0">
            <text:p>0.0</text:p>
          </table:table-cell>
          <table:table-cell table:formula="of:=[.$F156]+[.$G156]+[.$I156]" office:value-type="float" office:value="-0.0970381679389313">
            <text:p>0</text:p>
          </table:table-cell>
          <table:table-cell/>
        </table:table-row>
        <table:table-row table:style-name="ro1">
          <table:table-cell table:formula="of:=[.$A156]+[.$B$12]" office:value-type="float" office:value="0.56">
            <text:p>0.560</text:p>
          </table:table-cell>
          <table:table-cell office:value-type="float" office:value="1">
            <text:p>1</text:p>
          </table:table-cell>
          <table:table-cell table:formula="of:=[.B157]/65.5" office:value-type="float" office:value="0.0152671755725191">
            <text:p>0.0</text:p>
          </table:table-cell>
          <table:table-cell table:formula="of:=[.$B$5]-[.$C157]" office:value-type="float" office:value="-0.0152671755725191">
            <text:p>0.0</text:p>
          </table:table-cell>
          <table:table-cell table:formula="of:=[.$D156]" office:value-type="float" office:value="-0.0610687022900763">
            <text:p>-0.1</text:p>
          </table:table-cell>
          <table:table-cell table:formula="of:=[.$B$7]*[.$D157]" office:value-type="float" office:value="-0.0122137404580153">
            <text:p>0.0</text:p>
          </table:table-cell>
          <table:table-cell table:formula="of:=MIN([.$H157]+[.$B$8]*([.$D157]+[.$E157])*[.$B$12]/2;[.$B$10])" office:value-type="float" office:value="-0.0486412213740458">
            <text:p>0.0</text:p>
          </table:table-cell>
          <table:table-cell table:formula="of:=[.$G156]" office:value-type="float" office:value="-0.0481832061068702">
            <text:p>0.0</text:p>
          </table:table-cell>
          <table:table-cell table:formula="of:=[.$B$9]*([.$D157]-[.$E157])/[.$B$12]" office:value-type="float" office:value="0">
            <text:p>0.0</text:p>
          </table:table-cell>
          <table:table-cell table:formula="of:=[.$F157]+[.$G157]+[.$I157]" office:value-type="float" office:value="-0.060854961832061">
            <text:p>0</text:p>
          </table:table-cell>
          <table:table-cell/>
        </table:table-row>
        <table:table-row table:style-name="ro1">
          <table:table-cell table:formula="of:=[.$A157]+[.$B$12]" office:value-type="float" office:value="0.564">
            <text:p>0.564</text:p>
          </table:table-cell>
          <table:table-cell office:value-type="float" office:value="2">
            <text:p>2</text:p>
          </table:table-cell>
          <table:table-cell table:formula="of:=[.B158]/65.5" office:value-type="float" office:value="0.0305343511450382">
            <text:p>0.0</text:p>
          </table:table-cell>
          <table:table-cell table:formula="of:=[.$B$5]-[.$C158]" office:value-type="float" office:value="-0.0305343511450382">
            <text:p>0.0</text:p>
          </table:table-cell>
          <table:table-cell table:formula="of:=[.$D157]" office:value-type="float" office:value="-0.0152671755725191">
            <text:p>0.0</text:p>
          </table:table-cell>
          <table:table-cell table:formula="of:=[.$B$7]*[.$D158]" office:value-type="float" office:value="-0.0244274809160305">
            <text:p>0.0</text:p>
          </table:table-cell>
          <table:table-cell table:formula="of:=MIN([.$H158]+[.$B$8]*([.$D158]+[.$E158])*[.$B$12]/2;[.$B$10])" office:value-type="float" office:value="-0.0489160305343511">
            <text:p>0.0</text:p>
          </table:table-cell>
          <table:table-cell table:formula="of:=[.$G157]" office:value-type="float" office:value="-0.0486412213740458">
            <text:p>0.0</text:p>
          </table:table-cell>
          <table:table-cell table:formula="of:=[.$B$9]*([.$D158]-[.$E158])/[.$B$12]" office:value-type="float" office:value="-0">
            <text:p>0.0</text:p>
          </table:table-cell>
          <table:table-cell table:formula="of:=[.$F158]+[.$G158]+[.$I158]" office:value-type="float" office:value="-0.0733435114503817">
            <text:p>0</text:p>
          </table:table-cell>
          <table:table-cell/>
        </table:table-row>
        <table:table-row table:style-name="ro1">
          <table:table-cell table:formula="of:=[.$A158]+[.$B$12]" office:value-type="float" office:value="0.568">
            <text:p>0.568</text:p>
          </table:table-cell>
          <table:table-cell office:value-type="float" office:value="-1">
            <text:p>-1</text:p>
          </table:table-cell>
          <table:table-cell table:formula="of:=[.B159]/65.5" office:value-type="float" office:value="-0.0152671755725191">
            <text:p>0.0</text:p>
          </table:table-cell>
          <table:table-cell table:formula="of:=[.$B$5]-[.$C159]" office:value-type="float" office:value="0.0152671755725191">
            <text:p>0.0</text:p>
          </table:table-cell>
          <table:table-cell table:formula="of:=[.$D158]" office:value-type="float" office:value="-0.0305343511450382">
            <text:p>0.0</text:p>
          </table:table-cell>
          <table:table-cell table:formula="of:=[.$B$7]*[.$D159]" office:value-type="float" office:value="0.0122137404580153">
            <text:p>0.0</text:p>
          </table:table-cell>
          <table:table-cell table:formula="of:=MIN([.$H159]+[.$B$8]*([.$D159]+[.$E159])*[.$B$12]/2;[.$B$10])" office:value-type="float" office:value="-0.0490076335877862">
            <text:p>0.0</text:p>
          </table:table-cell>
          <table:table-cell table:formula="of:=[.$G158]" office:value-type="float" office:value="-0.0489160305343511">
            <text:p>0.0</text:p>
          </table:table-cell>
          <table:table-cell table:formula="of:=[.$B$9]*([.$D159]-[.$E159])/[.$B$12]" office:value-type="float" office:value="0">
            <text:p>0.0</text:p>
          </table:table-cell>
          <table:table-cell table:formula="of:=[.$F159]+[.$G159]+[.$I159]" office:value-type="float" office:value="-0.036793893129771">
            <text:p>0</text:p>
          </table:table-cell>
          <table:table-cell/>
        </table:table-row>
        <table:table-row table:style-name="ro1">
          <table:table-cell table:formula="of:=[.$A159]+[.$B$12]" office:value-type="float" office:value="0.572">
            <text:p>0.572</text:p>
          </table:table-cell>
          <table:table-cell office:value-type="float" office:value="6">
            <text:p>6</text:p>
          </table:table-cell>
          <table:table-cell table:formula="of:=[.B160]/65.5" office:value-type="float" office:value="0.0916030534351145">
            <text:p>0.1</text:p>
          </table:table-cell>
          <table:table-cell table:formula="of:=[.$B$5]-[.$C160]" office:value-type="float" office:value="-0.0916030534351145">
            <text:p>-0.1</text:p>
          </table:table-cell>
          <table:table-cell table:formula="of:=[.$D159]" office:value-type="float" office:value="0.0152671755725191">
            <text:p>0.0</text:p>
          </table:table-cell>
          <table:table-cell table:formula="of:=[.$B$7]*[.$D160]" office:value-type="float" office:value="-0.0732824427480916">
            <text:p>-0.1</text:p>
          </table:table-cell>
          <table:table-cell table:formula="of:=MIN([.$H160]+[.$B$8]*([.$D160]+[.$E160])*[.$B$12]/2;[.$B$10])" office:value-type="float" office:value="-0.0494656488549618">
            <text:p>0.0</text:p>
          </table:table-cell>
          <table:table-cell table:formula="of:=[.$G159]" office:value-type="float" office:value="-0.0490076335877862">
            <text:p>0.0</text:p>
          </table:table-cell>
          <table:table-cell table:formula="of:=[.$B$9]*([.$D160]-[.$E160])/[.$B$12]" office:value-type="float" office:value="-0">
            <text:p>0.0</text:p>
          </table:table-cell>
          <table:table-cell table:formula="of:=[.$F160]+[.$G160]+[.$I160]" office:value-type="float" office:value="-0.122748091603053">
            <text:p>0</text:p>
          </table:table-cell>
          <table:table-cell/>
        </table:table-row>
        <table:table-row table:style-name="ro1">
          <table:table-cell table:formula="of:=[.$A160]+[.$B$12]" office:value-type="float" office:value="0.576">
            <text:p>0.576</text:p>
          </table:table-cell>
          <table:table-cell office:value-type="float" office:value="7">
            <text:p>7</text:p>
          </table:table-cell>
          <table:table-cell table:formula="of:=[.B161]/65.5" office:value-type="float" office:value="0.106870229007634">
            <text:p>0.1</text:p>
          </table:table-cell>
          <table:table-cell table:formula="of:=[.$B$5]-[.$C161]" office:value-type="float" office:value="-0.106870229007634">
            <text:p>-0.1</text:p>
          </table:table-cell>
          <table:table-cell table:formula="of:=[.$D160]" office:value-type="float" office:value="-0.0916030534351145">
            <text:p>-0.1</text:p>
          </table:table-cell>
          <table:table-cell table:formula="of:=[.$B$7]*[.$D161]" office:value-type="float" office:value="-0.0854961832061069">
            <text:p>-0.1</text:p>
          </table:table-cell>
          <table:table-cell table:formula="of:=MIN([.$H161]+[.$B$8]*([.$D161]+[.$E161])*[.$B$12]/2;[.$B$10])" office:value-type="float" office:value="-0.0506564885496183">
            <text:p>-0.1</text:p>
          </table:table-cell>
          <table:table-cell table:formula="of:=[.$G160]" office:value-type="float" office:value="-0.0494656488549618">
            <text:p>0.0</text:p>
          </table:table-cell>
          <table:table-cell table:formula="of:=[.$B$9]*([.$D161]-[.$E161])/[.$B$12]" office:value-type="float" office:value="-0">
            <text:p>0.0</text:p>
          </table:table-cell>
          <table:table-cell table:formula="of:=[.$F161]+[.$G161]+[.$I161]" office:value-type="float" office:value="-0.136152671755725">
            <text:p>0</text:p>
          </table:table-cell>
          <table:table-cell/>
        </table:table-row>
        <table:table-row table:style-name="ro1">
          <table:table-cell table:formula="of:=[.$A161]+[.$B$12]" office:value-type="float" office:value="0.58">
            <text:p>0.580</text:p>
          </table:table-cell>
          <table:table-cell office:value-type="float" office:value="5">
            <text:p>5</text:p>
          </table:table-cell>
          <table:table-cell table:formula="of:=[.B162]/65.5" office:value-type="float" office:value="0.0763358778625954">
            <text:p>0.1</text:p>
          </table:table-cell>
          <table:table-cell table:formula="of:=[.$B$5]-[.$C162]" office:value-type="float" office:value="-0.0763358778625954">
            <text:p>-0.1</text:p>
          </table:table-cell>
          <table:table-cell table:formula="of:=[.$D161]" office:value-type="float" office:value="-0.106870229007634">
            <text:p>-0.1</text:p>
          </table:table-cell>
          <table:table-cell table:formula="of:=[.$B$7]*[.$D162]" office:value-type="float" office:value="-0.0610687022900763">
            <text:p>-0.1</text:p>
          </table:table-cell>
          <table:table-cell table:formula="of:=MIN([.$H162]+[.$B$8]*([.$D162]+[.$E162])*[.$B$12]/2;[.$B$10])" office:value-type="float" office:value="-0.0517557251908397">
            <text:p>-0.1</text:p>
          </table:table-cell>
          <table:table-cell table:formula="of:=[.$G161]" office:value-type="float" office:value="-0.0506564885496183">
            <text:p>-0.1</text:p>
          </table:table-cell>
          <table:table-cell table:formula="of:=[.$B$9]*([.$D162]-[.$E162])/[.$B$12]" office:value-type="float" office:value="0">
            <text:p>0.0</text:p>
          </table:table-cell>
          <table:table-cell table:formula="of:=[.$F162]+[.$G162]+[.$I162]" office:value-type="float" office:value="-0.112824427480916">
            <text:p>0</text:p>
          </table:table-cell>
          <table:table-cell/>
        </table:table-row>
        <table:table-row table:style-name="ro1">
          <table:table-cell table:formula="of:=[.$A162]+[.$B$12]" office:value-type="float" office:value="0.584">
            <text:p>0.584</text:p>
          </table:table-cell>
          <table:table-cell office:value-type="float" office:value="3">
            <text:p>3</text:p>
          </table:table-cell>
          <table:table-cell table:formula="of:=[.B163]/65.5" office:value-type="float" office:value="0.0458015267175573">
            <text:p>0.0</text:p>
          </table:table-cell>
          <table:table-cell table:formula="of:=[.$B$5]-[.$C163]" office:value-type="float" office:value="-0.0458015267175573">
            <text:p>0.0</text:p>
          </table:table-cell>
          <table:table-cell table:formula="of:=[.$D162]" office:value-type="float" office:value="-0.0763358778625954">
            <text:p>-0.1</text:p>
          </table:table-cell>
          <table:table-cell table:formula="of:=[.$B$7]*[.$D163]" office:value-type="float" office:value="-0.0366412213740458">
            <text:p>0.0</text:p>
          </table:table-cell>
          <table:table-cell table:formula="of:=MIN([.$H163]+[.$B$8]*([.$D163]+[.$E163])*[.$B$12]/2;[.$B$10])" office:value-type="float" office:value="-0.0524885496183206">
            <text:p>-0.1</text:p>
          </table:table-cell>
          <table:table-cell table:formula="of:=[.$G162]" office:value-type="float" office:value="-0.0517557251908397">
            <text:p>-0.1</text:p>
          </table:table-cell>
          <table:table-cell table:formula="of:=[.$B$9]*([.$D163]-[.$E163])/[.$B$12]" office:value-type="float" office:value="0">
            <text:p>0.0</text:p>
          </table:table-cell>
          <table:table-cell table:formula="of:=[.$F163]+[.$G163]+[.$I163]" office:value-type="float" office:value="-0.0891297709923664">
            <text:p>0</text:p>
          </table:table-cell>
          <table:table-cell/>
        </table:table-row>
        <table:table-row table:style-name="ro1">
          <table:table-cell table:formula="of:=[.$A163]+[.$B$12]" office:value-type="float" office:value="0.588">
            <text:p>0.588</text:p>
          </table:table-cell>
          <table:table-cell office:value-type="float" office:value="-8">
            <text:p>-8</text:p>
          </table:table-cell>
          <table:table-cell table:formula="of:=[.B164]/65.5" office:value-type="float" office:value="-0.122137404580153">
            <text:p>-0.1</text:p>
          </table:table-cell>
          <table:table-cell table:formula="of:=[.$B$5]-[.$C164]" office:value-type="float" office:value="0.122137404580153">
            <text:p>0.1</text:p>
          </table:table-cell>
          <table:table-cell table:formula="of:=[.$D163]" office:value-type="float" office:value="-0.0458015267175573">
            <text:p>0.0</text:p>
          </table:table-cell>
          <table:table-cell table:formula="of:=[.$B$7]*[.$D164]" office:value-type="float" office:value="0.0977099236641221">
            <text:p>0.1</text:p>
          </table:table-cell>
          <table:table-cell table:formula="of:=MIN([.$H164]+[.$B$8]*([.$D164]+[.$E164])*[.$B$12]/2;[.$B$10])" office:value-type="float" office:value="-0.052030534351145">
            <text:p>-0.1</text:p>
          </table:table-cell>
          <table:table-cell table:formula="of:=[.$G163]" office:value-type="float" office:value="-0.0524885496183206">
            <text:p>-0.1</text:p>
          </table:table-cell>
          <table:table-cell table:formula="of:=[.$B$9]*([.$D164]-[.$E164])/[.$B$12]" office:value-type="float" office:value="0">
            <text:p>0.0</text:p>
          </table:table-cell>
          <table:table-cell table:formula="of:=[.$F164]+[.$G164]+[.$I164]" office:value-type="float" office:value="0.0456793893129771">
            <text:p>0</text:p>
          </table:table-cell>
          <table:table-cell/>
        </table:table-row>
        <table:table-row table:style-name="ro1">
          <table:table-cell table:formula="of:=[.$A164]+[.$B$12]" office:value-type="float" office:value="0.592">
            <text:p>0.592</text:p>
          </table:table-cell>
          <table:table-cell office:value-type="float" office:value="-13">
            <text:p>-13</text:p>
          </table:table-cell>
          <table:table-cell table:formula="of:=[.B165]/65.5" office:value-type="float" office:value="-0.198473282442748">
            <text:p>-0.2</text:p>
          </table:table-cell>
          <table:table-cell table:formula="of:=[.$B$5]-[.$C165]" office:value-type="float" office:value="0.198473282442748">
            <text:p>0.2</text:p>
          </table:table-cell>
          <table:table-cell table:formula="of:=[.$D164]" office:value-type="float" office:value="0.122137404580153">
            <text:p>0.1</text:p>
          </table:table-cell>
          <table:table-cell table:formula="of:=[.$B$7]*[.$D165]" office:value-type="float" office:value="0.158778625954198">
            <text:p>0.2</text:p>
          </table:table-cell>
          <table:table-cell table:formula="of:=MIN([.$H165]+[.$B$8]*([.$D165]+[.$E165])*[.$B$12]/2;[.$B$10])" office:value-type="float" office:value="-0.0501068702290076">
            <text:p>-0.1</text:p>
          </table:table-cell>
          <table:table-cell table:formula="of:=[.$G164]" office:value-type="float" office:value="-0.052030534351145">
            <text:p>-0.1</text:p>
          </table:table-cell>
          <table:table-cell table:formula="of:=[.$B$9]*([.$D165]-[.$E165])/[.$B$12]" office:value-type="float" office:value="0">
            <text:p>0.0</text:p>
          </table:table-cell>
          <table:table-cell table:formula="of:=[.$F165]+[.$G165]+[.$I165]" office:value-type="float" office:value="0.108671755725191">
            <text:p>0</text:p>
          </table:table-cell>
          <table:table-cell/>
        </table:table-row>
        <table:table-row table:style-name="ro1">
          <table:table-cell table:formula="of:=[.$A165]+[.$B$12]" office:value-type="float" office:value="0.596">
            <text:p>0.596</text:p>
          </table:table-cell>
          <table:table-cell office:value-type="float" office:value="-1">
            <text:p>-1</text:p>
          </table:table-cell>
          <table:table-cell table:formula="of:=[.B166]/65.5" office:value-type="float" office:value="-0.0152671755725191">
            <text:p>0.0</text:p>
          </table:table-cell>
          <table:table-cell table:formula="of:=[.$B$5]-[.$C166]" office:value-type="float" office:value="0.0152671755725191">
            <text:p>0.0</text:p>
          </table:table-cell>
          <table:table-cell table:formula="of:=[.$D165]" office:value-type="float" office:value="0.198473282442748">
            <text:p>0.2</text:p>
          </table:table-cell>
          <table:table-cell table:formula="of:=[.$B$7]*[.$D166]" office:value-type="float" office:value="0.0122137404580153">
            <text:p>0.0</text:p>
          </table:table-cell>
          <table:table-cell table:formula="of:=MIN([.$H166]+[.$B$8]*([.$D166]+[.$E166])*[.$B$12]/2;[.$B$10])" office:value-type="float" office:value="-0.048824427480916">
            <text:p>0.0</text:p>
          </table:table-cell>
          <table:table-cell table:formula="of:=[.$G165]" office:value-type="float" office:value="-0.0501068702290076">
            <text:p>-0.1</text:p>
          </table:table-cell>
          <table:table-cell table:formula="of:=[.$B$9]*([.$D166]-[.$E166])/[.$B$12]" office:value-type="float" office:value="-0">
            <text:p>0.0</text:p>
          </table:table-cell>
          <table:table-cell table:formula="of:=[.$F166]+[.$G166]+[.$I166]" office:value-type="float" office:value="-0.0366106870229007">
            <text:p>0</text:p>
          </table:table-cell>
          <table:table-cell/>
        </table:table-row>
        <table:table-row table:style-name="ro1">
          <table:table-cell table:formula="of:=[.$A166]+[.$B$12]" office:value-type="float" office:value="0.6">
            <text:p>0.600</text:p>
          </table:table-cell>
          <table:table-cell office:value-type="float" office:value="8">
            <text:p>8</text:p>
          </table:table-cell>
          <table:table-cell table:formula="of:=[.B167]/65.5" office:value-type="float" office:value="0.122137404580153">
            <text:p>0.1</text:p>
          </table:table-cell>
          <table:table-cell table:formula="of:=[.$B$5]-[.$C167]" office:value-type="float" office:value="-0.122137404580153">
            <text:p>-0.1</text:p>
          </table:table-cell>
          <table:table-cell table:formula="of:=[.$D166]" office:value-type="float" office:value="0.0152671755725191">
            <text:p>0.0</text:p>
          </table:table-cell>
          <table:table-cell table:formula="of:=[.$B$7]*[.$D167]" office:value-type="float" office:value="-0.0977099236641221">
            <text:p>-0.1</text:p>
          </table:table-cell>
          <table:table-cell table:formula="of:=MIN([.$H167]+[.$B$8]*([.$D167]+[.$E167])*[.$B$12]/2;[.$B$10])" office:value-type="float" office:value="-0.0494656488549618">
            <text:p>0.0</text:p>
          </table:table-cell>
          <table:table-cell table:formula="of:=[.$G166]" office:value-type="float" office:value="-0.048824427480916">
            <text:p>0.0</text:p>
          </table:table-cell>
          <table:table-cell table:formula="of:=[.$B$9]*([.$D167]-[.$E167])/[.$B$12]" office:value-type="float" office:value="-0">
            <text:p>0.0</text:p>
          </table:table-cell>
          <table:table-cell table:formula="of:=[.$F167]+[.$G167]+[.$I167]" office:value-type="float" office:value="-0.147175572519084">
            <text:p>0</text:p>
          </table:table-cell>
          <table:table-cell/>
        </table:table-row>
        <table:table-row table:style-name="ro1">
          <table:table-cell table:formula="of:=[.$A167]+[.$B$12]" office:value-type="float" office:value="0.604">
            <text:p>0.604</text:p>
          </table:table-cell>
          <table:table-cell office:value-type="float" office:value="3">
            <text:p>3</text:p>
          </table:table-cell>
          <table:table-cell table:formula="of:=[.B168]/65.5" office:value-type="float" office:value="0.0458015267175573">
            <text:p>0.0</text:p>
          </table:table-cell>
          <table:table-cell table:formula="of:=[.$B$5]-[.$C168]" office:value-type="float" office:value="-0.0458015267175573">
            <text:p>0.0</text:p>
          </table:table-cell>
          <table:table-cell table:formula="of:=[.$D167]" office:value-type="float" office:value="-0.122137404580153">
            <text:p>-0.1</text:p>
          </table:table-cell>
          <table:table-cell table:formula="of:=[.$B$7]*[.$D168]" office:value-type="float" office:value="-0.0366412213740458">
            <text:p>0.0</text:p>
          </table:table-cell>
          <table:table-cell table:formula="of:=MIN([.$H168]+[.$B$8]*([.$D168]+[.$E168])*[.$B$12]/2;[.$B$10])" office:value-type="float" office:value="-0.0504732824427481">
            <text:p>-0.1</text:p>
          </table:table-cell>
          <table:table-cell table:formula="of:=[.$G167]" office:value-type="float" office:value="-0.0494656488549618">
            <text:p>0.0</text:p>
          </table:table-cell>
          <table:table-cell table:formula="of:=[.$B$9]*([.$D168]-[.$E168])/[.$B$12]" office:value-type="float" office:value="0">
            <text:p>0.0</text:p>
          </table:table-cell>
          <table:table-cell table:formula="of:=[.$F168]+[.$G168]+[.$I168]" office:value-type="float" office:value="-0.0871145038167939">
            <text:p>0</text:p>
          </table:table-cell>
          <table:table-cell/>
        </table:table-row>
        <table:table-row table:style-name="ro1">
          <table:table-cell table:formula="of:=[.$A168]+[.$B$12]" office:value-type="float" office:value="0.608">
            <text:p>0.608</text:p>
          </table:table-cell>
          <table:table-cell office:value-type="float" office:value="5">
            <text:p>5</text:p>
          </table:table-cell>
          <table:table-cell table:formula="of:=[.B169]/65.5" office:value-type="float" office:value="0.0763358778625954">
            <text:p>0.1</text:p>
          </table:table-cell>
          <table:table-cell table:formula="of:=[.$B$5]-[.$C169]" office:value-type="float" office:value="-0.0763358778625954">
            <text:p>-0.1</text:p>
          </table:table-cell>
          <table:table-cell table:formula="of:=[.$D168]" office:value-type="float" office:value="-0.0458015267175573">
            <text:p>0.0</text:p>
          </table:table-cell>
          <table:table-cell table:formula="of:=[.$B$7]*[.$D169]" office:value-type="float" office:value="-0.0610687022900763">
            <text:p>-0.1</text:p>
          </table:table-cell>
          <table:table-cell table:formula="of:=MIN([.$H169]+[.$B$8]*([.$D169]+[.$E169])*[.$B$12]/2;[.$B$10])" office:value-type="float" office:value="-0.051206106870229">
            <text:p>-0.1</text:p>
          </table:table-cell>
          <table:table-cell table:formula="of:=[.$G168]" office:value-type="float" office:value="-0.0504732824427481">
            <text:p>-0.1</text:p>
          </table:table-cell>
          <table:table-cell table:formula="of:=[.$B$9]*([.$D169]-[.$E169])/[.$B$12]" office:value-type="float" office:value="-0">
            <text:p>0.0</text:p>
          </table:table-cell>
          <table:table-cell table:formula="of:=[.$F169]+[.$G169]+[.$I169]" office:value-type="float" office:value="-0.112274809160305">
            <text:p>0</text:p>
          </table:table-cell>
          <table:table-cell/>
        </table:table-row>
        <table:table-row table:style-name="ro1">
          <table:table-cell table:formula="of:=[.$A169]+[.$B$12]" office:value-type="float" office:value="0.612">
            <text:p>0.612</text:p>
          </table:table-cell>
          <table:table-cell office:value-type="float" office:value="-9">
            <text:p>-9</text:p>
          </table:table-cell>
          <table:table-cell table:formula="of:=[.B170]/65.5" office:value-type="float" office:value="-0.137404580152672">
            <text:p>-0.1</text:p>
          </table:table-cell>
          <table:table-cell table:formula="of:=[.$B$5]-[.$C170]" office:value-type="float" office:value="0.137404580152672">
            <text:p>0.1</text:p>
          </table:table-cell>
          <table:table-cell table:formula="of:=[.$D169]" office:value-type="float" office:value="-0.0763358778625954">
            <text:p>-0.1</text:p>
          </table:table-cell>
          <table:table-cell table:formula="of:=[.$B$7]*[.$D170]" office:value-type="float" office:value="0.109923664122137">
            <text:p>0.1</text:p>
          </table:table-cell>
          <table:table-cell table:formula="of:=MIN([.$H170]+[.$B$8]*([.$D170]+[.$E170])*[.$B$12]/2;[.$B$10])" office:value-type="float" office:value="-0.0508396946564885">
            <text:p>-0.1</text:p>
          </table:table-cell>
          <table:table-cell table:formula="of:=[.$G169]" office:value-type="float" office:value="-0.051206106870229">
            <text:p>-0.1</text:p>
          </table:table-cell>
          <table:table-cell table:formula="of:=[.$B$9]*([.$D170]-[.$E170])/[.$B$12]" office:value-type="float" office:value="0">
            <text:p>0.0</text:p>
          </table:table-cell>
          <table:table-cell table:formula="of:=[.$F170]+[.$G170]+[.$I170]" office:value-type="float" office:value="0.0590839694656489">
            <text:p>0</text:p>
          </table:table-cell>
          <table:table-cell/>
        </table:table-row>
        <table:table-row table:style-name="ro1">
          <table:table-cell table:formula="of:=[.$A170]+[.$B$12]" office:value-type="float" office:value="0.616">
            <text:p>0.616</text:p>
          </table:table-cell>
          <table:table-cell office:value-type="float" office:value="7">
            <text:p>7</text:p>
          </table:table-cell>
          <table:table-cell table:formula="of:=[.B171]/65.5" office:value-type="float" office:value="0.106870229007634">
            <text:p>0.1</text:p>
          </table:table-cell>
          <table:table-cell table:formula="of:=[.$B$5]-[.$C171]" office:value-type="float" office:value="-0.106870229007634">
            <text:p>-0.1</text:p>
          </table:table-cell>
          <table:table-cell table:formula="of:=[.$D170]" office:value-type="float" office:value="0.137404580152672">
            <text:p>0.1</text:p>
          </table:table-cell>
          <table:table-cell table:formula="of:=[.$B$7]*[.$D171]" office:value-type="float" office:value="-0.0854961832061069">
            <text:p>-0.1</text:p>
          </table:table-cell>
          <table:table-cell table:formula="of:=MIN([.$H171]+[.$B$8]*([.$D171]+[.$E171])*[.$B$12]/2;[.$B$10])" office:value-type="float" office:value="-0.0506564885496183">
            <text:p>-0.1</text:p>
          </table:table-cell>
          <table:table-cell table:formula="of:=[.$G170]" office:value-type="float" office:value="-0.0508396946564885">
            <text:p>-0.1</text:p>
          </table:table-cell>
          <table:table-cell table:formula="of:=[.$B$9]*([.$D171]-[.$E171])/[.$B$12]" office:value-type="float" office:value="-0">
            <text:p>0.0</text:p>
          </table:table-cell>
          <table:table-cell table:formula="of:=[.$F171]+[.$G171]+[.$I171]" office:value-type="float" office:value="-0.136152671755725">
            <text:p>0</text:p>
          </table:table-cell>
          <table:table-cell/>
        </table:table-row>
        <table:table-row table:style-name="ro1">
          <table:table-cell table:formula="of:=[.$A171]+[.$B$12]" office:value-type="float" office:value="0.62">
            <text:p>0.620</text:p>
          </table:table-cell>
          <table:table-cell office:value-type="float" office:value="9">
            <text:p>9</text:p>
          </table:table-cell>
          <table:table-cell table:formula="of:=[.B172]/65.5" office:value-type="float" office:value="0.137404580152672">
            <text:p>0.1</text:p>
          </table:table-cell>
          <table:table-cell table:formula="of:=[.$B$5]-[.$C172]" office:value-type="float" office:value="-0.137404580152672">
            <text:p>-0.1</text:p>
          </table:table-cell>
          <table:table-cell table:formula="of:=[.$D171]" office:value-type="float" office:value="-0.106870229007634">
            <text:p>-0.1</text:p>
          </table:table-cell>
          <table:table-cell table:formula="of:=[.$B$7]*[.$D172]" office:value-type="float" office:value="-0.109923664122137">
            <text:p>-0.1</text:p>
          </table:table-cell>
          <table:table-cell table:formula="of:=MIN([.$H172]+[.$B$8]*([.$D172]+[.$E172])*[.$B$12]/2;[.$B$10])" office:value-type="float" office:value="-0.0521221374045801">
            <text:p>-0.1</text:p>
          </table:table-cell>
          <table:table-cell table:formula="of:=[.$G171]" office:value-type="float" office:value="-0.0506564885496183">
            <text:p>-0.1</text:p>
          </table:table-cell>
          <table:table-cell table:formula="of:=[.$B$9]*([.$D172]-[.$E172])/[.$B$12]" office:value-type="float" office:value="-0">
            <text:p>0.0</text:p>
          </table:table-cell>
          <table:table-cell table:formula="of:=[.$F172]+[.$G172]+[.$I172]" office:value-type="float" office:value="-0.162045801526718">
            <text:p>0</text:p>
          </table:table-cell>
          <table:table-cell/>
        </table:table-row>
        <table:table-row table:style-name="ro1">
          <table:table-cell table:formula="of:=[.$A172]+[.$B$12]" office:value-type="float" office:value="0.624">
            <text:p>0.624</text:p>
          </table:table-cell>
          <table:table-cell office:value-type="float" office:value="1">
            <text:p>1</text:p>
          </table:table-cell>
          <table:table-cell table:formula="of:=[.B173]/65.5" office:value-type="float" office:value="0.0152671755725191">
            <text:p>0.0</text:p>
          </table:table-cell>
          <table:table-cell table:formula="of:=[.$B$5]-[.$C173]" office:value-type="float" office:value="-0.0152671755725191">
            <text:p>0.0</text:p>
          </table:table-cell>
          <table:table-cell table:formula="of:=[.$D172]" office:value-type="float" office:value="-0.137404580152672">
            <text:p>-0.1</text:p>
          </table:table-cell>
          <table:table-cell table:formula="of:=[.$B$7]*[.$D173]" office:value-type="float" office:value="-0.0122137404580153">
            <text:p>0.0</text:p>
          </table:table-cell>
          <table:table-cell table:formula="of:=MIN([.$H173]+[.$B$8]*([.$D173]+[.$E173])*[.$B$12]/2;[.$B$10])" office:value-type="float" office:value="-0.0530381679389313">
            <text:p>-0.1</text:p>
          </table:table-cell>
          <table:table-cell table:formula="of:=[.$G172]" office:value-type="float" office:value="-0.0521221374045801">
            <text:p>-0.1</text:p>
          </table:table-cell>
          <table:table-cell table:formula="of:=[.$B$9]*([.$D173]-[.$E173])/[.$B$12]" office:value-type="float" office:value="0">
            <text:p>0.0</text:p>
          </table:table-cell>
          <table:table-cell table:formula="of:=[.$F173]+[.$G173]+[.$I173]" office:value-type="float" office:value="-0.0652519083969465">
            <text:p>0</text:p>
          </table:table-cell>
          <table:table-cell/>
        </table:table-row>
        <table:table-row table:style-name="ro1">
          <table:table-cell table:formula="of:=[.$A173]+[.$B$12]" office:value-type="float" office:value="0.628">
            <text:p>0.628</text:p>
          </table:table-cell>
          <table:table-cell office:value-type="float" office:value="-2">
            <text:p>-2</text:p>
          </table:table-cell>
          <table:table-cell table:formula="of:=[.B174]/65.5" office:value-type="float" office:value="-0.0305343511450382">
            <text:p>0.0</text:p>
          </table:table-cell>
          <table:table-cell table:formula="of:=[.$B$5]-[.$C174]" office:value-type="float" office:value="0.0305343511450382">
            <text:p>0.0</text:p>
          </table:table-cell>
          <table:table-cell table:formula="of:=[.$D173]" office:value-type="float" office:value="-0.0152671755725191">
            <text:p>0.0</text:p>
          </table:table-cell>
          <table:table-cell table:formula="of:=[.$B$7]*[.$D174]" office:value-type="float" office:value="0.0244274809160305">
            <text:p>0.0</text:p>
          </table:table-cell>
          <table:table-cell table:formula="of:=MIN([.$H174]+[.$B$8]*([.$D174]+[.$E174])*[.$B$12]/2;[.$B$10])" office:value-type="float" office:value="-0.0529465648854962">
            <text:p>-0.1</text:p>
          </table:table-cell>
          <table:table-cell table:formula="of:=[.$G173]" office:value-type="float" office:value="-0.0530381679389313">
            <text:p>-0.1</text:p>
          </table:table-cell>
          <table:table-cell table:formula="of:=[.$B$9]*([.$D174]-[.$E174])/[.$B$12]" office:value-type="float" office:value="0">
            <text:p>0.0</text:p>
          </table:table-cell>
          <table:table-cell table:formula="of:=[.$F174]+[.$G174]+[.$I174]" office:value-type="float" office:value="-0.0285190839694656">
            <text:p>0</text:p>
          </table:table-cell>
          <table:table-cell/>
        </table:table-row>
        <table:table-row table:style-name="ro1">
          <table:table-cell table:formula="of:=[.$A174]+[.$B$12]" office:value-type="float" office:value="0.632">
            <text:p>0.632</text:p>
          </table:table-cell>
          <table:table-cell office:value-type="float" office:value="5">
            <text:p>5</text:p>
          </table:table-cell>
          <table:table-cell table:formula="of:=[.B175]/65.5" office:value-type="float" office:value="0.0763358778625954">
            <text:p>0.1</text:p>
          </table:table-cell>
          <table:table-cell table:formula="of:=[.$B$5]-[.$C175]" office:value-type="float" office:value="-0.0763358778625954">
            <text:p>-0.1</text:p>
          </table:table-cell>
          <table:table-cell table:formula="of:=[.$D174]" office:value-type="float" office:value="0.0305343511450382">
            <text:p>0.0</text:p>
          </table:table-cell>
          <table:table-cell table:formula="of:=[.$B$7]*[.$D175]" office:value-type="float" office:value="-0.0610687022900763">
            <text:p>-0.1</text:p>
          </table:table-cell>
          <table:table-cell table:formula="of:=MIN([.$H175]+[.$B$8]*([.$D175]+[.$E175])*[.$B$12]/2;[.$B$10])" office:value-type="float" office:value="-0.0532213740458015">
            <text:p>-0.1</text:p>
          </table:table-cell>
          <table:table-cell table:formula="of:=[.$G174]" office:value-type="float" office:value="-0.0529465648854962">
            <text:p>-0.1</text:p>
          </table:table-cell>
          <table:table-cell table:formula="of:=[.$B$9]*([.$D175]-[.$E175])/[.$B$12]" office:value-type="float" office:value="-0">
            <text:p>0.0</text:p>
          </table:table-cell>
          <table:table-cell table:formula="of:=[.$F175]+[.$G175]+[.$I175]" office:value-type="float" office:value="-0.114290076335878">
            <text:p>0</text:p>
          </table:table-cell>
          <table:table-cell/>
        </table:table-row>
        <table:table-row table:style-name="ro1">
          <table:table-cell table:formula="of:=[.$A175]+[.$B$12]" office:value-type="float" office:value="0.636">
            <text:p>0.636</text:p>
          </table:table-cell>
          <table:table-cell office:value-type="float" office:value="6">
            <text:p>6</text:p>
          </table:table-cell>
          <table:table-cell table:formula="of:=[.B176]/65.5" office:value-type="float" office:value="0.0916030534351145">
            <text:p>0.1</text:p>
          </table:table-cell>
          <table:table-cell table:formula="of:=[.$B$5]-[.$C176]" office:value-type="float" office:value="-0.0916030534351145">
            <text:p>-0.1</text:p>
          </table:table-cell>
          <table:table-cell table:formula="of:=[.$D175]" office:value-type="float" office:value="-0.0763358778625954">
            <text:p>-0.1</text:p>
          </table:table-cell>
          <table:table-cell table:formula="of:=[.$B$7]*[.$D176]" office:value-type="float" office:value="-0.0732824427480916">
            <text:p>-0.1</text:p>
          </table:table-cell>
          <table:table-cell table:formula="of:=MIN([.$H176]+[.$B$8]*([.$D176]+[.$E176])*[.$B$12]/2;[.$B$10])" office:value-type="float" office:value="-0.0542290076335878">
            <text:p>-0.1</text:p>
          </table:table-cell>
          <table:table-cell table:formula="of:=[.$G175]" office:value-type="float" office:value="-0.0532213740458015">
            <text:p>-0.1</text:p>
          </table:table-cell>
          <table:table-cell table:formula="of:=[.$B$9]*([.$D176]-[.$E176])/[.$B$12]" office:value-type="float" office:value="-0">
            <text:p>0.0</text:p>
          </table:table-cell>
          <table:table-cell table:formula="of:=[.$F176]+[.$G176]+[.$I176]" office:value-type="float" office:value="-0.127511450381679">
            <text:p>0</text:p>
          </table:table-cell>
          <table:table-cell/>
        </table:table-row>
        <table:table-row table:style-name="ro1">
          <table:table-cell table:formula="of:=[.$A176]+[.$B$12]" office:value-type="float" office:value="0.64">
            <text:p>0.640</text:p>
          </table:table-cell>
          <table:table-cell office:value-type="float" office:value="16">
            <text:p>16</text:p>
          </table:table-cell>
          <table:table-cell table:formula="of:=[.B177]/65.5" office:value-type="float" office:value="0.244274809160305">
            <text:p>0.2</text:p>
          </table:table-cell>
          <table:table-cell table:formula="of:=[.$B$5]-[.$C177]" office:value-type="float" office:value="-0.244274809160305">
            <text:p>-0.2</text:p>
          </table:table-cell>
          <table:table-cell table:formula="of:=[.$D176]" office:value-type="float" office:value="-0.0916030534351145">
            <text:p>-0.1</text:p>
          </table:table-cell>
          <table:table-cell table:formula="of:=[.$B$7]*[.$D177]" office:value-type="float" office:value="-0.195419847328244">
            <text:p>-0.2</text:p>
          </table:table-cell>
          <table:table-cell table:formula="of:=MIN([.$H177]+[.$B$8]*([.$D177]+[.$E177])*[.$B$12]/2;[.$B$10])" office:value-type="float" office:value="-0.0562442748091603">
            <text:p>-0.1</text:p>
          </table:table-cell>
          <table:table-cell table:formula="of:=[.$G176]" office:value-type="float" office:value="-0.0542290076335878">
            <text:p>-0.1</text:p>
          </table:table-cell>
          <table:table-cell table:formula="of:=[.$B$9]*([.$D177]-[.$E177])/[.$B$12]" office:value-type="float" office:value="-0">
            <text:p>0.0</text:p>
          </table:table-cell>
          <table:table-cell table:formula="of:=[.$F177]+[.$G177]+[.$I177]" office:value-type="float" office:value="-0.251664122137405">
            <text:p>0</text:p>
          </table:table-cell>
          <table:table-cell/>
        </table:table-row>
        <table:table-row table:style-name="ro1">
          <table:table-cell table:formula="of:=[.$A177]+[.$B$12]" office:value-type="float" office:value="0.644">
            <text:p>0.644</text:p>
          </table:table-cell>
          <table:table-cell office:value-type="float" office:value="-9">
            <text:p>-9</text:p>
          </table:table-cell>
          <table:table-cell table:formula="of:=[.B178]/65.5" office:value-type="float" office:value="-0.137404580152672">
            <text:p>-0.1</text:p>
          </table:table-cell>
          <table:table-cell table:formula="of:=[.$B$5]-[.$C178]" office:value-type="float" office:value="0.137404580152672">
            <text:p>0.1</text:p>
          </table:table-cell>
          <table:table-cell table:formula="of:=[.$D177]" office:value-type="float" office:value="-0.244274809160305">
            <text:p>-0.2</text:p>
          </table:table-cell>
          <table:table-cell table:formula="of:=[.$B$7]*[.$D178]" office:value-type="float" office:value="0.109923664122137">
            <text:p>0.1</text:p>
          </table:table-cell>
          <table:table-cell table:formula="of:=MIN([.$H178]+[.$B$8]*([.$D178]+[.$E178])*[.$B$12]/2;[.$B$10])" office:value-type="float" office:value="-0.0568854961832061">
            <text:p>-0.1</text:p>
          </table:table-cell>
          <table:table-cell table:formula="of:=[.$G177]" office:value-type="float" office:value="-0.0562442748091603">
            <text:p>-0.1</text:p>
          </table:table-cell>
          <table:table-cell table:formula="of:=[.$B$9]*([.$D178]-[.$E178])/[.$B$12]" office:value-type="float" office:value="0">
            <text:p>0.0</text:p>
          </table:table-cell>
          <table:table-cell table:formula="of:=[.$F178]+[.$G178]+[.$I178]" office:value-type="float" office:value="0.0530381679389313">
            <text:p>0</text:p>
          </table:table-cell>
          <table:table-cell/>
        </table:table-row>
        <table:table-row table:style-name="ro1">
          <table:table-cell table:formula="of:=[.$A178]+[.$B$12]" office:value-type="float" office:value="0.648">
            <text:p>0.648</text:p>
          </table:table-cell>
          <table:table-cell office:value-type="float" office:value="14">
            <text:p>14</text:p>
          </table:table-cell>
          <table:table-cell table:formula="of:=[.B179]/65.5" office:value-type="float" office:value="0.213740458015267">
            <text:p>0.2</text:p>
          </table:table-cell>
          <table:table-cell table:formula="of:=[.$B$5]-[.$C179]" office:value-type="float" office:value="-0.213740458015267">
            <text:p>-0.2</text:p>
          </table:table-cell>
          <table:table-cell table:formula="of:=[.$D178]" office:value-type="float" office:value="0.137404580152672">
            <text:p>0.1</text:p>
          </table:table-cell>
          <table:table-cell table:formula="of:=[.$B$7]*[.$D179]" office:value-type="float" office:value="-0.170992366412214">
            <text:p>-0.2</text:p>
          </table:table-cell>
          <table:table-cell table:formula="of:=MIN([.$H179]+[.$B$8]*([.$D179]+[.$E179])*[.$B$12]/2;[.$B$10])" office:value-type="float" office:value="-0.0573435114503817">
            <text:p>-0.1</text:p>
          </table:table-cell>
          <table:table-cell table:formula="of:=[.$G178]" office:value-type="float" office:value="-0.0568854961832061">
            <text:p>-0.1</text:p>
          </table:table-cell>
          <table:table-cell table:formula="of:=[.$B$9]*([.$D179]-[.$E179])/[.$B$12]" office:value-type="float" office:value="-0">
            <text:p>0.0</text:p>
          </table:table-cell>
          <table:table-cell table:formula="of:=[.$F179]+[.$G179]+[.$I179]" office:value-type="float" office:value="-0.228335877862595">
            <text:p>0</text:p>
          </table:table-cell>
          <table:table-cell/>
        </table:table-row>
        <table:table-row table:style-name="ro1">
          <table:table-cell table:formula="of:=[.$A179]+[.$B$12]" office:value-type="float" office:value="0.652">
            <text:p>0.652</text:p>
          </table:table-cell>
          <table:table-cell office:value-type="float" office:value="-1">
            <text:p>-1</text:p>
          </table:table-cell>
          <table:table-cell table:formula="of:=[.B180]/65.5" office:value-type="float" office:value="-0.0152671755725191">
            <text:p>0.0</text:p>
          </table:table-cell>
          <table:table-cell table:formula="of:=[.$B$5]-[.$C180]" office:value-type="float" office:value="0.0152671755725191">
            <text:p>0.0</text:p>
          </table:table-cell>
          <table:table-cell table:formula="of:=[.$D179]" office:value-type="float" office:value="-0.213740458015267">
            <text:p>-0.2</text:p>
          </table:table-cell>
          <table:table-cell table:formula="of:=[.$B$7]*[.$D180]" office:value-type="float" office:value="0.0122137404580153">
            <text:p>0.0</text:p>
          </table:table-cell>
          <table:table-cell table:formula="of:=MIN([.$H180]+[.$B$8]*([.$D180]+[.$E180])*[.$B$12]/2;[.$B$10])" office:value-type="float" office:value="-0.0585343511450381">
            <text:p>-0.1</text:p>
          </table:table-cell>
          <table:table-cell table:formula="of:=[.$G179]" office:value-type="float" office:value="-0.0573435114503817">
            <text:p>-0.1</text:p>
          </table:table-cell>
          <table:table-cell table:formula="of:=[.$B$9]*([.$D180]-[.$E180])/[.$B$12]" office:value-type="float" office:value="0">
            <text:p>0.0</text:p>
          </table:table-cell>
          <table:table-cell table:formula="of:=[.$F180]+[.$G180]+[.$I180]" office:value-type="float" office:value="-0.0463206106870229">
            <text:p>0</text:p>
          </table:table-cell>
          <table:table-cell/>
        </table:table-row>
        <table:table-row table:style-name="ro1">
          <table:table-cell table:formula="of:=[.$A180]+[.$B$12]" office:value-type="float" office:value="0.656">
            <text:p>0.656</text:p>
          </table:table-cell>
          <table:table-cell office:value-type="float" office:value="9">
            <text:p>9</text:p>
          </table:table-cell>
          <table:table-cell table:formula="of:=[.B181]/65.5" office:value-type="float" office:value="0.137404580152672">
            <text:p>0.1</text:p>
          </table:table-cell>
          <table:table-cell table:formula="of:=[.$B$5]-[.$C181]" office:value-type="float" office:value="-0.137404580152672">
            <text:p>-0.1</text:p>
          </table:table-cell>
          <table:table-cell table:formula="of:=[.$D180]" office:value-type="float" office:value="0.0152671755725191">
            <text:p>0.0</text:p>
          </table:table-cell>
          <table:table-cell table:formula="of:=[.$B$7]*[.$D181]" office:value-type="float" office:value="-0.109923664122137">
            <text:p>-0.1</text:p>
          </table:table-cell>
          <table:table-cell table:formula="of:=MIN([.$H181]+[.$B$8]*([.$D181]+[.$E181])*[.$B$12]/2;[.$B$10])" office:value-type="float" office:value="-0.0592671755725191">
            <text:p>-0.1</text:p>
          </table:table-cell>
          <table:table-cell table:formula="of:=[.$G180]" office:value-type="float" office:value="-0.0585343511450381">
            <text:p>-0.1</text:p>
          </table:table-cell>
          <table:table-cell table:formula="of:=[.$B$9]*([.$D181]-[.$E181])/[.$B$12]" office:value-type="float" office:value="-0">
            <text:p>0.0</text:p>
          </table:table-cell>
          <table:table-cell table:formula="of:=[.$F181]+[.$G181]+[.$I181]" office:value-type="float" office:value="-0.169190839694656">
            <text:p>0</text:p>
          </table:table-cell>
          <table:table-cell/>
        </table:table-row>
        <table:table-row table:style-name="ro1">
          <table:table-cell table:formula="of:=[.$A181]+[.$B$12]" office:value-type="float" office:value="0.66">
            <text:p>0.660</text:p>
          </table:table-cell>
          <table:table-cell office:value-type="float" office:value="12">
            <text:p>12</text:p>
          </table:table-cell>
          <table:table-cell table:formula="of:=[.B182]/65.5" office:value-type="float" office:value="0.183206106870229">
            <text:p>0.2</text:p>
          </table:table-cell>
          <table:table-cell table:formula="of:=[.$B$5]-[.$C182]" office:value-type="float" office:value="-0.183206106870229">
            <text:p>-0.2</text:p>
          </table:table-cell>
          <table:table-cell table:formula="of:=[.$D181]" office:value-type="float" office:value="-0.137404580152672">
            <text:p>-0.1</text:p>
          </table:table-cell>
          <table:table-cell table:formula="of:=[.$B$7]*[.$D182]" office:value-type="float" office:value="-0.146564885496183">
            <text:p>-0.1</text:p>
          </table:table-cell>
          <table:table-cell table:formula="of:=MIN([.$H182]+[.$B$8]*([.$D182]+[.$E182])*[.$B$12]/2;[.$B$10])" office:value-type="float" office:value="-0.0611908396946565">
            <text:p>-0.1</text:p>
          </table:table-cell>
          <table:table-cell table:formula="of:=[.$G181]" office:value-type="float" office:value="-0.0592671755725191">
            <text:p>-0.1</text:p>
          </table:table-cell>
          <table:table-cell table:formula="of:=[.$B$9]*([.$D182]-[.$E182])/[.$B$12]" office:value-type="float" office:value="-0">
            <text:p>0.0</text:p>
          </table:table-cell>
          <table:table-cell table:formula="of:=[.$F182]+[.$G182]+[.$I182]" office:value-type="float" office:value="-0.20775572519084">
            <text:p>0</text:p>
          </table:table-cell>
          <table:table-cell/>
        </table:table-row>
        <table:table-row table:style-name="ro1">
          <table:table-cell table:formula="of:=[.$A182]+[.$B$12]" office:value-type="float" office:value="0.664">
            <text:p>0.664</text:p>
          </table:table-cell>
          <table:table-cell office:value-type="float" office:value="8">
            <text:p>8</text:p>
          </table:table-cell>
          <table:table-cell table:formula="of:=[.B183]/65.5" office:value-type="float" office:value="0.122137404580153">
            <text:p>0.1</text:p>
          </table:table-cell>
          <table:table-cell table:formula="of:=[.$B$5]-[.$C183]" office:value-type="float" office:value="-0.122137404580153">
            <text:p>-0.1</text:p>
          </table:table-cell>
          <table:table-cell table:formula="of:=[.$D182]" office:value-type="float" office:value="-0.183206106870229">
            <text:p>-0.2</text:p>
          </table:table-cell>
          <table:table-cell table:formula="of:=[.$B$7]*[.$D183]" office:value-type="float" office:value="-0.0977099236641221">
            <text:p>-0.1</text:p>
          </table:table-cell>
          <table:table-cell table:formula="of:=MIN([.$H183]+[.$B$8]*([.$D183]+[.$E183])*[.$B$12]/2;[.$B$10])" office:value-type="float" office:value="-0.0630229007633588">
            <text:p>-0.1</text:p>
          </table:table-cell>
          <table:table-cell table:formula="of:=[.$G182]" office:value-type="float" office:value="-0.0611908396946565">
            <text:p>-0.1</text:p>
          </table:table-cell>
          <table:table-cell table:formula="of:=[.$B$9]*([.$D183]-[.$E183])/[.$B$12]" office:value-type="float" office:value="0">
            <text:p>0.0</text:p>
          </table:table-cell>
          <table:table-cell table:formula="of:=[.$F183]+[.$G183]+[.$I183]" office:value-type="float" office:value="-0.160732824427481">
            <text:p>0</text:p>
          </table:table-cell>
          <table:table-cell/>
        </table:table-row>
        <table:table-row table:style-name="ro1">
          <table:table-cell table:formula="of:=[.$A183]+[.$B$12]" office:value-type="float" office:value="0.668">
            <text:p>0.668</text:p>
          </table:table-cell>
          <table:table-cell office:value-type="float" office:value="7">
            <text:p>7</text:p>
          </table:table-cell>
          <table:table-cell table:formula="of:=[.B184]/65.5" office:value-type="float" office:value="0.106870229007634">
            <text:p>0.1</text:p>
          </table:table-cell>
          <table:table-cell table:formula="of:=[.$B$5]-[.$C184]" office:value-type="float" office:value="-0.106870229007634">
            <text:p>-0.1</text:p>
          </table:table-cell>
          <table:table-cell table:formula="of:=[.$D183]" office:value-type="float" office:value="-0.122137404580153">
            <text:p>-0.1</text:p>
          </table:table-cell>
          <table:table-cell table:formula="of:=[.$B$7]*[.$D184]" office:value-type="float" office:value="-0.0854961832061069">
            <text:p>-0.1</text:p>
          </table:table-cell>
          <table:table-cell table:formula="of:=MIN([.$H184]+[.$B$8]*([.$D184]+[.$E184])*[.$B$12]/2;[.$B$10])" office:value-type="float" office:value="-0.0643969465648855">
            <text:p>-0.1</text:p>
          </table:table-cell>
          <table:table-cell table:formula="of:=[.$G183]" office:value-type="float" office:value="-0.0630229007633588">
            <text:p>-0.1</text:p>
          </table:table-cell>
          <table:table-cell table:formula="of:=[.$B$9]*([.$D184]-[.$E184])/[.$B$12]" office:value-type="float" office:value="0">
            <text:p>0.0</text:p>
          </table:table-cell>
          <table:table-cell table:formula="of:=[.$F184]+[.$G184]+[.$I184]" office:value-type="float" office:value="-0.149893129770992">
            <text:p>0</text:p>
          </table:table-cell>
          <table:table-cell/>
        </table:table-row>
        <table:table-row table:style-name="ro1">
          <table:table-cell table:formula="of:=[.$A184]+[.$B$12]" office:value-type="float" office:value="0.672">
            <text:p>0.672</text:p>
          </table:table-cell>
          <table:table-cell office:value-type="float" office:value="7">
            <text:p>7</text:p>
          </table:table-cell>
          <table:table-cell table:formula="of:=[.B185]/65.5" office:value-type="float" office:value="0.106870229007634">
            <text:p>0.1</text:p>
          </table:table-cell>
          <table:table-cell table:formula="of:=[.$B$5]-[.$C185]" office:value-type="float" office:value="-0.106870229007634">
            <text:p>-0.1</text:p>
          </table:table-cell>
          <table:table-cell table:formula="of:=[.$D184]" office:value-type="float" office:value="-0.106870229007634">
            <text:p>-0.1</text:p>
          </table:table-cell>
          <table:table-cell table:formula="of:=[.$B$7]*[.$D185]" office:value-type="float" office:value="-0.0854961832061069">
            <text:p>-0.1</text:p>
          </table:table-cell>
          <table:table-cell table:formula="of:=MIN([.$H185]+[.$B$8]*([.$D185]+[.$E185])*[.$B$12]/2;[.$B$10])" office:value-type="float" office:value="-0.0656793893129771">
            <text:p>-0.1</text:p>
          </table:table-cell>
          <table:table-cell table:formula="of:=[.$G184]" office:value-type="float" office:value="-0.0643969465648855">
            <text:p>-0.1</text:p>
          </table:table-cell>
          <table:table-cell table:formula="of:=[.$B$9]*([.$D185]-[.$E185])/[.$B$12]" office:value-type="float" office:value="0">
            <text:p>0.0</text:p>
          </table:table-cell>
          <table:table-cell table:formula="of:=[.$F185]+[.$G185]+[.$I185]" office:value-type="float" office:value="-0.151175572519084">
            <text:p>0</text:p>
          </table:table-cell>
          <table:table-cell/>
        </table:table-row>
        <table:table-row table:style-name="ro1">
          <table:table-cell table:formula="of:=[.$A185]+[.$B$12]" office:value-type="float" office:value="0.676">
            <text:p>0.676</text:p>
          </table:table-cell>
          <table:table-cell office:value-type="float" office:value="5">
            <text:p>5</text:p>
          </table:table-cell>
          <table:table-cell table:formula="of:=[.B186]/65.5" office:value-type="float" office:value="0.0763358778625954">
            <text:p>0.1</text:p>
          </table:table-cell>
          <table:table-cell table:formula="of:=[.$B$5]-[.$C186]" office:value-type="float" office:value="-0.0763358778625954">
            <text:p>-0.1</text:p>
          </table:table-cell>
          <table:table-cell table:formula="of:=[.$D185]" office:value-type="float" office:value="-0.106870229007634">
            <text:p>-0.1</text:p>
          </table:table-cell>
          <table:table-cell table:formula="of:=[.$B$7]*[.$D186]" office:value-type="float" office:value="-0.0610687022900763">
            <text:p>-0.1</text:p>
          </table:table-cell>
          <table:table-cell table:formula="of:=MIN([.$H186]+[.$B$8]*([.$D186]+[.$E186])*[.$B$12]/2;[.$B$10])" office:value-type="float" office:value="-0.0667786259541985">
            <text:p>-0.1</text:p>
          </table:table-cell>
          <table:table-cell table:formula="of:=[.$G185]" office:value-type="float" office:value="-0.0656793893129771">
            <text:p>-0.1</text:p>
          </table:table-cell>
          <table:table-cell table:formula="of:=[.$B$9]*([.$D186]-[.$E186])/[.$B$12]" office:value-type="float" office:value="0">
            <text:p>0.0</text:p>
          </table:table-cell>
          <table:table-cell table:formula="of:=[.$F186]+[.$G186]+[.$I186]" office:value-type="float" office:value="-0.127847328244275">
            <text:p>0</text:p>
          </table:table-cell>
          <table:table-cell/>
        </table:table-row>
        <table:table-row table:style-name="ro1">
          <table:table-cell table:formula="of:=[.$A186]+[.$B$12]" office:value-type="float" office:value="0.68">
            <text:p>0.680</text:p>
          </table:table-cell>
          <table:table-cell office:value-type="float" office:value="7">
            <text:p>7</text:p>
          </table:table-cell>
          <table:table-cell table:formula="of:=[.B187]/65.5" office:value-type="float" office:value="0.106870229007634">
            <text:p>0.1</text:p>
          </table:table-cell>
          <table:table-cell table:formula="of:=[.$B$5]-[.$C187]" office:value-type="float" office:value="-0.106870229007634">
            <text:p>-0.1</text:p>
          </table:table-cell>
          <table:table-cell table:formula="of:=[.$D186]" office:value-type="float" office:value="-0.0763358778625954">
            <text:p>-0.1</text:p>
          </table:table-cell>
          <table:table-cell table:formula="of:=[.$B$7]*[.$D187]" office:value-type="float" office:value="-0.0854961832061069">
            <text:p>-0.1</text:p>
          </table:table-cell>
          <table:table-cell table:formula="of:=MIN([.$H187]+[.$B$8]*([.$D187]+[.$E187])*[.$B$12]/2;[.$B$10])" office:value-type="float" office:value="-0.0678778625954198">
            <text:p>-0.1</text:p>
          </table:table-cell>
          <table:table-cell table:formula="of:=[.$G186]" office:value-type="float" office:value="-0.0667786259541985">
            <text:p>-0.1</text:p>
          </table:table-cell>
          <table:table-cell table:formula="of:=[.$B$9]*([.$D187]-[.$E187])/[.$B$12]" office:value-type="float" office:value="-0">
            <text:p>0.0</text:p>
          </table:table-cell>
          <table:table-cell table:formula="of:=[.$F187]+[.$G187]+[.$I187]" office:value-type="float" office:value="-0.153374045801527">
            <text:p>0</text:p>
          </table:table-cell>
          <table:table-cell/>
        </table:table-row>
        <table:table-row table:style-name="ro1">
          <table:table-cell table:formula="of:=[.$A187]+[.$B$12]" office:value-type="float" office:value="0.684">
            <text:p>0.684</text:p>
          </table:table-cell>
          <table:table-cell office:value-type="float" office:value="0">
            <text:p>0</text:p>
          </table:table-cell>
          <table:table-cell table:formula="of:=[.B188]/65.5" office:value-type="float" office:value="0">
            <text:p>0.0</text:p>
          </table:table-cell>
          <table:table-cell table:formula="of:=[.$B$5]-[.$C188]" office:value-type="float" office:value="0">
            <text:p>0.0</text:p>
          </table:table-cell>
          <table:table-cell table:formula="of:=[.$D187]" office:value-type="float" office:value="-0.106870229007634">
            <text:p>-0.1</text:p>
          </table:table-cell>
          <table:table-cell table:formula="of:=[.$B$7]*[.$D188]" office:value-type="float" office:value="0">
            <text:p>0.0</text:p>
          </table:table-cell>
          <table:table-cell table:formula="of:=MIN([.$H188]+[.$B$8]*([.$D188]+[.$E188])*[.$B$12]/2;[.$B$10])" office:value-type="float" office:value="-0.0685190839694656">
            <text:p>-0.1</text:p>
          </table:table-cell>
          <table:table-cell table:formula="of:=[.$G187]" office:value-type="float" office:value="-0.0678778625954198">
            <text:p>-0.1</text:p>
          </table:table-cell>
          <table:table-cell table:formula="of:=[.$B$9]*([.$D188]-[.$E188])/[.$B$12]" office:value-type="float" office:value="0">
            <text:p>0.0</text:p>
          </table:table-cell>
          <table:table-cell table:formula="of:=[.$F188]+[.$G188]+[.$I188]" office:value-type="float" office:value="-0.0685190839694656">
            <text:p>0</text:p>
          </table:table-cell>
          <table:table-cell/>
        </table:table-row>
        <table:table-row table:style-name="ro1">
          <table:table-cell table:formula="of:=[.$A188]+[.$B$12]" office:value-type="float" office:value="0.688">
            <text:p>0.688</text:p>
          </table:table-cell>
          <table:table-cell office:value-type="float" office:value="-4">
            <text:p>-4</text:p>
          </table:table-cell>
          <table:table-cell table:formula="of:=[.B189]/65.5" office:value-type="float" office:value="-0.0610687022900763">
            <text:p>-0.1</text:p>
          </table:table-cell>
          <table:table-cell table:formula="of:=[.$B$5]-[.$C189]" office:value-type="float" office:value="0.0610687022900763">
            <text:p>0.1</text:p>
          </table:table-cell>
          <table:table-cell table:formula="of:=[.$D188]" office:value-type="float" office:value="0">
            <text:p>0.0</text:p>
          </table:table-cell>
          <table:table-cell table:formula="of:=[.$B$7]*[.$D189]" office:value-type="float" office:value="0.0488549618320611">
            <text:p>0.0</text:p>
          </table:table-cell>
          <table:table-cell table:formula="of:=MIN([.$H189]+[.$B$8]*([.$D189]+[.$E189])*[.$B$12]/2;[.$B$10])" office:value-type="float" office:value="-0.0681526717557252">
            <text:p>-0.1</text:p>
          </table:table-cell>
          <table:table-cell table:formula="of:=[.$G188]" office:value-type="float" office:value="-0.0685190839694656">
            <text:p>-0.1</text:p>
          </table:table-cell>
          <table:table-cell table:formula="of:=[.$B$9]*([.$D189]-[.$E189])/[.$B$12]" office:value-type="float" office:value="0">
            <text:p>0.0</text:p>
          </table:table-cell>
          <table:table-cell table:formula="of:=[.$F189]+[.$G189]+[.$I189]" office:value-type="float" office:value="-0.0192977099236641">
            <text:p>0</text:p>
          </table:table-cell>
          <table:table-cell/>
        </table:table-row>
        <table:table-row table:style-name="ro1">
          <table:table-cell table:formula="of:=[.$A189]+[.$B$12]" office:value-type="float" office:value="0.692">
            <text:p>0.692</text:p>
          </table:table-cell>
          <table:table-cell office:value-type="float" office:value="6">
            <text:p>6</text:p>
          </table:table-cell>
          <table:table-cell table:formula="of:=[.B190]/65.5" office:value-type="float" office:value="0.0916030534351145">
            <text:p>0.1</text:p>
          </table:table-cell>
          <table:table-cell table:formula="of:=[.$B$5]-[.$C190]" office:value-type="float" office:value="-0.0916030534351145">
            <text:p>-0.1</text:p>
          </table:table-cell>
          <table:table-cell table:formula="of:=[.$D189]" office:value-type="float" office:value="0.0610687022900763">
            <text:p>0.1</text:p>
          </table:table-cell>
          <table:table-cell table:formula="of:=[.$B$7]*[.$D190]" office:value-type="float" office:value="-0.0732824427480916">
            <text:p>-0.1</text:p>
          </table:table-cell>
          <table:table-cell table:formula="of:=MIN([.$H190]+[.$B$8]*([.$D190]+[.$E190])*[.$B$12]/2;[.$B$10])" office:value-type="float" office:value="-0.0683358778625954">
            <text:p>-0.1</text:p>
          </table:table-cell>
          <table:table-cell table:formula="of:=[.$G189]" office:value-type="float" office:value="-0.0681526717557252">
            <text:p>-0.1</text:p>
          </table:table-cell>
          <table:table-cell table:formula="of:=[.$B$9]*([.$D190]-[.$E190])/[.$B$12]" office:value-type="float" office:value="-0">
            <text:p>0.0</text:p>
          </table:table-cell>
          <table:table-cell table:formula="of:=[.$F190]+[.$G190]+[.$I190]" office:value-type="float" office:value="-0.141618320610687">
            <text:p>0</text:p>
          </table:table-cell>
          <table:table-cell/>
        </table:table-row>
        <table:table-row table:style-name="ro1">
          <table:table-cell table:formula="of:=[.$A190]+[.$B$12]" office:value-type="float" office:value="0.696">
            <text:p>0.696</text:p>
          </table:table-cell>
          <table:table-cell office:value-type="float" office:value="24">
            <text:p>24</text:p>
          </table:table-cell>
          <table:table-cell table:formula="of:=[.B191]/65.5" office:value-type="float" office:value="0.366412213740458">
            <text:p>0.4</text:p>
          </table:table-cell>
          <table:table-cell table:formula="of:=[.$B$5]-[.$C191]" office:value-type="float" office:value="-0.366412213740458">
            <text:p>-0.4</text:p>
          </table:table-cell>
          <table:table-cell table:formula="of:=[.$D190]" office:value-type="float" office:value="-0.0916030534351145">
            <text:p>-0.1</text:p>
          </table:table-cell>
          <table:table-cell table:formula="of:=[.$B$7]*[.$D191]" office:value-type="float" office:value="-0.293129770992366">
            <text:p>-0.3</text:p>
          </table:table-cell>
          <table:table-cell table:formula="of:=MIN([.$H191]+[.$B$8]*([.$D191]+[.$E191])*[.$B$12]/2;[.$B$10])" office:value-type="float" office:value="-0.0710839694656488">
            <text:p>-0.1</text:p>
          </table:table-cell>
          <table:table-cell table:formula="of:=[.$G190]" office:value-type="float" office:value="-0.0683358778625954">
            <text:p>-0.1</text:p>
          </table:table-cell>
          <table:table-cell table:formula="of:=[.$B$9]*([.$D191]-[.$E191])/[.$B$12]" office:value-type="float" office:value="-0">
            <text:p>0.0</text:p>
          </table:table-cell>
          <table:table-cell table:formula="of:=[.$F191]+[.$G191]+[.$I191]" office:value-type="float" office:value="-0.364213740458015">
            <text:p>0</text:p>
          </table:table-cell>
          <table:table-cell/>
        </table:table-row>
        <table:table-row table:style-name="ro1">
          <table:table-cell table:formula="of:=[.$A191]+[.$B$12]" office:value-type="float" office:value="0.7">
            <text:p>0.700</text:p>
          </table:table-cell>
          <table:table-cell office:value-type="float" office:value="10">
            <text:p>10</text:p>
          </table:table-cell>
          <table:table-cell table:formula="of:=[.B192]/65.5" office:value-type="float" office:value="0.152671755725191">
            <text:p>0.2</text:p>
          </table:table-cell>
          <table:table-cell table:formula="of:=[.$B$5]-[.$C192]" office:value-type="float" office:value="-0.152671755725191">
            <text:p>-0.2</text:p>
          </table:table-cell>
          <table:table-cell table:formula="of:=[.$D191]" office:value-type="float" office:value="-0.366412213740458">
            <text:p>-0.4</text:p>
          </table:table-cell>
          <table:table-cell table:formula="of:=[.$B$7]*[.$D192]" office:value-type="float" office:value="-0.122137404580153">
            <text:p>-0.1</text:p>
          </table:table-cell>
          <table:table-cell table:formula="of:=MIN([.$H192]+[.$B$8]*([.$D192]+[.$E192])*[.$B$12]/2;[.$B$10])" office:value-type="float" office:value="-0.0741984732824427">
            <text:p>-0.1</text:p>
          </table:table-cell>
          <table:table-cell table:formula="of:=[.$G191]" office:value-type="float" office:value="-0.0710839694656488">
            <text:p>-0.1</text:p>
          </table:table-cell>
          <table:table-cell table:formula="of:=[.$B$9]*([.$D192]-[.$E192])/[.$B$12]" office:value-type="float" office:value="0">
            <text:p>0.0</text:p>
          </table:table-cell>
          <table:table-cell table:formula="of:=[.$F192]+[.$G192]+[.$I192]" office:value-type="float" office:value="-0.196335877862595">
            <text:p>0</text:p>
          </table:table-cell>
          <table:table-cell/>
        </table:table-row>
        <table:table-row table:style-name="ro1">
          <table:table-cell table:formula="of:=[.$A192]+[.$B$12]" office:value-type="float" office:value="0.704">
            <text:p>0.704</text:p>
          </table:table-cell>
          <table:table-cell office:value-type="float" office:value="-5">
            <text:p>-5</text:p>
          </table:table-cell>
          <table:table-cell table:formula="of:=[.B193]/65.5" office:value-type="float" office:value="-0.0763358778625954">
            <text:p>-0.1</text:p>
          </table:table-cell>
          <table:table-cell table:formula="of:=[.$B$5]-[.$C193]" office:value-type="float" office:value="0.0763358778625954">
            <text:p>0.1</text:p>
          </table:table-cell>
          <table:table-cell table:formula="of:=[.$D192]" office:value-type="float" office:value="-0.152671755725191">
            <text:p>-0.2</text:p>
          </table:table-cell>
          <table:table-cell table:formula="of:=[.$B$7]*[.$D193]" office:value-type="float" office:value="0.0610687022900763">
            <text:p>0.1</text:p>
          </table:table-cell>
          <table:table-cell table:formula="of:=MIN([.$H193]+[.$B$8]*([.$D193]+[.$E193])*[.$B$12]/2;[.$B$10])" office:value-type="float" office:value="-0.0746564885496183">
            <text:p>-0.1</text:p>
          </table:table-cell>
          <table:table-cell table:formula="of:=[.$G192]" office:value-type="float" office:value="-0.0741984732824427">
            <text:p>-0.1</text:p>
          </table:table-cell>
          <table:table-cell table:formula="of:=[.$B$9]*([.$D193]-[.$E193])/[.$B$12]" office:value-type="float" office:value="0">
            <text:p>0.0</text:p>
          </table:table-cell>
          <table:table-cell table:formula="of:=[.$F193]+[.$G193]+[.$I193]" office:value-type="float" office:value="-0.013587786259542">
            <text:p>0</text:p>
          </table:table-cell>
          <table:table-cell/>
        </table:table-row>
        <table:table-row table:style-name="ro1">
          <table:table-cell table:formula="of:=[.$A193]+[.$B$12]" office:value-type="float" office:value="0.708">
            <text:p>0.708</text:p>
          </table:table-cell>
          <table:table-cell office:value-type="float" office:value="17">
            <text:p>17</text:p>
          </table:table-cell>
          <table:table-cell table:formula="of:=[.B194]/65.5" office:value-type="float" office:value="0.259541984732824">
            <text:p>0.3</text:p>
          </table:table-cell>
          <table:table-cell table:formula="of:=[.$B$5]-[.$C194]" office:value-type="float" office:value="-0.259541984732824">
            <text:p>-0.3</text:p>
          </table:table-cell>
          <table:table-cell table:formula="of:=[.$D193]" office:value-type="float" office:value="0.0763358778625954">
            <text:p>0.1</text:p>
          </table:table-cell>
          <table:table-cell table:formula="of:=[.$B$7]*[.$D194]" office:value-type="float" office:value="-0.20763358778626">
            <text:p>-0.2</text:p>
          </table:table-cell>
          <table:table-cell table:formula="of:=MIN([.$H194]+[.$B$8]*([.$D194]+[.$E194])*[.$B$12]/2;[.$B$10])" office:value-type="float" office:value="-0.0757557251908397">
            <text:p>-0.1</text:p>
          </table:table-cell>
          <table:table-cell table:formula="of:=[.$G193]" office:value-type="float" office:value="-0.0746564885496183">
            <text:p>-0.1</text:p>
          </table:table-cell>
          <table:table-cell table:formula="of:=[.$B$9]*([.$D194]-[.$E194])/[.$B$12]" office:value-type="float" office:value="-0">
            <text:p>0.0</text:p>
          </table:table-cell>
          <table:table-cell table:formula="of:=[.$F194]+[.$G194]+[.$I194]" office:value-type="float" office:value="-0.283389312977099">
            <text:p>0</text:p>
          </table:table-cell>
          <table:table-cell/>
        </table:table-row>
        <table:table-row table:style-name="ro1">
          <table:table-cell table:formula="of:=[.$A194]+[.$B$12]" office:value-type="float" office:value="0.712">
            <text:p>0.712</text:p>
          </table:table-cell>
          <table:table-cell office:value-type="float" office:value="-8">
            <text:p>-8</text:p>
          </table:table-cell>
          <table:table-cell table:formula="of:=[.B195]/65.5" office:value-type="float" office:value="-0.122137404580153">
            <text:p>-0.1</text:p>
          </table:table-cell>
          <table:table-cell table:formula="of:=[.$B$5]-[.$C195]" office:value-type="float" office:value="0.122137404580153">
            <text:p>0.1</text:p>
          </table:table-cell>
          <table:table-cell table:formula="of:=[.$D194]" office:value-type="float" office:value="-0.259541984732824">
            <text:p>-0.3</text:p>
          </table:table-cell>
          <table:table-cell table:formula="of:=[.$B$7]*[.$D195]" office:value-type="float" office:value="0.0977099236641221">
            <text:p>0.1</text:p>
          </table:table-cell>
          <table:table-cell table:formula="of:=MIN([.$H195]+[.$B$8]*([.$D195]+[.$E195])*[.$B$12]/2;[.$B$10])" office:value-type="float" office:value="-0.0765801526717557">
            <text:p>-0.1</text:p>
          </table:table-cell>
          <table:table-cell table:formula="of:=[.$G194]" office:value-type="float" office:value="-0.0757557251908397">
            <text:p>-0.1</text:p>
          </table:table-cell>
          <table:table-cell table:formula="of:=[.$B$9]*([.$D195]-[.$E195])/[.$B$12]" office:value-type="float" office:value="0">
            <text:p>0.0</text:p>
          </table:table-cell>
          <table:table-cell table:formula="of:=[.$F195]+[.$G195]+[.$I195]" office:value-type="float" office:value="0.0211297709923664">
            <text:p>0</text:p>
          </table:table-cell>
          <table:table-cell/>
        </table:table-row>
        <table:table-row table:style-name="ro1">
          <table:table-cell table:formula="of:=[.$A195]+[.$B$12]" office:value-type="float" office:value="0.716">
            <text:p>0.716</text:p>
          </table:table-cell>
          <table:table-cell office:value-type="float" office:value="-5">
            <text:p>-5</text:p>
          </table:table-cell>
          <table:table-cell table:formula="of:=[.B196]/65.5" office:value-type="float" office:value="-0.0763358778625954">
            <text:p>-0.1</text:p>
          </table:table-cell>
          <table:table-cell table:formula="of:=[.$B$5]-[.$C196]" office:value-type="float" office:value="0.0763358778625954">
            <text:p>0.1</text:p>
          </table:table-cell>
          <table:table-cell table:formula="of:=[.$D195]" office:value-type="float" office:value="0.122137404580153">
            <text:p>0.1</text:p>
          </table:table-cell>
          <table:table-cell table:formula="of:=[.$B$7]*[.$D196]" office:value-type="float" office:value="0.0610687022900763">
            <text:p>0.1</text:p>
          </table:table-cell>
          <table:table-cell table:formula="of:=MIN([.$H196]+[.$B$8]*([.$D196]+[.$E196])*[.$B$12]/2;[.$B$10])" office:value-type="float" office:value="-0.0753893129770992">
            <text:p>-0.1</text:p>
          </table:table-cell>
          <table:table-cell table:formula="of:=[.$G195]" office:value-type="float" office:value="-0.0765801526717557">
            <text:p>-0.1</text:p>
          </table:table-cell>
          <table:table-cell table:formula="of:=[.$B$9]*([.$D196]-[.$E196])/[.$B$12]" office:value-type="float" office:value="-0">
            <text:p>0.0</text:p>
          </table:table-cell>
          <table:table-cell table:formula="of:=[.$F196]+[.$G196]+[.$I196]" office:value-type="float" office:value="-0.0143206106870229">
            <text:p>0</text:p>
          </table:table-cell>
          <table:table-cell/>
        </table:table-row>
        <table:table-row table:style-name="ro1">
          <table:table-cell table:formula="of:=[.$A196]+[.$B$12]" office:value-type="float" office:value="0.72">
            <text:p>0.720</text:p>
          </table:table-cell>
          <table:table-cell office:value-type="float" office:value="1">
            <text:p>1</text:p>
          </table:table-cell>
          <table:table-cell table:formula="of:=[.B197]/65.5" office:value-type="float" office:value="0.0152671755725191">
            <text:p>0.0</text:p>
          </table:table-cell>
          <table:table-cell table:formula="of:=[.$B$5]-[.$C197]" office:value-type="float" office:value="-0.0152671755725191">
            <text:p>0.0</text:p>
          </table:table-cell>
          <table:table-cell table:formula="of:=[.$D196]" office:value-type="float" office:value="0.0763358778625954">
            <text:p>0.1</text:p>
          </table:table-cell>
          <table:table-cell table:formula="of:=[.$B$7]*[.$D197]" office:value-type="float" office:value="-0.0122137404580153">
            <text:p>0.0</text:p>
          </table:table-cell>
          <table:table-cell table:formula="of:=MIN([.$H197]+[.$B$8]*([.$D197]+[.$E197])*[.$B$12]/2;[.$B$10])" office:value-type="float" office:value="-0.0750229007633588">
            <text:p>-0.1</text:p>
          </table:table-cell>
          <table:table-cell table:formula="of:=[.$G196]" office:value-type="float" office:value="-0.0753893129770992">
            <text:p>-0.1</text:p>
          </table:table-cell>
          <table:table-cell table:formula="of:=[.$B$9]*([.$D197]-[.$E197])/[.$B$12]" office:value-type="float" office:value="-0">
            <text:p>0.0</text:p>
          </table:table-cell>
          <table:table-cell table:formula="of:=[.$F197]+[.$G197]+[.$I197]" office:value-type="float" office:value="-0.087236641221374">
            <text:p>0</text:p>
          </table:table-cell>
          <table:table-cell/>
        </table:table-row>
        <table:table-row table:style-name="ro1">
          <table:table-cell table:formula="of:=[.$A197]+[.$B$12]" office:value-type="float" office:value="0.724">
            <text:p>0.724</text:p>
          </table:table-cell>
          <table:table-cell office:value-type="float" office:value="-11">
            <text:p>-11</text:p>
          </table:table-cell>
          <table:table-cell table:formula="of:=[.B198]/65.5" office:value-type="float" office:value="-0.16793893129771">
            <text:p>-0.2</text:p>
          </table:table-cell>
          <table:table-cell table:formula="of:=[.$B$5]-[.$C198]" office:value-type="float" office:value="0.16793893129771">
            <text:p>0.2</text:p>
          </table:table-cell>
          <table:table-cell table:formula="of:=[.$D197]" office:value-type="float" office:value="-0.0152671755725191">
            <text:p>0.0</text:p>
          </table:table-cell>
          <table:table-cell table:formula="of:=[.$B$7]*[.$D198]" office:value-type="float" office:value="0.134351145038168">
            <text:p>0.1</text:p>
          </table:table-cell>
          <table:table-cell table:formula="of:=MIN([.$H198]+[.$B$8]*([.$D198]+[.$E198])*[.$B$12]/2;[.$B$10])" office:value-type="float" office:value="-0.0741068702290076">
            <text:p>-0.1</text:p>
          </table:table-cell>
          <table:table-cell table:formula="of:=[.$G197]" office:value-type="float" office:value="-0.0750229007633588">
            <text:p>-0.1</text:p>
          </table:table-cell>
          <table:table-cell table:formula="of:=[.$B$9]*([.$D198]-[.$E198])/[.$B$12]" office:value-type="float" office:value="0">
            <text:p>0.0</text:p>
          </table:table-cell>
          <table:table-cell table:formula="of:=[.$F198]+[.$G198]+[.$I198]" office:value-type="float" office:value="0.0602442748091603">
            <text:p>0</text:p>
          </table:table-cell>
          <table:table-cell/>
        </table:table-row>
        <table:table-row table:style-name="ro1">
          <table:table-cell table:formula="of:=[.$A198]+[.$B$12]" office:value-type="float" office:value="0.728000000000001">
            <text:p>0.728</text:p>
          </table:table-cell>
          <table:table-cell office:value-type="float" office:value="6">
            <text:p>6</text:p>
          </table:table-cell>
          <table:table-cell table:formula="of:=[.B199]/65.5" office:value-type="float" office:value="0.0916030534351145">
            <text:p>0.1</text:p>
          </table:table-cell>
          <table:table-cell table:formula="of:=[.$B$5]-[.$C199]" office:value-type="float" office:value="-0.0916030534351145">
            <text:p>-0.1</text:p>
          </table:table-cell>
          <table:table-cell table:formula="of:=[.$D198]" office:value-type="float" office:value="0.16793893129771">
            <text:p>0.2</text:p>
          </table:table-cell>
          <table:table-cell table:formula="of:=[.$B$7]*[.$D199]" office:value-type="float" office:value="-0.0732824427480916">
            <text:p>-0.1</text:p>
          </table:table-cell>
          <table:table-cell table:formula="of:=MIN([.$H199]+[.$B$8]*([.$D199]+[.$E199])*[.$B$12]/2;[.$B$10])" office:value-type="float" office:value="-0.073648854961832">
            <text:p>-0.1</text:p>
          </table:table-cell>
          <table:table-cell table:formula="of:=[.$G198]" office:value-type="float" office:value="-0.0741068702290076">
            <text:p>-0.1</text:p>
          </table:table-cell>
          <table:table-cell table:formula="of:=[.$B$9]*([.$D199]-[.$E199])/[.$B$12]" office:value-type="float" office:value="-0">
            <text:p>0.0</text:p>
          </table:table-cell>
          <table:table-cell table:formula="of:=[.$F199]+[.$G199]+[.$I199]" office:value-type="float" office:value="-0.146931297709924">
            <text:p>0</text:p>
          </table:table-cell>
          <table:table-cell/>
        </table:table-row>
        <table:table-row table:style-name="ro1">
          <table:table-cell table:formula="of:=[.$A199]+[.$B$12]" office:value-type="float" office:value="0.732000000000001">
            <text:p>0.732</text:p>
          </table:table-cell>
          <table:table-cell office:value-type="float" office:value="-13">
            <text:p>-13</text:p>
          </table:table-cell>
          <table:table-cell table:formula="of:=[.B200]/65.5" office:value-type="float" office:value="-0.198473282442748">
            <text:p>-0.2</text:p>
          </table:table-cell>
          <table:table-cell table:formula="of:=[.$B$5]-[.$C200]" office:value-type="float" office:value="0.198473282442748">
            <text:p>0.2</text:p>
          </table:table-cell>
          <table:table-cell table:formula="of:=[.$D199]" office:value-type="float" office:value="-0.0916030534351145">
            <text:p>-0.1</text:p>
          </table:table-cell>
          <table:table-cell table:formula="of:=[.$B$7]*[.$D200]" office:value-type="float" office:value="0.158778625954198">
            <text:p>0.2</text:p>
          </table:table-cell>
          <table:table-cell table:formula="of:=MIN([.$H200]+[.$B$8]*([.$D200]+[.$E200])*[.$B$12]/2;[.$B$10])" office:value-type="float" office:value="-0.0730076335877862">
            <text:p>-0.1</text:p>
          </table:table-cell>
          <table:table-cell table:formula="of:=[.$G199]" office:value-type="float" office:value="-0.073648854961832">
            <text:p>-0.1</text:p>
          </table:table-cell>
          <table:table-cell table:formula="of:=[.$B$9]*([.$D200]-[.$E200])/[.$B$12]" office:value-type="float" office:value="0">
            <text:p>0.0</text:p>
          </table:table-cell>
          <table:table-cell table:formula="of:=[.$F200]+[.$G200]+[.$I200]" office:value-type="float" office:value="0.0857709923664122">
            <text:p>0</text:p>
          </table:table-cell>
          <table:table-cell/>
        </table:table-row>
        <table:table-row table:style-name="ro1">
          <table:table-cell table:formula="of:=[.$A200]+[.$B$12]" office:value-type="float" office:value="0.736000000000001">
            <text:p>0.736</text:p>
          </table:table-cell>
          <table:table-cell office:value-type="float" office:value="7">
            <text:p>7</text:p>
          </table:table-cell>
          <table:table-cell table:formula="of:=[.B201]/65.5" office:value-type="float" office:value="0.106870229007634">
            <text:p>0.1</text:p>
          </table:table-cell>
          <table:table-cell table:formula="of:=[.$B$5]-[.$C201]" office:value-type="float" office:value="-0.106870229007634">
            <text:p>-0.1</text:p>
          </table:table-cell>
          <table:table-cell table:formula="of:=[.$D200]" office:value-type="float" office:value="0.198473282442748">
            <text:p>0.2</text:p>
          </table:table-cell>
          <table:table-cell table:formula="of:=[.$B$7]*[.$D201]" office:value-type="float" office:value="-0.0854961832061069">
            <text:p>-0.1</text:p>
          </table:table-cell>
          <table:table-cell table:formula="of:=MIN([.$H201]+[.$B$8]*([.$D201]+[.$E201])*[.$B$12]/2;[.$B$10])" office:value-type="float" office:value="-0.0724580152671755">
            <text:p>-0.1</text:p>
          </table:table-cell>
          <table:table-cell table:formula="of:=[.$G200]" office:value-type="float" office:value="-0.0730076335877862">
            <text:p>-0.1</text:p>
          </table:table-cell>
          <table:table-cell table:formula="of:=[.$B$9]*([.$D201]-[.$E201])/[.$B$12]" office:value-type="float" office:value="-0">
            <text:p>0.0</text:p>
          </table:table-cell>
          <table:table-cell table:formula="of:=[.$F201]+[.$G201]+[.$I201]" office:value-type="float" office:value="-0.157954198473282">
            <text:p>0</text:p>
          </table:table-cell>
          <table:table-cell/>
        </table:table-row>
        <table:table-row table:style-name="ro1">
          <table:table-cell table:formula="of:=[.$A201]+[.$B$12]" office:value-type="float" office:value="0.740000000000001">
            <text:p>0.740</text:p>
          </table:table-cell>
          <table:table-cell office:value-type="float" office:value="-1">
            <text:p>-1</text:p>
          </table:table-cell>
          <table:table-cell table:formula="of:=[.B202]/65.5" office:value-type="float" office:value="-0.0152671755725191">
            <text:p>0.0</text:p>
          </table:table-cell>
          <table:table-cell table:formula="of:=[.$B$5]-[.$C202]" office:value-type="float" office:value="0.0152671755725191">
            <text:p>0.0</text:p>
          </table:table-cell>
          <table:table-cell table:formula="of:=[.$D201]" office:value-type="float" office:value="-0.106870229007634">
            <text:p>-0.1</text:p>
          </table:table-cell>
          <table:table-cell table:formula="of:=[.$B$7]*[.$D202]" office:value-type="float" office:value="0.0122137404580153">
            <text:p>0.0</text:p>
          </table:table-cell>
          <table:table-cell table:formula="of:=MIN([.$H202]+[.$B$8]*([.$D202]+[.$E202])*[.$B$12]/2;[.$B$10])" office:value-type="float" office:value="-0.0730076335877862">
            <text:p>-0.1</text:p>
          </table:table-cell>
          <table:table-cell table:formula="of:=[.$G201]" office:value-type="float" office:value="-0.0724580152671755">
            <text:p>-0.1</text:p>
          </table:table-cell>
          <table:table-cell table:formula="of:=[.$B$9]*([.$D202]-[.$E202])/[.$B$12]" office:value-type="float" office:value="0">
            <text:p>0.0</text:p>
          </table:table-cell>
          <table:table-cell table:formula="of:=[.$F202]+[.$G202]+[.$I202]" office:value-type="float" office:value="-0.060793893129771">
            <text:p>0</text:p>
          </table:table-cell>
          <table:table-cell/>
        </table:table-row>
        <table:table-row table:style-name="ro1">
          <table:table-cell table:formula="of:=[.$A202]+[.$B$12]" office:value-type="float" office:value="0.744000000000001">
            <text:p>0.744</text:p>
          </table:table-cell>
          <table:table-cell office:value-type="float" office:value="12">
            <text:p>12</text:p>
          </table:table-cell>
          <table:table-cell table:formula="of:=[.B203]/65.5" office:value-type="float" office:value="0.183206106870229">
            <text:p>0.2</text:p>
          </table:table-cell>
          <table:table-cell table:formula="of:=[.$B$5]-[.$C203]" office:value-type="float" office:value="-0.183206106870229">
            <text:p>-0.2</text:p>
          </table:table-cell>
          <table:table-cell table:formula="of:=[.$D202]" office:value-type="float" office:value="0.0152671755725191">
            <text:p>0.0</text:p>
          </table:table-cell>
          <table:table-cell table:formula="of:=[.$B$7]*[.$D203]" office:value-type="float" office:value="-0.146564885496183">
            <text:p>-0.1</text:p>
          </table:table-cell>
          <table:table-cell table:formula="of:=MIN([.$H203]+[.$B$8]*([.$D203]+[.$E203])*[.$B$12]/2;[.$B$10])" office:value-type="float" office:value="-0.0740152671755725">
            <text:p>-0.1</text:p>
          </table:table-cell>
          <table:table-cell table:formula="of:=[.$G202]" office:value-type="float" office:value="-0.0730076335877862">
            <text:p>-0.1</text:p>
          </table:table-cell>
          <table:table-cell table:formula="of:=[.$B$9]*([.$D203]-[.$E203])/[.$B$12]" office:value-type="float" office:value="-0">
            <text:p>0.0</text:p>
          </table:table-cell>
          <table:table-cell table:formula="of:=[.$F203]+[.$G203]+[.$I203]" office:value-type="float" office:value="-0.220580152671756">
            <text:p>0</text:p>
          </table:table-cell>
          <table:table-cell/>
        </table:table-row>
        <table:table-row table:style-name="ro1">
          <table:table-cell table:formula="of:=[.$A203]+[.$B$12]" office:value-type="float" office:value="0.748000000000001">
            <text:p>0.748</text:p>
          </table:table-cell>
          <table:table-cell office:value-type="float" office:value="6">
            <text:p>6</text:p>
          </table:table-cell>
          <table:table-cell table:formula="of:=[.B204]/65.5" office:value-type="float" office:value="0.0916030534351145">
            <text:p>0.1</text:p>
          </table:table-cell>
          <table:table-cell table:formula="of:=[.$B$5]-[.$C204]" office:value-type="float" office:value="-0.0916030534351145">
            <text:p>-0.1</text:p>
          </table:table-cell>
          <table:table-cell table:formula="of:=[.$D203]" office:value-type="float" office:value="-0.183206106870229">
            <text:p>-0.2</text:p>
          </table:table-cell>
          <table:table-cell table:formula="of:=[.$B$7]*[.$D204]" office:value-type="float" office:value="-0.0732824427480916">
            <text:p>-0.1</text:p>
          </table:table-cell>
          <table:table-cell table:formula="of:=MIN([.$H204]+[.$B$8]*([.$D204]+[.$E204])*[.$B$12]/2;[.$B$10])" office:value-type="float" office:value="-0.0756641221374046">
            <text:p>-0.1</text:p>
          </table:table-cell>
          <table:table-cell table:formula="of:=[.$G203]" office:value-type="float" office:value="-0.0740152671755725">
            <text:p>-0.1</text:p>
          </table:table-cell>
          <table:table-cell table:formula="of:=[.$B$9]*([.$D204]-[.$E204])/[.$B$12]" office:value-type="float" office:value="0">
            <text:p>0.0</text:p>
          </table:table-cell>
          <table:table-cell table:formula="of:=[.$F204]+[.$G204]+[.$I204]" office:value-type="float" office:value="-0.148946564885496">
            <text:p>0</text:p>
          </table:table-cell>
          <table:table-cell/>
        </table:table-row>
        <table:table-row table:style-name="ro1">
          <table:table-cell table:formula="of:=[.$A204]+[.$B$12]" office:value-type="float" office:value="0.752000000000001">
            <text:p>0.752</text:p>
          </table:table-cell>
          <table:table-cell office:value-type="float" office:value="3">
            <text:p>3</text:p>
          </table:table-cell>
          <table:table-cell table:formula="of:=[.B205]/65.5" office:value-type="float" office:value="0.0458015267175573">
            <text:p>0.0</text:p>
          </table:table-cell>
          <table:table-cell table:formula="of:=[.$B$5]-[.$C205]" office:value-type="float" office:value="-0.0458015267175573">
            <text:p>0.0</text:p>
          </table:table-cell>
          <table:table-cell table:formula="of:=[.$D204]" office:value-type="float" office:value="-0.0916030534351145">
            <text:p>-0.1</text:p>
          </table:table-cell>
          <table:table-cell table:formula="of:=[.$B$7]*[.$D205]" office:value-type="float" office:value="-0.0366412213740458">
            <text:p>0.0</text:p>
          </table:table-cell>
          <table:table-cell table:formula="of:=MIN([.$H205]+[.$B$8]*([.$D205]+[.$E205])*[.$B$12]/2;[.$B$10])" office:value-type="float" office:value="-0.0764885496183206">
            <text:p>-0.1</text:p>
          </table:table-cell>
          <table:table-cell table:formula="of:=[.$G204]" office:value-type="float" office:value="-0.0756641221374046">
            <text:p>-0.1</text:p>
          </table:table-cell>
          <table:table-cell table:formula="of:=[.$B$9]*([.$D205]-[.$E205])/[.$B$12]" office:value-type="float" office:value="0">
            <text:p>0.0</text:p>
          </table:table-cell>
          <table:table-cell table:formula="of:=[.$F205]+[.$G205]+[.$I205]" office:value-type="float" office:value="-0.113129770992366">
            <text:p>0</text:p>
          </table:table-cell>
          <table:table-cell/>
        </table:table-row>
        <table:table-row table:style-name="ro1">
          <table:table-cell table:formula="of:=[.$A205]+[.$B$12]" office:value-type="float" office:value="0.756000000000001">
            <text:p>0.756</text:p>
          </table:table-cell>
          <table:table-cell office:value-type="float" office:value="-20">
            <text:p>-20</text:p>
          </table:table-cell>
          <table:table-cell table:formula="of:=[.B206]/65.5" office:value-type="float" office:value="-0.305343511450382">
            <text:p>-0.3</text:p>
          </table:table-cell>
          <table:table-cell table:formula="of:=[.$B$5]-[.$C206]" office:value-type="float" office:value="0.305343511450382">
            <text:p>0.3</text:p>
          </table:table-cell>
          <table:table-cell table:formula="of:=[.$D205]" office:value-type="float" office:value="-0.0458015267175573">
            <text:p>0.0</text:p>
          </table:table-cell>
          <table:table-cell table:formula="of:=[.$B$7]*[.$D206]" office:value-type="float" office:value="0.244274809160305">
            <text:p>0.2</text:p>
          </table:table-cell>
          <table:table-cell table:formula="of:=MIN([.$H206]+[.$B$8]*([.$D206]+[.$E206])*[.$B$12]/2;[.$B$10])" office:value-type="float" office:value="-0.0749312977099236">
            <text:p>-0.1</text:p>
          </table:table-cell>
          <table:table-cell table:formula="of:=[.$G205]" office:value-type="float" office:value="-0.0764885496183206">
            <text:p>-0.1</text:p>
          </table:table-cell>
          <table:table-cell table:formula="of:=[.$B$9]*([.$D206]-[.$E206])/[.$B$12]" office:value-type="float" office:value="0">
            <text:p>0.0</text:p>
          </table:table-cell>
          <table:table-cell table:formula="of:=[.$F206]+[.$G206]+[.$I206]" office:value-type="float" office:value="0.169343511450382">
            <text:p>0</text:p>
          </table:table-cell>
          <table:table-cell/>
        </table:table-row>
        <table:table-row table:style-name="ro1">
          <table:table-cell table:formula="of:=[.$A206]+[.$B$12]" office:value-type="float" office:value="0.760000000000001">
            <text:p>0.760</text:p>
          </table:table-cell>
          <table:table-cell office:value-type="float" office:value="-154">
            <text:p>-154</text:p>
          </table:table-cell>
          <table:table-cell table:formula="of:=[.B207]/65.5" office:value-type="float" office:value="-2.35114503816794">
            <text:p>-2.4</text:p>
          </table:table-cell>
          <table:table-cell table:formula="of:=[.$B$5]-[.$C207]" office:value-type="float" office:value="2.35114503816794">
            <text:p>2.4</text:p>
          </table:table-cell>
          <table:table-cell table:formula="of:=[.$D206]" office:value-type="float" office:value="0.305343511450382">
            <text:p>0.3</text:p>
          </table:table-cell>
          <table:table-cell table:formula="of:=[.$B$7]*[.$D207]" office:value-type="float" office:value="1.88091603053435">
            <text:p>1.9</text:p>
          </table:table-cell>
          <table:table-cell table:formula="of:=MIN([.$H207]+[.$B$8]*([.$D207]+[.$E207])*[.$B$12]/2;[.$B$10])" office:value-type="float" office:value="-0.0589923664122137">
            <text:p>-0.1</text:p>
          </table:table-cell>
          <table:table-cell table:formula="of:=[.$G206]" office:value-type="float" office:value="-0.0749312977099236">
            <text:p>-0.1</text:p>
          </table:table-cell>
          <table:table-cell table:formula="of:=[.$B$9]*([.$D207]-[.$E207])/[.$B$12]" office:value-type="float" office:value="0">
            <text:p>0.0</text:p>
          </table:table-cell>
          <table:table-cell table:formula="of:=[.$F207]+[.$G207]+[.$I207]" office:value-type="float" office:value="1.82192366412214">
            <text:p>2</text:p>
          </table:table-cell>
          <table:table-cell/>
        </table:table-row>
        <table:table-row table:style-name="ro1">
          <table:table-cell table:formula="of:=[.$A207]+[.$B$12]" office:value-type="float" office:value="0.764000000000001">
            <text:p>0.764</text:p>
          </table:table-cell>
          <table:table-cell office:value-type="float" office:value="-553">
            <text:p>-553</text:p>
          </table:table-cell>
          <table:table-cell table:formula="of:=[.B208]/65.5" office:value-type="float" office:value="-8.44274809160305">
            <text:p>-8.4</text:p>
          </table:table-cell>
          <table:table-cell table:formula="of:=[.$B$5]-[.$C208]" office:value-type="float" office:value="8.44274809160305">
            <text:p>8.4</text:p>
          </table:table-cell>
          <table:table-cell table:formula="of:=[.$D207]" office:value-type="float" office:value="2.35114503816794">
            <text:p>2.4</text:p>
          </table:table-cell>
          <table:table-cell table:formula="of:=[.$B$7]*[.$D208]" office:value-type="float" office:value="6.75419847328244">
            <text:p>6.8</text:p>
          </table:table-cell>
          <table:table-cell table:formula="of:=MIN([.$H208]+[.$B$8]*([.$D208]+[.$E208])*[.$B$12]/2;[.$B$10])" office:value-type="float" office:value="0.00577099236641225">
            <text:p>0.0</text:p>
          </table:table-cell>
          <table:table-cell table:formula="of:=[.$G207]" office:value-type="float" office:value="-0.0589923664122137">
            <text:p>-0.1</text:p>
          </table:table-cell>
          <table:table-cell table:formula="of:=[.$B$9]*([.$D208]-[.$E208])/[.$B$12]" office:value-type="float" office:value="0">
            <text:p>0.0</text:p>
          </table:table-cell>
          <table:table-cell table:formula="of:=[.$F208]+[.$G208]+[.$I208]" office:value-type="float" office:value="6.75996946564886">
            <text:p>7</text:p>
          </table:table-cell>
          <table:table-cell/>
        </table:table-row>
        <table:table-row table:style-name="ro1">
          <table:table-cell table:formula="of:=[.$A208]+[.$B$12]" office:value-type="float" office:value="0.768000000000001">
            <text:p>0.768</text:p>
          </table:table-cell>
          <table:table-cell office:value-type="float" office:value="-45">
            <text:p>-45</text:p>
          </table:table-cell>
          <table:table-cell table:formula="of:=[.B209]/65.5" office:value-type="float" office:value="-0.687022900763359">
            <text:p>-0.7</text:p>
          </table:table-cell>
          <table:table-cell table:formula="of:=[.$B$5]-[.$C209]" office:value-type="float" office:value="0.687022900763359">
            <text:p>0.7</text:p>
          </table:table-cell>
          <table:table-cell table:formula="of:=[.$D208]" office:value-type="float" office:value="8.44274809160305">
            <text:p>8.4</text:p>
          </table:table-cell>
          <table:table-cell table:formula="of:=[.$B$7]*[.$D209]" office:value-type="float" office:value="0.549618320610687">
            <text:p>0.5</text:p>
          </table:table-cell>
          <table:table-cell table:formula="of:=MIN([.$H209]+[.$B$8]*([.$D209]+[.$E209])*[.$B$12]/2;[.$B$10])" office:value-type="float" office:value="0.0605496183206107">
            <text:p>0.1</text:p>
          </table:table-cell>
          <table:table-cell table:formula="of:=[.$G208]" office:value-type="float" office:value="0.00577099236641225">
            <text:p>0.0</text:p>
          </table:table-cell>
          <table:table-cell table:formula="of:=[.$B$9]*([.$D209]-[.$E209])/[.$B$12]" office:value-type="float" office:value="-0">
            <text:p>0.0</text:p>
          </table:table-cell>
          <table:table-cell table:formula="of:=[.$F209]+[.$G209]+[.$I209]" office:value-type="float" office:value="0.610167938931298">
            <text:p>1</text:p>
          </table:table-cell>
          <table:table-cell/>
        </table:table-row>
        <table:table-row table:style-name="ro1">
          <table:table-cell table:formula="of:=[.$A209]+[.$B$12]" office:value-type="float" office:value="0.772000000000001">
            <text:p>0.772</text:p>
          </table:table-cell>
          <table:table-cell office:value-type="float" office:value="-499">
            <text:p>-499</text:p>
          </table:table-cell>
          <table:table-cell table:formula="of:=[.B210]/65.5" office:value-type="float" office:value="-7.61832061068702">
            <text:p>-7.6</text:p>
          </table:table-cell>
          <table:table-cell table:formula="of:=[.$B$5]-[.$C210]" office:value-type="float" office:value="7.61832061068702">
            <text:p>7.6</text:p>
          </table:table-cell>
          <table:table-cell table:formula="of:=[.$D209]" office:value-type="float" office:value="0.687022900763359">
            <text:p>0.7</text:p>
          </table:table-cell>
          <table:table-cell table:formula="of:=[.$B$7]*[.$D210]" office:value-type="float" office:value="6.09465648854962">
            <text:p>6.1</text:p>
          </table:table-cell>
          <table:table-cell table:formula="of:=MIN([.$H210]+[.$B$8]*([.$D210]+[.$E210])*[.$B$12]/2;[.$B$10])" office:value-type="float" office:value="0.110381679389313">
            <text:p>0.1</text:p>
          </table:table-cell>
          <table:table-cell table:formula="of:=[.$G209]" office:value-type="float" office:value="0.0605496183206107">
            <text:p>0.1</text:p>
          </table:table-cell>
          <table:table-cell table:formula="of:=[.$B$9]*([.$D210]-[.$E210])/[.$B$12]" office:value-type="float" office:value="0">
            <text:p>0.0</text:p>
          </table:table-cell>
          <table:table-cell table:formula="of:=[.$F210]+[.$G210]+[.$I210]" office:value-type="float" office:value="6.20503816793893">
            <text:p>6</text:p>
          </table:table-cell>
          <table:table-cell/>
        </table:table-row>
        <table:table-row table:style-name="ro1">
          <table:table-cell table:formula="of:=[.$A210]+[.$B$12]" office:value-type="float" office:value="0.776000000000001">
            <text:p>0.776</text:p>
          </table:table-cell>
          <table:table-cell office:value-type="float" office:value="-2937">
            <text:p>-2937</text:p>
          </table:table-cell>
          <table:table-cell table:formula="of:=[.B211]/65.5" office:value-type="float" office:value="-44.8396946564886">
            <text:p>-44.8</text:p>
          </table:table-cell>
          <table:table-cell table:formula="of:=[.$B$5]-[.$C211]" office:value-type="float" office:value="44.8396946564886">
            <text:p>44.8</text:p>
          </table:table-cell>
          <table:table-cell table:formula="of:=[.$D210]" office:value-type="float" office:value="7.61832061068702">
            <text:p>7.6</text:p>
          </table:table-cell>
          <table:table-cell table:formula="of:=[.$B$7]*[.$D211]" office:value-type="float" office:value="35.8717557251908">
            <text:p>35.9</text:p>
          </table:table-cell>
          <table:table-cell table:formula="of:=MIN([.$H211]+[.$B$8]*([.$D211]+[.$E211])*[.$B$12]/2;[.$B$10])" office:value-type="float" office:value="0.425129770992366">
            <text:p>0.4</text:p>
          </table:table-cell>
          <table:table-cell table:formula="of:=[.$G210]" office:value-type="float" office:value="0.110381679389313">
            <text:p>0.1</text:p>
          </table:table-cell>
          <table:table-cell table:formula="of:=[.$B$9]*([.$D211]-[.$E211])/[.$B$12]" office:value-type="float" office:value="0">
            <text:p>0.0</text:p>
          </table:table-cell>
          <table:table-cell table:formula="of:=[.$F211]+[.$G211]+[.$I211]" office:value-type="float" office:value="36.2968854961832">
            <text:p>36</text:p>
          </table:table-cell>
          <table:table-cell/>
        </table:table-row>
        <table:table-row table:style-name="ro1">
          <table:table-cell table:formula="of:=[.$A211]+[.$B$12]" office:value-type="float" office:value="0.780000000000001">
            <text:p>0.780</text:p>
          </table:table-cell>
          <table:table-cell office:value-type="float" office:value="-3232">
            <text:p>-3232</text:p>
          </table:table-cell>
          <table:table-cell table:formula="of:=[.B212]/65.5" office:value-type="float" office:value="-49.3435114503817">
            <text:p>-49.3</text:p>
          </table:table-cell>
          <table:table-cell table:formula="of:=[.$B$5]-[.$C212]" office:value-type="float" office:value="49.3435114503817">
            <text:p>49.3</text:p>
          </table:table-cell>
          <table:table-cell table:formula="of:=[.$D211]" office:value-type="float" office:value="44.8396946564886">
            <text:p>44.8</text:p>
          </table:table-cell>
          <table:table-cell table:formula="of:=[.$B$7]*[.$D212]" office:value-type="float" office:value="39.4748091603053">
            <text:p>39.5</text:p>
          </table:table-cell>
          <table:table-cell table:formula="of:=MIN([.$H212]+[.$B$8]*([.$D212]+[.$E212])*[.$B$12]/2;[.$B$10])" office:value-type="float" office:value="0.990229007633588">
            <text:p>1.0</text:p>
          </table:table-cell>
          <table:table-cell table:formula="of:=[.$G211]" office:value-type="float" office:value="0.425129770992366">
            <text:p>0.4</text:p>
          </table:table-cell>
          <table:table-cell table:formula="of:=[.$B$9]*([.$D212]-[.$E212])/[.$B$12]" office:value-type="float" office:value="0">
            <text:p>0.0</text:p>
          </table:table-cell>
          <table:table-cell table:formula="of:=[.$F212]+[.$G212]+[.$I212]" office:value-type="float" office:value="40.4650381679389">
            <text:p>40</text:p>
          </table:table-cell>
          <table:table-cell/>
        </table:table-row>
        <table:table-row table:style-name="ro1">
          <table:table-cell table:formula="of:=[.$A212]+[.$B$12]" office:value-type="float" office:value="0.784000000000001">
            <text:p>0.784</text:p>
          </table:table-cell>
          <table:table-cell office:value-type="float" office:value="-2744">
            <text:p>-2744</text:p>
          </table:table-cell>
          <table:table-cell table:formula="of:=[.B213]/65.5" office:value-type="float" office:value="-41.8931297709924">
            <text:p>-41.9</text:p>
          </table:table-cell>
          <table:table-cell table:formula="of:=[.$B$5]-[.$C213]" office:value-type="float" office:value="41.8931297709924">
            <text:p>41.9</text:p>
          </table:table-cell>
          <table:table-cell table:formula="of:=[.$D212]" office:value-type="float" office:value="49.3435114503817">
            <text:p>49.3</text:p>
          </table:table-cell>
          <table:table-cell table:formula="of:=[.$B$7]*[.$D213]" office:value-type="float" office:value="33.5145038167939">
            <text:p>33.5</text:p>
          </table:table-cell>
          <table:table-cell table:formula="of:=MIN([.$H213]+[.$B$8]*([.$D213]+[.$E213])*[.$B$12]/2;[.$B$10])" office:value-type="float" office:value="1.53764885496183">
            <text:p>1.5</text:p>
          </table:table-cell>
          <table:table-cell table:formula="of:=[.$G212]" office:value-type="float" office:value="0.990229007633588">
            <text:p>1.0</text:p>
          </table:table-cell>
          <table:table-cell table:formula="of:=[.$B$9]*([.$D213]-[.$E213])/[.$B$12]" office:value-type="float" office:value="-0">
            <text:p>0.0</text:p>
          </table:table-cell>
          <table:table-cell table:formula="of:=[.$F213]+[.$G213]+[.$I213]" office:value-type="float" office:value="35.0521526717557">
            <text:p>35</text:p>
          </table:table-cell>
          <table:table-cell/>
        </table:table-row>
        <table:table-row table:style-name="ro1">
          <table:table-cell table:formula="of:=[.$A213]+[.$B$12]" office:value-type="float" office:value="0.788000000000001">
            <text:p>0.788</text:p>
          </table:table-cell>
          <table:table-cell office:value-type="float" office:value="-2819">
            <text:p>-2819</text:p>
          </table:table-cell>
          <table:table-cell table:formula="of:=[.B214]/65.5" office:value-type="float" office:value="-43.0381679389313">
            <text:p>-43.0</text:p>
          </table:table-cell>
          <table:table-cell table:formula="of:=[.$B$5]-[.$C214]" office:value-type="float" office:value="43.0381679389313">
            <text:p>43.0</text:p>
          </table:table-cell>
          <table:table-cell table:formula="of:=[.$D213]" office:value-type="float" office:value="41.8931297709924">
            <text:p>41.9</text:p>
          </table:table-cell>
          <table:table-cell table:formula="of:=[.$B$7]*[.$D214]" office:value-type="float" office:value="34.430534351145">
            <text:p>34.4</text:p>
          </table:table-cell>
          <table:table-cell table:formula="of:=MIN([.$H214]+[.$B$8]*([.$D214]+[.$E214])*[.$B$12]/2;[.$B$10])" office:value-type="float" office:value="2.04723664122137">
            <text:p>2.0</text:p>
          </table:table-cell>
          <table:table-cell table:formula="of:=[.$G213]" office:value-type="float" office:value="1.53764885496183">
            <text:p>1.5</text:p>
          </table:table-cell>
          <table:table-cell table:formula="of:=[.$B$9]*([.$D214]-[.$E214])/[.$B$12]" office:value-type="float" office:value="0">
            <text:p>0.0</text:p>
          </table:table-cell>
          <table:table-cell table:formula="of:=[.$F214]+[.$G214]+[.$I214]" office:value-type="float" office:value="36.4777709923664">
            <text:p>36</text:p>
          </table:table-cell>
          <table:table-cell/>
        </table:table-row>
        <table:table-row table:style-name="ro1">
          <table:table-cell table:formula="of:=[.$A214]+[.$B$12]" office:value-type="float" office:value="0.792000000000001">
            <text:p>0.792</text:p>
          </table:table-cell>
          <table:table-cell office:value-type="float" office:value="-1158">
            <text:p>-1158</text:p>
          </table:table-cell>
          <table:table-cell table:formula="of:=[.B215]/65.5" office:value-type="float" office:value="-17.6793893129771">
            <text:p>-17.7</text:p>
          </table:table-cell>
          <table:table-cell table:formula="of:=[.$B$5]-[.$C215]" office:value-type="float" office:value="17.6793893129771">
            <text:p>17.7</text:p>
          </table:table-cell>
          <table:table-cell table:formula="of:=[.$D214]" office:value-type="float" office:value="43.0381679389313">
            <text:p>43.0</text:p>
          </table:table-cell>
          <table:table-cell table:formula="of:=[.$B$7]*[.$D215]" office:value-type="float" office:value="14.1435114503817">
            <text:p>14.1</text:p>
          </table:table-cell>
          <table:table-cell table:formula="of:=MIN([.$H215]+[.$B$8]*([.$D215]+[.$E215])*[.$B$12]/2;[.$B$10])" office:value-type="float" office:value="2.41154198473282">
            <text:p>2.4</text:p>
          </table:table-cell>
          <table:table-cell table:formula="of:=[.$G214]" office:value-type="float" office:value="2.04723664122137">
            <text:p>2.0</text:p>
          </table:table-cell>
          <table:table-cell table:formula="of:=[.$B$9]*([.$D215]-[.$E215])/[.$B$12]" office:value-type="float" office:value="-0">
            <text:p>0.0</text:p>
          </table:table-cell>
          <table:table-cell table:formula="of:=[.$F215]+[.$G215]+[.$I215]" office:value-type="float" office:value="16.5550534351145">
            <text:p>17</text:p>
          </table:table-cell>
          <table:table-cell/>
        </table:table-row>
        <table:table-row table:style-name="ro1">
          <table:table-cell table:formula="of:=[.$A215]+[.$B$12]" office:value-type="float" office:value="0.796000000000001">
            <text:p>0.796</text:p>
          </table:table-cell>
          <table:table-cell office:value-type="float" office:value="-503">
            <text:p>-503</text:p>
          </table:table-cell>
          <table:table-cell table:formula="of:=[.B216]/65.5" office:value-type="float" office:value="-7.6793893129771">
            <text:p>-7.7</text:p>
          </table:table-cell>
          <table:table-cell table:formula="of:=[.$B$5]-[.$C216]" office:value-type="float" office:value="7.6793893129771">
            <text:p>7.7</text:p>
          </table:table-cell>
          <table:table-cell table:formula="of:=[.$D215]" office:value-type="float" office:value="17.6793893129771">
            <text:p>17.7</text:p>
          </table:table-cell>
          <table:table-cell table:formula="of:=[.$B$7]*[.$D216]" office:value-type="float" office:value="6.14351145038168">
            <text:p>6.1</text:p>
          </table:table-cell>
          <table:table-cell table:formula="of:=MIN([.$H216]+[.$B$8]*([.$D216]+[.$E216])*[.$B$12]/2;[.$B$10])" office:value-type="float" office:value="2.56369465648855">
            <text:p>2.6</text:p>
          </table:table-cell>
          <table:table-cell table:formula="of:=[.$G215]" office:value-type="float" office:value="2.41154198473282">
            <text:p>2.4</text:p>
          </table:table-cell>
          <table:table-cell table:formula="of:=[.$B$9]*([.$D216]-[.$E216])/[.$B$12]" office:value-type="float" office:value="-0">
            <text:p>0.0</text:p>
          </table:table-cell>
          <table:table-cell table:formula="of:=[.$F216]+[.$G216]+[.$I216]" office:value-type="float" office:value="8.70720610687023">
            <text:p>9</text:p>
          </table:table-cell>
          <table:table-cell/>
        </table:table-row>
        <table:table-row table:style-name="ro1">
          <table:table-cell table:formula="of:=[.$A216]+[.$B$12]" office:value-type="float" office:value="0.800000000000001">
            <text:p>0.800</text:p>
          </table:table-cell>
          <table:table-cell office:value-type="float" office:value="-1196">
            <text:p>-1196</text:p>
          </table:table-cell>
          <table:table-cell table:formula="of:=[.B217]/65.5" office:value-type="float" office:value="-18.2595419847328">
            <text:p>-18.3</text:p>
          </table:table-cell>
          <table:table-cell table:formula="of:=[.$B$5]-[.$C217]" office:value-type="float" office:value="18.2595419847328">
            <text:p>18.3</text:p>
          </table:table-cell>
          <table:table-cell table:formula="of:=[.$D216]" office:value-type="float" office:value="7.6793893129771">
            <text:p>7.7</text:p>
          </table:table-cell>
          <table:table-cell table:formula="of:=[.$B$7]*[.$D217]" office:value-type="float" office:value="14.6076335877863">
            <text:p>14.6</text:p>
          </table:table-cell>
          <table:table-cell table:formula="of:=MIN([.$H217]+[.$B$8]*([.$D217]+[.$E217])*[.$B$12]/2;[.$B$10])" office:value-type="float" office:value="2.71932824427481">
            <text:p>2.7</text:p>
          </table:table-cell>
          <table:table-cell table:formula="of:=[.$G216]" office:value-type="float" office:value="2.56369465648855">
            <text:p>2.6</text:p>
          </table:table-cell>
          <table:table-cell table:formula="of:=[.$B$9]*([.$D217]-[.$E217])/[.$B$12]" office:value-type="float" office:value="0">
            <text:p>0.0</text:p>
          </table:table-cell>
          <table:table-cell table:formula="of:=[.$F217]+[.$G217]+[.$I217]" office:value-type="float" office:value="17.3269618320611">
            <text:p>17</text:p>
          </table:table-cell>
          <table:table-cell/>
        </table:table-row>
        <table:table-row table:style-name="ro1">
          <table:table-cell table:formula="of:=[.$A217]+[.$B$12]" office:value-type="float" office:value="0.804000000000001">
            <text:p>0.804</text:p>
          </table:table-cell>
          <table:table-cell office:value-type="float" office:value="570">
            <text:p>570</text:p>
          </table:table-cell>
          <table:table-cell table:formula="of:=[.B218]/65.5" office:value-type="float" office:value="8.70229007633588">
            <text:p>8.7</text:p>
          </table:table-cell>
          <table:table-cell table:formula="of:=[.$B$5]-[.$C218]" office:value-type="float" office:value="-8.70229007633588">
            <text:p>-8.7</text:p>
          </table:table-cell>
          <table:table-cell table:formula="of:=[.$D217]" office:value-type="float" office:value="18.2595419847328">
            <text:p>18.3</text:p>
          </table:table-cell>
          <table:table-cell table:formula="of:=[.$B$7]*[.$D218]" office:value-type="float" office:value="-6.9618320610687">
            <text:p>-7.0</text:p>
          </table:table-cell>
          <table:table-cell table:formula="of:=MIN([.$H218]+[.$B$8]*([.$D218]+[.$E218])*[.$B$12]/2;[.$B$10])" office:value-type="float" office:value="2.77667175572519">
            <text:p>2.8</text:p>
          </table:table-cell>
          <table:table-cell table:formula="of:=[.$G217]" office:value-type="float" office:value="2.71932824427481">
            <text:p>2.7</text:p>
          </table:table-cell>
          <table:table-cell table:formula="of:=[.$B$9]*([.$D218]-[.$E218])/[.$B$12]" office:value-type="float" office:value="-0">
            <text:p>0.0</text:p>
          </table:table-cell>
          <table:table-cell table:formula="of:=[.$F218]+[.$G218]+[.$I218]" office:value-type="float" office:value="-4.18516030534351">
            <text:p>-4</text:p>
          </table:table-cell>
          <table:table-cell/>
        </table:table-row>
        <table:table-row table:style-name="ro1">
          <table:table-cell table:formula="of:=[.$A218]+[.$B$12]" office:value-type="float" office:value="0.808000000000001">
            <text:p>0.808</text:p>
          </table:table-cell>
          <table:table-cell office:value-type="float" office:value="1535">
            <text:p>1535</text:p>
          </table:table-cell>
          <table:table-cell table:formula="of:=[.B219]/65.5" office:value-type="float" office:value="23.4351145038168">
            <text:p>23.4</text:p>
          </table:table-cell>
          <table:table-cell table:formula="of:=[.$B$5]-[.$C219]" office:value-type="float" office:value="-23.4351145038168">
            <text:p>-23.4</text:p>
          </table:table-cell>
          <table:table-cell table:formula="of:=[.$D218]" office:value-type="float" office:value="-8.70229007633588">
            <text:p>-8.7</text:p>
          </table:table-cell>
          <table:table-cell table:formula="of:=[.$B$7]*[.$D219]" office:value-type="float" office:value="-18.7480916030534">
            <text:p>-18.7</text:p>
          </table:table-cell>
          <table:table-cell table:formula="of:=MIN([.$H219]+[.$B$8]*([.$D219]+[.$E219])*[.$B$12]/2;[.$B$10])" office:value-type="float" office:value="2.58384732824427">
            <text:p>2.6</text:p>
          </table:table-cell>
          <table:table-cell table:formula="of:=[.$G218]" office:value-type="float" office:value="2.77667175572519">
            <text:p>2.8</text:p>
          </table:table-cell>
          <table:table-cell table:formula="of:=[.$B$9]*([.$D219]-[.$E219])/[.$B$12]" office:value-type="float" office:value="-0">
            <text:p>0.0</text:p>
          </table:table-cell>
          <table:table-cell table:formula="of:=[.$F219]+[.$G219]+[.$I219]" office:value-type="float" office:value="-16.1642442748092">
            <text:p>-16</text:p>
          </table:table-cell>
          <table:table-cell/>
        </table:table-row>
        <table:table-row table:style-name="ro1">
          <table:table-cell table:formula="of:=[.$A219]+[.$B$12]" office:value-type="float" office:value="0.812000000000001">
            <text:p>0.812</text:p>
          </table:table-cell>
          <table:table-cell office:value-type="float" office:value="2219">
            <text:p>2219</text:p>
          </table:table-cell>
          <table:table-cell table:formula="of:=[.B220]/65.5" office:value-type="float" office:value="33.8778625954198">
            <text:p>33.9</text:p>
          </table:table-cell>
          <table:table-cell table:formula="of:=[.$B$5]-[.$C220]" office:value-type="float" office:value="-33.8778625954198">
            <text:p>-33.9</text:p>
          </table:table-cell>
          <table:table-cell table:formula="of:=[.$D219]" office:value-type="float" office:value="-23.4351145038168">
            <text:p>-23.4</text:p>
          </table:table-cell>
          <table:table-cell table:formula="of:=[.$B$7]*[.$D220]" office:value-type="float" office:value="-27.1022900763359">
            <text:p>-27.1</text:p>
          </table:table-cell>
          <table:table-cell table:formula="of:=MIN([.$H220]+[.$B$8]*([.$D220]+[.$E220])*[.$B$12]/2;[.$B$10])" office:value-type="float" office:value="2.23996946564885">
            <text:p>2.2</text:p>
          </table:table-cell>
          <table:table-cell table:formula="of:=[.$G219]" office:value-type="float" office:value="2.58384732824427">
            <text:p>2.6</text:p>
          </table:table-cell>
          <table:table-cell table:formula="of:=[.$B$9]*([.$D220]-[.$E220])/[.$B$12]" office:value-type="float" office:value="-0">
            <text:p>0.0</text:p>
          </table:table-cell>
          <table:table-cell table:formula="of:=[.$F220]+[.$G220]+[.$I220]" office:value-type="float" office:value="-24.862320610687">
            <text:p>-25</text:p>
          </table:table-cell>
          <table:table-cell/>
        </table:table-row>
        <table:table-row table:style-name="ro1">
          <table:table-cell table:formula="of:=[.$A220]+[.$B$12]" office:value-type="float" office:value="0.816000000000001">
            <text:p>0.816</text:p>
          </table:table-cell>
          <table:table-cell office:value-type="float" office:value="4317">
            <text:p>4317</text:p>
          </table:table-cell>
          <table:table-cell table:formula="of:=[.B221]/65.5" office:value-type="float" office:value="65.9083969465649">
            <text:p>65.9</text:p>
          </table:table-cell>
          <table:table-cell table:formula="of:=[.$B$5]-[.$C221]" office:value-type="float" office:value="-65.9083969465649">
            <text:p>-65.9</text:p>
          </table:table-cell>
          <table:table-cell table:formula="of:=[.$D220]" office:value-type="float" office:value="-33.8778625954198">
            <text:p>-33.9</text:p>
          </table:table-cell>
          <table:table-cell table:formula="of:=[.$B$7]*[.$D221]" office:value-type="float" office:value="-52.7267175572519">
            <text:p>-52.7</text:p>
          </table:table-cell>
          <table:table-cell table:formula="of:=MIN([.$H221]+[.$B$8]*([.$D221]+[.$E221])*[.$B$12]/2;[.$B$10])" office:value-type="float" office:value="1.64125190839695">
            <text:p>1.6</text:p>
          </table:table-cell>
          <table:table-cell table:formula="of:=[.$G220]" office:value-type="float" office:value="2.23996946564885">
            <text:p>2.2</text:p>
          </table:table-cell>
          <table:table-cell table:formula="of:=[.$B$9]*([.$D221]-[.$E221])/[.$B$12]" office:value-type="float" office:value="-0">
            <text:p>0.0</text:p>
          </table:table-cell>
          <table:table-cell table:formula="of:=[.$F221]+[.$G221]+[.$I221]" office:value-type="float" office:value="-51.085465648855">
            <text:p>-51</text:p>
          </table:table-cell>
          <table:table-cell/>
        </table:table-row>
        <table:table-row table:style-name="ro1">
          <table:table-cell table:formula="of:=[.$A221]+[.$B$12]" office:value-type="float" office:value="0.820000000000001">
            <text:p>0.820</text:p>
          </table:table-cell>
          <table:table-cell office:value-type="float" office:value="2570">
            <text:p>2570</text:p>
          </table:table-cell>
          <table:table-cell table:formula="of:=[.B222]/65.5" office:value-type="float" office:value="39.236641221374">
            <text:p>39.2</text:p>
          </table:table-cell>
          <table:table-cell table:formula="of:=[.$B$5]-[.$C222]" office:value-type="float" office:value="-39.236641221374">
            <text:p>-39.2</text:p>
          </table:table-cell>
          <table:table-cell table:formula="of:=[.$D221]" office:value-type="float" office:value="-65.9083969465649">
            <text:p>-65.9</text:p>
          </table:table-cell>
          <table:table-cell table:formula="of:=[.$B$7]*[.$D222]" office:value-type="float" office:value="-31.3893129770992">
            <text:p>-31.4</text:p>
          </table:table-cell>
          <table:table-cell table:formula="of:=MIN([.$H222]+[.$B$8]*([.$D222]+[.$E222])*[.$B$12]/2;[.$B$10])" office:value-type="float" office:value="1.01038167938931">
            <text:p>1.0</text:p>
          </table:table-cell>
          <table:table-cell table:formula="of:=[.$G221]" office:value-type="float" office:value="1.64125190839695">
            <text:p>1.6</text:p>
          </table:table-cell>
          <table:table-cell table:formula="of:=[.$B$9]*([.$D222]-[.$E222])/[.$B$12]" office:value-type="float" office:value="0">
            <text:p>0.0</text:p>
          </table:table-cell>
          <table:table-cell table:formula="of:=[.$F222]+[.$G222]+[.$I222]" office:value-type="float" office:value="-30.3789312977099">
            <text:p>-30</text:p>
          </table:table-cell>
          <table:table-cell/>
        </table:table-row>
        <table:table-row table:style-name="ro1">
          <table:table-cell table:formula="of:=[.$A222]+[.$B$12]" office:value-type="float" office:value="0.824000000000001">
            <text:p>0.824</text:p>
          </table:table-cell>
          <table:table-cell office:value-type="float" office:value="4161">
            <text:p>4161</text:p>
          </table:table-cell>
          <table:table-cell table:formula="of:=[.B223]/65.5" office:value-type="float" office:value="63.5267175572519">
            <text:p>63.5</text:p>
          </table:table-cell>
          <table:table-cell table:formula="of:=[.$B$5]-[.$C223]" office:value-type="float" office:value="-63.5267175572519">
            <text:p>-63.5</text:p>
          </table:table-cell>
          <table:table-cell table:formula="of:=[.$D222]" office:value-type="float" office:value="-39.236641221374">
            <text:p>-39.2</text:p>
          </table:table-cell>
          <table:table-cell table:formula="of:=[.$B$7]*[.$D223]" office:value-type="float" office:value="-50.8213740458015">
            <text:p>-50.8</text:p>
          </table:table-cell>
          <table:table-cell table:formula="of:=MIN([.$H223]+[.$B$8]*([.$D223]+[.$E223])*[.$B$12]/2;[.$B$10])" office:value-type="float" office:value="0.393801526717557">
            <text:p>0.4</text:p>
          </table:table-cell>
          <table:table-cell table:formula="of:=[.$G222]" office:value-type="float" office:value="1.01038167938931">
            <text:p>1.0</text:p>
          </table:table-cell>
          <table:table-cell table:formula="of:=[.$B$9]*([.$D223]-[.$E223])/[.$B$12]" office:value-type="float" office:value="-0">
            <text:p>0.0</text:p>
          </table:table-cell>
          <table:table-cell table:formula="of:=[.$F223]+[.$G223]+[.$I223]" office:value-type="float" office:value="-50.427572519084">
            <text:p>-50</text:p>
          </table:table-cell>
          <table:table-cell/>
        </table:table-row>
        <table:table-row table:style-name="ro1">
          <table:table-cell table:formula="of:=[.$A223]+[.$B$12]" office:value-type="float" office:value="0.828000000000001">
            <text:p>0.828</text:p>
          </table:table-cell>
          <table:table-cell office:value-type="float" office:value="5780">
            <text:p>5780</text:p>
          </table:table-cell>
          <table:table-cell table:formula="of:=[.B224]/65.5" office:value-type="float" office:value="88.2442748091603">
            <text:p>88.2</text:p>
          </table:table-cell>
          <table:table-cell table:formula="of:=[.$B$5]-[.$C224]" office:value-type="float" office:value="-88.2442748091603">
            <text:p>-88.2</text:p>
          </table:table-cell>
          <table:table-cell table:formula="of:=[.$D223]" office:value-type="float" office:value="-63.5267175572519">
            <text:p>-63.5</text:p>
          </table:table-cell>
          <table:table-cell table:formula="of:=[.$B$7]*[.$D224]" office:value-type="float" office:value="-70.5954198473282">
            <text:p>-70.6</text:p>
          </table:table-cell>
          <table:table-cell table:formula="of:=MIN([.$H224]+[.$B$8]*([.$D224]+[.$E224])*[.$B$12]/2;[.$B$10])" office:value-type="float" office:value="-0.516824427480916">
            <text:p>-0.5</text:p>
          </table:table-cell>
          <table:table-cell table:formula="of:=[.$G223]" office:value-type="float" office:value="0.393801526717557">
            <text:p>0.4</text:p>
          </table:table-cell>
          <table:table-cell table:formula="of:=[.$B$9]*([.$D224]-[.$E224])/[.$B$12]" office:value-type="float" office:value="-0">
            <text:p>0.0</text:p>
          </table:table-cell>
          <table:table-cell table:formula="of:=[.$F224]+[.$G224]+[.$I224]" office:value-type="float" office:value="-71.1122442748092">
            <text:p>-71</text:p>
          </table:table-cell>
          <table:table-cell/>
        </table:table-row>
        <table:table-row table:style-name="ro1">
          <table:table-cell table:formula="of:=[.$A224]+[.$B$12]" office:value-type="float" office:value="0.832000000000001">
            <text:p>0.832</text:p>
          </table:table-cell>
          <table:table-cell office:value-type="float" office:value="4053">
            <text:p>4053</text:p>
          </table:table-cell>
          <table:table-cell table:formula="of:=[.B225]/65.5" office:value-type="float" office:value="61.8778625954199">
            <text:p>61.9</text:p>
          </table:table-cell>
          <table:table-cell table:formula="of:=[.$B$5]-[.$C225]" office:value-type="float" office:value="-61.8778625954199">
            <text:p>-61.9</text:p>
          </table:table-cell>
          <table:table-cell table:formula="of:=[.$D224]" office:value-type="float" office:value="-88.2442748091603">
            <text:p>-88.2</text:p>
          </table:table-cell>
          <table:table-cell table:formula="of:=[.$B$7]*[.$D225]" office:value-type="float" office:value="-49.5022900763359">
            <text:p>-49.5</text:p>
          </table:table-cell>
          <table:table-cell table:formula="of:=MIN([.$H225]+[.$B$8]*([.$D225]+[.$E225])*[.$B$12]/2;[.$B$10])" office:value-type="float" office:value="-1.4175572519084">
            <text:p>-1.4</text:p>
          </table:table-cell>
          <table:table-cell table:formula="of:=[.$G224]" office:value-type="float" office:value="-0.516824427480916">
            <text:p>-0.5</text:p>
          </table:table-cell>
          <table:table-cell table:formula="of:=[.$B$9]*([.$D225]-[.$E225])/[.$B$12]" office:value-type="float" office:value="0">
            <text:p>0.0</text:p>
          </table:table-cell>
          <table:table-cell table:formula="of:=[.$F225]+[.$G225]+[.$I225]" office:value-type="float" office:value="-50.9198473282443">
            <text:p>-51</text:p>
          </table:table-cell>
          <table:table-cell/>
        </table:table-row>
        <table:table-row table:style-name="ro1">
          <table:table-cell table:formula="of:=[.$A225]+[.$B$12]" office:value-type="float" office:value="0.836000000000001">
            <text:p>0.836</text:p>
          </table:table-cell>
          <table:table-cell office:value-type="float" office:value="3155">
            <text:p>3155</text:p>
          </table:table-cell>
          <table:table-cell table:formula="of:=[.B226]/65.5" office:value-type="float" office:value="48.1679389312977">
            <text:p>48.2</text:p>
          </table:table-cell>
          <table:table-cell table:formula="of:=[.$B$5]-[.$C226]" office:value-type="float" office:value="-48.1679389312977">
            <text:p>-48.2</text:p>
          </table:table-cell>
          <table:table-cell table:formula="of:=[.$D225]" office:value-type="float" office:value="-61.8778625954199">
            <text:p>-61.9</text:p>
          </table:table-cell>
          <table:table-cell table:formula="of:=[.$B$7]*[.$D226]" office:value-type="float" office:value="-38.5343511450382">
            <text:p>-38.5</text:p>
          </table:table-cell>
          <table:table-cell table:formula="of:=MIN([.$H226]+[.$B$8]*([.$D226]+[.$E226])*[.$B$12]/2;[.$B$10])" office:value-type="float" office:value="-2.0778320610687">
            <text:p>-2.1</text:p>
          </table:table-cell>
          <table:table-cell table:formula="of:=[.$G225]" office:value-type="float" office:value="-1.4175572519084">
            <text:p>-1.4</text:p>
          </table:table-cell>
          <table:table-cell table:formula="of:=[.$B$9]*([.$D226]-[.$E226])/[.$B$12]" office:value-type="float" office:value="0">
            <text:p>0.0</text:p>
          </table:table-cell>
          <table:table-cell table:formula="of:=[.$F226]+[.$G226]+[.$I226]" office:value-type="float" office:value="-40.6121832061069">
            <text:p>-41</text:p>
          </table:table-cell>
          <table:table-cell/>
        </table:table-row>
        <table:table-row table:style-name="ro1">
          <table:table-cell table:formula="of:=[.$A226]+[.$B$12]" office:value-type="float" office:value="0.840000000000001">
            <text:p>0.840</text:p>
          </table:table-cell>
          <table:table-cell office:value-type="float" office:value="3525">
            <text:p>3525</text:p>
          </table:table-cell>
          <table:table-cell table:formula="of:=[.B227]/65.5" office:value-type="float" office:value="53.8167938931298">
            <text:p>53.8</text:p>
          </table:table-cell>
          <table:table-cell table:formula="of:=[.$B$5]-[.$C227]" office:value-type="float" office:value="-53.8167938931298">
            <text:p>-53.8</text:p>
          </table:table-cell>
          <table:table-cell table:formula="of:=[.$D226]" office:value-type="float" office:value="-48.1679389312977">
            <text:p>-48.2</text:p>
          </table:table-cell>
          <table:table-cell table:formula="of:=[.$B$7]*[.$D227]" office:value-type="float" office:value="-43.0534351145038">
            <text:p>-43.1</text:p>
          </table:table-cell>
          <table:table-cell table:formula="of:=MIN([.$H227]+[.$B$8]*([.$D227]+[.$E227])*[.$B$12]/2;[.$B$10])" office:value-type="float" office:value="-2.68974045801527">
            <text:p>-2.7</text:p>
          </table:table-cell>
          <table:table-cell table:formula="of:=[.$G226]" office:value-type="float" office:value="-2.0778320610687">
            <text:p>-2.1</text:p>
          </table:table-cell>
          <table:table-cell table:formula="of:=[.$B$9]*([.$D227]-[.$E227])/[.$B$12]" office:value-type="float" office:value="-0">
            <text:p>0.0</text:p>
          </table:table-cell>
          <table:table-cell table:formula="of:=[.$F227]+[.$G227]+[.$I227]" office:value-type="float" office:value="-45.7431755725191">
            <text:p>-46</text:p>
          </table:table-cell>
          <table:table-cell/>
        </table:table-row>
        <table:table-row table:style-name="ro1">
          <table:table-cell table:formula="of:=[.$A227]+[.$B$12]" office:value-type="float" office:value="0.844000000000001">
            <text:p>0.844</text:p>
          </table:table-cell>
          <table:table-cell office:value-type="float" office:value="2388">
            <text:p>2388</text:p>
          </table:table-cell>
          <table:table-cell table:formula="of:=[.B228]/65.5" office:value-type="float" office:value="36.4580152671756">
            <text:p>36.5</text:p>
          </table:table-cell>
          <table:table-cell table:formula="of:=[.$B$5]-[.$C228]" office:value-type="float" office:value="-36.4580152671756">
            <text:p>-36.5</text:p>
          </table:table-cell>
          <table:table-cell table:formula="of:=[.$D227]" office:value-type="float" office:value="-53.8167938931298">
            <text:p>-53.8</text:p>
          </table:table-cell>
          <table:table-cell table:formula="of:=[.$B$7]*[.$D228]" office:value-type="float" office:value="-29.1664122137405">
            <text:p>-29.2</text:p>
          </table:table-cell>
          <table:table-cell table:formula="of:=MIN([.$H228]+[.$B$8]*([.$D228]+[.$E228])*[.$B$12]/2;[.$B$10])" office:value-type="float" office:value="-3.2313893129771">
            <text:p>-3.2</text:p>
          </table:table-cell>
          <table:table-cell table:formula="of:=[.$G227]" office:value-type="float" office:value="-2.68974045801527">
            <text:p>-2.7</text:p>
          </table:table-cell>
          <table:table-cell table:formula="of:=[.$B$9]*([.$D228]-[.$E228])/[.$B$12]" office:value-type="float" office:value="0">
            <text:p>0.0</text:p>
          </table:table-cell>
          <table:table-cell table:formula="of:=[.$F228]+[.$G228]+[.$I228]" office:value-type="float" office:value="-32.3978015267176">
            <text:p>-32</text:p>
          </table:table-cell>
          <table:table-cell/>
        </table:table-row>
        <table:table-row table:style-name="ro1">
          <table:table-cell table:formula="of:=[.$A228]+[.$B$12]" office:value-type="float" office:value="0.848000000000001">
            <text:p>0.848</text:p>
          </table:table-cell>
          <table:table-cell office:value-type="float" office:value="1623">
            <text:p>1623</text:p>
          </table:table-cell>
          <table:table-cell table:formula="of:=[.B229]/65.5" office:value-type="float" office:value="24.7786259541985">
            <text:p>24.8</text:p>
          </table:table-cell>
          <table:table-cell table:formula="of:=[.$B$5]-[.$C229]" office:value-type="float" office:value="-24.7786259541985">
            <text:p>-24.8</text:p>
          </table:table-cell>
          <table:table-cell table:formula="of:=[.$D228]" office:value-type="float" office:value="-36.4580152671756">
            <text:p>-36.5</text:p>
          </table:table-cell>
          <table:table-cell table:formula="of:=[.$B$7]*[.$D229]" office:value-type="float" office:value="-19.8229007633588">
            <text:p>-19.8</text:p>
          </table:table-cell>
          <table:table-cell table:formula="of:=MIN([.$H229]+[.$B$8]*([.$D229]+[.$E229])*[.$B$12]/2;[.$B$10])" office:value-type="float" office:value="-3.59880916030534">
            <text:p>-3.6</text:p>
          </table:table-cell>
          <table:table-cell table:formula="of:=[.$G228]" office:value-type="float" office:value="-3.2313893129771">
            <text:p>-3.2</text:p>
          </table:table-cell>
          <table:table-cell table:formula="of:=[.$B$9]*([.$D229]-[.$E229])/[.$B$12]" office:value-type="float" office:value="0">
            <text:p>0.0</text:p>
          </table:table-cell>
          <table:table-cell table:formula="of:=[.$F229]+[.$G229]+[.$I229]" office:value-type="float" office:value="-23.4217099236641">
            <text:p>-23</text:p>
          </table:table-cell>
          <table:table-cell/>
        </table:table-row>
        <table:table-row table:style-name="ro1">
          <table:table-cell table:formula="of:=[.$A229]+[.$B$12]" office:value-type="float" office:value="0.852000000000001">
            <text:p>0.852</text:p>
          </table:table-cell>
          <table:table-cell office:value-type="float" office:value="1356">
            <text:p>1356</text:p>
          </table:table-cell>
          <table:table-cell table:formula="of:=[.B230]/65.5" office:value-type="float" office:value="20.7022900763359">
            <text:p>20.7</text:p>
          </table:table-cell>
          <table:table-cell table:formula="of:=[.$B$5]-[.$C230]" office:value-type="float" office:value="-20.7022900763359">
            <text:p>-20.7</text:p>
          </table:table-cell>
          <table:table-cell table:formula="of:=[.$D229]" office:value-type="float" office:value="-24.7786259541985">
            <text:p>-24.8</text:p>
          </table:table-cell>
          <table:table-cell table:formula="of:=[.$B$7]*[.$D230]" office:value-type="float" office:value="-16.5618320610687">
            <text:p>-16.6</text:p>
          </table:table-cell>
          <table:table-cell table:formula="of:=MIN([.$H230]+[.$B$8]*([.$D230]+[.$E230])*[.$B$12]/2;[.$B$10])" office:value-type="float" office:value="-3.87169465648855">
            <text:p>-3.9</text:p>
          </table:table-cell>
          <table:table-cell table:formula="of:=[.$G229]" office:value-type="float" office:value="-3.59880916030534">
            <text:p>-3.6</text:p>
          </table:table-cell>
          <table:table-cell table:formula="of:=[.$B$9]*([.$D230]-[.$E230])/[.$B$12]" office:value-type="float" office:value="0">
            <text:p>0.0</text:p>
          </table:table-cell>
          <table:table-cell table:formula="of:=[.$F230]+[.$G230]+[.$I230]" office:value-type="float" office:value="-20.4335267175573">
            <text:p>-20</text:p>
          </table:table-cell>
          <table:table-cell/>
        </table:table-row>
        <table:table-row table:style-name="ro1">
          <table:table-cell table:formula="of:=[.$A230]+[.$B$12]" office:value-type="float" office:value="0.856000000000001">
            <text:p>0.856</text:p>
          </table:table-cell>
          <table:table-cell office:value-type="float" office:value="341">
            <text:p>341</text:p>
          </table:table-cell>
          <table:table-cell table:formula="of:=[.B231]/65.5" office:value-type="float" office:value="5.20610687022901">
            <text:p>5.2</text:p>
          </table:table-cell>
          <table:table-cell table:formula="of:=[.$B$5]-[.$C231]" office:value-type="float" office:value="-5.20610687022901">
            <text:p>-5.2</text:p>
          </table:table-cell>
          <table:table-cell table:formula="of:=[.$D230]" office:value-type="float" office:value="-20.7022900763359">
            <text:p>-20.7</text:p>
          </table:table-cell>
          <table:table-cell table:formula="of:=[.$B$7]*[.$D231]" office:value-type="float" office:value="-4.16488549618321">
            <text:p>-4.2</text:p>
          </table:table-cell>
          <table:table-cell table:formula="of:=MIN([.$H231]+[.$B$8]*([.$D231]+[.$E231])*[.$B$12]/2;[.$B$10])" office:value-type="float" office:value="-4.02714503816794">
            <text:p>-4.0</text:p>
          </table:table-cell>
          <table:table-cell table:formula="of:=[.$G230]" office:value-type="float" office:value="-3.87169465648855">
            <text:p>-3.9</text:p>
          </table:table-cell>
          <table:table-cell table:formula="of:=[.$B$9]*([.$D231]-[.$E231])/[.$B$12]" office:value-type="float" office:value="0">
            <text:p>0.0</text:p>
          </table:table-cell>
          <table:table-cell table:formula="of:=[.$F231]+[.$G231]+[.$I231]" office:value-type="float" office:value="-8.19203053435114">
            <text:p>-8</text:p>
          </table:table-cell>
          <table:table-cell/>
        </table:table-row>
        <table:table-row table:style-name="ro1">
          <table:table-cell table:formula="of:=[.$A231]+[.$B$12]" office:value-type="float" office:value="0.860000000000001">
            <text:p>0.860</text:p>
          </table:table-cell>
          <table:table-cell office:value-type="float" office:value="-2250">
            <text:p>-2250</text:p>
          </table:table-cell>
          <table:table-cell table:formula="of:=[.B232]/65.5" office:value-type="float" office:value="-34.3511450381679">
            <text:p>-34.4</text:p>
          </table:table-cell>
          <table:table-cell table:formula="of:=[.$B$5]-[.$C232]" office:value-type="float" office:value="34.3511450381679">
            <text:p>34.4</text:p>
          </table:table-cell>
          <table:table-cell table:formula="of:=[.$D231]" office:value-type="float" office:value="-5.20610687022901">
            <text:p>-5.2</text:p>
          </table:table-cell>
          <table:table-cell table:formula="of:=[.$B$7]*[.$D232]" office:value-type="float" office:value="27.4809160305344">
            <text:p>27.5</text:p>
          </table:table-cell>
          <table:table-cell table:formula="of:=MIN([.$H232]+[.$B$8]*([.$D232]+[.$E232])*[.$B$12]/2;[.$B$10])" office:value-type="float" office:value="-3.85227480916031">
            <text:p>-3.9</text:p>
          </table:table-cell>
          <table:table-cell table:formula="of:=[.$G231]" office:value-type="float" office:value="-4.02714503816794">
            <text:p>-4.0</text:p>
          </table:table-cell>
          <table:table-cell table:formula="of:=[.$B$9]*([.$D232]-[.$E232])/[.$B$12]" office:value-type="float" office:value="0">
            <text:p>0.0</text:p>
          </table:table-cell>
          <table:table-cell table:formula="of:=[.$F232]+[.$G232]+[.$I232]" office:value-type="float" office:value="23.6286412213741">
            <text:p>24</text:p>
          </table:table-cell>
          <table:table-cell/>
        </table:table-row>
        <table:table-row table:style-name="ro1">
          <table:table-cell table:formula="of:=[.$A232]+[.$B$12]" office:value-type="float" office:value="0.864000000000001">
            <text:p>0.864</text:p>
          </table:table-cell>
          <table:table-cell office:value-type="float" office:value="-2241">
            <text:p>-2241</text:p>
          </table:table-cell>
          <table:table-cell table:formula="of:=[.B233]/65.5" office:value-type="float" office:value="-34.2137404580153">
            <text:p>-34.2</text:p>
          </table:table-cell>
          <table:table-cell table:formula="of:=[.$B$5]-[.$C233]" office:value-type="float" office:value="34.2137404580153">
            <text:p>34.2</text:p>
          </table:table-cell>
          <table:table-cell table:formula="of:=[.$D232]" office:value-type="float" office:value="34.3511450381679">
            <text:p>34.4</text:p>
          </table:table-cell>
          <table:table-cell table:formula="of:=[.$B$7]*[.$D233]" office:value-type="float" office:value="27.3709923664122">
            <text:p>27.4</text:p>
          </table:table-cell>
          <table:table-cell table:formula="of:=MIN([.$H233]+[.$B$8]*([.$D233]+[.$E233])*[.$B$12]/2;[.$B$10])" office:value-type="float" office:value="-3.44088549618321">
            <text:p>-3.4</text:p>
          </table:table-cell>
          <table:table-cell table:formula="of:=[.$G232]" office:value-type="float" office:value="-3.85227480916031">
            <text:p>-3.9</text:p>
          </table:table-cell>
          <table:table-cell table:formula="of:=[.$B$9]*([.$D233]-[.$E233])/[.$B$12]" office:value-type="float" office:value="-0">
            <text:p>0.0</text:p>
          </table:table-cell>
          <table:table-cell table:formula="of:=[.$F233]+[.$G233]+[.$I233]" office:value-type="float" office:value="23.930106870229">
            <text:p>24</text:p>
          </table:table-cell>
          <table:table-cell/>
        </table:table-row>
        <table:table-row table:style-name="ro1">
          <table:table-cell table:formula="of:=[.$A233]+[.$B$12]" office:value-type="float" office:value="0.868000000000001">
            <text:p>0.868</text:p>
          </table:table-cell>
          <table:table-cell office:value-type="float" office:value="-3099">
            <text:p>-3099</text:p>
          </table:table-cell>
          <table:table-cell table:formula="of:=[.B234]/65.5" office:value-type="float" office:value="-47.3129770992366">
            <text:p>-47.3</text:p>
          </table:table-cell>
          <table:table-cell table:formula="of:=[.$B$5]-[.$C234]" office:value-type="float" office:value="47.3129770992366">
            <text:p>47.3</text:p>
          </table:table-cell>
          <table:table-cell table:formula="of:=[.$D233]" office:value-type="float" office:value="34.2137404580153">
            <text:p>34.2</text:p>
          </table:table-cell>
          <table:table-cell table:formula="of:=[.$B$7]*[.$D234]" office:value-type="float" office:value="37.8503816793893">
            <text:p>37.9</text:p>
          </table:table-cell>
          <table:table-cell table:formula="of:=MIN([.$H234]+[.$B$8]*([.$D234]+[.$E234])*[.$B$12]/2;[.$B$10])" office:value-type="float" office:value="-2.95172519083969">
            <text:p>-3.0</text:p>
          </table:table-cell>
          <table:table-cell table:formula="of:=[.$G233]" office:value-type="float" office:value="-3.44088549618321">
            <text:p>-3.4</text:p>
          </table:table-cell>
          <table:table-cell table:formula="of:=[.$B$9]*([.$D234]-[.$E234])/[.$B$12]" office:value-type="float" office:value="0">
            <text:p>0.0</text:p>
          </table:table-cell>
          <table:table-cell table:formula="of:=[.$F234]+[.$G234]+[.$I234]" office:value-type="float" office:value="34.8986564885496">
            <text:p>35</text:p>
          </table:table-cell>
          <table:table-cell/>
        </table:table-row>
        <table:table-row table:style-name="ro1">
          <table:table-cell table:formula="of:=[.$A234]+[.$B$12]" office:value-type="float" office:value="0.872000000000001">
            <text:p>0.872</text:p>
          </table:table-cell>
          <table:table-cell office:value-type="float" office:value="-4227">
            <text:p>-4227</text:p>
          </table:table-cell>
          <table:table-cell table:formula="of:=[.B235]/65.5" office:value-type="float" office:value="-64.5343511450382">
            <text:p>-64.5</text:p>
          </table:table-cell>
          <table:table-cell table:formula="of:=[.$B$5]-[.$C235]" office:value-type="float" office:value="64.5343511450382">
            <text:p>64.5</text:p>
          </table:table-cell>
          <table:table-cell table:formula="of:=[.$D234]" office:value-type="float" office:value="47.3129770992366">
            <text:p>47.3</text:p>
          </table:table-cell>
          <table:table-cell table:formula="of:=[.$B$7]*[.$D235]" office:value-type="float" office:value="51.6274809160305">
            <text:p>51.6</text:p>
          </table:table-cell>
          <table:table-cell table:formula="of:=MIN([.$H235]+[.$B$8]*([.$D235]+[.$E235])*[.$B$12]/2;[.$B$10])" office:value-type="float" office:value="-2.28064122137405">
            <text:p>-2.3</text:p>
          </table:table-cell>
          <table:table-cell table:formula="of:=[.$G234]" office:value-type="float" office:value="-2.95172519083969">
            <text:p>-3.0</text:p>
          </table:table-cell>
          <table:table-cell table:formula="of:=[.$B$9]*([.$D235]-[.$E235])/[.$B$12]" office:value-type="float" office:value="0">
            <text:p>0.0</text:p>
          </table:table-cell>
          <table:table-cell table:formula="of:=[.$F235]+[.$G235]+[.$I235]" office:value-type="float" office:value="49.3468396946565">
            <text:p>49</text:p>
          </table:table-cell>
          <table:table-cell/>
        </table:table-row>
        <table:table-row table:style-name="ro1">
          <table:table-cell table:formula="of:=[.$A235]+[.$B$12]" office:value-type="float" office:value="0.876000000000001">
            <text:p>0.876</text:p>
          </table:table-cell>
          <table:table-cell office:value-type="float" office:value="-7221">
            <text:p>-7221</text:p>
          </table:table-cell>
          <table:table-cell table:formula="of:=[.B236]/65.5" office:value-type="float" office:value="-110.24427480916">
            <text:p>-110.2</text:p>
          </table:table-cell>
          <table:table-cell table:formula="of:=[.$B$5]-[.$C236]" office:value-type="float" office:value="110.24427480916">
            <text:p>110.2</text:p>
          </table:table-cell>
          <table:table-cell table:formula="of:=[.$D235]" office:value-type="float" office:value="64.5343511450382">
            <text:p>64.5</text:p>
          </table:table-cell>
          <table:table-cell table:formula="of:=[.$B$7]*[.$D236]" office:value-type="float" office:value="88.1954198473283">
            <text:p>88.2</text:p>
          </table:table-cell>
          <table:table-cell table:formula="of:=MIN([.$H236]+[.$B$8]*([.$D236]+[.$E236])*[.$B$12]/2;[.$B$10])" office:value-type="float" office:value="-1.23196946564886">
            <text:p>-1.2</text:p>
          </table:table-cell>
          <table:table-cell table:formula="of:=[.$G235]" office:value-type="float" office:value="-2.28064122137405">
            <text:p>-2.3</text:p>
          </table:table-cell>
          <table:table-cell table:formula="of:=[.$B$9]*([.$D236]-[.$E236])/[.$B$12]" office:value-type="float" office:value="0">
            <text:p>0.0</text:p>
          </table:table-cell>
          <table:table-cell table:formula="of:=[.$F236]+[.$G236]+[.$I236]" office:value-type="float" office:value="86.9634503816794">
            <text:p>87</text:p>
          </table:table-cell>
          <table:table-cell/>
        </table:table-row>
        <table:table-row table:style-name="ro1">
          <table:table-cell table:formula="of:=[.$A236]+[.$B$12]" office:value-type="float" office:value="0.880000000000001">
            <text:p>0.880</text:p>
          </table:table-cell>
          <table:table-cell office:value-type="float" office:value="-3958">
            <text:p>-3958</text:p>
          </table:table-cell>
          <table:table-cell table:formula="of:=[.B237]/65.5" office:value-type="float" office:value="-60.4274809160305">
            <text:p>-60.4</text:p>
          </table:table-cell>
          <table:table-cell table:formula="of:=[.$B$5]-[.$C237]" office:value-type="float" office:value="60.4274809160305">
            <text:p>60.4</text:p>
          </table:table-cell>
          <table:table-cell table:formula="of:=[.$D236]" office:value-type="float" office:value="110.24427480916">
            <text:p>110.2</text:p>
          </table:table-cell>
          <table:table-cell table:formula="of:=[.$B$7]*[.$D237]" office:value-type="float" office:value="48.3419847328244">
            <text:p>48.3</text:p>
          </table:table-cell>
          <table:table-cell table:formula="of:=MIN([.$H237]+[.$B$8]*([.$D237]+[.$E237])*[.$B$12]/2;[.$B$10])" office:value-type="float" office:value="-0.20793893129771">
            <text:p>-0.2</text:p>
          </table:table-cell>
          <table:table-cell table:formula="of:=[.$G236]" office:value-type="float" office:value="-1.23196946564886">
            <text:p>-1.2</text:p>
          </table:table-cell>
          <table:table-cell table:formula="of:=[.$B$9]*([.$D237]-[.$E237])/[.$B$12]" office:value-type="float" office:value="-0">
            <text:p>0.0</text:p>
          </table:table-cell>
          <table:table-cell table:formula="of:=[.$F237]+[.$G237]+[.$I237]" office:value-type="float" office:value="48.1340458015267">
            <text:p>48</text:p>
          </table:table-cell>
          <table:table-cell/>
        </table:table-row>
        <table:table-row table:style-name="ro1">
          <table:table-cell table:formula="of:=[.$A237]+[.$B$12]" office:value-type="float" office:value="0.884000000000001">
            <text:p>0.884</text:p>
          </table:table-cell>
          <table:table-cell office:value-type="float" office:value="-2513">
            <text:p>-2513</text:p>
          </table:table-cell>
          <table:table-cell table:formula="of:=[.B238]/65.5" office:value-type="float" office:value="-38.3664122137405">
            <text:p>-38.4</text:p>
          </table:table-cell>
          <table:table-cell table:formula="of:=[.$B$5]-[.$C238]" office:value-type="float" office:value="38.3664122137405">
            <text:p>38.4</text:p>
          </table:table-cell>
          <table:table-cell table:formula="of:=[.$D237]" office:value-type="float" office:value="60.4274809160305">
            <text:p>60.4</text:p>
          </table:table-cell>
          <table:table-cell table:formula="of:=[.$B$7]*[.$D238]" office:value-type="float" office:value="30.6931297709924">
            <text:p>30.7</text:p>
          </table:table-cell>
          <table:table-cell table:formula="of:=MIN([.$H238]+[.$B$8]*([.$D238]+[.$E238])*[.$B$12]/2;[.$B$10])" office:value-type="float" office:value="0.384824427480916">
            <text:p>0.4</text:p>
          </table:table-cell>
          <table:table-cell table:formula="of:=[.$G237]" office:value-type="float" office:value="-0.20793893129771">
            <text:p>-0.2</text:p>
          </table:table-cell>
          <table:table-cell table:formula="of:=[.$B$9]*([.$D238]-[.$E238])/[.$B$12]" office:value-type="float" office:value="-0">
            <text:p>0.0</text:p>
          </table:table-cell>
          <table:table-cell table:formula="of:=[.$F238]+[.$G238]+[.$I238]" office:value-type="float" office:value="31.0779541984733">
            <text:p>31</text:p>
          </table:table-cell>
          <table:table-cell/>
        </table:table-row>
        <table:table-row table:style-name="ro1">
          <table:table-cell table:formula="of:=[.$A238]+[.$B$12]" office:value-type="float" office:value="0.888000000000001">
            <text:p>0.888</text:p>
          </table:table-cell>
          <table:table-cell office:value-type="float" office:value="-3419">
            <text:p>-3419</text:p>
          </table:table-cell>
          <table:table-cell table:formula="of:=[.B239]/65.5" office:value-type="float" office:value="-52.1984732824428">
            <text:p>-52.2</text:p>
          </table:table-cell>
          <table:table-cell table:formula="of:=[.$B$5]-[.$C239]" office:value-type="float" office:value="52.1984732824428">
            <text:p>52.2</text:p>
          </table:table-cell>
          <table:table-cell table:formula="of:=[.$D238]" office:value-type="float" office:value="38.3664122137405">
            <text:p>38.4</text:p>
          </table:table-cell>
          <table:table-cell table:formula="of:=[.$B$7]*[.$D239]" office:value-type="float" office:value="41.7587786259542">
            <text:p>41.8</text:p>
          </table:table-cell>
          <table:table-cell table:formula="of:=MIN([.$H239]+[.$B$8]*([.$D239]+[.$E239])*[.$B$12]/2;[.$B$10])" office:value-type="float" office:value="0.928213740458015">
            <text:p>0.9</text:p>
          </table:table-cell>
          <table:table-cell table:formula="of:=[.$G238]" office:value-type="float" office:value="0.384824427480916">
            <text:p>0.4</text:p>
          </table:table-cell>
          <table:table-cell table:formula="of:=[.$B$9]*([.$D239]-[.$E239])/[.$B$12]" office:value-type="float" office:value="0">
            <text:p>0.0</text:p>
          </table:table-cell>
          <table:table-cell table:formula="of:=[.$F239]+[.$G239]+[.$I239]" office:value-type="float" office:value="42.6869923664122">
            <text:p>43</text:p>
          </table:table-cell>
          <table:table-cell/>
        </table:table-row>
        <table:table-row table:style-name="ro1">
          <table:table-cell table:formula="of:=[.$A239]+[.$B$12]" office:value-type="float" office:value="0.892000000000001">
            <text:p>0.892</text:p>
          </table:table-cell>
          <table:table-cell office:value-type="float" office:value="-2037">
            <text:p>-2037</text:p>
          </table:table-cell>
          <table:table-cell table:formula="of:=[.B240]/65.5" office:value-type="float" office:value="-31.0992366412214">
            <text:p>-31.1</text:p>
          </table:table-cell>
          <table:table-cell table:formula="of:=[.$B$5]-[.$C240]" office:value-type="float" office:value="31.0992366412214">
            <text:p>31.1</text:p>
          </table:table-cell>
          <table:table-cell table:formula="of:=[.$D239]" office:value-type="float" office:value="52.1984732824428">
            <text:p>52.2</text:p>
          </table:table-cell>
          <table:table-cell table:formula="of:=[.$B$7]*[.$D240]" office:value-type="float" office:value="24.8793893129771">
            <text:p>24.9</text:p>
          </table:table-cell>
          <table:table-cell table:formula="of:=MIN([.$H240]+[.$B$8]*([.$D240]+[.$E240])*[.$B$12]/2;[.$B$10])" office:value-type="float" office:value="1.428">
            <text:p>1.4</text:p>
          </table:table-cell>
          <table:table-cell table:formula="of:=[.$G239]" office:value-type="float" office:value="0.928213740458015">
            <text:p>0.9</text:p>
          </table:table-cell>
          <table:table-cell table:formula="of:=[.$B$9]*([.$D240]-[.$E240])/[.$B$12]" office:value-type="float" office:value="-0">
            <text:p>0.0</text:p>
          </table:table-cell>
          <table:table-cell table:formula="of:=[.$F240]+[.$G240]+[.$I240]" office:value-type="float" office:value="26.3073893129771">
            <text:p>26</text:p>
          </table:table-cell>
          <table:table-cell/>
        </table:table-row>
        <table:table-row table:style-name="ro1">
          <table:table-cell table:formula="of:=[.$A240]+[.$B$12]" office:value-type="float" office:value="0.896000000000001">
            <text:p>0.896</text:p>
          </table:table-cell>
          <table:table-cell office:value-type="float" office:value="-2126">
            <text:p>-2126</text:p>
          </table:table-cell>
          <table:table-cell table:formula="of:=[.B241]/65.5" office:value-type="float" office:value="-32.4580152671756">
            <text:p>-32.5</text:p>
          </table:table-cell>
          <table:table-cell table:formula="of:=[.$B$5]-[.$C241]" office:value-type="float" office:value="32.4580152671756">
            <text:p>32.5</text:p>
          </table:table-cell>
          <table:table-cell table:formula="of:=[.$D240]" office:value-type="float" office:value="31.0992366412214">
            <text:p>31.1</text:p>
          </table:table-cell>
          <table:table-cell table:formula="of:=[.$B$7]*[.$D241]" office:value-type="float" office:value="25.9664122137405">
            <text:p>26.0</text:p>
          </table:table-cell>
          <table:table-cell table:formula="of:=MIN([.$H241]+[.$B$8]*([.$D241]+[.$E241])*[.$B$12]/2;[.$B$10])" office:value-type="float" office:value="1.80934351145038">
            <text:p>1.8</text:p>
          </table:table-cell>
          <table:table-cell table:formula="of:=[.$G240]" office:value-type="float" office:value="1.428">
            <text:p>1.4</text:p>
          </table:table-cell>
          <table:table-cell table:formula="of:=[.$B$9]*([.$D241]-[.$E241])/[.$B$12]" office:value-type="float" office:value="0">
            <text:p>0.0</text:p>
          </table:table-cell>
          <table:table-cell table:formula="of:=[.$F241]+[.$G241]+[.$I241]" office:value-type="float" office:value="27.7757557251908">
            <text:p>28</text:p>
          </table:table-cell>
          <table:table-cell/>
        </table:table-row>
        <table:table-row table:style-name="ro1">
          <table:table-cell table:formula="of:=[.$A241]+[.$B$12]" office:value-type="float" office:value="0.900000000000001">
            <text:p>0.900</text:p>
          </table:table-cell>
          <table:table-cell office:value-type="float" office:value="-1537">
            <text:p>-1537</text:p>
          </table:table-cell>
          <table:table-cell table:formula="of:=[.B242]/65.5" office:value-type="float" office:value="-23.4656488549618">
            <text:p>-23.5</text:p>
          </table:table-cell>
          <table:table-cell table:formula="of:=[.$B$5]-[.$C242]" office:value-type="float" office:value="23.4656488549618">
            <text:p>23.5</text:p>
          </table:table-cell>
          <table:table-cell table:formula="of:=[.$D241]" office:value-type="float" office:value="32.4580152671756">
            <text:p>32.5</text:p>
          </table:table-cell>
          <table:table-cell table:formula="of:=[.$B$7]*[.$D242]" office:value-type="float" office:value="18.7725190839695">
            <text:p>18.8</text:p>
          </table:table-cell>
          <table:table-cell table:formula="of:=MIN([.$H242]+[.$B$8]*([.$D242]+[.$E242])*[.$B$12]/2;[.$B$10])" office:value-type="float" office:value="2.14488549618321">
            <text:p>2.1</text:p>
          </table:table-cell>
          <table:table-cell table:formula="of:=[.$G241]" office:value-type="float" office:value="1.80934351145038">
            <text:p>1.8</text:p>
          </table:table-cell>
          <table:table-cell table:formula="of:=[.$B$9]*([.$D242]-[.$E242])/[.$B$12]" office:value-type="float" office:value="-0">
            <text:p>0.0</text:p>
          </table:table-cell>
          <table:table-cell table:formula="of:=[.$F242]+[.$G242]+[.$I242]" office:value-type="float" office:value="20.9174045801527">
            <text:p>21</text:p>
          </table:table-cell>
          <table:table-cell/>
        </table:table-row>
        <table:table-row table:style-name="ro1">
          <table:table-cell table:formula="of:=[.$A242]+[.$B$12]" office:value-type="float" office:value="0.904000000000001">
            <text:p>0.904</text:p>
          </table:table-cell>
          <table:table-cell office:value-type="float" office:value="-1670">
            <text:p>-1670</text:p>
          </table:table-cell>
          <table:table-cell table:formula="of:=[.B243]/65.5" office:value-type="float" office:value="-25.4961832061069">
            <text:p>-25.5</text:p>
          </table:table-cell>
          <table:table-cell table:formula="of:=[.$B$5]-[.$C243]" office:value-type="float" office:value="25.4961832061069">
            <text:p>25.5</text:p>
          </table:table-cell>
          <table:table-cell table:formula="of:=[.$D242]" office:value-type="float" office:value="23.4656488549618">
            <text:p>23.5</text:p>
          </table:table-cell>
          <table:table-cell table:formula="of:=[.$B$7]*[.$D243]" office:value-type="float" office:value="20.3969465648855">
            <text:p>20.4</text:p>
          </table:table-cell>
          <table:table-cell table:formula="of:=MIN([.$H243]+[.$B$8]*([.$D243]+[.$E243])*[.$B$12]/2;[.$B$10])" office:value-type="float" office:value="2.43865648854962">
            <text:p>2.4</text:p>
          </table:table-cell>
          <table:table-cell table:formula="of:=[.$G242]" office:value-type="float" office:value="2.14488549618321">
            <text:p>2.1</text:p>
          </table:table-cell>
          <table:table-cell table:formula="of:=[.$B$9]*([.$D243]-[.$E243])/[.$B$12]" office:value-type="float" office:value="0">
            <text:p>0.0</text:p>
          </table:table-cell>
          <table:table-cell table:formula="of:=[.$F243]+[.$G243]+[.$I243]" office:value-type="float" office:value="22.8356030534351">
            <text:p>23</text:p>
          </table:table-cell>
          <table:table-cell/>
        </table:table-row>
        <table:table-row table:style-name="ro1">
          <table:table-cell table:formula="of:=[.$A243]+[.$B$12]" office:value-type="float" office:value="0.908000000000001">
            <text:p>0.908</text:p>
          </table:table-cell>
          <table:table-cell office:value-type="float" office:value="37">
            <text:p>37</text:p>
          </table:table-cell>
          <table:table-cell table:formula="of:=[.B244]/65.5" office:value-type="float" office:value="0.564885496183206">
            <text:p>0.6</text:p>
          </table:table-cell>
          <table:table-cell table:formula="of:=[.$B$5]-[.$C244]" office:value-type="float" office:value="-0.564885496183206">
            <text:p>-0.6</text:p>
          </table:table-cell>
          <table:table-cell table:formula="of:=[.$D243]" office:value-type="float" office:value="25.4961832061069">
            <text:p>25.5</text:p>
          </table:table-cell>
          <table:table-cell table:formula="of:=[.$B$7]*[.$D244]" office:value-type="float" office:value="-0.451908396946565">
            <text:p>-0.5</text:p>
          </table:table-cell>
          <table:table-cell table:formula="of:=MIN([.$H244]+[.$B$8]*([.$D244]+[.$E244])*[.$B$12]/2;[.$B$10])" office:value-type="float" office:value="2.58824427480916">
            <text:p>2.6</text:p>
          </table:table-cell>
          <table:table-cell table:formula="of:=[.$G243]" office:value-type="float" office:value="2.43865648854962">
            <text:p>2.4</text:p>
          </table:table-cell>
          <table:table-cell table:formula="of:=[.$B$9]*([.$D244]-[.$E244])/[.$B$12]" office:value-type="float" office:value="-0">
            <text:p>0.0</text:p>
          </table:table-cell>
          <table:table-cell table:formula="of:=[.$F244]+[.$G244]+[.$I244]" office:value-type="float" office:value="2.13633587786259">
            <text:p>2</text:p>
          </table:table-cell>
          <table:table-cell/>
        </table:table-row>
        <table:table-row table:style-name="ro1">
          <table:table-cell table:formula="of:=[.$A244]+[.$B$12]" office:value-type="float" office:value="0.912000000000001">
            <text:p>0.912</text:p>
          </table:table-cell>
          <table:table-cell office:value-type="float" office:value="3902">
            <text:p>3902</text:p>
          </table:table-cell>
          <table:table-cell table:formula="of:=[.B245]/65.5" office:value-type="float" office:value="59.5725190839695">
            <text:p>59.6</text:p>
          </table:table-cell>
          <table:table-cell table:formula="of:=[.$B$5]-[.$C245]" office:value-type="float" office:value="-59.5725190839695">
            <text:p>-59.6</text:p>
          </table:table-cell>
          <table:table-cell table:formula="of:=[.$D244]" office:value-type="float" office:value="-0.564885496183206">
            <text:p>-0.6</text:p>
          </table:table-cell>
          <table:table-cell table:formula="of:=[.$B$7]*[.$D245]" office:value-type="float" office:value="-47.6580152671756">
            <text:p>-47.7</text:p>
          </table:table-cell>
          <table:table-cell table:formula="of:=MIN([.$H245]+[.$B$8]*([.$D245]+[.$E245])*[.$B$12]/2;[.$B$10])" office:value-type="float" office:value="2.22741984732824">
            <text:p>2.2</text:p>
          </table:table-cell>
          <table:table-cell table:formula="of:=[.$G244]" office:value-type="float" office:value="2.58824427480916">
            <text:p>2.6</text:p>
          </table:table-cell>
          <table:table-cell table:formula="of:=[.$B$9]*([.$D245]-[.$E245])/[.$B$12]" office:value-type="float" office:value="-0">
            <text:p>0.0</text:p>
          </table:table-cell>
          <table:table-cell table:formula="of:=[.$F245]+[.$G245]+[.$I245]" office:value-type="float" office:value="-45.4305954198473">
            <text:p>-45</text:p>
          </table:table-cell>
          <table:table-cell/>
        </table:table-row>
        <table:table-row table:style-name="ro1">
          <table:table-cell table:formula="of:=[.$A245]+[.$B$12]" office:value-type="float" office:value="0.916000000000001">
            <text:p>0.916</text:p>
          </table:table-cell>
          <table:table-cell office:value-type="float" office:value="3784">
            <text:p>3784</text:p>
          </table:table-cell>
          <table:table-cell table:formula="of:=[.B246]/65.5" office:value-type="float" office:value="57.7709923664122">
            <text:p>57.8</text:p>
          </table:table-cell>
          <table:table-cell table:formula="of:=[.$B$5]-[.$C246]" office:value-type="float" office:value="-57.7709923664122">
            <text:p>-57.8</text:p>
          </table:table-cell>
          <table:table-cell table:formula="of:=[.$D245]" office:value-type="float" office:value="-59.5725190839695">
            <text:p>-59.6</text:p>
          </table:table-cell>
          <table:table-cell table:formula="of:=[.$B$7]*[.$D246]" office:value-type="float" office:value="-46.2167938931298">
            <text:p>-46.2</text:p>
          </table:table-cell>
          <table:table-cell table:formula="of:=MIN([.$H246]+[.$B$8]*([.$D246]+[.$E246])*[.$B$12]/2;[.$B$10])" office:value-type="float" office:value="1.52335877862595">
            <text:p>1.5</text:p>
          </table:table-cell>
          <table:table-cell table:formula="of:=[.$G245]" office:value-type="float" office:value="2.22741984732824">
            <text:p>2.2</text:p>
          </table:table-cell>
          <table:table-cell table:formula="of:=[.$B$9]*([.$D246]-[.$E246])/[.$B$12]" office:value-type="float" office:value="0">
            <text:p>0.0</text:p>
          </table:table-cell>
          <table:table-cell table:formula="of:=[.$F246]+[.$G246]+[.$I246]" office:value-type="float" office:value="-44.6934351145038">
            <text:p>-45</text:p>
          </table:table-cell>
          <table:table-cell/>
        </table:table-row>
        <table:table-row table:style-name="ro1">
          <table:table-cell table:formula="of:=[.$A246]+[.$B$12]" office:value-type="float" office:value="0.920000000000001">
            <text:p>0.920</text:p>
          </table:table-cell>
          <table:table-cell office:value-type="float" office:value="4938">
            <text:p>4938</text:p>
          </table:table-cell>
          <table:table-cell table:formula="of:=[.B247]/65.5" office:value-type="float" office:value="75.3893129770992">
            <text:p>75.4</text:p>
          </table:table-cell>
          <table:table-cell table:formula="of:=[.$B$5]-[.$C247]" office:value-type="float" office:value="-75.3893129770992">
            <text:p>-75.4</text:p>
          </table:table-cell>
          <table:table-cell table:formula="of:=[.$D246]" office:value-type="float" office:value="-57.7709923664122">
            <text:p>-57.8</text:p>
          </table:table-cell>
          <table:table-cell table:formula="of:=[.$B$7]*[.$D247]" office:value-type="float" office:value="-60.3114503816794">
            <text:p>-60.3</text:p>
          </table:table-cell>
          <table:table-cell table:formula="of:=MIN([.$H247]+[.$B$8]*([.$D247]+[.$E247])*[.$B$12]/2;[.$B$10])" office:value-type="float" office:value="0.724396946564885">
            <text:p>0.7</text:p>
          </table:table-cell>
          <table:table-cell table:formula="of:=[.$G246]" office:value-type="float" office:value="1.52335877862595">
            <text:p>1.5</text:p>
          </table:table-cell>
          <table:table-cell table:formula="of:=[.$B$9]*([.$D247]-[.$E247])/[.$B$12]" office:value-type="float" office:value="-0">
            <text:p>0.0</text:p>
          </table:table-cell>
          <table:table-cell table:formula="of:=[.$F247]+[.$G247]+[.$I247]" office:value-type="float" office:value="-59.5870534351145">
            <text:p>-60</text:p>
          </table:table-cell>
          <table:table-cell/>
        </table:table-row>
        <table:table-row table:style-name="ro1">
          <table:table-cell table:formula="of:=[.$A247]+[.$B$12]" office:value-type="float" office:value="0.924000000000001">
            <text:p>0.924</text:p>
          </table:table-cell>
          <table:table-cell office:value-type="float" office:value="6078">
            <text:p>6078</text:p>
          </table:table-cell>
          <table:table-cell table:formula="of:=[.B248]/65.5" office:value-type="float" office:value="92.793893129771">
            <text:p>92.8</text:p>
          </table:table-cell>
          <table:table-cell table:formula="of:=[.$B$5]-[.$C248]" office:value-type="float" office:value="-92.793893129771">
            <text:p>-92.8</text:p>
          </table:table-cell>
          <table:table-cell table:formula="of:=[.$D247]" office:value-type="float" office:value="-75.3893129770992">
            <text:p>-75.4</text:p>
          </table:table-cell>
          <table:table-cell table:formula="of:=[.$B$7]*[.$D248]" office:value-type="float" office:value="-74.2351145038168">
            <text:p>-74.2</text:p>
          </table:table-cell>
          <table:table-cell table:formula="of:=MIN([.$H248]+[.$B$8]*([.$D248]+[.$E248])*[.$B$12]/2;[.$B$10])" office:value-type="float" office:value="-0.284702290076336">
            <text:p>-0.3</text:p>
          </table:table-cell>
          <table:table-cell table:formula="of:=[.$G247]" office:value-type="float" office:value="0.724396946564885">
            <text:p>0.7</text:p>
          </table:table-cell>
          <table:table-cell table:formula="of:=[.$B$9]*([.$D248]-[.$E248])/[.$B$12]" office:value-type="float" office:value="-0">
            <text:p>0.0</text:p>
          </table:table-cell>
          <table:table-cell table:formula="of:=[.$F248]+[.$G248]+[.$I248]" office:value-type="float" office:value="-74.5198167938931">
            <text:p>-75</text:p>
          </table:table-cell>
          <table:table-cell/>
        </table:table-row>
        <table:table-row table:style-name="ro1">
          <table:table-cell table:formula="of:=[.$A248]+[.$B$12]" office:value-type="float" office:value="0.928000000000001">
            <text:p>0.928</text:p>
          </table:table-cell>
          <table:table-cell office:value-type="float" office:value="4500">
            <text:p>4500</text:p>
          </table:table-cell>
          <table:table-cell table:formula="of:=[.B249]/65.5" office:value-type="float" office:value="68.7022900763359">
            <text:p>68.7</text:p>
          </table:table-cell>
          <table:table-cell table:formula="of:=[.$B$5]-[.$C249]" office:value-type="float" office:value="-68.7022900763359">
            <text:p>-68.7</text:p>
          </table:table-cell>
          <table:table-cell table:formula="of:=[.$D248]" office:value-type="float" office:value="-92.793893129771">
            <text:p>-92.8</text:p>
          </table:table-cell>
          <table:table-cell table:formula="of:=[.$B$7]*[.$D249]" office:value-type="float" office:value="-54.9618320610687">
            <text:p>-55.0</text:p>
          </table:table-cell>
          <table:table-cell table:formula="of:=MIN([.$H249]+[.$B$8]*([.$D249]+[.$E249])*[.$B$12]/2;[.$B$10])" office:value-type="float" office:value="-1.25367938931298">
            <text:p>-1.3</text:p>
          </table:table-cell>
          <table:table-cell table:formula="of:=[.$G248]" office:value-type="float" office:value="-0.284702290076336">
            <text:p>-0.3</text:p>
          </table:table-cell>
          <table:table-cell table:formula="of:=[.$B$9]*([.$D249]-[.$E249])/[.$B$12]" office:value-type="float" office:value="0">
            <text:p>0.0</text:p>
          </table:table-cell>
          <table:table-cell table:formula="of:=[.$F249]+[.$G249]+[.$I249]" office:value-type="float" office:value="-56.2155114503817">
            <text:p>-56</text:p>
          </table:table-cell>
          <table:table-cell/>
        </table:table-row>
        <table:table-row table:style-name="ro1">
          <table:table-cell table:formula="of:=[.$A249]+[.$B$12]" office:value-type="float" office:value="0.932000000000001">
            <text:p>0.932</text:p>
          </table:table-cell>
          <table:table-cell office:value-type="float" office:value="3025">
            <text:p>3025</text:p>
          </table:table-cell>
          <table:table-cell table:formula="of:=[.B250]/65.5" office:value-type="float" office:value="46.1832061068702">
            <text:p>46.2</text:p>
          </table:table-cell>
          <table:table-cell table:formula="of:=[.$B$5]-[.$C250]" office:value-type="float" office:value="-46.1832061068702">
            <text:p>-46.2</text:p>
          </table:table-cell>
          <table:table-cell table:formula="of:=[.$D249]" office:value-type="float" office:value="-68.7022900763359">
            <text:p>-68.7</text:p>
          </table:table-cell>
          <table:table-cell table:formula="of:=[.$B$7]*[.$D250]" office:value-type="float" office:value="-36.9465648854962">
            <text:p>-36.9</text:p>
          </table:table-cell>
          <table:table-cell table:formula="of:=MIN([.$H250]+[.$B$8]*([.$D250]+[.$E250])*[.$B$12]/2;[.$B$10])" office:value-type="float" office:value="-1.94299236641221">
            <text:p>-1.9</text:p>
          </table:table-cell>
          <table:table-cell table:formula="of:=[.$G249]" office:value-type="float" office:value="-1.25367938931298">
            <text:p>-1.3</text:p>
          </table:table-cell>
          <table:table-cell table:formula="of:=[.$B$9]*([.$D250]-[.$E250])/[.$B$12]" office:value-type="float" office:value="0">
            <text:p>0.0</text:p>
          </table:table-cell>
          <table:table-cell table:formula="of:=[.$F250]+[.$G250]+[.$I250]" office:value-type="float" office:value="-38.8895572519084">
            <text:p>-39</text:p>
          </table:table-cell>
          <table:table-cell/>
        </table:table-row>
        <table:table-row table:style-name="ro1">
          <table:table-cell table:formula="of:=[.$A250]+[.$B$12]" office:value-type="float" office:value="0.936000000000001">
            <text:p>0.936</text:p>
          </table:table-cell>
          <table:table-cell office:value-type="float" office:value="3647">
            <text:p>3647</text:p>
          </table:table-cell>
          <table:table-cell table:formula="of:=[.B251]/65.5" office:value-type="float" office:value="55.6793893129771">
            <text:p>55.7</text:p>
          </table:table-cell>
          <table:table-cell table:formula="of:=[.$B$5]-[.$C251]" office:value-type="float" office:value="-55.6793893129771">
            <text:p>-55.7</text:p>
          </table:table-cell>
          <table:table-cell table:formula="of:=[.$D250]" office:value-type="float" office:value="-46.1832061068702">
            <text:p>-46.2</text:p>
          </table:table-cell>
          <table:table-cell table:formula="of:=[.$B$7]*[.$D251]" office:value-type="float" office:value="-44.5435114503817">
            <text:p>-44.5</text:p>
          </table:table-cell>
          <table:table-cell table:formula="of:=MIN([.$H251]+[.$B$8]*([.$D251]+[.$E251])*[.$B$12]/2;[.$B$10])" office:value-type="float" office:value="-2.5541679389313">
            <text:p>-2.6</text:p>
          </table:table-cell>
          <table:table-cell table:formula="of:=[.$G250]" office:value-type="float" office:value="-1.94299236641221">
            <text:p>-1.9</text:p>
          </table:table-cell>
          <table:table-cell table:formula="of:=[.$B$9]*([.$D251]-[.$E251])/[.$B$12]" office:value-type="float" office:value="-0">
            <text:p>0.0</text:p>
          </table:table-cell>
          <table:table-cell table:formula="of:=[.$F251]+[.$G251]+[.$I251]" office:value-type="float" office:value="-47.097679389313">
            <text:p>-47</text:p>
          </table:table-cell>
          <table:table-cell/>
        </table:table-row>
        <table:table-row table:style-name="ro1">
          <table:table-cell table:formula="of:=[.$A251]+[.$B$12]" office:value-type="float" office:value="0.940000000000001">
            <text:p>0.940</text:p>
          </table:table-cell>
          <table:table-cell office:value-type="float" office:value="2892">
            <text:p>2892</text:p>
          </table:table-cell>
          <table:table-cell table:formula="of:=[.B252]/65.5" office:value-type="float" office:value="44.1526717557252">
            <text:p>44.2</text:p>
          </table:table-cell>
          <table:table-cell table:formula="of:=[.$B$5]-[.$C252]" office:value-type="float" office:value="-44.1526717557252">
            <text:p>-44.2</text:p>
          </table:table-cell>
          <table:table-cell table:formula="of:=[.$D251]" office:value-type="float" office:value="-55.6793893129771">
            <text:p>-55.7</text:p>
          </table:table-cell>
          <table:table-cell table:formula="of:=[.$B$7]*[.$D252]" office:value-type="float" office:value="-35.3221374045802">
            <text:p>-35.3</text:p>
          </table:table-cell>
          <table:table-cell table:formula="of:=MIN([.$H252]+[.$B$8]*([.$D252]+[.$E252])*[.$B$12]/2;[.$B$10])" office:value-type="float" office:value="-3.15316030534351">
            <text:p>-3.2</text:p>
          </table:table-cell>
          <table:table-cell table:formula="of:=[.$G251]" office:value-type="float" office:value="-2.5541679389313">
            <text:p>-2.6</text:p>
          </table:table-cell>
          <table:table-cell table:formula="of:=[.$B$9]*([.$D252]-[.$E252])/[.$B$12]" office:value-type="float" office:value="0">
            <text:p>0.0</text:p>
          </table:table-cell>
          <table:table-cell table:formula="of:=[.$F252]+[.$G252]+[.$I252]" office:value-type="float" office:value="-38.4752977099237">
            <text:p>-38</text:p>
          </table:table-cell>
          <table:table-cell/>
        </table:table-row>
        <table:table-row table:style-name="ro1">
          <table:table-cell table:formula="of:=[.$A252]+[.$B$12]" office:value-type="float" office:value="0.944000000000001">
            <text:p>0.944</text:p>
          </table:table-cell>
          <table:table-cell office:value-type="float" office:value="105">
            <text:p>105</text:p>
          </table:table-cell>
          <table:table-cell table:formula="of:=[.B253]/65.5" office:value-type="float" office:value="1.6030534351145">
            <text:p>1.6</text:p>
          </table:table-cell>
          <table:table-cell table:formula="of:=[.$B$5]-[.$C253]" office:value-type="float" office:value="-1.6030534351145">
            <text:p>-1.6</text:p>
          </table:table-cell>
          <table:table-cell table:formula="of:=[.$D252]" office:value-type="float" office:value="-44.1526717557252">
            <text:p>-44.2</text:p>
          </table:table-cell>
          <table:table-cell table:formula="of:=[.$B$7]*[.$D253]" office:value-type="float" office:value="-1.2824427480916">
            <text:p>-1.3</text:p>
          </table:table-cell>
          <table:table-cell table:formula="of:=MIN([.$H253]+[.$B$8]*([.$D253]+[.$E253])*[.$B$12]/2;[.$B$10])" office:value-type="float" office:value="-3.42769465648855">
            <text:p>-3.4</text:p>
          </table:table-cell>
          <table:table-cell table:formula="of:=[.$G252]" office:value-type="float" office:value="-3.15316030534351">
            <text:p>-3.2</text:p>
          </table:table-cell>
          <table:table-cell table:formula="of:=[.$B$9]*([.$D253]-[.$E253])/[.$B$12]" office:value-type="float" office:value="0">
            <text:p>0.0</text:p>
          </table:table-cell>
          <table:table-cell table:formula="of:=[.$F253]+[.$G253]+[.$I253]" office:value-type="float" office:value="-4.71013740458015">
            <text:p>-5</text:p>
          </table:table-cell>
          <table:table-cell/>
        </table:table-row>
        <table:table-row table:style-name="ro1">
          <table:table-cell table:formula="of:=[.$A253]+[.$B$12]" office:value-type="float" office:value="0.948000000000001">
            <text:p>0.948</text:p>
          </table:table-cell>
          <table:table-cell office:value-type="float" office:value="1286">
            <text:p>1286</text:p>
          </table:table-cell>
          <table:table-cell table:formula="of:=[.B254]/65.5" office:value-type="float" office:value="19.6335877862595">
            <text:p>19.6</text:p>
          </table:table-cell>
          <table:table-cell table:formula="of:=[.$B$5]-[.$C254]" office:value-type="float" office:value="-19.6335877862595">
            <text:p>-19.6</text:p>
          </table:table-cell>
          <table:table-cell table:formula="of:=[.$D253]" office:value-type="float" office:value="-1.6030534351145">
            <text:p>-1.6</text:p>
          </table:table-cell>
          <table:table-cell table:formula="of:=[.$B$7]*[.$D254]" office:value-type="float" office:value="-15.7068702290076">
            <text:p>-15.7</text:p>
          </table:table-cell>
          <table:table-cell table:formula="of:=MIN([.$H254]+[.$B$8]*([.$D254]+[.$E254])*[.$B$12]/2;[.$B$10])" office:value-type="float" office:value="-3.55511450381679">
            <text:p>-3.6</text:p>
          </table:table-cell>
          <table:table-cell table:formula="of:=[.$G253]" office:value-type="float" office:value="-3.42769465648855">
            <text:p>-3.4</text:p>
          </table:table-cell>
          <table:table-cell table:formula="of:=[.$B$9]*([.$D254]-[.$E254])/[.$B$12]" office:value-type="float" office:value="-0">
            <text:p>0.0</text:p>
          </table:table-cell>
          <table:table-cell table:formula="of:=[.$F254]+[.$G254]+[.$I254]" office:value-type="float" office:value="-19.2619847328244">
            <text:p>-19</text:p>
          </table:table-cell>
          <table:table-cell/>
        </table:table-row>
        <table:table-row table:style-name="ro1">
          <table:table-cell table:formula="of:=[.$A254]+[.$B$12]" office:value-type="float" office:value="0.952000000000001">
            <text:p>0.952</text:p>
          </table:table-cell>
          <table:table-cell office:value-type="float" office:value="156">
            <text:p>156</text:p>
          </table:table-cell>
          <table:table-cell table:formula="of:=[.B255]/65.5" office:value-type="float" office:value="2.38167938931298">
            <text:p>2.4</text:p>
          </table:table-cell>
          <table:table-cell table:formula="of:=[.$B$5]-[.$C255]" office:value-type="float" office:value="-2.38167938931298">
            <text:p>-2.4</text:p>
          </table:table-cell>
          <table:table-cell table:formula="of:=[.$D254]" office:value-type="float" office:value="-19.6335877862595">
            <text:p>-19.6</text:p>
          </table:table-cell>
          <table:table-cell table:formula="of:=[.$B$7]*[.$D255]" office:value-type="float" office:value="-1.90534351145038">
            <text:p>-1.9</text:p>
          </table:table-cell>
          <table:table-cell table:formula="of:=MIN([.$H255]+[.$B$8]*([.$D255]+[.$E255])*[.$B$12]/2;[.$B$10])" office:value-type="float" office:value="-3.68720610687023">
            <text:p>-3.7</text:p>
          </table:table-cell>
          <table:table-cell table:formula="of:=[.$G254]" office:value-type="float" office:value="-3.55511450381679">
            <text:p>-3.6</text:p>
          </table:table-cell>
          <table:table-cell table:formula="of:=[.$B$9]*([.$D255]-[.$E255])/[.$B$12]" office:value-type="float" office:value="0">
            <text:p>0.0</text:p>
          </table:table-cell>
          <table:table-cell table:formula="of:=[.$F255]+[.$G255]+[.$I255]" office:value-type="float" office:value="-5.59254961832061">
            <text:p>-6</text:p>
          </table:table-cell>
          <table:table-cell/>
        </table:table-row>
        <table:table-row table:style-name="ro1">
          <table:table-cell table:formula="of:=[.$A255]+[.$B$12]" office:value-type="float" office:value="0.956000000000001">
            <text:p>0.956</text:p>
          </table:table-cell>
          <table:table-cell office:value-type="float" office:value="-51">
            <text:p>-51</text:p>
          </table:table-cell>
          <table:table-cell table:formula="of:=[.B256]/65.5" office:value-type="float" office:value="-0.778625954198473">
            <text:p>-0.8</text:p>
          </table:table-cell>
          <table:table-cell table:formula="of:=[.$B$5]-[.$C256]" office:value-type="float" office:value="0.778625954198473">
            <text:p>0.8</text:p>
          </table:table-cell>
          <table:table-cell table:formula="of:=[.$D255]" office:value-type="float" office:value="-2.38167938931298">
            <text:p>-2.4</text:p>
          </table:table-cell>
          <table:table-cell table:formula="of:=[.$B$7]*[.$D256]" office:value-type="float" office:value="0.622900763358779">
            <text:p>0.6</text:p>
          </table:table-cell>
          <table:table-cell table:formula="of:=MIN([.$H256]+[.$B$8]*([.$D256]+[.$E256])*[.$B$12]/2;[.$B$10])" office:value-type="float" office:value="-3.69682442748092">
            <text:p>-3.7</text:p>
          </table:table-cell>
          <table:table-cell table:formula="of:=[.$G255]" office:value-type="float" office:value="-3.68720610687023">
            <text:p>-3.7</text:p>
          </table:table-cell>
          <table:table-cell table:formula="of:=[.$B$9]*([.$D256]-[.$E256])/[.$B$12]" office:value-type="float" office:value="0">
            <text:p>0.0</text:p>
          </table:table-cell>
          <table:table-cell table:formula="of:=[.$F256]+[.$G256]+[.$I256]" office:value-type="float" office:value="-3.07392366412214">
            <text:p>-3</text:p>
          </table:table-cell>
          <table:table-cell/>
        </table:table-row>
        <table:table-row table:style-name="ro1">
          <table:table-cell table:formula="of:=[.$A256]+[.$B$12]" office:value-type="float" office:value="0.960000000000001">
            <text:p>0.960</text:p>
          </table:table-cell>
          <table:table-cell office:value-type="float" office:value="-1279">
            <text:p>-1279</text:p>
          </table:table-cell>
          <table:table-cell table:formula="of:=[.B257]/65.5" office:value-type="float" office:value="-19.5267175572519">
            <text:p>-19.5</text:p>
          </table:table-cell>
          <table:table-cell table:formula="of:=[.$B$5]-[.$C257]" office:value-type="float" office:value="19.5267175572519">
            <text:p>19.5</text:p>
          </table:table-cell>
          <table:table-cell table:formula="of:=[.$D256]" office:value-type="float" office:value="0.778625954198473">
            <text:p>0.8</text:p>
          </table:table-cell>
          <table:table-cell table:formula="of:=[.$B$7]*[.$D257]" office:value-type="float" office:value="15.6213740458015">
            <text:p>15.6</text:p>
          </table:table-cell>
          <table:table-cell table:formula="of:=MIN([.$H257]+[.$B$8]*([.$D257]+[.$E257])*[.$B$12]/2;[.$B$10])" office:value-type="float" office:value="-3.57499236641221">
            <text:p>-3.6</text:p>
          </table:table-cell>
          <table:table-cell table:formula="of:=[.$G256]" office:value-type="float" office:value="-3.69682442748092">
            <text:p>-3.7</text:p>
          </table:table-cell>
          <table:table-cell table:formula="of:=[.$B$9]*([.$D257]-[.$E257])/[.$B$12]" office:value-type="float" office:value="0">
            <text:p>0.0</text:p>
          </table:table-cell>
          <table:table-cell table:formula="of:=[.$F257]+[.$G257]+[.$I257]" office:value-type="float" office:value="12.0463816793893">
            <text:p>12</text:p>
          </table:table-cell>
          <table:table-cell/>
        </table:table-row>
        <table:table-row table:style-name="ro1">
          <table:table-cell table:formula="of:=[.$A257]+[.$B$12]" office:value-type="float" office:value="0.964000000000001">
            <text:p>0.964</text:p>
          </table:table-cell>
          <table:table-cell office:value-type="float" office:value="-1759">
            <text:p>-1759</text:p>
          </table:table-cell>
          <table:table-cell table:formula="of:=[.B258]/65.5" office:value-type="float" office:value="-26.8549618320611">
            <text:p>-26.9</text:p>
          </table:table-cell>
          <table:table-cell table:formula="of:=[.$B$5]-[.$C258]" office:value-type="float" office:value="26.8549618320611">
            <text:p>26.9</text:p>
          </table:table-cell>
          <table:table-cell table:formula="of:=[.$D257]" office:value-type="float" office:value="19.5267175572519">
            <text:p>19.5</text:p>
          </table:table-cell>
          <table:table-cell table:formula="of:=[.$B$7]*[.$D258]" office:value-type="float" office:value="21.4839694656489">
            <text:p>21.5</text:p>
          </table:table-cell>
          <table:table-cell table:formula="of:=MIN([.$H258]+[.$B$8]*([.$D258]+[.$E258])*[.$B$12]/2;[.$B$10])" office:value-type="float" office:value="-3.29670229007634">
            <text:p>-3.3</text:p>
          </table:table-cell>
          <table:table-cell table:formula="of:=[.$G257]" office:value-type="float" office:value="-3.57499236641221">
            <text:p>-3.6</text:p>
          </table:table-cell>
          <table:table-cell table:formula="of:=[.$B$9]*([.$D258]-[.$E258])/[.$B$12]" office:value-type="float" office:value="0">
            <text:p>0.0</text:p>
          </table:table-cell>
          <table:table-cell table:formula="of:=[.$F258]+[.$G258]+[.$I258]" office:value-type="float" office:value="18.1872671755725">
            <text:p>18</text:p>
          </table:table-cell>
          <table:table-cell/>
        </table:table-row>
        <table:table-row table:style-name="ro1">
          <table:table-cell table:formula="of:=[.$A258]+[.$B$12]" office:value-type="float" office:value="0.968000000000001">
            <text:p>0.968</text:p>
          </table:table-cell>
          <table:table-cell office:value-type="float" office:value="-5041">
            <text:p>-5041</text:p>
          </table:table-cell>
          <table:table-cell table:formula="of:=[.B259]/65.5" office:value-type="float" office:value="-76.9618320610687">
            <text:p>-77.0</text:p>
          </table:table-cell>
          <table:table-cell table:formula="of:=[.$B$5]-[.$C259]" office:value-type="float" office:value="76.9618320610687">
            <text:p>77.0</text:p>
          </table:table-cell>
          <table:table-cell table:formula="of:=[.$D258]" office:value-type="float" office:value="26.8549618320611">
            <text:p>26.9</text:p>
          </table:table-cell>
          <table:table-cell table:formula="of:=[.$B$7]*[.$D259]" office:value-type="float" office:value="61.569465648855">
            <text:p>61.6</text:p>
          </table:table-cell>
          <table:table-cell table:formula="of:=MIN([.$H259]+[.$B$8]*([.$D259]+[.$E259])*[.$B$12]/2;[.$B$10])" office:value-type="float" office:value="-2.67380152671756">
            <text:p>-2.7</text:p>
          </table:table-cell>
          <table:table-cell table:formula="of:=[.$G258]" office:value-type="float" office:value="-3.29670229007634">
            <text:p>-3.3</text:p>
          </table:table-cell>
          <table:table-cell table:formula="of:=[.$B$9]*([.$D259]-[.$E259])/[.$B$12]" office:value-type="float" office:value="0">
            <text:p>0.0</text:p>
          </table:table-cell>
          <table:table-cell table:formula="of:=[.$F259]+[.$G259]+[.$I259]" office:value-type="float" office:value="58.8956641221374">
            <text:p>59</text:p>
          </table:table-cell>
          <table:table-cell/>
        </table:table-row>
        <table:table-row table:style-name="ro1">
          <table:table-cell table:formula="of:=[.$A259]+[.$B$12]" office:value-type="float" office:value="0.972000000000001">
            <text:p>0.972</text:p>
          </table:table-cell>
          <table:table-cell office:value-type="float" office:value="-6229">
            <text:p>-6229</text:p>
          </table:table-cell>
          <table:table-cell table:formula="of:=[.B260]/65.5" office:value-type="float" office:value="-95.0992366412214">
            <text:p>-95.1</text:p>
          </table:table-cell>
          <table:table-cell table:formula="of:=[.$B$5]-[.$C260]" office:value-type="float" office:value="95.0992366412214">
            <text:p>95.1</text:p>
          </table:table-cell>
          <table:table-cell table:formula="of:=[.$D259]" office:value-type="float" office:value="76.9618320610687">
            <text:p>77.0</text:p>
          </table:table-cell>
          <table:table-cell table:formula="of:=[.$B$7]*[.$D260]" office:value-type="float" office:value="76.0793893129771">
            <text:p>76.1</text:p>
          </table:table-cell>
          <table:table-cell table:formula="of:=MIN([.$H260]+[.$B$8]*([.$D260]+[.$E260])*[.$B$12]/2;[.$B$10])" office:value-type="float" office:value="-1.64143511450382">
            <text:p>-1.6</text:p>
          </table:table-cell>
          <table:table-cell table:formula="of:=[.$G259]" office:value-type="float" office:value="-2.67380152671756">
            <text:p>-2.7</text:p>
          </table:table-cell>
          <table:table-cell table:formula="of:=[.$B$9]*([.$D260]-[.$E260])/[.$B$12]" office:value-type="float" office:value="0">
            <text:p>0.0</text:p>
          </table:table-cell>
          <table:table-cell table:formula="of:=[.$F260]+[.$G260]+[.$I260]" office:value-type="float" office:value="74.4379541984733">
            <text:p>74</text:p>
          </table:table-cell>
          <table:table-cell/>
        </table:table-row>
        <table:table-row table:style-name="ro1">
          <table:table-cell table:formula="of:=[.$A260]+[.$B$12]" office:value-type="float" office:value="0.976000000000001">
            <text:p>0.976</text:p>
          </table:table-cell>
          <table:table-cell office:value-type="float" office:value="-6709">
            <text:p>-6709</text:p>
          </table:table-cell>
          <table:table-cell table:formula="of:=[.B261]/65.5" office:value-type="float" office:value="-102.427480916031">
            <text:p>-102.4</text:p>
          </table:table-cell>
          <table:table-cell table:formula="of:=[.$B$5]-[.$C261]" office:value-type="float" office:value="102.427480916031">
            <text:p>102.4</text:p>
          </table:table-cell>
          <table:table-cell table:formula="of:=[.$D260]" office:value-type="float" office:value="95.0992366412214">
            <text:p>95.1</text:p>
          </table:table-cell>
          <table:table-cell table:formula="of:=[.$B$7]*[.$D261]" office:value-type="float" office:value="81.9419847328244">
            <text:p>81.9</text:p>
          </table:table-cell>
          <table:table-cell table:formula="of:=MIN([.$H261]+[.$B$8]*([.$D261]+[.$E261])*[.$B$12]/2;[.$B$10])" office:value-type="float" office:value="-0.456274809160306">
            <text:p>-0.5</text:p>
          </table:table-cell>
          <table:table-cell table:formula="of:=[.$G260]" office:value-type="float" office:value="-1.64143511450382">
            <text:p>-1.6</text:p>
          </table:table-cell>
          <table:table-cell table:formula="of:=[.$B$9]*([.$D261]-[.$E261])/[.$B$12]" office:value-type="float" office:value="0">
            <text:p>0.0</text:p>
          </table:table-cell>
          <table:table-cell table:formula="of:=[.$F261]+[.$G261]+[.$I261]" office:value-type="float" office:value="81.4857099236641">
            <text:p>81</text:p>
          </table:table-cell>
          <table:table-cell/>
        </table:table-row>
        <table:table-row table:style-name="ro1">
          <table:table-cell table:formula="of:=[.$A261]+[.$B$12]" office:value-type="float" office:value="0.980000000000001">
            <text:p>0.980</text:p>
          </table:table-cell>
          <table:table-cell office:value-type="float" office:value="-4593">
            <text:p>-4593</text:p>
          </table:table-cell>
          <table:table-cell table:formula="of:=[.B262]/65.5" office:value-type="float" office:value="-70.1221374045802">
            <text:p>-70.1</text:p>
          </table:table-cell>
          <table:table-cell table:formula="of:=[.$B$5]-[.$C262]" office:value-type="float" office:value="70.1221374045802">
            <text:p>70.1</text:p>
          </table:table-cell>
          <table:table-cell table:formula="of:=[.$D261]" office:value-type="float" office:value="102.427480916031">
            <text:p>102.4</text:p>
          </table:table-cell>
          <table:table-cell table:formula="of:=[.$B$7]*[.$D262]" office:value-type="float" office:value="56.0977099236641">
            <text:p>56.1</text:p>
          </table:table-cell>
          <table:table-cell table:formula="of:=MIN([.$H262]+[.$B$8]*([.$D262]+[.$E262])*[.$B$12]/2;[.$B$10])" office:value-type="float" office:value="0.579022900763358">
            <text:p>0.6</text:p>
          </table:table-cell>
          <table:table-cell table:formula="of:=[.$G261]" office:value-type="float" office:value="-0.456274809160306">
            <text:p>-0.5</text:p>
          </table:table-cell>
          <table:table-cell table:formula="of:=[.$B$9]*([.$D262]-[.$E262])/[.$B$12]" office:value-type="float" office:value="-0">
            <text:p>0.0</text:p>
          </table:table-cell>
          <table:table-cell table:formula="of:=[.$F262]+[.$G262]+[.$I262]" office:value-type="float" office:value="56.6767328244275">
            <text:p>57</text:p>
          </table:table-cell>
          <table:table-cell/>
        </table:table-row>
        <table:table-row table:style-name="ro1">
          <table:table-cell table:formula="of:=[.$A262]+[.$B$12]" office:value-type="float" office:value="0.984000000000001">
            <text:p>0.984</text:p>
          </table:table-cell>
          <table:table-cell office:value-type="float" office:value="-4288">
            <text:p>-4288</text:p>
          </table:table-cell>
          <table:table-cell table:formula="of:=[.B263]/65.5" office:value-type="float" office:value="-65.4656488549618">
            <text:p>-65.5</text:p>
          </table:table-cell>
          <table:table-cell table:formula="of:=[.$B$5]-[.$C263]" office:value-type="float" office:value="65.4656488549618">
            <text:p>65.5</text:p>
          </table:table-cell>
          <table:table-cell table:formula="of:=[.$D262]" office:value-type="float" office:value="70.1221374045802">
            <text:p>70.1</text:p>
          </table:table-cell>
          <table:table-cell table:formula="of:=[.$B$7]*[.$D263]" office:value-type="float" office:value="52.3725190839695">
            <text:p>52.4</text:p>
          </table:table-cell>
          <table:table-cell table:formula="of:=MIN([.$H263]+[.$B$8]*([.$D263]+[.$E263])*[.$B$12]/2;[.$B$10])" office:value-type="float" office:value="1.39254961832061">
            <text:p>1.4</text:p>
          </table:table-cell>
          <table:table-cell table:formula="of:=[.$G262]" office:value-type="float" office:value="0.579022900763358">
            <text:p>0.6</text:p>
          </table:table-cell>
          <table:table-cell table:formula="of:=[.$B$9]*([.$D263]-[.$E263])/[.$B$12]" office:value-type="float" office:value="-0">
            <text:p>0.0</text:p>
          </table:table-cell>
          <table:table-cell table:formula="of:=[.$F263]+[.$G263]+[.$I263]" office:value-type="float" office:value="53.7650687022901">
            <text:p>54</text:p>
          </table:table-cell>
          <table:table-cell/>
        </table:table-row>
        <table:table-row table:style-name="ro1">
          <table:table-cell table:formula="of:=[.$A263]+[.$B$12]" office:value-type="float" office:value="0.988000000000001">
            <text:p>0.988</text:p>
          </table:table-cell>
          <table:table-cell office:value-type="float" office:value="-3538">
            <text:p>-3538</text:p>
          </table:table-cell>
          <table:table-cell table:formula="of:=[.B264]/65.5" office:value-type="float" office:value="-54.0152671755725">
            <text:p>-54.0</text:p>
          </table:table-cell>
          <table:table-cell table:formula="of:=[.$B$5]-[.$C264]" office:value-type="float" office:value="54.0152671755725">
            <text:p>54.0</text:p>
          </table:table-cell>
          <table:table-cell table:formula="of:=[.$D263]" office:value-type="float" office:value="65.4656488549618">
            <text:p>65.5</text:p>
          </table:table-cell>
          <table:table-cell table:formula="of:=[.$B$7]*[.$D264]" office:value-type="float" office:value="43.212213740458">
            <text:p>43.2</text:p>
          </table:table-cell>
          <table:table-cell table:formula="of:=MIN([.$H264]+[.$B$8]*([.$D264]+[.$E264])*[.$B$12]/2;[.$B$10])" office:value-type="float" office:value="2.10943511450382">
            <text:p>2.1</text:p>
          </table:table-cell>
          <table:table-cell table:formula="of:=[.$G263]" office:value-type="float" office:value="1.39254961832061">
            <text:p>1.4</text:p>
          </table:table-cell>
          <table:table-cell table:formula="of:=[.$B$9]*([.$D264]-[.$E264])/[.$B$12]" office:value-type="float" office:value="-0">
            <text:p>0.0</text:p>
          </table:table-cell>
          <table:table-cell table:formula="of:=[.$F264]+[.$G264]+[.$I264]" office:value-type="float" office:value="45.3216488549618">
            <text:p>45</text:p>
          </table:table-cell>
          <table:table-cell/>
        </table:table-row>
        <table:table-row table:style-name="ro1">
          <table:table-cell table:formula="of:=[.$A264]+[.$B$12]" office:value-type="float" office:value="0.992000000000001">
            <text:p>0.992</text:p>
          </table:table-cell>
          <table:table-cell office:value-type="float" office:value="-3398">
            <text:p>-3398</text:p>
          </table:table-cell>
          <table:table-cell table:formula="of:=[.B265]/65.5" office:value-type="float" office:value="-51.8778625954199">
            <text:p>-51.9</text:p>
          </table:table-cell>
          <table:table-cell table:formula="of:=[.$B$5]-[.$C265]" office:value-type="float" office:value="51.8778625954199">
            <text:p>51.9</text:p>
          </table:table-cell>
          <table:table-cell table:formula="of:=[.$D264]" office:value-type="float" office:value="54.0152671755725">
            <text:p>54.0</text:p>
          </table:table-cell>
          <table:table-cell table:formula="of:=[.$B$7]*[.$D265]" office:value-type="float" office:value="41.5022900763359">
            <text:p>41.5</text:p>
          </table:table-cell>
          <table:table-cell table:formula="of:=MIN([.$H265]+[.$B$8]*([.$D265]+[.$E265])*[.$B$12]/2;[.$B$10])" office:value-type="float" office:value="2.74479389312977">
            <text:p>2.7</text:p>
          </table:table-cell>
          <table:table-cell table:formula="of:=[.$G264]" office:value-type="float" office:value="2.10943511450382">
            <text:p>2.1</text:p>
          </table:table-cell>
          <table:table-cell table:formula="of:=[.$B$9]*([.$D265]-[.$E265])/[.$B$12]" office:value-type="float" office:value="-0">
            <text:p>0.0</text:p>
          </table:table-cell>
          <table:table-cell table:formula="of:=[.$F265]+[.$G265]+[.$I265]" office:value-type="float" office:value="44.2470839694657">
            <text:p>44</text:p>
          </table:table-cell>
          <table:table-cell/>
        </table:table-row>
        <table:table-row table:style-name="ro1">
          <table:table-cell table:formula="of:=[.$A265]+[.$B$12]" office:value-type="float" office:value="0.996000000000001">
            <text:p>0.996</text:p>
          </table:table-cell>
          <table:table-cell office:value-type="float" office:value="-2333">
            <text:p>-2333</text:p>
          </table:table-cell>
          <table:table-cell table:formula="of:=[.B266]/65.5" office:value-type="float" office:value="-35.618320610687">
            <text:p>-35.6</text:p>
          </table:table-cell>
          <table:table-cell table:formula="of:=[.$B$5]-[.$C266]" office:value-type="float" office:value="35.618320610687">
            <text:p>35.6</text:p>
          </table:table-cell>
          <table:table-cell table:formula="of:=[.$D265]" office:value-type="float" office:value="51.8778625954199">
            <text:p>51.9</text:p>
          </table:table-cell>
          <table:table-cell table:formula="of:=[.$B$7]*[.$D266]" office:value-type="float" office:value="28.4946564885496">
            <text:p>28.5</text:p>
          </table:table-cell>
          <table:table-cell table:formula="of:=MIN([.$H266]+[.$B$8]*([.$D266]+[.$E266])*[.$B$12]/2;[.$B$10])" office:value-type="float" office:value="3.26977099236641">
            <text:p>3.3</text:p>
          </table:table-cell>
          <table:table-cell table:formula="of:=[.$G265]" office:value-type="float" office:value="2.74479389312977">
            <text:p>2.7</text:p>
          </table:table-cell>
          <table:table-cell table:formula="of:=[.$B$9]*([.$D266]-[.$E266])/[.$B$12]" office:value-type="float" office:value="-0">
            <text:p>0.0</text:p>
          </table:table-cell>
          <table:table-cell table:formula="of:=[.$F266]+[.$G266]+[.$I266]" office:value-type="float" office:value="31.764427480916">
            <text:p>32</text:p>
          </table:table-cell>
          <table:table-cell/>
        </table:table-row>
        <table:table-row table:style-name="ro1">
          <table:table-cell table:formula="of:=[.$A266]+[.$B$12]" office:value-type="float" office:value="1">
            <text:p>1.000</text:p>
          </table:table-cell>
          <table:table-cell office:value-type="float" office:value="-3115">
            <text:p>-3115</text:p>
          </table:table-cell>
          <table:table-cell table:formula="of:=[.B267]/65.5" office:value-type="float" office:value="-47.557251908397">
            <text:p>-47.6</text:p>
          </table:table-cell>
          <table:table-cell table:formula="of:=[.$B$5]-[.$C267]" office:value-type="float" office:value="47.557251908397">
            <text:p>47.6</text:p>
          </table:table-cell>
          <table:table-cell table:formula="of:=[.$D266]" office:value-type="float" office:value="35.618320610687">
            <text:p>35.6</text:p>
          </table:table-cell>
          <table:table-cell table:formula="of:=[.$B$7]*[.$D267]" office:value-type="float" office:value="38.0458015267176">
            <text:p>38.0</text:p>
          </table:table-cell>
          <table:table-cell table:formula="of:=MIN([.$H267]+[.$B$8]*([.$D267]+[.$E267])*[.$B$12]/2;[.$B$10])" office:value-type="float" office:value="3.76882442748092">
            <text:p>3.8</text:p>
          </table:table-cell>
          <table:table-cell table:formula="of:=[.$G266]" office:value-type="float" office:value="3.26977099236641">
            <text:p>3.3</text:p>
          </table:table-cell>
          <table:table-cell table:formula="of:=[.$B$9]*([.$D267]-[.$E267])/[.$B$12]" office:value-type="float" office:value="0">
            <text:p>0.0</text:p>
          </table:table-cell>
          <table:table-cell table:formula="of:=[.$F267]+[.$G267]+[.$I267]" office:value-type="float" office:value="41.8146259541985">
            <text:p>42</text:p>
          </table:table-cell>
          <table:table-cell/>
        </table:table-row>
        <table:table-row table:style-name="ro1">
          <table:table-cell table:formula="of:=[.$A267]+[.$B$12]" office:value-type="float" office:value="1.004">
            <text:p>1.004</text:p>
          </table:table-cell>
          <table:table-cell office:value-type="float" office:value="103">
            <text:p>103</text:p>
          </table:table-cell>
          <table:table-cell table:formula="of:=[.B268]/65.5" office:value-type="float" office:value="1.57251908396947">
            <text:p>1.6</text:p>
          </table:table-cell>
          <table:table-cell table:formula="of:=[.$B$5]-[.$C268]" office:value-type="float" office:value="-1.57251908396947">
            <text:p>-1.6</text:p>
          </table:table-cell>
          <table:table-cell table:formula="of:=[.$D267]" office:value-type="float" office:value="47.557251908397">
            <text:p>47.6</text:p>
          </table:table-cell>
          <table:table-cell table:formula="of:=[.$B$7]*[.$D268]" office:value-type="float" office:value="-1.25801526717557">
            <text:p>-1.3</text:p>
          </table:table-cell>
          <table:table-cell table:formula="of:=MIN([.$H268]+[.$B$8]*([.$D268]+[.$E268])*[.$B$12]/2;[.$B$10])" office:value-type="float" office:value="4.04473282442748">
            <text:p>4.0</text:p>
          </table:table-cell>
          <table:table-cell table:formula="of:=[.$G267]" office:value-type="float" office:value="3.76882442748092">
            <text:p>3.8</text:p>
          </table:table-cell>
          <table:table-cell table:formula="of:=[.$B$9]*([.$D268]-[.$E268])/[.$B$12]" office:value-type="float" office:value="-0">
            <text:p>0.0</text:p>
          </table:table-cell>
          <table:table-cell table:formula="of:=[.$F268]+[.$G268]+[.$I268]" office:value-type="float" office:value="2.78671755725191">
            <text:p>3</text:p>
          </table:table-cell>
          <table:table-cell/>
        </table:table-row>
        <table:table-row table:style-name="ro1">
          <table:table-cell table:formula="of:=[.$A268]+[.$B$12]" office:value-type="float" office:value="1.008">
            <text:p>1.008</text:p>
          </table:table-cell>
          <table:table-cell office:value-type="float" office:value="2791">
            <text:p>2791</text:p>
          </table:table-cell>
          <table:table-cell table:formula="of:=[.B269]/65.5" office:value-type="float" office:value="42.6106870229008">
            <text:p>42.6</text:p>
          </table:table-cell>
          <table:table-cell table:formula="of:=[.$B$5]-[.$C269]" office:value-type="float" office:value="-42.6106870229008">
            <text:p>-42.6</text:p>
          </table:table-cell>
          <table:table-cell table:formula="of:=[.$D268]" office:value-type="float" office:value="-1.57251908396947">
            <text:p>-1.6</text:p>
          </table:table-cell>
          <table:table-cell table:formula="of:=[.$B$7]*[.$D269]" office:value-type="float" office:value="-34.0885496183206">
            <text:p>-34.1</text:p>
          </table:table-cell>
          <table:table-cell table:formula="of:=MIN([.$H269]+[.$B$8]*([.$D269]+[.$E269])*[.$B$12]/2;[.$B$10])" office:value-type="float" office:value="3.77963358778626">
            <text:p>3.8</text:p>
          </table:table-cell>
          <table:table-cell table:formula="of:=[.$G268]" office:value-type="float" office:value="4.04473282442748">
            <text:p>4.0</text:p>
          </table:table-cell>
          <table:table-cell table:formula="of:=[.$B$9]*([.$D269]-[.$E269])/[.$B$12]" office:value-type="float" office:value="-0">
            <text:p>0.0</text:p>
          </table:table-cell>
          <table:table-cell table:formula="of:=[.$F269]+[.$G269]+[.$I269]" office:value-type="float" office:value="-30.3089160305344">
            <text:p>-30</text:p>
          </table:table-cell>
          <table:table-cell/>
        </table:table-row>
        <table:table-row table:style-name="ro1">
          <table:table-cell table:formula="of:=[.$A269]+[.$B$12]" office:value-type="float" office:value="1.012">
            <text:p>1.012</text:p>
          </table:table-cell>
          <table:table-cell office:value-type="float" office:value="3713">
            <text:p>3713</text:p>
          </table:table-cell>
          <table:table-cell table:formula="of:=[.B270]/65.5" office:value-type="float" office:value="56.6870229007634">
            <text:p>56.7</text:p>
          </table:table-cell>
          <table:table-cell table:formula="of:=[.$B$5]-[.$C270]" office:value-type="float" office:value="-56.6870229007634">
            <text:p>-56.7</text:p>
          </table:table-cell>
          <table:table-cell table:formula="of:=[.$D269]" office:value-type="float" office:value="-42.6106870229008">
            <text:p>-42.6</text:p>
          </table:table-cell>
          <table:table-cell table:formula="of:=[.$B$7]*[.$D270]" office:value-type="float" office:value="-45.3496183206107">
            <text:p>-45.3</text:p>
          </table:table-cell>
          <table:table-cell table:formula="of:=MIN([.$H270]+[.$B$8]*([.$D270]+[.$E270])*[.$B$12]/2;[.$B$10])" office:value-type="float" office:value="3.18384732824428">
            <text:p>3.2</text:p>
          </table:table-cell>
          <table:table-cell table:formula="of:=[.$G269]" office:value-type="float" office:value="3.77963358778626">
            <text:p>3.8</text:p>
          </table:table-cell>
          <table:table-cell table:formula="of:=[.$B$9]*([.$D270]-[.$E270])/[.$B$12]" office:value-type="float" office:value="-0">
            <text:p>0.0</text:p>
          </table:table-cell>
          <table:table-cell table:formula="of:=[.$F270]+[.$G270]+[.$I270]" office:value-type="float" office:value="-42.1657709923664">
            <text:p>-42</text:p>
          </table:table-cell>
          <table:table-cell/>
        </table:table-row>
        <table:table-row table:style-name="ro1">
          <table:table-cell table:formula="of:=[.$A270]+[.$B$12]" office:value-type="float" office:value="1.016">
            <text:p>1.016</text:p>
          </table:table-cell>
          <table:table-cell office:value-type="float" office:value="5544">
            <text:p>5544</text:p>
          </table:table-cell>
          <table:table-cell table:formula="of:=[.B271]/65.5" office:value-type="float" office:value="84.6412213740458">
            <text:p>84.6</text:p>
          </table:table-cell>
          <table:table-cell table:formula="of:=[.$B$5]-[.$C271]" office:value-type="float" office:value="-84.6412213740458">
            <text:p>-84.6</text:p>
          </table:table-cell>
          <table:table-cell table:formula="of:=[.$D270]" office:value-type="float" office:value="-56.6870229007634">
            <text:p>-56.7</text:p>
          </table:table-cell>
          <table:table-cell table:formula="of:=[.$B$7]*[.$D271]" office:value-type="float" office:value="-67.7129770992366">
            <text:p>-67.7</text:p>
          </table:table-cell>
          <table:table-cell table:formula="of:=MIN([.$H271]+[.$B$8]*([.$D271]+[.$E271])*[.$B$12]/2;[.$B$10])" office:value-type="float" office:value="2.33587786259542">
            <text:p>2.3</text:p>
          </table:table-cell>
          <table:table-cell table:formula="of:=[.$G270]" office:value-type="float" office:value="3.18384732824428">
            <text:p>3.2</text:p>
          </table:table-cell>
          <table:table-cell table:formula="of:=[.$B$9]*([.$D271]-[.$E271])/[.$B$12]" office:value-type="float" office:value="-0">
            <text:p>0.0</text:p>
          </table:table-cell>
          <table:table-cell table:formula="of:=[.$F271]+[.$G271]+[.$I271]" office:value-type="float" office:value="-65.3770992366412">
            <text:p>-65</text:p>
          </table:table-cell>
          <table:table-cell/>
        </table:table-row>
        <table:table-row table:style-name="ro1">
          <table:table-cell table:formula="of:=[.$A271]+[.$B$12]" office:value-type="float" office:value="1.02">
            <text:p>1.020</text:p>
          </table:table-cell>
          <table:table-cell office:value-type="float" office:value="6558">
            <text:p>6558</text:p>
          </table:table-cell>
          <table:table-cell table:formula="of:=[.B272]/65.5" office:value-type="float" office:value="100.12213740458">
            <text:p>100.1</text:p>
          </table:table-cell>
          <table:table-cell table:formula="of:=[.$B$5]-[.$C272]" office:value-type="float" office:value="-100.12213740458">
            <text:p>-100.1</text:p>
          </table:table-cell>
          <table:table-cell table:formula="of:=[.$D271]" office:value-type="float" office:value="-84.6412213740458">
            <text:p>-84.6</text:p>
          </table:table-cell>
          <table:table-cell table:formula="of:=[.$B$7]*[.$D272]" office:value-type="float" office:value="-80.0977099236641">
            <text:p>-80.1</text:p>
          </table:table-cell>
          <table:table-cell table:formula="of:=MIN([.$H272]+[.$B$8]*([.$D272]+[.$E272])*[.$B$12]/2;[.$B$10])" office:value-type="float" office:value="1.22729770992366">
            <text:p>1.2</text:p>
          </table:table-cell>
          <table:table-cell table:formula="of:=[.$G271]" office:value-type="float" office:value="2.33587786259542">
            <text:p>2.3</text:p>
          </table:table-cell>
          <table:table-cell table:formula="of:=[.$B$9]*([.$D272]-[.$E272])/[.$B$12]" office:value-type="float" office:value="-0">
            <text:p>0.0</text:p>
          </table:table-cell>
          <table:table-cell table:formula="of:=[.$F272]+[.$G272]+[.$I272]" office:value-type="float" office:value="-78.8704122137405">
            <text:p>-79</text:p>
          </table:table-cell>
          <table:table-cell/>
        </table:table-row>
        <table:table-row table:style-name="ro1">
          <table:table-cell table:formula="of:=[.$A272]+[.$B$12]" office:value-type="float" office:value="1.024">
            <text:p>1.024</text:p>
          </table:table-cell>
          <table:table-cell office:value-type="float" office:value="7618">
            <text:p>7618</text:p>
          </table:table-cell>
          <table:table-cell table:formula="of:=[.B273]/65.5" office:value-type="float" office:value="116.30534351145">
            <text:p>116.3</text:p>
          </table:table-cell>
          <table:table-cell table:formula="of:=[.$B$5]-[.$C273]" office:value-type="float" office:value="-116.30534351145">
            <text:p>-116.3</text:p>
          </table:table-cell>
          <table:table-cell table:formula="of:=[.$D272]" office:value-type="float" office:value="-100.12213740458">
            <text:p>-100.1</text:p>
          </table:table-cell>
          <table:table-cell table:formula="of:=[.$B$7]*[.$D273]" office:value-type="float" office:value="-93.0442748091603">
            <text:p>-93.0</text:p>
          </table:table-cell>
          <table:table-cell table:formula="of:=MIN([.$H273]+[.$B$8]*([.$D273]+[.$E273])*[.$B$12]/2;[.$B$10])" office:value-type="float" office:value="-0.0712671755725187">
            <text:p>-0.1</text:p>
          </table:table-cell>
          <table:table-cell table:formula="of:=[.$G272]" office:value-type="float" office:value="1.22729770992366">
            <text:p>1.2</text:p>
          </table:table-cell>
          <table:table-cell table:formula="of:=[.$B$9]*([.$D273]-[.$E273])/[.$B$12]" office:value-type="float" office:value="-0">
            <text:p>0.0</text:p>
          </table:table-cell>
          <table:table-cell table:formula="of:=[.$F273]+[.$G273]+[.$I273]" office:value-type="float" office:value="-93.1155419847328">
            <text:p>-93</text:p>
          </table:table-cell>
          <table:table-cell/>
        </table:table-row>
        <table:table-row table:style-name="ro1">
          <table:table-cell table:formula="of:=[.$A273]+[.$B$12]" office:value-type="float" office:value="1.028">
            <text:p>1.028</text:p>
          </table:table-cell>
          <table:table-cell office:value-type="float" office:value="6457">
            <text:p>6457</text:p>
          </table:table-cell>
          <table:table-cell table:formula="of:=[.B274]/65.5" office:value-type="float" office:value="98.5801526717557">
            <text:p>98.6</text:p>
          </table:table-cell>
          <table:table-cell table:formula="of:=[.$B$5]-[.$C274]" office:value-type="float" office:value="-98.5801526717557">
            <text:p>-98.6</text:p>
          </table:table-cell>
          <table:table-cell table:formula="of:=[.$D273]" office:value-type="float" office:value="-116.30534351145">
            <text:p>-116.3</text:p>
          </table:table-cell>
          <table:table-cell table:formula="of:=[.$B$7]*[.$D274]" office:value-type="float" office:value="-78.8641221374046">
            <text:p>-78.9</text:p>
          </table:table-cell>
          <table:table-cell table:formula="of:=MIN([.$H274]+[.$B$8]*([.$D274]+[.$E274])*[.$B$12]/2;[.$B$10])" office:value-type="float" office:value="-1.36058015267176">
            <text:p>-1.4</text:p>
          </table:table-cell>
          <table:table-cell table:formula="of:=[.$G273]" office:value-type="float" office:value="-0.0712671755725187">
            <text:p>-0.1</text:p>
          </table:table-cell>
          <table:table-cell table:formula="of:=[.$B$9]*([.$D274]-[.$E274])/[.$B$12]" office:value-type="float" office:value="0">
            <text:p>0.0</text:p>
          </table:table-cell>
          <table:table-cell table:formula="of:=[.$F274]+[.$G274]+[.$I274]" office:value-type="float" office:value="-80.2247022900763">
            <text:p>-80</text:p>
          </table:table-cell>
          <table:table-cell/>
        </table:table-row>
        <table:table-row table:style-name="ro1">
          <table:table-cell table:formula="of:=[.$A274]+[.$B$12]" office:value-type="float" office:value="1.032">
            <text:p>1.032</text:p>
          </table:table-cell>
          <table:table-cell office:value-type="float" office:value="5236">
            <text:p>5236</text:p>
          </table:table-cell>
          <table:table-cell table:formula="of:=[.B275]/65.5" office:value-type="float" office:value="79.9389312977099">
            <text:p>79.9</text:p>
          </table:table-cell>
          <table:table-cell table:formula="of:=[.$B$5]-[.$C275]" office:value-type="float" office:value="-79.9389312977099">
            <text:p>-79.9</text:p>
          </table:table-cell>
          <table:table-cell table:formula="of:=[.$D274]" office:value-type="float" office:value="-98.5801526717557">
            <text:p>-98.6</text:p>
          </table:table-cell>
          <table:table-cell table:formula="of:=[.$B$7]*[.$D275]" office:value-type="float" office:value="-63.9511450381679">
            <text:p>-64.0</text:p>
          </table:table-cell>
          <table:table-cell table:formula="of:=MIN([.$H275]+[.$B$8]*([.$D275]+[.$E275])*[.$B$12]/2;[.$B$10])" office:value-type="float" office:value="-2.43169465648855">
            <text:p>-2.4</text:p>
          </table:table-cell>
          <table:table-cell table:formula="of:=[.$G274]" office:value-type="float" office:value="-1.36058015267176">
            <text:p>-1.4</text:p>
          </table:table-cell>
          <table:table-cell table:formula="of:=[.$B$9]*([.$D275]-[.$E275])/[.$B$12]" office:value-type="float" office:value="0">
            <text:p>0.0</text:p>
          </table:table-cell>
          <table:table-cell table:formula="of:=[.$F275]+[.$G275]+[.$I275]" office:value-type="float" office:value="-66.3828396946565">
            <text:p>-66</text:p>
          </table:table-cell>
          <table:table-cell/>
        </table:table-row>
        <table:table-row table:style-name="ro1">
          <table:table-cell table:formula="of:=[.$A275]+[.$B$12]" office:value-type="float" office:value="1.036">
            <text:p>1.036</text:p>
          </table:table-cell>
          <table:table-cell office:value-type="float" office:value="3493">
            <text:p>3493</text:p>
          </table:table-cell>
          <table:table-cell table:formula="of:=[.B276]/65.5" office:value-type="float" office:value="53.3282442748092">
            <text:p>53.3</text:p>
          </table:table-cell>
          <table:table-cell table:formula="of:=[.$B$5]-[.$C276]" office:value-type="float" office:value="-53.3282442748092">
            <text:p>-53.3</text:p>
          </table:table-cell>
          <table:table-cell table:formula="of:=[.$D275]" office:value-type="float" office:value="-79.9389312977099">
            <text:p>-79.9</text:p>
          </table:table-cell>
          <table:table-cell table:formula="of:=[.$B$7]*[.$D276]" office:value-type="float" office:value="-42.6625954198473">
            <text:p>-42.7</text:p>
          </table:table-cell>
          <table:table-cell table:formula="of:=MIN([.$H276]+[.$B$8]*([.$D276]+[.$E276])*[.$B$12]/2;[.$B$10])" office:value-type="float" office:value="-3.23129770992366">
            <text:p>-3.2</text:p>
          </table:table-cell>
          <table:table-cell table:formula="of:=[.$G275]" office:value-type="float" office:value="-2.43169465648855">
            <text:p>-2.4</text:p>
          </table:table-cell>
          <table:table-cell table:formula="of:=[.$B$9]*([.$D276]-[.$E276])/[.$B$12]" office:value-type="float" office:value="0">
            <text:p>0.0</text:p>
          </table:table-cell>
          <table:table-cell table:formula="of:=[.$F276]+[.$G276]+[.$I276]" office:value-type="float" office:value="-45.893893129771">
            <text:p>-46</text:p>
          </table:table-cell>
          <table:table-cell/>
        </table:table-row>
        <table:table-row table:style-name="ro1">
          <table:table-cell table:formula="of:=[.$A276]+[.$B$12]" office:value-type="float" office:value="1.04">
            <text:p>1.040</text:p>
          </table:table-cell>
          <table:table-cell office:value-type="float" office:value="3035">
            <text:p>3035</text:p>
          </table:table-cell>
          <table:table-cell table:formula="of:=[.B277]/65.5" office:value-type="float" office:value="46.3358778625954">
            <text:p>46.3</text:p>
          </table:table-cell>
          <table:table-cell table:formula="of:=[.$B$5]-[.$C277]" office:value-type="float" office:value="-46.3358778625954">
            <text:p>-46.3</text:p>
          </table:table-cell>
          <table:table-cell table:formula="of:=[.$D276]" office:value-type="float" office:value="-53.3282442748092">
            <text:p>-53.3</text:p>
          </table:table-cell>
          <table:table-cell table:formula="of:=[.$B$7]*[.$D277]" office:value-type="float" office:value="-37.0687022900763">
            <text:p>-37.1</text:p>
          </table:table-cell>
          <table:table-cell table:formula="of:=MIN([.$H277]+[.$B$8]*([.$D277]+[.$E277])*[.$B$12]/2;[.$B$10])" office:value-type="float" office:value="-3.82928244274809">
            <text:p>-3.8</text:p>
          </table:table-cell>
          <table:table-cell table:formula="of:=[.$G276]" office:value-type="float" office:value="-3.23129770992366">
            <text:p>-3.2</text:p>
          </table:table-cell>
          <table:table-cell table:formula="of:=[.$B$9]*([.$D277]-[.$E277])/[.$B$12]" office:value-type="float" office:value="0">
            <text:p>0.0</text:p>
          </table:table-cell>
          <table:table-cell table:formula="of:=[.$F277]+[.$G277]+[.$I277]" office:value-type="float" office:value="-40.8979847328244">
            <text:p>-41</text:p>
          </table:table-cell>
          <table:table-cell/>
        </table:table-row>
        <table:table-row table:style-name="ro1">
          <table:table-cell table:formula="of:=[.$A277]+[.$B$12]" office:value-type="float" office:value="1.044">
            <text:p>1.044</text:p>
          </table:table-cell>
          <table:table-cell office:value-type="float" office:value="2132">
            <text:p>2132</text:p>
          </table:table-cell>
          <table:table-cell table:formula="of:=[.B278]/65.5" office:value-type="float" office:value="32.5496183206107">
            <text:p>32.5</text:p>
          </table:table-cell>
          <table:table-cell table:formula="of:=[.$B$5]-[.$C278]" office:value-type="float" office:value="-32.5496183206107">
            <text:p>-32.5</text:p>
          </table:table-cell>
          <table:table-cell table:formula="of:=[.$D277]" office:value-type="float" office:value="-46.3358778625954">
            <text:p>-46.3</text:p>
          </table:table-cell>
          <table:table-cell table:formula="of:=[.$B$7]*[.$D278]" office:value-type="float" office:value="-26.0396946564885">
            <text:p>-26.0</text:p>
          </table:table-cell>
          <table:table-cell table:formula="of:=MIN([.$H278]+[.$B$8]*([.$D278]+[.$E278])*[.$B$12]/2;[.$B$10])" office:value-type="float" office:value="-4.30259541984733">
            <text:p>-4.3</text:p>
          </table:table-cell>
          <table:table-cell table:formula="of:=[.$G277]" office:value-type="float" office:value="-3.82928244274809">
            <text:p>-3.8</text:p>
          </table:table-cell>
          <table:table-cell table:formula="of:=[.$B$9]*([.$D278]-[.$E278])/[.$B$12]" office:value-type="float" office:value="0">
            <text:p>0.0</text:p>
          </table:table-cell>
          <table:table-cell table:formula="of:=[.$F278]+[.$G278]+[.$I278]" office:value-type="float" office:value="-30.3422900763359">
            <text:p>-30</text:p>
          </table:table-cell>
          <table:table-cell/>
        </table:table-row>
        <table:table-row table:style-name="ro1">
          <table:table-cell table:formula="of:=[.$A278]+[.$B$12]" office:value-type="float" office:value="1.048">
            <text:p>1.048</text:p>
          </table:table-cell>
          <table:table-cell office:value-type="float" office:value="1741">
            <text:p>1741</text:p>
          </table:table-cell>
          <table:table-cell table:formula="of:=[.B279]/65.5" office:value-type="float" office:value="26.5801526717557">
            <text:p>26.6</text:p>
          </table:table-cell>
          <table:table-cell table:formula="of:=[.$B$5]-[.$C279]" office:value-type="float" office:value="-26.5801526717557">
            <text:p>-26.6</text:p>
          </table:table-cell>
          <table:table-cell table:formula="of:=[.$D278]" office:value-type="float" office:value="-32.5496183206107">
            <text:p>-32.5</text:p>
          </table:table-cell>
          <table:table-cell table:formula="of:=[.$B$7]*[.$D279]" office:value-type="float" office:value="-21.2641221374046">
            <text:p>-21.3</text:p>
          </table:table-cell>
          <table:table-cell table:formula="of:=MIN([.$H279]+[.$B$8]*([.$D279]+[.$E279])*[.$B$12]/2;[.$B$10])" office:value-type="float" office:value="-4.65737404580153">
            <text:p>-4.7</text:p>
          </table:table-cell>
          <table:table-cell table:formula="of:=[.$G278]" office:value-type="float" office:value="-4.30259541984733">
            <text:p>-4.3</text:p>
          </table:table-cell>
          <table:table-cell table:formula="of:=[.$B$9]*([.$D279]-[.$E279])/[.$B$12]" office:value-type="float" office:value="0">
            <text:p>0.0</text:p>
          </table:table-cell>
          <table:table-cell table:formula="of:=[.$F279]+[.$G279]+[.$I279]" office:value-type="float" office:value="-25.9214961832061">
            <text:p>-26</text:p>
          </table:table-cell>
          <table:table-cell/>
        </table:table-row>
        <table:table-row table:style-name="ro1">
          <table:table-cell table:formula="of:=[.$A279]+[.$B$12]" office:value-type="float" office:value="1.052">
            <text:p>1.052</text:p>
          </table:table-cell>
          <table:table-cell office:value-type="float" office:value="635">
            <text:p>635</text:p>
          </table:table-cell>
          <table:table-cell table:formula="of:=[.B280]/65.5" office:value-type="float" office:value="9.69465648854962">
            <text:p>9.7</text:p>
          </table:table-cell>
          <table:table-cell table:formula="of:=[.$B$5]-[.$C280]" office:value-type="float" office:value="-9.69465648854962">
            <text:p>-9.7</text:p>
          </table:table-cell>
          <table:table-cell table:formula="of:=[.$D279]" office:value-type="float" office:value="-26.5801526717557">
            <text:p>-26.6</text:p>
          </table:table-cell>
          <table:table-cell table:formula="of:=[.$B$7]*[.$D280]" office:value-type="float" office:value="-7.7557251908397">
            <text:p>-7.8</text:p>
          </table:table-cell>
          <table:table-cell table:formula="of:=MIN([.$H280]+[.$B$8]*([.$D280]+[.$E280])*[.$B$12]/2;[.$B$10])" office:value-type="float" office:value="-4.87502290076336">
            <text:p>-4.9</text:p>
          </table:table-cell>
          <table:table-cell table:formula="of:=[.$G279]" office:value-type="float" office:value="-4.65737404580153">
            <text:p>-4.7</text:p>
          </table:table-cell>
          <table:table-cell table:formula="of:=[.$B$9]*([.$D280]-[.$E280])/[.$B$12]" office:value-type="float" office:value="0">
            <text:p>0.0</text:p>
          </table:table-cell>
          <table:table-cell table:formula="of:=[.$F280]+[.$G280]+[.$I280]" office:value-type="float" office:value="-12.6307480916031">
            <text:p>-13</text:p>
          </table:table-cell>
          <table:table-cell/>
        </table:table-row>
        <table:table-row table:style-name="ro1">
          <table:table-cell table:formula="of:=[.$A280]+[.$B$12]" office:value-type="float" office:value="1.056">
            <text:p>1.056</text:p>
          </table:table-cell>
          <table:table-cell office:value-type="float" office:value="539">
            <text:p>539</text:p>
          </table:table-cell>
          <table:table-cell table:formula="of:=[.B281]/65.5" office:value-type="float" office:value="8.22900763358779">
            <text:p>8.2</text:p>
          </table:table-cell>
          <table:table-cell table:formula="of:=[.$B$5]-[.$C281]" office:value-type="float" office:value="-8.22900763358779">
            <text:p>-8.2</text:p>
          </table:table-cell>
          <table:table-cell table:formula="of:=[.$D280]" office:value-type="float" office:value="-9.69465648854962">
            <text:p>-9.7</text:p>
          </table:table-cell>
          <table:table-cell table:formula="of:=[.$B$7]*[.$D281]" office:value-type="float" office:value="-6.58320610687023">
            <text:p>-6.6</text:p>
          </table:table-cell>
          <table:table-cell table:formula="of:=MIN([.$H281]+[.$B$8]*([.$D281]+[.$E281])*[.$B$12]/2;[.$B$10])" office:value-type="float" office:value="-4.98256488549618">
            <text:p>-5.0</text:p>
          </table:table-cell>
          <table:table-cell table:formula="of:=[.$G280]" office:value-type="float" office:value="-4.87502290076336">
            <text:p>-4.9</text:p>
          </table:table-cell>
          <table:table-cell table:formula="of:=[.$B$9]*([.$D281]-[.$E281])/[.$B$12]" office:value-type="float" office:value="0">
            <text:p>0.0</text:p>
          </table:table-cell>
          <table:table-cell table:formula="of:=[.$F281]+[.$G281]+[.$I281]" office:value-type="float" office:value="-11.5657709923664">
            <text:p>-12</text:p>
          </table:table-cell>
          <table:table-cell/>
        </table:table-row>
        <table:table-row table:style-name="ro1">
          <table:table-cell table:formula="of:=[.$A281]+[.$B$12]" office:value-type="float" office:value="1.06">
            <text:p>1.060</text:p>
          </table:table-cell>
          <table:table-cell office:value-type="float" office:value="-25">
            <text:p>-25</text:p>
          </table:table-cell>
          <table:table-cell table:formula="of:=[.B282]/65.5" office:value-type="float" office:value="-0.381679389312977">
            <text:p>-0.4</text:p>
          </table:table-cell>
          <table:table-cell table:formula="of:=[.$B$5]-[.$C282]" office:value-type="float" office:value="0.381679389312977">
            <text:p>0.4</text:p>
          </table:table-cell>
          <table:table-cell table:formula="of:=[.$D281]" office:value-type="float" office:value="-8.22900763358779">
            <text:p>-8.2</text:p>
          </table:table-cell>
          <table:table-cell table:formula="of:=[.$B$7]*[.$D282]" office:value-type="float" office:value="0.305343511450382">
            <text:p>0.3</text:p>
          </table:table-cell>
          <table:table-cell table:formula="of:=MIN([.$H282]+[.$B$8]*([.$D282]+[.$E282])*[.$B$12]/2;[.$B$10])" office:value-type="float" office:value="-5.02964885496183">
            <text:p>-5.0</text:p>
          </table:table-cell>
          <table:table-cell table:formula="of:=[.$G281]" office:value-type="float" office:value="-4.98256488549618">
            <text:p>-5.0</text:p>
          </table:table-cell>
          <table:table-cell table:formula="of:=[.$B$9]*([.$D282]-[.$E282])/[.$B$12]" office:value-type="float" office:value="0">
            <text:p>0.0</text:p>
          </table:table-cell>
          <table:table-cell table:formula="of:=[.$F282]+[.$G282]+[.$I282]" office:value-type="float" office:value="-4.72430534351145">
            <text:p>-5</text:p>
          </table:table-cell>
          <table:table-cell/>
        </table:table-row>
        <table:table-row table:style-name="ro1">
          <table:table-cell table:formula="of:=[.$A282]+[.$B$12]" office:value-type="float" office:value="1.064">
            <text:p>1.064</text:p>
          </table:table-cell>
          <table:table-cell office:value-type="float" office:value="-392">
            <text:p>-392</text:p>
          </table:table-cell>
          <table:table-cell table:formula="of:=[.B283]/65.5" office:value-type="float" office:value="-5.98473282442748">
            <text:p>-6.0</text:p>
          </table:table-cell>
          <table:table-cell table:formula="of:=[.$B$5]-[.$C283]" office:value-type="float" office:value="5.98473282442748">
            <text:p>6.0</text:p>
          </table:table-cell>
          <table:table-cell table:formula="of:=[.$D282]" office:value-type="float" office:value="0.381679389312977">
            <text:p>0.4</text:p>
          </table:table-cell>
          <table:table-cell table:formula="of:=[.$B$7]*[.$D283]" office:value-type="float" office:value="4.78778625954199">
            <text:p>4.8</text:p>
          </table:table-cell>
          <table:table-cell table:formula="of:=MIN([.$H283]+[.$B$8]*([.$D283]+[.$E283])*[.$B$12]/2;[.$B$10])" office:value-type="float" office:value="-4.99145038167939">
            <text:p>-5.0</text:p>
          </table:table-cell>
          <table:table-cell table:formula="of:=[.$G282]" office:value-type="float" office:value="-5.02964885496183">
            <text:p>-5.0</text:p>
          </table:table-cell>
          <table:table-cell table:formula="of:=[.$B$9]*([.$D283]-[.$E283])/[.$B$12]" office:value-type="float" office:value="0">
            <text:p>0.0</text:p>
          </table:table-cell>
          <table:table-cell table:formula="of:=[.$F283]+[.$G283]+[.$I283]" office:value-type="float" office:value="-0.203664122137404">
            <text:p>0</text:p>
          </table:table-cell>
          <table:table-cell/>
        </table:table-row>
        <table:table-row table:style-name="ro1">
          <table:table-cell table:formula="of:=[.$A283]+[.$B$12]" office:value-type="float" office:value="1.068">
            <text:p>1.068</text:p>
          </table:table-cell>
          <table:table-cell office:value-type="float" office:value="-1649">
            <text:p>-1649</text:p>
          </table:table-cell>
          <table:table-cell table:formula="of:=[.B284]/65.5" office:value-type="float" office:value="-25.175572519084">
            <text:p>-25.2</text:p>
          </table:table-cell>
          <table:table-cell table:formula="of:=[.$B$5]-[.$C284]" office:value-type="float" office:value="25.175572519084">
            <text:p>25.2</text:p>
          </table:table-cell>
          <table:table-cell table:formula="of:=[.$D283]" office:value-type="float" office:value="5.98473282442748">
            <text:p>6.0</text:p>
          </table:table-cell>
          <table:table-cell table:formula="of:=[.$B$7]*[.$D284]" office:value-type="float" office:value="20.1404580152672">
            <text:p>20.1</text:p>
          </table:table-cell>
          <table:table-cell table:formula="of:=MIN([.$H284]+[.$B$8]*([.$D284]+[.$E284])*[.$B$12]/2;[.$B$10])" office:value-type="float" office:value="-4.80448854961832">
            <text:p>-4.8</text:p>
          </table:table-cell>
          <table:table-cell table:formula="of:=[.$G283]" office:value-type="float" office:value="-4.99145038167939">
            <text:p>-5.0</text:p>
          </table:table-cell>
          <table:table-cell table:formula="of:=[.$B$9]*([.$D284]-[.$E284])/[.$B$12]" office:value-type="float" office:value="0">
            <text:p>0.0</text:p>
          </table:table-cell>
          <table:table-cell table:formula="of:=[.$F284]+[.$G284]+[.$I284]" office:value-type="float" office:value="15.3359694656489">
            <text:p>15</text:p>
          </table:table-cell>
          <table:table-cell/>
        </table:table-row>
        <table:table-row table:style-name="ro1">
          <table:table-cell table:formula="of:=[.$A284]+[.$B$12]" office:value-type="float" office:value="1.072">
            <text:p>1.072</text:p>
          </table:table-cell>
          <table:table-cell office:value-type="float" office:value="-3850">
            <text:p>-3850</text:p>
          </table:table-cell>
          <table:table-cell table:formula="of:=[.B285]/65.5" office:value-type="float" office:value="-58.7786259541985">
            <text:p>-58.8</text:p>
          </table:table-cell>
          <table:table-cell table:formula="of:=[.$B$5]-[.$C285]" office:value-type="float" office:value="58.7786259541985">
            <text:p>58.8</text:p>
          </table:table-cell>
          <table:table-cell table:formula="of:=[.$D284]" office:value-type="float" office:value="25.175572519084">
            <text:p>25.2</text:p>
          </table:table-cell>
          <table:table-cell table:formula="of:=[.$B$7]*[.$D285]" office:value-type="float" office:value="47.0229007633588">
            <text:p>47.0</text:p>
          </table:table-cell>
          <table:table-cell table:formula="of:=MIN([.$H285]+[.$B$8]*([.$D285]+[.$E285])*[.$B$12]/2;[.$B$10])" office:value-type="float" office:value="-4.30076335877863">
            <text:p>-4.3</text:p>
          </table:table-cell>
          <table:table-cell table:formula="of:=[.$G284]" office:value-type="float" office:value="-4.80448854961832">
            <text:p>-4.8</text:p>
          </table:table-cell>
          <table:table-cell table:formula="of:=[.$B$9]*([.$D285]-[.$E285])/[.$B$12]" office:value-type="float" office:value="0">
            <text:p>0.0</text:p>
          </table:table-cell>
          <table:table-cell table:formula="of:=[.$F285]+[.$G285]+[.$I285]" office:value-type="float" office:value="42.7221374045802">
            <text:p>43</text:p>
          </table:table-cell>
          <table:table-cell/>
        </table:table-row>
        <table:table-row table:style-name="ro1">
          <table:table-cell table:formula="of:=[.$A285]+[.$B$12]" office:value-type="float" office:value="1.076">
            <text:p>1.076</text:p>
          </table:table-cell>
          <table:table-cell office:value-type="float" office:value="-4289">
            <text:p>-4289</text:p>
          </table:table-cell>
          <table:table-cell table:formula="of:=[.B286]/65.5" office:value-type="float" office:value="-65.4809160305343">
            <text:p>-65.5</text:p>
          </table:table-cell>
          <table:table-cell table:formula="of:=[.$B$5]-[.$C286]" office:value-type="float" office:value="65.4809160305343">
            <text:p>65.5</text:p>
          </table:table-cell>
          <table:table-cell table:formula="of:=[.$D285]" office:value-type="float" office:value="58.7786259541985">
            <text:p>58.8</text:p>
          </table:table-cell>
          <table:table-cell table:formula="of:=[.$B$7]*[.$D286]" office:value-type="float" office:value="52.3847328244275">
            <text:p>52.4</text:p>
          </table:table-cell>
          <table:table-cell table:formula="of:=MIN([.$H286]+[.$B$8]*([.$D286]+[.$E286])*[.$B$12]/2;[.$B$10])" office:value-type="float" office:value="-3.55520610687023">
            <text:p>-3.6</text:p>
          </table:table-cell>
          <table:table-cell table:formula="of:=[.$G285]" office:value-type="float" office:value="-4.30076335877863">
            <text:p>-4.3</text:p>
          </table:table-cell>
          <table:table-cell table:formula="of:=[.$B$9]*([.$D286]-[.$E286])/[.$B$12]" office:value-type="float" office:value="0">
            <text:p>0.0</text:p>
          </table:table-cell>
          <table:table-cell table:formula="of:=[.$F286]+[.$G286]+[.$I286]" office:value-type="float" office:value="48.8295267175573">
            <text:p>49</text:p>
          </table:table-cell>
          <table:table-cell/>
        </table:table-row>
        <table:table-row table:style-name="ro1">
          <table:table-cell table:formula="of:=[.$A286]+[.$B$12]" office:value-type="float" office:value="1.08">
            <text:p>1.080</text:p>
          </table:table-cell>
          <table:table-cell office:value-type="float" office:value="-5151">
            <text:p>-5151</text:p>
          </table:table-cell>
          <table:table-cell table:formula="of:=[.B287]/65.5" office:value-type="float" office:value="-78.6412213740458">
            <text:p>-78.6</text:p>
          </table:table-cell>
          <table:table-cell table:formula="of:=[.$B$5]-[.$C287]" office:value-type="float" office:value="78.6412213740458">
            <text:p>78.6</text:p>
          </table:table-cell>
          <table:table-cell table:formula="of:=[.$D286]" office:value-type="float" office:value="65.4809160305343">
            <text:p>65.5</text:p>
          </table:table-cell>
          <table:table-cell table:formula="of:=[.$B$7]*[.$D287]" office:value-type="float" office:value="62.9129770992366">
            <text:p>62.9</text:p>
          </table:table-cell>
          <table:table-cell table:formula="of:=MIN([.$H287]+[.$B$8]*([.$D287]+[.$E287])*[.$B$12]/2;[.$B$10])" office:value-type="float" office:value="-2.69047328244275">
            <text:p>-2.7</text:p>
          </table:table-cell>
          <table:table-cell table:formula="of:=[.$G286]" office:value-type="float" office:value="-3.55520610687023">
            <text:p>-3.6</text:p>
          </table:table-cell>
          <table:table-cell table:formula="of:=[.$B$9]*([.$D287]-[.$E287])/[.$B$12]" office:value-type="float" office:value="0">
            <text:p>0.0</text:p>
          </table:table-cell>
          <table:table-cell table:formula="of:=[.$F287]+[.$G287]+[.$I287]" office:value-type="float" office:value="60.2225038167939">
            <text:p>60</text:p>
          </table:table-cell>
          <table:table-cell/>
        </table:table-row>
        <table:table-row table:style-name="ro1">
          <table:table-cell table:formula="of:=[.$A287]+[.$B$12]" office:value-type="float" office:value="1.084">
            <text:p>1.084</text:p>
          </table:table-cell>
          <table:table-cell office:value-type="float" office:value="-7293">
            <text:p>-7293</text:p>
          </table:table-cell>
          <table:table-cell table:formula="of:=[.B288]/65.5" office:value-type="float" office:value="-111.343511450382">
            <text:p>-111.3</text:p>
          </table:table-cell>
          <table:table-cell table:formula="of:=[.$B$5]-[.$C288]" office:value-type="float" office:value="111.343511450382">
            <text:p>111.3</text:p>
          </table:table-cell>
          <table:table-cell table:formula="of:=[.$D287]" office:value-type="float" office:value="78.6412213740458">
            <text:p>78.6</text:p>
          </table:table-cell>
          <table:table-cell table:formula="of:=[.$B$7]*[.$D288]" office:value-type="float" office:value="89.0748091603053">
            <text:p>89.1</text:p>
          </table:table-cell>
          <table:table-cell table:formula="of:=MIN([.$H288]+[.$B$8]*([.$D288]+[.$E288])*[.$B$12]/2;[.$B$10])" office:value-type="float" office:value="-1.55056488549618">
            <text:p>-1.6</text:p>
          </table:table-cell>
          <table:table-cell table:formula="of:=[.$G287]" office:value-type="float" office:value="-2.69047328244275">
            <text:p>-2.7</text:p>
          </table:table-cell>
          <table:table-cell table:formula="of:=[.$B$9]*([.$D288]-[.$E288])/[.$B$12]" office:value-type="float" office:value="0">
            <text:p>0.0</text:p>
          </table:table-cell>
          <table:table-cell table:formula="of:=[.$F288]+[.$G288]+[.$I288]" office:value-type="float" office:value="87.5242442748092">
            <text:p>88</text:p>
          </table:table-cell>
          <table:table-cell/>
        </table:table-row>
        <table:table-row table:style-name="ro1">
          <table:table-cell table:formula="of:=[.$A288]+[.$B$12]" office:value-type="float" office:value="1.088">
            <text:p>1.088</text:p>
          </table:table-cell>
          <table:table-cell office:value-type="float" office:value="-6602">
            <text:p>-6602</text:p>
          </table:table-cell>
          <table:table-cell table:formula="of:=[.B289]/65.5" office:value-type="float" office:value="-100.793893129771">
            <text:p>-100.8</text:p>
          </table:table-cell>
          <table:table-cell table:formula="of:=[.$B$5]-[.$C289]" office:value-type="float" office:value="100.793893129771">
            <text:p>100.8</text:p>
          </table:table-cell>
          <table:table-cell table:formula="of:=[.$D288]" office:value-type="float" office:value="111.343511450382">
            <text:p>111.3</text:p>
          </table:table-cell>
          <table:table-cell table:formula="of:=[.$B$7]*[.$D289]" office:value-type="float" office:value="80.6351145038168">
            <text:p>80.6</text:p>
          </table:table-cell>
          <table:table-cell table:formula="of:=MIN([.$H289]+[.$B$8]*([.$D289]+[.$E289])*[.$B$12]/2;[.$B$10])" office:value-type="float" office:value="-0.277740458015266">
            <text:p>-0.3</text:p>
          </table:table-cell>
          <table:table-cell table:formula="of:=[.$G288]" office:value-type="float" office:value="-1.55056488549618">
            <text:p>-1.6</text:p>
          </table:table-cell>
          <table:table-cell table:formula="of:=[.$B$9]*([.$D289]-[.$E289])/[.$B$12]" office:value-type="float" office:value="-0">
            <text:p>0.0</text:p>
          </table:table-cell>
          <table:table-cell table:formula="of:=[.$F289]+[.$G289]+[.$I289]" office:value-type="float" office:value="80.3573740458015">
            <text:p>80</text:p>
          </table:table-cell>
          <table:table-cell/>
        </table:table-row>
        <table:table-row table:style-name="ro1">
          <table:table-cell table:formula="of:=[.$A289]+[.$B$12]" office:value-type="float" office:value="1.092">
            <text:p>1.092</text:p>
          </table:table-cell>
          <table:table-cell office:value-type="float" office:value="-4679">
            <text:p>-4679</text:p>
          </table:table-cell>
          <table:table-cell table:formula="of:=[.B290]/65.5" office:value-type="float" office:value="-71.4351145038168">
            <text:p>-71.4</text:p>
          </table:table-cell>
          <table:table-cell table:formula="of:=[.$B$5]-[.$C290]" office:value-type="float" office:value="71.4351145038168">
            <text:p>71.4</text:p>
          </table:table-cell>
          <table:table-cell table:formula="of:=[.$D289]" office:value-type="float" office:value="100.793893129771">
            <text:p>100.8</text:p>
          </table:table-cell>
          <table:table-cell table:formula="of:=[.$B$7]*[.$D290]" office:value-type="float" office:value="57.1480916030534">
            <text:p>57.1</text:p>
          </table:table-cell>
          <table:table-cell table:formula="of:=MIN([.$H290]+[.$B$8]*([.$D290]+[.$E290])*[.$B$12]/2;[.$B$10])" office:value-type="float" office:value="0.755633587786261">
            <text:p>0.8</text:p>
          </table:table-cell>
          <table:table-cell table:formula="of:=[.$G289]" office:value-type="float" office:value="-0.277740458015266">
            <text:p>-0.3</text:p>
          </table:table-cell>
          <table:table-cell table:formula="of:=[.$B$9]*([.$D290]-[.$E290])/[.$B$12]" office:value-type="float" office:value="-0">
            <text:p>0.0</text:p>
          </table:table-cell>
          <table:table-cell table:formula="of:=[.$F290]+[.$G290]+[.$I290]" office:value-type="float" office:value="57.9037251908397">
            <text:p>58</text:p>
          </table:table-cell>
          <table:table-cell/>
        </table:table-row>
        <table:table-row table:style-name="ro1">
          <table:table-cell table:formula="of:=[.$A290]+[.$B$12]" office:value-type="float" office:value="1.096">
            <text:p>1.096</text:p>
          </table:table-cell>
          <table:table-cell office:value-type="float" office:value="-3825">
            <text:p>-3825</text:p>
          </table:table-cell>
          <table:table-cell table:formula="of:=[.B291]/65.5" office:value-type="float" office:value="-58.3969465648855">
            <text:p>-58.4</text:p>
          </table:table-cell>
          <table:table-cell table:formula="of:=[.$B$5]-[.$C291]" office:value-type="float" office:value="58.3969465648855">
            <text:p>58.4</text:p>
          </table:table-cell>
          <table:table-cell table:formula="of:=[.$D290]" office:value-type="float" office:value="71.4351145038168">
            <text:p>71.4</text:p>
          </table:table-cell>
          <table:table-cell table:formula="of:=[.$B$7]*[.$D291]" office:value-type="float" office:value="46.7175572519084">
            <text:p>46.7</text:p>
          </table:table-cell>
          <table:table-cell table:formula="of:=MIN([.$H291]+[.$B$8]*([.$D291]+[.$E291])*[.$B$12]/2;[.$B$10])" office:value-type="float" office:value="1.53462595419847">
            <text:p>1.5</text:p>
          </table:table-cell>
          <table:table-cell table:formula="of:=[.$G290]" office:value-type="float" office:value="0.755633587786261">
            <text:p>0.8</text:p>
          </table:table-cell>
          <table:table-cell table:formula="of:=[.$B$9]*([.$D291]-[.$E291])/[.$B$12]" office:value-type="float" office:value="-0">
            <text:p>0.0</text:p>
          </table:table-cell>
          <table:table-cell table:formula="of:=[.$F291]+[.$G291]+[.$I291]" office:value-type="float" office:value="48.2521832061069">
            <text:p>48</text:p>
          </table:table-cell>
          <table:table-cell/>
        </table:table-row>
        <table:table-row table:style-name="ro1">
          <table:table-cell table:formula="of:=[.$A291]+[.$B$12]" office:value-type="float" office:value="1.1">
            <text:p>1.100</text:p>
          </table:table-cell>
          <table:table-cell office:value-type="float" office:value="-5686">
            <text:p>-5686</text:p>
          </table:table-cell>
          <table:table-cell table:formula="of:=[.B292]/65.5" office:value-type="float" office:value="-86.8091603053435">
            <text:p>-86.8</text:p>
          </table:table-cell>
          <table:table-cell table:formula="of:=[.$B$5]-[.$C292]" office:value-type="float" office:value="86.8091603053435">
            <text:p>86.8</text:p>
          </table:table-cell>
          <table:table-cell table:formula="of:=[.$D291]" office:value-type="float" office:value="58.3969465648855">
            <text:p>58.4</text:p>
          </table:table-cell>
          <table:table-cell table:formula="of:=[.$B$7]*[.$D292]" office:value-type="float" office:value="69.4473282442748">
            <text:p>69.4</text:p>
          </table:table-cell>
          <table:table-cell table:formula="of:=MIN([.$H292]+[.$B$8]*([.$D292]+[.$E292])*[.$B$12]/2;[.$B$10])" office:value-type="float" office:value="2.40586259541985">
            <text:p>2.4</text:p>
          </table:table-cell>
          <table:table-cell table:formula="of:=[.$G291]" office:value-type="float" office:value="1.53462595419847">
            <text:p>1.5</text:p>
          </table:table-cell>
          <table:table-cell table:formula="of:=[.$B$9]*([.$D292]-[.$E292])/[.$B$12]" office:value-type="float" office:value="0">
            <text:p>0.0</text:p>
          </table:table-cell>
          <table:table-cell table:formula="of:=[.$F292]+[.$G292]+[.$I292]" office:value-type="float" office:value="71.8531908396947">
            <text:p>72</text:p>
          </table:table-cell>
          <table:table-cell/>
        </table:table-row>
        <table:table-row table:style-name="ro1">
          <table:table-cell table:formula="of:=[.$A292]+[.$B$12]" office:value-type="float" office:value="1.104">
            <text:p>1.104</text:p>
          </table:table-cell>
          <table:table-cell office:value-type="float" office:value="-4445">
            <text:p>-4445</text:p>
          </table:table-cell>
          <table:table-cell table:formula="of:=[.B293]/65.5" office:value-type="float" office:value="-67.8625954198473">
            <text:p>-67.9</text:p>
          </table:table-cell>
          <table:table-cell table:formula="of:=[.$B$5]-[.$C293]" office:value-type="float" office:value="67.8625954198473">
            <text:p>67.9</text:p>
          </table:table-cell>
          <table:table-cell table:formula="of:=[.$D292]" office:value-type="float" office:value="86.8091603053435">
            <text:p>86.8</text:p>
          </table:table-cell>
          <table:table-cell table:formula="of:=[.$B$7]*[.$D293]" office:value-type="float" office:value="54.2900763358779">
            <text:p>54.3</text:p>
          </table:table-cell>
          <table:table-cell table:formula="of:=MIN([.$H293]+[.$B$8]*([.$D293]+[.$E293])*[.$B$12]/2;[.$B$10])" office:value-type="float" office:value="3.33389312977099">
            <text:p>3.3</text:p>
          </table:table-cell>
          <table:table-cell table:formula="of:=[.$G292]" office:value-type="float" office:value="2.40586259541985">
            <text:p>2.4</text:p>
          </table:table-cell>
          <table:table-cell table:formula="of:=[.$B$9]*([.$D293]-[.$E293])/[.$B$12]" office:value-type="float" office:value="-0">
            <text:p>0.0</text:p>
          </table:table-cell>
          <table:table-cell table:formula="of:=[.$F293]+[.$G293]+[.$I293]" office:value-type="float" office:value="57.6239694656489">
            <text:p>58</text:p>
          </table:table-cell>
          <table:table-cell/>
        </table:table-row>
        <table:table-row table:style-name="ro1">
          <table:table-cell table:formula="of:=[.$A293]+[.$B$12]" office:value-type="float" office:value="1.108">
            <text:p>1.108</text:p>
          </table:table-cell>
          <table:table-cell office:value-type="float" office:value="-901">
            <text:p>-901</text:p>
          </table:table-cell>
          <table:table-cell table:formula="of:=[.B294]/65.5" office:value-type="float" office:value="-13.7557251908397">
            <text:p>-13.8</text:p>
          </table:table-cell>
          <table:table-cell table:formula="of:=[.$B$5]-[.$C294]" office:value-type="float" office:value="13.7557251908397">
            <text:p>13.8</text:p>
          </table:table-cell>
          <table:table-cell table:formula="of:=[.$D293]" office:value-type="float" office:value="67.8625954198473">
            <text:p>67.9</text:p>
          </table:table-cell>
          <table:table-cell table:formula="of:=[.$B$7]*[.$D294]" office:value-type="float" office:value="11.0045801526718">
            <text:p>11.0</text:p>
          </table:table-cell>
          <table:table-cell table:formula="of:=MIN([.$H294]+[.$B$8]*([.$D294]+[.$E294])*[.$B$12]/2;[.$B$10])" office:value-type="float" office:value="3.82360305343512">
            <text:p>3.8</text:p>
          </table:table-cell>
          <table:table-cell table:formula="of:=[.$G293]" office:value-type="float" office:value="3.33389312977099">
            <text:p>3.3</text:p>
          </table:table-cell>
          <table:table-cell table:formula="of:=[.$B$9]*([.$D294]-[.$E294])/[.$B$12]" office:value-type="float" office:value="-0">
            <text:p>0.0</text:p>
          </table:table-cell>
          <table:table-cell table:formula="of:=[.$F294]+[.$G294]+[.$I294]" office:value-type="float" office:value="14.8281832061069">
            <text:p>15</text:p>
          </table:table-cell>
          <table:table-cell/>
        </table:table-row>
        <table:table-row table:style-name="ro1">
          <table:table-cell table:formula="of:=[.$A294]+[.$B$12]" office:value-type="float" office:value="1.112">
            <text:p>1.112</text:p>
          </table:table-cell>
          <table:table-cell office:value-type="float" office:value="-1292">
            <text:p>-1292</text:p>
          </table:table-cell>
          <table:table-cell table:formula="of:=[.B295]/65.5" office:value-type="float" office:value="-19.7251908396947">
            <text:p>-19.7</text:p>
          </table:table-cell>
          <table:table-cell table:formula="of:=[.$B$5]-[.$C295]" office:value-type="float" office:value="19.7251908396947">
            <text:p>19.7</text:p>
          </table:table-cell>
          <table:table-cell table:formula="of:=[.$D294]" office:value-type="float" office:value="13.7557251908397">
            <text:p>13.8</text:p>
          </table:table-cell>
          <table:table-cell table:formula="of:=[.$B$7]*[.$D295]" office:value-type="float" office:value="15.7801526717557">
            <text:p>15.8</text:p>
          </table:table-cell>
          <table:table-cell table:formula="of:=MIN([.$H295]+[.$B$8]*([.$D295]+[.$E295])*[.$B$12]/2;[.$B$10])" office:value-type="float" office:value="4.02448854961832">
            <text:p>4.0</text:p>
          </table:table-cell>
          <table:table-cell table:formula="of:=[.$G294]" office:value-type="float" office:value="3.82360305343512">
            <text:p>3.8</text:p>
          </table:table-cell>
          <table:table-cell table:formula="of:=[.$B$9]*([.$D295]-[.$E295])/[.$B$12]" office:value-type="float" office:value="0">
            <text:p>0.0</text:p>
          </table:table-cell>
          <table:table-cell table:formula="of:=[.$F295]+[.$G295]+[.$I295]" office:value-type="float" office:value="19.804641221374">
            <text:p>20</text:p>
          </table:table-cell>
          <table:table-cell/>
        </table:table-row>
        <table:table-row table:style-name="ro1">
          <table:table-cell table:formula="of:=[.$A295]+[.$B$12]" office:value-type="float" office:value="1.116">
            <text:p>1.116</text:p>
          </table:table-cell>
          <table:table-cell office:value-type="float" office:value="-368">
            <text:p>-368</text:p>
          </table:table-cell>
          <table:table-cell table:formula="of:=[.B296]/65.5" office:value-type="float" office:value="-5.61832061068702">
            <text:p>-5.6</text:p>
          </table:table-cell>
          <table:table-cell table:formula="of:=[.$B$5]-[.$C296]" office:value-type="float" office:value="5.61832061068702">
            <text:p>5.6</text:p>
          </table:table-cell>
          <table:table-cell table:formula="of:=[.$D295]" office:value-type="float" office:value="19.7251908396947">
            <text:p>19.7</text:p>
          </table:table-cell>
          <table:table-cell table:formula="of:=[.$B$7]*[.$D296]" office:value-type="float" office:value="4.49465648854962">
            <text:p>4.5</text:p>
          </table:table-cell>
          <table:table-cell table:formula="of:=MIN([.$H296]+[.$B$8]*([.$D296]+[.$E296])*[.$B$12]/2;[.$B$10])" office:value-type="float" office:value="4.17654961832061">
            <text:p>4.2</text:p>
          </table:table-cell>
          <table:table-cell table:formula="of:=[.$G295]" office:value-type="float" office:value="4.02448854961832">
            <text:p>4.0</text:p>
          </table:table-cell>
          <table:table-cell table:formula="of:=[.$B$9]*([.$D296]-[.$E296])/[.$B$12]" office:value-type="float" office:value="-0">
            <text:p>0.0</text:p>
          </table:table-cell>
          <table:table-cell table:formula="of:=[.$F296]+[.$G296]+[.$I296]" office:value-type="float" office:value="8.67120610687023">
            <text:p>9</text:p>
          </table:table-cell>
          <table:table-cell/>
        </table:table-row>
        <table:table-row table:style-name="ro1">
          <table:table-cell table:formula="of:=[.$A296]+[.$B$12]" office:value-type="float" office:value="1.12">
            <text:p>1.120</text:p>
          </table:table-cell>
          <table:table-cell office:value-type="float" office:value="52">
            <text:p>52</text:p>
          </table:table-cell>
          <table:table-cell table:formula="of:=[.B297]/65.5" office:value-type="float" office:value="0.793893129770992">
            <text:p>0.8</text:p>
          </table:table-cell>
          <table:table-cell table:formula="of:=[.$B$5]-[.$C297]" office:value-type="float" office:value="-0.793893129770992">
            <text:p>-0.8</text:p>
          </table:table-cell>
          <table:table-cell table:formula="of:=[.$D296]" office:value-type="float" office:value="5.61832061068702">
            <text:p>5.6</text:p>
          </table:table-cell>
          <table:table-cell table:formula="of:=[.$B$7]*[.$D297]" office:value-type="float" office:value="-0.635114503816794">
            <text:p>-0.6</text:p>
          </table:table-cell>
          <table:table-cell table:formula="of:=MIN([.$H297]+[.$B$8]*([.$D297]+[.$E297])*[.$B$12]/2;[.$B$10])" office:value-type="float" office:value="4.20549618320611">
            <text:p>4.2</text:p>
          </table:table-cell>
          <table:table-cell table:formula="of:=[.$G296]" office:value-type="float" office:value="4.17654961832061">
            <text:p>4.2</text:p>
          </table:table-cell>
          <table:table-cell table:formula="of:=[.$B$9]*([.$D297]-[.$E297])/[.$B$12]" office:value-type="float" office:value="-0">
            <text:p>0.0</text:p>
          </table:table-cell>
          <table:table-cell table:formula="of:=[.$F297]+[.$G297]+[.$I297]" office:value-type="float" office:value="3.57038167938931">
            <text:p>4</text:p>
          </table:table-cell>
          <table:table-cell/>
        </table:table-row>
        <table:table-row table:style-name="ro1">
          <table:table-cell table:formula="of:=[.$A297]+[.$B$12]" office:value-type="float" office:value="1.124">
            <text:p>1.124</text:p>
          </table:table-cell>
          <table:table-cell office:value-type="float" office:value="707">
            <text:p>707</text:p>
          </table:table-cell>
          <table:table-cell table:formula="of:=[.B298]/65.5" office:value-type="float" office:value="10.793893129771">
            <text:p>10.8</text:p>
          </table:table-cell>
          <table:table-cell table:formula="of:=[.$B$5]-[.$C298]" office:value-type="float" office:value="-10.793893129771">
            <text:p>-10.8</text:p>
          </table:table-cell>
          <table:table-cell table:formula="of:=[.$D297]" office:value-type="float" office:value="-0.793893129770992">
            <text:p>-0.8</text:p>
          </table:table-cell>
          <table:table-cell table:formula="of:=[.$B$7]*[.$D298]" office:value-type="float" office:value="-8.63511450381679">
            <text:p>-8.6</text:p>
          </table:table-cell>
          <table:table-cell table:formula="of:=MIN([.$H298]+[.$B$8]*([.$D298]+[.$E298])*[.$B$12]/2;[.$B$10])" office:value-type="float" office:value="4.13596946564886">
            <text:p>4.1</text:p>
          </table:table-cell>
          <table:table-cell table:formula="of:=[.$G297]" office:value-type="float" office:value="4.20549618320611">
            <text:p>4.2</text:p>
          </table:table-cell>
          <table:table-cell table:formula="of:=[.$B$9]*([.$D298]-[.$E298])/[.$B$12]" office:value-type="float" office:value="-0">
            <text:p>0.0</text:p>
          </table:table-cell>
          <table:table-cell table:formula="of:=[.$F298]+[.$G298]+[.$I298]" office:value-type="float" office:value="-4.49914503816794">
            <text:p>-4</text:p>
          </table:table-cell>
          <table:table-cell/>
        </table:table-row>
        <table:table-row table:style-name="ro1">
          <table:table-cell table:formula="of:=[.$A298]+[.$B$12]" office:value-type="float" office:value="1.128">
            <text:p>1.128</text:p>
          </table:table-cell>
          <table:table-cell office:value-type="float" office:value="4615">
            <text:p>4615</text:p>
          </table:table-cell>
          <table:table-cell table:formula="of:=[.B299]/65.5" office:value-type="float" office:value="70.4580152671756">
            <text:p>70.5</text:p>
          </table:table-cell>
          <table:table-cell table:formula="of:=[.$B$5]-[.$C299]" office:value-type="float" office:value="-70.4580152671756">
            <text:p>-70.5</text:p>
          </table:table-cell>
          <table:table-cell table:formula="of:=[.$D298]" office:value-type="float" office:value="-10.793893129771">
            <text:p>-10.8</text:p>
          </table:table-cell>
          <table:table-cell table:formula="of:=[.$B$7]*[.$D299]" office:value-type="float" office:value="-56.3664122137405">
            <text:p>-56.4</text:p>
          </table:table-cell>
          <table:table-cell table:formula="of:=MIN([.$H299]+[.$B$8]*([.$D299]+[.$E299])*[.$B$12]/2;[.$B$10])" office:value-type="float" office:value="3.64845801526718">
            <text:p>3.6</text:p>
          </table:table-cell>
          <table:table-cell table:formula="of:=[.$G298]" office:value-type="float" office:value="4.13596946564886">
            <text:p>4.1</text:p>
          </table:table-cell>
          <table:table-cell table:formula="of:=[.$B$9]*([.$D299]-[.$E299])/[.$B$12]" office:value-type="float" office:value="-0">
            <text:p>0.0</text:p>
          </table:table-cell>
          <table:table-cell table:formula="of:=[.$F299]+[.$G299]+[.$I299]" office:value-type="float" office:value="-52.7179541984733">
            <text:p>-53</text:p>
          </table:table-cell>
          <table:table-cell/>
        </table:table-row>
        <table:table-row table:style-name="ro1">
          <table:table-cell table:formula="of:=[.$A299]+[.$B$12]" office:value-type="float" office:value="1.132">
            <text:p>1.132</text:p>
          </table:table-cell>
          <table:table-cell office:value-type="float" office:value="7126">
            <text:p>7126</text:p>
          </table:table-cell>
          <table:table-cell table:formula="of:=[.B300]/65.5" office:value-type="float" office:value="108.793893129771">
            <text:p>108.8</text:p>
          </table:table-cell>
          <table:table-cell table:formula="of:=[.$B$5]-[.$C300]" office:value-type="float" office:value="-108.793893129771">
            <text:p>-108.8</text:p>
          </table:table-cell>
          <table:table-cell table:formula="of:=[.$D299]" office:value-type="float" office:value="-70.4580152671756">
            <text:p>-70.5</text:p>
          </table:table-cell>
          <table:table-cell table:formula="of:=[.$B$7]*[.$D300]" office:value-type="float" office:value="-87.0351145038168">
            <text:p>-87.0</text:p>
          </table:table-cell>
          <table:table-cell table:formula="of:=MIN([.$H300]+[.$B$8]*([.$D300]+[.$E300])*[.$B$12]/2;[.$B$10])" office:value-type="float" office:value="2.5729465648855">
            <text:p>2.6</text:p>
          </table:table-cell>
          <table:table-cell table:formula="of:=[.$G299]" office:value-type="float" office:value="3.64845801526718">
            <text:p>3.6</text:p>
          </table:table-cell>
          <table:table-cell table:formula="of:=[.$B$9]*([.$D300]-[.$E300])/[.$B$12]" office:value-type="float" office:value="-0">
            <text:p>0.0</text:p>
          </table:table-cell>
          <table:table-cell table:formula="of:=[.$F300]+[.$G300]+[.$I300]" office:value-type="float" office:value="-84.4621679389313">
            <text:p>-84</text:p>
          </table:table-cell>
          <table:table-cell/>
        </table:table-row>
        <table:table-row table:style-name="ro1">
          <table:table-cell table:formula="of:=[.$A300]+[.$B$12]" office:value-type="float" office:value="1.136">
            <text:p>1.136</text:p>
          </table:table-cell>
          <table:table-cell office:value-type="float" office:value="8131">
            <text:p>8131</text:p>
          </table:table-cell>
          <table:table-cell table:formula="of:=[.B301]/65.5" office:value-type="float" office:value="124.137404580153">
            <text:p>124.1</text:p>
          </table:table-cell>
          <table:table-cell table:formula="of:=[.$B$5]-[.$C301]" office:value-type="float" office:value="-124.137404580153">
            <text:p>-124.1</text:p>
          </table:table-cell>
          <table:table-cell table:formula="of:=[.$D300]" office:value-type="float" office:value="-108.793893129771">
            <text:p>-108.8</text:p>
          </table:table-cell>
          <table:table-cell table:formula="of:=[.$B$7]*[.$D301]" office:value-type="float" office:value="-99.3099236641222">
            <text:p>-99.3</text:p>
          </table:table-cell>
          <table:table-cell table:formula="of:=MIN([.$H301]+[.$B$8]*([.$D301]+[.$E301])*[.$B$12]/2;[.$B$10])" office:value-type="float" office:value="1.17535877862595">
            <text:p>1.2</text:p>
          </table:table-cell>
          <table:table-cell table:formula="of:=[.$G300]" office:value-type="float" office:value="2.5729465648855">
            <text:p>2.6</text:p>
          </table:table-cell>
          <table:table-cell table:formula="of:=[.$B$9]*([.$D301]-[.$E301])/[.$B$12]" office:value-type="float" office:value="-0">
            <text:p>0.0</text:p>
          </table:table-cell>
          <table:table-cell table:formula="of:=[.$F301]+[.$G301]+[.$I301]" office:value-type="float" office:value="-98.1345648854962">
            <text:p>-98</text:p>
          </table:table-cell>
          <table:table-cell/>
        </table:table-row>
        <table:table-row table:style-name="ro1">
          <table:table-cell table:formula="of:=[.$A301]+[.$B$12]" office:value-type="float" office:value="1.14">
            <text:p>1.140</text:p>
          </table:table-cell>
          <table:table-cell office:value-type="float" office:value="10078">
            <text:p>10078</text:p>
          </table:table-cell>
          <table:table-cell table:formula="of:=[.B302]/65.5" office:value-type="float" office:value="153.862595419847">
            <text:p>153.9</text:p>
          </table:table-cell>
          <table:table-cell table:formula="of:=[.$B$5]-[.$C302]" office:value-type="float" office:value="-153.862595419847">
            <text:p>-153.9</text:p>
          </table:table-cell>
          <table:table-cell table:formula="of:=[.$D301]" office:value-type="float" office:value="-124.137404580153">
            <text:p>-124.1</text:p>
          </table:table-cell>
          <table:table-cell table:formula="of:=[.$B$7]*[.$D302]" office:value-type="float" office:value="-123.090076335878">
            <text:p>-123.1</text:p>
          </table:table-cell>
          <table:table-cell table:formula="of:=MIN([.$H302]+[.$B$8]*([.$D302]+[.$E302])*[.$B$12]/2;[.$B$10])" office:value-type="float" office:value="-0.492641221374045">
            <text:p>-0.5</text:p>
          </table:table-cell>
          <table:table-cell table:formula="of:=[.$G301]" office:value-type="float" office:value="1.17535877862595">
            <text:p>1.2</text:p>
          </table:table-cell>
          <table:table-cell table:formula="of:=[.$B$9]*([.$D302]-[.$E302])/[.$B$12]" office:value-type="float" office:value="-0">
            <text:p>0.0</text:p>
          </table:table-cell>
          <table:table-cell table:formula="of:=[.$F302]+[.$G302]+[.$I302]" office:value-type="float" office:value="-123.582717557252">
            <text:p>-124</text:p>
          </table:table-cell>
          <table:table-cell/>
        </table:table-row>
        <table:table-row table:style-name="ro1">
          <table:table-cell table:formula="of:=[.$A302]+[.$B$12]" office:value-type="float" office:value="1.144">
            <text:p>1.144</text:p>
          </table:table-cell>
          <table:table-cell office:value-type="float" office:value="7172">
            <text:p>7172</text:p>
          </table:table-cell>
          <table:table-cell table:formula="of:=[.B303]/65.5" office:value-type="float" office:value="109.496183206107">
            <text:p>109.5</text:p>
          </table:table-cell>
          <table:table-cell table:formula="of:=[.$B$5]-[.$C303]" office:value-type="float" office:value="-109.496183206107">
            <text:p>-109.5</text:p>
          </table:table-cell>
          <table:table-cell table:formula="of:=[.$D302]" office:value-type="float" office:value="-153.862595419847">
            <text:p>-153.9</text:p>
          </table:table-cell>
          <table:table-cell table:formula="of:=[.$B$7]*[.$D303]" office:value-type="float" office:value="-87.5969465648855">
            <text:p>-87.6</text:p>
          </table:table-cell>
          <table:table-cell table:formula="of:=MIN([.$H303]+[.$B$8]*([.$D303]+[.$E303])*[.$B$12]/2;[.$B$10])" office:value-type="float" office:value="-2.07279389312977">
            <text:p>-2.1</text:p>
          </table:table-cell>
          <table:table-cell table:formula="of:=[.$G302]" office:value-type="float" office:value="-0.492641221374045">
            <text:p>-0.5</text:p>
          </table:table-cell>
          <table:table-cell table:formula="of:=[.$B$9]*([.$D303]-[.$E303])/[.$B$12]" office:value-type="float" office:value="0">
            <text:p>0.0</text:p>
          </table:table-cell>
          <table:table-cell table:formula="of:=[.$F303]+[.$G303]+[.$I303]" office:value-type="float" office:value="-89.6697404580153">
            <text:p>-90</text:p>
          </table:table-cell>
          <table:table-cell/>
        </table:table-row>
        <table:table-row table:style-name="ro1">
          <table:table-cell table:formula="of:=[.$A303]+[.$B$12]" office:value-type="float" office:value="1.148">
            <text:p>1.148</text:p>
          </table:table-cell>
          <table:table-cell office:value-type="float" office:value="2545">
            <text:p>2545</text:p>
          </table:table-cell>
          <table:table-cell table:formula="of:=[.B304]/65.5" office:value-type="float" office:value="38.8549618320611">
            <text:p>38.9</text:p>
          </table:table-cell>
          <table:table-cell table:formula="of:=[.$B$5]-[.$C304]" office:value-type="float" office:value="-38.8549618320611">
            <text:p>-38.9</text:p>
          </table:table-cell>
          <table:table-cell table:formula="of:=[.$D303]" office:value-type="float" office:value="-109.496183206107">
            <text:p>-109.5</text:p>
          </table:table-cell>
          <table:table-cell table:formula="of:=[.$B$7]*[.$D304]" office:value-type="float" office:value="-31.0839694656489">
            <text:p>-31.1</text:p>
          </table:table-cell>
          <table:table-cell table:formula="of:=MIN([.$H304]+[.$B$8]*([.$D304]+[.$E304])*[.$B$12]/2;[.$B$10])" office:value-type="float" office:value="-2.96290076335878">
            <text:p>-3.0</text:p>
          </table:table-cell>
          <table:table-cell table:formula="of:=[.$G303]" office:value-type="float" office:value="-2.07279389312977">
            <text:p>-2.1</text:p>
          </table:table-cell>
          <table:table-cell table:formula="of:=[.$B$9]*([.$D304]-[.$E304])/[.$B$12]" office:value-type="float" office:value="0">
            <text:p>0.0</text:p>
          </table:table-cell>
          <table:table-cell table:formula="of:=[.$F304]+[.$G304]+[.$I304]" office:value-type="float" office:value="-34.0468702290076">
            <text:p>-34</text:p>
          </table:table-cell>
          <table:table-cell/>
        </table:table-row>
        <table:table-row table:style-name="ro1">
          <table:table-cell table:formula="of:=[.$A304]+[.$B$12]" office:value-type="float" office:value="1.152">
            <text:p>1.152</text:p>
          </table:table-cell>
          <table:table-cell office:value-type="float" office:value="4996">
            <text:p>4996</text:p>
          </table:table-cell>
          <table:table-cell table:formula="of:=[.B305]/65.5" office:value-type="float" office:value="76.2748091603053">
            <text:p>76.3</text:p>
          </table:table-cell>
          <table:table-cell table:formula="of:=[.$B$5]-[.$C305]" office:value-type="float" office:value="-76.2748091603053">
            <text:p>-76.3</text:p>
          </table:table-cell>
          <table:table-cell table:formula="of:=[.$D304]" office:value-type="float" office:value="-38.8549618320611">
            <text:p>-38.9</text:p>
          </table:table-cell>
          <table:table-cell table:formula="of:=[.$B$7]*[.$D305]" office:value-type="float" office:value="-61.0198473282443">
            <text:p>-61.0</text:p>
          </table:table-cell>
          <table:table-cell table:formula="of:=MIN([.$H305]+[.$B$8]*([.$D305]+[.$E305])*[.$B$12]/2;[.$B$10])" office:value-type="float" office:value="-3.65367938931298">
            <text:p>-3.7</text:p>
          </table:table-cell>
          <table:table-cell table:formula="of:=[.$G304]" office:value-type="float" office:value="-2.96290076335878">
            <text:p>-3.0</text:p>
          </table:table-cell>
          <table:table-cell table:formula="of:=[.$B$9]*([.$D305]-[.$E305])/[.$B$12]" office:value-type="float" office:value="-0">
            <text:p>0.0</text:p>
          </table:table-cell>
          <table:table-cell table:formula="of:=[.$F305]+[.$G305]+[.$I305]" office:value-type="float" office:value="-64.6735267175573">
            <text:p>-65</text:p>
          </table:table-cell>
          <table:table-cell/>
        </table:table-row>
        <table:table-row table:style-name="ro1">
          <table:table-cell table:formula="of:=[.$A305]+[.$B$12]" office:value-type="float" office:value="1.156">
            <text:p>1.156</text:p>
          </table:table-cell>
          <table:table-cell office:value-type="float" office:value="3081">
            <text:p>3081</text:p>
          </table:table-cell>
          <table:table-cell table:formula="of:=[.B306]/65.5" office:value-type="float" office:value="47.0381679389313">
            <text:p>47.0</text:p>
          </table:table-cell>
          <table:table-cell table:formula="of:=[.$B$5]-[.$C306]" office:value-type="float" office:value="-47.0381679389313">
            <text:p>-47.0</text:p>
          </table:table-cell>
          <table:table-cell table:formula="of:=[.$D305]" office:value-type="float" office:value="-76.2748091603053">
            <text:p>-76.3</text:p>
          </table:table-cell>
          <table:table-cell table:formula="of:=[.$B$7]*[.$D306]" office:value-type="float" office:value="-37.630534351145">
            <text:p>-37.6</text:p>
          </table:table-cell>
          <table:table-cell table:formula="of:=MIN([.$H306]+[.$B$8]*([.$D306]+[.$E306])*[.$B$12]/2;[.$B$10])" office:value-type="float" office:value="-4.3935572519084">
            <text:p>-4.4</text:p>
          </table:table-cell>
          <table:table-cell table:formula="of:=[.$G305]" office:value-type="float" office:value="-3.65367938931298">
            <text:p>-3.7</text:p>
          </table:table-cell>
          <table:table-cell table:formula="of:=[.$B$9]*([.$D306]-[.$E306])/[.$B$12]" office:value-type="float" office:value="0">
            <text:p>0.0</text:p>
          </table:table-cell>
          <table:table-cell table:formula="of:=[.$F306]+[.$G306]+[.$I306]" office:value-type="float" office:value="-42.0240916030534">
            <text:p>-42</text:p>
          </table:table-cell>
          <table:table-cell/>
        </table:table-row>
        <table:table-row table:style-name="ro1">
          <table:table-cell table:formula="of:=[.$A306]+[.$B$12]" office:value-type="float" office:value="1.16">
            <text:p>1.160</text:p>
          </table:table-cell>
          <table:table-cell office:value-type="float" office:value="16">
            <text:p>16</text:p>
          </table:table-cell>
          <table:table-cell table:formula="of:=[.B307]/65.5" office:value-type="float" office:value="0.244274809160305">
            <text:p>0.2</text:p>
          </table:table-cell>
          <table:table-cell table:formula="of:=[.$B$5]-[.$C307]" office:value-type="float" office:value="-0.244274809160305">
            <text:p>-0.2</text:p>
          </table:table-cell>
          <table:table-cell table:formula="of:=[.$D306]" office:value-type="float" office:value="-47.0381679389313">
            <text:p>-47.0</text:p>
          </table:table-cell>
          <table:table-cell table:formula="of:=[.$B$7]*[.$D307]" office:value-type="float" office:value="-0.195419847328244">
            <text:p>-0.2</text:p>
          </table:table-cell>
          <table:table-cell table:formula="of:=MIN([.$H307]+[.$B$8]*([.$D307]+[.$E307])*[.$B$12]/2;[.$B$10])" office:value-type="float" office:value="-4.67725190839695">
            <text:p>-4.7</text:p>
          </table:table-cell>
          <table:table-cell table:formula="of:=[.$G306]" office:value-type="float" office:value="-4.3935572519084">
            <text:p>-4.4</text:p>
          </table:table-cell>
          <table:table-cell table:formula="of:=[.$B$9]*([.$D307]-[.$E307])/[.$B$12]" office:value-type="float" office:value="0">
            <text:p>0.0</text:p>
          </table:table-cell>
          <table:table-cell table:formula="of:=[.$F307]+[.$G307]+[.$I307]" office:value-type="float" office:value="-4.87267175572519">
            <text:p>-5</text:p>
          </table:table-cell>
          <table:table-cell/>
        </table:table-row>
        <table:table-row table:style-name="ro1">
          <table:table-cell table:formula="of:=[.$A307]+[.$B$12]" office:value-type="float" office:value="1.164">
            <text:p>1.164</text:p>
          </table:table-cell>
          <table:table-cell office:value-type="float" office:value="841">
            <text:p>841</text:p>
          </table:table-cell>
          <table:table-cell table:formula="of:=[.B308]/65.5" office:value-type="float" office:value="12.8396946564886">
            <text:p>12.8</text:p>
          </table:table-cell>
          <table:table-cell table:formula="of:=[.$B$5]-[.$C308]" office:value-type="float" office:value="-12.8396946564886">
            <text:p>-12.8</text:p>
          </table:table-cell>
          <table:table-cell table:formula="of:=[.$D307]" office:value-type="float" office:value="-0.244274809160305">
            <text:p>-0.2</text:p>
          </table:table-cell>
          <table:table-cell table:formula="of:=[.$B$7]*[.$D308]" office:value-type="float" office:value="-10.2717557251908">
            <text:p>-10.3</text:p>
          </table:table-cell>
          <table:table-cell table:formula="of:=MIN([.$H308]+[.$B$8]*([.$D308]+[.$E308])*[.$B$12]/2;[.$B$10])" office:value-type="float" office:value="-4.75575572519084">
            <text:p>-4.8</text:p>
          </table:table-cell>
          <table:table-cell table:formula="of:=[.$G307]" office:value-type="float" office:value="-4.67725190839695">
            <text:p>-4.7</text:p>
          </table:table-cell>
          <table:table-cell table:formula="of:=[.$B$9]*([.$D308]-[.$E308])/[.$B$12]" office:value-type="float" office:value="-0">
            <text:p>0.0</text:p>
          </table:table-cell>
          <table:table-cell table:formula="of:=[.$F308]+[.$G308]+[.$I308]" office:value-type="float" office:value="-15.0275114503817">
            <text:p>-15</text:p>
          </table:table-cell>
          <table:table-cell/>
        </table:table-row>
        <table:table-row table:style-name="ro1">
          <table:table-cell table:formula="of:=[.$A308]+[.$B$12]" office:value-type="float" office:value="1.168">
            <text:p>1.168</text:p>
          </table:table-cell>
          <table:table-cell office:value-type="float" office:value="-22">
            <text:p>-22</text:p>
          </table:table-cell>
          <table:table-cell table:formula="of:=[.B309]/65.5" office:value-type="float" office:value="-0.33587786259542">
            <text:p>-0.3</text:p>
          </table:table-cell>
          <table:table-cell table:formula="of:=[.$B$5]-[.$C309]" office:value-type="float" office:value="0.33587786259542">
            <text:p>0.3</text:p>
          </table:table-cell>
          <table:table-cell table:formula="of:=[.$D308]" office:value-type="float" office:value="-12.8396946564886">
            <text:p>-12.8</text:p>
          </table:table-cell>
          <table:table-cell table:formula="of:=[.$B$7]*[.$D309]" office:value-type="float" office:value="0.268702290076336">
            <text:p>0.3</text:p>
          </table:table-cell>
          <table:table-cell table:formula="of:=MIN([.$H309]+[.$B$8]*([.$D309]+[.$E309])*[.$B$12]/2;[.$B$10])" office:value-type="float" office:value="-4.8307786259542">
            <text:p>-4.8</text:p>
          </table:table-cell>
          <table:table-cell table:formula="of:=[.$G308]" office:value-type="float" office:value="-4.75575572519084">
            <text:p>-4.8</text:p>
          </table:table-cell>
          <table:table-cell table:formula="of:=[.$B$9]*([.$D309]-[.$E309])/[.$B$12]" office:value-type="float" office:value="0">
            <text:p>0.0</text:p>
          </table:table-cell>
          <table:table-cell table:formula="of:=[.$F309]+[.$G309]+[.$I309]" office:value-type="float" office:value="-4.56207633587786">
            <text:p>-5</text:p>
          </table:table-cell>
          <table:table-cell/>
        </table:table-row>
        <table:table-row table:style-name="ro1">
          <table:table-cell table:formula="of:=[.$A309]+[.$B$12]" office:value-type="float" office:value="1.172">
            <text:p>1.172</text:p>
          </table:table-cell>
          <table:table-cell office:value-type="float" office:value="-470">
            <text:p>-470</text:p>
          </table:table-cell>
          <table:table-cell table:formula="of:=[.B310]/65.5" office:value-type="float" office:value="-7.17557251908397">
            <text:p>-7.2</text:p>
          </table:table-cell>
          <table:table-cell table:formula="of:=[.$B$5]-[.$C310]" office:value-type="float" office:value="7.17557251908397">
            <text:p>7.2</text:p>
          </table:table-cell>
          <table:table-cell table:formula="of:=[.$D309]" office:value-type="float" office:value="0.33587786259542">
            <text:p>0.3</text:p>
          </table:table-cell>
          <table:table-cell table:formula="of:=[.$B$7]*[.$D310]" office:value-type="float" office:value="5.74045801526718">
            <text:p>5.7</text:p>
          </table:table-cell>
          <table:table-cell table:formula="of:=MIN([.$H310]+[.$B$8]*([.$D310]+[.$E310])*[.$B$12]/2;[.$B$10])" office:value-type="float" office:value="-4.78570992366412">
            <text:p>-4.8</text:p>
          </table:table-cell>
          <table:table-cell table:formula="of:=[.$G309]" office:value-type="float" office:value="-4.8307786259542">
            <text:p>-4.8</text:p>
          </table:table-cell>
          <table:table-cell table:formula="of:=[.$B$9]*([.$D310]-[.$E310])/[.$B$12]" office:value-type="float" office:value="0">
            <text:p>0.0</text:p>
          </table:table-cell>
          <table:table-cell table:formula="of:=[.$F310]+[.$G310]+[.$I310]" office:value-type="float" office:value="0.954748091603054">
            <text:p>1</text:p>
          </table:table-cell>
          <table:table-cell/>
        </table:table-row>
        <table:table-row table:style-name="ro1">
          <table:table-cell table:formula="of:=[.$A310]+[.$B$12]" office:value-type="float" office:value="1.176">
            <text:p>1.176</text:p>
          </table:table-cell>
          <table:table-cell office:value-type="float" office:value="-1802">
            <text:p>-1802</text:p>
          </table:table-cell>
          <table:table-cell table:formula="of:=[.B311]/65.5" office:value-type="float" office:value="-27.5114503816794">
            <text:p>-27.5</text:p>
          </table:table-cell>
          <table:table-cell table:formula="of:=[.$B$5]-[.$C311]" office:value-type="float" office:value="27.5114503816794">
            <text:p>27.5</text:p>
          </table:table-cell>
          <table:table-cell table:formula="of:=[.$D310]" office:value-type="float" office:value="7.17557251908397">
            <text:p>7.2</text:p>
          </table:table-cell>
          <table:table-cell table:formula="of:=[.$B$7]*[.$D311]" office:value-type="float" office:value="22.0091603053435">
            <text:p>22.0</text:p>
          </table:table-cell>
          <table:table-cell table:formula="of:=MIN([.$H311]+[.$B$8]*([.$D311]+[.$E311])*[.$B$12]/2;[.$B$10])" office:value-type="float" office:value="-4.57758778625954">
            <text:p>-4.6</text:p>
          </table:table-cell>
          <table:table-cell table:formula="of:=[.$G310]" office:value-type="float" office:value="-4.78570992366412">
            <text:p>-4.8</text:p>
          </table:table-cell>
          <table:table-cell table:formula="of:=[.$B$9]*([.$D311]-[.$E311])/[.$B$12]" office:value-type="float" office:value="0">
            <text:p>0.0</text:p>
          </table:table-cell>
          <table:table-cell table:formula="of:=[.$F311]+[.$G311]+[.$I311]" office:value-type="float" office:value="17.431572519084">
            <text:p>17</text:p>
          </table:table-cell>
          <table:table-cell/>
        </table:table-row>
        <table:table-row table:style-name="ro1">
          <table:table-cell table:formula="of:=[.$A311]+[.$B$12]" office:value-type="float" office:value="1.18">
            <text:p>1.180</text:p>
          </table:table-cell>
          <table:table-cell office:value-type="float" office:value="-1176">
            <text:p>-1176</text:p>
          </table:table-cell>
          <table:table-cell table:formula="of:=[.B312]/65.5" office:value-type="float" office:value="-17.9541984732824">
            <text:p>-18.0</text:p>
          </table:table-cell>
          <table:table-cell table:formula="of:=[.$B$5]-[.$C312]" office:value-type="float" office:value="17.9541984732824">
            <text:p>18.0</text:p>
          </table:table-cell>
          <table:table-cell table:formula="of:=[.$D311]" office:value-type="float" office:value="27.5114503816794">
            <text:p>27.5</text:p>
          </table:table-cell>
          <table:table-cell table:formula="of:=[.$B$7]*[.$D312]" office:value-type="float" office:value="14.363358778626">
            <text:p>14.4</text:p>
          </table:table-cell>
          <table:table-cell table:formula="of:=MIN([.$H312]+[.$B$8]*([.$D312]+[.$E312])*[.$B$12]/2;[.$B$10])" office:value-type="float" office:value="-4.30479389312977">
            <text:p>-4.3</text:p>
          </table:table-cell>
          <table:table-cell table:formula="of:=[.$G311]" office:value-type="float" office:value="-4.57758778625954">
            <text:p>-4.6</text:p>
          </table:table-cell>
          <table:table-cell table:formula="of:=[.$B$9]*([.$D312]-[.$E312])/[.$B$12]" office:value-type="float" office:value="-0">
            <text:p>0.0</text:p>
          </table:table-cell>
          <table:table-cell table:formula="of:=[.$F312]+[.$G312]+[.$I312]" office:value-type="float" office:value="10.0585648854962">
            <text:p>10</text:p>
          </table:table-cell>
          <table:table-cell/>
        </table:table-row>
        <table:table-row table:style-name="ro1">
          <table:table-cell table:formula="of:=[.$A312]+[.$B$12]" office:value-type="float" office:value="1.184">
            <text:p>1.184</text:p>
          </table:table-cell>
          <table:table-cell office:value-type="float" office:value="-6148">
            <text:p>-6148</text:p>
          </table:table-cell>
          <table:table-cell table:formula="of:=[.B313]/65.5" office:value-type="float" office:value="-93.8625954198473">
            <text:p>-93.9</text:p>
          </table:table-cell>
          <table:table-cell table:formula="of:=[.$B$5]-[.$C313]" office:value-type="float" office:value="93.8625954198473">
            <text:p>93.9</text:p>
          </table:table-cell>
          <table:table-cell table:formula="of:=[.$D312]" office:value-type="float" office:value="17.9541984732824">
            <text:p>18.0</text:p>
          </table:table-cell>
          <table:table-cell table:formula="of:=[.$B$7]*[.$D313]" office:value-type="float" office:value="75.0900763358779">
            <text:p>75.1</text:p>
          </table:table-cell>
          <table:table-cell table:formula="of:=MIN([.$H313]+[.$B$8]*([.$D313]+[.$E313])*[.$B$12]/2;[.$B$10])" office:value-type="float" office:value="-3.63389312977099">
            <text:p>-3.6</text:p>
          </table:table-cell>
          <table:table-cell table:formula="of:=[.$G312]" office:value-type="float" office:value="-4.30479389312977">
            <text:p>-4.3</text:p>
          </table:table-cell>
          <table:table-cell table:formula="of:=[.$B$9]*([.$D313]-[.$E313])/[.$B$12]" office:value-type="float" office:value="0">
            <text:p>0.0</text:p>
          </table:table-cell>
          <table:table-cell table:formula="of:=[.$F313]+[.$G313]+[.$I313]" office:value-type="float" office:value="71.4561832061069">
            <text:p>71</text:p>
          </table:table-cell>
          <table:table-cell/>
        </table:table-row>
        <table:table-row table:style-name="ro1">
          <table:table-cell table:formula="of:=[.$A313]+[.$B$12]" office:value-type="float" office:value="1.188">
            <text:p>1.188</text:p>
          </table:table-cell>
          <table:table-cell office:value-type="float" office:value="-11553">
            <text:p>-11553</text:p>
          </table:table-cell>
          <table:table-cell table:formula="of:=[.B314]/65.5" office:value-type="float" office:value="-176.381679389313">
            <text:p>-176.4</text:p>
          </table:table-cell>
          <table:table-cell table:formula="of:=[.$B$5]-[.$C314]" office:value-type="float" office:value="176.381679389313">
            <text:p>176.4</text:p>
          </table:table-cell>
          <table:table-cell table:formula="of:=[.$D313]" office:value-type="float" office:value="93.8625954198473">
            <text:p>93.9</text:p>
          </table:table-cell>
          <table:table-cell table:formula="of:=[.$B$7]*[.$D314]" office:value-type="float" office:value="141.10534351145">
            <text:p>141.1</text:p>
          </table:table-cell>
          <table:table-cell table:formula="of:=MIN([.$H314]+[.$B$8]*([.$D314]+[.$E314])*[.$B$12]/2;[.$B$10])" office:value-type="float" office:value="-2.01242748091603">
            <text:p>-2.0</text:p>
          </table:table-cell>
          <table:table-cell table:formula="of:=[.$G313]" office:value-type="float" office:value="-3.63389312977099">
            <text:p>-3.6</text:p>
          </table:table-cell>
          <table:table-cell table:formula="of:=[.$B$9]*([.$D314]-[.$E314])/[.$B$12]" office:value-type="float" office:value="0">
            <text:p>0.0</text:p>
          </table:table-cell>
          <table:table-cell table:formula="of:=[.$F314]+[.$G314]+[.$I314]" office:value-type="float" office:value="139.092916030534">
            <text:p>139</text:p>
          </table:table-cell>
          <table:table-cell/>
        </table:table-row>
        <table:table-row table:style-name="ro1">
          <table:table-cell table:formula="of:=[.$A314]+[.$B$12]" office:value-type="float" office:value="1.192">
            <text:p>1.192</text:p>
          </table:table-cell>
          <table:table-cell office:value-type="float" office:value="-5240">
            <text:p>-5240</text:p>
          </table:table-cell>
          <table:table-cell table:formula="of:=[.B315]/65.5" office:value-type="float" office:value="-80">
            <text:p>-80.0</text:p>
          </table:table-cell>
          <table:table-cell table:formula="of:=[.$B$5]-[.$C315]" office:value-type="float" office:value="80">
            <text:p>80.0</text:p>
          </table:table-cell>
          <table:table-cell table:formula="of:=[.$D314]" office:value-type="float" office:value="176.381679389313">
            <text:p>176.4</text:p>
          </table:table-cell>
          <table:table-cell table:formula="of:=[.$B$7]*[.$D315]" office:value-type="float" office:value="64">
            <text:p>64.0</text:p>
          </table:table-cell>
          <table:table-cell table:formula="of:=MIN([.$H315]+[.$B$8]*([.$D315]+[.$E315])*[.$B$12]/2;[.$B$10])" office:value-type="float" office:value="-0.474137404580152">
            <text:p>-0.5</text:p>
          </table:table-cell>
          <table:table-cell table:formula="of:=[.$G314]" office:value-type="float" office:value="-2.01242748091603">
            <text:p>-2.0</text:p>
          </table:table-cell>
          <table:table-cell table:formula="of:=[.$B$9]*([.$D315]-[.$E315])/[.$B$12]" office:value-type="float" office:value="-0">
            <text:p>0.0</text:p>
          </table:table-cell>
          <table:table-cell table:formula="of:=[.$F315]+[.$G315]+[.$I315]" office:value-type="float" office:value="63.5258625954199">
            <text:p>64</text:p>
          </table:table-cell>
          <table:table-cell/>
        </table:table-row>
        <table:table-row table:style-name="ro1">
          <table:table-cell table:formula="of:=[.$A315]+[.$B$12]" office:value-type="float" office:value="1.196">
            <text:p>1.196</text:p>
          </table:table-cell>
          <table:table-cell office:value-type="float" office:value="-5092">
            <text:p>-5092</text:p>
          </table:table-cell>
          <table:table-cell table:formula="of:=[.B316]/65.5" office:value-type="float" office:value="-77.7404580152672">
            <text:p>-77.7</text:p>
          </table:table-cell>
          <table:table-cell table:formula="of:=[.$B$5]-[.$C316]" office:value-type="float" office:value="77.7404580152672">
            <text:p>77.7</text:p>
          </table:table-cell>
          <table:table-cell table:formula="of:=[.$D315]" office:value-type="float" office:value="80">
            <text:p>80.0</text:p>
          </table:table-cell>
          <table:table-cell table:formula="of:=[.$B$7]*[.$D316]" office:value-type="float" office:value="62.1923664122137">
            <text:p>62.2</text:p>
          </table:table-cell>
          <table:table-cell table:formula="of:=MIN([.$H316]+[.$B$8]*([.$D316]+[.$E316])*[.$B$12]/2;[.$B$10])" office:value-type="float" office:value="0.472305343511451">
            <text:p>0.5</text:p>
          </table:table-cell>
          <table:table-cell table:formula="of:=[.$G315]" office:value-type="float" office:value="-0.474137404580152">
            <text:p>-0.5</text:p>
          </table:table-cell>
          <table:table-cell table:formula="of:=[.$B$9]*([.$D316]-[.$E316])/[.$B$12]" office:value-type="float" office:value="-0">
            <text:p>0.0</text:p>
          </table:table-cell>
          <table:table-cell table:formula="of:=[.$F316]+[.$G316]+[.$I316]" office:value-type="float" office:value="62.6646717557252">
            <text:p>63</text:p>
          </table:table-cell>
          <table:table-cell/>
        </table:table-row>
        <table:table-row table:style-name="ro1">
          <table:table-cell table:formula="of:=[.$A316]+[.$B$12]" office:value-type="float" office:value="1.2">
            <text:p>1.200</text:p>
          </table:table-cell>
          <table:table-cell office:value-type="float" office:value="-7612">
            <text:p>-7612</text:p>
          </table:table-cell>
          <table:table-cell table:formula="of:=[.B317]/65.5" office:value-type="float" office:value="-116.213740458015">
            <text:p>-116.2</text:p>
          </table:table-cell>
          <table:table-cell table:formula="of:=[.$B$5]-[.$C317]" office:value-type="float" office:value="116.213740458015">
            <text:p>116.2</text:p>
          </table:table-cell>
          <table:table-cell table:formula="of:=[.$D316]" office:value-type="float" office:value="77.7404580152672">
            <text:p>77.7</text:p>
          </table:table-cell>
          <table:table-cell table:formula="of:=[.$B$7]*[.$D317]" office:value-type="float" office:value="92.9709923664122">
            <text:p>93.0</text:p>
          </table:table-cell>
          <table:table-cell table:formula="of:=MIN([.$H317]+[.$B$8]*([.$D317]+[.$E317])*[.$B$12]/2;[.$B$10])" office:value-type="float" office:value="1.63603053435115">
            <text:p>1.6</text:p>
          </table:table-cell>
          <table:table-cell table:formula="of:=[.$G316]" office:value-type="float" office:value="0.472305343511451">
            <text:p>0.5</text:p>
          </table:table-cell>
          <table:table-cell table:formula="of:=[.$B$9]*([.$D317]-[.$E317])/[.$B$12]" office:value-type="float" office:value="0">
            <text:p>0.0</text:p>
          </table:table-cell>
          <table:table-cell table:formula="of:=[.$F317]+[.$G317]+[.$I317]" office:value-type="float" office:value="94.6070229007634">
            <text:p>95</text:p>
          </table:table-cell>
          <table:table-cell/>
        </table:table-row>
        <table:table-row table:style-name="ro1">
          <table:table-cell table:formula="of:=[.$A317]+[.$B$12]" office:value-type="float" office:value="1.204">
            <text:p>1.204</text:p>
          </table:table-cell>
          <table:table-cell office:value-type="float" office:value="-4165">
            <text:p>-4165</text:p>
          </table:table-cell>
          <table:table-cell table:formula="of:=[.B318]/65.5" office:value-type="float" office:value="-63.587786259542">
            <text:p>-63.6</text:p>
          </table:table-cell>
          <table:table-cell table:formula="of:=[.$B$5]-[.$C318]" office:value-type="float" office:value="63.587786259542">
            <text:p>63.6</text:p>
          </table:table-cell>
          <table:table-cell table:formula="of:=[.$D317]" office:value-type="float" office:value="116.213740458015">
            <text:p>116.2</text:p>
          </table:table-cell>
          <table:table-cell table:formula="of:=[.$B$7]*[.$D318]" office:value-type="float" office:value="50.8702290076336">
            <text:p>50.9</text:p>
          </table:table-cell>
          <table:table-cell table:formula="of:=MIN([.$H318]+[.$B$8]*([.$D318]+[.$E318])*[.$B$12]/2;[.$B$10])" office:value-type="float" office:value="2.71483969465649">
            <text:p>2.7</text:p>
          </table:table-cell>
          <table:table-cell table:formula="of:=[.$G317]" office:value-type="float" office:value="1.63603053435115">
            <text:p>1.6</text:p>
          </table:table-cell>
          <table:table-cell table:formula="of:=[.$B$9]*([.$D318]-[.$E318])/[.$B$12]" office:value-type="float" office:value="-0">
            <text:p>0.0</text:p>
          </table:table-cell>
          <table:table-cell table:formula="of:=[.$F318]+[.$G318]+[.$I318]" office:value-type="float" office:value="53.5850687022901">
            <text:p>54</text:p>
          </table:table-cell>
          <table:table-cell/>
        </table:table-row>
        <table:table-row table:style-name="ro1">
          <table:table-cell table:formula="of:=[.$A318]+[.$B$12]" office:value-type="float" office:value="1.208">
            <text:p>1.208</text:p>
          </table:table-cell>
          <table:table-cell office:value-type="float" office:value="-3047">
            <text:p>-3047</text:p>
          </table:table-cell>
          <table:table-cell table:formula="of:=[.B319]/65.5" office:value-type="float" office:value="-46.5190839694657">
            <text:p>-46.5</text:p>
          </table:table-cell>
          <table:table-cell table:formula="of:=[.$B$5]-[.$C319]" office:value-type="float" office:value="46.5190839694657">
            <text:p>46.5</text:p>
          </table:table-cell>
          <table:table-cell table:formula="of:=[.$D318]" office:value-type="float" office:value="63.587786259542">
            <text:p>63.6</text:p>
          </table:table-cell>
          <table:table-cell table:formula="of:=[.$B$7]*[.$D319]" office:value-type="float" office:value="37.2152671755725">
            <text:p>37.2</text:p>
          </table:table-cell>
          <table:table-cell table:formula="of:=MIN([.$H319]+[.$B$8]*([.$D319]+[.$E319])*[.$B$12]/2;[.$B$10])" office:value-type="float" office:value="3.37548091603053">
            <text:p>3.4</text:p>
          </table:table-cell>
          <table:table-cell table:formula="of:=[.$G318]" office:value-type="float" office:value="2.71483969465649">
            <text:p>2.7</text:p>
          </table:table-cell>
          <table:table-cell table:formula="of:=[.$B$9]*([.$D319]-[.$E319])/[.$B$12]" office:value-type="float" office:value="-0">
            <text:p>0.0</text:p>
          </table:table-cell>
          <table:table-cell table:formula="of:=[.$F319]+[.$G319]+[.$I319]" office:value-type="float" office:value="40.5907480916031">
            <text:p>41</text:p>
          </table:table-cell>
          <table:table-cell/>
        </table:table-row>
        <table:table-row table:style-name="ro1">
          <table:table-cell table:formula="of:=[.$A319]+[.$B$12]" office:value-type="float" office:value="1.212">
            <text:p>1.212</text:p>
          </table:table-cell>
          <table:table-cell office:value-type="float" office:value="-3306">
            <text:p>-3306</text:p>
          </table:table-cell>
          <table:table-cell table:formula="of:=[.B320]/65.5" office:value-type="float" office:value="-50.4732824427481">
            <text:p>-50.5</text:p>
          </table:table-cell>
          <table:table-cell table:formula="of:=[.$B$5]-[.$C320]" office:value-type="float" office:value="50.4732824427481">
            <text:p>50.5</text:p>
          </table:table-cell>
          <table:table-cell table:formula="of:=[.$D319]" office:value-type="float" office:value="46.5190839694657">
            <text:p>46.5</text:p>
          </table:table-cell>
          <table:table-cell table:formula="of:=[.$B$7]*[.$D320]" office:value-type="float" office:value="40.3786259541985">
            <text:p>40.4</text:p>
          </table:table-cell>
          <table:table-cell table:formula="of:=MIN([.$H320]+[.$B$8]*([.$D320]+[.$E320])*[.$B$12]/2;[.$B$10])" office:value-type="float" office:value="3.95743511450382">
            <text:p>4.0</text:p>
          </table:table-cell>
          <table:table-cell table:formula="of:=[.$G319]" office:value-type="float" office:value="3.37548091603053">
            <text:p>3.4</text:p>
          </table:table-cell>
          <table:table-cell table:formula="of:=[.$B$9]*([.$D320]-[.$E320])/[.$B$12]" office:value-type="float" office:value="0">
            <text:p>0.0</text:p>
          </table:table-cell>
          <table:table-cell table:formula="of:=[.$F320]+[.$G320]+[.$I320]" office:value-type="float" office:value="44.3360610687023">
            <text:p>44</text:p>
          </table:table-cell>
          <table:table-cell/>
        </table:table-row>
        <table:table-row table:style-name="ro1">
          <table:table-cell table:formula="of:=[.$A320]+[.$B$12]" office:value-type="float" office:value="1.216">
            <text:p>1.216</text:p>
          </table:table-cell>
          <table:table-cell office:value-type="float" office:value="-3517">
            <text:p>-3517</text:p>
          </table:table-cell>
          <table:table-cell table:formula="of:=[.B321]/65.5" office:value-type="float" office:value="-53.6946564885496">
            <text:p>-53.7</text:p>
          </table:table-cell>
          <table:table-cell table:formula="of:=[.$B$5]-[.$C321]" office:value-type="float" office:value="53.6946564885496">
            <text:p>53.7</text:p>
          </table:table-cell>
          <table:table-cell table:formula="of:=[.$D320]" office:value-type="float" office:value="50.4732824427481">
            <text:p>50.5</text:p>
          </table:table-cell>
          <table:table-cell table:formula="of:=[.$B$7]*[.$D321]" office:value-type="float" office:value="42.9557251908397">
            <text:p>43.0</text:p>
          </table:table-cell>
          <table:table-cell table:formula="of:=MIN([.$H321]+[.$B$8]*([.$D321]+[.$E321])*[.$B$12]/2;[.$B$10])" office:value-type="float" office:value="4.5824427480916">
            <text:p>4.6</text:p>
          </table:table-cell>
          <table:table-cell table:formula="of:=[.$G320]" office:value-type="float" office:value="3.95743511450382">
            <text:p>4.0</text:p>
          </table:table-cell>
          <table:table-cell table:formula="of:=[.$B$9]*([.$D321]-[.$E321])/[.$B$12]" office:value-type="float" office:value="0">
            <text:p>0.0</text:p>
          </table:table-cell>
          <table:table-cell table:formula="of:=[.$F321]+[.$G321]+[.$I321]" office:value-type="float" office:value="47.5381679389313">
            <text:p>48</text:p>
          </table:table-cell>
          <table:table-cell/>
        </table:table-row>
        <table:table-row table:style-name="ro1">
          <table:table-cell table:formula="of:=[.$A321]+[.$B$12]" office:value-type="float" office:value="1.22">
            <text:p>1.220</text:p>
          </table:table-cell>
          <table:table-cell office:value-type="float" office:value="-458">
            <text:p>-458</text:p>
          </table:table-cell>
          <table:table-cell table:formula="of:=[.B322]/65.5" office:value-type="float" office:value="-6.99236641221374">
            <text:p>-7.0</text:p>
          </table:table-cell>
          <table:table-cell table:formula="of:=[.$B$5]-[.$C322]" office:value-type="float" office:value="6.99236641221374">
            <text:p>7.0</text:p>
          </table:table-cell>
          <table:table-cell table:formula="of:=[.$D321]" office:value-type="float" office:value="53.6946564885496">
            <text:p>53.7</text:p>
          </table:table-cell>
          <table:table-cell table:formula="of:=[.$B$7]*[.$D322]" office:value-type="float" office:value="5.59389312977099">
            <text:p>5.6</text:p>
          </table:table-cell>
          <table:table-cell table:formula="of:=MIN([.$H322]+[.$B$8]*([.$D322]+[.$E322])*[.$B$12]/2;[.$B$10])" office:value-type="float" office:value="4.94656488549618">
            <text:p>4.9</text:p>
          </table:table-cell>
          <table:table-cell table:formula="of:=[.$G321]" office:value-type="float" office:value="4.5824427480916">
            <text:p>4.6</text:p>
          </table:table-cell>
          <table:table-cell table:formula="of:=[.$B$9]*([.$D322]-[.$E322])/[.$B$12]" office:value-type="float" office:value="-0">
            <text:p>0.0</text:p>
          </table:table-cell>
          <table:table-cell table:formula="of:=[.$F322]+[.$G322]+[.$I322]" office:value-type="float" office:value="10.5404580152672">
            <text:p>11</text:p>
          </table:table-cell>
          <table:table-cell/>
        </table:table-row>
        <table:table-row table:style-name="ro1">
          <table:table-cell table:formula="of:=[.$A322]+[.$B$12]" office:value-type="float" office:value="1.224">
            <text:p>1.224</text:p>
          </table:table-cell>
          <table:table-cell office:value-type="float" office:value="106">
            <text:p>106</text:p>
          </table:table-cell>
          <table:table-cell table:formula="of:=[.B323]/65.5" office:value-type="float" office:value="1.61832061068702">
            <text:p>1.6</text:p>
          </table:table-cell>
          <table:table-cell table:formula="of:=[.$B$5]-[.$C323]" office:value-type="float" office:value="-1.61832061068702">
            <text:p>-1.6</text:p>
          </table:table-cell>
          <table:table-cell table:formula="of:=[.$D322]" office:value-type="float" office:value="6.99236641221374">
            <text:p>7.0</text:p>
          </table:table-cell>
          <table:table-cell table:formula="of:=[.$B$7]*[.$D323]" office:value-type="float" office:value="-1.29465648854962">
            <text:p>-1.3</text:p>
          </table:table-cell>
          <table:table-cell table:formula="of:=MIN([.$H323]+[.$B$8]*([.$D323]+[.$E323])*[.$B$12]/2;[.$B$10])" office:value-type="float" office:value="4.97880916030534">
            <text:p>5.0</text:p>
          </table:table-cell>
          <table:table-cell table:formula="of:=[.$G322]" office:value-type="float" office:value="4.94656488549618">
            <text:p>4.9</text:p>
          </table:table-cell>
          <table:table-cell table:formula="of:=[.$B$9]*([.$D323]-[.$E323])/[.$B$12]" office:value-type="float" office:value="-0">
            <text:p>0.0</text:p>
          </table:table-cell>
          <table:table-cell table:formula="of:=[.$F323]+[.$G323]+[.$I323]" office:value-type="float" office:value="3.68415267175573">
            <text:p>4</text:p>
          </table:table-cell>
          <table:table-cell/>
        </table:table-row>
        <table:table-row table:style-name="ro1">
          <table:table-cell table:formula="of:=[.$A323]+[.$B$12]" office:value-type="float" office:value="1.228">
            <text:p>1.228</text:p>
          </table:table-cell>
          <table:table-cell office:value-type="float" office:value="2118">
            <text:p>2118</text:p>
          </table:table-cell>
          <table:table-cell table:formula="of:=[.B324]/65.5" office:value-type="float" office:value="32.3358778625954">
            <text:p>32.3</text:p>
          </table:table-cell>
          <table:table-cell table:formula="of:=[.$B$5]-[.$C324]" office:value-type="float" office:value="-32.3358778625954">
            <text:p>-32.3</text:p>
          </table:table-cell>
          <table:table-cell table:formula="of:=[.$D323]" office:value-type="float" office:value="-1.61832061068702">
            <text:p>-1.6</text:p>
          </table:table-cell>
          <table:table-cell table:formula="of:=[.$B$7]*[.$D324]" office:value-type="float" office:value="-25.8687022900763">
            <text:p>-25.9</text:p>
          </table:table-cell>
          <table:table-cell table:formula="of:=MIN([.$H324]+[.$B$8]*([.$D324]+[.$E324])*[.$B$12]/2;[.$B$10])" office:value-type="float" office:value="4.77508396946565">
            <text:p>4.8</text:p>
          </table:table-cell>
          <table:table-cell table:formula="of:=[.$G323]" office:value-type="float" office:value="4.97880916030534">
            <text:p>5.0</text:p>
          </table:table-cell>
          <table:table-cell table:formula="of:=[.$B$9]*([.$D324]-[.$E324])/[.$B$12]" office:value-type="float" office:value="-0">
            <text:p>0.0</text:p>
          </table:table-cell>
          <table:table-cell table:formula="of:=[.$F324]+[.$G324]+[.$I324]" office:value-type="float" office:value="-21.0936183206107">
            <text:p>-21</text:p>
          </table:table-cell>
          <table:table-cell/>
        </table:table-row>
        <table:table-row table:style-name="ro1">
          <table:table-cell table:formula="of:=[.$A324]+[.$B$12]" office:value-type="float" office:value="1.232">
            <text:p>1.232</text:p>
          </table:table-cell>
          <table:table-cell office:value-type="float" office:value="5752">
            <text:p>5752</text:p>
          </table:table-cell>
          <table:table-cell table:formula="of:=[.B325]/65.5" office:value-type="float" office:value="87.8167938931298">
            <text:p>87.8</text:p>
          </table:table-cell>
          <table:table-cell table:formula="of:=[.$B$5]-[.$C325]" office:value-type="float" office:value="-87.8167938931298">
            <text:p>-87.8</text:p>
          </table:table-cell>
          <table:table-cell table:formula="of:=[.$D324]" office:value-type="float" office:value="-32.3358778625954">
            <text:p>-32.3</text:p>
          </table:table-cell>
          <table:table-cell table:formula="of:=[.$B$7]*[.$D325]" office:value-type="float" office:value="-70.2534351145038">
            <text:p>-70.3</text:p>
          </table:table-cell>
          <table:table-cell table:formula="of:=MIN([.$H325]+[.$B$8]*([.$D325]+[.$E325])*[.$B$12]/2;[.$B$10])" office:value-type="float" office:value="4.0541679389313">
            <text:p>4.1</text:p>
          </table:table-cell>
          <table:table-cell table:formula="of:=[.$G324]" office:value-type="float" office:value="4.77508396946565">
            <text:p>4.8</text:p>
          </table:table-cell>
          <table:table-cell table:formula="of:=[.$B$9]*([.$D325]-[.$E325])/[.$B$12]" office:value-type="float" office:value="-0">
            <text:p>0.0</text:p>
          </table:table-cell>
          <table:table-cell table:formula="of:=[.$F325]+[.$G325]+[.$I325]" office:value-type="float" office:value="-66.1992671755725">
            <text:p>-66</text:p>
          </table:table-cell>
          <table:table-cell/>
        </table:table-row>
        <table:table-row table:style-name="ro1">
          <table:table-cell table:formula="of:=[.$A325]+[.$B$12]" office:value-type="float" office:value="1.236">
            <text:p>1.236</text:p>
          </table:table-cell>
          <table:table-cell office:value-type="float" office:value="6724">
            <text:p>6724</text:p>
          </table:table-cell>
          <table:table-cell table:formula="of:=[.B326]/65.5" office:value-type="float" office:value="102.656488549618">
            <text:p>102.7</text:p>
          </table:table-cell>
          <table:table-cell table:formula="of:=[.$B$5]-[.$C326]" office:value-type="float" office:value="-102.656488549618">
            <text:p>-102.7</text:p>
          </table:table-cell>
          <table:table-cell table:formula="of:=[.$D325]" office:value-type="float" office:value="-87.8167938931298">
            <text:p>-87.8</text:p>
          </table:table-cell>
          <table:table-cell table:formula="of:=[.$B$7]*[.$D326]" office:value-type="float" office:value="-82.1251908396946">
            <text:p>-82.1</text:p>
          </table:table-cell>
          <table:table-cell table:formula="of:=MIN([.$H326]+[.$B$8]*([.$D326]+[.$E326])*[.$B$12]/2;[.$B$10])" office:value-type="float" office:value="2.91132824427481">
            <text:p>2.9</text:p>
          </table:table-cell>
          <table:table-cell table:formula="of:=[.$G325]" office:value-type="float" office:value="4.0541679389313">
            <text:p>4.1</text:p>
          </table:table-cell>
          <table:table-cell table:formula="of:=[.$B$9]*([.$D326]-[.$E326])/[.$B$12]" office:value-type="float" office:value="-0">
            <text:p>0.0</text:p>
          </table:table-cell>
          <table:table-cell table:formula="of:=[.$F326]+[.$G326]+[.$I326]" office:value-type="float" office:value="-79.2138625954198">
            <text:p>-79</text:p>
          </table:table-cell>
          <table:table-cell/>
        </table:table-row>
        <table:table-row table:style-name="ro1">
          <table:table-cell table:formula="of:=[.$A326]+[.$B$12]" office:value-type="float" office:value="1.24">
            <text:p>1.240</text:p>
          </table:table-cell>
          <table:table-cell office:value-type="float" office:value="10569">
            <text:p>10569</text:p>
          </table:table-cell>
          <table:table-cell table:formula="of:=[.B327]/65.5" office:value-type="float" office:value="161.358778625954">
            <text:p>161.4</text:p>
          </table:table-cell>
          <table:table-cell table:formula="of:=[.$B$5]-[.$C327]" office:value-type="float" office:value="-161.358778625954">
            <text:p>-161.4</text:p>
          </table:table-cell>
          <table:table-cell table:formula="of:=[.$D326]" office:value-type="float" office:value="-102.656488549618">
            <text:p>-102.7</text:p>
          </table:table-cell>
          <table:table-cell table:formula="of:=[.$B$7]*[.$D327]" office:value-type="float" office:value="-129.087022900763">
            <text:p>-129.1</text:p>
          </table:table-cell>
          <table:table-cell table:formula="of:=MIN([.$H327]+[.$B$8]*([.$D327]+[.$E327])*[.$B$12]/2;[.$B$10])" office:value-type="float" office:value="1.32723664122138">
            <text:p>1.3</text:p>
          </table:table-cell>
          <table:table-cell table:formula="of:=[.$G326]" office:value-type="float" office:value="2.91132824427481">
            <text:p>2.9</text:p>
          </table:table-cell>
          <table:table-cell table:formula="of:=[.$B$9]*([.$D327]-[.$E327])/[.$B$12]" office:value-type="float" office:value="-0">
            <text:p>0.0</text:p>
          </table:table-cell>
          <table:table-cell table:formula="of:=[.$F327]+[.$G327]+[.$I327]" office:value-type="float" office:value="-127.759786259542">
            <text:p>-128</text:p>
          </table:table-cell>
          <table:table-cell/>
        </table:table-row>
        <table:table-row table:style-name="ro1">
          <table:table-cell table:formula="of:=[.$A327]+[.$B$12]" office:value-type="float" office:value="1.244">
            <text:p>1.244</text:p>
          </table:table-cell>
          <table:table-cell office:value-type="float" office:value="8328">
            <text:p>8328</text:p>
          </table:table-cell>
          <table:table-cell table:formula="of:=[.B328]/65.5" office:value-type="float" office:value="127.145038167939">
            <text:p>127.1</text:p>
          </table:table-cell>
          <table:table-cell table:formula="of:=[.$B$5]-[.$C328]" office:value-type="float" office:value="-127.145038167939">
            <text:p>-127.1</text:p>
          </table:table-cell>
          <table:table-cell table:formula="of:=[.$D327]" office:value-type="float" office:value="-161.358778625954">
            <text:p>-161.4</text:p>
          </table:table-cell>
          <table:table-cell table:formula="of:=[.$B$7]*[.$D328]" office:value-type="float" office:value="-101.716030534351">
            <text:p>-101.7</text:p>
          </table:table-cell>
          <table:table-cell table:formula="of:=MIN([.$H328]+[.$B$8]*([.$D328]+[.$E328])*[.$B$12]/2;[.$B$10])" office:value-type="float" office:value="-0.403786259541983">
            <text:p>-0.4</text:p>
          </table:table-cell>
          <table:table-cell table:formula="of:=[.$G327]" office:value-type="float" office:value="1.32723664122138">
            <text:p>1.3</text:p>
          </table:table-cell>
          <table:table-cell table:formula="of:=[.$B$9]*([.$D328]-[.$E328])/[.$B$12]" office:value-type="float" office:value="0">
            <text:p>0.0</text:p>
          </table:table-cell>
          <table:table-cell table:formula="of:=[.$F328]+[.$G328]+[.$I328]" office:value-type="float" office:value="-102.119816793893">
            <text:p>-102</text:p>
          </table:table-cell>
          <table:table-cell/>
        </table:table-row>
        <table:table-row table:style-name="ro1">
          <table:table-cell table:formula="of:=[.$A328]+[.$B$12]" office:value-type="float" office:value="1.248">
            <text:p>1.248</text:p>
          </table:table-cell>
          <table:table-cell office:value-type="float" office:value="5215">
            <text:p>5215</text:p>
          </table:table-cell>
          <table:table-cell table:formula="of:=[.B329]/65.5" office:value-type="float" office:value="79.618320610687">
            <text:p>79.6</text:p>
          </table:table-cell>
          <table:table-cell table:formula="of:=[.$B$5]-[.$C329]" office:value-type="float" office:value="-79.618320610687">
            <text:p>-79.6</text:p>
          </table:table-cell>
          <table:table-cell table:formula="of:=[.$D328]" office:value-type="float" office:value="-127.145038167939">
            <text:p>-127.1</text:p>
          </table:table-cell>
          <table:table-cell table:formula="of:=[.$B$7]*[.$D329]" office:value-type="float" office:value="-63.6946564885496">
            <text:p>-63.7</text:p>
          </table:table-cell>
          <table:table-cell table:formula="of:=MIN([.$H329]+[.$B$8]*([.$D329]+[.$E329])*[.$B$12]/2;[.$B$10])" office:value-type="float" office:value="-1.64436641221374">
            <text:p>-1.6</text:p>
          </table:table-cell>
          <table:table-cell table:formula="of:=[.$G328]" office:value-type="float" office:value="-0.403786259541983">
            <text:p>-0.4</text:p>
          </table:table-cell>
          <table:table-cell table:formula="of:=[.$B$9]*([.$D329]-[.$E329])/[.$B$12]" office:value-type="float" office:value="0">
            <text:p>0.0</text:p>
          </table:table-cell>
          <table:table-cell table:formula="of:=[.$F329]+[.$G329]+[.$I329]" office:value-type="float" office:value="-65.3390229007634">
            <text:p>-65</text:p>
          </table:table-cell>
          <table:table-cell/>
        </table:table-row>
        <table:table-row table:style-name="ro1">
          <table:table-cell table:formula="of:=[.$A329]+[.$B$12]" office:value-type="float" office:value="1.252">
            <text:p>1.252</text:p>
          </table:table-cell>
          <table:table-cell office:value-type="float" office:value="5081">
            <text:p>5081</text:p>
          </table:table-cell>
          <table:table-cell table:formula="of:=[.B330]/65.5" office:value-type="float" office:value="77.5725190839695">
            <text:p>77.6</text:p>
          </table:table-cell>
          <table:table-cell table:formula="of:=[.$B$5]-[.$C330]" office:value-type="float" office:value="-77.5725190839695">
            <text:p>-77.6</text:p>
          </table:table-cell>
          <table:table-cell table:formula="of:=[.$D329]" office:value-type="float" office:value="-79.618320610687">
            <text:p>-79.6</text:p>
          </table:table-cell>
          <table:table-cell table:formula="of:=[.$B$7]*[.$D330]" office:value-type="float" office:value="-62.0580152671756">
            <text:p>-62.1</text:p>
          </table:table-cell>
          <table:table-cell table:formula="of:=MIN([.$H330]+[.$B$8]*([.$D330]+[.$E330])*[.$B$12]/2;[.$B$10])" office:value-type="float" office:value="-2.58751145038168">
            <text:p>-2.6</text:p>
          </table:table-cell>
          <table:table-cell table:formula="of:=[.$G329]" office:value-type="float" office:value="-1.64436641221374">
            <text:p>-1.6</text:p>
          </table:table-cell>
          <table:table-cell table:formula="of:=[.$B$9]*([.$D330]-[.$E330])/[.$B$12]" office:value-type="float" office:value="0">
            <text:p>0.0</text:p>
          </table:table-cell>
          <table:table-cell table:formula="of:=[.$F330]+[.$G330]+[.$I330]" office:value-type="float" office:value="-64.6455267175573">
            <text:p>-65</text:p>
          </table:table-cell>
          <table:table-cell/>
        </table:table-row>
        <table:table-row table:style-name="ro1">
          <table:table-cell table:formula="of:=[.$A330]+[.$B$12]" office:value-type="float" office:value="1.256">
            <text:p>1.256</text:p>
          </table:table-cell>
          <table:table-cell office:value-type="float" office:value="4945">
            <text:p>4945</text:p>
          </table:table-cell>
          <table:table-cell table:formula="of:=[.B331]/65.5" office:value-type="float" office:value="75.4961832061069">
            <text:p>75.5</text:p>
          </table:table-cell>
          <table:table-cell table:formula="of:=[.$B$5]-[.$C331]" office:value-type="float" office:value="-75.4961832061069">
            <text:p>-75.5</text:p>
          </table:table-cell>
          <table:table-cell table:formula="of:=[.$D330]" office:value-type="float" office:value="-77.5725190839695">
            <text:p>-77.6</text:p>
          </table:table-cell>
          <table:table-cell table:formula="of:=[.$B$7]*[.$D331]" office:value-type="float" office:value="-60.3969465648855">
            <text:p>-60.4</text:p>
          </table:table-cell>
          <table:table-cell table:formula="of:=MIN([.$H331]+[.$B$8]*([.$D331]+[.$E331])*[.$B$12]/2;[.$B$10])" office:value-type="float" office:value="-3.50592366412214">
            <text:p>-3.5</text:p>
          </table:table-cell>
          <table:table-cell table:formula="of:=[.$G330]" office:value-type="float" office:value="-2.58751145038168">
            <text:p>-2.6</text:p>
          </table:table-cell>
          <table:table-cell table:formula="of:=[.$B$9]*([.$D331]-[.$E331])/[.$B$12]" office:value-type="float" office:value="0">
            <text:p>0.0</text:p>
          </table:table-cell>
          <table:table-cell table:formula="of:=[.$F331]+[.$G331]+[.$I331]" office:value-type="float" office:value="-63.9028702290076">
            <text:p>-64</text:p>
          </table:table-cell>
          <table:table-cell/>
        </table:table-row>
        <table:table-row table:style-name="ro1">
          <table:table-cell table:formula="of:=[.$A331]+[.$B$12]" office:value-type="float" office:value="1.26">
            <text:p>1.260</text:p>
          </table:table-cell>
          <table:table-cell office:value-type="float" office:value="4183">
            <text:p>4183</text:p>
          </table:table-cell>
          <table:table-cell table:formula="of:=[.B332]/65.5" office:value-type="float" office:value="63.8625954198473">
            <text:p>63.9</text:p>
          </table:table-cell>
          <table:table-cell table:formula="of:=[.$B$5]-[.$C332]" office:value-type="float" office:value="-63.8625954198473">
            <text:p>-63.9</text:p>
          </table:table-cell>
          <table:table-cell table:formula="of:=[.$D331]" office:value-type="float" office:value="-75.4961832061069">
            <text:p>-75.5</text:p>
          </table:table-cell>
          <table:table-cell table:formula="of:=[.$B$7]*[.$D332]" office:value-type="float" office:value="-51.0900763358779">
            <text:p>-51.1</text:p>
          </table:table-cell>
          <table:table-cell table:formula="of:=MIN([.$H332]+[.$B$8]*([.$D332]+[.$E332])*[.$B$12]/2;[.$B$10])" office:value-type="float" office:value="-4.34207633587786">
            <text:p>-4.3</text:p>
          </table:table-cell>
          <table:table-cell table:formula="of:=[.$G331]" office:value-type="float" office:value="-3.50592366412214">
            <text:p>-3.5</text:p>
          </table:table-cell>
          <table:table-cell table:formula="of:=[.$B$9]*([.$D332]-[.$E332])/[.$B$12]" office:value-type="float" office:value="0">
            <text:p>0.0</text:p>
          </table:table-cell>
          <table:table-cell table:formula="of:=[.$F332]+[.$G332]+[.$I332]" office:value-type="float" office:value="-55.4321526717557">
            <text:p>-55</text:p>
          </table:table-cell>
          <table:table-cell/>
        </table:table-row>
        <table:table-row table:style-name="ro1">
          <table:table-cell table:formula="of:=[.$A332]+[.$B$12]" office:value-type="float" office:value="1.264">
            <text:p>1.264</text:p>
          </table:table-cell>
          <table:table-cell office:value-type="float" office:value="2560">
            <text:p>2560</text:p>
          </table:table-cell>
          <table:table-cell table:formula="of:=[.B333]/65.5" office:value-type="float" office:value="39.0839694656489">
            <text:p>39.1</text:p>
          </table:table-cell>
          <table:table-cell table:formula="of:=[.$B$5]-[.$C333]" office:value-type="float" office:value="-39.0839694656489">
            <text:p>-39.1</text:p>
          </table:table-cell>
          <table:table-cell table:formula="of:=[.$D332]" office:value-type="float" office:value="-63.8625954198473">
            <text:p>-63.9</text:p>
          </table:table-cell>
          <table:table-cell table:formula="of:=[.$B$7]*[.$D333]" office:value-type="float" office:value="-31.2671755725191">
            <text:p>-31.3</text:p>
          </table:table-cell>
          <table:table-cell table:formula="of:=MIN([.$H333]+[.$B$8]*([.$D333]+[.$E333])*[.$B$12]/2;[.$B$10])" office:value-type="float" office:value="-4.95975572519084">
            <text:p>-5.0</text:p>
          </table:table-cell>
          <table:table-cell table:formula="of:=[.$G332]" office:value-type="float" office:value="-4.34207633587786">
            <text:p>-4.3</text:p>
          </table:table-cell>
          <table:table-cell table:formula="of:=[.$B$9]*([.$D333]-[.$E333])/[.$B$12]" office:value-type="float" office:value="0">
            <text:p>0.0</text:p>
          </table:table-cell>
          <table:table-cell table:formula="of:=[.$F333]+[.$G333]+[.$I333]" office:value-type="float" office:value="-36.2269312977099">
            <text:p>-36</text:p>
          </table:table-cell>
          <table:table-cell/>
        </table:table-row>
        <table:table-row table:style-name="ro1">
          <table:table-cell table:formula="of:=[.$A333]+[.$B$12]" office:value-type="float" office:value="1.268">
            <text:p>1.268</text:p>
          </table:table-cell>
          <table:table-cell office:value-type="float" office:value="2041">
            <text:p>2041</text:p>
          </table:table-cell>
          <table:table-cell table:formula="of:=[.B334]/65.5" office:value-type="float" office:value="31.1603053435114">
            <text:p>31.2</text:p>
          </table:table-cell>
          <table:table-cell table:formula="of:=[.$B$5]-[.$C334]" office:value-type="float" office:value="-31.1603053435114">
            <text:p>-31.2</text:p>
          </table:table-cell>
          <table:table-cell table:formula="of:=[.$D333]" office:value-type="float" office:value="-39.0839694656489">
            <text:p>-39.1</text:p>
          </table:table-cell>
          <table:table-cell table:formula="of:=[.$B$7]*[.$D334]" office:value-type="float" office:value="-24.9282442748092">
            <text:p>-24.9</text:p>
          </table:table-cell>
          <table:table-cell table:formula="of:=MIN([.$H334]+[.$B$8]*([.$D334]+[.$E334])*[.$B$12]/2;[.$B$10])" office:value-type="float" office:value="-5.3812213740458">
            <text:p>-5.4</text:p>
          </table:table-cell>
          <table:table-cell table:formula="of:=[.$G333]" office:value-type="float" office:value="-4.95975572519084">
            <text:p>-5.0</text:p>
          </table:table-cell>
          <table:table-cell table:formula="of:=[.$B$9]*([.$D334]-[.$E334])/[.$B$12]" office:value-type="float" office:value="0">
            <text:p>0.0</text:p>
          </table:table-cell>
          <table:table-cell table:formula="of:=[.$F334]+[.$G334]+[.$I334]" office:value-type="float" office:value="-30.309465648855">
            <text:p>-30</text:p>
          </table:table-cell>
          <table:table-cell/>
        </table:table-row>
        <table:table-row table:style-name="ro1">
          <table:table-cell table:formula="of:=[.$A334]+[.$B$12]" office:value-type="float" office:value="1.272">
            <text:p>1.272</text:p>
          </table:table-cell>
          <table:table-cell office:value-type="float" office:value="474">
            <text:p>474</text:p>
          </table:table-cell>
          <table:table-cell table:formula="of:=[.B335]/65.5" office:value-type="float" office:value="7.23664122137405">
            <text:p>7.2</text:p>
          </table:table-cell>
          <table:table-cell table:formula="of:=[.$B$5]-[.$C335]" office:value-type="float" office:value="-7.23664122137405">
            <text:p>-7.2</text:p>
          </table:table-cell>
          <table:table-cell table:formula="of:=[.$D334]" office:value-type="float" office:value="-31.1603053435114">
            <text:p>-31.2</text:p>
          </table:table-cell>
          <table:table-cell table:formula="of:=[.$B$7]*[.$D335]" office:value-type="float" office:value="-5.78931297709924">
            <text:p>-5.8</text:p>
          </table:table-cell>
          <table:table-cell table:formula="of:=MIN([.$H335]+[.$B$8]*([.$D335]+[.$E335])*[.$B$12]/2;[.$B$10])" office:value-type="float" office:value="-5.61160305343511">
            <text:p>-5.6</text:p>
          </table:table-cell>
          <table:table-cell table:formula="of:=[.$G334]" office:value-type="float" office:value="-5.3812213740458">
            <text:p>-5.4</text:p>
          </table:table-cell>
          <table:table-cell table:formula="of:=[.$B$9]*([.$D335]-[.$E335])/[.$B$12]" office:value-type="float" office:value="0">
            <text:p>0.0</text:p>
          </table:table-cell>
          <table:table-cell table:formula="of:=[.$F335]+[.$G335]+[.$I335]" office:value-type="float" office:value="-11.4009160305344">
            <text:p>-11</text:p>
          </table:table-cell>
          <table:table-cell/>
        </table:table-row>
        <table:table-row table:style-name="ro1">
          <table:table-cell table:formula="of:=[.$A335]+[.$B$12]" office:value-type="float" office:value="1.276">
            <text:p>1.276</text:p>
          </table:table-cell>
          <table:table-cell office:value-type="float" office:value="38">
            <text:p>38</text:p>
          </table:table-cell>
          <table:table-cell table:formula="of:=[.B336]/65.5" office:value-type="float" office:value="0.580152671755725">
            <text:p>0.6</text:p>
          </table:table-cell>
          <table:table-cell table:formula="of:=[.$B$5]-[.$C336]" office:value-type="float" office:value="-0.580152671755725">
            <text:p>-0.6</text:p>
          </table:table-cell>
          <table:table-cell table:formula="of:=[.$D335]" office:value-type="float" office:value="-7.23664122137405">
            <text:p>-7.2</text:p>
          </table:table-cell>
          <table:table-cell table:formula="of:=[.$B$7]*[.$D336]" office:value-type="float" office:value="-0.46412213740458">
            <text:p>-0.5</text:p>
          </table:table-cell>
          <table:table-cell table:formula="of:=MIN([.$H336]+[.$B$8]*([.$D336]+[.$E336])*[.$B$12]/2;[.$B$10])" office:value-type="float" office:value="-5.65850381679389">
            <text:p>-5.7</text:p>
          </table:table-cell>
          <table:table-cell table:formula="of:=[.$G335]" office:value-type="float" office:value="-5.61160305343511">
            <text:p>-5.6</text:p>
          </table:table-cell>
          <table:table-cell table:formula="of:=[.$B$9]*([.$D336]-[.$E336])/[.$B$12]" office:value-type="float" office:value="0">
            <text:p>0.0</text:p>
          </table:table-cell>
          <table:table-cell table:formula="of:=[.$F336]+[.$G336]+[.$I336]" office:value-type="float" office:value="-6.12262595419847">
            <text:p>-6</text:p>
          </table:table-cell>
          <table:table-cell/>
        </table:table-row>
        <table:table-row table:style-name="ro1">
          <table:table-cell table:formula="of:=[.$A336]+[.$B$12]" office:value-type="float" office:value="1.28">
            <text:p>1.280</text:p>
          </table:table-cell>
          <table:table-cell office:value-type="float" office:value="13">
            <text:p>13</text:p>
          </table:table-cell>
          <table:table-cell table:formula="of:=[.B337]/65.5" office:value-type="float" office:value="0.198473282442748">
            <text:p>0.2</text:p>
          </table:table-cell>
          <table:table-cell table:formula="of:=[.$B$5]-[.$C337]" office:value-type="float" office:value="-0.198473282442748">
            <text:p>-0.2</text:p>
          </table:table-cell>
          <table:table-cell table:formula="of:=[.$D336]" office:value-type="float" office:value="-0.580152671755725">
            <text:p>-0.6</text:p>
          </table:table-cell>
          <table:table-cell table:formula="of:=[.$B$7]*[.$D337]" office:value-type="float" office:value="-0.158778625954198">
            <text:p>-0.2</text:p>
          </table:table-cell>
          <table:table-cell table:formula="of:=MIN([.$H337]+[.$B$8]*([.$D337]+[.$E337])*[.$B$12]/2;[.$B$10])" office:value-type="float" office:value="-5.66317557251908">
            <text:p>-5.7</text:p>
          </table:table-cell>
          <table:table-cell table:formula="of:=[.$G336]" office:value-type="float" office:value="-5.65850381679389">
            <text:p>-5.7</text:p>
          </table:table-cell>
          <table:table-cell table:formula="of:=[.$B$9]*([.$D337]-[.$E337])/[.$B$12]" office:value-type="float" office:value="0">
            <text:p>0.0</text:p>
          </table:table-cell>
          <table:table-cell table:formula="of:=[.$F337]+[.$G337]+[.$I337]" office:value-type="float" office:value="-5.82195419847328">
            <text:p>-6</text:p>
          </table:table-cell>
          <table:table-cell/>
        </table:table-row>
        <table:table-row table:style-name="ro1">
          <table:table-cell table:formula="of:=[.$A337]+[.$B$12]" office:value-type="float" office:value="1.284">
            <text:p>1.284</text:p>
          </table:table-cell>
          <table:table-cell office:value-type="float" office:value="-660">
            <text:p>-660</text:p>
          </table:table-cell>
          <table:table-cell table:formula="of:=[.B338]/65.5" office:value-type="float" office:value="-10.0763358778626">
            <text:p>-10.1</text:p>
          </table:table-cell>
          <table:table-cell table:formula="of:=[.$B$5]-[.$C338]" office:value-type="float" office:value="10.0763358778626">
            <text:p>10.1</text:p>
          </table:table-cell>
          <table:table-cell table:formula="of:=[.$D337]" office:value-type="float" office:value="-0.198473282442748">
            <text:p>-0.2</text:p>
          </table:table-cell>
          <table:table-cell table:formula="of:=[.$B$7]*[.$D338]" office:value-type="float" office:value="8.06106870229008">
            <text:p>8.1</text:p>
          </table:table-cell>
          <table:table-cell table:formula="of:=MIN([.$H338]+[.$B$8]*([.$D338]+[.$E338])*[.$B$12]/2;[.$B$10])" office:value-type="float" office:value="-5.60390839694656">
            <text:p>-5.6</text:p>
          </table:table-cell>
          <table:table-cell table:formula="of:=[.$G337]" office:value-type="float" office:value="-5.66317557251908">
            <text:p>-5.7</text:p>
          </table:table-cell>
          <table:table-cell table:formula="of:=[.$B$9]*([.$D338]-[.$E338])/[.$B$12]" office:value-type="float" office:value="0">
            <text:p>0.0</text:p>
          </table:table-cell>
          <table:table-cell table:formula="of:=[.$F338]+[.$G338]+[.$I338]" office:value-type="float" office:value="2.45716030534351">
            <text:p>2</text:p>
          </table:table-cell>
          <table:table-cell/>
        </table:table-row>
        <table:table-row table:style-name="ro1">
          <table:table-cell table:formula="of:=[.$A338]+[.$B$12]" office:value-type="float" office:value="1.288">
            <text:p>1.288</text:p>
          </table:table-cell>
          <table:table-cell office:value-type="float" office:value="-2310">
            <text:p>-2310</text:p>
          </table:table-cell>
          <table:table-cell table:formula="of:=[.B339]/65.5" office:value-type="float" office:value="-35.2671755725191">
            <text:p>-35.3</text:p>
          </table:table-cell>
          <table:table-cell table:formula="of:=[.$B$5]-[.$C339]" office:value-type="float" office:value="35.2671755725191">
            <text:p>35.3</text:p>
          </table:table-cell>
          <table:table-cell table:formula="of:=[.$D338]" office:value-type="float" office:value="10.0763358778626">
            <text:p>10.1</text:p>
          </table:table-cell>
          <table:table-cell table:formula="of:=[.$B$7]*[.$D339]" office:value-type="float" office:value="28.2137404580153">
            <text:p>28.2</text:p>
          </table:table-cell>
          <table:table-cell table:formula="of:=MIN([.$H339]+[.$B$8]*([.$D339]+[.$E339])*[.$B$12]/2;[.$B$10])" office:value-type="float" office:value="-5.33184732824427">
            <text:p>-5.3</text:p>
          </table:table-cell>
          <table:table-cell table:formula="of:=[.$G338]" office:value-type="float" office:value="-5.60390839694656">
            <text:p>-5.6</text:p>
          </table:table-cell>
          <table:table-cell table:formula="of:=[.$B$9]*([.$D339]-[.$E339])/[.$B$12]" office:value-type="float" office:value="0">
            <text:p>0.0</text:p>
          </table:table-cell>
          <table:table-cell table:formula="of:=[.$F339]+[.$G339]+[.$I339]" office:value-type="float" office:value="22.881893129771">
            <text:p>23</text:p>
          </table:table-cell>
          <table:table-cell/>
        </table:table-row>
        <table:table-row table:style-name="ro1">
          <table:table-cell table:formula="of:=[.$A339]+[.$B$12]" office:value-type="float" office:value="1.292">
            <text:p>1.292</text:p>
          </table:table-cell>
          <table:table-cell office:value-type="float" office:value="-5469">
            <text:p>-5469</text:p>
          </table:table-cell>
          <table:table-cell table:formula="of:=[.B340]/65.5" office:value-type="float" office:value="-83.4961832061069">
            <text:p>-83.5</text:p>
          </table:table-cell>
          <table:table-cell table:formula="of:=[.$B$5]-[.$C340]" office:value-type="float" office:value="83.4961832061069">
            <text:p>83.5</text:p>
          </table:table-cell>
          <table:table-cell table:formula="of:=[.$D339]" office:value-type="float" office:value="35.2671755725191">
            <text:p>35.3</text:p>
          </table:table-cell>
          <table:table-cell table:formula="of:=[.$B$7]*[.$D340]" office:value-type="float" office:value="66.7969465648855">
            <text:p>66.8</text:p>
          </table:table-cell>
          <table:table-cell table:formula="of:=MIN([.$H340]+[.$B$8]*([.$D340]+[.$E340])*[.$B$12]/2;[.$B$10])" office:value-type="float" office:value="-4.61926717557252">
            <text:p>-4.6</text:p>
          </table:table-cell>
          <table:table-cell table:formula="of:=[.$G339]" office:value-type="float" office:value="-5.33184732824427">
            <text:p>-5.3</text:p>
          </table:table-cell>
          <table:table-cell table:formula="of:=[.$B$9]*([.$D340]-[.$E340])/[.$B$12]" office:value-type="float" office:value="0">
            <text:p>0.0</text:p>
          </table:table-cell>
          <table:table-cell table:formula="of:=[.$F340]+[.$G340]+[.$I340]" office:value-type="float" office:value="62.177679389313">
            <text:p>62</text:p>
          </table:table-cell>
          <table:table-cell/>
        </table:table-row>
        <table:table-row table:style-name="ro1">
          <table:table-cell table:formula="of:=[.$A340]+[.$B$12]" office:value-type="float" office:value="1.296">
            <text:p>1.296</text:p>
          </table:table-cell>
          <table:table-cell office:value-type="float" office:value="-8822">
            <text:p>-8822</text:p>
          </table:table-cell>
          <table:table-cell table:formula="of:=[.B341]/65.5" office:value-type="float" office:value="-134.687022900763">
            <text:p>-134.7</text:p>
          </table:table-cell>
          <table:table-cell table:formula="of:=[.$B$5]-[.$C341]" office:value-type="float" office:value="134.687022900763">
            <text:p>134.7</text:p>
          </table:table-cell>
          <table:table-cell table:formula="of:=[.$D340]" office:value-type="float" office:value="83.4961832061069">
            <text:p>83.5</text:p>
          </table:table-cell>
          <table:table-cell table:formula="of:=[.$B$7]*[.$D341]" office:value-type="float" office:value="107.749618320611">
            <text:p>107.7</text:p>
          </table:table-cell>
          <table:table-cell table:formula="of:=MIN([.$H341]+[.$B$8]*([.$D341]+[.$E341])*[.$B$12]/2;[.$B$10])" office:value-type="float" office:value="-3.3101679389313">
            <text:p>-3.3</text:p>
          </table:table-cell>
          <table:table-cell table:formula="of:=[.$G340]" office:value-type="float" office:value="-4.61926717557252">
            <text:p>-4.6</text:p>
          </table:table-cell>
          <table:table-cell table:formula="of:=[.$B$9]*([.$D341]-[.$E341])/[.$B$12]" office:value-type="float" office:value="0">
            <text:p>0.0</text:p>
          </table:table-cell>
          <table:table-cell table:formula="of:=[.$F341]+[.$G341]+[.$I341]" office:value-type="float" office:value="104.439450381679">
            <text:p>104</text:p>
          </table:table-cell>
          <table:table-cell/>
        </table:table-row>
        <table:table-row table:style-name="ro1">
          <table:table-cell table:formula="of:=[.$A341]+[.$B$12]" office:value-type="float" office:value="1.3">
            <text:p>1.300</text:p>
          </table:table-cell>
          <table:table-cell office:value-type="float" office:value="-5453">
            <text:p>-5453</text:p>
          </table:table-cell>
          <table:table-cell table:formula="of:=[.B342]/65.5" office:value-type="float" office:value="-83.2519083969466">
            <text:p>-83.3</text:p>
          </table:table-cell>
          <table:table-cell table:formula="of:=[.$B$5]-[.$C342]" office:value-type="float" office:value="83.2519083969466">
            <text:p>83.3</text:p>
          </table:table-cell>
          <table:table-cell table:formula="of:=[.$D341]" office:value-type="float" office:value="134.687022900763">
            <text:p>134.7</text:p>
          </table:table-cell>
          <table:table-cell table:formula="of:=[.$B$7]*[.$D342]" office:value-type="float" office:value="66.6015267175573">
            <text:p>66.6</text:p>
          </table:table-cell>
          <table:table-cell table:formula="of:=MIN([.$H342]+[.$B$8]*([.$D342]+[.$E342])*[.$B$12]/2;[.$B$10])" office:value-type="float" office:value="-2.00253435114504">
            <text:p>-2.0</text:p>
          </table:table-cell>
          <table:table-cell table:formula="of:=[.$G341]" office:value-type="float" office:value="-3.3101679389313">
            <text:p>-3.3</text:p>
          </table:table-cell>
          <table:table-cell table:formula="of:=[.$B$9]*([.$D342]-[.$E342])/[.$B$12]" office:value-type="float" office:value="-0">
            <text:p>0.0</text:p>
          </table:table-cell>
          <table:table-cell table:formula="of:=[.$F342]+[.$G342]+[.$I342]" office:value-type="float" office:value="64.5989923664122">
            <text:p>65</text:p>
          </table:table-cell>
          <table:table-cell/>
        </table:table-row>
        <table:table-row table:style-name="ro1">
          <table:table-cell table:formula="of:=[.$A342]+[.$B$12]" office:value-type="float" office:value="1.304">
            <text:p>1.304</text:p>
          </table:table-cell>
          <table:table-cell office:value-type="float" office:value="-7681">
            <text:p>-7681</text:p>
          </table:table-cell>
          <table:table-cell table:formula="of:=[.B343]/65.5" office:value-type="float" office:value="-117.267175572519">
            <text:p>-117.3</text:p>
          </table:table-cell>
          <table:table-cell table:formula="of:=[.$B$5]-[.$C343]" office:value-type="float" office:value="117.267175572519">
            <text:p>117.3</text:p>
          </table:table-cell>
          <table:table-cell table:formula="of:=[.$D342]" office:value-type="float" office:value="83.2519083969466">
            <text:p>83.3</text:p>
          </table:table-cell>
          <table:table-cell table:formula="of:=[.$B$7]*[.$D343]" office:value-type="float" office:value="93.8137404580153">
            <text:p>93.8</text:p>
          </table:table-cell>
          <table:table-cell table:formula="of:=MIN([.$H343]+[.$B$8]*([.$D343]+[.$E343])*[.$B$12]/2;[.$B$10])" office:value-type="float" office:value="-0.799419847328243">
            <text:p>-0.8</text:p>
          </table:table-cell>
          <table:table-cell table:formula="of:=[.$G342]" office:value-type="float" office:value="-2.00253435114504">
            <text:p>-2.0</text:p>
          </table:table-cell>
          <table:table-cell table:formula="of:=[.$B$9]*([.$D343]-[.$E343])/[.$B$12]" office:value-type="float" office:value="0">
            <text:p>0.0</text:p>
          </table:table-cell>
          <table:table-cell table:formula="of:=[.$F343]+[.$G343]+[.$I343]" office:value-type="float" office:value="93.014320610687">
            <text:p>93</text:p>
          </table:table-cell>
          <table:table-cell/>
        </table:table-row>
        <table:table-row table:style-name="ro1">
          <table:table-cell table:formula="of:=[.$A343]+[.$B$12]" office:value-type="float" office:value="1.308">
            <text:p>1.308</text:p>
          </table:table-cell>
          <table:table-cell office:value-type="float" office:value="-6262">
            <text:p>-6262</text:p>
          </table:table-cell>
          <table:table-cell table:formula="of:=[.B344]/65.5" office:value-type="float" office:value="-95.6030534351145">
            <text:p>-95.6</text:p>
          </table:table-cell>
          <table:table-cell table:formula="of:=[.$B$5]-[.$C344]" office:value-type="float" office:value="95.6030534351145">
            <text:p>95.6</text:p>
          </table:table-cell>
          <table:table-cell table:formula="of:=[.$D343]" office:value-type="float" office:value="117.267175572519">
            <text:p>117.3</text:p>
          </table:table-cell>
          <table:table-cell table:formula="of:=[.$B$7]*[.$D344]" office:value-type="float" office:value="76.4824427480916">
            <text:p>76.5</text:p>
          </table:table-cell>
          <table:table-cell table:formula="of:=MIN([.$H344]+[.$B$8]*([.$D344]+[.$E344])*[.$B$12]/2;[.$B$10])" office:value-type="float" office:value="0.477801526717558">
            <text:p>0.5</text:p>
          </table:table-cell>
          <table:table-cell table:formula="of:=[.$G343]" office:value-type="float" office:value="-0.799419847328243">
            <text:p>-0.8</text:p>
          </table:table-cell>
          <table:table-cell table:formula="of:=[.$B$9]*([.$D344]-[.$E344])/[.$B$12]" office:value-type="float" office:value="-0">
            <text:p>0.0</text:p>
          </table:table-cell>
          <table:table-cell table:formula="of:=[.$F344]+[.$G344]+[.$I344]" office:value-type="float" office:value="76.9602442748092">
            <text:p>77</text:p>
          </table:table-cell>
          <table:table-cell/>
        </table:table-row>
        <table:table-row table:style-name="ro1">
          <table:table-cell table:formula="of:=[.$A344]+[.$B$12]" office:value-type="float" office:value="1.312">
            <text:p>1.312</text:p>
          </table:table-cell>
          <table:table-cell office:value-type="float" office:value="-3631">
            <text:p>-3631</text:p>
          </table:table-cell>
          <table:table-cell table:formula="of:=[.B345]/65.5" office:value-type="float" office:value="-55.4351145038168">
            <text:p>-55.4</text:p>
          </table:table-cell>
          <table:table-cell table:formula="of:=[.$B$5]-[.$C345]" office:value-type="float" office:value="55.4351145038168">
            <text:p>55.4</text:p>
          </table:table-cell>
          <table:table-cell table:formula="of:=[.$D344]" office:value-type="float" office:value="95.6030534351145">
            <text:p>95.6</text:p>
          </table:table-cell>
          <table:table-cell table:formula="of:=[.$B$7]*[.$D345]" office:value-type="float" office:value="44.3480916030534">
            <text:p>44.3</text:p>
          </table:table-cell>
          <table:table-cell table:formula="of:=MIN([.$H345]+[.$B$8]*([.$D345]+[.$E345])*[.$B$12]/2;[.$B$10])" office:value-type="float" office:value="1.38403053435115">
            <text:p>1.4</text:p>
          </table:table-cell>
          <table:table-cell table:formula="of:=[.$G344]" office:value-type="float" office:value="0.477801526717558">
            <text:p>0.5</text:p>
          </table:table-cell>
          <table:table-cell table:formula="of:=[.$B$9]*([.$D345]-[.$E345])/[.$B$12]" office:value-type="float" office:value="-0">
            <text:p>0.0</text:p>
          </table:table-cell>
          <table:table-cell table:formula="of:=[.$F345]+[.$G345]+[.$I345]" office:value-type="float" office:value="45.7321221374046">
            <text:p>46</text:p>
          </table:table-cell>
          <table:table-cell/>
        </table:table-row>
        <table:table-row table:style-name="ro1">
          <table:table-cell table:formula="of:=[.$A345]+[.$B$12]" office:value-type="float" office:value="1.316">
            <text:p>1.316</text:p>
          </table:table-cell>
          <table:table-cell office:value-type="float" office:value="-2690">
            <text:p>-2690</text:p>
          </table:table-cell>
          <table:table-cell table:formula="of:=[.B346]/65.5" office:value-type="float" office:value="-41.0687022900763">
            <text:p>-41.1</text:p>
          </table:table-cell>
          <table:table-cell table:formula="of:=[.$B$5]-[.$C346]" office:value-type="float" office:value="41.0687022900763">
            <text:p>41.1</text:p>
          </table:table-cell>
          <table:table-cell table:formula="of:=[.$D345]" office:value-type="float" office:value="55.4351145038168">
            <text:p>55.4</text:p>
          </table:table-cell>
          <table:table-cell table:formula="of:=[.$B$7]*[.$D346]" office:value-type="float" office:value="32.8549618320611">
            <text:p>32.9</text:p>
          </table:table-cell>
          <table:table-cell table:formula="of:=MIN([.$H346]+[.$B$8]*([.$D346]+[.$E346])*[.$B$12]/2;[.$B$10])" office:value-type="float" office:value="1.9630534351145">
            <text:p>2.0</text:p>
          </table:table-cell>
          <table:table-cell table:formula="of:=[.$G345]" office:value-type="float" office:value="1.38403053435115">
            <text:p>1.4</text:p>
          </table:table-cell>
          <table:table-cell table:formula="of:=[.$B$9]*([.$D346]-[.$E346])/[.$B$12]" office:value-type="float" office:value="-0">
            <text:p>0.0</text:p>
          </table:table-cell>
          <table:table-cell table:formula="of:=[.$F346]+[.$G346]+[.$I346]" office:value-type="float" office:value="34.8180152671756">
            <text:p>35</text:p>
          </table:table-cell>
          <table:table-cell/>
        </table:table-row>
        <table:table-row table:style-name="ro1">
          <table:table-cell table:formula="of:=[.$A346]+[.$B$12]" office:value-type="float" office:value="1.32">
            <text:p>1.320</text:p>
          </table:table-cell>
          <table:table-cell office:value-type="float" office:value="-563">
            <text:p>-563</text:p>
          </table:table-cell>
          <table:table-cell table:formula="of:=[.B347]/65.5" office:value-type="float" office:value="-8.59541984732824">
            <text:p>-8.6</text:p>
          </table:table-cell>
          <table:table-cell table:formula="of:=[.$B$5]-[.$C347]" office:value-type="float" office:value="8.59541984732824">
            <text:p>8.6</text:p>
          </table:table-cell>
          <table:table-cell table:formula="of:=[.$D346]" office:value-type="float" office:value="41.0687022900763">
            <text:p>41.1</text:p>
          </table:table-cell>
          <table:table-cell table:formula="of:=[.$B$7]*[.$D347]" office:value-type="float" office:value="6.8763358778626">
            <text:p>6.9</text:p>
          </table:table-cell>
          <table:table-cell table:formula="of:=MIN([.$H347]+[.$B$8]*([.$D347]+[.$E347])*[.$B$12]/2;[.$B$10])" office:value-type="float" office:value="2.26103816793893">
            <text:p>2.3</text:p>
          </table:table-cell>
          <table:table-cell table:formula="of:=[.$G346]" office:value-type="float" office:value="1.9630534351145">
            <text:p>2.0</text:p>
          </table:table-cell>
          <table:table-cell table:formula="of:=[.$B$9]*([.$D347]-[.$E347])/[.$B$12]" office:value-type="float" office:value="-0">
            <text:p>0.0</text:p>
          </table:table-cell>
          <table:table-cell table:formula="of:=[.$F347]+[.$G347]+[.$I347]" office:value-type="float" office:value="9.13737404580153">
            <text:p>9</text:p>
          </table:table-cell>
          <table:table-cell/>
        </table:table-row>
        <table:table-row table:style-name="ro1">
          <table:table-cell table:formula="of:=[.$A347]+[.$B$12]" office:value-type="float" office:value="1.324">
            <text:p>1.324</text:p>
          </table:table-cell>
          <table:table-cell office:value-type="float" office:value="16">
            <text:p>16</text:p>
          </table:table-cell>
          <table:table-cell table:formula="of:=[.B348]/65.5" office:value-type="float" office:value="0.244274809160305">
            <text:p>0.2</text:p>
          </table:table-cell>
          <table:table-cell table:formula="of:=[.$B$5]-[.$C348]" office:value-type="float" office:value="-0.244274809160305">
            <text:p>-0.2</text:p>
          </table:table-cell>
          <table:table-cell table:formula="of:=[.$D347]" office:value-type="float" office:value="8.59541984732824">
            <text:p>8.6</text:p>
          </table:table-cell>
          <table:table-cell table:formula="of:=[.$B$7]*[.$D348]" office:value-type="float" office:value="-0.195419847328244">
            <text:p>-0.2</text:p>
          </table:table-cell>
          <table:table-cell table:formula="of:=MIN([.$H348]+[.$B$8]*([.$D348]+[.$E348])*[.$B$12]/2;[.$B$10])" office:value-type="float" office:value="2.31114503816794">
            <text:p>2.3</text:p>
          </table:table-cell>
          <table:table-cell table:formula="of:=[.$G347]" office:value-type="float" office:value="2.26103816793893">
            <text:p>2.3</text:p>
          </table:table-cell>
          <table:table-cell table:formula="of:=[.$B$9]*([.$D348]-[.$E348])/[.$B$12]" office:value-type="float" office:value="-0">
            <text:p>0.0</text:p>
          </table:table-cell>
          <table:table-cell table:formula="of:=[.$F348]+[.$G348]+[.$I348]" office:value-type="float" office:value="2.11572519083969">
            <text:p>2</text:p>
          </table:table-cell>
          <table:table-cell/>
        </table:table-row>
        <table:table-row table:style-name="ro1">
          <table:table-cell table:formula="of:=[.$A348]+[.$B$12]" office:value-type="float" office:value="1.328">
            <text:p>1.328</text:p>
          </table:table-cell>
          <table:table-cell office:value-type="float" office:value="938">
            <text:p>938</text:p>
          </table:table-cell>
          <table:table-cell table:formula="of:=[.B349]/65.5" office:value-type="float" office:value="14.3206106870229">
            <text:p>14.3</text:p>
          </table:table-cell>
          <table:table-cell table:formula="of:=[.$B$5]-[.$C349]" office:value-type="float" office:value="-14.3206106870229">
            <text:p>-14.3</text:p>
          </table:table-cell>
          <table:table-cell table:formula="of:=[.$D348]" office:value-type="float" office:value="-0.244274809160305">
            <text:p>-0.2</text:p>
          </table:table-cell>
          <table:table-cell table:formula="of:=[.$B$7]*[.$D349]" office:value-type="float" office:value="-11.4564885496183">
            <text:p>-11.5</text:p>
          </table:table-cell>
          <table:table-cell table:formula="of:=MIN([.$H349]+[.$B$8]*([.$D349]+[.$E349])*[.$B$12]/2;[.$B$10])" office:value-type="float" office:value="2.22375572519084">
            <text:p>2.2</text:p>
          </table:table-cell>
          <table:table-cell table:formula="of:=[.$G348]" office:value-type="float" office:value="2.31114503816794">
            <text:p>2.3</text:p>
          </table:table-cell>
          <table:table-cell table:formula="of:=[.$B$9]*([.$D349]-[.$E349])/[.$B$12]" office:value-type="float" office:value="-0">
            <text:p>0.0</text:p>
          </table:table-cell>
          <table:table-cell table:formula="of:=[.$F349]+[.$G349]+[.$I349]" office:value-type="float" office:value="-9.23273282442748">
            <text:p>-9</text:p>
          </table:table-cell>
          <table:table-cell/>
        </table:table-row>
        <table:table-row table:style-name="ro1">
          <table:table-cell table:formula="of:=[.$A349]+[.$B$12]" office:value-type="float" office:value="1.332">
            <text:p>1.332</text:p>
          </table:table-cell>
          <table:table-cell office:value-type="float" office:value="2360">
            <text:p>2360</text:p>
          </table:table-cell>
          <table:table-cell table:formula="of:=[.B350]/65.5" office:value-type="float" office:value="36.030534351145">
            <text:p>36.0</text:p>
          </table:table-cell>
          <table:table-cell table:formula="of:=[.$B$5]-[.$C350]" office:value-type="float" office:value="-36.030534351145">
            <text:p>-36.0</text:p>
          </table:table-cell>
          <table:table-cell table:formula="of:=[.$D349]" office:value-type="float" office:value="-14.3206106870229">
            <text:p>-14.3</text:p>
          </table:table-cell>
          <table:table-cell table:formula="of:=[.$B$7]*[.$D350]" office:value-type="float" office:value="-28.824427480916">
            <text:p>-28.8</text:p>
          </table:table-cell>
          <table:table-cell table:formula="of:=MIN([.$H350]+[.$B$8]*([.$D350]+[.$E350])*[.$B$12]/2;[.$B$10])" office:value-type="float" office:value="1.92164885496183">
            <text:p>1.9</text:p>
          </table:table-cell>
          <table:table-cell table:formula="of:=[.$G349]" office:value-type="float" office:value="2.22375572519084">
            <text:p>2.2</text:p>
          </table:table-cell>
          <table:table-cell table:formula="of:=[.$B$9]*([.$D350]-[.$E350])/[.$B$12]" office:value-type="float" office:value="-0">
            <text:p>0.0</text:p>
          </table:table-cell>
          <table:table-cell table:formula="of:=[.$F350]+[.$G350]+[.$I350]" office:value-type="float" office:value="-26.9027786259542">
            <text:p>-27</text:p>
          </table:table-cell>
          <table:table-cell/>
        </table:table-row>
        <table:table-row table:style-name="ro1">
          <table:table-cell table:formula="of:=[.$A350]+[.$B$12]" office:value-type="float" office:value="1.336">
            <text:p>1.336</text:p>
          </table:table-cell>
          <table:table-cell office:value-type="float" office:value="492">
            <text:p>492</text:p>
          </table:table-cell>
          <table:table-cell table:formula="of:=[.B351]/65.5" office:value-type="float" office:value="7.51145038167939">
            <text:p>7.5</text:p>
          </table:table-cell>
          <table:table-cell table:formula="of:=[.$B$5]-[.$C351]" office:value-type="float" office:value="-7.51145038167939">
            <text:p>-7.5</text:p>
          </table:table-cell>
          <table:table-cell table:formula="of:=[.$D350]" office:value-type="float" office:value="-36.030534351145">
            <text:p>-36.0</text:p>
          </table:table-cell>
          <table:table-cell table:formula="of:=[.$B$7]*[.$D351]" office:value-type="float" office:value="-6.00916030534351">
            <text:p>-6.0</text:p>
          </table:table-cell>
          <table:table-cell table:formula="of:=MIN([.$H351]+[.$B$8]*([.$D351]+[.$E351])*[.$B$12]/2;[.$B$10])" office:value-type="float" office:value="1.66039694656489">
            <text:p>1.7</text:p>
          </table:table-cell>
          <table:table-cell table:formula="of:=[.$G350]" office:value-type="float" office:value="1.92164885496183">
            <text:p>1.9</text:p>
          </table:table-cell>
          <table:table-cell table:formula="of:=[.$B$9]*([.$D351]-[.$E351])/[.$B$12]" office:value-type="float" office:value="0">
            <text:p>0.0</text:p>
          </table:table-cell>
          <table:table-cell table:formula="of:=[.$F351]+[.$G351]+[.$I351]" office:value-type="float" office:value="-4.34876335877863">
            <text:p>-4</text:p>
          </table:table-cell>
          <table:table-cell/>
        </table:table-row>
        <table:table-row table:style-name="ro1">
          <table:table-cell table:formula="of:=[.$A351]+[.$B$12]" office:value-type="float" office:value="1.34">
            <text:p>1.340</text:p>
          </table:table-cell>
          <table:table-cell office:value-type="float" office:value="1031">
            <text:p>1031</text:p>
          </table:table-cell>
          <table:table-cell table:formula="of:=[.B352]/65.5" office:value-type="float" office:value="15.7404580152672">
            <text:p>15.7</text:p>
          </table:table-cell>
          <table:table-cell table:formula="of:=[.$B$5]-[.$C352]" office:value-type="float" office:value="-15.7404580152672">
            <text:p>-15.7</text:p>
          </table:table-cell>
          <table:table-cell table:formula="of:=[.$D351]" office:value-type="float" office:value="-7.51145038167939">
            <text:p>-7.5</text:p>
          </table:table-cell>
          <table:table-cell table:formula="of:=[.$B$7]*[.$D352]" office:value-type="float" office:value="-12.5923664122137">
            <text:p>-12.6</text:p>
          </table:table-cell>
          <table:table-cell table:formula="of:=MIN([.$H352]+[.$B$8]*([.$D352]+[.$E352])*[.$B$12]/2;[.$B$10])" office:value-type="float" office:value="1.52088549618321">
            <text:p>1.5</text:p>
          </table:table-cell>
          <table:table-cell table:formula="of:=[.$G351]" office:value-type="float" office:value="1.66039694656489">
            <text:p>1.7</text:p>
          </table:table-cell>
          <table:table-cell table:formula="of:=[.$B$9]*([.$D352]-[.$E352])/[.$B$12]" office:value-type="float" office:value="-0">
            <text:p>0.0</text:p>
          </table:table-cell>
          <table:table-cell table:formula="of:=[.$F352]+[.$G352]+[.$I352]" office:value-type="float" office:value="-11.0714809160305">
            <text:p>-11</text:p>
          </table:table-cell>
          <table:table-cell/>
        </table:table-row>
        <table:table-row table:style-name="ro1">
          <table:table-cell table:formula="of:=[.$A352]+[.$B$12]" office:value-type="float" office:value="1.344">
            <text:p>1.344</text:p>
          </table:table-cell>
          <table:table-cell office:value-type="float" office:value="3325">
            <text:p>3325</text:p>
          </table:table-cell>
          <table:table-cell table:formula="of:=[.B353]/65.5" office:value-type="float" office:value="50.763358778626">
            <text:p>50.8</text:p>
          </table:table-cell>
          <table:table-cell table:formula="of:=[.$B$5]-[.$C353]" office:value-type="float" office:value="-50.763358778626">
            <text:p>-50.8</text:p>
          </table:table-cell>
          <table:table-cell table:formula="of:=[.$D352]" office:value-type="float" office:value="-15.7404580152672">
            <text:p>-15.7</text:p>
          </table:table-cell>
          <table:table-cell table:formula="of:=[.$B$7]*[.$D353]" office:value-type="float" office:value="-40.6106870229008">
            <text:p>-40.6</text:p>
          </table:table-cell>
          <table:table-cell table:formula="of:=MIN([.$H353]+[.$B$8]*([.$D353]+[.$E353])*[.$B$12]/2;[.$B$10])" office:value-type="float" office:value="1.12186259541985">
            <text:p>1.1</text:p>
          </table:table-cell>
          <table:table-cell table:formula="of:=[.$G352]" office:value-type="float" office:value="1.52088549618321">
            <text:p>1.5</text:p>
          </table:table-cell>
          <table:table-cell table:formula="of:=[.$B$9]*([.$D353]-[.$E353])/[.$B$12]" office:value-type="float" office:value="-0">
            <text:p>0.0</text:p>
          </table:table-cell>
          <table:table-cell table:formula="of:=[.$F353]+[.$G353]+[.$I353]" office:value-type="float" office:value="-39.4888244274809">
            <text:p>-39</text:p>
          </table:table-cell>
          <table:table-cell/>
        </table:table-row>
        <table:table-row table:style-name="ro1">
          <table:table-cell table:formula="of:=[.$A353]+[.$B$12]" office:value-type="float" office:value="1.348">
            <text:p>1.348</text:p>
          </table:table-cell>
          <table:table-cell office:value-type="float" office:value="703">
            <text:p>703</text:p>
          </table:table-cell>
          <table:table-cell table:formula="of:=[.B354]/65.5" office:value-type="float" office:value="10.7328244274809">
            <text:p>10.7</text:p>
          </table:table-cell>
          <table:table-cell table:formula="of:=[.$B$5]-[.$C354]" office:value-type="float" office:value="-10.7328244274809">
            <text:p>-10.7</text:p>
          </table:table-cell>
          <table:table-cell table:formula="of:=[.$D353]" office:value-type="float" office:value="-50.763358778626">
            <text:p>-50.8</text:p>
          </table:table-cell>
          <table:table-cell table:formula="of:=[.$B$7]*[.$D354]" office:value-type="float" office:value="-8.58625954198473">
            <text:p>-8.6</text:p>
          </table:table-cell>
          <table:table-cell table:formula="of:=MIN([.$H354]+[.$B$8]*([.$D354]+[.$E354])*[.$B$12]/2;[.$B$10])" office:value-type="float" office:value="0.752885496183206">
            <text:p>0.8</text:p>
          </table:table-cell>
          <table:table-cell table:formula="of:=[.$G353]" office:value-type="float" office:value="1.12186259541985">
            <text:p>1.1</text:p>
          </table:table-cell>
          <table:table-cell table:formula="of:=[.$B$9]*([.$D354]-[.$E354])/[.$B$12]" office:value-type="float" office:value="0">
            <text:p>0.0</text:p>
          </table:table-cell>
          <table:table-cell table:formula="of:=[.$F354]+[.$G354]+[.$I354]" office:value-type="float" office:value="-7.83337404580153">
            <text:p>-8</text:p>
          </table:table-cell>
          <table:table-cell/>
        </table:table-row>
        <table:table-row table:style-name="ro1">
          <table:table-cell table:formula="of:=[.$A354]+[.$B$12]" office:value-type="float" office:value="1.352">
            <text:p>1.352</text:p>
          </table:table-cell>
          <table:table-cell office:value-type="float" office:value="1525">
            <text:p>1525</text:p>
          </table:table-cell>
          <table:table-cell table:formula="of:=[.B355]/65.5" office:value-type="float" office:value="23.2824427480916">
            <text:p>23.3</text:p>
          </table:table-cell>
          <table:table-cell table:formula="of:=[.$B$5]-[.$C355]" office:value-type="float" office:value="-23.2824427480916">
            <text:p>-23.3</text:p>
          </table:table-cell>
          <table:table-cell table:formula="of:=[.$D354]" office:value-type="float" office:value="-10.7328244274809">
            <text:p>-10.7</text:p>
          </table:table-cell>
          <table:table-cell table:formula="of:=[.$B$7]*[.$D355]" office:value-type="float" office:value="-18.6259541984733">
            <text:p>-18.6</text:p>
          </table:table-cell>
          <table:table-cell table:formula="of:=MIN([.$H355]+[.$B$8]*([.$D355]+[.$E355])*[.$B$12]/2;[.$B$10])" office:value-type="float" office:value="0.548793893129771">
            <text:p>0.5</text:p>
          </table:table-cell>
          <table:table-cell table:formula="of:=[.$G354]" office:value-type="float" office:value="0.752885496183206">
            <text:p>0.8</text:p>
          </table:table-cell>
          <table:table-cell table:formula="of:=[.$B$9]*([.$D355]-[.$E355])/[.$B$12]" office:value-type="float" office:value="-0">
            <text:p>0.0</text:p>
          </table:table-cell>
          <table:table-cell table:formula="of:=[.$F355]+[.$G355]+[.$I355]" office:value-type="float" office:value="-18.0771603053435">
            <text:p>-18</text:p>
          </table:table-cell>
          <table:table-cell/>
        </table:table-row>
        <table:table-row table:style-name="ro1">
          <table:table-cell table:formula="of:=[.$A355]+[.$B$12]" office:value-type="float" office:value="1.356">
            <text:p>1.356</text:p>
          </table:table-cell>
          <table:table-cell office:value-type="float" office:value="4543">
            <text:p>4543</text:p>
          </table:table-cell>
          <table:table-cell table:formula="of:=[.B356]/65.5" office:value-type="float" office:value="69.3587786259542">
            <text:p>69.4</text:p>
          </table:table-cell>
          <table:table-cell table:formula="of:=[.$B$5]-[.$C356]" office:value-type="float" office:value="-69.3587786259542">
            <text:p>-69.4</text:p>
          </table:table-cell>
          <table:table-cell table:formula="of:=[.$D355]" office:value-type="float" office:value="-23.2824427480916">
            <text:p>-23.3</text:p>
          </table:table-cell>
          <table:table-cell table:formula="of:=[.$B$7]*[.$D356]" office:value-type="float" office:value="-55.4870229007634">
            <text:p>-55.5</text:p>
          </table:table-cell>
          <table:table-cell table:formula="of:=MIN([.$H356]+[.$B$8]*([.$D356]+[.$E356])*[.$B$12]/2;[.$B$10])" office:value-type="float" office:value="-0.00705343511450385">
            <text:p>0.0</text:p>
          </table:table-cell>
          <table:table-cell table:formula="of:=[.$G355]" office:value-type="float" office:value="0.548793893129771">
            <text:p>0.5</text:p>
          </table:table-cell>
          <table:table-cell table:formula="of:=[.$B$9]*([.$D356]-[.$E356])/[.$B$12]" office:value-type="float" office:value="-0">
            <text:p>0.0</text:p>
          </table:table-cell>
          <table:table-cell table:formula="of:=[.$F356]+[.$G356]+[.$I356]" office:value-type="float" office:value="-55.4940763358779">
            <text:p>-55</text:p>
          </table:table-cell>
          <table:table-cell/>
        </table:table-row>
        <table:table-row table:style-name="ro1">
          <table:table-cell table:formula="of:=[.$A356]+[.$B$12]" office:value-type="float" office:value="1.36">
            <text:p>1.360</text:p>
          </table:table-cell>
          <table:table-cell office:value-type="float" office:value="2664">
            <text:p>2664</text:p>
          </table:table-cell>
          <table:table-cell table:formula="of:=[.B357]/65.5" office:value-type="float" office:value="40.6717557251908">
            <text:p>40.7</text:p>
          </table:table-cell>
          <table:table-cell table:formula="of:=[.$B$5]-[.$C357]" office:value-type="float" office:value="-40.6717557251908">
            <text:p>-40.7</text:p>
          </table:table-cell>
          <table:table-cell table:formula="of:=[.$D356]" office:value-type="float" office:value="-69.3587786259542">
            <text:p>-69.4</text:p>
          </table:table-cell>
          <table:table-cell table:formula="of:=[.$B$7]*[.$D357]" office:value-type="float" office:value="-32.5374045801527">
            <text:p>-32.5</text:p>
          </table:table-cell>
          <table:table-cell table:formula="of:=MIN([.$H357]+[.$B$8]*([.$D357]+[.$E357])*[.$B$12]/2;[.$B$10])" office:value-type="float" office:value="-0.667236641221374">
            <text:p>-0.7</text:p>
          </table:table-cell>
          <table:table-cell table:formula="of:=[.$G356]" office:value-type="float" office:value="-0.00705343511450385">
            <text:p>0.0</text:p>
          </table:table-cell>
          <table:table-cell table:formula="of:=[.$B$9]*([.$D357]-[.$E357])/[.$B$12]" office:value-type="float" office:value="0">
            <text:p>0.0</text:p>
          </table:table-cell>
          <table:table-cell table:formula="of:=[.$F357]+[.$G357]+[.$I357]" office:value-type="float" office:value="-33.204641221374">
            <text:p>-33</text:p>
          </table:table-cell>
          <table:table-cell/>
        </table:table-row>
        <table:table-row table:style-name="ro1">
          <table:table-cell table:formula="of:=[.$A357]+[.$B$12]" office:value-type="float" office:value="1.364">
            <text:p>1.364</text:p>
          </table:table-cell>
          <table:table-cell office:value-type="float" office:value="660">
            <text:p>660</text:p>
          </table:table-cell>
          <table:table-cell table:formula="of:=[.B358]/65.5" office:value-type="float" office:value="10.0763358778626">
            <text:p>10.1</text:p>
          </table:table-cell>
          <table:table-cell table:formula="of:=[.$B$5]-[.$C358]" office:value-type="float" office:value="-10.0763358778626">
            <text:p>-10.1</text:p>
          </table:table-cell>
          <table:table-cell table:formula="of:=[.$D357]" office:value-type="float" office:value="-40.6717557251908">
            <text:p>-40.7</text:p>
          </table:table-cell>
          <table:table-cell table:formula="of:=[.$B$7]*[.$D358]" office:value-type="float" office:value="-8.06106870229008">
            <text:p>-8.1</text:p>
          </table:table-cell>
          <table:table-cell table:formula="of:=MIN([.$H358]+[.$B$8]*([.$D358]+[.$E358])*[.$B$12]/2;[.$B$10])" office:value-type="float" office:value="-0.971725190839695">
            <text:p>-1.0</text:p>
          </table:table-cell>
          <table:table-cell table:formula="of:=[.$G357]" office:value-type="float" office:value="-0.667236641221374">
            <text:p>-0.7</text:p>
          </table:table-cell>
          <table:table-cell table:formula="of:=[.$B$9]*([.$D358]-[.$E358])/[.$B$12]" office:value-type="float" office:value="0">
            <text:p>0.0</text:p>
          </table:table-cell>
          <table:table-cell table:formula="of:=[.$F358]+[.$G358]+[.$I358]" office:value-type="float" office:value="-9.03279389312977">
            <text:p>-9</text:p>
          </table:table-cell>
          <table:table-cell/>
        </table:table-row>
        <table:table-row table:style-name="ro1">
          <table:table-cell table:formula="of:=[.$A358]+[.$B$12]" office:value-type="float" office:value="1.368">
            <text:p>1.368</text:p>
          </table:table-cell>
          <table:table-cell office:value-type="float" office:value="3653">
            <text:p>3653</text:p>
          </table:table-cell>
          <table:table-cell table:formula="of:=[.B359]/65.5" office:value-type="float" office:value="55.7709923664122">
            <text:p>55.8</text:p>
          </table:table-cell>
          <table:table-cell table:formula="of:=[.$B$5]-[.$C359]" office:value-type="float" office:value="-55.7709923664122">
            <text:p>-55.8</text:p>
          </table:table-cell>
          <table:table-cell table:formula="of:=[.$D358]" office:value-type="float" office:value="-10.0763358778626">
            <text:p>-10.1</text:p>
          </table:table-cell>
          <table:table-cell table:formula="of:=[.$B$7]*[.$D359]" office:value-type="float" office:value="-44.6167938931298">
            <text:p>-44.6</text:p>
          </table:table-cell>
          <table:table-cell table:formula="of:=MIN([.$H359]+[.$B$8]*([.$D359]+[.$E359])*[.$B$12]/2;[.$B$10])" office:value-type="float" office:value="-1.36680916030534">
            <text:p>-1.4</text:p>
          </table:table-cell>
          <table:table-cell table:formula="of:=[.$G358]" office:value-type="float" office:value="-0.971725190839695">
            <text:p>-1.0</text:p>
          </table:table-cell>
          <table:table-cell table:formula="of:=[.$B$9]*([.$D359]-[.$E359])/[.$B$12]" office:value-type="float" office:value="-0">
            <text:p>0.0</text:p>
          </table:table-cell>
          <table:table-cell table:formula="of:=[.$F359]+[.$G359]+[.$I359]" office:value-type="float" office:value="-45.9836030534351">
            <text:p>-46</text:p>
          </table:table-cell>
          <table:table-cell/>
        </table:table-row>
        <table:table-row table:style-name="ro1">
          <table:table-cell table:formula="of:=[.$A359]+[.$B$12]" office:value-type="float" office:value="1.372">
            <text:p>1.372</text:p>
          </table:table-cell>
          <table:table-cell office:value-type="float" office:value="1006">
            <text:p>1006</text:p>
          </table:table-cell>
          <table:table-cell table:formula="of:=[.B360]/65.5" office:value-type="float" office:value="15.3587786259542">
            <text:p>15.4</text:p>
          </table:table-cell>
          <table:table-cell table:formula="of:=[.$B$5]-[.$C360]" office:value-type="float" office:value="-15.3587786259542">
            <text:p>-15.4</text:p>
          </table:table-cell>
          <table:table-cell table:formula="of:=[.$D359]" office:value-type="float" office:value="-55.7709923664122">
            <text:p>-55.8</text:p>
          </table:table-cell>
          <table:table-cell table:formula="of:=[.$B$7]*[.$D360]" office:value-type="float" office:value="-12.2870229007634">
            <text:p>-12.3</text:p>
          </table:table-cell>
          <table:table-cell table:formula="of:=MIN([.$H360]+[.$B$8]*([.$D360]+[.$E360])*[.$B$12]/2;[.$B$10])" office:value-type="float" office:value="-1.79358778625954">
            <text:p>-1.8</text:p>
          </table:table-cell>
          <table:table-cell table:formula="of:=[.$G359]" office:value-type="float" office:value="-1.36680916030534">
            <text:p>-1.4</text:p>
          </table:table-cell>
          <table:table-cell table:formula="of:=[.$B$9]*([.$D360]-[.$E360])/[.$B$12]" office:value-type="float" office:value="0">
            <text:p>0.0</text:p>
          </table:table-cell>
          <table:table-cell table:formula="of:=[.$F360]+[.$G360]+[.$I360]" office:value-type="float" office:value="-14.0806106870229">
            <text:p>-14</text:p>
          </table:table-cell>
          <table:table-cell/>
        </table:table-row>
        <table:table-row table:style-name="ro1">
          <table:table-cell table:formula="of:=[.$A360]+[.$B$12]" office:value-type="float" office:value="1.376">
            <text:p>1.376</text:p>
          </table:table-cell>
          <table:table-cell office:value-type="float" office:value="-254">
            <text:p>-254</text:p>
          </table:table-cell>
          <table:table-cell table:formula="of:=[.B361]/65.5" office:value-type="float" office:value="-3.87786259541985">
            <text:p>-3.9</text:p>
          </table:table-cell>
          <table:table-cell table:formula="of:=[.$B$5]-[.$C361]" office:value-type="float" office:value="3.87786259541985">
            <text:p>3.9</text:p>
          </table:table-cell>
          <table:table-cell table:formula="of:=[.$D360]" office:value-type="float" office:value="-15.3587786259542">
            <text:p>-15.4</text:p>
          </table:table-cell>
          <table:table-cell table:formula="of:=[.$B$7]*[.$D361]" office:value-type="float" office:value="3.10229007633588">
            <text:p>3.1</text:p>
          </table:table-cell>
          <table:table-cell table:formula="of:=MIN([.$H361]+[.$B$8]*([.$D361]+[.$E361])*[.$B$12]/2;[.$B$10])" office:value-type="float" office:value="-1.86247328244275">
            <text:p>-1.9</text:p>
          </table:table-cell>
          <table:table-cell table:formula="of:=[.$G360]" office:value-type="float" office:value="-1.79358778625954">
            <text:p>-1.8</text:p>
          </table:table-cell>
          <table:table-cell table:formula="of:=[.$B$9]*([.$D361]-[.$E361])/[.$B$12]" office:value-type="float" office:value="0">
            <text:p>0.0</text:p>
          </table:table-cell>
          <table:table-cell table:formula="of:=[.$F361]+[.$G361]+[.$I361]" office:value-type="float" office:value="1.23981679389313">
            <text:p>1</text:p>
          </table:table-cell>
          <table:table-cell/>
        </table:table-row>
        <table:table-row table:style-name="ro1">
          <table:table-cell table:formula="of:=[.$A361]+[.$B$12]" office:value-type="float" office:value="1.38">
            <text:p>1.380</text:p>
          </table:table-cell>
          <table:table-cell office:value-type="float" office:value="-131">
            <text:p>-131</text:p>
          </table:table-cell>
          <table:table-cell table:formula="of:=[.B362]/65.5" office:value-type="float" office:value="-2">
            <text:p>-2.0</text:p>
          </table:table-cell>
          <table:table-cell table:formula="of:=[.$B$5]-[.$C362]" office:value-type="float" office:value="2">
            <text:p>2.0</text:p>
          </table:table-cell>
          <table:table-cell table:formula="of:=[.$D361]" office:value-type="float" office:value="3.87786259541985">
            <text:p>3.9</text:p>
          </table:table-cell>
          <table:table-cell table:formula="of:=[.$B$7]*[.$D362]" office:value-type="float" office:value="1.6">
            <text:p>1.6</text:p>
          </table:table-cell>
          <table:table-cell table:formula="of:=MIN([.$H362]+[.$B$8]*([.$D362]+[.$E362])*[.$B$12]/2;[.$B$10])" office:value-type="float" office:value="-1.82720610687023">
            <text:p>-1.8</text:p>
          </table:table-cell>
          <table:table-cell table:formula="of:=[.$G361]" office:value-type="float" office:value="-1.86247328244275">
            <text:p>-1.9</text:p>
          </table:table-cell>
          <table:table-cell table:formula="of:=[.$B$9]*([.$D362]-[.$E362])/[.$B$12]" office:value-type="float" office:value="-0">
            <text:p>0.0</text:p>
          </table:table-cell>
          <table:table-cell table:formula="of:=[.$F362]+[.$G362]+[.$I362]" office:value-type="float" office:value="-0.227206106870229">
            <text:p>0</text:p>
          </table:table-cell>
          <table:table-cell/>
        </table:table-row>
        <table:table-row table:style-name="ro1">
          <table:table-cell table:formula="of:=[.$A362]+[.$B$12]" office:value-type="float" office:value="1.384">
            <text:p>1.384</text:p>
          </table:table-cell>
          <table:table-cell office:value-type="float" office:value="-135">
            <text:p>-135</text:p>
          </table:table-cell>
          <table:table-cell table:formula="of:=[.B363]/65.5" office:value-type="float" office:value="-2.06106870229008">
            <text:p>-2.1</text:p>
          </table:table-cell>
          <table:table-cell table:formula="of:=[.$B$5]-[.$C363]" office:value-type="float" office:value="2.06106870229008">
            <text:p>2.1</text:p>
          </table:table-cell>
          <table:table-cell table:formula="of:=[.$D362]" office:value-type="float" office:value="2">
            <text:p>2.0</text:p>
          </table:table-cell>
          <table:table-cell table:formula="of:=[.$B$7]*[.$D363]" office:value-type="float" office:value="1.64885496183206">
            <text:p>1.6</text:p>
          </table:table-cell>
          <table:table-cell table:formula="of:=MIN([.$H363]+[.$B$8]*([.$D363]+[.$E363])*[.$B$12]/2;[.$B$10])" office:value-type="float" office:value="-1.80283969465649">
            <text:p>-1.8</text:p>
          </table:table-cell>
          <table:table-cell table:formula="of:=[.$G362]" office:value-type="float" office:value="-1.82720610687023">
            <text:p>-1.8</text:p>
          </table:table-cell>
          <table:table-cell table:formula="of:=[.$B$9]*([.$D363]-[.$E363])/[.$B$12]" office:value-type="float" office:value="0">
            <text:p>0.0</text:p>
          </table:table-cell>
          <table:table-cell table:formula="of:=[.$F363]+[.$G363]+[.$I363]" office:value-type="float" office:value="-0.153984732824428">
            <text:p>0</text:p>
          </table:table-cell>
          <table:table-cell/>
        </table:table-row>
        <table:table-row table:style-name="ro1">
          <table:table-cell table:formula="of:=[.$A363]+[.$B$12]" office:value-type="float" office:value="1.388">
            <text:p>1.388</text:p>
          </table:table-cell>
          <table:table-cell office:value-type="float" office:value="-7">
            <text:p>-7</text:p>
          </table:table-cell>
          <table:table-cell table:formula="of:=[.B364]/65.5" office:value-type="float" office:value="-0.106870229007634">
            <text:p>-0.1</text:p>
          </table:table-cell>
          <table:table-cell table:formula="of:=[.$B$5]-[.$C364]" office:value-type="float" office:value="0.106870229007634">
            <text:p>0.1</text:p>
          </table:table-cell>
          <table:table-cell table:formula="of:=[.$D363]" office:value-type="float" office:value="2.06106870229008">
            <text:p>2.1</text:p>
          </table:table-cell>
          <table:table-cell table:formula="of:=[.$B$7]*[.$D364]" office:value-type="float" office:value="0.0854961832061069">
            <text:p>0.1</text:p>
          </table:table-cell>
          <table:table-cell table:formula="of:=MIN([.$H364]+[.$B$8]*([.$D364]+[.$E364])*[.$B$12]/2;[.$B$10])" office:value-type="float" office:value="-1.7898320610687">
            <text:p>-1.8</text:p>
          </table:table-cell>
          <table:table-cell table:formula="of:=[.$G363]" office:value-type="float" office:value="-1.80283969465649">
            <text:p>-1.8</text:p>
          </table:table-cell>
          <table:table-cell table:formula="of:=[.$B$9]*([.$D364]-[.$E364])/[.$B$12]" office:value-type="float" office:value="-0">
            <text:p>0.0</text:p>
          </table:table-cell>
          <table:table-cell table:formula="of:=[.$F364]+[.$G364]+[.$I364]" office:value-type="float" office:value="-1.7043358778626">
            <text:p>-2</text:p>
          </table:table-cell>
          <table:table-cell/>
        </table:table-row>
        <table:table-row table:style-name="ro1">
          <table:table-cell table:formula="of:=[.$A364]+[.$B$12]" office:value-type="float" office:value="1.392">
            <text:p>1.392</text:p>
          </table:table-cell>
          <table:table-cell office:value-type="float" office:value="-17">
            <text:p>-17</text:p>
          </table:table-cell>
          <table:table-cell table:formula="of:=[.B365]/65.5" office:value-type="float" office:value="-0.259541984732824">
            <text:p>-0.3</text:p>
          </table:table-cell>
          <table:table-cell table:formula="of:=[.$B$5]-[.$C365]" office:value-type="float" office:value="0.259541984732824">
            <text:p>0.3</text:p>
          </table:table-cell>
          <table:table-cell table:formula="of:=[.$D364]" office:value-type="float" office:value="0.106870229007634">
            <text:p>0.1</text:p>
          </table:table-cell>
          <table:table-cell table:formula="of:=[.$B$7]*[.$D365]" office:value-type="float" office:value="0.20763358778626">
            <text:p>0.2</text:p>
          </table:table-cell>
          <table:table-cell table:formula="of:=MIN([.$H365]+[.$B$8]*([.$D365]+[.$E365])*[.$B$12]/2;[.$B$10])" office:value-type="float" office:value="-1.78763358778626">
            <text:p>-1.8</text:p>
          </table:table-cell>
          <table:table-cell table:formula="of:=[.$G364]" office:value-type="float" office:value="-1.7898320610687">
            <text:p>-1.8</text:p>
          </table:table-cell>
          <table:table-cell table:formula="of:=[.$B$9]*([.$D365]-[.$E365])/[.$B$12]" office:value-type="float" office:value="0">
            <text:p>0.0</text:p>
          </table:table-cell>
          <table:table-cell table:formula="of:=[.$F365]+[.$G365]+[.$I365]" office:value-type="float" office:value="-1.58">
            <text:p>-2</text:p>
          </table:table-cell>
          <table:table-cell/>
        </table:table-row>
        <table:table-row table:style-name="ro1">
          <table:table-cell table:formula="of:=[.$A365]+[.$B$12]" office:value-type="float" office:value="1.396">
            <text:p>1.396</text:p>
          </table:table-cell>
          <table:table-cell office:value-type="float" office:value="-61">
            <text:p>-61</text:p>
          </table:table-cell>
          <table:table-cell table:formula="of:=[.B366]/65.5" office:value-type="float" office:value="-0.931297709923664">
            <text:p>-0.9</text:p>
          </table:table-cell>
          <table:table-cell table:formula="of:=[.$B$5]-[.$C366]" office:value-type="float" office:value="0.931297709923664">
            <text:p>0.9</text:p>
          </table:table-cell>
          <table:table-cell table:formula="of:=[.$D365]" office:value-type="float" office:value="0.259541984732824">
            <text:p>0.3</text:p>
          </table:table-cell>
          <table:table-cell table:formula="of:=[.$B$7]*[.$D366]" office:value-type="float" office:value="0.745038167938931">
            <text:p>0.7</text:p>
          </table:table-cell>
          <table:table-cell table:formula="of:=MIN([.$H366]+[.$B$8]*([.$D366]+[.$E366])*[.$B$12]/2;[.$B$10])" office:value-type="float" office:value="-1.78048854961832">
            <text:p>-1.8</text:p>
          </table:table-cell>
          <table:table-cell table:formula="of:=[.$G365]" office:value-type="float" office:value="-1.78763358778626">
            <text:p>-1.8</text:p>
          </table:table-cell>
          <table:table-cell table:formula="of:=[.$B$9]*([.$D366]-[.$E366])/[.$B$12]" office:value-type="float" office:value="0">
            <text:p>0.0</text:p>
          </table:table-cell>
          <table:table-cell table:formula="of:=[.$F366]+[.$G366]+[.$I366]" office:value-type="float" office:value="-1.03545038167939">
            <text:p>-1</text:p>
          </table:table-cell>
          <table:table-cell/>
        </table:table-row>
        <table:table-row table:style-name="ro1">
          <table:table-cell table:formula="of:=[.$A366]+[.$B$12]" office:value-type="float" office:value="1.4">
            <text:p>1.400</text:p>
          </table:table-cell>
          <table:table-cell office:value-type="float" office:value="-160">
            <text:p>-160</text:p>
          </table:table-cell>
          <table:table-cell table:formula="of:=[.B367]/65.5" office:value-type="float" office:value="-2.44274809160305">
            <text:p>-2.4</text:p>
          </table:table-cell>
          <table:table-cell table:formula="of:=[.$B$5]-[.$C367]" office:value-type="float" office:value="2.44274809160305">
            <text:p>2.4</text:p>
          </table:table-cell>
          <table:table-cell table:formula="of:=[.$D366]" office:value-type="float" office:value="0.931297709923664">
            <text:p>0.9</text:p>
          </table:table-cell>
          <table:table-cell table:formula="of:=[.$B$7]*[.$D367]" office:value-type="float" office:value="1.95419847328244">
            <text:p>2.0</text:p>
          </table:table-cell>
          <table:table-cell table:formula="of:=MIN([.$H367]+[.$B$8]*([.$D367]+[.$E367])*[.$B$12]/2;[.$B$10])" office:value-type="float" office:value="-1.76024427480916">
            <text:p>-1.8</text:p>
          </table:table-cell>
          <table:table-cell table:formula="of:=[.$G366]" office:value-type="float" office:value="-1.78048854961832">
            <text:p>-1.8</text:p>
          </table:table-cell>
          <table:table-cell table:formula="of:=[.$B$9]*([.$D367]-[.$E367])/[.$B$12]" office:value-type="float" office:value="0">
            <text:p>0.0</text:p>
          </table:table-cell>
          <table:table-cell table:formula="of:=[.$F367]+[.$G367]+[.$I367]" office:value-type="float" office:value="0.193954198473282">
            <text:p>0</text:p>
          </table:table-cell>
          <table:table-cell/>
        </table:table-row>
        <table:table-row table:style-name="ro1">
          <table:table-cell table:formula="of:=[.$A367]+[.$B$12]" office:value-type="float" office:value="1.404">
            <text:p>1.404</text:p>
          </table:table-cell>
          <table:table-cell office:value-type="float" office:value="-75">
            <text:p>-75</text:p>
          </table:table-cell>
          <table:table-cell table:formula="of:=[.B368]/65.5" office:value-type="float" office:value="-1.14503816793893">
            <text:p>-1.1</text:p>
          </table:table-cell>
          <table:table-cell table:formula="of:=[.$B$5]-[.$C368]" office:value-type="float" office:value="1.14503816793893">
            <text:p>1.1</text:p>
          </table:table-cell>
          <table:table-cell table:formula="of:=[.$D367]" office:value-type="float" office:value="2.44274809160305">
            <text:p>2.4</text:p>
          </table:table-cell>
          <table:table-cell table:formula="of:=[.$B$7]*[.$D368]" office:value-type="float" office:value="0.916030534351145">
            <text:p>0.9</text:p>
          </table:table-cell>
          <table:table-cell table:formula="of:=MIN([.$H368]+[.$B$8]*([.$D368]+[.$E368])*[.$B$12]/2;[.$B$10])" office:value-type="float" office:value="-1.73871755725191">
            <text:p>-1.7</text:p>
          </table:table-cell>
          <table:table-cell table:formula="of:=[.$G367]" office:value-type="float" office:value="-1.76024427480916">
            <text:p>-1.8</text:p>
          </table:table-cell>
          <table:table-cell table:formula="of:=[.$B$9]*([.$D368]-[.$E368])/[.$B$12]" office:value-type="float" office:value="-0">
            <text:p>0.0</text:p>
          </table:table-cell>
          <table:table-cell table:formula="of:=[.$F368]+[.$G368]+[.$I368]" office:value-type="float" office:value="-0.822687022900764">
            <text:p>-1</text:p>
          </table:table-cell>
          <table:table-cell/>
        </table:table-row>
        <table:table-row table:style-name="ro1">
          <table:table-cell table:formula="of:=[.$A368]+[.$B$12]" office:value-type="float" office:value="1.408">
            <text:p>1.408</text:p>
          </table:table-cell>
          <table:table-cell office:value-type="float" office:value="-35">
            <text:p>-35</text:p>
          </table:table-cell>
          <table:table-cell table:formula="of:=[.B369]/65.5" office:value-type="float" office:value="-0.534351145038168">
            <text:p>-0.5</text:p>
          </table:table-cell>
          <table:table-cell table:formula="of:=[.$B$5]-[.$C369]" office:value-type="float" office:value="0.534351145038168">
            <text:p>0.5</text:p>
          </table:table-cell>
          <table:table-cell table:formula="of:=[.$D368]" office:value-type="float" office:value="1.14503816793893">
            <text:p>1.1</text:p>
          </table:table-cell>
          <table:table-cell table:formula="of:=[.$B$7]*[.$D369]" office:value-type="float" office:value="0.427480916030534">
            <text:p>0.4</text:p>
          </table:table-cell>
          <table:table-cell table:formula="of:=MIN([.$H369]+[.$B$8]*([.$D369]+[.$E369])*[.$B$12]/2;[.$B$10])" office:value-type="float" office:value="-1.72864122137405">
            <text:p>-1.7</text:p>
          </table:table-cell>
          <table:table-cell table:formula="of:=[.$G368]" office:value-type="float" office:value="-1.73871755725191">
            <text:p>-1.7</text:p>
          </table:table-cell>
          <table:table-cell table:formula="of:=[.$B$9]*([.$D369]-[.$E369])/[.$B$12]" office:value-type="float" office:value="-0">
            <text:p>0.0</text:p>
          </table:table-cell>
          <table:table-cell table:formula="of:=[.$F369]+[.$G369]+[.$I369]" office:value-type="float" office:value="-1.30116030534351">
            <text:p>-1</text:p>
          </table:table-cell>
          <table:table-cell/>
        </table:table-row>
        <table:table-row table:style-name="ro1">
          <table:table-cell table:formula="of:=[.$A369]+[.$B$12]" office:value-type="float" office:value="1.412">
            <text:p>1.412</text:p>
          </table:table-cell>
          <table:table-cell office:value-type="float" office:value="-101">
            <text:p>-101</text:p>
          </table:table-cell>
          <table:table-cell table:formula="of:=[.B370]/65.5" office:value-type="float" office:value="-1.54198473282443">
            <text:p>-1.5</text:p>
          </table:table-cell>
          <table:table-cell table:formula="of:=[.$B$5]-[.$C370]" office:value-type="float" office:value="1.54198473282443">
            <text:p>1.5</text:p>
          </table:table-cell>
          <table:table-cell table:formula="of:=[.$D369]" office:value-type="float" office:value="0.534351145038168">
            <text:p>0.5</text:p>
          </table:table-cell>
          <table:table-cell table:formula="of:=[.$B$7]*[.$D370]" office:value-type="float" office:value="1.23358778625954">
            <text:p>1.2</text:p>
          </table:table-cell>
          <table:table-cell table:formula="of:=MIN([.$H370]+[.$B$8]*([.$D370]+[.$E370])*[.$B$12]/2;[.$B$10])" office:value-type="float" office:value="-1.71618320610687">
            <text:p>-1.7</text:p>
          </table:table-cell>
          <table:table-cell table:formula="of:=[.$G369]" office:value-type="float" office:value="-1.72864122137405">
            <text:p>-1.7</text:p>
          </table:table-cell>
          <table:table-cell table:formula="of:=[.$B$9]*([.$D370]-[.$E370])/[.$B$12]" office:value-type="float" office:value="0">
            <text:p>0.0</text:p>
          </table:table-cell>
          <table:table-cell table:formula="of:=[.$F370]+[.$G370]+[.$I370]" office:value-type="float" office:value="-0.482595419847329">
            <text:p>0</text:p>
          </table:table-cell>
          <table:table-cell/>
        </table:table-row>
        <table:table-row table:style-name="ro1">
          <table:table-cell table:formula="of:=[.$A370]+[.$B$12]" office:value-type="float" office:value="1.416">
            <text:p>1.416</text:p>
          </table:table-cell>
          <table:table-cell office:value-type="float" office:value="-47">
            <text:p>-47</text:p>
          </table:table-cell>
          <table:table-cell table:formula="of:=[.B371]/65.5" office:value-type="float" office:value="-0.717557251908397">
            <text:p>-0.7</text:p>
          </table:table-cell>
          <table:table-cell table:formula="of:=[.$B$5]-[.$C371]" office:value-type="float" office:value="0.717557251908397">
            <text:p>0.7</text:p>
          </table:table-cell>
          <table:table-cell table:formula="of:=[.$D370]" office:value-type="float" office:value="1.54198473282443">
            <text:p>1.5</text:p>
          </table:table-cell>
          <table:table-cell table:formula="of:=[.$B$7]*[.$D371]" office:value-type="float" office:value="0.574045801526718">
            <text:p>0.6</text:p>
          </table:table-cell>
          <table:table-cell table:formula="of:=MIN([.$H371]+[.$B$8]*([.$D371]+[.$E371])*[.$B$12]/2;[.$B$10])" office:value-type="float" office:value="-1.70262595419847">
            <text:p>-1.7</text:p>
          </table:table-cell>
          <table:table-cell table:formula="of:=[.$G370]" office:value-type="float" office:value="-1.71618320610687">
            <text:p>-1.7</text:p>
          </table:table-cell>
          <table:table-cell table:formula="of:=[.$B$9]*([.$D371]-[.$E371])/[.$B$12]" office:value-type="float" office:value="-0">
            <text:p>0.0</text:p>
          </table:table-cell>
          <table:table-cell table:formula="of:=[.$F371]+[.$G371]+[.$I371]" office:value-type="float" office:value="-1.12858015267176">
            <text:p>-1</text:p>
          </table:table-cell>
          <table:table-cell/>
        </table:table-row>
        <table:table-row table:style-name="ro1">
          <table:table-cell table:formula="of:=[.$A371]+[.$B$12]" office:value-type="float" office:value="1.42">
            <text:p>1.420</text:p>
          </table:table-cell>
          <table:table-cell office:value-type="float" office:value="-75">
            <text:p>-75</text:p>
          </table:table-cell>
          <table:table-cell table:formula="of:=[.B372]/65.5" office:value-type="float" office:value="-1.14503816793893">
            <text:p>-1.1</text:p>
          </table:table-cell>
          <table:table-cell table:formula="of:=[.$B$5]-[.$C372]" office:value-type="float" office:value="1.14503816793893">
            <text:p>1.1</text:p>
          </table:table-cell>
          <table:table-cell table:formula="of:=[.$D371]" office:value-type="float" office:value="0.717557251908397">
            <text:p>0.7</text:p>
          </table:table-cell>
          <table:table-cell table:formula="of:=[.$B$7]*[.$D372]" office:value-type="float" office:value="0.916030534351145">
            <text:p>0.9</text:p>
          </table:table-cell>
          <table:table-cell table:formula="of:=MIN([.$H372]+[.$B$8]*([.$D372]+[.$E372])*[.$B$12]/2;[.$B$10])" office:value-type="float" office:value="-1.69145038167939">
            <text:p>-1.7</text:p>
          </table:table-cell>
          <table:table-cell table:formula="of:=[.$G371]" office:value-type="float" office:value="-1.70262595419847">
            <text:p>-1.7</text:p>
          </table:table-cell>
          <table:table-cell table:formula="of:=[.$B$9]*([.$D372]-[.$E372])/[.$B$12]" office:value-type="float" office:value="0">
            <text:p>0.0</text:p>
          </table:table-cell>
          <table:table-cell table:formula="of:=[.$F372]+[.$G372]+[.$I372]" office:value-type="float" office:value="-0.775419847328245">
            <text:p>-1</text:p>
          </table:table-cell>
          <table:table-cell/>
        </table:table-row>
        <table:table-row table:style-name="ro1">
          <table:table-cell table:formula="of:=[.$A372]+[.$B$12]" office:value-type="float" office:value="1.424">
            <text:p>1.424</text:p>
          </table:table-cell>
          <table:table-cell office:value-type="float" office:value="-11">
            <text:p>-11</text:p>
          </table:table-cell>
          <table:table-cell table:formula="of:=[.B373]/65.5" office:value-type="float" office:value="-0.16793893129771">
            <text:p>-0.2</text:p>
          </table:table-cell>
          <table:table-cell table:formula="of:=[.$B$5]-[.$C373]" office:value-type="float" office:value="0.16793893129771">
            <text:p>0.2</text:p>
          </table:table-cell>
          <table:table-cell table:formula="of:=[.$D372]" office:value-type="float" office:value="1.14503816793893">
            <text:p>1.1</text:p>
          </table:table-cell>
          <table:table-cell table:formula="of:=[.$B$7]*[.$D373]" office:value-type="float" office:value="0.134351145038168">
            <text:p>0.1</text:p>
          </table:table-cell>
          <table:table-cell table:formula="of:=MIN([.$H373]+[.$B$8]*([.$D373]+[.$E373])*[.$B$12]/2;[.$B$10])" office:value-type="float" office:value="-1.68357251908397">
            <text:p>-1.7</text:p>
          </table:table-cell>
          <table:table-cell table:formula="of:=[.$G372]" office:value-type="float" office:value="-1.69145038167939">
            <text:p>-1.7</text:p>
          </table:table-cell>
          <table:table-cell table:formula="of:=[.$B$9]*([.$D373]-[.$E373])/[.$B$12]" office:value-type="float" office:value="-0">
            <text:p>0.0</text:p>
          </table:table-cell>
          <table:table-cell table:formula="of:=[.$F373]+[.$G373]+[.$I373]" office:value-type="float" office:value="-1.5492213740458">
            <text:p>-2</text:p>
          </table:table-cell>
          <table:table-cell/>
        </table:table-row>
        <table:table-row table:style-name="ro1">
          <table:table-cell table:formula="of:=[.$A373]+[.$B$12]" office:value-type="float" office:value="1.428">
            <text:p>1.428</text:p>
          </table:table-cell>
          <table:table-cell office:value-type="float" office:value="-10">
            <text:p>-10</text:p>
          </table:table-cell>
          <table:table-cell table:formula="of:=[.B374]/65.5" office:value-type="float" office:value="-0.152671755725191">
            <text:p>-0.2</text:p>
          </table:table-cell>
          <table:table-cell table:formula="of:=[.$B$5]-[.$C374]" office:value-type="float" office:value="0.152671755725191">
            <text:p>0.2</text:p>
          </table:table-cell>
          <table:table-cell table:formula="of:=[.$D373]" office:value-type="float" office:value="0.16793893129771">
            <text:p>0.2</text:p>
          </table:table-cell>
          <table:table-cell table:formula="of:=[.$B$7]*[.$D374]" office:value-type="float" office:value="0.122137404580153">
            <text:p>0.1</text:p>
          </table:table-cell>
          <table:table-cell table:formula="of:=MIN([.$H374]+[.$B$8]*([.$D374]+[.$E374])*[.$B$12]/2;[.$B$10])" office:value-type="float" office:value="-1.68164885496183">
            <text:p>-1.7</text:p>
          </table:table-cell>
          <table:table-cell table:formula="of:=[.$G373]" office:value-type="float" office:value="-1.68357251908397">
            <text:p>-1.7</text:p>
          </table:table-cell>
          <table:table-cell table:formula="of:=[.$B$9]*([.$D374]-[.$E374])/[.$B$12]" office:value-type="float" office:value="-0">
            <text:p>0.0</text:p>
          </table:table-cell>
          <table:table-cell table:formula="of:=[.$F374]+[.$G374]+[.$I374]" office:value-type="float" office:value="-1.55951145038168">
            <text:p>-2</text:p>
          </table:table-cell>
          <table:table-cell/>
        </table:table-row>
        <table:table-row table:style-name="ro1">
          <table:table-cell table:formula="of:=[.$A374]+[.$B$12]" office:value-type="float" office:value="1.432">
            <text:p>1.432</text:p>
          </table:table-cell>
          <table:table-cell office:value-type="float" office:value="-7">
            <text:p>-7</text:p>
          </table:table-cell>
          <table:table-cell table:formula="of:=[.B375]/65.5" office:value-type="float" office:value="-0.106870229007634">
            <text:p>-0.1</text:p>
          </table:table-cell>
          <table:table-cell table:formula="of:=[.$B$5]-[.$C375]" office:value-type="float" office:value="0.106870229007634">
            <text:p>0.1</text:p>
          </table:table-cell>
          <table:table-cell table:formula="of:=[.$D374]" office:value-type="float" office:value="0.152671755725191">
            <text:p>0.2</text:p>
          </table:table-cell>
          <table:table-cell table:formula="of:=[.$B$7]*[.$D375]" office:value-type="float" office:value="0.0854961832061069">
            <text:p>0.1</text:p>
          </table:table-cell>
          <table:table-cell table:formula="of:=MIN([.$H375]+[.$B$8]*([.$D375]+[.$E375])*[.$B$12]/2;[.$B$10])" office:value-type="float" office:value="-1.68009160305344">
            <text:p>-1.7</text:p>
          </table:table-cell>
          <table:table-cell table:formula="of:=[.$G374]" office:value-type="float" office:value="-1.68164885496183">
            <text:p>-1.7</text:p>
          </table:table-cell>
          <table:table-cell table:formula="of:=[.$B$9]*([.$D375]-[.$E375])/[.$B$12]" office:value-type="float" office:value="-0">
            <text:p>0.0</text:p>
          </table:table-cell>
          <table:table-cell table:formula="of:=[.$F375]+[.$G375]+[.$I375]" office:value-type="float" office:value="-1.59459541984733">
            <text:p>-2</text:p>
          </table:table-cell>
          <table:table-cell/>
        </table:table-row>
        <table:table-row table:style-name="ro1">
          <table:table-cell table:formula="of:=[.$A375]+[.$B$12]" office:value-type="float" office:value="1.436">
            <text:p>1.436</text:p>
          </table:table-cell>
          <table:table-cell office:value-type="float" office:value="8">
            <text:p>8</text:p>
          </table:table-cell>
          <table:table-cell table:formula="of:=[.B376]/65.5" office:value-type="float" office:value="0.122137404580153">
            <text:p>0.1</text:p>
          </table:table-cell>
          <table:table-cell table:formula="of:=[.$B$5]-[.$C376]" office:value-type="float" office:value="-0.122137404580153">
            <text:p>-0.1</text:p>
          </table:table-cell>
          <table:table-cell table:formula="of:=[.$D375]" office:value-type="float" office:value="0.106870229007634">
            <text:p>0.1</text:p>
          </table:table-cell>
          <table:table-cell table:formula="of:=[.$B$7]*[.$D376]" office:value-type="float" office:value="-0.0977099236641221">
            <text:p>-0.1</text:p>
          </table:table-cell>
          <table:table-cell table:formula="of:=MIN([.$H376]+[.$B$8]*([.$D376]+[.$E376])*[.$B$12]/2;[.$B$10])" office:value-type="float" office:value="-1.68018320610687">
            <text:p>-1.7</text:p>
          </table:table-cell>
          <table:table-cell table:formula="of:=[.$G375]" office:value-type="float" office:value="-1.68009160305344">
            <text:p>-1.7</text:p>
          </table:table-cell>
          <table:table-cell table:formula="of:=[.$B$9]*([.$D376]-[.$E376])/[.$B$12]" office:value-type="float" office:value="-0">
            <text:p>0.0</text:p>
          </table:table-cell>
          <table:table-cell table:formula="of:=[.$F376]+[.$G376]+[.$I376]" office:value-type="float" office:value="-1.77789312977099">
            <text:p>-2</text:p>
          </table:table-cell>
          <table:table-cell/>
        </table:table-row>
        <table:table-row table:style-name="ro1">
          <table:table-cell table:formula="of:=[.$A376]+[.$B$12]" office:value-type="float" office:value="1.44">
            <text:p>1.440</text:p>
          </table:table-cell>
          <table:table-cell office:value-type="float" office:value="-4">
            <text:p>-4</text:p>
          </table:table-cell>
          <table:table-cell table:formula="of:=[.B377]/65.5" office:value-type="float" office:value="-0.0610687022900763">
            <text:p>-0.1</text:p>
          </table:table-cell>
          <table:table-cell table:formula="of:=[.$B$5]-[.$C377]" office:value-type="float" office:value="0.0610687022900763">
            <text:p>0.1</text:p>
          </table:table-cell>
          <table:table-cell table:formula="of:=[.$D376]" office:value-type="float" office:value="-0.122137404580153">
            <text:p>-0.1</text:p>
          </table:table-cell>
          <table:table-cell table:formula="of:=[.$B$7]*[.$D377]" office:value-type="float" office:value="0.0488549618320611">
            <text:p>0.0</text:p>
          </table:table-cell>
          <table:table-cell table:formula="of:=MIN([.$H377]+[.$B$8]*([.$D377]+[.$E377])*[.$B$12]/2;[.$B$10])" office:value-type="float" office:value="-1.68054961832061">
            <text:p>-1.7</text:p>
          </table:table-cell>
          <table:table-cell table:formula="of:=[.$G376]" office:value-type="float" office:value="-1.68018320610687">
            <text:p>-1.7</text:p>
          </table:table-cell>
          <table:table-cell table:formula="of:=[.$B$9]*([.$D377]-[.$E377])/[.$B$12]" office:value-type="float" office:value="0">
            <text:p>0.0</text:p>
          </table:table-cell>
          <table:table-cell table:formula="of:=[.$F377]+[.$G377]+[.$I377]" office:value-type="float" office:value="-1.63169465648855">
            <text:p>-2</text:p>
          </table:table-cell>
          <table:table-cell/>
        </table:table-row>
        <table:table-row table:style-name="ro1">
          <table:table-cell table:formula="of:=[.$A377]+[.$B$12]" office:value-type="float" office:value="1.444">
            <text:p>1.444</text:p>
          </table:table-cell>
          <table:table-cell office:value-type="float" office:value="0">
            <text:p>0</text:p>
          </table:table-cell>
          <table:table-cell table:formula="of:=[.B378]/65.5" office:value-type="float" office:value="0">
            <text:p>0.0</text:p>
          </table:table-cell>
          <table:table-cell table:formula="of:=[.$B$5]-[.$C378]" office:value-type="float" office:value="0">
            <text:p>0.0</text:p>
          </table:table-cell>
          <table:table-cell table:formula="of:=[.$D377]" office:value-type="float" office:value="0.0610687022900763">
            <text:p>0.1</text:p>
          </table:table-cell>
          <table:table-cell table:formula="of:=[.$B$7]*[.$D378]" office:value-type="float" office:value="0">
            <text:p>0.0</text:p>
          </table:table-cell>
          <table:table-cell table:formula="of:=MIN([.$H378]+[.$B$8]*([.$D378]+[.$E378])*[.$B$12]/2;[.$B$10])" office:value-type="float" office:value="-1.68018320610687">
            <text:p>-1.7</text:p>
          </table:table-cell>
          <table:table-cell table:formula="of:=[.$G377]" office:value-type="float" office:value="-1.68054961832061">
            <text:p>-1.7</text:p>
          </table:table-cell>
          <table:table-cell table:formula="of:=[.$B$9]*([.$D378]-[.$E378])/[.$B$12]" office:value-type="float" office:value="-0">
            <text:p>0.0</text:p>
          </table:table-cell>
          <table:table-cell table:formula="of:=[.$F378]+[.$G378]+[.$I378]" office:value-type="float" office:value="-1.68018320610687">
            <text:p>-2</text:p>
          </table:table-cell>
          <table:table-cell/>
        </table:table-row>
        <table:table-row table:style-name="ro1">
          <table:table-cell table:formula="of:=[.$A378]+[.$B$12]" office:value-type="float" office:value="1.448">
            <text:p>1.448</text:p>
          </table:table-cell>
          <table:table-cell office:value-type="float" office:value="-2">
            <text:p>-2</text:p>
          </table:table-cell>
          <table:table-cell table:formula="of:=[.B379]/65.5" office:value-type="float" office:value="-0.0305343511450382">
            <text:p>0.0</text:p>
          </table:table-cell>
          <table:table-cell table:formula="of:=[.$B$5]-[.$C379]" office:value-type="float" office:value="0.0305343511450382">
            <text:p>0.0</text:p>
          </table:table-cell>
          <table:table-cell table:formula="of:=[.$D378]" office:value-type="float" office:value="0">
            <text:p>0.0</text:p>
          </table:table-cell>
          <table:table-cell table:formula="of:=[.$B$7]*[.$D379]" office:value-type="float" office:value="0.0244274809160305">
            <text:p>0.0</text:p>
          </table:table-cell>
          <table:table-cell table:formula="of:=MIN([.$H379]+[.$B$8]*([.$D379]+[.$E379])*[.$B$12]/2;[.$B$10])" office:value-type="float" office:value="-1.68">
            <text:p>-1.7</text:p>
          </table:table-cell>
          <table:table-cell table:formula="of:=[.$G378]" office:value-type="float" office:value="-1.68018320610687">
            <text:p>-1.7</text:p>
          </table:table-cell>
          <table:table-cell table:formula="of:=[.$B$9]*([.$D379]-[.$E379])/[.$B$12]" office:value-type="float" office:value="0">
            <text:p>0.0</text:p>
          </table:table-cell>
          <table:table-cell table:formula="of:=[.$F379]+[.$G379]+[.$I379]" office:value-type="float" office:value="-1.65557251908397">
            <text:p>-2</text:p>
          </table:table-cell>
          <table:table-cell/>
        </table:table-row>
        <table:table-row table:style-name="ro1">
          <table:table-cell table:formula="of:=[.$A379]+[.$B$12]" office:value-type="float" office:value="1.452">
            <text:p>1.452</text:p>
          </table:table-cell>
          <table:table-cell office:value-type="float" office:value="6">
            <text:p>6</text:p>
          </table:table-cell>
          <table:table-cell table:formula="of:=[.B380]/65.5" office:value-type="float" office:value="0.0916030534351145">
            <text:p>0.1</text:p>
          </table:table-cell>
          <table:table-cell table:formula="of:=[.$B$5]-[.$C380]" office:value-type="float" office:value="-0.0916030534351145">
            <text:p>-0.1</text:p>
          </table:table-cell>
          <table:table-cell table:formula="of:=[.$D379]" office:value-type="float" office:value="0.0305343511450382">
            <text:p>0.0</text:p>
          </table:table-cell>
          <table:table-cell table:formula="of:=[.$B$7]*[.$D380]" office:value-type="float" office:value="-0.0732824427480916">
            <text:p>-0.1</text:p>
          </table:table-cell>
          <table:table-cell table:formula="of:=MIN([.$H380]+[.$B$8]*([.$D380]+[.$E380])*[.$B$12]/2;[.$B$10])" office:value-type="float" office:value="-1.68036641221374">
            <text:p>-1.7</text:p>
          </table:table-cell>
          <table:table-cell table:formula="of:=[.$G379]" office:value-type="float" office:value="-1.68">
            <text:p>-1.7</text:p>
          </table:table-cell>
          <table:table-cell table:formula="of:=[.$B$9]*([.$D380]-[.$E380])/[.$B$12]" office:value-type="float" office:value="-0">
            <text:p>0.0</text:p>
          </table:table-cell>
          <table:table-cell table:formula="of:=[.$F380]+[.$G380]+[.$I380]" office:value-type="float" office:value="-1.75364885496183">
            <text:p>-2</text:p>
          </table:table-cell>
          <table:table-cell/>
        </table:table-row>
        <table:table-row table:style-name="ro1">
          <table:table-cell table:formula="of:=[.$A380]+[.$B$12]" office:value-type="float" office:value="1.456">
            <text:p>1.456</text:p>
          </table:table-cell>
          <table:table-cell office:value-type="float" office:value="-6">
            <text:p>-6</text:p>
          </table:table-cell>
          <table:table-cell table:formula="of:=[.B381]/65.5" office:value-type="float" office:value="-0.0916030534351145">
            <text:p>-0.1</text:p>
          </table:table-cell>
          <table:table-cell table:formula="of:=[.$B$5]-[.$C381]" office:value-type="float" office:value="0.0916030534351145">
            <text:p>0.1</text:p>
          </table:table-cell>
          <table:table-cell table:formula="of:=[.$D380]" office:value-type="float" office:value="-0.0916030534351145">
            <text:p>-0.1</text:p>
          </table:table-cell>
          <table:table-cell table:formula="of:=[.$B$7]*[.$D381]" office:value-type="float" office:value="0.0732824427480916">
            <text:p>0.1</text:p>
          </table:table-cell>
          <table:table-cell table:formula="of:=MIN([.$H381]+[.$B$8]*([.$D381]+[.$E381])*[.$B$12]/2;[.$B$10])" office:value-type="float" office:value="-1.68036641221374">
            <text:p>-1.7</text:p>
          </table:table-cell>
          <table:table-cell table:formula="of:=[.$G380]" office:value-type="float" office:value="-1.68036641221374">
            <text:p>-1.7</text:p>
          </table:table-cell>
          <table:table-cell table:formula="of:=[.$B$9]*([.$D381]-[.$E381])/[.$B$12]" office:value-type="float" office:value="0">
            <text:p>0.0</text:p>
          </table:table-cell>
          <table:table-cell table:formula="of:=[.$F381]+[.$G381]+[.$I381]" office:value-type="float" office:value="-1.60708396946565">
            <text:p>-2</text:p>
          </table:table-cell>
          <table:table-cell/>
        </table:table-row>
        <table:table-row table:style-name="ro1">
          <table:table-cell table:formula="of:=[.$A381]+[.$B$12]" office:value-type="float" office:value="1.46">
            <text:p>1.460</text:p>
          </table:table-cell>
          <table:table-cell office:value-type="float" office:value="-11">
            <text:p>-11</text:p>
          </table:table-cell>
          <table:table-cell table:formula="of:=[.B382]/65.5" office:value-type="float" office:value="-0.16793893129771">
            <text:p>-0.2</text:p>
          </table:table-cell>
          <table:table-cell table:formula="of:=[.$B$5]-[.$C382]" office:value-type="float" office:value="0.16793893129771">
            <text:p>0.2</text:p>
          </table:table-cell>
          <table:table-cell table:formula="of:=[.$D381]" office:value-type="float" office:value="0.0916030534351145">
            <text:p>0.1</text:p>
          </table:table-cell>
          <table:table-cell table:formula="of:=[.$B$7]*[.$D382]" office:value-type="float" office:value="0.134351145038168">
            <text:p>0.1</text:p>
          </table:table-cell>
          <table:table-cell table:formula="of:=MIN([.$H382]+[.$B$8]*([.$D382]+[.$E382])*[.$B$12]/2;[.$B$10])" office:value-type="float" office:value="-1.67880916030534">
            <text:p>-1.7</text:p>
          </table:table-cell>
          <table:table-cell table:formula="of:=[.$G381]" office:value-type="float" office:value="-1.68036641221374">
            <text:p>-1.7</text:p>
          </table:table-cell>
          <table:table-cell table:formula="of:=[.$B$9]*([.$D382]-[.$E382])/[.$B$12]" office:value-type="float" office:value="0">
            <text:p>0.0</text:p>
          </table:table-cell>
          <table:table-cell table:formula="of:=[.$F382]+[.$G382]+[.$I382]" office:value-type="float" office:value="-1.54445801526718">
            <text:p>-2</text:p>
          </table:table-cell>
          <table:table-cell/>
        </table:table-row>
        <table:table-row table:style-name="ro1">
          <table:table-cell table:formula="of:=[.$A382]+[.$B$12]" office:value-type="float" office:value="1.464">
            <text:p>1.464</text:p>
          </table:table-cell>
          <table:table-cell office:value-type="float" office:value="6">
            <text:p>6</text:p>
          </table:table-cell>
          <table:table-cell table:formula="of:=[.B383]/65.5" office:value-type="float" office:value="0.0916030534351145">
            <text:p>0.1</text:p>
          </table:table-cell>
          <table:table-cell table:formula="of:=[.$B$5]-[.$C383]" office:value-type="float" office:value="-0.0916030534351145">
            <text:p>-0.1</text:p>
          </table:table-cell>
          <table:table-cell table:formula="of:=[.$D382]" office:value-type="float" office:value="0.16793893129771">
            <text:p>0.2</text:p>
          </table:table-cell>
          <table:table-cell table:formula="of:=[.$B$7]*[.$D383]" office:value-type="float" office:value="-0.0732824427480916">
            <text:p>-0.1</text:p>
          </table:table-cell>
          <table:table-cell table:formula="of:=MIN([.$H383]+[.$B$8]*([.$D383]+[.$E383])*[.$B$12]/2;[.$B$10])" office:value-type="float" office:value="-1.67835114503817">
            <text:p>-1.7</text:p>
          </table:table-cell>
          <table:table-cell table:formula="of:=[.$G382]" office:value-type="float" office:value="-1.67880916030534">
            <text:p>-1.7</text:p>
          </table:table-cell>
          <table:table-cell table:formula="of:=[.$B$9]*([.$D383]-[.$E383])/[.$B$12]" office:value-type="float" office:value="-0">
            <text:p>0.0</text:p>
          </table:table-cell>
          <table:table-cell table:formula="of:=[.$F383]+[.$G383]+[.$I383]" office:value-type="float" office:value="-1.75163358778626">
            <text:p>-2</text:p>
          </table:table-cell>
          <table:table-cell/>
        </table:table-row>
        <table:table-row table:style-name="ro1">
          <table:table-cell table:formula="of:=[.$A383]+[.$B$12]" office:value-type="float" office:value="1.468">
            <text:p>1.468</text:p>
          </table:table-cell>
          <table:table-cell office:value-type="float" office:value="0">
            <text:p>0</text:p>
          </table:table-cell>
          <table:table-cell table:formula="of:=[.B384]/65.5" office:value-type="float" office:value="0">
            <text:p>0.0</text:p>
          </table:table-cell>
          <table:table-cell table:formula="of:=[.$B$5]-[.$C384]" office:value-type="float" office:value="0">
            <text:p>0.0</text:p>
          </table:table-cell>
          <table:table-cell table:formula="of:=[.$D383]" office:value-type="float" office:value="-0.0916030534351145">
            <text:p>-0.1</text:p>
          </table:table-cell>
          <table:table-cell table:formula="of:=[.$B$7]*[.$D384]" office:value-type="float" office:value="0">
            <text:p>0.0</text:p>
          </table:table-cell>
          <table:table-cell table:formula="of:=MIN([.$H384]+[.$B$8]*([.$D384]+[.$E384])*[.$B$12]/2;[.$B$10])" office:value-type="float" office:value="-1.67890076335878">
            <text:p>-1.7</text:p>
          </table:table-cell>
          <table:table-cell table:formula="of:=[.$G383]" office:value-type="float" office:value="-1.67835114503817">
            <text:p>-1.7</text:p>
          </table:table-cell>
          <table:table-cell table:formula="of:=[.$B$9]*([.$D384]-[.$E384])/[.$B$12]" office:value-type="float" office:value="0">
            <text:p>0.0</text:p>
          </table:table-cell>
          <table:table-cell table:formula="of:=[.$F384]+[.$G384]+[.$I384]" office:value-type="float" office:value="-1.67890076335878">
            <text:p>-2</text:p>
          </table:table-cell>
          <table:table-cell/>
        </table:table-row>
        <table:table-row table:style-name="ro1">
          <table:table-cell table:formula="of:=[.$A384]+[.$B$12]" office:value-type="float" office:value="1.472">
            <text:p>1.472</text:p>
          </table:table-cell>
          <table:table-cell office:value-type="float" office:value="-1">
            <text:p>-1</text:p>
          </table:table-cell>
          <table:table-cell table:formula="of:=[.B385]/65.5" office:value-type="float" office:value="-0.0152671755725191">
            <text:p>0.0</text:p>
          </table:table-cell>
          <table:table-cell table:formula="of:=[.$B$5]-[.$C385]" office:value-type="float" office:value="0.0152671755725191">
            <text:p>0.0</text:p>
          </table:table-cell>
          <table:table-cell table:formula="of:=[.$D384]" office:value-type="float" office:value="0">
            <text:p>0.0</text:p>
          </table:table-cell>
          <table:table-cell table:formula="of:=[.$B$7]*[.$D385]" office:value-type="float" office:value="0.0122137404580153">
            <text:p>0.0</text:p>
          </table:table-cell>
          <table:table-cell table:formula="of:=MIN([.$H385]+[.$B$8]*([.$D385]+[.$E385])*[.$B$12]/2;[.$B$10])" office:value-type="float" office:value="-1.67880916030534">
            <text:p>-1.7</text:p>
          </table:table-cell>
          <table:table-cell table:formula="of:=[.$G384]" office:value-type="float" office:value="-1.67890076335878">
            <text:p>-1.7</text:p>
          </table:table-cell>
          <table:table-cell table:formula="of:=[.$B$9]*([.$D385]-[.$E385])/[.$B$12]" office:value-type="float" office:value="0">
            <text:p>0.0</text:p>
          </table:table-cell>
          <table:table-cell table:formula="of:=[.$F385]+[.$G385]+[.$I385]" office:value-type="float" office:value="-1.66659541984733">
            <text:p>-2</text:p>
          </table:table-cell>
          <table:table-cell/>
        </table:table-row>
        <table:table-row table:style-name="ro1">
          <table:table-cell table:formula="of:=[.$A385]+[.$B$12]" office:value-type="float" office:value="1.476">
            <text:p>1.476</text:p>
          </table:table-cell>
          <table:table-cell office:value-type="float" office:value="-5">
            <text:p>-5</text:p>
          </table:table-cell>
          <table:table-cell table:formula="of:=[.B386]/65.5" office:value-type="float" office:value="-0.0763358778625954">
            <text:p>-0.1</text:p>
          </table:table-cell>
          <table:table-cell table:formula="of:=[.$B$5]-[.$C386]" office:value-type="float" office:value="0.0763358778625954">
            <text:p>0.1</text:p>
          </table:table-cell>
          <table:table-cell table:formula="of:=[.$D385]" office:value-type="float" office:value="0.0152671755725191">
            <text:p>0.0</text:p>
          </table:table-cell>
          <table:table-cell table:formula="of:=[.$B$7]*[.$D386]" office:value-type="float" office:value="0.0610687022900763">
            <text:p>0.1</text:p>
          </table:table-cell>
          <table:table-cell table:formula="of:=MIN([.$H386]+[.$B$8]*([.$D386]+[.$E386])*[.$B$12]/2;[.$B$10])" office:value-type="float" office:value="-1.67825954198473">
            <text:p>-1.7</text:p>
          </table:table-cell>
          <table:table-cell table:formula="of:=[.$G385]" office:value-type="float" office:value="-1.67880916030534">
            <text:p>-1.7</text:p>
          </table:table-cell>
          <table:table-cell table:formula="of:=[.$B$9]*([.$D386]-[.$E386])/[.$B$12]" office:value-type="float" office:value="0">
            <text:p>0.0</text:p>
          </table:table-cell>
          <table:table-cell table:formula="of:=[.$F386]+[.$G386]+[.$I386]" office:value-type="float" office:value="-1.61719083969466">
            <text:p>-2</text:p>
          </table:table-cell>
          <table:table-cell/>
        </table:table-row>
        <table:table-row table:style-name="ro1">
          <table:table-cell table:formula="of:=[.$A386]+[.$B$12]" office:value-type="float" office:value="1.48">
            <text:p>1.480</text:p>
          </table:table-cell>
          <table:table-cell office:value-type="float" office:value="-14">
            <text:p>-14</text:p>
          </table:table-cell>
          <table:table-cell table:formula="of:=[.B387]/65.5" office:value-type="float" office:value="-0.213740458015267">
            <text:p>-0.2</text:p>
          </table:table-cell>
          <table:table-cell table:formula="of:=[.$B$5]-[.$C387]" office:value-type="float" office:value="0.213740458015267">
            <text:p>0.2</text:p>
          </table:table-cell>
          <table:table-cell table:formula="of:=[.$D386]" office:value-type="float" office:value="0.0763358778625954">
            <text:p>0.1</text:p>
          </table:table-cell>
          <table:table-cell table:formula="of:=[.$B$7]*[.$D387]" office:value-type="float" office:value="0.170992366412214">
            <text:p>0.2</text:p>
          </table:table-cell>
          <table:table-cell table:formula="of:=MIN([.$H387]+[.$B$8]*([.$D387]+[.$E387])*[.$B$12]/2;[.$B$10])" office:value-type="float" office:value="-1.67651908396947">
            <text:p>-1.7</text:p>
          </table:table-cell>
          <table:table-cell table:formula="of:=[.$G386]" office:value-type="float" office:value="-1.67825954198473">
            <text:p>-1.7</text:p>
          </table:table-cell>
          <table:table-cell table:formula="of:=[.$B$9]*([.$D387]-[.$E387])/[.$B$12]" office:value-type="float" office:value="0">
            <text:p>0.0</text:p>
          </table:table-cell>
          <table:table-cell table:formula="of:=[.$F387]+[.$G387]+[.$I387]" office:value-type="float" office:value="-1.50552671755725">
            <text:p>-2</text:p>
          </table:table-cell>
          <table:table-cell/>
        </table:table-row>
        <table:table-row table:style-name="ro1">
          <table:table-cell table:formula="of:=[.$A387]+[.$B$12]" office:value-type="float" office:value="1.484">
            <text:p>1.484</text:p>
          </table:table-cell>
          <table:table-cell office:value-type="float" office:value="13">
            <text:p>13</text:p>
          </table:table-cell>
          <table:table-cell table:formula="of:=[.B388]/65.5" office:value-type="float" office:value="0.198473282442748">
            <text:p>0.2</text:p>
          </table:table-cell>
          <table:table-cell table:formula="of:=[.$B$5]-[.$C388]" office:value-type="float" office:value="-0.198473282442748">
            <text:p>-0.2</text:p>
          </table:table-cell>
          <table:table-cell table:formula="of:=[.$D387]" office:value-type="float" office:value="0.213740458015267">
            <text:p>0.2</text:p>
          </table:table-cell>
          <table:table-cell table:formula="of:=[.$B$7]*[.$D388]" office:value-type="float" office:value="-0.158778625954198">
            <text:p>-0.2</text:p>
          </table:table-cell>
          <table:table-cell table:formula="of:=MIN([.$H388]+[.$B$8]*([.$D388]+[.$E388])*[.$B$12]/2;[.$B$10])" office:value-type="float" office:value="-1.67642748091603">
            <text:p>-1.7</text:p>
          </table:table-cell>
          <table:table-cell table:formula="of:=[.$G387]" office:value-type="float" office:value="-1.67651908396947">
            <text:p>-1.7</text:p>
          </table:table-cell>
          <table:table-cell table:formula="of:=[.$B$9]*([.$D388]-[.$E388])/[.$B$12]" office:value-type="float" office:value="-0">
            <text:p>0.0</text:p>
          </table:table-cell>
          <table:table-cell table:formula="of:=[.$F388]+[.$G388]+[.$I388]" office:value-type="float" office:value="-1.83520610687023">
            <text:p>-2</text:p>
          </table:table-cell>
          <table:table-cell/>
        </table:table-row>
        <table:table-row table:style-name="ro1">
          <table:table-cell table:formula="of:=[.$A388]+[.$B$12]" office:value-type="float" office:value="1.488">
            <text:p>1.488</text:p>
          </table:table-cell>
          <table:table-cell office:value-type="float" office:value="-6">
            <text:p>-6</text:p>
          </table:table-cell>
          <table:table-cell table:formula="of:=[.B389]/65.5" office:value-type="float" office:value="-0.0916030534351145">
            <text:p>-0.1</text:p>
          </table:table-cell>
          <table:table-cell table:formula="of:=[.$B$5]-[.$C389]" office:value-type="float" office:value="0.0916030534351145">
            <text:p>0.1</text:p>
          </table:table-cell>
          <table:table-cell table:formula="of:=[.$D388]" office:value-type="float" office:value="-0.198473282442748">
            <text:p>-0.2</text:p>
          </table:table-cell>
          <table:table-cell table:formula="of:=[.$B$7]*[.$D389]" office:value-type="float" office:value="0.0732824427480916">
            <text:p>0.1</text:p>
          </table:table-cell>
          <table:table-cell table:formula="of:=MIN([.$H389]+[.$B$8]*([.$D389]+[.$E389])*[.$B$12]/2;[.$B$10])" office:value-type="float" office:value="-1.67706870229008">
            <text:p>-1.7</text:p>
          </table:table-cell>
          <table:table-cell table:formula="of:=[.$G388]" office:value-type="float" office:value="-1.67642748091603">
            <text:p>-1.7</text:p>
          </table:table-cell>
          <table:table-cell table:formula="of:=[.$B$9]*([.$D389]-[.$E389])/[.$B$12]" office:value-type="float" office:value="0">
            <text:p>0.0</text:p>
          </table:table-cell>
          <table:table-cell table:formula="of:=[.$F389]+[.$G389]+[.$I389]" office:value-type="float" office:value="-1.60378625954199">
            <text:p>-2</text:p>
          </table:table-cell>
          <table:table-cell/>
        </table:table-row>
        <table:table-row table:style-name="ro1">
          <table:table-cell table:formula="of:=[.$A389]+[.$B$12]" office:value-type="float" office:value="1.492">
            <text:p>1.492</text:p>
          </table:table-cell>
          <table:table-cell office:value-type="float" office:value="2">
            <text:p>2</text:p>
          </table:table-cell>
          <table:table-cell table:formula="of:=[.B390]/65.5" office:value-type="float" office:value="0.0305343511450382">
            <text:p>0.0</text:p>
          </table:table-cell>
          <table:table-cell table:formula="of:=[.$B$5]-[.$C390]" office:value-type="float" office:value="-0.0305343511450382">
            <text:p>0.0</text:p>
          </table:table-cell>
          <table:table-cell table:formula="of:=[.$D389]" office:value-type="float" office:value="0.0916030534351145">
            <text:p>0.1</text:p>
          </table:table-cell>
          <table:table-cell table:formula="of:=[.$B$7]*[.$D390]" office:value-type="float" office:value="-0.0244274809160305">
            <text:p>0.0</text:p>
          </table:table-cell>
          <table:table-cell table:formula="of:=MIN([.$H390]+[.$B$8]*([.$D390]+[.$E390])*[.$B$12]/2;[.$B$10])" office:value-type="float" office:value="-1.67670229007634">
            <text:p>-1.7</text:p>
          </table:table-cell>
          <table:table-cell table:formula="of:=[.$G389]" office:value-type="float" office:value="-1.67706870229008">
            <text:p>-1.7</text:p>
          </table:table-cell>
          <table:table-cell table:formula="of:=[.$B$9]*([.$D390]-[.$E390])/[.$B$12]" office:value-type="float" office:value="-0">
            <text:p>0.0</text:p>
          </table:table-cell>
          <table:table-cell table:formula="of:=[.$F390]+[.$G390]+[.$I390]" office:value-type="float" office:value="-1.70112977099237">
            <text:p>-2</text:p>
          </table:table-cell>
          <table:table-cell/>
        </table:table-row>
        <table:table-row table:style-name="ro1">
          <table:table-cell table:formula="of:=[.$A390]+[.$B$12]" office:value-type="float" office:value="1.496">
            <text:p>1.496</text:p>
          </table:table-cell>
          <table:table-cell office:value-type="float" office:value="-5">
            <text:p>-5</text:p>
          </table:table-cell>
          <table:table-cell table:formula="of:=[.B391]/65.5" office:value-type="float" office:value="-0.0763358778625954">
            <text:p>-0.1</text:p>
          </table:table-cell>
          <table:table-cell table:formula="of:=[.$B$5]-[.$C391]" office:value-type="float" office:value="0.0763358778625954">
            <text:p>0.1</text:p>
          </table:table-cell>
          <table:table-cell table:formula="of:=[.$D390]" office:value-type="float" office:value="-0.0305343511450382">
            <text:p>0.0</text:p>
          </table:table-cell>
          <table:table-cell table:formula="of:=[.$B$7]*[.$D391]" office:value-type="float" office:value="0.0610687022900763">
            <text:p>0.1</text:p>
          </table:table-cell>
          <table:table-cell table:formula="of:=MIN([.$H391]+[.$B$8]*([.$D391]+[.$E391])*[.$B$12]/2;[.$B$10])" office:value-type="float" office:value="-1.67642748091603">
            <text:p>-1.7</text:p>
          </table:table-cell>
          <table:table-cell table:formula="of:=[.$G390]" office:value-type="float" office:value="-1.67670229007634">
            <text:p>-1.7</text:p>
          </table:table-cell>
          <table:table-cell table:formula="of:=[.$B$9]*([.$D391]-[.$E391])/[.$B$12]" office:value-type="float" office:value="0">
            <text:p>0.0</text:p>
          </table:table-cell>
          <table:table-cell table:formula="of:=[.$F391]+[.$G391]+[.$I391]" office:value-type="float" office:value="-1.61535877862595">
            <text:p>-2</text:p>
          </table:table-cell>
          <table:table-cell/>
        </table:table-row>
        <table:table-row table:style-name="ro1">
          <table:table-cell table:formula="of:=[.$A391]+[.$B$12]" office:value-type="float" office:value="1.5">
            <text:p>1.500</text:p>
          </table:table-cell>
          <table:table-cell office:value-type="float" office:value="0">
            <text:p>0</text:p>
          </table:table-cell>
          <table:table-cell table:formula="of:=[.B392]/65.5" office:value-type="float" office:value="0">
            <text:p>0.0</text:p>
          </table:table-cell>
          <table:table-cell table:formula="of:=[.$B$5]-[.$C392]" office:value-type="float" office:value="0">
            <text:p>0.0</text:p>
          </table:table-cell>
          <table:table-cell table:formula="of:=[.$D391]" office:value-type="float" office:value="0.0763358778625954">
            <text:p>0.1</text:p>
          </table:table-cell>
          <table:table-cell table:formula="of:=[.$B$7]*[.$D392]" office:value-type="float" office:value="0">
            <text:p>0.0</text:p>
          </table:table-cell>
          <table:table-cell table:formula="of:=MIN([.$H392]+[.$B$8]*([.$D392]+[.$E392])*[.$B$12]/2;[.$B$10])" office:value-type="float" office:value="-1.67596946564886">
            <text:p>-1.7</text:p>
          </table:table-cell>
          <table:table-cell table:formula="of:=[.$G391]" office:value-type="float" office:value="-1.67642748091603">
            <text:p>-1.7</text:p>
          </table:table-cell>
          <table:table-cell table:formula="of:=[.$B$9]*([.$D392]-[.$E392])/[.$B$12]" office:value-type="float" office:value="-0">
            <text:p>0.0</text:p>
          </table:table-cell>
          <table:table-cell table:formula="of:=[.$F392]+[.$G392]+[.$I392]" office:value-type="float" office:value="-1.67596946564886">
            <text:p>-2</text:p>
          </table:table-cell>
          <table:table-cell/>
        </table:table-row>
        <table:table-row table:style-name="ro1">
          <table:table-cell table:formula="of:=[.$A392]+[.$B$12]" office:value-type="float" office:value="1.504">
            <text:p>1.504</text:p>
          </table:table-cell>
          <table:table-cell office:value-type="float" office:value="7">
            <text:p>7</text:p>
          </table:table-cell>
          <table:table-cell table:formula="of:=[.B393]/65.5" office:value-type="float" office:value="0.106870229007634">
            <text:p>0.1</text:p>
          </table:table-cell>
          <table:table-cell table:formula="of:=[.$B$5]-[.$C393]" office:value-type="float" office:value="-0.106870229007634">
            <text:p>-0.1</text:p>
          </table:table-cell>
          <table:table-cell table:formula="of:=[.$D392]" office:value-type="float" office:value="0">
            <text:p>0.0</text:p>
          </table:table-cell>
          <table:table-cell table:formula="of:=[.$B$7]*[.$D393]" office:value-type="float" office:value="-0.0854961832061069">
            <text:p>-0.1</text:p>
          </table:table-cell>
          <table:table-cell table:formula="of:=MIN([.$H393]+[.$B$8]*([.$D393]+[.$E393])*[.$B$12]/2;[.$B$10])" office:value-type="float" office:value="-1.6766106870229">
            <text:p>-1.7</text:p>
          </table:table-cell>
          <table:table-cell table:formula="of:=[.$G392]" office:value-type="float" office:value="-1.67596946564886">
            <text:p>-1.7</text:p>
          </table:table-cell>
          <table:table-cell table:formula="of:=[.$B$9]*([.$D393]-[.$E393])/[.$B$12]" office:value-type="float" office:value="-0">
            <text:p>0.0</text:p>
          </table:table-cell>
          <table:table-cell table:formula="of:=[.$F393]+[.$G393]+[.$I393]" office:value-type="float" office:value="-1.76210687022901">
            <text:p>-2</text:p>
          </table:table-cell>
          <table:table-cell/>
        </table:table-row>
        <table:table-row table:style-name="ro1">
          <table:table-cell table:formula="of:=[.$A393]+[.$B$12]" office:value-type="float" office:value="1.508">
            <text:p>1.508</text:p>
          </table:table-cell>
          <table:table-cell office:value-type="float" office:value="0">
            <text:p>0</text:p>
          </table:table-cell>
          <table:table-cell table:formula="of:=[.B394]/65.5" office:value-type="float" office:value="0">
            <text:p>0.0</text:p>
          </table:table-cell>
          <table:table-cell table:formula="of:=[.$B$5]-[.$C394]" office:value-type="float" office:value="0">
            <text:p>0.0</text:p>
          </table:table-cell>
          <table:table-cell table:formula="of:=[.$D393]" office:value-type="float" office:value="-0.106870229007634">
            <text:p>-0.1</text:p>
          </table:table-cell>
          <table:table-cell table:formula="of:=[.$B$7]*[.$D394]" office:value-type="float" office:value="0">
            <text:p>0.0</text:p>
          </table:table-cell>
          <table:table-cell table:formula="of:=MIN([.$H394]+[.$B$8]*([.$D394]+[.$E394])*[.$B$12]/2;[.$B$10])" office:value-type="float" office:value="-1.67725190839695">
            <text:p>-1.7</text:p>
          </table:table-cell>
          <table:table-cell table:formula="of:=[.$G393]" office:value-type="float" office:value="-1.6766106870229">
            <text:p>-1.7</text:p>
          </table:table-cell>
          <table:table-cell table:formula="of:=[.$B$9]*([.$D394]-[.$E394])/[.$B$12]" office:value-type="float" office:value="0">
            <text:p>0.0</text:p>
          </table:table-cell>
          <table:table-cell table:formula="of:=[.$F394]+[.$G394]+[.$I394]" office:value-type="float" office:value="-1.67725190839695">
            <text:p>-2</text:p>
          </table:table-cell>
          <table:table-cell/>
        </table:table-row>
        <table:table-row table:style-name="ro1">
          <table:table-cell table:formula="of:=[.$A394]+[.$B$12]" office:value-type="float" office:value="1.512">
            <text:p>1.512</text:p>
          </table:table-cell>
          <table:table-cell office:value-type="float" office:value="-6">
            <text:p>-6</text:p>
          </table:table-cell>
          <table:table-cell table:formula="of:=[.B395]/65.5" office:value-type="float" office:value="-0.0916030534351145">
            <text:p>-0.1</text:p>
          </table:table-cell>
          <table:table-cell table:formula="of:=[.$B$5]-[.$C395]" office:value-type="float" office:value="0.0916030534351145">
            <text:p>0.1</text:p>
          </table:table-cell>
          <table:table-cell table:formula="of:=[.$D394]" office:value-type="float" office:value="0">
            <text:p>0.0</text:p>
          </table:table-cell>
          <table:table-cell table:formula="of:=[.$B$7]*[.$D395]" office:value-type="float" office:value="0.0732824427480916">
            <text:p>0.1</text:p>
          </table:table-cell>
          <table:table-cell table:formula="of:=MIN([.$H395]+[.$B$8]*([.$D395]+[.$E395])*[.$B$12]/2;[.$B$10])" office:value-type="float" office:value="-1.67670229007634">
            <text:p>-1.7</text:p>
          </table:table-cell>
          <table:table-cell table:formula="of:=[.$G394]" office:value-type="float" office:value="-1.67725190839695">
            <text:p>-1.7</text:p>
          </table:table-cell>
          <table:table-cell table:formula="of:=[.$B$9]*([.$D395]-[.$E395])/[.$B$12]" office:value-type="float" office:value="0">
            <text:p>0.0</text:p>
          </table:table-cell>
          <table:table-cell table:formula="of:=[.$F395]+[.$G395]+[.$I395]" office:value-type="float" office:value="-1.60341984732825">
            <text:p>-2</text:p>
          </table:table-cell>
          <table:table-cell/>
        </table:table-row>
        <table:table-row table:style-name="ro1">
          <table:table-cell table:formula="of:=[.$A395]+[.$B$12]" office:value-type="float" office:value="1.516">
            <text:p>1.516</text:p>
          </table:table-cell>
          <table:table-cell office:value-type="float" office:value="-8">
            <text:p>-8</text:p>
          </table:table-cell>
          <table:table-cell table:formula="of:=[.B396]/65.5" office:value-type="float" office:value="-0.122137404580153">
            <text:p>-0.1</text:p>
          </table:table-cell>
          <table:table-cell table:formula="of:=[.$B$5]-[.$C396]" office:value-type="float" office:value="0.122137404580153">
            <text:p>0.1</text:p>
          </table:table-cell>
          <table:table-cell table:formula="of:=[.$D395]" office:value-type="float" office:value="0.0916030534351145">
            <text:p>0.1</text:p>
          </table:table-cell>
          <table:table-cell table:formula="of:=[.$B$7]*[.$D396]" office:value-type="float" office:value="0.0977099236641221">
            <text:p>0.1</text:p>
          </table:table-cell>
          <table:table-cell table:formula="of:=MIN([.$H396]+[.$B$8]*([.$D396]+[.$E396])*[.$B$12]/2;[.$B$10])" office:value-type="float" office:value="-1.67541984732825">
            <text:p>-1.7</text:p>
          </table:table-cell>
          <table:table-cell table:formula="of:=[.$G395]" office:value-type="float" office:value="-1.67670229007634">
            <text:p>-1.7</text:p>
          </table:table-cell>
          <table:table-cell table:formula="of:=[.$B$9]*([.$D396]-[.$E396])/[.$B$12]" office:value-type="float" office:value="0">
            <text:p>0.0</text:p>
          </table:table-cell>
          <table:table-cell table:formula="of:=[.$F396]+[.$G396]+[.$I396]" office:value-type="float" office:value="-1.57770992366412">
            <text:p>-2</text:p>
          </table:table-cell>
          <table:table-cell/>
        </table:table-row>
        <table:table-row table:style-name="ro1">
          <table:table-cell table:formula="of:=[.$A396]+[.$B$12]" office:value-type="float" office:value="1.52">
            <text:p>1.520</text:p>
          </table:table-cell>
          <table:table-cell office:value-type="float" office:value="-1">
            <text:p>-1</text:p>
          </table:table-cell>
          <table:table-cell table:formula="of:=[.B397]/65.5" office:value-type="float" office:value="-0.0152671755725191">
            <text:p>0.0</text:p>
          </table:table-cell>
          <table:table-cell table:formula="of:=[.$B$5]-[.$C397]" office:value-type="float" office:value="0.0152671755725191">
            <text:p>0.0</text:p>
          </table:table-cell>
          <table:table-cell table:formula="of:=[.$D396]" office:value-type="float" office:value="0.122137404580153">
            <text:p>0.1</text:p>
          </table:table-cell>
          <table:table-cell table:formula="of:=[.$B$7]*[.$D397]" office:value-type="float" office:value="0.0122137404580153">
            <text:p>0.0</text:p>
          </table:table-cell>
          <table:table-cell table:formula="of:=MIN([.$H397]+[.$B$8]*([.$D397]+[.$E397])*[.$B$12]/2;[.$B$10])" office:value-type="float" office:value="-1.67459541984733">
            <text:p>-1.7</text:p>
          </table:table-cell>
          <table:table-cell table:formula="of:=[.$G396]" office:value-type="float" office:value="-1.67541984732825">
            <text:p>-1.7</text:p>
          </table:table-cell>
          <table:table-cell table:formula="of:=[.$B$9]*([.$D397]-[.$E397])/[.$B$12]" office:value-type="float" office:value="-0">
            <text:p>0.0</text:p>
          </table:table-cell>
          <table:table-cell table:formula="of:=[.$F397]+[.$G397]+[.$I397]" office:value-type="float" office:value="-1.66238167938931">
            <text:p>-2</text:p>
          </table:table-cell>
          <table:table-cell/>
        </table:table-row>
        <table:table-row table:style-name="ro1">
          <table:table-cell table:formula="of:=[.$A397]+[.$B$12]" office:value-type="float" office:value="1.524">
            <text:p>1.524</text:p>
          </table:table-cell>
          <table:table-cell office:value-type="float" office:value="-13">
            <text:p>-13</text:p>
          </table:table-cell>
          <table:table-cell table:formula="of:=[.B398]/65.5" office:value-type="float" office:value="-0.198473282442748">
            <text:p>-0.2</text:p>
          </table:table-cell>
          <table:table-cell table:formula="of:=[.$B$5]-[.$C398]" office:value-type="float" office:value="0.198473282442748">
            <text:p>0.2</text:p>
          </table:table-cell>
          <table:table-cell table:formula="of:=[.$D397]" office:value-type="float" office:value="0.0152671755725191">
            <text:p>0.0</text:p>
          </table:table-cell>
          <table:table-cell table:formula="of:=[.$B$7]*[.$D398]" office:value-type="float" office:value="0.158778625954198">
            <text:p>0.2</text:p>
          </table:table-cell>
          <table:table-cell table:formula="of:=MIN([.$H398]+[.$B$8]*([.$D398]+[.$E398])*[.$B$12]/2;[.$B$10])" office:value-type="float" office:value="-1.67331297709924">
            <text:p>-1.7</text:p>
          </table:table-cell>
          <table:table-cell table:formula="of:=[.$G397]" office:value-type="float" office:value="-1.67459541984733">
            <text:p>-1.7</text:p>
          </table:table-cell>
          <table:table-cell table:formula="of:=[.$B$9]*([.$D398]-[.$E398])/[.$B$12]" office:value-type="float" office:value="0">
            <text:p>0.0</text:p>
          </table:table-cell>
          <table:table-cell table:formula="of:=[.$F398]+[.$G398]+[.$I398]" office:value-type="float" office:value="-1.51453435114504">
            <text:p>-2</text:p>
          </table:table-cell>
          <table:table-cell/>
        </table:table-row>
        <table:table-row table:style-name="ro1">
          <table:table-cell table:formula="of:=[.$A398]+[.$B$12]" office:value-type="float" office:value="1.528">
            <text:p>1.528</text:p>
          </table:table-cell>
          <table:table-cell office:value-type="float" office:value="1">
            <text:p>1</text:p>
          </table:table-cell>
          <table:table-cell table:formula="of:=[.B399]/65.5" office:value-type="float" office:value="0.0152671755725191">
            <text:p>0.0</text:p>
          </table:table-cell>
          <table:table-cell table:formula="of:=[.$B$5]-[.$C399]" office:value-type="float" office:value="-0.0152671755725191">
            <text:p>0.0</text:p>
          </table:table-cell>
          <table:table-cell table:formula="of:=[.$D398]" office:value-type="float" office:value="0.198473282442748">
            <text:p>0.2</text:p>
          </table:table-cell>
          <table:table-cell table:formula="of:=[.$B$7]*[.$D399]" office:value-type="float" office:value="-0.0122137404580153">
            <text:p>0.0</text:p>
          </table:table-cell>
          <table:table-cell table:formula="of:=MIN([.$H399]+[.$B$8]*([.$D399]+[.$E399])*[.$B$12]/2;[.$B$10])" office:value-type="float" office:value="-1.67221374045802">
            <text:p>-1.7</text:p>
          </table:table-cell>
          <table:table-cell table:formula="of:=[.$G398]" office:value-type="float" office:value="-1.67331297709924">
            <text:p>-1.7</text:p>
          </table:table-cell>
          <table:table-cell table:formula="of:=[.$B$9]*([.$D399]-[.$E399])/[.$B$12]" office:value-type="float" office:value="-0">
            <text:p>0.0</text:p>
          </table:table-cell>
          <table:table-cell table:formula="of:=[.$F399]+[.$G399]+[.$I399]" office:value-type="float" office:value="-1.68442748091603">
            <text:p>-2</text:p>
          </table:table-cell>
          <table:table-cell/>
        </table:table-row>
        <table:table-row table:style-name="ro1">
          <table:table-cell table:formula="of:=[.$A399]+[.$B$12]" office:value-type="float" office:value="1.532">
            <text:p>1.532</text:p>
          </table:table-cell>
          <table:table-cell office:value-type="float" office:value="-1">
            <text:p>-1</text:p>
          </table:table-cell>
          <table:table-cell table:formula="of:=[.B400]/65.5" office:value-type="float" office:value="-0.0152671755725191">
            <text:p>0.0</text:p>
          </table:table-cell>
          <table:table-cell table:formula="of:=[.$B$5]-[.$C400]" office:value-type="float" office:value="0.0152671755725191">
            <text:p>0.0</text:p>
          </table:table-cell>
          <table:table-cell table:formula="of:=[.$D399]" office:value-type="float" office:value="-0.0152671755725191">
            <text:p>0.0</text:p>
          </table:table-cell>
          <table:table-cell table:formula="of:=[.$B$7]*[.$D400]" office:value-type="float" office:value="0.0122137404580153">
            <text:p>0.0</text:p>
          </table:table-cell>
          <table:table-cell table:formula="of:=MIN([.$H400]+[.$B$8]*([.$D400]+[.$E400])*[.$B$12]/2;[.$B$10])" office:value-type="float" office:value="-1.67221374045802">
            <text:p>-1.7</text:p>
          </table:table-cell>
          <table:table-cell table:formula="of:=[.$G399]" office:value-type="float" office:value="-1.67221374045802">
            <text:p>-1.7</text:p>
          </table:table-cell>
          <table:table-cell table:formula="of:=[.$B$9]*([.$D400]-[.$E400])/[.$B$12]" office:value-type="float" office:value="0">
            <text:p>0.0</text:p>
          </table:table-cell>
          <table:table-cell table:formula="of:=[.$F400]+[.$G400]+[.$I400]" office:value-type="float" office:value="-1.66">
            <text:p>-2</text:p>
          </table:table-cell>
          <table:table-cell/>
        </table:table-row>
        <table:table-row table:style-name="ro1">
          <table:table-cell table:formula="of:=[.$A400]+[.$B$12]" office:value-type="float" office:value="1.536">
            <text:p>1.536</text:p>
          </table:table-cell>
          <table:table-cell office:value-type="float" office:value="5">
            <text:p>5</text:p>
          </table:table-cell>
          <table:table-cell table:formula="of:=[.B401]/65.5" office:value-type="float" office:value="0.0763358778625954">
            <text:p>0.1</text:p>
          </table:table-cell>
          <table:table-cell table:formula="of:=[.$B$5]-[.$C401]" office:value-type="float" office:value="-0.0763358778625954">
            <text:p>-0.1</text:p>
          </table:table-cell>
          <table:table-cell table:formula="of:=[.$D400]" office:value-type="float" office:value="0.0152671755725191">
            <text:p>0.0</text:p>
          </table:table-cell>
          <table:table-cell table:formula="of:=[.$B$7]*[.$D401]" office:value-type="float" office:value="-0.0610687022900763">
            <text:p>-0.1</text:p>
          </table:table-cell>
          <table:table-cell table:formula="of:=MIN([.$H401]+[.$B$8]*([.$D401]+[.$E401])*[.$B$12]/2;[.$B$10])" office:value-type="float" office:value="-1.67258015267176">
            <text:p>-1.7</text:p>
          </table:table-cell>
          <table:table-cell table:formula="of:=[.$G400]" office:value-type="float" office:value="-1.67221374045802">
            <text:p>-1.7</text:p>
          </table:table-cell>
          <table:table-cell table:formula="of:=[.$B$9]*([.$D401]-[.$E401])/[.$B$12]" office:value-type="float" office:value="-0">
            <text:p>0.0</text:p>
          </table:table-cell>
          <table:table-cell table:formula="of:=[.$F401]+[.$G401]+[.$I401]" office:value-type="float" office:value="-1.73364885496183">
            <text:p>-2</text:p>
          </table:table-cell>
          <table:table-cell/>
        </table:table-row>
        <table:table-row table:style-name="ro1">
          <table:table-cell table:formula="of:=[.$A401]+[.$B$12]" office:value-type="float" office:value="1.54">
            <text:p>1.540</text:p>
          </table:table-cell>
          <table:table-cell office:value-type="float" office:value="2">
            <text:p>2</text:p>
          </table:table-cell>
          <table:table-cell table:formula="of:=[.B402]/65.5" office:value-type="float" office:value="0.0305343511450382">
            <text:p>0.0</text:p>
          </table:table-cell>
          <table:table-cell table:formula="of:=[.$B$5]-[.$C402]" office:value-type="float" office:value="-0.0305343511450382">
            <text:p>0.0</text:p>
          </table:table-cell>
          <table:table-cell table:formula="of:=[.$D401]" office:value-type="float" office:value="-0.0763358778625954">
            <text:p>-0.1</text:p>
          </table:table-cell>
          <table:table-cell table:formula="of:=[.$B$7]*[.$D402]" office:value-type="float" office:value="-0.0244274809160305">
            <text:p>0.0</text:p>
          </table:table-cell>
          <table:table-cell table:formula="of:=MIN([.$H402]+[.$B$8]*([.$D402]+[.$E402])*[.$B$12]/2;[.$B$10])" office:value-type="float" office:value="-1.6732213740458">
            <text:p>-1.7</text:p>
          </table:table-cell>
          <table:table-cell table:formula="of:=[.$G401]" office:value-type="float" office:value="-1.67258015267176">
            <text:p>-1.7</text:p>
          </table:table-cell>
          <table:table-cell table:formula="of:=[.$B$9]*([.$D402]-[.$E402])/[.$B$12]" office:value-type="float" office:value="0">
            <text:p>0.0</text:p>
          </table:table-cell>
          <table:table-cell table:formula="of:=[.$F402]+[.$G402]+[.$I402]" office:value-type="float" office:value="-1.69764885496183">
            <text:p>-2</text:p>
          </table:table-cell>
          <table:table-cell/>
        </table:table-row>
        <table:table-row table:style-name="ro1">
          <table:table-cell table:formula="of:=[.$A402]+[.$B$12]" office:value-type="float" office:value="1.544">
            <text:p>1.544</text:p>
          </table:table-cell>
          <table:table-cell office:value-type="float" office:value="-8">
            <text:p>-8</text:p>
          </table:table-cell>
          <table:table-cell table:formula="of:=[.B403]/65.5" office:value-type="float" office:value="-0.122137404580153">
            <text:p>-0.1</text:p>
          </table:table-cell>
          <table:table-cell table:formula="of:=[.$B$5]-[.$C403]" office:value-type="float" office:value="0.122137404580153">
            <text:p>0.1</text:p>
          </table:table-cell>
          <table:table-cell table:formula="of:=[.$D402]" office:value-type="float" office:value="-0.0305343511450382">
            <text:p>0.0</text:p>
          </table:table-cell>
          <table:table-cell table:formula="of:=[.$B$7]*[.$D403]" office:value-type="float" office:value="0.0977099236641221">
            <text:p>0.1</text:p>
          </table:table-cell>
          <table:table-cell table:formula="of:=MIN([.$H403]+[.$B$8]*([.$D403]+[.$E403])*[.$B$12]/2;[.$B$10])" office:value-type="float" office:value="-1.67267175572519">
            <text:p>-1.7</text:p>
          </table:table-cell>
          <table:table-cell table:formula="of:=[.$G402]" office:value-type="float" office:value="-1.6732213740458">
            <text:p>-1.7</text:p>
          </table:table-cell>
          <table:table-cell table:formula="of:=[.$B$9]*([.$D403]-[.$E403])/[.$B$12]" office:value-type="float" office:value="0">
            <text:p>0.0</text:p>
          </table:table-cell>
          <table:table-cell table:formula="of:=[.$F403]+[.$G403]+[.$I403]" office:value-type="float" office:value="-1.57496183206107">
            <text:p>-2</text:p>
          </table:table-cell>
          <table:table-cell/>
        </table:table-row>
        <table:table-row table:style-name="ro1">
          <table:table-cell table:formula="of:=[.$A403]+[.$B$12]" office:value-type="float" office:value="1.548">
            <text:p>1.548</text:p>
          </table:table-cell>
          <table:table-cell office:value-type="float" office:value="-2">
            <text:p>-2</text:p>
          </table:table-cell>
          <table:table-cell table:formula="of:=[.B404]/65.5" office:value-type="float" office:value="-0.0305343511450382">
            <text:p>0.0</text:p>
          </table:table-cell>
          <table:table-cell table:formula="of:=[.$B$5]-[.$C404]" office:value-type="float" office:value="0.0305343511450382">
            <text:p>0.0</text:p>
          </table:table-cell>
          <table:table-cell table:formula="of:=[.$D403]" office:value-type="float" office:value="0.122137404580153">
            <text:p>0.1</text:p>
          </table:table-cell>
          <table:table-cell table:formula="of:=[.$B$7]*[.$D404]" office:value-type="float" office:value="0.0244274809160305">
            <text:p>0.0</text:p>
          </table:table-cell>
          <table:table-cell table:formula="of:=MIN([.$H404]+[.$B$8]*([.$D404]+[.$E404])*[.$B$12]/2;[.$B$10])" office:value-type="float" office:value="-1.67175572519084">
            <text:p>-1.7</text:p>
          </table:table-cell>
          <table:table-cell table:formula="of:=[.$G403]" office:value-type="float" office:value="-1.67267175572519">
            <text:p>-1.7</text:p>
          </table:table-cell>
          <table:table-cell table:formula="of:=[.$B$9]*([.$D404]-[.$E404])/[.$B$12]" office:value-type="float" office:value="-0">
            <text:p>0.0</text:p>
          </table:table-cell>
          <table:table-cell table:formula="of:=[.$F404]+[.$G404]+[.$I404]" office:value-type="float" office:value="-1.64732824427481">
            <text:p>-2</text:p>
          </table:table-cell>
          <table:table-cell/>
        </table:table-row>
        <table:table-row table:style-name="ro1">
          <table:table-cell table:formula="of:=[.$A404]+[.$B$12]" office:value-type="float" office:value="1.552">
            <text:p>1.552</text:p>
          </table:table-cell>
          <table:table-cell office:value-type="float" office:value="-7">
            <text:p>-7</text:p>
          </table:table-cell>
          <table:table-cell table:formula="of:=[.B405]/65.5" office:value-type="float" office:value="-0.106870229007634">
            <text:p>-0.1</text:p>
          </table:table-cell>
          <table:table-cell table:formula="of:=[.$B$5]-[.$C405]" office:value-type="float" office:value="0.106870229007634">
            <text:p>0.1</text:p>
          </table:table-cell>
          <table:table-cell table:formula="of:=[.$D404]" office:value-type="float" office:value="0.0305343511450382">
            <text:p>0.0</text:p>
          </table:table-cell>
          <table:table-cell table:formula="of:=[.$B$7]*[.$D405]" office:value-type="float" office:value="0.0854961832061069">
            <text:p>0.1</text:p>
          </table:table-cell>
          <table:table-cell table:formula="of:=MIN([.$H405]+[.$B$8]*([.$D405]+[.$E405])*[.$B$12]/2;[.$B$10])" office:value-type="float" office:value="-1.67093129770992">
            <text:p>-1.7</text:p>
          </table:table-cell>
          <table:table-cell table:formula="of:=[.$G404]" office:value-type="float" office:value="-1.67175572519084">
            <text:p>-1.7</text:p>
          </table:table-cell>
          <table:table-cell table:formula="of:=[.$B$9]*([.$D405]-[.$E405])/[.$B$12]" office:value-type="float" office:value="0">
            <text:p>0.0</text:p>
          </table:table-cell>
          <table:table-cell table:formula="of:=[.$F405]+[.$G405]+[.$I405]" office:value-type="float" office:value="-1.58543511450382">
            <text:p>-2</text:p>
          </table:table-cell>
          <table:table-cell/>
        </table:table-row>
        <table:table-row table:style-name="ro1">
          <table:table-cell table:formula="of:=[.$A405]+[.$B$12]" office:value-type="float" office:value="1.556">
            <text:p>1.556</text:p>
          </table:table-cell>
          <table:table-cell office:value-type="float" office:value="7">
            <text:p>7</text:p>
          </table:table-cell>
          <table:table-cell table:formula="of:=[.B406]/65.5" office:value-type="float" office:value="0.106870229007634">
            <text:p>0.1</text:p>
          </table:table-cell>
          <table:table-cell table:formula="of:=[.$B$5]-[.$C406]" office:value-type="float" office:value="-0.106870229007634">
            <text:p>-0.1</text:p>
          </table:table-cell>
          <table:table-cell table:formula="of:=[.$D405]" office:value-type="float" office:value="0.106870229007634">
            <text:p>0.1</text:p>
          </table:table-cell>
          <table:table-cell table:formula="of:=[.$B$7]*[.$D406]" office:value-type="float" office:value="-0.0854961832061069">
            <text:p>-0.1</text:p>
          </table:table-cell>
          <table:table-cell table:formula="of:=MIN([.$H406]+[.$B$8]*([.$D406]+[.$E406])*[.$B$12]/2;[.$B$10])" office:value-type="float" office:value="-1.67093129770992">
            <text:p>-1.7</text:p>
          </table:table-cell>
          <table:table-cell table:formula="of:=[.$G405]" office:value-type="float" office:value="-1.67093129770992">
            <text:p>-1.7</text:p>
          </table:table-cell>
          <table:table-cell table:formula="of:=[.$B$9]*([.$D406]-[.$E406])/[.$B$12]" office:value-type="float" office:value="-0">
            <text:p>0.0</text:p>
          </table:table-cell>
          <table:table-cell table:formula="of:=[.$F406]+[.$G406]+[.$I406]" office:value-type="float" office:value="-1.75642748091603">
            <text:p>-2</text:p>
          </table:table-cell>
          <table:table-cell/>
        </table:table-row>
        <table:table-row table:style-name="ro1">
          <table:table-cell table:formula="of:=[.$A406]+[.$B$12]" office:value-type="float" office:value="1.56">
            <text:p>1.560</text:p>
          </table:table-cell>
          <table:table-cell office:value-type="float" office:value="4">
            <text:p>4</text:p>
          </table:table-cell>
          <table:table-cell table:formula="of:=[.B407]/65.5" office:value-type="float" office:value="0.0610687022900763">
            <text:p>0.1</text:p>
          </table:table-cell>
          <table:table-cell table:formula="of:=[.$B$5]-[.$C407]" office:value-type="float" office:value="-0.0610687022900763">
            <text:p>-0.1</text:p>
          </table:table-cell>
          <table:table-cell table:formula="of:=[.$D406]" office:value-type="float" office:value="-0.106870229007634">
            <text:p>-0.1</text:p>
          </table:table-cell>
          <table:table-cell table:formula="of:=[.$B$7]*[.$D407]" office:value-type="float" office:value="-0.0488549618320611">
            <text:p>0.0</text:p>
          </table:table-cell>
          <table:table-cell table:formula="of:=MIN([.$H407]+[.$B$8]*([.$D407]+[.$E407])*[.$B$12]/2;[.$B$10])" office:value-type="float" office:value="-1.67193893129771">
            <text:p>-1.7</text:p>
          </table:table-cell>
          <table:table-cell table:formula="of:=[.$G406]" office:value-type="float" office:value="-1.67093129770992">
            <text:p>-1.7</text:p>
          </table:table-cell>
          <table:table-cell table:formula="of:=[.$B$9]*([.$D407]-[.$E407])/[.$B$12]" office:value-type="float" office:value="0">
            <text:p>0.0</text:p>
          </table:table-cell>
          <table:table-cell table:formula="of:=[.$F407]+[.$G407]+[.$I407]" office:value-type="float" office:value="-1.72079389312977">
            <text:p>-2</text:p>
          </table:table-cell>
          <table:table-cell/>
        </table:table-row>
        <table:table-row table:style-name="ro1">
          <table:table-cell table:formula="of:=[.$A407]+[.$B$12]" office:value-type="float" office:value="1.564">
            <text:p>1.564</text:p>
          </table:table-cell>
          <table:table-cell office:value-type="float" office:value="-8">
            <text:p>-8</text:p>
          </table:table-cell>
          <table:table-cell table:formula="of:=[.B408]/65.5" office:value-type="float" office:value="-0.122137404580153">
            <text:p>-0.1</text:p>
          </table:table-cell>
          <table:table-cell table:formula="of:=[.$B$5]-[.$C408]" office:value-type="float" office:value="0.122137404580153">
            <text:p>0.1</text:p>
          </table:table-cell>
          <table:table-cell table:formula="of:=[.$D407]" office:value-type="float" office:value="-0.0610687022900763">
            <text:p>-0.1</text:p>
          </table:table-cell>
          <table:table-cell table:formula="of:=[.$B$7]*[.$D408]" office:value-type="float" office:value="0.0977099236641221">
            <text:p>0.1</text:p>
          </table:table-cell>
          <table:table-cell table:formula="of:=MIN([.$H408]+[.$B$8]*([.$D408]+[.$E408])*[.$B$12]/2;[.$B$10])" office:value-type="float" office:value="-1.67157251908397">
            <text:p>-1.7</text:p>
          </table:table-cell>
          <table:table-cell table:formula="of:=[.$G407]" office:value-type="float" office:value="-1.67193893129771">
            <text:p>-1.7</text:p>
          </table:table-cell>
          <table:table-cell table:formula="of:=[.$B$9]*([.$D408]-[.$E408])/[.$B$12]" office:value-type="float" office:value="0">
            <text:p>0.0</text:p>
          </table:table-cell>
          <table:table-cell table:formula="of:=[.$F408]+[.$G408]+[.$I408]" office:value-type="float" office:value="-1.57386259541985">
            <text:p>-2</text:p>
          </table:table-cell>
          <table:table-cell/>
        </table:table-row>
        <table:table-row table:style-name="ro1">
          <table:table-cell table:formula="of:=[.$A408]+[.$B$12]" office:value-type="float" office:value="1.568">
            <text:p>1.568</text:p>
          </table:table-cell>
          <table:table-cell office:value-type="float" office:value="8">
            <text:p>8</text:p>
          </table:table-cell>
          <table:table-cell table:formula="of:=[.B409]/65.5" office:value-type="float" office:value="0.122137404580153">
            <text:p>0.1</text:p>
          </table:table-cell>
          <table:table-cell table:formula="of:=[.$B$5]-[.$C409]" office:value-type="float" office:value="-0.122137404580153">
            <text:p>-0.1</text:p>
          </table:table-cell>
          <table:table-cell table:formula="of:=[.$D408]" office:value-type="float" office:value="0.122137404580153">
            <text:p>0.1</text:p>
          </table:table-cell>
          <table:table-cell table:formula="of:=[.$B$7]*[.$D409]" office:value-type="float" office:value="-0.0977099236641221">
            <text:p>-0.1</text:p>
          </table:table-cell>
          <table:table-cell table:formula="of:=MIN([.$H409]+[.$B$8]*([.$D409]+[.$E409])*[.$B$12]/2;[.$B$10])" office:value-type="float" office:value="-1.67157251908397">
            <text:p>-1.7</text:p>
          </table:table-cell>
          <table:table-cell table:formula="of:=[.$G408]" office:value-type="float" office:value="-1.67157251908397">
            <text:p>-1.7</text:p>
          </table:table-cell>
          <table:table-cell table:formula="of:=[.$B$9]*([.$D409]-[.$E409])/[.$B$12]" office:value-type="float" office:value="-0">
            <text:p>0.0</text:p>
          </table:table-cell>
          <table:table-cell table:formula="of:=[.$F409]+[.$G409]+[.$I409]" office:value-type="float" office:value="-1.76928244274809">
            <text:p>-2</text:p>
          </table:table-cell>
          <table:table-cell/>
        </table:table-row>
        <table:table-row table:style-name="ro1">
          <table:table-cell table:formula="of:=[.$A409]+[.$B$12]" office:value-type="float" office:value="1.572">
            <text:p>1.572</text:p>
          </table:table-cell>
          <table:table-cell office:value-type="float" office:value="-3">
            <text:p>-3</text:p>
          </table:table-cell>
          <table:table-cell table:formula="of:=[.B410]/65.5" office:value-type="float" office:value="-0.0458015267175573">
            <text:p>0.0</text:p>
          </table:table-cell>
          <table:table-cell table:formula="of:=[.$B$5]-[.$C410]" office:value-type="float" office:value="0.0458015267175573">
            <text:p>0.0</text:p>
          </table:table-cell>
          <table:table-cell table:formula="of:=[.$D409]" office:value-type="float" office:value="-0.122137404580153">
            <text:p>-0.1</text:p>
          </table:table-cell>
          <table:table-cell table:formula="of:=[.$B$7]*[.$D410]" office:value-type="float" office:value="0.0366412213740458">
            <text:p>0.0</text:p>
          </table:table-cell>
          <table:table-cell table:formula="of:=MIN([.$H410]+[.$B$8]*([.$D410]+[.$E410])*[.$B$12]/2;[.$B$10])" office:value-type="float" office:value="-1.67203053435115">
            <text:p>-1.7</text:p>
          </table:table-cell>
          <table:table-cell table:formula="of:=[.$G409]" office:value-type="float" office:value="-1.67157251908397">
            <text:p>-1.7</text:p>
          </table:table-cell>
          <table:table-cell table:formula="of:=[.$B$9]*([.$D410]-[.$E410])/[.$B$12]" office:value-type="float" office:value="0">
            <text:p>0.0</text:p>
          </table:table-cell>
          <table:table-cell table:formula="of:=[.$F410]+[.$G410]+[.$I410]" office:value-type="float" office:value="-1.6353893129771">
            <text:p>-2</text:p>
          </table:table-cell>
          <table:table-cell/>
        </table:table-row>
        <table:table-row table:style-name="ro1">
          <table:table-cell table:formula="of:=[.$A410]+[.$B$12]" office:value-type="float" office:value="1.576">
            <text:p>1.576</text:p>
          </table:table-cell>
          <table:table-cell office:value-type="float" office:value="9">
            <text:p>9</text:p>
          </table:table-cell>
          <table:table-cell table:formula="of:=[.B411]/65.5" office:value-type="float" office:value="0.137404580152672">
            <text:p>0.1</text:p>
          </table:table-cell>
          <table:table-cell table:formula="of:=[.$B$5]-[.$C411]" office:value-type="float" office:value="-0.137404580152672">
            <text:p>-0.1</text:p>
          </table:table-cell>
          <table:table-cell table:formula="of:=[.$D410]" office:value-type="float" office:value="0.0458015267175573">
            <text:p>0.0</text:p>
          </table:table-cell>
          <table:table-cell table:formula="of:=[.$B$7]*[.$D411]" office:value-type="float" office:value="-0.109923664122137">
            <text:p>-0.1</text:p>
          </table:table-cell>
          <table:table-cell table:formula="of:=MIN([.$H411]+[.$B$8]*([.$D411]+[.$E411])*[.$B$12]/2;[.$B$10])" office:value-type="float" office:value="-1.67258015267176">
            <text:p>-1.7</text:p>
          </table:table-cell>
          <table:table-cell table:formula="of:=[.$G410]" office:value-type="float" office:value="-1.67203053435115">
            <text:p>-1.7</text:p>
          </table:table-cell>
          <table:table-cell table:formula="of:=[.$B$9]*([.$D411]-[.$E411])/[.$B$12]" office:value-type="float" office:value="-0">
            <text:p>0.0</text:p>
          </table:table-cell>
          <table:table-cell table:formula="of:=[.$F411]+[.$G411]+[.$I411]" office:value-type="float" office:value="-1.78250381679389">
            <text:p>-2</text:p>
          </table:table-cell>
          <table:table-cell/>
        </table:table-row>
        <table:table-row table:style-name="ro1">
          <table:table-cell table:formula="of:=[.$A411]+[.$B$12]" office:value-type="float" office:value="1.58">
            <text:p>1.580</text:p>
          </table:table-cell>
          <table:table-cell office:value-type="float" office:value="4">
            <text:p>4</text:p>
          </table:table-cell>
          <table:table-cell table:formula="of:=[.B412]/65.5" office:value-type="float" office:value="0.0610687022900763">
            <text:p>0.1</text:p>
          </table:table-cell>
          <table:table-cell table:formula="of:=[.$B$5]-[.$C412]" office:value-type="float" office:value="-0.0610687022900763">
            <text:p>-0.1</text:p>
          </table:table-cell>
          <table:table-cell table:formula="of:=[.$D411]" office:value-type="float" office:value="-0.137404580152672">
            <text:p>-0.1</text:p>
          </table:table-cell>
          <table:table-cell table:formula="of:=[.$B$7]*[.$D412]" office:value-type="float" office:value="-0.0488549618320611">
            <text:p>0.0</text:p>
          </table:table-cell>
          <table:table-cell table:formula="of:=MIN([.$H412]+[.$B$8]*([.$D412]+[.$E412])*[.$B$12]/2;[.$B$10])" office:value-type="float" office:value="-1.67377099236641">
            <text:p>-1.7</text:p>
          </table:table-cell>
          <table:table-cell table:formula="of:=[.$G411]" office:value-type="float" office:value="-1.67258015267176">
            <text:p>-1.7</text:p>
          </table:table-cell>
          <table:table-cell table:formula="of:=[.$B$9]*([.$D412]-[.$E412])/[.$B$12]" office:value-type="float" office:value="0">
            <text:p>0.0</text:p>
          </table:table-cell>
          <table:table-cell table:formula="of:=[.$F412]+[.$G412]+[.$I412]" office:value-type="float" office:value="-1.72262595419847">
            <text:p>-2</text:p>
          </table:table-cell>
          <table:table-cell/>
        </table:table-row>
        <table:table-row table:style-name="ro1">
          <table:table-cell table:formula="of:=[.$A412]+[.$B$12]" office:value-type="float" office:value="1.584">
            <text:p>1.584</text:p>
          </table:table-cell>
          <table:table-cell office:value-type="float" office:value="1">
            <text:p>1</text:p>
          </table:table-cell>
          <table:table-cell table:formula="of:=[.B413]/65.5" office:value-type="float" office:value="0.0152671755725191">
            <text:p>0.0</text:p>
          </table:table-cell>
          <table:table-cell table:formula="of:=[.$B$5]-[.$C413]" office:value-type="float" office:value="-0.0152671755725191">
            <text:p>0.0</text:p>
          </table:table-cell>
          <table:table-cell table:formula="of:=[.$D412]" office:value-type="float" office:value="-0.0610687022900763">
            <text:p>-0.1</text:p>
          </table:table-cell>
          <table:table-cell table:formula="of:=[.$B$7]*[.$D413]" office:value-type="float" office:value="-0.0122137404580153">
            <text:p>0.0</text:p>
          </table:table-cell>
          <table:table-cell table:formula="of:=MIN([.$H413]+[.$B$8]*([.$D413]+[.$E413])*[.$B$12]/2;[.$B$10])" office:value-type="float" office:value="-1.67422900763359">
            <text:p>-1.7</text:p>
          </table:table-cell>
          <table:table-cell table:formula="of:=[.$G412]" office:value-type="float" office:value="-1.67377099236641">
            <text:p>-1.7</text:p>
          </table:table-cell>
          <table:table-cell table:formula="of:=[.$B$9]*([.$D413]-[.$E413])/[.$B$12]" office:value-type="float" office:value="0">
            <text:p>0.0</text:p>
          </table:table-cell>
          <table:table-cell table:formula="of:=[.$F413]+[.$G413]+[.$I413]" office:value-type="float" office:value="-1.6864427480916">
            <text:p>-2</text:p>
          </table:table-cell>
          <table:table-cell/>
        </table:table-row>
        <table:table-row table:style-name="ro1">
          <table:table-cell table:formula="of:=[.$A413]+[.$B$12]" office:value-type="float" office:value="1.588">
            <text:p>1.588</text:p>
          </table:table-cell>
          <table:table-cell office:value-type="float" office:value="-5">
            <text:p>-5</text:p>
          </table:table-cell>
          <table:table-cell table:formula="of:=[.B414]/65.5" office:value-type="float" office:value="-0.0763358778625954">
            <text:p>-0.1</text:p>
          </table:table-cell>
          <table:table-cell table:formula="of:=[.$B$5]-[.$C414]" office:value-type="float" office:value="0.0763358778625954">
            <text:p>0.1</text:p>
          </table:table-cell>
          <table:table-cell table:formula="of:=[.$D413]" office:value-type="float" office:value="-0.0152671755725191">
            <text:p>0.0</text:p>
          </table:table-cell>
          <table:table-cell table:formula="of:=[.$B$7]*[.$D414]" office:value-type="float" office:value="0.0610687022900763">
            <text:p>0.1</text:p>
          </table:table-cell>
          <table:table-cell table:formula="of:=MIN([.$H414]+[.$B$8]*([.$D414]+[.$E414])*[.$B$12]/2;[.$B$10])" office:value-type="float" office:value="-1.67386259541985">
            <text:p>-1.7</text:p>
          </table:table-cell>
          <table:table-cell table:formula="of:=[.$G413]" office:value-type="float" office:value="-1.67422900763359">
            <text:p>-1.7</text:p>
          </table:table-cell>
          <table:table-cell table:formula="of:=[.$B$9]*([.$D414]-[.$E414])/[.$B$12]" office:value-type="float" office:value="0">
            <text:p>0.0</text:p>
          </table:table-cell>
          <table:table-cell table:formula="of:=[.$F414]+[.$G414]+[.$I414]" office:value-type="float" office:value="-1.61279389312977">
            <text:p>-2</text:p>
          </table:table-cell>
          <table:table-cell/>
        </table:table-row>
        <table:table-row table:style-name="ro1">
          <table:table-cell table:formula="of:=[.$A414]+[.$B$12]" office:value-type="float" office:value="1.592">
            <text:p>1.592</text:p>
          </table:table-cell>
          <table:table-cell office:value-type="float" office:value="-13">
            <text:p>-13</text:p>
          </table:table-cell>
          <table:table-cell table:formula="of:=[.B415]/65.5" office:value-type="float" office:value="-0.198473282442748">
            <text:p>-0.2</text:p>
          </table:table-cell>
          <table:table-cell table:formula="of:=[.$B$5]-[.$C415]" office:value-type="float" office:value="0.198473282442748">
            <text:p>0.2</text:p>
          </table:table-cell>
          <table:table-cell table:formula="of:=[.$D414]" office:value-type="float" office:value="0.0763358778625954">
            <text:p>0.1</text:p>
          </table:table-cell>
          <table:table-cell table:formula="of:=[.$B$7]*[.$D415]" office:value-type="float" office:value="0.158778625954198">
            <text:p>0.2</text:p>
          </table:table-cell>
          <table:table-cell table:formula="of:=MIN([.$H415]+[.$B$8]*([.$D415]+[.$E415])*[.$B$12]/2;[.$B$10])" office:value-type="float" office:value="-1.67221374045802">
            <text:p>-1.7</text:p>
          </table:table-cell>
          <table:table-cell table:formula="of:=[.$G414]" office:value-type="float" office:value="-1.67386259541985">
            <text:p>-1.7</text:p>
          </table:table-cell>
          <table:table-cell table:formula="of:=[.$B$9]*([.$D415]-[.$E415])/[.$B$12]" office:value-type="float" office:value="0">
            <text:p>0.0</text:p>
          </table:table-cell>
          <table:table-cell table:formula="of:=[.$F415]+[.$G415]+[.$I415]" office:value-type="float" office:value="-1.51343511450382">
            <text:p>-2</text:p>
          </table:table-cell>
          <table:table-cell/>
        </table:table-row>
        <table:table-row table:style-name="ro1">
          <table:table-cell table:formula="of:=[.$A415]+[.$B$12]" office:value-type="float" office:value="1.596">
            <text:p>1.596</text:p>
          </table:table-cell>
          <table:table-cell office:value-type="float" office:value="-8">
            <text:p>-8</text:p>
          </table:table-cell>
          <table:table-cell table:formula="of:=[.B416]/65.5" office:value-type="float" office:value="-0.122137404580153">
            <text:p>-0.1</text:p>
          </table:table-cell>
          <table:table-cell table:formula="of:=[.$B$5]-[.$C416]" office:value-type="float" office:value="0.122137404580153">
            <text:p>0.1</text:p>
          </table:table-cell>
          <table:table-cell table:formula="of:=[.$D415]" office:value-type="float" office:value="0.198473282442748">
            <text:p>0.2</text:p>
          </table:table-cell>
          <table:table-cell table:formula="of:=[.$B$7]*[.$D416]" office:value-type="float" office:value="0.0977099236641221">
            <text:p>0.1</text:p>
          </table:table-cell>
          <table:table-cell table:formula="of:=MIN([.$H416]+[.$B$8]*([.$D416]+[.$E416])*[.$B$12]/2;[.$B$10])" office:value-type="float" office:value="-1.67029007633588">
            <text:p>-1.7</text:p>
          </table:table-cell>
          <table:table-cell table:formula="of:=[.$G415]" office:value-type="float" office:value="-1.67221374045802">
            <text:p>-1.7</text:p>
          </table:table-cell>
          <table:table-cell table:formula="of:=[.$B$9]*([.$D416]-[.$E416])/[.$B$12]" office:value-type="float" office:value="-0">
            <text:p>0.0</text:p>
          </table:table-cell>
          <table:table-cell table:formula="of:=[.$F416]+[.$G416]+[.$I416]" office:value-type="float" office:value="-1.57258015267176">
            <text:p>-2</text:p>
          </table:table-cell>
          <table:table-cell/>
        </table:table-row>
        <table:table-row table:style-name="ro1">
          <table:table-cell table:formula="of:=[.$A416]+[.$B$12]" office:value-type="float" office:value="1.6">
            <text:p>1.600</text:p>
          </table:table-cell>
          <table:table-cell office:value-type="float" office:value="6">
            <text:p>6</text:p>
          </table:table-cell>
          <table:table-cell table:formula="of:=[.B417]/65.5" office:value-type="float" office:value="0.0916030534351145">
            <text:p>0.1</text:p>
          </table:table-cell>
          <table:table-cell table:formula="of:=[.$B$5]-[.$C417]" office:value-type="float" office:value="-0.0916030534351145">
            <text:p>-0.1</text:p>
          </table:table-cell>
          <table:table-cell table:formula="of:=[.$D416]" office:value-type="float" office:value="0.122137404580153">
            <text:p>0.1</text:p>
          </table:table-cell>
          <table:table-cell table:formula="of:=[.$B$7]*[.$D417]" office:value-type="float" office:value="-0.0732824427480916">
            <text:p>-0.1</text:p>
          </table:table-cell>
          <table:table-cell table:formula="of:=MIN([.$H417]+[.$B$8]*([.$D417]+[.$E417])*[.$B$12]/2;[.$B$10])" office:value-type="float" office:value="-1.67010687022901">
            <text:p>-1.7</text:p>
          </table:table-cell>
          <table:table-cell table:formula="of:=[.$G416]" office:value-type="float" office:value="-1.67029007633588">
            <text:p>-1.7</text:p>
          </table:table-cell>
          <table:table-cell table:formula="of:=[.$B$9]*([.$D417]-[.$E417])/[.$B$12]" office:value-type="float" office:value="-0">
            <text:p>0.0</text:p>
          </table:table-cell>
          <table:table-cell table:formula="of:=[.$F417]+[.$G417]+[.$I417]" office:value-type="float" office:value="-1.7433893129771">
            <text:p>-2</text:p>
          </table:table-cell>
          <table:table-cell/>
        </table:table-row>
        <table:table-row table:style-name="ro1">
          <table:table-cell table:formula="of:=[.$A417]+[.$B$12]" office:value-type="float" office:value="1.604">
            <text:p>1.604</text:p>
          </table:table-cell>
          <table:table-cell office:value-type="float" office:value="6">
            <text:p>6</text:p>
          </table:table-cell>
          <table:table-cell table:formula="of:=[.B418]/65.5" office:value-type="float" office:value="0.0916030534351145">
            <text:p>0.1</text:p>
          </table:table-cell>
          <table:table-cell table:formula="of:=[.$B$5]-[.$C418]" office:value-type="float" office:value="-0.0916030534351145">
            <text:p>-0.1</text:p>
          </table:table-cell>
          <table:table-cell table:formula="of:=[.$D417]" office:value-type="float" office:value="-0.0916030534351145">
            <text:p>-0.1</text:p>
          </table:table-cell>
          <table:table-cell table:formula="of:=[.$B$7]*[.$D418]" office:value-type="float" office:value="-0.0732824427480916">
            <text:p>-0.1</text:p>
          </table:table-cell>
          <table:table-cell table:formula="of:=MIN([.$H418]+[.$B$8]*([.$D418]+[.$E418])*[.$B$12]/2;[.$B$10])" office:value-type="float" office:value="-1.67120610687023">
            <text:p>-1.7</text:p>
          </table:table-cell>
          <table:table-cell table:formula="of:=[.$G417]" office:value-type="float" office:value="-1.67010687022901">
            <text:p>-1.7</text:p>
          </table:table-cell>
          <table:table-cell table:formula="of:=[.$B$9]*([.$D418]-[.$E418])/[.$B$12]" office:value-type="float" office:value="0">
            <text:p>0.0</text:p>
          </table:table-cell>
          <table:table-cell table:formula="of:=[.$F418]+[.$G418]+[.$I418]" office:value-type="float" office:value="-1.74448854961832">
            <text:p>-2</text:p>
          </table:table-cell>
          <table:table-cell/>
        </table:table-row>
        <table:table-row table:style-name="ro1">
          <table:table-cell table:formula="of:=[.$A418]+[.$B$12]" office:value-type="float" office:value="1.608">
            <text:p>1.608</text:p>
          </table:table-cell>
          <table:table-cell office:value-type="float" office:value="4">
            <text:p>4</text:p>
          </table:table-cell>
          <table:table-cell table:formula="of:=[.B419]/65.5" office:value-type="float" office:value="0.0610687022900763">
            <text:p>0.1</text:p>
          </table:table-cell>
          <table:table-cell table:formula="of:=[.$B$5]-[.$C419]" office:value-type="float" office:value="-0.0610687022900763">
            <text:p>-0.1</text:p>
          </table:table-cell>
          <table:table-cell table:formula="of:=[.$D418]" office:value-type="float" office:value="-0.0916030534351145">
            <text:p>-0.1</text:p>
          </table:table-cell>
          <table:table-cell table:formula="of:=[.$B$7]*[.$D419]" office:value-type="float" office:value="-0.0488549618320611">
            <text:p>0.0</text:p>
          </table:table-cell>
          <table:table-cell table:formula="of:=MIN([.$H419]+[.$B$8]*([.$D419]+[.$E419])*[.$B$12]/2;[.$B$10])" office:value-type="float" office:value="-1.67212213740458">
            <text:p>-1.7</text:p>
          </table:table-cell>
          <table:table-cell table:formula="of:=[.$G418]" office:value-type="float" office:value="-1.67120610687023">
            <text:p>-1.7</text:p>
          </table:table-cell>
          <table:table-cell table:formula="of:=[.$B$9]*([.$D419]-[.$E419])/[.$B$12]" office:value-type="float" office:value="0">
            <text:p>0.0</text:p>
          </table:table-cell>
          <table:table-cell table:formula="of:=[.$F419]+[.$G419]+[.$I419]" office:value-type="float" office:value="-1.72097709923664">
            <text:p>-2</text:p>
          </table:table-cell>
          <table:table-cell/>
        </table:table-row>
        <table:table-row table:style-name="ro1">
          <table:table-cell table:formula="of:=[.$A419]+[.$B$12]" office:value-type="float" office:value="1.612">
            <text:p>1.612</text:p>
          </table:table-cell>
          <table:table-cell office:value-type="float" office:value="5">
            <text:p>5</text:p>
          </table:table-cell>
          <table:table-cell table:formula="of:=[.B420]/65.5" office:value-type="float" office:value="0.0763358778625954">
            <text:p>0.1</text:p>
          </table:table-cell>
          <table:table-cell table:formula="of:=[.$B$5]-[.$C420]" office:value-type="float" office:value="-0.0763358778625954">
            <text:p>-0.1</text:p>
          </table:table-cell>
          <table:table-cell table:formula="of:=[.$D419]" office:value-type="float" office:value="-0.0610687022900763">
            <text:p>-0.1</text:p>
          </table:table-cell>
          <table:table-cell table:formula="of:=[.$B$7]*[.$D420]" office:value-type="float" office:value="-0.0610687022900763">
            <text:p>-0.1</text:p>
          </table:table-cell>
          <table:table-cell table:formula="of:=MIN([.$H420]+[.$B$8]*([.$D420]+[.$E420])*[.$B$12]/2;[.$B$10])" office:value-type="float" office:value="-1.6729465648855">
            <text:p>-1.7</text:p>
          </table:table-cell>
          <table:table-cell table:formula="of:=[.$G419]" office:value-type="float" office:value="-1.67212213740458">
            <text:p>-1.7</text:p>
          </table:table-cell>
          <table:table-cell table:formula="of:=[.$B$9]*([.$D420]-[.$E420])/[.$B$12]" office:value-type="float" office:value="-0">
            <text:p>0.0</text:p>
          </table:table-cell>
          <table:table-cell table:formula="of:=[.$F420]+[.$G420]+[.$I420]" office:value-type="float" office:value="-1.73401526717557">
            <text:p>-2</text:p>
          </table:table-cell>
          <table:table-cell/>
        </table:table-row>
        <table:table-row table:style-name="ro1">
          <table:table-cell table:formula="of:=[.$A420]+[.$B$12]" office:value-type="float" office:value="1.616">
            <text:p>1.616</text:p>
          </table:table-cell>
          <table:table-cell office:value-type="float" office:value="10">
            <text:p>10</text:p>
          </table:table-cell>
          <table:table-cell table:formula="of:=[.B421]/65.5" office:value-type="float" office:value="0.152671755725191">
            <text:p>0.2</text:p>
          </table:table-cell>
          <table:table-cell table:formula="of:=[.$B$5]-[.$C421]" office:value-type="float" office:value="-0.152671755725191">
            <text:p>-0.2</text:p>
          </table:table-cell>
          <table:table-cell table:formula="of:=[.$D420]" office:value-type="float" office:value="-0.0763358778625954">
            <text:p>-0.1</text:p>
          </table:table-cell>
          <table:table-cell table:formula="of:=[.$B$7]*[.$D421]" office:value-type="float" office:value="-0.122137404580153">
            <text:p>-0.1</text:p>
          </table:table-cell>
          <table:table-cell table:formula="of:=MIN([.$H421]+[.$B$8]*([.$D421]+[.$E421])*[.$B$12]/2;[.$B$10])" office:value-type="float" office:value="-1.67432061068702">
            <text:p>-1.7</text:p>
          </table:table-cell>
          <table:table-cell table:formula="of:=[.$G420]" office:value-type="float" office:value="-1.6729465648855">
            <text:p>-1.7</text:p>
          </table:table-cell>
          <table:table-cell table:formula="of:=[.$B$9]*([.$D421]-[.$E421])/[.$B$12]" office:value-type="float" office:value="-0">
            <text:p>0.0</text:p>
          </table:table-cell>
          <table:table-cell table:formula="of:=[.$F421]+[.$G421]+[.$I421]" office:value-type="float" office:value="-1.79645801526718">
            <text:p>-2</text:p>
          </table:table-cell>
          <table:table-cell/>
        </table:table-row>
        <table:table-row table:style-name="ro1">
          <table:table-cell table:formula="of:=[.$A421]+[.$B$12]" office:value-type="float" office:value="1.62">
            <text:p>1.620</text:p>
          </table:table-cell>
          <table:table-cell office:value-type="float" office:value="-4">
            <text:p>-4</text:p>
          </table:table-cell>
          <table:table-cell table:formula="of:=[.B422]/65.5" office:value-type="float" office:value="-0.0610687022900763">
            <text:p>-0.1</text:p>
          </table:table-cell>
          <table:table-cell table:formula="of:=[.$B$5]-[.$C422]" office:value-type="float" office:value="0.0610687022900763">
            <text:p>0.1</text:p>
          </table:table-cell>
          <table:table-cell table:formula="of:=[.$D421]" office:value-type="float" office:value="-0.152671755725191">
            <text:p>-0.2</text:p>
          </table:table-cell>
          <table:table-cell table:formula="of:=[.$B$7]*[.$D422]" office:value-type="float" office:value="0.0488549618320611">
            <text:p>0.0</text:p>
          </table:table-cell>
          <table:table-cell table:formula="of:=MIN([.$H422]+[.$B$8]*([.$D422]+[.$E422])*[.$B$12]/2;[.$B$10])" office:value-type="float" office:value="-1.67487022900763">
            <text:p>-1.7</text:p>
          </table:table-cell>
          <table:table-cell table:formula="of:=[.$G421]" office:value-type="float" office:value="-1.67432061068702">
            <text:p>-1.7</text:p>
          </table:table-cell>
          <table:table-cell table:formula="of:=[.$B$9]*([.$D422]-[.$E422])/[.$B$12]" office:value-type="float" office:value="0">
            <text:p>0.0</text:p>
          </table:table-cell>
          <table:table-cell table:formula="of:=[.$F422]+[.$G422]+[.$I422]" office:value-type="float" office:value="-1.62601526717557">
            <text:p>-2</text:p>
          </table:table-cell>
          <table:table-cell/>
        </table:table-row>
        <table:table-row table:style-name="ro1">
          <table:table-cell table:formula="of:=[.$A422]+[.$B$12]" office:value-type="float" office:value="1.624">
            <text:p>1.624</text:p>
          </table:table-cell>
          <table:table-cell office:value-type="float" office:value="-3">
            <text:p>-3</text:p>
          </table:table-cell>
          <table:table-cell table:formula="of:=[.B423]/65.5" office:value-type="float" office:value="-0.0458015267175573">
            <text:p>0.0</text:p>
          </table:table-cell>
          <table:table-cell table:formula="of:=[.$B$5]-[.$C423]" office:value-type="float" office:value="0.0458015267175573">
            <text:p>0.0</text:p>
          </table:table-cell>
          <table:table-cell table:formula="of:=[.$D422]" office:value-type="float" office:value="0.0610687022900763">
            <text:p>0.1</text:p>
          </table:table-cell>
          <table:table-cell table:formula="of:=[.$B$7]*[.$D423]" office:value-type="float" office:value="0.0366412213740458">
            <text:p>0.0</text:p>
          </table:table-cell>
          <table:table-cell table:formula="of:=MIN([.$H423]+[.$B$8]*([.$D423]+[.$E423])*[.$B$12]/2;[.$B$10])" office:value-type="float" office:value="-1.67422900763359">
            <text:p>-1.7</text:p>
          </table:table-cell>
          <table:table-cell table:formula="of:=[.$G422]" office:value-type="float" office:value="-1.67487022900763">
            <text:p>-1.7</text:p>
          </table:table-cell>
          <table:table-cell table:formula="of:=[.$B$9]*([.$D423]-[.$E423])/[.$B$12]" office:value-type="float" office:value="-0">
            <text:p>0.0</text:p>
          </table:table-cell>
          <table:table-cell table:formula="of:=[.$F423]+[.$G423]+[.$I423]" office:value-type="float" office:value="-1.63758778625954">
            <text:p>-2</text:p>
          </table:table-cell>
          <table:table-cell/>
        </table:table-row>
        <table:table-row table:style-name="ro1">
          <table:table-cell table:formula="of:=[.$A423]+[.$B$12]" office:value-type="float" office:value="1.628">
            <text:p>1.628</text:p>
          </table:table-cell>
          <table:table-cell office:value-type="float" office:value="-2">
            <text:p>-2</text:p>
          </table:table-cell>
          <table:table-cell table:formula="of:=[.B424]/65.5" office:value-type="float" office:value="-0.0305343511450382">
            <text:p>0.0</text:p>
          </table:table-cell>
          <table:table-cell table:formula="of:=[.$B$5]-[.$C424]" office:value-type="float" office:value="0.0305343511450382">
            <text:p>0.0</text:p>
          </table:table-cell>
          <table:table-cell table:formula="of:=[.$D423]" office:value-type="float" office:value="0.0458015267175573">
            <text:p>0.0</text:p>
          </table:table-cell>
          <table:table-cell table:formula="of:=[.$B$7]*[.$D424]" office:value-type="float" office:value="0.0244274809160305">
            <text:p>0.0</text:p>
          </table:table-cell>
          <table:table-cell table:formula="of:=MIN([.$H424]+[.$B$8]*([.$D424]+[.$E424])*[.$B$12]/2;[.$B$10])" office:value-type="float" office:value="-1.67377099236641">
            <text:p>-1.7</text:p>
          </table:table-cell>
          <table:table-cell table:formula="of:=[.$G423]" office:value-type="float" office:value="-1.67422900763359">
            <text:p>-1.7</text:p>
          </table:table-cell>
          <table:table-cell table:formula="of:=[.$B$9]*([.$D424]-[.$E424])/[.$B$12]" office:value-type="float" office:value="-0">
            <text:p>0.0</text:p>
          </table:table-cell>
          <table:table-cell table:formula="of:=[.$F424]+[.$G424]+[.$I424]" office:value-type="float" office:value="-1.64934351145038">
            <text:p>-2</text:p>
          </table:table-cell>
          <table:table-cell/>
        </table:table-row>
        <table:table-row table:style-name="ro1">
          <table:table-cell table:formula="of:=[.$A424]+[.$B$12]" office:value-type="float" office:value="1.632">
            <text:p>1.632</text:p>
          </table:table-cell>
          <table:table-cell office:value-type="float" office:value="-2">
            <text:p>-2</text:p>
          </table:table-cell>
          <table:table-cell table:formula="of:=[.B425]/65.5" office:value-type="float" office:value="-0.0305343511450382">
            <text:p>0.0</text:p>
          </table:table-cell>
          <table:table-cell table:formula="of:=[.$B$5]-[.$C425]" office:value-type="float" office:value="0.0305343511450382">
            <text:p>0.0</text:p>
          </table:table-cell>
          <table:table-cell table:formula="of:=[.$D424]" office:value-type="float" office:value="0.0305343511450382">
            <text:p>0.0</text:p>
          </table:table-cell>
          <table:table-cell table:formula="of:=[.$B$7]*[.$D425]" office:value-type="float" office:value="0.0244274809160305">
            <text:p>0.0</text:p>
          </table:table-cell>
          <table:table-cell table:formula="of:=MIN([.$H425]+[.$B$8]*([.$D425]+[.$E425])*[.$B$12]/2;[.$B$10])" office:value-type="float" office:value="-1.67340458015267">
            <text:p>-1.7</text:p>
          </table:table-cell>
          <table:table-cell table:formula="of:=[.$G424]" office:value-type="float" office:value="-1.67377099236641">
            <text:p>-1.7</text:p>
          </table:table-cell>
          <table:table-cell table:formula="of:=[.$B$9]*([.$D425]-[.$E425])/[.$B$12]" office:value-type="float" office:value="0">
            <text:p>0.0</text:p>
          </table:table-cell>
          <table:table-cell table:formula="of:=[.$F425]+[.$G425]+[.$I425]" office:value-type="float" office:value="-1.64897709923664">
            <text:p>-2</text:p>
          </table:table-cell>
          <table:table-cell/>
        </table:table-row>
        <table:table-row table:style-name="ro1">
          <table:table-cell table:formula="of:=[.$A425]+[.$B$12]" office:value-type="float" office:value="1.636">
            <text:p>1.636</text:p>
          </table:table-cell>
          <table:table-cell office:value-type="float" office:value="-5">
            <text:p>-5</text:p>
          </table:table-cell>
          <table:table-cell table:formula="of:=[.B426]/65.5" office:value-type="float" office:value="-0.0763358778625954">
            <text:p>-0.1</text:p>
          </table:table-cell>
          <table:table-cell table:formula="of:=[.$B$5]-[.$C426]" office:value-type="float" office:value="0.0763358778625954">
            <text:p>0.1</text:p>
          </table:table-cell>
          <table:table-cell table:formula="of:=[.$D425]" office:value-type="float" office:value="0.0305343511450382">
            <text:p>0.0</text:p>
          </table:table-cell>
          <table:table-cell table:formula="of:=[.$B$7]*[.$D426]" office:value-type="float" office:value="0.0610687022900763">
            <text:p>0.1</text:p>
          </table:table-cell>
          <table:table-cell table:formula="of:=MIN([.$H426]+[.$B$8]*([.$D426]+[.$E426])*[.$B$12]/2;[.$B$10])" office:value-type="float" office:value="-1.67276335877863">
            <text:p>-1.7</text:p>
          </table:table-cell>
          <table:table-cell table:formula="of:=[.$G425]" office:value-type="float" office:value="-1.67340458015267">
            <text:p>-1.7</text:p>
          </table:table-cell>
          <table:table-cell table:formula="of:=[.$B$9]*([.$D426]-[.$E426])/[.$B$12]" office:value-type="float" office:value="0">
            <text:p>0.0</text:p>
          </table:table-cell>
          <table:table-cell table:formula="of:=[.$F426]+[.$G426]+[.$I426]" office:value-type="float" office:value="-1.61169465648855">
            <text:p>-2</text:p>
          </table:table-cell>
          <table:table-cell/>
        </table:table-row>
        <table:table-row table:style-name="ro1">
          <table:table-cell table:formula="of:=[.$A426]+[.$B$12]" office:value-type="float" office:value="1.64">
            <text:p>1.640</text:p>
          </table:table-cell>
          <table:table-cell office:value-type="float" office:value="10">
            <text:p>10</text:p>
          </table:table-cell>
          <table:table-cell table:formula="of:=[.B427]/65.5" office:value-type="float" office:value="0.152671755725191">
            <text:p>0.2</text:p>
          </table:table-cell>
          <table:table-cell table:formula="of:=[.$B$5]-[.$C427]" office:value-type="float" office:value="-0.152671755725191">
            <text:p>-0.2</text:p>
          </table:table-cell>
          <table:table-cell table:formula="of:=[.$D426]" office:value-type="float" office:value="0.0763358778625954">
            <text:p>0.1</text:p>
          </table:table-cell>
          <table:table-cell table:formula="of:=[.$B$7]*[.$D427]" office:value-type="float" office:value="-0.122137404580153">
            <text:p>-0.1</text:p>
          </table:table-cell>
          <table:table-cell table:formula="of:=MIN([.$H427]+[.$B$8]*([.$D427]+[.$E427])*[.$B$12]/2;[.$B$10])" office:value-type="float" office:value="-1.6732213740458">
            <text:p>-1.7</text:p>
          </table:table-cell>
          <table:table-cell table:formula="of:=[.$G426]" office:value-type="float" office:value="-1.67276335877863">
            <text:p>-1.7</text:p>
          </table:table-cell>
          <table:table-cell table:formula="of:=[.$B$9]*([.$D427]-[.$E427])/[.$B$12]" office:value-type="float" office:value="-0">
            <text:p>0.0</text:p>
          </table:table-cell>
          <table:table-cell table:formula="of:=[.$F427]+[.$G427]+[.$I427]" office:value-type="float" office:value="-1.79535877862595">
            <text:p>-2</text:p>
          </table:table-cell>
          <table:table-cell/>
        </table:table-row>
        <table:table-row table:style-name="ro1">
          <table:table-cell table:formula="of:=[.$A427]+[.$B$12]" office:value-type="float" office:value="1.644">
            <text:p>1.644</text:p>
          </table:table-cell>
          <table:table-cell office:value-type="float" office:value="-9">
            <text:p>-9</text:p>
          </table:table-cell>
          <table:table-cell table:formula="of:=[.B428]/65.5" office:value-type="float" office:value="-0.137404580152672">
            <text:p>-0.1</text:p>
          </table:table-cell>
          <table:table-cell table:formula="of:=[.$B$5]-[.$C428]" office:value-type="float" office:value="0.137404580152672">
            <text:p>0.1</text:p>
          </table:table-cell>
          <table:table-cell table:formula="of:=[.$D427]" office:value-type="float" office:value="-0.152671755725191">
            <text:p>-0.2</text:p>
          </table:table-cell>
          <table:table-cell table:formula="of:=[.$B$7]*[.$D428]" office:value-type="float" office:value="0.109923664122137">
            <text:p>0.1</text:p>
          </table:table-cell>
          <table:table-cell table:formula="of:=MIN([.$H428]+[.$B$8]*([.$D428]+[.$E428])*[.$B$12]/2;[.$B$10])" office:value-type="float" office:value="-1.67331297709924">
            <text:p>-1.7</text:p>
          </table:table-cell>
          <table:table-cell table:formula="of:=[.$G427]" office:value-type="float" office:value="-1.6732213740458">
            <text:p>-1.7</text:p>
          </table:table-cell>
          <table:table-cell table:formula="of:=[.$B$9]*([.$D428]-[.$E428])/[.$B$12]" office:value-type="float" office:value="0">
            <text:p>0.0</text:p>
          </table:table-cell>
          <table:table-cell table:formula="of:=[.$F428]+[.$G428]+[.$I428]" office:value-type="float" office:value="-1.5633893129771">
            <text:p>-2</text:p>
          </table:table-cell>
          <table:table-cell/>
        </table:table-row>
        <table:table-row table:style-name="ro1">
          <table:table-cell table:formula="of:=[.$A428]+[.$B$12]" office:value-type="float" office:value="1.648">
            <text:p>1.648</text:p>
          </table:table-cell>
          <table:table-cell office:value-type="float" office:value="-3">
            <text:p>-3</text:p>
          </table:table-cell>
          <table:table-cell table:formula="of:=[.B429]/65.5" office:value-type="float" office:value="-0.0458015267175573">
            <text:p>0.0</text:p>
          </table:table-cell>
          <table:table-cell table:formula="of:=[.$B$5]-[.$C429]" office:value-type="float" office:value="0.0458015267175573">
            <text:p>0.0</text:p>
          </table:table-cell>
          <table:table-cell table:formula="of:=[.$D428]" office:value-type="float" office:value="0.137404580152672">
            <text:p>0.1</text:p>
          </table:table-cell>
          <table:table-cell table:formula="of:=[.$B$7]*[.$D429]" office:value-type="float" office:value="0.0366412213740458">
            <text:p>0.0</text:p>
          </table:table-cell>
          <table:table-cell table:formula="of:=MIN([.$H429]+[.$B$8]*([.$D429]+[.$E429])*[.$B$12]/2;[.$B$10])" office:value-type="float" office:value="-1.67221374045802">
            <text:p>-1.7</text:p>
          </table:table-cell>
          <table:table-cell table:formula="of:=[.$G428]" office:value-type="float" office:value="-1.67331297709924">
            <text:p>-1.7</text:p>
          </table:table-cell>
          <table:table-cell table:formula="of:=[.$B$9]*([.$D429]-[.$E429])/[.$B$12]" office:value-type="float" office:value="-0">
            <text:p>0.0</text:p>
          </table:table-cell>
          <table:table-cell table:formula="of:=[.$F429]+[.$G429]+[.$I429]" office:value-type="float" office:value="-1.63557251908397">
            <text:p>-2</text:p>
          </table:table-cell>
          <table:table-cell/>
        </table:table-row>
        <table:table-row table:style-name="ro1">
          <table:table-cell table:formula="of:=[.$A429]+[.$B$12]" office:value-type="float" office:value="1.652">
            <text:p>1.652</text:p>
          </table:table-cell>
          <table:table-cell office:value-type="float" office:value="5">
            <text:p>5</text:p>
          </table:table-cell>
          <table:table-cell table:formula="of:=[.B430]/65.5" office:value-type="float" office:value="0.0763358778625954">
            <text:p>0.1</text:p>
          </table:table-cell>
          <table:table-cell table:formula="of:=[.$B$5]-[.$C430]" office:value-type="float" office:value="-0.0763358778625954">
            <text:p>-0.1</text:p>
          </table:table-cell>
          <table:table-cell table:formula="of:=[.$D429]" office:value-type="float" office:value="0.0458015267175573">
            <text:p>0.0</text:p>
          </table:table-cell>
          <table:table-cell table:formula="of:=[.$B$7]*[.$D430]" office:value-type="float" office:value="-0.0610687022900763">
            <text:p>-0.1</text:p>
          </table:table-cell>
          <table:table-cell table:formula="of:=MIN([.$H430]+[.$B$8]*([.$D430]+[.$E430])*[.$B$12]/2;[.$B$10])" office:value-type="float" office:value="-1.67239694656489">
            <text:p>-1.7</text:p>
          </table:table-cell>
          <table:table-cell table:formula="of:=[.$G429]" office:value-type="float" office:value="-1.67221374045802">
            <text:p>-1.7</text:p>
          </table:table-cell>
          <table:table-cell table:formula="of:=[.$B$9]*([.$D430]-[.$E430])/[.$B$12]" office:value-type="float" office:value="-0">
            <text:p>0.0</text:p>
          </table:table-cell>
          <table:table-cell table:formula="of:=[.$F430]+[.$G430]+[.$I430]" office:value-type="float" office:value="-1.73346564885496">
            <text:p>-2</text:p>
          </table:table-cell>
          <table:table-cell/>
        </table:table-row>
        <table:table-row table:style-name="ro1">
          <table:table-cell table:formula="of:=[.$A430]+[.$B$12]" office:value-type="float" office:value="1.656">
            <text:p>1.656</text:p>
          </table:table-cell>
          <table:table-cell office:value-type="float" office:value="-4">
            <text:p>-4</text:p>
          </table:table-cell>
          <table:table-cell table:formula="of:=[.B431]/65.5" office:value-type="float" office:value="-0.0610687022900763">
            <text:p>-0.1</text:p>
          </table:table-cell>
          <table:table-cell table:formula="of:=[.$B$5]-[.$C431]" office:value-type="float" office:value="0.0610687022900763">
            <text:p>0.1</text:p>
          </table:table-cell>
          <table:table-cell table:formula="of:=[.$D430]" office:value-type="float" office:value="-0.0763358778625954">
            <text:p>-0.1</text:p>
          </table:table-cell>
          <table:table-cell table:formula="of:=[.$B$7]*[.$D431]" office:value-type="float" office:value="0.0488549618320611">
            <text:p>0.0</text:p>
          </table:table-cell>
          <table:table-cell table:formula="of:=MIN([.$H431]+[.$B$8]*([.$D431]+[.$E431])*[.$B$12]/2;[.$B$10])" office:value-type="float" office:value="-1.67248854961832">
            <text:p>-1.7</text:p>
          </table:table-cell>
          <table:table-cell table:formula="of:=[.$G430]" office:value-type="float" office:value="-1.67239694656489">
            <text:p>-1.7</text:p>
          </table:table-cell>
          <table:table-cell table:formula="of:=[.$B$9]*([.$D431]-[.$E431])/[.$B$12]" office:value-type="float" office:value="0">
            <text:p>0.0</text:p>
          </table:table-cell>
          <table:table-cell table:formula="of:=[.$F431]+[.$G431]+[.$I431]" office:value-type="float" office:value="-1.62363358778626">
            <text:p>-2</text:p>
          </table:table-cell>
          <table:table-cell/>
        </table:table-row>
        <table:table-row table:style-name="ro1">
          <table:table-cell table:formula="of:=[.$A431]+[.$B$12]" office:value-type="float" office:value="1.66">
            <text:p>1.660</text:p>
          </table:table-cell>
          <table:table-cell office:value-type="float" office:value="-2">
            <text:p>-2</text:p>
          </table:table-cell>
          <table:table-cell table:formula="of:=[.B432]/65.5" office:value-type="float" office:value="-0.0305343511450382">
            <text:p>0.0</text:p>
          </table:table-cell>
          <table:table-cell table:formula="of:=[.$B$5]-[.$C432]" office:value-type="float" office:value="0.0305343511450382">
            <text:p>0.0</text:p>
          </table:table-cell>
          <table:table-cell table:formula="of:=[.$D431]" office:value-type="float" office:value="0.0610687022900763">
            <text:p>0.1</text:p>
          </table:table-cell>
          <table:table-cell table:formula="of:=[.$B$7]*[.$D432]" office:value-type="float" office:value="0.0244274809160305">
            <text:p>0.0</text:p>
          </table:table-cell>
          <table:table-cell table:formula="of:=MIN([.$H432]+[.$B$8]*([.$D432]+[.$E432])*[.$B$12]/2;[.$B$10])" office:value-type="float" office:value="-1.67193893129771">
            <text:p>-1.7</text:p>
          </table:table-cell>
          <table:table-cell table:formula="of:=[.$G431]" office:value-type="float" office:value="-1.67248854961832">
            <text:p>-1.7</text:p>
          </table:table-cell>
          <table:table-cell table:formula="of:=[.$B$9]*([.$D432]-[.$E432])/[.$B$12]" office:value-type="float" office:value="-0">
            <text:p>0.0</text:p>
          </table:table-cell>
          <table:table-cell table:formula="of:=[.$F432]+[.$G432]+[.$I432]" office:value-type="float" office:value="-1.64751145038168">
            <text:p>-2</text:p>
          </table:table-cell>
          <table:table-cell/>
        </table:table-row>
        <table:table-row table:style-name="ro1">
          <table:table-cell table:formula="of:=[.$A432]+[.$B$12]" office:value-type="float" office:value="1.664">
            <text:p>1.664</text:p>
          </table:table-cell>
          <table:table-cell office:value-type="float" office:value="8">
            <text:p>8</text:p>
          </table:table-cell>
          <table:table-cell table:formula="of:=[.B433]/65.5" office:value-type="float" office:value="0.122137404580153">
            <text:p>0.1</text:p>
          </table:table-cell>
          <table:table-cell table:formula="of:=[.$B$5]-[.$C433]" office:value-type="float" office:value="-0.122137404580153">
            <text:p>-0.1</text:p>
          </table:table-cell>
          <table:table-cell table:formula="of:=[.$D432]" office:value-type="float" office:value="0.0305343511450382">
            <text:p>0.0</text:p>
          </table:table-cell>
          <table:table-cell table:formula="of:=[.$B$7]*[.$D433]" office:value-type="float" office:value="-0.0977099236641221">
            <text:p>-0.1</text:p>
          </table:table-cell>
          <table:table-cell table:formula="of:=MIN([.$H433]+[.$B$8]*([.$D433]+[.$E433])*[.$B$12]/2;[.$B$10])" office:value-type="float" office:value="-1.67248854961832">
            <text:p>-1.7</text:p>
          </table:table-cell>
          <table:table-cell table:formula="of:=[.$G432]" office:value-type="float" office:value="-1.67193893129771">
            <text:p>-1.7</text:p>
          </table:table-cell>
          <table:table-cell table:formula="of:=[.$B$9]*([.$D433]-[.$E433])/[.$B$12]" office:value-type="float" office:value="-0">
            <text:p>0.0</text:p>
          </table:table-cell>
          <table:table-cell table:formula="of:=[.$F433]+[.$G433]+[.$I433]" office:value-type="float" office:value="-1.77019847328244">
            <text:p>-2</text:p>
          </table:table-cell>
          <table:table-cell/>
        </table:table-row>
        <table:table-row table:style-name="ro1">
          <table:table-cell table:formula="of:=[.$A433]+[.$B$12]" office:value-type="float" office:value="1.668">
            <text:p>1.668</text:p>
          </table:table-cell>
          <table:table-cell office:value-type="float" office:value="3">
            <text:p>3</text:p>
          </table:table-cell>
          <table:table-cell table:formula="of:=[.B434]/65.5" office:value-type="float" office:value="0.0458015267175573">
            <text:p>0.0</text:p>
          </table:table-cell>
          <table:table-cell table:formula="of:=[.$B$5]-[.$C434]" office:value-type="float" office:value="-0.0458015267175573">
            <text:p>0.0</text:p>
          </table:table-cell>
          <table:table-cell table:formula="of:=[.$D433]" office:value-type="float" office:value="-0.122137404580153">
            <text:p>-0.1</text:p>
          </table:table-cell>
          <table:table-cell table:formula="of:=[.$B$7]*[.$D434]" office:value-type="float" office:value="-0.0366412213740458">
            <text:p>0.0</text:p>
          </table:table-cell>
          <table:table-cell table:formula="of:=MIN([.$H434]+[.$B$8]*([.$D434]+[.$E434])*[.$B$12]/2;[.$B$10])" office:value-type="float" office:value="-1.67349618320611">
            <text:p>-1.7</text:p>
          </table:table-cell>
          <table:table-cell table:formula="of:=[.$G433]" office:value-type="float" office:value="-1.67248854961832">
            <text:p>-1.7</text:p>
          </table:table-cell>
          <table:table-cell table:formula="of:=[.$B$9]*([.$D434]-[.$E434])/[.$B$12]" office:value-type="float" office:value="0">
            <text:p>0.0</text:p>
          </table:table-cell>
          <table:table-cell table:formula="of:=[.$F434]+[.$G434]+[.$I434]" office:value-type="float" office:value="-1.71013740458015">
            <text:p>-2</text:p>
          </table:table-cell>
          <table:table-cell/>
        </table:table-row>
        <table:table-row table:style-name="ro1">
          <table:table-cell table:formula="of:=[.$A434]+[.$B$12]" office:value-type="float" office:value="1.672">
            <text:p>1.672</text:p>
          </table:table-cell>
          <table:table-cell office:value-type="float" office:value="8">
            <text:p>8</text:p>
          </table:table-cell>
          <table:table-cell table:formula="of:=[.B435]/65.5" office:value-type="float" office:value="0.122137404580153">
            <text:p>0.1</text:p>
          </table:table-cell>
          <table:table-cell table:formula="of:=[.$B$5]-[.$C435]" office:value-type="float" office:value="-0.122137404580153">
            <text:p>-0.1</text:p>
          </table:table-cell>
          <table:table-cell table:formula="of:=[.$D434]" office:value-type="float" office:value="-0.0458015267175573">
            <text:p>0.0</text:p>
          </table:table-cell>
          <table:table-cell table:formula="of:=[.$B$7]*[.$D435]" office:value-type="float" office:value="-0.0977099236641221">
            <text:p>-0.1</text:p>
          </table:table-cell>
          <table:table-cell table:formula="of:=MIN([.$H435]+[.$B$8]*([.$D435]+[.$E435])*[.$B$12]/2;[.$B$10])" office:value-type="float" office:value="-1.67450381679389">
            <text:p>-1.7</text:p>
          </table:table-cell>
          <table:table-cell table:formula="of:=[.$G434]" office:value-type="float" office:value="-1.67349618320611">
            <text:p>-1.7</text:p>
          </table:table-cell>
          <table:table-cell table:formula="of:=[.$B$9]*([.$D435]-[.$E435])/[.$B$12]" office:value-type="float" office:value="-0">
            <text:p>0.0</text:p>
          </table:table-cell>
          <table:table-cell table:formula="of:=[.$F435]+[.$G435]+[.$I435]" office:value-type="float" office:value="-1.77221374045802">
            <text:p>-2</text:p>
          </table:table-cell>
          <table:table-cell/>
        </table:table-row>
        <table:table-row table:style-name="ro1">
          <table:table-cell table:formula="of:=[.$A435]+[.$B$12]" office:value-type="float" office:value="1.676">
            <text:p>1.676</text:p>
          </table:table-cell>
          <table:table-cell office:value-type="float" office:value="8">
            <text:p>8</text:p>
          </table:table-cell>
          <table:table-cell table:formula="of:=[.B436]/65.5" office:value-type="float" office:value="0.122137404580153">
            <text:p>0.1</text:p>
          </table:table-cell>
          <table:table-cell table:formula="of:=[.$B$5]-[.$C436]" office:value-type="float" office:value="-0.122137404580153">
            <text:p>-0.1</text:p>
          </table:table-cell>
          <table:table-cell table:formula="of:=[.$D435]" office:value-type="float" office:value="-0.122137404580153">
            <text:p>-0.1</text:p>
          </table:table-cell>
          <table:table-cell table:formula="of:=[.$B$7]*[.$D436]" office:value-type="float" office:value="-0.0977099236641221">
            <text:p>-0.1</text:p>
          </table:table-cell>
          <table:table-cell table:formula="of:=MIN([.$H436]+[.$B$8]*([.$D436]+[.$E436])*[.$B$12]/2;[.$B$10])" office:value-type="float" office:value="-1.67596946564886">
            <text:p>-1.7</text:p>
          </table:table-cell>
          <table:table-cell table:formula="of:=[.$G435]" office:value-type="float" office:value="-1.67450381679389">
            <text:p>-1.7</text:p>
          </table:table-cell>
          <table:table-cell table:formula="of:=[.$B$9]*([.$D436]-[.$E436])/[.$B$12]" office:value-type="float" office:value="0">
            <text:p>0.0</text:p>
          </table:table-cell>
          <table:table-cell table:formula="of:=[.$F436]+[.$G436]+[.$I436]" office:value-type="float" office:value="-1.77367938931298">
            <text:p>-2</text:p>
          </table:table-cell>
          <table:table-cell/>
        </table:table-row>
        <table:table-row table:style-name="ro1">
          <table:table-cell table:formula="of:=[.$A436]+[.$B$12]" office:value-type="float" office:value="1.68">
            <text:p>1.680</text:p>
          </table:table-cell>
          <table:table-cell office:value-type="float" office:value="0">
            <text:p>0</text:p>
          </table:table-cell>
          <table:table-cell table:formula="of:=[.B437]/65.5" office:value-type="float" office:value="0">
            <text:p>0.0</text:p>
          </table:table-cell>
          <table:table-cell table:formula="of:=[.$B$5]-[.$C437]" office:value-type="float" office:value="0">
            <text:p>0.0</text:p>
          </table:table-cell>
          <table:table-cell table:formula="of:=[.$D436]" office:value-type="float" office:value="-0.122137404580153">
            <text:p>-0.1</text:p>
          </table:table-cell>
          <table:table-cell table:formula="of:=[.$B$7]*[.$D437]" office:value-type="float" office:value="0">
            <text:p>0.0</text:p>
          </table:table-cell>
          <table:table-cell table:formula="of:=MIN([.$H437]+[.$B$8]*([.$D437]+[.$E437])*[.$B$12]/2;[.$B$10])" office:value-type="float" office:value="-1.67670229007634">
            <text:p>-1.7</text:p>
          </table:table-cell>
          <table:table-cell table:formula="of:=[.$G436]" office:value-type="float" office:value="-1.67596946564886">
            <text:p>-1.7</text:p>
          </table:table-cell>
          <table:table-cell table:formula="of:=[.$B$9]*([.$D437]-[.$E437])/[.$B$12]" office:value-type="float" office:value="0">
            <text:p>0.0</text:p>
          </table:table-cell>
          <table:table-cell table:formula="of:=[.$F437]+[.$G437]+[.$I437]" office:value-type="float" office:value="-1.67670229007634">
            <text:p>-2</text:p>
          </table:table-cell>
          <table:table-cell/>
        </table:table-row>
        <table:table-row table:style-name="ro1">
          <table:table-cell table:formula="of:=[.$A437]+[.$B$12]" office:value-type="float" office:value="1.684">
            <text:p>1.684</text:p>
          </table:table-cell>
          <table:table-cell office:value-type="float" office:value="-2">
            <text:p>-2</text:p>
          </table:table-cell>
          <table:table-cell table:formula="of:=[.B438]/65.5" office:value-type="float" office:value="-0.0305343511450382">
            <text:p>0.0</text:p>
          </table:table-cell>
          <table:table-cell table:formula="of:=[.$B$5]-[.$C438]" office:value-type="float" office:value="0.0305343511450382">
            <text:p>0.0</text:p>
          </table:table-cell>
          <table:table-cell table:formula="of:=[.$D437]" office:value-type="float" office:value="0">
            <text:p>0.0</text:p>
          </table:table-cell>
          <table:table-cell table:formula="of:=[.$B$7]*[.$D438]" office:value-type="float" office:value="0.0244274809160305">
            <text:p>0.0</text:p>
          </table:table-cell>
          <table:table-cell table:formula="of:=MIN([.$H438]+[.$B$8]*([.$D438]+[.$E438])*[.$B$12]/2;[.$B$10])" office:value-type="float" office:value="-1.67651908396947">
            <text:p>-1.7</text:p>
          </table:table-cell>
          <table:table-cell table:formula="of:=[.$G437]" office:value-type="float" office:value="-1.67670229007634">
            <text:p>-1.7</text:p>
          </table:table-cell>
          <table:table-cell table:formula="of:=[.$B$9]*([.$D438]-[.$E438])/[.$B$12]" office:value-type="float" office:value="0">
            <text:p>0.0</text:p>
          </table:table-cell>
          <table:table-cell table:formula="of:=[.$F438]+[.$G438]+[.$I438]" office:value-type="float" office:value="-1.65209160305344">
            <text:p>-2</text:p>
          </table:table-cell>
          <table:table-cell/>
        </table:table-row>
        <table:table-row table:style-name="ro1">
          <table:table-cell table:formula="of:=[.$A438]+[.$B$12]" office:value-type="float" office:value="1.688">
            <text:p>1.688</text:p>
          </table:table-cell>
          <table:table-cell office:value-type="float" office:value="8">
            <text:p>8</text:p>
          </table:table-cell>
          <table:table-cell table:formula="of:=[.B439]/65.5" office:value-type="float" office:value="0.122137404580153">
            <text:p>0.1</text:p>
          </table:table-cell>
          <table:table-cell table:formula="of:=[.$B$5]-[.$C439]" office:value-type="float" office:value="-0.122137404580153">
            <text:p>-0.1</text:p>
          </table:table-cell>
          <table:table-cell table:formula="of:=[.$D438]" office:value-type="float" office:value="0.0305343511450382">
            <text:p>0.0</text:p>
          </table:table-cell>
          <table:table-cell table:formula="of:=[.$B$7]*[.$D439]" office:value-type="float" office:value="-0.0977099236641221">
            <text:p>-0.1</text:p>
          </table:table-cell>
          <table:table-cell table:formula="of:=MIN([.$H439]+[.$B$8]*([.$D439]+[.$E439])*[.$B$12]/2;[.$B$10])" office:value-type="float" office:value="-1.67706870229008">
            <text:p>-1.7</text:p>
          </table:table-cell>
          <table:table-cell table:formula="of:=[.$G438]" office:value-type="float" office:value="-1.67651908396947">
            <text:p>-1.7</text:p>
          </table:table-cell>
          <table:table-cell table:formula="of:=[.$B$9]*([.$D439]-[.$E439])/[.$B$12]" office:value-type="float" office:value="-0">
            <text:p>0.0</text:p>
          </table:table-cell>
          <table:table-cell table:formula="of:=[.$F439]+[.$G439]+[.$I439]" office:value-type="float" office:value="-1.7747786259542">
            <text:p>-2</text:p>
          </table:table-cell>
          <table:table-cell/>
        </table:table-row>
        <table:table-row table:style-name="ro1">
          <table:table-cell table:formula="of:=[.$A439]+[.$B$12]" office:value-type="float" office:value="1.692">
            <text:p>1.692</text:p>
          </table:table-cell>
          <table:table-cell office:value-type="float" office:value="-1">
            <text:p>-1</text:p>
          </table:table-cell>
          <table:table-cell table:formula="of:=[.B440]/65.5" office:value-type="float" office:value="-0.0152671755725191">
            <text:p>0.0</text:p>
          </table:table-cell>
          <table:table-cell table:formula="of:=[.$B$5]-[.$C440]" office:value-type="float" office:value="0.0152671755725191">
            <text:p>0.0</text:p>
          </table:table-cell>
          <table:table-cell table:formula="of:=[.$D439]" office:value-type="float" office:value="-0.122137404580153">
            <text:p>-0.1</text:p>
          </table:table-cell>
          <table:table-cell table:formula="of:=[.$B$7]*[.$D440]" office:value-type="float" office:value="0.0122137404580153">
            <text:p>0.0</text:p>
          </table:table-cell>
          <table:table-cell table:formula="of:=MIN([.$H440]+[.$B$8]*([.$D440]+[.$E440])*[.$B$12]/2;[.$B$10])" office:value-type="float" office:value="-1.67770992366412">
            <text:p>-1.7</text:p>
          </table:table-cell>
          <table:table-cell table:formula="of:=[.$G439]" office:value-type="float" office:value="-1.67706870229008">
            <text:p>-1.7</text:p>
          </table:table-cell>
          <table:table-cell table:formula="of:=[.$B$9]*([.$D440]-[.$E440])/[.$B$12]" office:value-type="float" office:value="0">
            <text:p>0.0</text:p>
          </table:table-cell>
          <table:table-cell table:formula="of:=[.$F440]+[.$G440]+[.$I440]" office:value-type="float" office:value="-1.66549618320611">
            <text:p>-2</text:p>
          </table:table-cell>
          <table:table-cell/>
        </table:table-row>
        <table:table-row table:style-name="ro1">
          <table:table-cell table:formula="of:=[.$A440]+[.$B$12]" office:value-type="float" office:value="1.696">
            <text:p>1.696</text:p>
          </table:table-cell>
          <table:table-cell office:value-type="float" office:value="-4">
            <text:p>-4</text:p>
          </table:table-cell>
          <table:table-cell table:formula="of:=[.B441]/65.5" office:value-type="float" office:value="-0.0610687022900763">
            <text:p>-0.1</text:p>
          </table:table-cell>
          <table:table-cell table:formula="of:=[.$B$5]-[.$C441]" office:value-type="float" office:value="0.0610687022900763">
            <text:p>0.1</text:p>
          </table:table-cell>
          <table:table-cell table:formula="of:=[.$D440]" office:value-type="float" office:value="0.0152671755725191">
            <text:p>0.0</text:p>
          </table:table-cell>
          <table:table-cell table:formula="of:=[.$B$7]*[.$D441]" office:value-type="float" office:value="0.0488549618320611">
            <text:p>0.0</text:p>
          </table:table-cell>
          <table:table-cell table:formula="of:=MIN([.$H441]+[.$B$8]*([.$D441]+[.$E441])*[.$B$12]/2;[.$B$10])" office:value-type="float" office:value="-1.67725190839695">
            <text:p>-1.7</text:p>
          </table:table-cell>
          <table:table-cell table:formula="of:=[.$G440]" office:value-type="float" office:value="-1.67770992366412">
            <text:p>-1.7</text:p>
          </table:table-cell>
          <table:table-cell table:formula="of:=[.$B$9]*([.$D441]-[.$E441])/[.$B$12]" office:value-type="float" office:value="0">
            <text:p>0.0</text:p>
          </table:table-cell>
          <table:table-cell table:formula="of:=[.$F441]+[.$G441]+[.$I441]" office:value-type="float" office:value="-1.62839694656489">
            <text:p>-2</text:p>
          </table:table-cell>
          <table:table-cell/>
        </table:table-row>
        <table:table-row table:style-name="ro1">
          <table:table-cell table:formula="of:=[.$A441]+[.$B$12]" office:value-type="float" office:value="1.7">
            <text:p>1.700</text:p>
          </table:table-cell>
          <table:table-cell office:value-type="float" office:value="-8">
            <text:p>-8</text:p>
          </table:table-cell>
          <table:table-cell table:formula="of:=[.B442]/65.5" office:value-type="float" office:value="-0.122137404580153">
            <text:p>-0.1</text:p>
          </table:table-cell>
          <table:table-cell table:formula="of:=[.$B$5]-[.$C442]" office:value-type="float" office:value="0.122137404580153">
            <text:p>0.1</text:p>
          </table:table-cell>
          <table:table-cell table:formula="of:=[.$D441]" office:value-type="float" office:value="0.0610687022900763">
            <text:p>0.1</text:p>
          </table:table-cell>
          <table:table-cell table:formula="of:=[.$B$7]*[.$D442]" office:value-type="float" office:value="0.0977099236641221">
            <text:p>0.1</text:p>
          </table:table-cell>
          <table:table-cell table:formula="of:=MIN([.$H442]+[.$B$8]*([.$D442]+[.$E442])*[.$B$12]/2;[.$B$10])" office:value-type="float" office:value="-1.67615267175573">
            <text:p>-1.7</text:p>
          </table:table-cell>
          <table:table-cell table:formula="of:=[.$G441]" office:value-type="float" office:value="-1.67725190839695">
            <text:p>-1.7</text:p>
          </table:table-cell>
          <table:table-cell table:formula="of:=[.$B$9]*([.$D442]-[.$E442])/[.$B$12]" office:value-type="float" office:value="0">
            <text:p>0.0</text:p>
          </table:table-cell>
          <table:table-cell table:formula="of:=[.$F442]+[.$G442]+[.$I442]" office:value-type="float" office:value="-1.5784427480916">
            <text:p>-2</text:p>
          </table:table-cell>
          <table:table-cell/>
        </table:table-row>
        <table:table-row table:style-name="ro1">
          <table:table-cell table:formula="of:=[.$A442]+[.$B$12]" office:value-type="float" office:value="1.704">
            <text:p>1.704</text:p>
          </table:table-cell>
          <table:table-cell office:value-type="float" office:value="0">
            <text:p>0</text:p>
          </table:table-cell>
          <table:table-cell table:formula="of:=[.B443]/65.5" office:value-type="float" office:value="0">
            <text:p>0.0</text:p>
          </table:table-cell>
          <table:table-cell table:formula="of:=[.$B$5]-[.$C443]" office:value-type="float" office:value="0">
            <text:p>0.0</text:p>
          </table:table-cell>
          <table:table-cell table:formula="of:=[.$D442]" office:value-type="float" office:value="0.122137404580153">
            <text:p>0.1</text:p>
          </table:table-cell>
          <table:table-cell table:formula="of:=[.$B$7]*[.$D443]" office:value-type="float" office:value="0">
            <text:p>0.0</text:p>
          </table:table-cell>
          <table:table-cell table:formula="of:=MIN([.$H443]+[.$B$8]*([.$D443]+[.$E443])*[.$B$12]/2;[.$B$10])" office:value-type="float" office:value="-1.67541984732824">
            <text:p>-1.7</text:p>
          </table:table-cell>
          <table:table-cell table:formula="of:=[.$G442]" office:value-type="float" office:value="-1.67615267175573">
            <text:p>-1.7</text:p>
          </table:table-cell>
          <table:table-cell table:formula="of:=[.$B$9]*([.$D443]-[.$E443])/[.$B$12]" office:value-type="float" office:value="-0">
            <text:p>0.0</text:p>
          </table:table-cell>
          <table:table-cell table:formula="of:=[.$F443]+[.$G443]+[.$I443]" office:value-type="float" office:value="-1.67541984732824">
            <text:p>-2</text:p>
          </table:table-cell>
          <table:table-cell/>
        </table:table-row>
        <table:table-row table:style-name="ro1">
          <table:table-cell table:formula="of:=[.$A443]+[.$B$12]" office:value-type="float" office:value="1.708">
            <text:p>1.708</text:p>
          </table:table-cell>
          <table:table-cell office:value-type="float" office:value="6">
            <text:p>6</text:p>
          </table:table-cell>
          <table:table-cell table:formula="of:=[.B444]/65.5" office:value-type="float" office:value="0.0916030534351145">
            <text:p>0.1</text:p>
          </table:table-cell>
          <table:table-cell table:formula="of:=[.$B$5]-[.$C444]" office:value-type="float" office:value="-0.0916030534351145">
            <text:p>-0.1</text:p>
          </table:table-cell>
          <table:table-cell table:formula="of:=[.$D443]" office:value-type="float" office:value="0">
            <text:p>0.0</text:p>
          </table:table-cell>
          <table:table-cell table:formula="of:=[.$B$7]*[.$D444]" office:value-type="float" office:value="-0.0732824427480916">
            <text:p>-0.1</text:p>
          </table:table-cell>
          <table:table-cell table:formula="of:=MIN([.$H444]+[.$B$8]*([.$D444]+[.$E444])*[.$B$12]/2;[.$B$10])" office:value-type="float" office:value="-1.67596946564886">
            <text:p>-1.7</text:p>
          </table:table-cell>
          <table:table-cell table:formula="of:=[.$G443]" office:value-type="float" office:value="-1.67541984732824">
            <text:p>-1.7</text:p>
          </table:table-cell>
          <table:table-cell table:formula="of:=[.$B$9]*([.$D444]-[.$E444])/[.$B$12]" office:value-type="float" office:value="-0">
            <text:p>0.0</text:p>
          </table:table-cell>
          <table:table-cell table:formula="of:=[.$F444]+[.$G444]+[.$I444]" office:value-type="float" office:value="-1.74925190839695">
            <text:p>-2</text:p>
          </table:table-cell>
          <table:table-cell/>
        </table:table-row>
        <table:table-row table:style-name="ro1">
          <table:table-cell table:formula="of:=[.$A444]+[.$B$12]" office:value-type="float" office:value="1.712">
            <text:p>1.712</text:p>
          </table:table-cell>
          <table:table-cell office:value-type="float" office:value="2">
            <text:p>2</text:p>
          </table:table-cell>
          <table:table-cell table:formula="of:=[.B445]/65.5" office:value-type="float" office:value="0.0305343511450382">
            <text:p>0.0</text:p>
          </table:table-cell>
          <table:table-cell table:formula="of:=[.$B$5]-[.$C445]" office:value-type="float" office:value="-0.0305343511450382">
            <text:p>0.0</text:p>
          </table:table-cell>
          <table:table-cell table:formula="of:=[.$D444]" office:value-type="float" office:value="-0.0916030534351145">
            <text:p>-0.1</text:p>
          </table:table-cell>
          <table:table-cell table:formula="of:=[.$B$7]*[.$D445]" office:value-type="float" office:value="-0.0244274809160305">
            <text:p>0.0</text:p>
          </table:table-cell>
          <table:table-cell table:formula="of:=MIN([.$H445]+[.$B$8]*([.$D445]+[.$E445])*[.$B$12]/2;[.$B$10])" office:value-type="float" office:value="-1.67670229007634">
            <text:p>-1.7</text:p>
          </table:table-cell>
          <table:table-cell table:formula="of:=[.$G444]" office:value-type="float" office:value="-1.67596946564886">
            <text:p>-1.7</text:p>
          </table:table-cell>
          <table:table-cell table:formula="of:=[.$B$9]*([.$D445]-[.$E445])/[.$B$12]" office:value-type="float" office:value="0">
            <text:p>0.0</text:p>
          </table:table-cell>
          <table:table-cell table:formula="of:=[.$F445]+[.$G445]+[.$I445]" office:value-type="float" office:value="-1.70112977099237">
            <text:p>-2</text:p>
          </table:table-cell>
          <table:table-cell/>
        </table:table-row>
        <table:table-row table:style-name="ro1">
          <table:table-cell table:formula="of:=[.$A445]+[.$B$12]" office:value-type="float" office:value="1.716">
            <text:p>1.716</text:p>
          </table:table-cell>
          <table:table-cell office:value-type="float" office:value="-7">
            <text:p>-7</text:p>
          </table:table-cell>
          <table:table-cell table:formula="of:=[.B446]/65.5" office:value-type="float" office:value="-0.106870229007634">
            <text:p>-0.1</text:p>
          </table:table-cell>
          <table:table-cell table:formula="of:=[.$B$5]-[.$C446]" office:value-type="float" office:value="0.106870229007634">
            <text:p>0.1</text:p>
          </table:table-cell>
          <table:table-cell table:formula="of:=[.$D445]" office:value-type="float" office:value="-0.0305343511450382">
            <text:p>0.0</text:p>
          </table:table-cell>
          <table:table-cell table:formula="of:=[.$B$7]*[.$D446]" office:value-type="float" office:value="0.0854961832061069">
            <text:p>0.1</text:p>
          </table:table-cell>
          <table:table-cell table:formula="of:=MIN([.$H446]+[.$B$8]*([.$D446]+[.$E446])*[.$B$12]/2;[.$B$10])" office:value-type="float" office:value="-1.67624427480916">
            <text:p>-1.7</text:p>
          </table:table-cell>
          <table:table-cell table:formula="of:=[.$G445]" office:value-type="float" office:value="-1.67670229007634">
            <text:p>-1.7</text:p>
          </table:table-cell>
          <table:table-cell table:formula="of:=[.$B$9]*([.$D446]-[.$E446])/[.$B$12]" office:value-type="float" office:value="0">
            <text:p>0.0</text:p>
          </table:table-cell>
          <table:table-cell table:formula="of:=[.$F446]+[.$G446]+[.$I446]" office:value-type="float" office:value="-1.59074809160305">
            <text:p>-2</text:p>
          </table:table-cell>
          <table:table-cell/>
        </table:table-row>
        <table:table-row table:style-name="ro1">
          <table:table-cell table:formula="of:=[.$A446]+[.$B$12]" office:value-type="float" office:value="1.72">
            <text:p>1.720</text:p>
          </table:table-cell>
          <table:table-cell office:value-type="float" office:value="8">
            <text:p>8</text:p>
          </table:table-cell>
          <table:table-cell table:formula="of:=[.B447]/65.5" office:value-type="float" office:value="0.122137404580153">
            <text:p>0.1</text:p>
          </table:table-cell>
          <table:table-cell table:formula="of:=[.$B$5]-[.$C447]" office:value-type="float" office:value="-0.122137404580153">
            <text:p>-0.1</text:p>
          </table:table-cell>
          <table:table-cell table:formula="of:=[.$D446]" office:value-type="float" office:value="0.106870229007634">
            <text:p>0.1</text:p>
          </table:table-cell>
          <table:table-cell table:formula="of:=[.$B$7]*[.$D447]" office:value-type="float" office:value="-0.0977099236641221">
            <text:p>-0.1</text:p>
          </table:table-cell>
          <table:table-cell table:formula="of:=MIN([.$H447]+[.$B$8]*([.$D447]+[.$E447])*[.$B$12]/2;[.$B$10])" office:value-type="float" office:value="-1.6763358778626">
            <text:p>-1.7</text:p>
          </table:table-cell>
          <table:table-cell table:formula="of:=[.$G446]" office:value-type="float" office:value="-1.67624427480916">
            <text:p>-1.7</text:p>
          </table:table-cell>
          <table:table-cell table:formula="of:=[.$B$9]*([.$D447]-[.$E447])/[.$B$12]" office:value-type="float" office:value="-0">
            <text:p>0.0</text:p>
          </table:table-cell>
          <table:table-cell table:formula="of:=[.$F447]+[.$G447]+[.$I447]" office:value-type="float" office:value="-1.77404580152672">
            <text:p>-2</text:p>
          </table:table-cell>
          <table:table-cell/>
        </table:table-row>
        <table:table-row table:style-name="ro1">
          <table:table-cell table:formula="of:=[.$A447]+[.$B$12]" office:value-type="float" office:value="1.724">
            <text:p>1.724</text:p>
          </table:table-cell>
          <table:table-cell office:value-type="float" office:value="2">
            <text:p>2</text:p>
          </table:table-cell>
          <table:table-cell table:formula="of:=[.B448]/65.5" office:value-type="float" office:value="0.0305343511450382">
            <text:p>0.0</text:p>
          </table:table-cell>
          <table:table-cell table:formula="of:=[.$B$5]-[.$C448]" office:value-type="float" office:value="-0.0305343511450382">
            <text:p>0.0</text:p>
          </table:table-cell>
          <table:table-cell table:formula="of:=[.$D447]" office:value-type="float" office:value="-0.122137404580153">
            <text:p>-0.1</text:p>
          </table:table-cell>
          <table:table-cell table:formula="of:=[.$B$7]*[.$D448]" office:value-type="float" office:value="-0.0244274809160305">
            <text:p>0.0</text:p>
          </table:table-cell>
          <table:table-cell table:formula="of:=MIN([.$H448]+[.$B$8]*([.$D448]+[.$E448])*[.$B$12]/2;[.$B$10])" office:value-type="float" office:value="-1.67725190839695">
            <text:p>-1.7</text:p>
          </table:table-cell>
          <table:table-cell table:formula="of:=[.$G447]" office:value-type="float" office:value="-1.6763358778626">
            <text:p>-1.7</text:p>
          </table:table-cell>
          <table:table-cell table:formula="of:=[.$B$9]*([.$D448]-[.$E448])/[.$B$12]" office:value-type="float" office:value="0">
            <text:p>0.0</text:p>
          </table:table-cell>
          <table:table-cell table:formula="of:=[.$F448]+[.$G448]+[.$I448]" office:value-type="float" office:value="-1.70167938931298">
            <text:p>-2</text:p>
          </table:table-cell>
          <table:table-cell/>
        </table:table-row>
        <table:table-row table:style-name="ro1">
          <table:table-cell table:formula="of:=[.$A448]+[.$B$12]" office:value-type="float" office:value="1.728">
            <text:p>1.728</text:p>
          </table:table-cell>
          <table:table-cell office:value-type="float" office:value="8">
            <text:p>8</text:p>
          </table:table-cell>
          <table:table-cell table:formula="of:=[.B449]/65.5" office:value-type="float" office:value="0.122137404580153">
            <text:p>0.1</text:p>
          </table:table-cell>
          <table:table-cell table:formula="of:=[.$B$5]-[.$C449]" office:value-type="float" office:value="-0.122137404580153">
            <text:p>-0.1</text:p>
          </table:table-cell>
          <table:table-cell table:formula="of:=[.$D448]" office:value-type="float" office:value="-0.0305343511450382">
            <text:p>0.0</text:p>
          </table:table-cell>
          <table:table-cell table:formula="of:=[.$B$7]*[.$D449]" office:value-type="float" office:value="-0.0977099236641221">
            <text:p>-0.1</text:p>
          </table:table-cell>
          <table:table-cell table:formula="of:=MIN([.$H449]+[.$B$8]*([.$D449]+[.$E449])*[.$B$12]/2;[.$B$10])" office:value-type="float" office:value="-1.6781679389313">
            <text:p>-1.7</text:p>
          </table:table-cell>
          <table:table-cell table:formula="of:=[.$G448]" office:value-type="float" office:value="-1.67725190839695">
            <text:p>-1.7</text:p>
          </table:table-cell>
          <table:table-cell table:formula="of:=[.$B$9]*([.$D449]-[.$E449])/[.$B$12]" office:value-type="float" office:value="-0">
            <text:p>0.0</text:p>
          </table:table-cell>
          <table:table-cell table:formula="of:=[.$F449]+[.$G449]+[.$I449]" office:value-type="float" office:value="-1.77587786259542">
            <text:p>-2</text:p>
          </table:table-cell>
          <table:table-cell/>
        </table:table-row>
        <table:table-row table:style-name="ro1">
          <table:table-cell table:formula="of:=[.$A449]+[.$B$12]" office:value-type="float" office:value="1.732">
            <text:p>1.732</text:p>
          </table:table-cell>
          <table:table-cell office:value-type="float" office:value="22">
            <text:p>22</text:p>
          </table:table-cell>
          <table:table-cell table:formula="of:=[.B450]/65.5" office:value-type="float" office:value="0.33587786259542">
            <text:p>0.3</text:p>
          </table:table-cell>
          <table:table-cell table:formula="of:=[.$B$5]-[.$C450]" office:value-type="float" office:value="-0.33587786259542">
            <text:p>-0.3</text:p>
          </table:table-cell>
          <table:table-cell table:formula="of:=[.$D449]" office:value-type="float" office:value="-0.122137404580153">
            <text:p>-0.1</text:p>
          </table:table-cell>
          <table:table-cell table:formula="of:=[.$B$7]*[.$D450]" office:value-type="float" office:value="-0.268702290076336">
            <text:p>-0.3</text:p>
          </table:table-cell>
          <table:table-cell table:formula="of:=MIN([.$H450]+[.$B$8]*([.$D450]+[.$E450])*[.$B$12]/2;[.$B$10])" office:value-type="float" office:value="-1.68091603053435">
            <text:p>-1.7</text:p>
          </table:table-cell>
          <table:table-cell table:formula="of:=[.$G449]" office:value-type="float" office:value="-1.6781679389313">
            <text:p>-1.7</text:p>
          </table:table-cell>
          <table:table-cell table:formula="of:=[.$B$9]*([.$D450]-[.$E450])/[.$B$12]" office:value-type="float" office:value="-0">
            <text:p>0.0</text:p>
          </table:table-cell>
          <table:table-cell table:formula="of:=[.$F450]+[.$G450]+[.$I450]" office:value-type="float" office:value="-1.94961832061069">
            <text:p>-2</text:p>
          </table:table-cell>
          <table:table-cell/>
        </table:table-row>
        <table:table-row table:style-name="ro1">
          <table:table-cell table:formula="of:=[.$A450]+[.$B$12]" office:value-type="float" office:value="1.736">
            <text:p>1.736</text:p>
          </table:table-cell>
          <table:table-cell office:value-type="float" office:value="0">
            <text:p>0</text:p>
          </table:table-cell>
          <table:table-cell table:formula="of:=[.B451]/65.5" office:value-type="float" office:value="0">
            <text:p>0.0</text:p>
          </table:table-cell>
          <table:table-cell table:formula="of:=[.$B$5]-[.$C451]" office:value-type="float" office:value="0">
            <text:p>0.0</text:p>
          </table:table-cell>
          <table:table-cell table:formula="of:=[.$D450]" office:value-type="float" office:value="-0.33587786259542">
            <text:p>-0.3</text:p>
          </table:table-cell>
          <table:table-cell table:formula="of:=[.$B$7]*[.$D451]" office:value-type="float" office:value="0">
            <text:p>0.0</text:p>
          </table:table-cell>
          <table:table-cell table:formula="of:=MIN([.$H451]+[.$B$8]*([.$D451]+[.$E451])*[.$B$12]/2;[.$B$10])" office:value-type="float" office:value="-1.68293129770992">
            <text:p>-1.7</text:p>
          </table:table-cell>
          <table:table-cell table:formula="of:=[.$G450]" office:value-type="float" office:value="-1.68091603053435">
            <text:p>-1.7</text:p>
          </table:table-cell>
          <table:table-cell table:formula="of:=[.$B$9]*([.$D451]-[.$E451])/[.$B$12]" office:value-type="float" office:value="0">
            <text:p>0.0</text:p>
          </table:table-cell>
          <table:table-cell table:formula="of:=[.$F451]+[.$G451]+[.$I451]" office:value-type="float" office:value="-1.68293129770992">
            <text:p>-2</text:p>
          </table:table-cell>
          <table:table-cell/>
        </table:table-row>
        <table:table-row table:style-name="ro1">
          <table:table-cell table:formula="of:=[.$A451]+[.$B$12]" office:value-type="float" office:value="1.74">
            <text:p>1.740</text:p>
          </table:table-cell>
          <table:table-cell office:value-type="float" office:value="-9">
            <text:p>-9</text:p>
          </table:table-cell>
          <table:table-cell table:formula="of:=[.B452]/65.5" office:value-type="float" office:value="-0.137404580152672">
            <text:p>-0.1</text:p>
          </table:table-cell>
          <table:table-cell table:formula="of:=[.$B$5]-[.$C452]" office:value-type="float" office:value="0.137404580152672">
            <text:p>0.1</text:p>
          </table:table-cell>
          <table:table-cell table:formula="of:=[.$D451]" office:value-type="float" office:value="0">
            <text:p>0.0</text:p>
          </table:table-cell>
          <table:table-cell table:formula="of:=[.$B$7]*[.$D452]" office:value-type="float" office:value="0.109923664122137">
            <text:p>0.1</text:p>
          </table:table-cell>
          <table:table-cell table:formula="of:=MIN([.$H452]+[.$B$8]*([.$D452]+[.$E452])*[.$B$12]/2;[.$B$10])" office:value-type="float" office:value="-1.68210687022901">
            <text:p>-1.7</text:p>
          </table:table-cell>
          <table:table-cell table:formula="of:=[.$G451]" office:value-type="float" office:value="-1.68293129770992">
            <text:p>-1.7</text:p>
          </table:table-cell>
          <table:table-cell table:formula="of:=[.$B$9]*([.$D452]-[.$E452])/[.$B$12]" office:value-type="float" office:value="0">
            <text:p>0.0</text:p>
          </table:table-cell>
          <table:table-cell table:formula="of:=[.$F452]+[.$G452]+[.$I452]" office:value-type="float" office:value="-1.57218320610687">
            <text:p>-2</text:p>
          </table:table-cell>
          <table:table-cell/>
        </table:table-row>
        <table:table-row table:style-name="ro1">
          <table:table-cell table:formula="of:=[.$A452]+[.$B$12]" office:value-type="float" office:value="1.744">
            <text:p>1.744</text:p>
          </table:table-cell>
          <table:table-cell office:value-type="float" office:value="14">
            <text:p>14</text:p>
          </table:table-cell>
          <table:table-cell table:formula="of:=[.B453]/65.5" office:value-type="float" office:value="0.213740458015267">
            <text:p>0.2</text:p>
          </table:table-cell>
          <table:table-cell table:formula="of:=[.$B$5]-[.$C453]" office:value-type="float" office:value="-0.213740458015267">
            <text:p>-0.2</text:p>
          </table:table-cell>
          <table:table-cell table:formula="of:=[.$D452]" office:value-type="float" office:value="0.137404580152672">
            <text:p>0.1</text:p>
          </table:table-cell>
          <table:table-cell table:formula="of:=[.$B$7]*[.$D453]" office:value-type="float" office:value="-0.170992366412214">
            <text:p>-0.2</text:p>
          </table:table-cell>
          <table:table-cell table:formula="of:=MIN([.$H453]+[.$B$8]*([.$D453]+[.$E453])*[.$B$12]/2;[.$B$10])" office:value-type="float" office:value="-1.68256488549618">
            <text:p>-1.7</text:p>
          </table:table-cell>
          <table:table-cell table:formula="of:=[.$G452]" office:value-type="float" office:value="-1.68210687022901">
            <text:p>-1.7</text:p>
          </table:table-cell>
          <table:table-cell table:formula="of:=[.$B$9]*([.$D453]-[.$E453])/[.$B$12]" office:value-type="float" office:value="-0">
            <text:p>0.0</text:p>
          </table:table-cell>
          <table:table-cell table:formula="of:=[.$F453]+[.$G453]+[.$I453]" office:value-type="float" office:value="-1.8535572519084">
            <text:p>-2</text:p>
          </table:table-cell>
          <table:table-cell/>
        </table:table-row>
        <table:table-row table:style-name="ro1">
          <table:table-cell table:formula="of:=[.$A453]+[.$B$12]" office:value-type="float" office:value="1.748">
            <text:p>1.748</text:p>
          </table:table-cell>
          <table:table-cell office:value-type="float" office:value="-6">
            <text:p>-6</text:p>
          </table:table-cell>
          <table:table-cell table:formula="of:=[.B454]/65.5" office:value-type="float" office:value="-0.0916030534351145">
            <text:p>-0.1</text:p>
          </table:table-cell>
          <table:table-cell table:formula="of:=[.$B$5]-[.$C454]" office:value-type="float" office:value="0.0916030534351145">
            <text:p>0.1</text:p>
          </table:table-cell>
          <table:table-cell table:formula="of:=[.$D453]" office:value-type="float" office:value="-0.213740458015267">
            <text:p>-0.2</text:p>
          </table:table-cell>
          <table:table-cell table:formula="of:=[.$B$7]*[.$D454]" office:value-type="float" office:value="0.0732824427480916">
            <text:p>0.1</text:p>
          </table:table-cell>
          <table:table-cell table:formula="of:=MIN([.$H454]+[.$B$8]*([.$D454]+[.$E454])*[.$B$12]/2;[.$B$10])" office:value-type="float" office:value="-1.68329770992366">
            <text:p>-1.7</text:p>
          </table:table-cell>
          <table:table-cell table:formula="of:=[.$G453]" office:value-type="float" office:value="-1.68256488549618">
            <text:p>-1.7</text:p>
          </table:table-cell>
          <table:table-cell table:formula="of:=[.$B$9]*([.$D454]-[.$E454])/[.$B$12]" office:value-type="float" office:value="0">
            <text:p>0.0</text:p>
          </table:table-cell>
          <table:table-cell table:formula="of:=[.$F454]+[.$G454]+[.$I454]" office:value-type="float" office:value="-1.61001526717557">
            <text:p>-2</text:p>
          </table:table-cell>
          <table:table-cell/>
        </table:table-row>
        <table:table-row table:style-name="ro1">
          <table:table-cell table:formula="of:=[.$A454]+[.$B$12]" office:value-type="float" office:value="1.752">
            <text:p>1.752</text:p>
          </table:table-cell>
          <table:table-cell office:value-type="float" office:value="-1">
            <text:p>-1</text:p>
          </table:table-cell>
          <table:table-cell table:formula="of:=[.B455]/65.5" office:value-type="float" office:value="-0.0152671755725191">
            <text:p>0.0</text:p>
          </table:table-cell>
          <table:table-cell table:formula="of:=[.$B$5]-[.$C455]" office:value-type="float" office:value="0.0152671755725191">
            <text:p>0.0</text:p>
          </table:table-cell>
          <table:table-cell table:formula="of:=[.$D454]" office:value-type="float" office:value="0.0916030534351145">
            <text:p>0.1</text:p>
          </table:table-cell>
          <table:table-cell table:formula="of:=[.$B$7]*[.$D455]" office:value-type="float" office:value="0.0122137404580153">
            <text:p>0.0</text:p>
          </table:table-cell>
          <table:table-cell table:formula="of:=MIN([.$H455]+[.$B$8]*([.$D455]+[.$E455])*[.$B$12]/2;[.$B$10])" office:value-type="float" office:value="-1.68265648854962">
            <text:p>-1.7</text:p>
          </table:table-cell>
          <table:table-cell table:formula="of:=[.$G454]" office:value-type="float" office:value="-1.68329770992366">
            <text:p>-1.7</text:p>
          </table:table-cell>
          <table:table-cell table:formula="of:=[.$B$9]*([.$D455]-[.$E455])/[.$B$12]" office:value-type="float" office:value="-0">
            <text:p>0.0</text:p>
          </table:table-cell>
          <table:table-cell table:formula="of:=[.$F455]+[.$G455]+[.$I455]" office:value-type="float" office:value="-1.6704427480916">
            <text:p>-2</text:p>
          </table:table-cell>
          <table:table-cell/>
        </table:table-row>
        <table:table-row table:style-name="ro1">
          <table:table-cell table:formula="of:=[.$A455]+[.$B$12]" office:value-type="float" office:value="1.756">
            <text:p>1.756</text:p>
          </table:table-cell>
          <table:table-cell office:value-type="float" office:value="4">
            <text:p>4</text:p>
          </table:table-cell>
          <table:table-cell table:formula="of:=[.B456]/65.5" office:value-type="float" office:value="0.0610687022900763">
            <text:p>0.1</text:p>
          </table:table-cell>
          <table:table-cell table:formula="of:=[.$B$5]-[.$C456]" office:value-type="float" office:value="-0.0610687022900763">
            <text:p>-0.1</text:p>
          </table:table-cell>
          <table:table-cell table:formula="of:=[.$D455]" office:value-type="float" office:value="0.0152671755725191">
            <text:p>0.0</text:p>
          </table:table-cell>
          <table:table-cell table:formula="of:=[.$B$7]*[.$D456]" office:value-type="float" office:value="-0.0488549618320611">
            <text:p>0.0</text:p>
          </table:table-cell>
          <table:table-cell table:formula="of:=MIN([.$H456]+[.$B$8]*([.$D456]+[.$E456])*[.$B$12]/2;[.$B$10])" office:value-type="float" office:value="-1.68293129770992">
            <text:p>-1.7</text:p>
          </table:table-cell>
          <table:table-cell table:formula="of:=[.$G455]" office:value-type="float" office:value="-1.68265648854962">
            <text:p>-1.7</text:p>
          </table:table-cell>
          <table:table-cell table:formula="of:=[.$B$9]*([.$D456]-[.$E456])/[.$B$12]" office:value-type="float" office:value="-0">
            <text:p>0.0</text:p>
          </table:table-cell>
          <table:table-cell table:formula="of:=[.$F456]+[.$G456]+[.$I456]" office:value-type="float" office:value="-1.73178625954198">
            <text:p>-2</text:p>
          </table:table-cell>
          <table:table-cell/>
        </table:table-row>
        <table:table-row table:style-name="ro1">
          <table:table-cell table:formula="of:=[.$A456]+[.$B$12]" office:value-type="float" office:value="1.76">
            <text:p>1.760</text:p>
          </table:table-cell>
          <table:table-cell office:value-type="float" office:value="5">
            <text:p>5</text:p>
          </table:table-cell>
          <table:table-cell table:formula="of:=[.B457]/65.5" office:value-type="float" office:value="0.0763358778625954">
            <text:p>0.1</text:p>
          </table:table-cell>
          <table:table-cell table:formula="of:=[.$B$5]-[.$C457]" office:value-type="float" office:value="-0.0763358778625954">
            <text:p>-0.1</text:p>
          </table:table-cell>
          <table:table-cell table:formula="of:=[.$D456]" office:value-type="float" office:value="-0.0610687022900763">
            <text:p>-0.1</text:p>
          </table:table-cell>
          <table:table-cell table:formula="of:=[.$B$7]*[.$D457]" office:value-type="float" office:value="-0.0610687022900763">
            <text:p>-0.1</text:p>
          </table:table-cell>
          <table:table-cell table:formula="of:=MIN([.$H457]+[.$B$8]*([.$D457]+[.$E457])*[.$B$12]/2;[.$B$10])" office:value-type="float" office:value="-1.68375572519084">
            <text:p>-1.7</text:p>
          </table:table-cell>
          <table:table-cell table:formula="of:=[.$G456]" office:value-type="float" office:value="-1.68293129770992">
            <text:p>-1.7</text:p>
          </table:table-cell>
          <table:table-cell table:formula="of:=[.$B$9]*([.$D457]-[.$E457])/[.$B$12]" office:value-type="float" office:value="-0">
            <text:p>0.0</text:p>
          </table:table-cell>
          <table:table-cell table:formula="of:=[.$F457]+[.$G457]+[.$I457]" office:value-type="float" office:value="-1.74482442748092">
            <text:p>-2</text:p>
          </table:table-cell>
          <table:table-cell/>
        </table:table-row>
        <table:table-row table:style-name="ro1">
          <table:table-cell table:formula="of:=[.$A457]+[.$B$12]" office:value-type="float" office:value="1.764">
            <text:p>1.764</text:p>
          </table:table-cell>
          <table:table-cell office:value-type="float" office:value="7">
            <text:p>7</text:p>
          </table:table-cell>
          <table:table-cell table:formula="of:=[.B458]/65.5" office:value-type="float" office:value="0.106870229007634">
            <text:p>0.1</text:p>
          </table:table-cell>
          <table:table-cell table:formula="of:=[.$B$5]-[.$C458]" office:value-type="float" office:value="-0.106870229007634">
            <text:p>-0.1</text:p>
          </table:table-cell>
          <table:table-cell table:formula="of:=[.$D457]" office:value-type="float" office:value="-0.0763358778625954">
            <text:p>-0.1</text:p>
          </table:table-cell>
          <table:table-cell table:formula="of:=[.$B$7]*[.$D458]" office:value-type="float" office:value="-0.0854961832061069">
            <text:p>-0.1</text:p>
          </table:table-cell>
          <table:table-cell table:formula="of:=MIN([.$H458]+[.$B$8]*([.$D458]+[.$E458])*[.$B$12]/2;[.$B$10])" office:value-type="float" office:value="-1.68485496183206">
            <text:p>-1.7</text:p>
          </table:table-cell>
          <table:table-cell table:formula="of:=[.$G457]" office:value-type="float" office:value="-1.68375572519084">
            <text:p>-1.7</text:p>
          </table:table-cell>
          <table:table-cell table:formula="of:=[.$B$9]*([.$D458]-[.$E458])/[.$B$12]" office:value-type="float" office:value="-0">
            <text:p>0.0</text:p>
          </table:table-cell>
          <table:table-cell table:formula="of:=[.$F458]+[.$G458]+[.$I458]" office:value-type="float" office:value="-1.77035114503817">
            <text:p>-2</text:p>
          </table:table-cell>
          <table:table-cell/>
        </table:table-row>
        <table:table-row table:style-name="ro1">
          <table:table-cell table:formula="of:=[.$A458]+[.$B$12]" office:value-type="float" office:value="1.768">
            <text:p>1.768</text:p>
          </table:table-cell>
          <table:table-cell office:value-type="float" office:value="7">
            <text:p>7</text:p>
          </table:table-cell>
          <table:table-cell table:formula="of:=[.B459]/65.5" office:value-type="float" office:value="0.106870229007634">
            <text:p>0.1</text:p>
          </table:table-cell>
          <table:table-cell table:formula="of:=[.$B$5]-[.$C459]" office:value-type="float" office:value="-0.106870229007634">
            <text:p>-0.1</text:p>
          </table:table-cell>
          <table:table-cell table:formula="of:=[.$D458]" office:value-type="float" office:value="-0.106870229007634">
            <text:p>-0.1</text:p>
          </table:table-cell>
          <table:table-cell table:formula="of:=[.$B$7]*[.$D459]" office:value-type="float" office:value="-0.0854961832061069">
            <text:p>-0.1</text:p>
          </table:table-cell>
          <table:table-cell table:formula="of:=MIN([.$H459]+[.$B$8]*([.$D459]+[.$E459])*[.$B$12]/2;[.$B$10])" office:value-type="float" office:value="-1.68613740458015">
            <text:p>-1.7</text:p>
          </table:table-cell>
          <table:table-cell table:formula="of:=[.$G458]" office:value-type="float" office:value="-1.68485496183206">
            <text:p>-1.7</text:p>
          </table:table-cell>
          <table:table-cell table:formula="of:=[.$B$9]*([.$D459]-[.$E459])/[.$B$12]" office:value-type="float" office:value="0">
            <text:p>0.0</text:p>
          </table:table-cell>
          <table:table-cell table:formula="of:=[.$F459]+[.$G459]+[.$I459]" office:value-type="float" office:value="-1.77163358778626">
            <text:p>-2</text:p>
          </table:table-cell>
          <table:table-cell/>
        </table:table-row>
        <table:table-row table:style-name="ro1">
          <table:table-cell table:formula="of:=[.$A459]+[.$B$12]" office:value-type="float" office:value="1.772">
            <text:p>1.772</text:p>
          </table:table-cell>
          <table:table-cell office:value-type="float" office:value="7">
            <text:p>7</text:p>
          </table:table-cell>
          <table:table-cell table:formula="of:=[.B460]/65.5" office:value-type="float" office:value="0.106870229007634">
            <text:p>0.1</text:p>
          </table:table-cell>
          <table:table-cell table:formula="of:=[.$B$5]-[.$C460]" office:value-type="float" office:value="-0.106870229007634">
            <text:p>-0.1</text:p>
          </table:table-cell>
          <table:table-cell table:formula="of:=[.$D459]" office:value-type="float" office:value="-0.106870229007634">
            <text:p>-0.1</text:p>
          </table:table-cell>
          <table:table-cell table:formula="of:=[.$B$7]*[.$D460]" office:value-type="float" office:value="-0.0854961832061069">
            <text:p>-0.1</text:p>
          </table:table-cell>
          <table:table-cell table:formula="of:=MIN([.$H460]+[.$B$8]*([.$D460]+[.$E460])*[.$B$12]/2;[.$B$10])" office:value-type="float" office:value="-1.68741984732824">
            <text:p>-1.7</text:p>
          </table:table-cell>
          <table:table-cell table:formula="of:=[.$G459]" office:value-type="float" office:value="-1.68613740458015">
            <text:p>-1.7</text:p>
          </table:table-cell>
          <table:table-cell table:formula="of:=[.$B$9]*([.$D460]-[.$E460])/[.$B$12]" office:value-type="float" office:value="0">
            <text:p>0.0</text:p>
          </table:table-cell>
          <table:table-cell table:formula="of:=[.$F460]+[.$G460]+[.$I460]" office:value-type="float" office:value="-1.77291603053435">
            <text:p>-2</text:p>
          </table:table-cell>
          <table:table-cell/>
        </table:table-row>
        <table:table-row table:style-name="ro1">
          <table:table-cell table:formula="of:=[.$A460]+[.$B$12]" office:value-type="float" office:value="1.776">
            <text:p>1.776</text:p>
          </table:table-cell>
          <table:table-cell office:value-type="float" office:value="14">
            <text:p>14</text:p>
          </table:table-cell>
          <table:table-cell table:formula="of:=[.B461]/65.5" office:value-type="float" office:value="0.213740458015267">
            <text:p>0.2</text:p>
          </table:table-cell>
          <table:table-cell table:formula="of:=[.$B$5]-[.$C461]" office:value-type="float" office:value="-0.213740458015267">
            <text:p>-0.2</text:p>
          </table:table-cell>
          <table:table-cell table:formula="of:=[.$D460]" office:value-type="float" office:value="-0.106870229007634">
            <text:p>-0.1</text:p>
          </table:table-cell>
          <table:table-cell table:formula="of:=[.$B$7]*[.$D461]" office:value-type="float" office:value="-0.170992366412214">
            <text:p>-0.2</text:p>
          </table:table-cell>
          <table:table-cell table:formula="of:=MIN([.$H461]+[.$B$8]*([.$D461]+[.$E461])*[.$B$12]/2;[.$B$10])" office:value-type="float" office:value="-1.68934351145038">
            <text:p>-1.7</text:p>
          </table:table-cell>
          <table:table-cell table:formula="of:=[.$G460]" office:value-type="float" office:value="-1.68741984732824">
            <text:p>-1.7</text:p>
          </table:table-cell>
          <table:table-cell table:formula="of:=[.$B$9]*([.$D461]-[.$E461])/[.$B$12]" office:value-type="float" office:value="-0">
            <text:p>0.0</text:p>
          </table:table-cell>
          <table:table-cell table:formula="of:=[.$F461]+[.$G461]+[.$I461]" office:value-type="float" office:value="-1.8603358778626">
            <text:p>-2</text:p>
          </table:table-cell>
          <table:table-cell/>
        </table:table-row>
        <table:table-row table:style-name="ro1">
          <table:table-cell table:formula="of:=[.$A461]+[.$B$12]" office:value-type="float" office:value="1.78">
            <text:p>1.780</text:p>
          </table:table-cell>
          <table:table-cell office:value-type="float" office:value="3">
            <text:p>3</text:p>
          </table:table-cell>
          <table:table-cell table:formula="of:=[.B462]/65.5" office:value-type="float" office:value="0.0458015267175573">
            <text:p>0.0</text:p>
          </table:table-cell>
          <table:table-cell table:formula="of:=[.$B$5]-[.$C462]" office:value-type="float" office:value="-0.0458015267175573">
            <text:p>0.0</text:p>
          </table:table-cell>
          <table:table-cell table:formula="of:=[.$D461]" office:value-type="float" office:value="-0.213740458015267">
            <text:p>-0.2</text:p>
          </table:table-cell>
          <table:table-cell table:formula="of:=[.$B$7]*[.$D462]" office:value-type="float" office:value="-0.0366412213740458">
            <text:p>0.0</text:p>
          </table:table-cell>
          <table:table-cell table:formula="of:=MIN([.$H462]+[.$B$8]*([.$D462]+[.$E462])*[.$B$12]/2;[.$B$10])" office:value-type="float" office:value="-1.69090076335878">
            <text:p>-1.7</text:p>
          </table:table-cell>
          <table:table-cell table:formula="of:=[.$G461]" office:value-type="float" office:value="-1.68934351145038">
            <text:p>-1.7</text:p>
          </table:table-cell>
          <table:table-cell table:formula="of:=[.$B$9]*([.$D462]-[.$E462])/[.$B$12]" office:value-type="float" office:value="0">
            <text:p>0.0</text:p>
          </table:table-cell>
          <table:table-cell table:formula="of:=[.$F462]+[.$G462]+[.$I462]" office:value-type="float" office:value="-1.72754198473282">
            <text:p>-2</text:p>
          </table:table-cell>
          <table:table-cell/>
        </table:table-row>
        <table:table-row table:style-name="ro1">
          <table:table-cell table:formula="of:=[.$A462]+[.$B$12]" office:value-type="float" office:value="1.784">
            <text:p>1.784</text:p>
          </table:table-cell>
          <table:table-cell office:value-type="float" office:value="7">
            <text:p>7</text:p>
          </table:table-cell>
          <table:table-cell table:formula="of:=[.B463]/65.5" office:value-type="float" office:value="0.106870229007634">
            <text:p>0.1</text:p>
          </table:table-cell>
          <table:table-cell table:formula="of:=[.$B$5]-[.$C463]" office:value-type="float" office:value="-0.106870229007634">
            <text:p>-0.1</text:p>
          </table:table-cell>
          <table:table-cell table:formula="of:=[.$D462]" office:value-type="float" office:value="-0.0458015267175573">
            <text:p>0.0</text:p>
          </table:table-cell>
          <table:table-cell table:formula="of:=[.$B$7]*[.$D463]" office:value-type="float" office:value="-0.0854961832061069">
            <text:p>-0.1</text:p>
          </table:table-cell>
          <table:table-cell table:formula="of:=MIN([.$H463]+[.$B$8]*([.$D463]+[.$E463])*[.$B$12]/2;[.$B$10])" office:value-type="float" office:value="-1.69181679389313">
            <text:p>-1.7</text:p>
          </table:table-cell>
          <table:table-cell table:formula="of:=[.$G462]" office:value-type="float" office:value="-1.69090076335878">
            <text:p>-1.7</text:p>
          </table:table-cell>
          <table:table-cell table:formula="of:=[.$B$9]*([.$D463]-[.$E463])/[.$B$12]" office:value-type="float" office:value="-0">
            <text:p>0.0</text:p>
          </table:table-cell>
          <table:table-cell table:formula="of:=[.$F463]+[.$G463]+[.$I463]" office:value-type="float" office:value="-1.77731297709924">
            <text:p>-2</text:p>
          </table:table-cell>
          <table:table-cell/>
        </table:table-row>
        <table:table-row table:style-name="ro1">
          <table:table-cell table:formula="of:=[.$A463]+[.$B$12]" office:value-type="float" office:value="1.788">
            <text:p>1.788</text:p>
          </table:table-cell>
          <table:table-cell office:value-type="float" office:value="4">
            <text:p>4</text:p>
          </table:table-cell>
          <table:table-cell table:formula="of:=[.B464]/65.5" office:value-type="float" office:value="0.0610687022900763">
            <text:p>0.1</text:p>
          </table:table-cell>
          <table:table-cell table:formula="of:=[.$B$5]-[.$C464]" office:value-type="float" office:value="-0.0610687022900763">
            <text:p>-0.1</text:p>
          </table:table-cell>
          <table:table-cell table:formula="of:=[.$D463]" office:value-type="float" office:value="-0.106870229007634">
            <text:p>-0.1</text:p>
          </table:table-cell>
          <table:table-cell table:formula="of:=[.$B$7]*[.$D464]" office:value-type="float" office:value="-0.0488549618320611">
            <text:p>0.0</text:p>
          </table:table-cell>
          <table:table-cell table:formula="of:=MIN([.$H464]+[.$B$8]*([.$D464]+[.$E464])*[.$B$12]/2;[.$B$10])" office:value-type="float" office:value="-1.69282442748092">
            <text:p>-1.7</text:p>
          </table:table-cell>
          <table:table-cell table:formula="of:=[.$G463]" office:value-type="float" office:value="-1.69181679389313">
            <text:p>-1.7</text:p>
          </table:table-cell>
          <table:table-cell table:formula="of:=[.$B$9]*([.$D464]-[.$E464])/[.$B$12]" office:value-type="float" office:value="0">
            <text:p>0.0</text:p>
          </table:table-cell>
          <table:table-cell table:formula="of:=[.$F464]+[.$G464]+[.$I464]" office:value-type="float" office:value="-1.74167938931298">
            <text:p>-2</text:p>
          </table:table-cell>
          <table:table-cell/>
        </table:table-row>
        <table:table-row table:style-name="ro1">
          <table:table-cell table:formula="of:=[.$A464]+[.$B$12]" office:value-type="float" office:value="1.792">
            <text:p>1.792</text:p>
          </table:table-cell>
          <table:table-cell office:value-type="float" office:value="-3">
            <text:p>-3</text:p>
          </table:table-cell>
          <table:table-cell table:formula="of:=[.B465]/65.5" office:value-type="float" office:value="-0.0458015267175573">
            <text:p>0.0</text:p>
          </table:table-cell>
          <table:table-cell table:formula="of:=[.$B$5]-[.$C465]" office:value-type="float" office:value="0.0458015267175573">
            <text:p>0.0</text:p>
          </table:table-cell>
          <table:table-cell table:formula="of:=[.$D464]" office:value-type="float" office:value="-0.0610687022900763">
            <text:p>-0.1</text:p>
          </table:table-cell>
          <table:table-cell table:formula="of:=[.$B$7]*[.$D465]" office:value-type="float" office:value="0.0366412213740458">
            <text:p>0.0</text:p>
          </table:table-cell>
          <table:table-cell table:formula="of:=MIN([.$H465]+[.$B$8]*([.$D465]+[.$E465])*[.$B$12]/2;[.$B$10])" office:value-type="float" office:value="-1.69291603053435">
            <text:p>-1.7</text:p>
          </table:table-cell>
          <table:table-cell table:formula="of:=[.$G464]" office:value-type="float" office:value="-1.69282442748092">
            <text:p>-1.7</text:p>
          </table:table-cell>
          <table:table-cell table:formula="of:=[.$B$9]*([.$D465]-[.$E465])/[.$B$12]" office:value-type="float" office:value="0">
            <text:p>0.0</text:p>
          </table:table-cell>
          <table:table-cell table:formula="of:=[.$F465]+[.$G465]+[.$I465]" office:value-type="float" office:value="-1.6562748091603">
            <text:p>-2</text:p>
          </table:table-cell>
          <table:table-cell/>
        </table:table-row>
        <table:table-row table:style-name="ro1">
          <table:table-cell table:formula="of:=[.$A465]+[.$B$12]" office:value-type="float" office:value="1.796">
            <text:p>1.796</text:p>
          </table:table-cell>
          <table:table-cell office:value-type="float" office:value="18">
            <text:p>18</text:p>
          </table:table-cell>
          <table:table-cell table:formula="of:=[.B466]/65.5" office:value-type="float" office:value="0.274809160305344">
            <text:p>0.3</text:p>
          </table:table-cell>
          <table:table-cell table:formula="of:=[.$B$5]-[.$C466]" office:value-type="float" office:value="-0.274809160305344">
            <text:p>-0.3</text:p>
          </table:table-cell>
          <table:table-cell table:formula="of:=[.$D465]" office:value-type="float" office:value="0.0458015267175573">
            <text:p>0.0</text:p>
          </table:table-cell>
          <table:table-cell table:formula="of:=[.$B$7]*[.$D466]" office:value-type="float" office:value="-0.219847328244275">
            <text:p>-0.2</text:p>
          </table:table-cell>
          <table:table-cell table:formula="of:=MIN([.$H466]+[.$B$8]*([.$D466]+[.$E466])*[.$B$12]/2;[.$B$10])" office:value-type="float" office:value="-1.69429007633588">
            <text:p>-1.7</text:p>
          </table:table-cell>
          <table:table-cell table:formula="of:=[.$G465]" office:value-type="float" office:value="-1.69291603053435">
            <text:p>-1.7</text:p>
          </table:table-cell>
          <table:table-cell table:formula="of:=[.$B$9]*([.$D466]-[.$E466])/[.$B$12]" office:value-type="float" office:value="-0">
            <text:p>0.0</text:p>
          </table:table-cell>
          <table:table-cell table:formula="of:=[.$F466]+[.$G466]+[.$I466]" office:value-type="float" office:value="-1.91413740458015">
            <text:p>-2</text:p>
          </table:table-cell>
          <table:table-cell/>
        </table:table-row>
        <table:table-row table:style-name="ro1">
          <table:table-cell table:formula="of:=[.$A466]+[.$B$12]" office:value-type="float" office:value="1.8">
            <text:p>1.800</text:p>
          </table:table-cell>
          <table:table-cell office:value-type="float" office:value="3">
            <text:p>3</text:p>
          </table:table-cell>
          <table:table-cell table:formula="of:=[.B467]/65.5" office:value-type="float" office:value="0.0458015267175573">
            <text:p>0.0</text:p>
          </table:table-cell>
          <table:table-cell table:formula="of:=[.$B$5]-[.$C467]" office:value-type="float" office:value="-0.0458015267175573">
            <text:p>0.0</text:p>
          </table:table-cell>
          <table:table-cell table:formula="of:=[.$D466]" office:value-type="float" office:value="-0.274809160305344">
            <text:p>-0.3</text:p>
          </table:table-cell>
          <table:table-cell table:formula="of:=[.$B$7]*[.$D467]" office:value-type="float" office:value="-0.0366412213740458">
            <text:p>0.0</text:p>
          </table:table-cell>
          <table:table-cell table:formula="of:=MIN([.$H467]+[.$B$8]*([.$D467]+[.$E467])*[.$B$12]/2;[.$B$10])" office:value-type="float" office:value="-1.69621374045801">
            <text:p>-1.7</text:p>
          </table:table-cell>
          <table:table-cell table:formula="of:=[.$G466]" office:value-type="float" office:value="-1.69429007633588">
            <text:p>-1.7</text:p>
          </table:table-cell>
          <table:table-cell table:formula="of:=[.$B$9]*([.$D467]-[.$E467])/[.$B$12]" office:value-type="float" office:value="0">
            <text:p>0.0</text:p>
          </table:table-cell>
          <table:table-cell table:formula="of:=[.$F467]+[.$G467]+[.$I467]" office:value-type="float" office:value="-1.73285496183206">
            <text:p>-2</text:p>
          </table:table-cell>
          <table:table-cell/>
        </table:table-row>
        <table:table-row table:style-name="ro1">
          <table:table-cell table:formula="of:=[.$A467]+[.$B$12]" office:value-type="float" office:value="1.804">
            <text:p>1.804</text:p>
          </table:table-cell>
          <table:table-cell office:value-type="float" office:value="-1">
            <text:p>-1</text:p>
          </table:table-cell>
          <table:table-cell table:formula="of:=[.B468]/65.5" office:value-type="float" office:value="-0.0152671755725191">
            <text:p>0.0</text:p>
          </table:table-cell>
          <table:table-cell table:formula="of:=[.$B$5]-[.$C468]" office:value-type="float" office:value="0.0152671755725191">
            <text:p>0.0</text:p>
          </table:table-cell>
          <table:table-cell table:formula="of:=[.$D467]" office:value-type="float" office:value="-0.0458015267175573">
            <text:p>0.0</text:p>
          </table:table-cell>
          <table:table-cell table:formula="of:=[.$B$7]*[.$D468]" office:value-type="float" office:value="0.0122137404580153">
            <text:p>0.0</text:p>
          </table:table-cell>
          <table:table-cell table:formula="of:=MIN([.$H468]+[.$B$8]*([.$D468]+[.$E468])*[.$B$12]/2;[.$B$10])" office:value-type="float" office:value="-1.69639694656489">
            <text:p>-1.7</text:p>
          </table:table-cell>
          <table:table-cell table:formula="of:=[.$G467]" office:value-type="float" office:value="-1.69621374045801">
            <text:p>-1.7</text:p>
          </table:table-cell>
          <table:table-cell table:formula="of:=[.$B$9]*([.$D468]-[.$E468])/[.$B$12]" office:value-type="float" office:value="0">
            <text:p>0.0</text:p>
          </table:table-cell>
          <table:table-cell table:formula="of:=[.$F468]+[.$G468]+[.$I468]" office:value-type="float" office:value="-1.68418320610687">
            <text:p>-2</text:p>
          </table:table-cell>
          <table:table-cell/>
        </table:table-row>
        <table:table-row table:style-name="ro1">
          <table:table-cell table:formula="of:=[.$A468]+[.$B$12]" office:value-type="float" office:value="1.808">
            <text:p>1.808</text:p>
          </table:table-cell>
          <table:table-cell office:value-type="float" office:value="3">
            <text:p>3</text:p>
          </table:table-cell>
          <table:table-cell table:formula="of:=[.B469]/65.5" office:value-type="float" office:value="0.0458015267175573">
            <text:p>0.0</text:p>
          </table:table-cell>
          <table:table-cell table:formula="of:=[.$B$5]-[.$C469]" office:value-type="float" office:value="-0.0458015267175573">
            <text:p>0.0</text:p>
          </table:table-cell>
          <table:table-cell table:formula="of:=[.$D468]" office:value-type="float" office:value="0.0152671755725191">
            <text:p>0.0</text:p>
          </table:table-cell>
          <table:table-cell table:formula="of:=[.$B$7]*[.$D469]" office:value-type="float" office:value="-0.0366412213740458">
            <text:p>0.0</text:p>
          </table:table-cell>
          <table:table-cell table:formula="of:=MIN([.$H469]+[.$B$8]*([.$D469]+[.$E469])*[.$B$12]/2;[.$B$10])" office:value-type="float" office:value="-1.69658015267176">
            <text:p>-1.7</text:p>
          </table:table-cell>
          <table:table-cell table:formula="of:=[.$G468]" office:value-type="float" office:value="-1.69639694656489">
            <text:p>-1.7</text:p>
          </table:table-cell>
          <table:table-cell table:formula="of:=[.$B$9]*([.$D469]-[.$E469])/[.$B$12]" office:value-type="float" office:value="-0">
            <text:p>0.0</text:p>
          </table:table-cell>
          <table:table-cell table:formula="of:=[.$F469]+[.$G469]+[.$I469]" office:value-type="float" office:value="-1.7332213740458">
            <text:p>-2</text:p>
          </table:table-cell>
          <table:table-cell/>
        </table:table-row>
        <table:table-row table:style-name="ro1">
          <table:table-cell table:formula="of:=[.$A469]+[.$B$12]" office:value-type="float" office:value="1.812">
            <text:p>1.812</text:p>
          </table:table-cell>
          <table:table-cell office:value-type="float" office:value="11">
            <text:p>11</text:p>
          </table:table-cell>
          <table:table-cell table:formula="of:=[.B470]/65.5" office:value-type="float" office:value="0.16793893129771">
            <text:p>0.2</text:p>
          </table:table-cell>
          <table:table-cell table:formula="of:=[.$B$5]-[.$C470]" office:value-type="float" office:value="-0.16793893129771">
            <text:p>-0.2</text:p>
          </table:table-cell>
          <table:table-cell table:formula="of:=[.$D469]" office:value-type="float" office:value="-0.0458015267175573">
            <text:p>0.0</text:p>
          </table:table-cell>
          <table:table-cell table:formula="of:=[.$B$7]*[.$D470]" office:value-type="float" office:value="-0.134351145038168">
            <text:p>-0.1</text:p>
          </table:table-cell>
          <table:table-cell table:formula="of:=MIN([.$H470]+[.$B$8]*([.$D470]+[.$E470])*[.$B$12]/2;[.$B$10])" office:value-type="float" office:value="-1.69786259541985">
            <text:p>-1.7</text:p>
          </table:table-cell>
          <table:table-cell table:formula="of:=[.$G469]" office:value-type="float" office:value="-1.69658015267176">
            <text:p>-1.7</text:p>
          </table:table-cell>
          <table:table-cell table:formula="of:=[.$B$9]*([.$D470]-[.$E470])/[.$B$12]" office:value-type="float" office:value="-0">
            <text:p>0.0</text:p>
          </table:table-cell>
          <table:table-cell table:formula="of:=[.$F470]+[.$G470]+[.$I470]" office:value-type="float" office:value="-1.83221374045802">
            <text:p>-2</text:p>
          </table:table-cell>
          <table:table-cell/>
        </table:table-row>
        <table:table-row table:style-name="ro1">
          <table:table-cell table:formula="of:=[.$A470]+[.$B$12]" office:value-type="float" office:value="1.816">
            <text:p>1.816</text:p>
          </table:table-cell>
          <table:table-cell office:value-type="float" office:value="5">
            <text:p>5</text:p>
          </table:table-cell>
          <table:table-cell table:formula="of:=[.B471]/65.5" office:value-type="float" office:value="0.0763358778625954">
            <text:p>0.1</text:p>
          </table:table-cell>
          <table:table-cell table:formula="of:=[.$B$5]-[.$C471]" office:value-type="float" office:value="-0.0763358778625954">
            <text:p>-0.1</text:p>
          </table:table-cell>
          <table:table-cell table:formula="of:=[.$D470]" office:value-type="float" office:value="-0.16793893129771">
            <text:p>-0.2</text:p>
          </table:table-cell>
          <table:table-cell table:formula="of:=[.$B$7]*[.$D471]" office:value-type="float" office:value="-0.0610687022900763">
            <text:p>-0.1</text:p>
          </table:table-cell>
          <table:table-cell table:formula="of:=MIN([.$H471]+[.$B$8]*([.$D471]+[.$E471])*[.$B$12]/2;[.$B$10])" office:value-type="float" office:value="-1.69932824427481">
            <text:p>-1.7</text:p>
          </table:table-cell>
          <table:table-cell table:formula="of:=[.$G470]" office:value-type="float" office:value="-1.69786259541985">
            <text:p>-1.7</text:p>
          </table:table-cell>
          <table:table-cell table:formula="of:=[.$B$9]*([.$D471]-[.$E471])/[.$B$12]" office:value-type="float" office:value="0">
            <text:p>0.0</text:p>
          </table:table-cell>
          <table:table-cell table:formula="of:=[.$F471]+[.$G471]+[.$I471]" office:value-type="float" office:value="-1.76039694656489">
            <text:p>-2</text:p>
          </table:table-cell>
          <table:table-cell/>
        </table:table-row>
        <table:table-row table:style-name="ro1">
          <table:table-cell table:formula="of:=[.$A471]+[.$B$12]" office:value-type="float" office:value="1.82">
            <text:p>1.820</text:p>
          </table:table-cell>
          <table:table-cell office:value-type="float" office:value="-10">
            <text:p>-10</text:p>
          </table:table-cell>
          <table:table-cell table:formula="of:=[.B472]/65.5" office:value-type="float" office:value="-0.152671755725191">
            <text:p>-0.2</text:p>
          </table:table-cell>
          <table:table-cell table:formula="of:=[.$B$5]-[.$C472]" office:value-type="float" office:value="0.152671755725191">
            <text:p>0.2</text:p>
          </table:table-cell>
          <table:table-cell table:formula="of:=[.$D471]" office:value-type="float" office:value="-0.0763358778625954">
            <text:p>-0.1</text:p>
          </table:table-cell>
          <table:table-cell table:formula="of:=[.$B$7]*[.$D472]" office:value-type="float" office:value="0.122137404580153">
            <text:p>0.1</text:p>
          </table:table-cell>
          <table:table-cell table:formula="of:=MIN([.$H472]+[.$B$8]*([.$D472]+[.$E472])*[.$B$12]/2;[.$B$10])" office:value-type="float" office:value="-1.69887022900763">
            <text:p>-1.7</text:p>
          </table:table-cell>
          <table:table-cell table:formula="of:=[.$G471]" office:value-type="float" office:value="-1.69932824427481">
            <text:p>-1.7</text:p>
          </table:table-cell>
          <table:table-cell table:formula="of:=[.$B$9]*([.$D472]-[.$E472])/[.$B$12]" office:value-type="float" office:value="0">
            <text:p>0.0</text:p>
          </table:table-cell>
          <table:table-cell table:formula="of:=[.$F472]+[.$G472]+[.$I472]" office:value-type="float" office:value="-1.57673282442748">
            <text:p>-2</text:p>
          </table:table-cell>
          <table:table-cell/>
        </table:table-row>
        <table:table-row table:style-name="ro1">
          <table:table-cell table:formula="of:=[.$A472]+[.$B$12]" office:value-type="float" office:value="1.824">
            <text:p>1.824</text:p>
          </table:table-cell>
          <table:table-cell office:value-type="float" office:value="12">
            <text:p>12</text:p>
          </table:table-cell>
          <table:table-cell table:formula="of:=[.B473]/65.5" office:value-type="float" office:value="0.183206106870229">
            <text:p>0.2</text:p>
          </table:table-cell>
          <table:table-cell table:formula="of:=[.$B$5]-[.$C473]" office:value-type="float" office:value="-0.183206106870229">
            <text:p>-0.2</text:p>
          </table:table-cell>
          <table:table-cell table:formula="of:=[.$D472]" office:value-type="float" office:value="0.152671755725191">
            <text:p>0.2</text:p>
          </table:table-cell>
          <table:table-cell table:formula="of:=[.$B$7]*[.$D473]" office:value-type="float" office:value="-0.146564885496183">
            <text:p>-0.1</text:p>
          </table:table-cell>
          <table:table-cell table:formula="of:=MIN([.$H473]+[.$B$8]*([.$D473]+[.$E473])*[.$B$12]/2;[.$B$10])" office:value-type="float" office:value="-1.6990534351145">
            <text:p>-1.7</text:p>
          </table:table-cell>
          <table:table-cell table:formula="of:=[.$G472]" office:value-type="float" office:value="-1.69887022900763">
            <text:p>-1.7</text:p>
          </table:table-cell>
          <table:table-cell table:formula="of:=[.$B$9]*([.$D473]-[.$E473])/[.$B$12]" office:value-type="float" office:value="-0">
            <text:p>0.0</text:p>
          </table:table-cell>
          <table:table-cell table:formula="of:=[.$F473]+[.$G473]+[.$I473]" office:value-type="float" office:value="-1.84561832061069">
            <text:p>-2</text:p>
          </table:table-cell>
          <table:table-cell/>
        </table:table-row>
        <table:table-row table:style-name="ro1">
          <table:table-cell table:formula="of:=[.$A473]+[.$B$12]" office:value-type="float" office:value="1.828">
            <text:p>1.828</text:p>
          </table:table-cell>
          <table:table-cell office:value-type="float" office:value="6">
            <text:p>6</text:p>
          </table:table-cell>
          <table:table-cell table:formula="of:=[.B474]/65.5" office:value-type="float" office:value="0.0916030534351145">
            <text:p>0.1</text:p>
          </table:table-cell>
          <table:table-cell table:formula="of:=[.$B$5]-[.$C474]" office:value-type="float" office:value="-0.0916030534351145">
            <text:p>-0.1</text:p>
          </table:table-cell>
          <table:table-cell table:formula="of:=[.$D473]" office:value-type="float" office:value="-0.183206106870229">
            <text:p>-0.2</text:p>
          </table:table-cell>
          <table:table-cell table:formula="of:=[.$B$7]*[.$D474]" office:value-type="float" office:value="-0.0732824427480916">
            <text:p>-0.1</text:p>
          </table:table-cell>
          <table:table-cell table:formula="of:=MIN([.$H474]+[.$B$8]*([.$D474]+[.$E474])*[.$B$12]/2;[.$B$10])" office:value-type="float" office:value="-1.70070229007634">
            <text:p>-1.7</text:p>
          </table:table-cell>
          <table:table-cell table:formula="of:=[.$G473]" office:value-type="float" office:value="-1.6990534351145">
            <text:p>-1.7</text:p>
          </table:table-cell>
          <table:table-cell table:formula="of:=[.$B$9]*([.$D474]-[.$E474])/[.$B$12]" office:value-type="float" office:value="0">
            <text:p>0.0</text:p>
          </table:table-cell>
          <table:table-cell table:formula="of:=[.$F474]+[.$G474]+[.$I474]" office:value-type="float" office:value="-1.77398473282443">
            <text:p>-2</text:p>
          </table:table-cell>
          <table:table-cell/>
        </table:table-row>
        <table:table-row table:style-name="ro1">
          <table:table-cell table:formula="of:=[.$A474]+[.$B$12]" office:value-type="float" office:value="1.832">
            <text:p>1.832</text:p>
          </table:table-cell>
          <table:table-cell office:value-type="float" office:value="-10">
            <text:p>-10</text:p>
          </table:table-cell>
          <table:table-cell table:formula="of:=[.B475]/65.5" office:value-type="float" office:value="-0.152671755725191">
            <text:p>-0.2</text:p>
          </table:table-cell>
          <table:table-cell table:formula="of:=[.$B$5]-[.$C475]" office:value-type="float" office:value="0.152671755725191">
            <text:p>0.2</text:p>
          </table:table-cell>
          <table:table-cell table:formula="of:=[.$D474]" office:value-type="float" office:value="-0.0916030534351145">
            <text:p>-0.1</text:p>
          </table:table-cell>
          <table:table-cell table:formula="of:=[.$B$7]*[.$D475]" office:value-type="float" office:value="0.122137404580153">
            <text:p>0.1</text:p>
          </table:table-cell>
          <table:table-cell table:formula="of:=MIN([.$H475]+[.$B$8]*([.$D475]+[.$E475])*[.$B$12]/2;[.$B$10])" office:value-type="float" office:value="-1.7003358778626">
            <text:p>-1.7</text:p>
          </table:table-cell>
          <table:table-cell table:formula="of:=[.$G474]" office:value-type="float" office:value="-1.70070229007634">
            <text:p>-1.7</text:p>
          </table:table-cell>
          <table:table-cell table:formula="of:=[.$B$9]*([.$D475]-[.$E475])/[.$B$12]" office:value-type="float" office:value="0">
            <text:p>0.0</text:p>
          </table:table-cell>
          <table:table-cell table:formula="of:=[.$F475]+[.$G475]+[.$I475]" office:value-type="float" office:value="-1.57819847328244">
            <text:p>-2</text:p>
          </table:table-cell>
          <table:table-cell/>
        </table:table-row>
        <table:table-row table:style-name="ro1">
          <table:table-cell table:formula="of:=[.$A475]+[.$B$12]" office:value-type="float" office:value="1.836">
            <text:p>1.836</text:p>
          </table:table-cell>
          <table:table-cell office:value-type="float" office:value="-2">
            <text:p>-2</text:p>
          </table:table-cell>
          <table:table-cell table:formula="of:=[.B476]/65.5" office:value-type="float" office:value="-0.0305343511450382">
            <text:p>0.0</text:p>
          </table:table-cell>
          <table:table-cell table:formula="of:=[.$B$5]-[.$C476]" office:value-type="float" office:value="0.0305343511450382">
            <text:p>0.0</text:p>
          </table:table-cell>
          <table:table-cell table:formula="of:=[.$D475]" office:value-type="float" office:value="0.152671755725191">
            <text:p>0.2</text:p>
          </table:table-cell>
          <table:table-cell table:formula="of:=[.$B$7]*[.$D476]" office:value-type="float" office:value="0.0244274809160305">
            <text:p>0.0</text:p>
          </table:table-cell>
          <table:table-cell table:formula="of:=MIN([.$H476]+[.$B$8]*([.$D476]+[.$E476])*[.$B$12]/2;[.$B$10])" office:value-type="float" office:value="-1.69923664122137">
            <text:p>-1.7</text:p>
          </table:table-cell>
          <table:table-cell table:formula="of:=[.$G475]" office:value-type="float" office:value="-1.7003358778626">
            <text:p>-1.7</text:p>
          </table:table-cell>
          <table:table-cell table:formula="of:=[.$B$9]*([.$D476]-[.$E476])/[.$B$12]" office:value-type="float" office:value="-0">
            <text:p>0.0</text:p>
          </table:table-cell>
          <table:table-cell table:formula="of:=[.$F476]+[.$G476]+[.$I476]" office:value-type="float" office:value="-1.67480916030534">
            <text:p>-2</text:p>
          </table:table-cell>
          <table:table-cell/>
        </table:table-row>
        <table:table-row table:style-name="ro1">
          <table:table-cell table:formula="of:=[.$A476]+[.$B$12]" office:value-type="float" office:value="1.84">
            <text:p>1.840</text:p>
          </table:table-cell>
          <table:table-cell office:value-type="float" office:value="-4">
            <text:p>-4</text:p>
          </table:table-cell>
          <table:table-cell table:formula="of:=[.B477]/65.5" office:value-type="float" office:value="-0.0610687022900763">
            <text:p>-0.1</text:p>
          </table:table-cell>
          <table:table-cell table:formula="of:=[.$B$5]-[.$C477]" office:value-type="float" office:value="0.0610687022900763">
            <text:p>0.1</text:p>
          </table:table-cell>
          <table:table-cell table:formula="of:=[.$D476]" office:value-type="float" office:value="0.0305343511450382">
            <text:p>0.0</text:p>
          </table:table-cell>
          <table:table-cell table:formula="of:=[.$B$7]*[.$D477]" office:value-type="float" office:value="0.0488549618320611">
            <text:p>0.0</text:p>
          </table:table-cell>
          <table:table-cell table:formula="of:=MIN([.$H477]+[.$B$8]*([.$D477]+[.$E477])*[.$B$12]/2;[.$B$10])" office:value-type="float" office:value="-1.69868702290076">
            <text:p>-1.7</text:p>
          </table:table-cell>
          <table:table-cell table:formula="of:=[.$G476]" office:value-type="float" office:value="-1.69923664122137">
            <text:p>-1.7</text:p>
          </table:table-cell>
          <table:table-cell table:formula="of:=[.$B$9]*([.$D477]-[.$E477])/[.$B$12]" office:value-type="float" office:value="0">
            <text:p>0.0</text:p>
          </table:table-cell>
          <table:table-cell table:formula="of:=[.$F477]+[.$G477]+[.$I477]" office:value-type="float" office:value="-1.6498320610687">
            <text:p>-2</text:p>
          </table:table-cell>
          <table:table-cell/>
        </table:table-row>
        <table:table-row table:style-name="ro1">
          <table:table-cell table:formula="of:=[.$A477]+[.$B$12]" office:value-type="float" office:value="1.844">
            <text:p>1.844</text:p>
          </table:table-cell>
          <table:table-cell office:value-type="float" office:value="4">
            <text:p>4</text:p>
          </table:table-cell>
          <table:table-cell table:formula="of:=[.B478]/65.5" office:value-type="float" office:value="0.0610687022900763">
            <text:p>0.1</text:p>
          </table:table-cell>
          <table:table-cell table:formula="of:=[.$B$5]-[.$C478]" office:value-type="float" office:value="-0.0610687022900763">
            <text:p>-0.1</text:p>
          </table:table-cell>
          <table:table-cell table:formula="of:=[.$D477]" office:value-type="float" office:value="0.0610687022900763">
            <text:p>0.1</text:p>
          </table:table-cell>
          <table:table-cell table:formula="of:=[.$B$7]*[.$D478]" office:value-type="float" office:value="-0.0488549618320611">
            <text:p>0.0</text:p>
          </table:table-cell>
          <table:table-cell table:formula="of:=MIN([.$H478]+[.$B$8]*([.$D478]+[.$E478])*[.$B$12]/2;[.$B$10])" office:value-type="float" office:value="-1.69868702290076">
            <text:p>-1.7</text:p>
          </table:table-cell>
          <table:table-cell table:formula="of:=[.$G477]" office:value-type="float" office:value="-1.69868702290076">
            <text:p>-1.7</text:p>
          </table:table-cell>
          <table:table-cell table:formula="of:=[.$B$9]*([.$D478]-[.$E478])/[.$B$12]" office:value-type="float" office:value="-0">
            <text:p>0.0</text:p>
          </table:table-cell>
          <table:table-cell table:formula="of:=[.$F478]+[.$G478]+[.$I478]" office:value-type="float" office:value="-1.74754198473282">
            <text:p>-2</text:p>
          </table:table-cell>
          <table:table-cell/>
        </table:table-row>
        <table:table-row table:style-name="ro1">
          <table:table-cell table:formula="of:=[.$A478]+[.$B$12]" office:value-type="float" office:value="1.848">
            <text:p>1.848</text:p>
          </table:table-cell>
          <table:table-cell office:value-type="float" office:value="5">
            <text:p>5</text:p>
          </table:table-cell>
          <table:table-cell table:formula="of:=[.B479]/65.5" office:value-type="float" office:value="0.0763358778625954">
            <text:p>0.1</text:p>
          </table:table-cell>
          <table:table-cell table:formula="of:=[.$B$5]-[.$C479]" office:value-type="float" office:value="-0.0763358778625954">
            <text:p>-0.1</text:p>
          </table:table-cell>
          <table:table-cell table:formula="of:=[.$D478]" office:value-type="float" office:value="-0.0610687022900763">
            <text:p>-0.1</text:p>
          </table:table-cell>
          <table:table-cell table:formula="of:=[.$B$7]*[.$D479]" office:value-type="float" office:value="-0.0610687022900763">
            <text:p>-0.1</text:p>
          </table:table-cell>
          <table:table-cell table:formula="of:=MIN([.$H479]+[.$B$8]*([.$D479]+[.$E479])*[.$B$12]/2;[.$B$10])" office:value-type="float" office:value="-1.69951145038168">
            <text:p>-1.7</text:p>
          </table:table-cell>
          <table:table-cell table:formula="of:=[.$G478]" office:value-type="float" office:value="-1.69868702290076">
            <text:p>-1.7</text:p>
          </table:table-cell>
          <table:table-cell table:formula="of:=[.$B$9]*([.$D479]-[.$E479])/[.$B$12]" office:value-type="float" office:value="-0">
            <text:p>0.0</text:p>
          </table:table-cell>
          <table:table-cell table:formula="of:=[.$F479]+[.$G479]+[.$I479]" office:value-type="float" office:value="-1.76058015267176">
            <text:p>-2</text:p>
          </table:table-cell>
          <table:table-cell/>
        </table:table-row>
        <table:table-row table:style-name="ro1">
          <table:table-cell table:formula="of:=[.$A479]+[.$B$12]" office:value-type="float" office:value="1.852">
            <text:p>1.852</text:p>
          </table:table-cell>
          <table:table-cell office:value-type="float" office:value="12">
            <text:p>12</text:p>
          </table:table-cell>
          <table:table-cell table:formula="of:=[.B480]/65.5" office:value-type="float" office:value="0.183206106870229">
            <text:p>0.2</text:p>
          </table:table-cell>
          <table:table-cell table:formula="of:=[.$B$5]-[.$C480]" office:value-type="float" office:value="-0.183206106870229">
            <text:p>-0.2</text:p>
          </table:table-cell>
          <table:table-cell table:formula="of:=[.$D479]" office:value-type="float" office:value="-0.0763358778625954">
            <text:p>-0.1</text:p>
          </table:table-cell>
          <table:table-cell table:formula="of:=[.$B$7]*[.$D480]" office:value-type="float" office:value="-0.146564885496183">
            <text:p>-0.1</text:p>
          </table:table-cell>
          <table:table-cell table:formula="of:=MIN([.$H480]+[.$B$8]*([.$D480]+[.$E480])*[.$B$12]/2;[.$B$10])" office:value-type="float" office:value="-1.70106870229008">
            <text:p>-1.7</text:p>
          </table:table-cell>
          <table:table-cell table:formula="of:=[.$G479]" office:value-type="float" office:value="-1.69951145038168">
            <text:p>-1.7</text:p>
          </table:table-cell>
          <table:table-cell table:formula="of:=[.$B$9]*([.$D480]-[.$E480])/[.$B$12]" office:value-type="float" office:value="-0">
            <text:p>0.0</text:p>
          </table:table-cell>
          <table:table-cell table:formula="of:=[.$F480]+[.$G480]+[.$I480]" office:value-type="float" office:value="-1.84763358778626">
            <text:p>-2</text:p>
          </table:table-cell>
          <table:table-cell/>
        </table:table-row>
        <table:table-row table:style-name="ro1">
          <table:table-cell table:formula="of:=[.$A480]+[.$B$12]" office:value-type="float" office:value="1.856">
            <text:p>1.856</text:p>
          </table:table-cell>
          <table:table-cell office:value-type="float" office:value="0">
            <text:p>0</text:p>
          </table:table-cell>
          <table:table-cell table:formula="of:=[.B481]/65.5" office:value-type="float" office:value="0">
            <text:p>0.0</text:p>
          </table:table-cell>
          <table:table-cell table:formula="of:=[.$B$5]-[.$C481]" office:value-type="float" office:value="0">
            <text:p>0.0</text:p>
          </table:table-cell>
          <table:table-cell table:formula="of:=[.$D480]" office:value-type="float" office:value="-0.183206106870229">
            <text:p>-0.2</text:p>
          </table:table-cell>
          <table:table-cell table:formula="of:=[.$B$7]*[.$D481]" office:value-type="float" office:value="0">
            <text:p>0.0</text:p>
          </table:table-cell>
          <table:table-cell table:formula="of:=MIN([.$H481]+[.$B$8]*([.$D481]+[.$E481])*[.$B$12]/2;[.$B$10])" office:value-type="float" office:value="-1.7021679389313">
            <text:p>-1.7</text:p>
          </table:table-cell>
          <table:table-cell table:formula="of:=[.$G480]" office:value-type="float" office:value="-1.70106870229008">
            <text:p>-1.7</text:p>
          </table:table-cell>
          <table:table-cell table:formula="of:=[.$B$9]*([.$D481]-[.$E481])/[.$B$12]" office:value-type="float" office:value="0">
            <text:p>0.0</text:p>
          </table:table-cell>
          <table:table-cell table:formula="of:=[.$F481]+[.$G481]+[.$I481]" office:value-type="float" office:value="-1.7021679389313">
            <text:p>-2</text:p>
          </table:table-cell>
          <table:table-cell/>
        </table:table-row>
        <table:table-row table:style-name="ro1">
          <table:table-cell table:formula="of:=[.$A481]+[.$B$12]" office:value-type="float" office:value="1.86">
            <text:p>1.860</text:p>
          </table:table-cell>
          <table:table-cell office:value-type="float" office:value="13">
            <text:p>13</text:p>
          </table:table-cell>
          <table:table-cell table:formula="of:=[.B482]/65.5" office:value-type="float" office:value="0.198473282442748">
            <text:p>0.2</text:p>
          </table:table-cell>
          <table:table-cell table:formula="of:=[.$B$5]-[.$C482]" office:value-type="float" office:value="-0.198473282442748">
            <text:p>-0.2</text:p>
          </table:table-cell>
          <table:table-cell table:formula="of:=[.$D481]" office:value-type="float" office:value="0">
            <text:p>0.0</text:p>
          </table:table-cell>
          <table:table-cell table:formula="of:=[.$B$7]*[.$D482]" office:value-type="float" office:value="-0.158778625954198">
            <text:p>-0.2</text:p>
          </table:table-cell>
          <table:table-cell table:formula="of:=MIN([.$H482]+[.$B$8]*([.$D482]+[.$E482])*[.$B$12]/2;[.$B$10])" office:value-type="float" office:value="-1.70335877862595">
            <text:p>-1.7</text:p>
          </table:table-cell>
          <table:table-cell table:formula="of:=[.$G481]" office:value-type="float" office:value="-1.7021679389313">
            <text:p>-1.7</text:p>
          </table:table-cell>
          <table:table-cell table:formula="of:=[.$B$9]*([.$D482]-[.$E482])/[.$B$12]" office:value-type="float" office:value="-0">
            <text:p>0.0</text:p>
          </table:table-cell>
          <table:table-cell table:formula="of:=[.$F482]+[.$G482]+[.$I482]" office:value-type="float" office:value="-1.86213740458015">
            <text:p>-2</text:p>
          </table:table-cell>
          <table:table-cell/>
        </table:table-row>
        <table:table-row table:style-name="ro1">
          <table:table-cell table:formula="of:=[.$A482]+[.$B$12]" office:value-type="float" office:value="1.864">
            <text:p>1.864</text:p>
          </table:table-cell>
          <table:table-cell office:value-type="float" office:value="3">
            <text:p>3</text:p>
          </table:table-cell>
          <table:table-cell table:formula="of:=[.B483]/65.5" office:value-type="float" office:value="0.0458015267175573">
            <text:p>0.0</text:p>
          </table:table-cell>
          <table:table-cell table:formula="of:=[.$B$5]-[.$C483]" office:value-type="float" office:value="-0.0458015267175573">
            <text:p>0.0</text:p>
          </table:table-cell>
          <table:table-cell table:formula="of:=[.$D482]" office:value-type="float" office:value="-0.198473282442748">
            <text:p>-0.2</text:p>
          </table:table-cell>
          <table:table-cell table:formula="of:=[.$B$7]*[.$D483]" office:value-type="float" office:value="-0.0366412213740458">
            <text:p>0.0</text:p>
          </table:table-cell>
          <table:table-cell table:formula="of:=MIN([.$H483]+[.$B$8]*([.$D483]+[.$E483])*[.$B$12]/2;[.$B$10])" office:value-type="float" office:value="-1.70482442748092">
            <text:p>-1.7</text:p>
          </table:table-cell>
          <table:table-cell table:formula="of:=[.$G482]" office:value-type="float" office:value="-1.70335877862595">
            <text:p>-1.7</text:p>
          </table:table-cell>
          <table:table-cell table:formula="of:=[.$B$9]*([.$D483]-[.$E483])/[.$B$12]" office:value-type="float" office:value="0">
            <text:p>0.0</text:p>
          </table:table-cell>
          <table:table-cell table:formula="of:=[.$F483]+[.$G483]+[.$I483]" office:value-type="float" office:value="-1.74146564885496">
            <text:p>-2</text:p>
          </table:table-cell>
          <table:table-cell/>
        </table:table-row>
        <table:table-row table:style-name="ro1">
          <table:table-cell table:formula="of:=[.$A483]+[.$B$12]" office:value-type="float" office:value="1.868">
            <text:p>1.868</text:p>
          </table:table-cell>
          <table:table-cell office:value-type="float" office:value="-6">
            <text:p>-6</text:p>
          </table:table-cell>
          <table:table-cell table:formula="of:=[.B484]/65.5" office:value-type="float" office:value="-0.0916030534351145">
            <text:p>-0.1</text:p>
          </table:table-cell>
          <table:table-cell table:formula="of:=[.$B$5]-[.$C484]" office:value-type="float" office:value="0.0916030534351145">
            <text:p>0.1</text:p>
          </table:table-cell>
          <table:table-cell table:formula="of:=[.$D483]" office:value-type="float" office:value="-0.0458015267175573">
            <text:p>0.0</text:p>
          </table:table-cell>
          <table:table-cell table:formula="of:=[.$B$7]*[.$D484]" office:value-type="float" office:value="0.0732824427480916">
            <text:p>0.1</text:p>
          </table:table-cell>
          <table:table-cell table:formula="of:=MIN([.$H484]+[.$B$8]*([.$D484]+[.$E484])*[.$B$12]/2;[.$B$10])" office:value-type="float" office:value="-1.70454961832061">
            <text:p>-1.7</text:p>
          </table:table-cell>
          <table:table-cell table:formula="of:=[.$G483]" office:value-type="float" office:value="-1.70482442748092">
            <text:p>-1.7</text:p>
          </table:table-cell>
          <table:table-cell table:formula="of:=[.$B$9]*([.$D484]-[.$E484])/[.$B$12]" office:value-type="float" office:value="0">
            <text:p>0.0</text:p>
          </table:table-cell>
          <table:table-cell table:formula="of:=[.$F484]+[.$G484]+[.$I484]" office:value-type="float" office:value="-1.63126717557252">
            <text:p>-2</text:p>
          </table:table-cell>
          <table:table-cell/>
        </table:table-row>
        <table:table-row table:style-name="ro1">
          <table:table-cell table:formula="of:=[.$A484]+[.$B$12]" office:value-type="float" office:value="1.872">
            <text:p>1.872</text:p>
          </table:table-cell>
          <table:table-cell office:value-type="float" office:value="-1">
            <text:p>-1</text:p>
          </table:table-cell>
          <table:table-cell table:formula="of:=[.B485]/65.5" office:value-type="float" office:value="-0.0152671755725191">
            <text:p>0.0</text:p>
          </table:table-cell>
          <table:table-cell table:formula="of:=[.$B$5]-[.$C485]" office:value-type="float" office:value="0.0152671755725191">
            <text:p>0.0</text:p>
          </table:table-cell>
          <table:table-cell table:formula="of:=[.$D484]" office:value-type="float" office:value="0.0916030534351145">
            <text:p>0.1</text:p>
          </table:table-cell>
          <table:table-cell table:formula="of:=[.$B$7]*[.$D485]" office:value-type="float" office:value="0.0122137404580153">
            <text:p>0.0</text:p>
          </table:table-cell>
          <table:table-cell table:formula="of:=MIN([.$H485]+[.$B$8]*([.$D485]+[.$E485])*[.$B$12]/2;[.$B$10])" office:value-type="float" office:value="-1.70390839694656">
            <text:p>-1.7</text:p>
          </table:table-cell>
          <table:table-cell table:formula="of:=[.$G484]" office:value-type="float" office:value="-1.70454961832061">
            <text:p>-1.7</text:p>
          </table:table-cell>
          <table:table-cell table:formula="of:=[.$B$9]*([.$D485]-[.$E485])/[.$B$12]" office:value-type="float" office:value="-0">
            <text:p>0.0</text:p>
          </table:table-cell>
          <table:table-cell table:formula="of:=[.$F485]+[.$G485]+[.$I485]" office:value-type="float" office:value="-1.69169465648855">
            <text:p>-2</text:p>
          </table:table-cell>
          <table:table-cell/>
        </table:table-row>
        <table:table-row table:style-name="ro1">
          <table:table-cell table:formula="of:=[.$A485]+[.$B$12]" office:value-type="float" office:value="1.876">
            <text:p>1.876</text:p>
          </table:table-cell>
          <table:table-cell office:value-type="float" office:value="4">
            <text:p>4</text:p>
          </table:table-cell>
          <table:table-cell table:formula="of:=[.B486]/65.5" office:value-type="float" office:value="0.0610687022900763">
            <text:p>0.1</text:p>
          </table:table-cell>
          <table:table-cell table:formula="of:=[.$B$5]-[.$C486]" office:value-type="float" office:value="-0.0610687022900763">
            <text:p>-0.1</text:p>
          </table:table-cell>
          <table:table-cell table:formula="of:=[.$D485]" office:value-type="float" office:value="0.0152671755725191">
            <text:p>0.0</text:p>
          </table:table-cell>
          <table:table-cell table:formula="of:=[.$B$7]*[.$D486]" office:value-type="float" office:value="-0.0488549618320611">
            <text:p>0.0</text:p>
          </table:table-cell>
          <table:table-cell table:formula="of:=MIN([.$H486]+[.$B$8]*([.$D486]+[.$E486])*[.$B$12]/2;[.$B$10])" office:value-type="float" office:value="-1.70418320610687">
            <text:p>-1.7</text:p>
          </table:table-cell>
          <table:table-cell table:formula="of:=[.$G485]" office:value-type="float" office:value="-1.70390839694656">
            <text:p>-1.7</text:p>
          </table:table-cell>
          <table:table-cell table:formula="of:=[.$B$9]*([.$D486]-[.$E486])/[.$B$12]" office:value-type="float" office:value="-0">
            <text:p>0.0</text:p>
          </table:table-cell>
          <table:table-cell table:formula="of:=[.$F486]+[.$G486]+[.$I486]" office:value-type="float" office:value="-1.75303816793893">
            <text:p>-2</text:p>
          </table:table-cell>
          <table:table-cell/>
        </table:table-row>
        <table:table-row table:style-name="ro1">
          <table:table-cell table:formula="of:=[.$A486]+[.$B$12]" office:value-type="float" office:value="1.88">
            <text:p>1.880</text:p>
          </table:table-cell>
          <table:table-cell office:value-type="float" office:value="7">
            <text:p>7</text:p>
          </table:table-cell>
          <table:table-cell table:formula="of:=[.B487]/65.5" office:value-type="float" office:value="0.106870229007634">
            <text:p>0.1</text:p>
          </table:table-cell>
          <table:table-cell table:formula="of:=[.$B$5]-[.$C487]" office:value-type="float" office:value="-0.106870229007634">
            <text:p>-0.1</text:p>
          </table:table-cell>
          <table:table-cell table:formula="of:=[.$D486]" office:value-type="float" office:value="-0.0610687022900763">
            <text:p>-0.1</text:p>
          </table:table-cell>
          <table:table-cell table:formula="of:=[.$B$7]*[.$D487]" office:value-type="float" office:value="-0.0854961832061069">
            <text:p>-0.1</text:p>
          </table:table-cell>
          <table:table-cell table:formula="of:=MIN([.$H487]+[.$B$8]*([.$D487]+[.$E487])*[.$B$12]/2;[.$B$10])" office:value-type="float" office:value="-1.70519083969466">
            <text:p>-1.7</text:p>
          </table:table-cell>
          <table:table-cell table:formula="of:=[.$G486]" office:value-type="float" office:value="-1.70418320610687">
            <text:p>-1.7</text:p>
          </table:table-cell>
          <table:table-cell table:formula="of:=[.$B$9]*([.$D487]-[.$E487])/[.$B$12]" office:value-type="float" office:value="-0">
            <text:p>0.0</text:p>
          </table:table-cell>
          <table:table-cell table:formula="of:=[.$F487]+[.$G487]+[.$I487]" office:value-type="float" office:value="-1.79068702290076">
            <text:p>-2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9">10/29/2023</text:date>, <text:time>09:5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5T10:00:13.23</meta:creation-date>
    <dc:date>2023-10-29T09:53:05.92</dc:date>
    <meta:editing-duration>PT3H15M6S</meta:editing-duration>
    <meta:editing-cycles>59</meta:editing-cycles>
    <meta:generator>OpenOffice.org/3.4.1$Win32 OpenOffice.org_project/341m1$Build-9593</meta:generator>
    <meta:document-statistic meta:table-count="3" meta:cell-count="47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8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8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8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53cm" svg:height="12.202cm" xlink:href=".." xlink:type="simple" chart:class="chart:line" chart:style-name="ch1">
        <chart:legend chart:legend-position="end" svg:x="20.686cm" svg:y="4.217cm" style:legend-expansion="high" chart:style-name="ch2"/>
        <chart:plot-area chart:style-name="ch3" table:cell-range-address="Sheet1.A16:Sheet1.A487 Sheet1.C16:Sheet1.D487 Sheet1.F16:Sheet1.G487 Sheet1.I16:Sheet1.J487" chart:data-source-has-labels="row" svg:x="0.917cm" svg:y="1.111cm" svg:width="18.835cm" svg:height="10.427cm">
          <chartooo:coordinate-region svg:x="2.121cm" svg:y="1.323cm" svg:width="17.573cm" svg:height="10.0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7:Sheet1.A487" chart:label-cell-address="Sheet1.A16:Sheet1.A16" chart:class="chart:line">
            <chart:data-point chart:repeated="471"/>
          </chart:series>
          <chart:series chart:style-name="ch8" chart:values-cell-range-address="Sheet1.C17:Sheet1.C487" chart:label-cell-address="Sheet1.C16:Sheet1.C16" chart:class="chart:line">
            <chart:data-point chart:repeated="471"/>
          </chart:series>
          <chart:series chart:style-name="ch9" chart:values-cell-range-address="Sheet1.D17:Sheet1.D487" chart:label-cell-address="Sheet1.D16:Sheet1.D16" chart:class="chart:line">
            <chart:data-point chart:repeated="471"/>
          </chart:series>
          <chart:series chart:style-name="ch10" chart:values-cell-range-address="Sheet1.F17:Sheet1.F487" chart:label-cell-address="Sheet1.F16:Sheet1.F16" chart:class="chart:line">
            <chart:data-point chart:repeated="471"/>
          </chart:series>
          <chart:series chart:style-name="ch11" chart:values-cell-range-address="Sheet1.G17:Sheet1.G487" chart:label-cell-address="Sheet1.G16:Sheet1.G16" chart:class="chart:line">
            <chart:data-point chart:repeated="471"/>
          </chart:series>
          <chart:series chart:style-name="ch12" chart:values-cell-range-address="Sheet1.I17:Sheet1.I487" chart:label-cell-address="Sheet1.I16:Sheet1.I16" chart:class="chart:line">
            <chart:data-point chart:repeated="471"/>
          </chart:series>
          <chart:series chart:style-name="ch13" chart:values-cell-range-address="Sheet1.J17:Sheet1.J487" chart:label-cell-address="Sheet1.J16:Sheet1.J16" chart:class="chart:line">
            <chart:data-point chart:repeated="4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A16:Sheet1.A16</svg:desc>
                </draw:g>
              </table:table-cell>
              <table:table-cell office:value-type="string">
                <text:p>yawRate</text:p>
                <draw:g>
                  <svg:desc>Sheet1.C16:Sheet1.C16</svg:desc>
                </draw:g>
              </table:table-cell>
              <table:table-cell office:value-type="string">
                <text:p>error</text:p>
                <draw:g>
                  <svg:desc>Sheet1.D16:Sheet1.D16</svg:desc>
                </draw:g>
              </table:table-cell>
              <table:table-cell office:value-type="string">
                <text:p>P</text:p>
                <draw:g>
                  <svg:desc>Sheet1.F16:Sheet1.F16</svg:desc>
                </draw:g>
              </table:table-cell>
              <table:table-cell office:value-type="string">
                <text:p>I</text:p>
                <draw:g>
                  <svg:desc>Sheet1.G16:Sheet1.G16</svg:desc>
                </draw:g>
              </table:table-cell>
              <table:table-cell office:value-type="string">
                <text:p>D</text:p>
                <draw:g>
                  <svg:desc>Sheet1.I16:Sheet1.I16</svg:desc>
                </draw:g>
              </table:table-cell>
              <table:table-cell office:value-type="string">
                <text:p>output</text:p>
                <draw:g>
                  <svg:desc>Sheet1.J16:Sheet1.J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7:Sheet1.A487</svg:desc>
                </draw:g>
              </table:table-cell>
              <table:table-cell office:value-type="float" office:value="0.0152671755725191">
                <text:p>0.0152671755725191</text:p>
                <draw:g>
                  <svg:desc>Sheet1.C17:Sheet1.C487</svg:desc>
                </draw:g>
              </table:table-cell>
              <table:table-cell office:value-type="float" office:value="-0.0152671755725191">
                <text:p>-0.0152671755725191</text:p>
                <draw:g>
                  <svg:desc>Sheet1.D17:Sheet1.D487</svg:desc>
                </draw:g>
              </table:table-cell>
              <table:table-cell office:value-type="float" office:value="-0.0122137404580153">
                <text:p>-0.0122137404580153</text:p>
                <draw:g>
                  <svg:desc>Sheet1.F17:Sheet1.F487</svg:desc>
                </draw:g>
              </table:table-cell>
              <table:table-cell office:value-type="float" office:value="-0.0000916030534351145">
                <text:p>-0.0000916030534351145</text:p>
                <draw:g>
                  <svg:desc>Sheet1.G17:Sheet1.G487</svg:desc>
                </draw:g>
              </table:table-cell>
              <table:table-cell office:value-type="float" office:value="-0">
                <text:p>-0</text:p>
                <draw:g>
                  <svg:desc>Sheet1.I17:Sheet1.I487</svg:desc>
                </draw:g>
              </table:table-cell>
              <table:table-cell office:value-type="float" office:value="-0.0123053435114504">
                <text:p>-0.0123053435114504</text:p>
                <draw:g>
                  <svg:desc>Sheet1.J17:Sheet1.J4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00274809160305344">
                <text:p>-0.000274809160305344</text:p>
              </table:table-cell>
              <table:table-cell office:value-type="float" office:value="0">
                <text:p>0</text:p>
              </table:table-cell>
              <table:table-cell office:value-type="float" office:value="-0.0124885496183206">
                <text:p>-0.0124885496183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146564885496183">
                <text:p>-0.146564885496183</text:p>
              </table:table-cell>
              <table:table-cell office:value-type="float" office:value="-0.00146564885496183">
                <text:p>-0.00146564885496183</text:p>
              </table:table-cell>
              <table:table-cell office:value-type="float" office:value="-0">
                <text:p>-0</text:p>
              </table:table-cell>
              <table:table-cell office:value-type="float" office:value="-0.148030534351145">
                <text:p>-0.148030534351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">
                <text:p>0.012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146564885496183">
                <text:p>-0.146564885496183</text:p>
              </table:table-cell>
              <table:table-cell office:value-type="float" office:value="-0.00366412213740458">
                <text:p>-0.00366412213740458</text:p>
              </table:table-cell>
              <table:table-cell office:value-type="float" office:value="0">
                <text:p>0</text:p>
              </table:table-cell>
              <table:table-cell office:value-type="float" office:value="-0.150229007633588">
                <text:p>-0.150229007633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0467175572519084">
                <text:p>-0.00467175572519084</text:p>
              </table:table-cell>
              <table:table-cell office:value-type="float" office:value="0">
                <text:p>0</text:p>
              </table:table-cell>
              <table:table-cell office:value-type="float" office:value="0.00754198473282443">
                <text:p>0.00754198473282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0476335877862596">
                <text:p>-0.00476335877862596</text:p>
              </table:table-cell>
              <table:table-cell office:value-type="float" office:value="-0">
                <text:p>-0</text:p>
              </table:table-cell>
              <table:table-cell office:value-type="float" office:value="-0.0291908396946565">
                <text:p>-0.0291908396946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">
                <text:p>0.02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0.00458015267175573">
                <text:p>-0.00458015267175573</text:p>
              </table:table-cell>
              <table:table-cell office:value-type="float" office:value="0">
                <text:p>0</text:p>
              </table:table-cell>
              <table:table-cell office:value-type="float" office:value="0.0442748091603053">
                <text:p>0.0442748091603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">
                <text:p>0.028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-0.16793893129771">
                <text:p>-0.16793893129771</text:p>
              </table:table-cell>
              <table:table-cell office:value-type="float" office:value="-0.134351145038168">
                <text:p>-0.134351145038168</text:p>
              </table:table-cell>
              <table:table-cell office:value-type="float" office:value="-0.00522137404580153">
                <text:p>-0.00522137404580153</text:p>
              </table:table-cell>
              <table:table-cell office:value-type="float" office:value="-0">
                <text:p>-0</text:p>
              </table:table-cell>
              <table:table-cell office:value-type="float" office:value="-0.139572519083969">
                <text:p>-0.139572519083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">
                <text:p>0.032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-0.16793893129771">
                <text:p>-0.16793893129771</text:p>
              </table:table-cell>
              <table:table-cell office:value-type="float" office:value="-0.134351145038168">
                <text:p>-0.134351145038168</text:p>
              </table:table-cell>
              <table:table-cell office:value-type="float" office:value="-0.00723664122137405">
                <text:p>-0.00723664122137405</text:p>
              </table:table-cell>
              <table:table-cell office:value-type="float" office:value="0">
                <text:p>0</text:p>
              </table:table-cell>
              <table:table-cell office:value-type="float" office:value="-0.141587786259542">
                <text:p>-0.141587786259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">
                <text:p>0.036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-0.213740458015267">
                <text:p>-0.213740458015267</text:p>
              </table:table-cell>
              <table:table-cell office:value-type="float" office:value="-0.170992366412214">
                <text:p>-0.170992366412214</text:p>
              </table:table-cell>
              <table:table-cell office:value-type="float" office:value="-0.00952671755725191">
                <text:p>-0.00952671755725191</text:p>
              </table:table-cell>
              <table:table-cell office:value-type="float" office:value="-0">
                <text:p>-0</text:p>
              </table:table-cell>
              <table:table-cell office:value-type="float" office:value="-0.180519083969466">
                <text:p>-0.180519083969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112671755725191">
                <text:p>-0.0112671755725191</text:p>
              </table:table-cell>
              <table:table-cell office:value-type="float" office:value="0">
                <text:p>0</text:p>
              </table:table-cell>
              <table:table-cell office:value-type="float" office:value="-0.0723358778625954">
                <text:p>-0.0723358778625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">
                <text:p>0.04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0.0120916030534351">
                <text:p>-0.0120916030534351</text:p>
              </table:table-cell>
              <table:table-cell office:value-type="float" office:value="0">
                <text:p>0</text:p>
              </table:table-cell>
              <table:table-cell office:value-type="float" office:value="-0.0609465648854962">
                <text:p>-0.0609465648854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8">
                <text:p>0.048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-0.158778625954198">
                <text:p>-0.158778625954198</text:p>
              </table:table-cell>
              <table:table-cell office:value-type="float" office:value="-0.0136488549618321">
                <text:p>-0.0136488549618321</text:p>
              </table:table-cell>
              <table:table-cell office:value-type="float" office:value="-0">
                <text:p>-0</text:p>
              </table:table-cell>
              <table:table-cell office:value-type="float" office:value="-0.172427480916031">
                <text:p>-0.172427480916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">
                <text:p>0.052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0.0141984732824427">
                <text:p>-0.0141984732824427</text:p>
              </table:table-cell>
              <table:table-cell office:value-type="float" office:value="0">
                <text:p>0</text:p>
              </table:table-cell>
              <table:table-cell office:value-type="float" office:value="0.0712977099236641">
                <text:p>0.0712977099236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6">
                <text:p>0.056</text:p>
              </table:table-cell>
              <table:table-cell office:value-type="float" office:value="-0.16793893129771">
                <text:p>-0.16793893129771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0.134351145038168">
                <text:p>0.134351145038168</text:p>
              </table:table-cell>
              <table:table-cell office:value-type="float" office:value="-0.0125496183206107">
                <text:p>-0.0125496183206107</text:p>
              </table:table-cell>
              <table:table-cell office:value-type="float" office:value="0">
                <text:p>0</text:p>
              </table:table-cell>
              <table:table-cell office:value-type="float" office:value="0.121801526717557">
                <text:p>0.121801526717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">
                <text:p>0.06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0.146564885496183">
                <text:p>0.146564885496183</text:p>
              </table:table-cell>
              <table:table-cell office:value-type="float" office:value="-0.0104427480916031">
                <text:p>-0.0104427480916031</text:p>
              </table:table-cell>
              <table:table-cell office:value-type="float" office:value="0">
                <text:p>0</text:p>
              </table:table-cell>
              <table:table-cell office:value-type="float" office:value="0.13612213740458">
                <text:p>0.13612213740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4">
                <text:p>0.064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0.0100763358778626">
                <text:p>-0.0100763358778626</text:p>
              </table:table-cell>
              <table:table-cell office:value-type="float" office:value="-0">
                <text:p>-0</text:p>
              </table:table-cell>
              <table:table-cell office:value-type="float" office:value="-0.107786259541985">
                <text:p>-0.107786259541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8">
                <text:p>0.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08091603053435">
                <text:p>-0.0108091603053435</text:p>
              </table:table-cell>
              <table:table-cell office:value-type="float" office:value="0">
                <text:p>0</text:p>
              </table:table-cell>
              <table:table-cell office:value-type="float" office:value="-0.0108091603053435">
                <text:p>-0.0108091603053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2">
                <text:p>0.072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0.0101679389312977">
                <text:p>-0.0101679389312977</text:p>
              </table:table-cell>
              <table:table-cell office:value-type="float" office:value="0">
                <text:p>0</text:p>
              </table:table-cell>
              <table:table-cell office:value-type="float" office:value="0.0753282442748092">
                <text:p>0.0753282442748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6">
                <text:p>0.076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0943511450381679">
                <text:p>-0.00943511450381679</text:p>
              </table:table-cell>
              <table:table-cell office:value-type="float" office:value="-0">
                <text:p>-0</text:p>
              </table:table-cell>
              <table:table-cell office:value-type="float" office:value="0.00277862595419848">
                <text:p>0.00277862595419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088854961832061">
                <text:p>-0.0088854961832061</text:p>
              </table:table-cell>
              <table:table-cell office:value-type="float" office:value="0">
                <text:p>0</text:p>
              </table:table-cell>
              <table:table-cell office:value-type="float" office:value="0.0521832061068702">
                <text:p>0.0521832061068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4">
                <text:p>0.084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0833587786259542">
                <text:p>-0.00833587786259542</text:p>
              </table:table-cell>
              <table:table-cell office:value-type="float" office:value="-0">
                <text:p>-0</text:p>
              </table:table-cell>
              <table:table-cell office:value-type="float" office:value="0.00387786259541985">
                <text:p>0.00387786259541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">
                <text:p>0.088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00732824427480916">
                <text:p>-0.00732824427480916</text:p>
              </table:table-cell>
              <table:table-cell office:value-type="float" office:value="0">
                <text:p>0</text:p>
              </table:table-cell>
              <table:table-cell office:value-type="float" office:value="0.114809160305344">
                <text:p>0.114809160305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2">
                <text:p>0.092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0595419847328244">
                <text:p>-0.00595419847328244</text:p>
              </table:table-cell>
              <table:table-cell office:value-type="float" office:value="-0">
                <text:p>-0</text:p>
              </table:table-cell>
              <table:table-cell office:value-type="float" office:value="0.0551145038167939">
                <text:p>0.05511450381679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549618320610687">
                <text:p>-0.00549618320610687</text:p>
              </table:table-cell>
              <table:table-cell office:value-type="float" office:value="-0">
                <text:p>-0</text:p>
              </table:table-cell>
              <table:table-cell office:value-type="float" office:value="-0.00549618320610687">
                <text:p>-0.00549618320610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-0.213740458015267">
                <text:p>-0.213740458015267</text:p>
              </table:table-cell>
              <table:table-cell office:value-type="float" office:value="-0.170992366412214">
                <text:p>-0.170992366412214</text:p>
              </table:table-cell>
              <table:table-cell office:value-type="float" office:value="-0.00677862595419847">
                <text:p>-0.00677862595419847</text:p>
              </table:table-cell>
              <table:table-cell office:value-type="float" office:value="-0">
                <text:p>-0</text:p>
              </table:table-cell>
              <table:table-cell office:value-type="float" office:value="-0.177770992366412">
                <text:p>-0.177770992366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4">
                <text:p>0.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806106870229007">
                <text:p>-0.00806106870229007</text:p>
              </table:table-cell>
              <table:table-cell office:value-type="float" office:value="0">
                <text:p>0</text:p>
              </table:table-cell>
              <table:table-cell office:value-type="float" office:value="-0.00806106870229007">
                <text:p>-0.00806106870229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8">
                <text:p>0.108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0897709923664122">
                <text:p>-0.00897709923664122</text:p>
              </table:table-cell>
              <table:table-cell office:value-type="float" office:value="-0">
                <text:p>-0</text:p>
              </table:table-cell>
              <table:table-cell office:value-type="float" office:value="-0.131114503816794">
                <text:p>-0.131114503816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2">
                <text:p>0.112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0.00952671755725191">
                <text:p>-0.00952671755725191</text:p>
              </table:table-cell>
              <table:table-cell office:value-type="float" office:value="0">
                <text:p>0</text:p>
              </table:table-cell>
              <table:table-cell office:value-type="float" office:value="0.0393282442748092">
                <text:p>0.0393282442748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">
                <text:p>0.116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0980152671755725">
                <text:p>-0.00980152671755725</text:p>
              </table:table-cell>
              <table:table-cell office:value-type="float" office:value="-0">
                <text:p>-0</text:p>
              </table:table-cell>
              <table:table-cell office:value-type="float" office:value="-0.0952977099236641">
                <text:p>-0.0952977099236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">
                <text:p>0.12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109007633587786">
                <text:p>-0.0109007633587786</text:p>
              </table:table-cell>
              <table:table-cell office:value-type="float" office:value="0">
                <text:p>0</text:p>
              </table:table-cell>
              <table:table-cell office:value-type="float" office:value="-0.071969465648855">
                <text:p>-0.071969465648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4">
                <text:p>0.12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118167938931298">
                <text:p>-0.0118167938931298</text:p>
              </table:table-cell>
              <table:table-cell office:value-type="float" office:value="0">
                <text:p>0</text:p>
              </table:table-cell>
              <table:table-cell office:value-type="float" office:value="-0.0728854961832061">
                <text:p>-0.07288549618320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8">
                <text:p>0.128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0.0119083969465649">
                <text:p>-0.0119083969465649</text:p>
              </table:table-cell>
              <table:table-cell office:value-type="float" office:value="0">
                <text:p>0</text:p>
              </table:table-cell>
              <table:table-cell office:value-type="float" office:value="0.0369465648854962">
                <text:p>0.0369465648854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">
                <text:p>0.132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116335877862595">
                <text:p>-0.0116335877862595</text:p>
              </table:table-cell>
              <table:table-cell office:value-type="float" office:value="-0">
                <text:p>-0</text:p>
              </table:table-cell>
              <table:table-cell office:value-type="float" office:value="-0.0238473282442748">
                <text:p>-0.0238473282442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6">
                <text:p>0.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17251908396947">
                <text:p>-0.0117251908396947</text:p>
              </table:table-cell>
              <table:table-cell office:value-type="float" office:value="0">
                <text:p>0</text:p>
              </table:table-cell>
              <table:table-cell office:value-type="float" office:value="-0.0117251908396947">
                <text:p>-0.0117251908396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">
                <text:p>0.14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118167938931298">
                <text:p>-0.0118167938931298</text:p>
              </table:table-cell>
              <table:table-cell office:value-type="float" office:value="-0">
                <text:p>-0</text:p>
              </table:table-cell>
              <table:table-cell office:value-type="float" office:value="-0.024030534351145">
                <text:p>-0.024030534351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4">
                <text:p>0.144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-0.109923664122137">
                <text:p>-0.109923664122137</text:p>
              </table:table-cell>
              <table:table-cell office:value-type="float" office:value="-0.0127328244274809">
                <text:p>-0.0127328244274809</text:p>
              </table:table-cell>
              <table:table-cell office:value-type="float" office:value="-0">
                <text:p>-0</text:p>
              </table:table-cell>
              <table:table-cell office:value-type="float" office:value="-0.122656488549618">
                <text:p>-0.122656488549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8">
                <text:p>0.148</text:p>
              </table:table-cell>
              <table:table-cell office:value-type="float" office:value="0.320610687022901">
                <text:p>0.320610687022901</text:p>
              </table:table-cell>
              <table:table-cell office:value-type="float" office:value="-0.320610687022901">
                <text:p>-0.320610687022901</text:p>
              </table:table-cell>
              <table:table-cell office:value-type="float" office:value="-0.256488549618321">
                <text:p>-0.256488549618321</text:p>
              </table:table-cell>
              <table:table-cell office:value-type="float" office:value="-0.0154809160305343">
                <text:p>-0.0154809160305343</text:p>
              </table:table-cell>
              <table:table-cell office:value-type="float" office:value="-0">
                <text:p>-0</text:p>
              </table:table-cell>
              <table:table-cell office:value-type="float" office:value="-0.271969465648855">
                <text:p>-0.271969465648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2">
                <text:p>0.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74045801526718">
                <text:p>-0.0174045801526718</text:p>
              </table:table-cell>
              <table:table-cell office:value-type="float" office:value="0">
                <text:p>0</text:p>
              </table:table-cell>
              <table:table-cell office:value-type="float" office:value="-0.0174045801526718">
                <text:p>-0.0174045801526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6">
                <text:p>0.156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0.0181374045801527">
                <text:p>-0.0181374045801527</text:p>
              </table:table-cell>
              <table:table-cell office:value-type="float" office:value="-0">
                <text:p>-0</text:p>
              </table:table-cell>
              <table:table-cell office:value-type="float" office:value="-0.115847328244275">
                <text:p>-0.115847328244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">
                <text:p>0.16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0.019236641221374">
                <text:p>-0.019236641221374</text:p>
              </table:table-cell>
              <table:table-cell office:value-type="float" office:value="0">
                <text:p>0</text:p>
              </table:table-cell>
              <table:table-cell office:value-type="float" office:value="-0.0680916030534351">
                <text:p>-0.06809160305343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4">
                <text:p>0.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96030534351145">
                <text:p>-0.0196030534351145</text:p>
              </table:table-cell>
              <table:table-cell office:value-type="float" office:value="0">
                <text:p>0</text:p>
              </table:table-cell>
              <table:table-cell office:value-type="float" office:value="-0.0196030534351145">
                <text:p>-0.0196030534351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8">
                <text:p>0.168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196946564885496">
                <text:p>-0.0196946564885496</text:p>
              </table:table-cell>
              <table:table-cell office:value-type="float" office:value="-0">
                <text:p>-0</text:p>
              </table:table-cell>
              <table:table-cell office:value-type="float" office:value="-0.0319083969465649">
                <text:p>-0.0319083969465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2">
                <text:p>0.17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196946564885496">
                <text:p>-0.0196946564885496</text:p>
              </table:table-cell>
              <table:table-cell office:value-type="float" office:value="0">
                <text:p>0</text:p>
              </table:table-cell>
              <table:table-cell office:value-type="float" office:value="-0.00748091603053435">
                <text:p>-0.00748091603053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6">
                <text:p>0.176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197862595419847">
                <text:p>-0.0197862595419847</text:p>
              </table:table-cell>
              <table:table-cell office:value-type="float" office:value="-0">
                <text:p>-0</text:p>
              </table:table-cell>
              <table:table-cell office:value-type="float" office:value="-0.0442137404580153">
                <text:p>-0.0442137404580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">
                <text:p>0.18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205190839694656">
                <text:p>-0.0205190839694656</text:p>
              </table:table-cell>
              <table:table-cell office:value-type="float" office:value="-0">
                <text:p>-0</text:p>
              </table:table-cell>
              <table:table-cell office:value-type="float" office:value="-0.0938015267175572">
                <text:p>-0.0938015267175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4">
                <text:p>0.18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215267175572519">
                <text:p>-0.0215267175572519</text:p>
              </table:table-cell>
              <table:table-cell office:value-type="float" office:value="0">
                <text:p>0</text:p>
              </table:table-cell>
              <table:table-cell office:value-type="float" office:value="-0.0825954198473282">
                <text:p>-0.0825954198473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8">
                <text:p>0.188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0.0218015267175572">
                <text:p>-0.0218015267175572</text:p>
              </table:table-cell>
              <table:table-cell office:value-type="float" office:value="0">
                <text:p>0</text:p>
              </table:table-cell>
              <table:table-cell office:value-type="float" office:value="0.00262595419847329">
                <text:p>0.002625954198473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2">
                <text:p>0.19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215267175572519">
                <text:p>-0.0215267175572519</text:p>
              </table:table-cell>
              <table:table-cell office:value-type="float" office:value="-0">
                <text:p>-0</text:p>
              </table:table-cell>
              <table:table-cell office:value-type="float" office:value="-0.00931297709923664">
                <text:p>-0.00931297709923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6">
                <text:p>0.196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0.0212519083969466">
                <text:p>-0.0212519083969466</text:p>
              </table:table-cell>
              <table:table-cell office:value-type="float" office:value="0">
                <text:p>0</text:p>
              </table:table-cell>
              <table:table-cell office:value-type="float" office:value="0.00317557251908398">
                <text:p>0.00317557251908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211603053435114">
                <text:p>-0.0211603053435114</text:p>
              </table:table-cell>
              <table:table-cell office:value-type="float" office:value="-0">
                <text:p>-0</text:p>
              </table:table-cell>
              <table:table-cell office:value-type="float" office:value="-0.0333740458015267">
                <text:p>-0.0333740458015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4">
                <text:p>0.204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221679389312977">
                <text:p>-0.0221679389312977</text:p>
              </table:table-cell>
              <table:table-cell office:value-type="float" office:value="-0">
                <text:p>-0</text:p>
              </table:table-cell>
              <table:table-cell office:value-type="float" office:value="-0.14430534351145">
                <text:p>-0.14430534351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8">
                <text:p>0.208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23175572519084">
                <text:p>-0.023175572519084</text:p>
              </table:table-cell>
              <table:table-cell office:value-type="float" office:value="0">
                <text:p>0</text:p>
              </table:table-cell>
              <table:table-cell office:value-type="float" office:value="-0.0353893129770992">
                <text:p>-0.0353893129770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2">
                <text:p>0.212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233587786259542">
                <text:p>-0.0233587786259542</text:p>
              </table:table-cell>
              <table:table-cell office:value-type="float" office:value="0">
                <text:p>0</text:p>
              </table:table-cell>
              <table:table-cell office:value-type="float" office:value="-0.0355725190839695">
                <text:p>-0.0355725190839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6">
                <text:p>0.216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0.109923664122137">
                <text:p>0.109923664122137</text:p>
              </table:table-cell>
              <table:table-cell office:value-type="float" office:value="-0.0226259541984733">
                <text:p>-0.0226259541984733</text:p>
              </table:table-cell>
              <table:table-cell office:value-type="float" office:value="0">
                <text:p>0</text:p>
              </table:table-cell>
              <table:table-cell office:value-type="float" office:value="0.0872977099236642">
                <text:p>0.0872977099236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">
                <text:p>0.22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0366412213740458">
                <text:p>0.0366412213740458</text:p>
              </table:table-cell>
              <table:table-cell office:value-type="float" office:value="-0.0215267175572519">
                <text:p>-0.0215267175572519</text:p>
              </table:table-cell>
              <table:table-cell office:value-type="float" office:value="-0">
                <text:p>-0</text:p>
              </table:table-cell>
              <table:table-cell office:value-type="float" office:value="0.0151145038167939">
                <text:p>0.0151145038167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4">
                <text:p>0.224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146564885496183">
                <text:p>-0.146564885496183</text:p>
              </table:table-cell>
              <table:table-cell office:value-type="float" office:value="-0.0223511450381679">
                <text:p>-0.0223511450381679</text:p>
              </table:table-cell>
              <table:table-cell office:value-type="float" office:value="-0">
                <text:p>-0</text:p>
              </table:table-cell>
              <table:table-cell office:value-type="float" office:value="-0.168916030534351">
                <text:p>-0.168916030534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8">
                <text:p>0.228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233587786259542">
                <text:p>-0.0233587786259542</text:p>
              </table:table-cell>
              <table:table-cell office:value-type="float" office:value="0">
                <text:p>0</text:p>
              </table:table-cell>
              <table:table-cell office:value-type="float" office:value="-0.0111450381679389">
                <text:p>-0.0111450381679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2">
                <text:p>0.232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239083969465649">
                <text:p>-0.0239083969465649</text:p>
              </table:table-cell>
              <table:table-cell office:value-type="float" office:value="-0">
                <text:p>-0</text:p>
              </table:table-cell>
              <table:table-cell office:value-type="float" office:value="-0.109404580152672">
                <text:p>-0.109404580152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6">
                <text:p>0.236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246412213740458">
                <text:p>-0.0246412213740458</text:p>
              </table:table-cell>
              <table:table-cell office:value-type="float" office:value="0">
                <text:p>0</text:p>
              </table:table-cell>
              <table:table-cell office:value-type="float" office:value="-0.0368549618320611">
                <text:p>-0.03685496183206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">
                <text:p>0.2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242748091603053">
                <text:p>-0.0242748091603053</text:p>
              </table:table-cell>
              <table:table-cell office:value-type="float" office:value="0">
                <text:p>0</text:p>
              </table:table-cell>
              <table:table-cell office:value-type="float" office:value="0.036793893129771">
                <text:p>0.0367938931297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4">
                <text:p>0.24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242748091603053">
                <text:p>-0.0242748091603053</text:p>
              </table:table-cell>
              <table:table-cell office:value-type="float" office:value="-0">
                <text:p>-0</text:p>
              </table:table-cell>
              <table:table-cell office:value-type="float" office:value="-0.0853435114503817">
                <text:p>-0.0853435114503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8">
                <text:p>0.248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0.0254656488549618">
                <text:p>-0.0254656488549618</text:p>
              </table:table-cell>
              <table:table-cell office:value-type="float" office:value="-0">
                <text:p>-0</text:p>
              </table:table-cell>
              <table:table-cell office:value-type="float" office:value="-0.123175572519084">
                <text:p>-0.123175572519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2">
                <text:p>0.252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0.0258320610687023">
                <text:p>-0.0258320610687023</text:p>
              </table:table-cell>
              <table:table-cell office:value-type="float" office:value="0">
                <text:p>0</text:p>
              </table:table-cell>
              <table:table-cell office:value-type="float" office:value="0.0230229007633588">
                <text:p>0.0230229007633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6">
                <text:p>0.256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250076335877862">
                <text:p>-0.0250076335877862</text:p>
              </table:table-cell>
              <table:table-cell office:value-type="float" office:value="0">
                <text:p>0</text:p>
              </table:table-cell>
              <table:table-cell office:value-type="float" office:value="0.0360610687022901">
                <text:p>0.0360610687022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">
                <text:p>0.26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0.0252824427480916">
                <text:p>-0.0252824427480916</text:p>
              </table:table-cell>
              <table:table-cell office:value-type="float" office:value="-0">
                <text:p>-0</text:p>
              </table:table-cell>
              <table:table-cell office:value-type="float" office:value="-0.122992366412214">
                <text:p>-0.122992366412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4">
                <text:p>0.264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-0.213740458015267">
                <text:p>-0.213740458015267</text:p>
              </table:table-cell>
              <table:table-cell office:value-type="float" office:value="-0.170992366412214">
                <text:p>-0.170992366412214</text:p>
              </table:table-cell>
              <table:table-cell office:value-type="float" office:value="-0.0272977099236641">
                <text:p>-0.0272977099236641</text:p>
              </table:table-cell>
              <table:table-cell office:value-type="float" office:value="-0">
                <text:p>-0</text:p>
              </table:table-cell>
              <table:table-cell office:value-type="float" office:value="-0.198290076335878">
                <text:p>-0.1982900763358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8">
                <text:p>0.268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291297709923664">
                <text:p>-0.0291297709923664</text:p>
              </table:table-cell>
              <table:table-cell office:value-type="float" office:value="0">
                <text:p>0</text:p>
              </table:table-cell>
              <table:table-cell office:value-type="float" office:value="-0.102412213740458">
                <text:p>-0.102412213740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2">
                <text:p>0.272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0.0732824427480916">
                <text:p>0.0732824427480916</text:p>
              </table:table-cell>
              <table:table-cell office:value-type="float" office:value="-0.0291297709923664">
                <text:p>-0.0291297709923664</text:p>
              </table:table-cell>
              <table:table-cell office:value-type="float" office:value="0">
                <text:p>0</text:p>
              </table:table-cell>
              <table:table-cell office:value-type="float" office:value="0.0441526717557252">
                <text:p>0.0441526717557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6">
                <text:p>0.276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-0.158778625954198">
                <text:p>-0.158778625954198</text:p>
              </table:table-cell>
              <table:table-cell office:value-type="float" office:value="-0.0297709923664122">
                <text:p>-0.0297709923664122</text:p>
              </table:table-cell>
              <table:table-cell office:value-type="float" office:value="-0">
                <text:p>-0</text:p>
              </table:table-cell>
              <table:table-cell office:value-type="float" office:value="-0.188549618320611">
                <text:p>-0.1885496183206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">
                <text:p>0.28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0.0307786259541985">
                <text:p>-0.0307786259541985</text:p>
              </table:table-cell>
              <table:table-cell office:value-type="float" office:value="0">
                <text:p>0</text:p>
              </table:table-cell>
              <table:table-cell office:value-type="float" office:value="-0.00635114503816793">
                <text:p>-0.00635114503816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4">
                <text:p>0.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05954198473282">
                <text:p>-0.0305954198473282</text:p>
              </table:table-cell>
              <table:table-cell office:value-type="float" office:value="-0">
                <text:p>-0</text:p>
              </table:table-cell>
              <table:table-cell office:value-type="float" office:value="-0.0305954198473282">
                <text:p>-0.0305954198473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8">
                <text:p>0.288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-0.109923664122137">
                <text:p>-0.109923664122137</text:p>
              </table:table-cell>
              <table:table-cell office:value-type="float" office:value="-0.0314198473282443">
                <text:p>-0.0314198473282443</text:p>
              </table:table-cell>
              <table:table-cell office:value-type="float" office:value="-0">
                <text:p>-0</text:p>
              </table:table-cell>
              <table:table-cell office:value-type="float" office:value="-0.141343511450382">
                <text:p>-0.1413435114503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2">
                <text:p>0.292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323358778625954">
                <text:p>-0.0323358778625954</text:p>
              </table:table-cell>
              <table:table-cell office:value-type="float" office:value="0">
                <text:p>0</text:p>
              </table:table-cell>
              <table:table-cell office:value-type="float" office:value="-0.0445496183206107">
                <text:p>-0.0445496183206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6">
                <text:p>0.296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0366412213740458">
                <text:p>0.0366412213740458</text:p>
              </table:table-cell>
              <table:table-cell office:value-type="float" office:value="-0.0321526717557252">
                <text:p>-0.0321526717557252</text:p>
              </table:table-cell>
              <table:table-cell office:value-type="float" office:value="0">
                <text:p>0</text:p>
              </table:table-cell>
              <table:table-cell office:value-type="float" office:value="0.00448854961832063">
                <text:p>0.00448854961832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">
                <text:p>0.3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0.0316946564885496">
                <text:p>-0.0316946564885496</text:p>
              </table:table-cell>
              <table:table-cell office:value-type="float" office:value="-0">
                <text:p>-0</text:p>
              </table:table-cell>
              <table:table-cell office:value-type="float" office:value="-0.00726717557251907">
                <text:p>-0.007267175572519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4">
                <text:p>0.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15114503816794">
                <text:p>-0.0315114503816794</text:p>
              </table:table-cell>
              <table:table-cell office:value-type="float" office:value="-0">
                <text:p>-0</text:p>
              </table:table-cell>
              <table:table-cell office:value-type="float" office:value="-0.0315114503816794">
                <text:p>-0.0315114503816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8">
                <text:p>0.308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0.0317862595419847">
                <text:p>-0.0317862595419847</text:p>
              </table:table-cell>
              <table:table-cell office:value-type="float" office:value="-0">
                <text:p>-0</text:p>
              </table:table-cell>
              <table:table-cell office:value-type="float" office:value="-0.0684274809160305">
                <text:p>-0.0684274809160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2">
                <text:p>0.31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0.0318778625954198">
                <text:p>-0.0318778625954198</text:p>
              </table:table-cell>
              <table:table-cell office:value-type="float" office:value="0">
                <text:p>0</text:p>
              </table:table-cell>
              <table:table-cell office:value-type="float" office:value="-0.0074503816793893">
                <text:p>-0.00745038167938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6">
                <text:p>0.316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317862595419847">
                <text:p>-0.0317862595419847</text:p>
              </table:table-cell>
              <table:table-cell office:value-type="float" office:value="-0">
                <text:p>-0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">
                <text:p>0.32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323358778625954">
                <text:p>-0.0323358778625954</text:p>
              </table:table-cell>
              <table:table-cell office:value-type="float" office:value="-0">
                <text:p>-0</text:p>
              </table:table-cell>
              <table:table-cell office:value-type="float" office:value="-0.0934045801526717">
                <text:p>-0.0934045801526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4">
                <text:p>0.32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323358778625954">
                <text:p>-0.0323358778625954</text:p>
              </table:table-cell>
              <table:table-cell office:value-type="float" office:value="0">
                <text:p>0</text:p>
              </table:table-cell>
              <table:table-cell office:value-type="float" office:value="0.0287328244274809">
                <text:p>0.0287328244274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8">
                <text:p>0.328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324274809160305">
                <text:p>-0.0324274809160305</text:p>
              </table:table-cell>
              <table:table-cell office:value-type="float" office:value="-0">
                <text:p>-0</text:p>
              </table:table-cell>
              <table:table-cell office:value-type="float" office:value="-0.105709923664122">
                <text:p>-0.105709923664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2">
                <text:p>0.332</text:p>
              </table:table-cell>
              <table:table-cell office:value-type="float" office:value="-0.16793893129771">
                <text:p>-0.16793893129771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0.134351145038168">
                <text:p>0.134351145038168</text:p>
              </table:table-cell>
              <table:table-cell office:value-type="float" office:value="-0.0319694656488549">
                <text:p>-0.0319694656488549</text:p>
              </table:table-cell>
              <table:table-cell office:value-type="float" office:value="0">
                <text:p>0</text:p>
              </table:table-cell>
              <table:table-cell office:value-type="float" office:value="0.102381679389313">
                <text:p>0.102381679389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36">
                <text:p>0.336</text:p>
              </table:table-cell>
              <table:table-cell office:value-type="float" office:value="0.229007633587786">
                <text:p>0.229007633587786</text:p>
              </table:table-cell>
              <table:table-cell office:value-type="float" office:value="-0.229007633587786">
                <text:p>-0.229007633587786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0323358778625954">
                <text:p>-0.0323358778625954</text:p>
              </table:table-cell>
              <table:table-cell office:value-type="float" office:value="-0">
                <text:p>-0</text:p>
              </table:table-cell>
              <table:table-cell office:value-type="float" office:value="-0.215541984732824">
                <text:p>-0.215541984732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">
                <text:p>0.34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346259541984733">
                <text:p>-0.0346259541984733</text:p>
              </table:table-cell>
              <table:table-cell office:value-type="float" office:value="0">
                <text:p>0</text:p>
              </table:table-cell>
              <table:table-cell office:value-type="float" office:value="-0.156763358778626">
                <text:p>-0.156763358778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4">
                <text:p>0.344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-0.109923664122137">
                <text:p>-0.109923664122137</text:p>
              </table:table-cell>
              <table:table-cell office:value-type="float" office:value="-0.0363664122137404">
                <text:p>-0.0363664122137404</text:p>
              </table:table-cell>
              <table:table-cell office:value-type="float" office:value="0">
                <text:p>0</text:p>
              </table:table-cell>
              <table:table-cell office:value-type="float" office:value="-0.146290076335878">
                <text:p>-0.146290076335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8">
                <text:p>0.348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372824427480916">
                <text:p>-0.0372824427480916</text:p>
              </table:table-cell>
              <table:table-cell office:value-type="float" office:value="0">
                <text:p>0</text:p>
              </table:table-cell>
              <table:table-cell office:value-type="float" office:value="-0.0494961832061069">
                <text:p>-0.0494961832061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2">
                <text:p>0.35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372824427480916">
                <text:p>-0.0372824427480916</text:p>
              </table:table-cell>
              <table:table-cell office:value-type="float" office:value="0">
                <text:p>0</text:p>
              </table:table-cell>
              <table:table-cell office:value-type="float" office:value="-0.0250687022900763">
                <text:p>-0.0250687022900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6">
                <text:p>0.356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0.036824427480916">
                <text:p>-0.036824427480916</text:p>
              </table:table-cell>
              <table:table-cell office:value-type="float" office:value="0">
                <text:p>0</text:p>
              </table:table-cell>
              <table:table-cell office:value-type="float" office:value="0.012030534351145">
                <text:p>0.012030534351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">
                <text:p>0.36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36">
                <text:p>-0.036</text:p>
              </table:table-cell>
              <table:table-cell office:value-type="float" office:value="0">
                <text:p>0</text:p>
              </table:table-cell>
              <table:table-cell office:value-type="float" office:value="0.0250687022900763">
                <text:p>0.0250687022900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4">
                <text:p>0.36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0.0349007633587786">
                <text:p>-0.0349007633587786</text:p>
              </table:table-cell>
              <table:table-cell office:value-type="float" office:value="0">
                <text:p>0</text:p>
              </table:table-cell>
              <table:table-cell office:value-type="float" office:value="0.0505954198473283">
                <text:p>0.05059541984732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68">
                <text:p>0.368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343511450381679">
                <text:p>-0.0343511450381679</text:p>
              </table:table-cell>
              <table:table-cell office:value-type="float" office:value="-0">
                <text:p>-0</text:p>
              </table:table-cell>
              <table:table-cell office:value-type="float" office:value="-0.0465648854961832">
                <text:p>-0.0465648854961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2">
                <text:p>0.372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345343511450382">
                <text:p>-0.0345343511450382</text:p>
              </table:table-cell>
              <table:table-cell office:value-type="float" office:value="0">
                <text:p>0</text:p>
              </table:table-cell>
              <table:table-cell office:value-type="float" office:value="-0.0467480916030534">
                <text:p>-0.0467480916030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6">
                <text:p>0.376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0.0342595419847328">
                <text:p>-0.0342595419847328</text:p>
              </table:table-cell>
              <table:table-cell office:value-type="float" office:value="0">
                <text:p>0</text:p>
              </table:table-cell>
              <table:table-cell office:value-type="float" office:value="0.0145954198473283">
                <text:p>0.01459541984732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">
                <text:p>0.38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339847328244275">
                <text:p>-0.0339847328244275</text:p>
              </table:table-cell>
              <table:table-cell office:value-type="float" office:value="-0">
                <text:p>-0</text:p>
              </table:table-cell>
              <table:table-cell office:value-type="float" office:value="-0.0461984732824427">
                <text:p>-0.0461984732824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4">
                <text:p>0.384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342595419847328">
                <text:p>-0.0342595419847328</text:p>
              </table:table-cell>
              <table:table-cell office:value-type="float" office:value="-0">
                <text:p>-0</text:p>
              </table:table-cell>
              <table:table-cell office:value-type="float" office:value="-0.0586870229007633">
                <text:p>-0.0586870229007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8">
                <text:p>0.388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349923664122137">
                <text:p>-0.0349923664122137</text:p>
              </table:table-cell>
              <table:table-cell office:value-type="float" office:value="-0">
                <text:p>-0</text:p>
              </table:table-cell>
              <table:table-cell office:value-type="float" office:value="-0.108274809160305">
                <text:p>-0.108274809160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2">
                <text:p>0.39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357251908396946">
                <text:p>-0.0357251908396946</text:p>
              </table:table-cell>
              <table:table-cell office:value-type="float" office:value="0">
                <text:p>0</text:p>
              </table:table-cell>
              <table:table-cell office:value-type="float" office:value="-0.0601526717557252">
                <text:p>-0.0601526717557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6">
                <text:p>0.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59083969465649">
                <text:p>-0.0359083969465649</text:p>
              </table:table-cell>
              <table:table-cell office:value-type="float" office:value="0">
                <text:p>0</text:p>
              </table:table-cell>
              <table:table-cell office:value-type="float" office:value="-0.0359083969465649">
                <text:p>-0.03590839694656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">
                <text:p>0.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365496183206107">
                <text:p>-0.0365496183206107</text:p>
              </table:table-cell>
              <table:table-cell office:value-type="float" office:value="-0">
                <text:p>-0</text:p>
              </table:table-cell>
              <table:table-cell office:value-type="float" office:value="-0.122045801526718">
                <text:p>-0.1220458015267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4">
                <text:p>0.404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0.158778625954198">
                <text:p>0.158778625954198</text:p>
              </table:table-cell>
              <table:table-cell office:value-type="float" office:value="-0.036">
                <text:p>-0.036</text:p>
              </table:table-cell>
              <table:table-cell office:value-type="float" office:value="0">
                <text:p>0</text:p>
              </table:table-cell>
              <table:table-cell office:value-type="float" office:value="0.122778625954198">
                <text:p>0.1227786259541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08">
                <text:p>0.408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354503816793893">
                <text:p>-0.0354503816793893</text:p>
              </table:table-cell>
              <table:table-cell office:value-type="float" office:value="-0">
                <text:p>-0</text:p>
              </table:table-cell>
              <table:table-cell office:value-type="float" office:value="-0.120946564885496">
                <text:p>-0.120946564885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12">
                <text:p>0.412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0.0363664122137404">
                <text:p>-0.0363664122137404</text:p>
              </table:table-cell>
              <table:table-cell office:value-type="float" office:value="0">
                <text:p>0</text:p>
              </table:table-cell>
              <table:table-cell office:value-type="float" office:value="-0.0730076335877863">
                <text:p>-0.07300763358778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16">
                <text:p>0.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0">
                <text:p>0</text:p>
              </table:table-cell>
              <table:table-cell office:value-type="float" office:value="-0.0366412213740458">
                <text:p>-0.03664122137404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">
                <text:p>0.42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0366412213740458">
                <text:p>0.0366412213740458</text:p>
              </table:table-cell>
              <table:table-cell office:value-type="float" office:value="-0.0363664122137404">
                <text:p>-0.0363664122137404</text:p>
              </table:table-cell>
              <table:table-cell office:value-type="float" office:value="0">
                <text:p>0</text:p>
              </table:table-cell>
              <table:table-cell office:value-type="float" office:value="0.000274809160305353">
                <text:p>0.0002748091603053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24">
                <text:p>0.424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361832061068702">
                <text:p>-0.0361832061068702</text:p>
              </table:table-cell>
              <table:table-cell office:value-type="float" office:value="-0">
                <text:p>-0</text:p>
              </table:table-cell>
              <table:table-cell office:value-type="float" office:value="-0.0483969465648855">
                <text:p>-0.04839694656488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28">
                <text:p>0.428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36824427480916">
                <text:p>-0.036824427480916</text:p>
              </table:table-cell>
              <table:table-cell office:value-type="float" office:value="-0">
                <text:p>-0</text:p>
              </table:table-cell>
              <table:table-cell office:value-type="float" office:value="-0.110106870229008">
                <text:p>-0.110106870229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32">
                <text:p>0.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73740458015267">
                <text:p>-0.0373740458015267</text:p>
              </table:table-cell>
              <table:table-cell office:value-type="float" office:value="0">
                <text:p>0</text:p>
              </table:table-cell>
              <table:table-cell office:value-type="float" office:value="-0.0373740458015267">
                <text:p>-0.0373740458015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6">
                <text:p>0.436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374656488549618">
                <text:p>-0.0374656488549618</text:p>
              </table:table-cell>
              <table:table-cell office:value-type="float" office:value="-0">
                <text:p>-0</text:p>
              </table:table-cell>
              <table:table-cell office:value-type="float" office:value="-0.0496793893129771">
                <text:p>-0.04967938931297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">
                <text:p>0.44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0.0977099236641221">
                <text:p>0.0977099236641221</text:p>
              </table:table-cell>
              <table:table-cell office:value-type="float" office:value="-0.036824427480916">
                <text:p>-0.036824427480916</text:p>
              </table:table-cell>
              <table:table-cell office:value-type="float" office:value="0">
                <text:p>0</text:p>
              </table:table-cell>
              <table:table-cell office:value-type="float" office:value="0.0608854961832061">
                <text:p>0.06088549618320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44">
                <text:p>0.44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356335877862595">
                <text:p>-0.0356335877862595</text:p>
              </table:table-cell>
              <table:table-cell office:value-type="float" office:value="-0">
                <text:p>-0</text:p>
              </table:table-cell>
              <table:table-cell office:value-type="float" office:value="0.0254351145038168">
                <text:p>0.0254351145038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8">
                <text:p>0.448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0342595419847328">
                <text:p>-0.0342595419847328</text:p>
              </table:table-cell>
              <table:table-cell office:value-type="float" office:value="0">
                <text:p>0</text:p>
              </table:table-cell>
              <table:table-cell office:value-type="float" office:value="0.0878778625954199">
                <text:p>0.08787786259541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2">
                <text:p>0.452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146564885496183">
                <text:p>-0.146564885496183</text:p>
              </table:table-cell>
              <table:table-cell office:value-type="float" office:value="-0.034442748091603">
                <text:p>-0.034442748091603</text:p>
              </table:table-cell>
              <table:table-cell office:value-type="float" office:value="-0">
                <text:p>-0</text:p>
              </table:table-cell>
              <table:table-cell office:value-type="float" office:value="-0.181007633587786">
                <text:p>-0.181007633587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6">
                <text:p>0.456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0.0359083969465649">
                <text:p>-0.0359083969465649</text:p>
              </table:table-cell>
              <table:table-cell office:value-type="float" office:value="0">
                <text:p>0</text:p>
              </table:table-cell>
              <table:table-cell office:value-type="float" office:value="-0.0847633587786259">
                <text:p>-0.0847633587786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">
                <text:p>0.46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369160305343511">
                <text:p>-0.0369160305343511</text:p>
              </table:table-cell>
              <table:table-cell office:value-type="float" office:value="-0">
                <text:p>-0</text:p>
              </table:table-cell>
              <table:table-cell office:value-type="float" office:value="-0.122412213740458">
                <text:p>-0.1224122137404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64">
                <text:p>0.46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0.0369160305343511">
                <text:p>-0.0369160305343511</text:p>
              </table:table-cell>
              <table:table-cell office:value-type="float" office:value="0">
                <text:p>0</text:p>
              </table:table-cell>
              <table:table-cell office:value-type="float" office:value="0.0485801526717557">
                <text:p>0.04858015267175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68">
                <text:p>0.468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364580152671756">
                <text:p>-0.0364580152671756</text:p>
              </table:table-cell>
              <table:table-cell office:value-type="float" office:value="-0">
                <text:p>-0</text:p>
              </table:table-cell>
              <table:table-cell office:value-type="float" office:value="-0.0608854961832061">
                <text:p>-0.06088549618320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2">
                <text:p>0.47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0.0364580152671756">
                <text:p>-0.0364580152671756</text:p>
              </table:table-cell>
              <table:table-cell office:value-type="float" office:value="0">
                <text:p>0</text:p>
              </table:table-cell>
              <table:table-cell office:value-type="float" office:value="-0.012030534351145">
                <text:p>-0.0120305343511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6">
                <text:p>0.476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364580152671756">
                <text:p>-0.0364580152671756</text:p>
              </table:table-cell>
              <table:table-cell office:value-type="float" office:value="-0">
                <text:p>-0</text:p>
              </table:table-cell>
              <table:table-cell office:value-type="float" office:value="-0.0608854961832061">
                <text:p>-0.06088549618320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8">
                <text:p>0.48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36824427480916">
                <text:p>-0.036824427480916</text:p>
              </table:table-cell>
              <table:table-cell office:value-type="float" office:value="0">
                <text:p>0</text:p>
              </table:table-cell>
              <table:table-cell office:value-type="float" office:value="-0.0612519083969466">
                <text:p>-0.0612519083969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4">
                <text:p>0.48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37648854961832">
                <text:p>-0.037648854961832</text:p>
              </table:table-cell>
              <table:table-cell office:value-type="float" office:value="-0">
                <text:p>-0</text:p>
              </table:table-cell>
              <table:table-cell office:value-type="float" office:value="-0.123145038167939">
                <text:p>-0.1231450381679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88">
                <text:p>0.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82900763358778">
                <text:p>-0.0382900763358778</text:p>
              </table:table-cell>
              <table:table-cell office:value-type="float" office:value="0">
                <text:p>0</text:p>
              </table:table-cell>
              <table:table-cell office:value-type="float" office:value="-0.0382900763358778">
                <text:p>-0.03829007633587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92">
                <text:p>0.49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0.0381068702290076">
                <text:p>-0.0381068702290076</text:p>
              </table:table-cell>
              <table:table-cell office:value-type="float" office:value="0">
                <text:p>0</text:p>
              </table:table-cell>
              <table:table-cell office:value-type="float" office:value="-0.0136793893129771">
                <text:p>-0.0136793893129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6">
                <text:p>0.496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381068702290076">
                <text:p>-0.0381068702290076</text:p>
              </table:table-cell>
              <table:table-cell office:value-type="float" office:value="-0">
                <text:p>-0</text:p>
              </table:table-cell>
              <table:table-cell office:value-type="float" office:value="-0.0625343511450382">
                <text:p>-0.06253435114503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0.037648854961832">
                <text:p>-0.037648854961832</text:p>
              </table:table-cell>
              <table:table-cell office:value-type="float" office:value="0">
                <text:p>0</text:p>
              </table:table-cell>
              <table:table-cell office:value-type="float" office:value="0.0478473282442748">
                <text:p>0.04784732824427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04">
                <text:p>0.504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371908396946565">
                <text:p>-0.0371908396946565</text:p>
              </table:table-cell>
              <table:table-cell office:value-type="float" office:value="-0">
                <text:p>-0</text:p>
              </table:table-cell>
              <table:table-cell office:value-type="float" office:value="-0.061618320610687">
                <text:p>-0.061618320610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08">
                <text:p>0.508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372824427480916">
                <text:p>-0.0372824427480916</text:p>
              </table:table-cell>
              <table:table-cell office:value-type="float" office:value="0">
                <text:p>0</text:p>
              </table:table-cell>
              <table:table-cell office:value-type="float" office:value="-0.0250687022900763">
                <text:p>-0.02506870229007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12">
                <text:p>0.512</text:p>
              </table:table-cell>
              <table:table-cell office:value-type="float" office:value="0.229007633587786">
                <text:p>0.229007633587786</text:p>
              </table:table-cell>
              <table:table-cell office:value-type="float" office:value="-0.229007633587786">
                <text:p>-0.229007633587786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0385648854961832">
                <text:p>-0.0385648854961832</text:p>
              </table:table-cell>
              <table:table-cell office:value-type="float" office:value="-0">
                <text:p>-0</text:p>
              </table:table-cell>
              <table:table-cell office:value-type="float" office:value="-0.221770992366412">
                <text:p>-0.2217709923664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16">
                <text:p>0.516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404885496183206">
                <text:p>-0.0404885496183206</text:p>
              </table:table-cell>
              <table:table-cell office:value-type="float" office:value="0">
                <text:p>0</text:p>
              </table:table-cell>
              <table:table-cell office:value-type="float" office:value="-0.113770992366412">
                <text:p>-0.1137709923664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410381679389313">
                <text:p>-0.0410381679389313</text:p>
              </table:table-cell>
              <table:table-cell office:value-type="float" office:value="0">
                <text:p>0</text:p>
              </table:table-cell>
              <table:table-cell office:value-type="float" office:value="-0.0410381679389313">
                <text:p>-0.04103816793893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4">
                <text:p>0.524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0366412213740458">
                <text:p>0.0366412213740458</text:p>
              </table:table-cell>
              <table:table-cell office:value-type="float" office:value="-0.0407633587786259">
                <text:p>-0.0407633587786259</text:p>
              </table:table-cell>
              <table:table-cell office:value-type="float" office:value="0">
                <text:p>0</text:p>
              </table:table-cell>
              <table:table-cell office:value-type="float" office:value="-0.00412213740458013">
                <text:p>-0.004122137404580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8">
                <text:p>0.528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09465648854962">
                <text:p>-0.0409465648854962</text:p>
              </table:table-cell>
              <table:table-cell office:value-type="float" office:value="-0">
                <text:p>-0</text:p>
              </table:table-cell>
              <table:table-cell office:value-type="float" office:value="-0.102015267175572">
                <text:p>-0.1020152671755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2">
                <text:p>0.532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0.0421374045801527">
                <text:p>-0.0421374045801527</text:p>
              </table:table-cell>
              <table:table-cell office:value-type="float" office:value="-0">
                <text:p>-0</text:p>
              </table:table-cell>
              <table:table-cell office:value-type="float" office:value="-0.139847328244275">
                <text:p>-0.1398473282442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6">
                <text:p>0.536</text:p>
              </table:table-cell>
              <table:table-cell office:value-type="float" office:value="0.274809160305344">
                <text:p>0.274809160305344</text:p>
              </table:table-cell>
              <table:table-cell office:value-type="float" office:value="-0.274809160305344">
                <text:p>-0.274809160305344</text:p>
              </table:table-cell>
              <table:table-cell office:value-type="float" office:value="-0.219847328244275">
                <text:p>-0.219847328244275</text:p>
              </table:table-cell>
              <table:table-cell office:value-type="float" office:value="-0.0445190839694656">
                <text:p>-0.0445190839694656</text:p>
              </table:table-cell>
              <table:table-cell office:value-type="float" office:value="-0">
                <text:p>-0</text:p>
              </table:table-cell>
              <table:table-cell office:value-type="float" office:value="-0.26436641221374">
                <text:p>-0.264366412213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">
                <text:p>0.54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0.109923664122137">
                <text:p>0.109923664122137</text:p>
              </table:table-cell>
              <table:table-cell office:value-type="float" office:value="-0.0453435114503817">
                <text:p>-0.0453435114503817</text:p>
              </table:table-cell>
              <table:table-cell office:value-type="float" office:value="0">
                <text:p>0</text:p>
              </table:table-cell>
              <table:table-cell office:value-type="float" office:value="0.0645801526717558">
                <text:p>0.06458015267175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4">
                <text:p>0.544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0.044793893129771">
                <text:p>-0.044793893129771</text:p>
              </table:table-cell>
              <table:table-cell office:value-type="float" office:value="-0">
                <text:p>-0</text:p>
              </table:table-cell>
              <table:table-cell office:value-type="float" office:value="-0.0814351145038168">
                <text:p>-0.0814351145038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8">
                <text:p>0.548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457099236641221">
                <text:p>-0.0457099236641221</text:p>
              </table:table-cell>
              <table:table-cell office:value-type="float" office:value="-0">
                <text:p>-0</text:p>
              </table:table-cell>
              <table:table-cell office:value-type="float" office:value="-0.131206106870229">
                <text:p>-0.1312061068702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2">
                <text:p>0.552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0.0470839694656488">
                <text:p>-0.0470839694656488</text:p>
              </table:table-cell>
              <table:table-cell office:value-type="float" office:value="-0">
                <text:p>-0</text:p>
              </table:table-cell>
              <table:table-cell office:value-type="float" office:value="-0.144793893129771">
                <text:p>-0.1447938931297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6">
                <text:p>0.556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0.0481832061068702">
                <text:p>-0.0481832061068702</text:p>
              </table:table-cell>
              <table:table-cell office:value-type="float" office:value="0">
                <text:p>0</text:p>
              </table:table-cell>
              <table:table-cell office:value-type="float" office:value="-0.0970381679389313">
                <text:p>-0.0970381679389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">
                <text:p>0.56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486412213740458">
                <text:p>-0.0486412213740458</text:p>
              </table:table-cell>
              <table:table-cell office:value-type="float" office:value="0">
                <text:p>0</text:p>
              </table:table-cell>
              <table:table-cell office:value-type="float" office:value="-0.060854961832061">
                <text:p>-0.0608549618320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4">
                <text:p>0.564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0.0489160305343511">
                <text:p>-0.0489160305343511</text:p>
              </table:table-cell>
              <table:table-cell office:value-type="float" office:value="-0">
                <text:p>-0</text:p>
              </table:table-cell>
              <table:table-cell office:value-type="float" office:value="-0.0733435114503817">
                <text:p>-0.0733435114503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8">
                <text:p>0.568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490076335877862">
                <text:p>-0.0490076335877862</text:p>
              </table:table-cell>
              <table:table-cell office:value-type="float" office:value="0">
                <text:p>0</text:p>
              </table:table-cell>
              <table:table-cell office:value-type="float" office:value="-0.036793893129771">
                <text:p>-0.0367938931297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2">
                <text:p>0.572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494656488549618">
                <text:p>-0.0494656488549618</text:p>
              </table:table-cell>
              <table:table-cell office:value-type="float" office:value="-0">
                <text:p>-0</text:p>
              </table:table-cell>
              <table:table-cell office:value-type="float" office:value="-0.122748091603053">
                <text:p>-0.122748091603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6">
                <text:p>0.576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506564885496183">
                <text:p>-0.0506564885496183</text:p>
              </table:table-cell>
              <table:table-cell office:value-type="float" office:value="-0">
                <text:p>-0</text:p>
              </table:table-cell>
              <table:table-cell office:value-type="float" office:value="-0.136152671755725">
                <text:p>-0.13615267175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">
                <text:p>0.58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517557251908397">
                <text:p>-0.0517557251908397</text:p>
              </table:table-cell>
              <table:table-cell office:value-type="float" office:value="0">
                <text:p>0</text:p>
              </table:table-cell>
              <table:table-cell office:value-type="float" office:value="-0.112824427480916">
                <text:p>-0.112824427480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84">
                <text:p>0.584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0.0524885496183206">
                <text:p>-0.0524885496183206</text:p>
              </table:table-cell>
              <table:table-cell office:value-type="float" office:value="0">
                <text:p>0</text:p>
              </table:table-cell>
              <table:table-cell office:value-type="float" office:value="-0.0891297709923664">
                <text:p>-0.0891297709923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88">
                <text:p>0.588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0.0977099236641221">
                <text:p>0.0977099236641221</text:p>
              </table:table-cell>
              <table:table-cell office:value-type="float" office:value="-0.052030534351145">
                <text:p>-0.052030534351145</text:p>
              </table:table-cell>
              <table:table-cell office:value-type="float" office:value="0">
                <text:p>0</text:p>
              </table:table-cell>
              <table:table-cell office:value-type="float" office:value="0.0456793893129771">
                <text:p>0.04567938931297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2">
                <text:p>0.592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0.158778625954198">
                <text:p>0.158778625954198</text:p>
              </table:table-cell>
              <table:table-cell office:value-type="float" office:value="-0.0501068702290076">
                <text:p>-0.0501068702290076</text:p>
              </table:table-cell>
              <table:table-cell office:value-type="float" office:value="0">
                <text:p>0</text:p>
              </table:table-cell>
              <table:table-cell office:value-type="float" office:value="0.108671755725191">
                <text:p>0.1086717557251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6">
                <text:p>0.596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48824427480916">
                <text:p>-0.048824427480916</text:p>
              </table:table-cell>
              <table:table-cell office:value-type="float" office:value="-0">
                <text:p>-0</text:p>
              </table:table-cell>
              <table:table-cell office:value-type="float" office:value="-0.0366106870229007">
                <text:p>-0.03661068702290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">
                <text:p>0.6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0.0494656488549618">
                <text:p>-0.0494656488549618</text:p>
              </table:table-cell>
              <table:table-cell office:value-type="float" office:value="-0">
                <text:p>-0</text:p>
              </table:table-cell>
              <table:table-cell office:value-type="float" office:value="-0.147175572519084">
                <text:p>-0.147175572519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4">
                <text:p>0.604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0.0504732824427481">
                <text:p>-0.0504732824427481</text:p>
              </table:table-cell>
              <table:table-cell office:value-type="float" office:value="0">
                <text:p>0</text:p>
              </table:table-cell>
              <table:table-cell office:value-type="float" office:value="-0.0871145038167939">
                <text:p>-0.08711450381679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8">
                <text:p>0.608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51206106870229">
                <text:p>-0.051206106870229</text:p>
              </table:table-cell>
              <table:table-cell office:value-type="float" office:value="-0">
                <text:p>-0</text:p>
              </table:table-cell>
              <table:table-cell office:value-type="float" office:value="-0.112274809160305">
                <text:p>-0.112274809160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12">
                <text:p>0.612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0.109923664122137">
                <text:p>0.109923664122137</text:p>
              </table:table-cell>
              <table:table-cell office:value-type="float" office:value="-0.0508396946564885">
                <text:p>-0.0508396946564885</text:p>
              </table:table-cell>
              <table:table-cell office:value-type="float" office:value="0">
                <text:p>0</text:p>
              </table:table-cell>
              <table:table-cell office:value-type="float" office:value="0.0590839694656489">
                <text:p>0.0590839694656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6">
                <text:p>0.616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506564885496183">
                <text:p>-0.0506564885496183</text:p>
              </table:table-cell>
              <table:table-cell office:value-type="float" office:value="-0">
                <text:p>-0</text:p>
              </table:table-cell>
              <table:table-cell office:value-type="float" office:value="-0.136152671755725">
                <text:p>-0.136152671755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2">
                <text:p>0.62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-0.109923664122137">
                <text:p>-0.109923664122137</text:p>
              </table:table-cell>
              <table:table-cell office:value-type="float" office:value="-0.0521221374045801">
                <text:p>-0.0521221374045801</text:p>
              </table:table-cell>
              <table:table-cell office:value-type="float" office:value="-0">
                <text:p>-0</text:p>
              </table:table-cell>
              <table:table-cell office:value-type="float" office:value="-0.162045801526718">
                <text:p>-0.1620458015267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24">
                <text:p>0.624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530381679389313">
                <text:p>-0.0530381679389313</text:p>
              </table:table-cell>
              <table:table-cell office:value-type="float" office:value="0">
                <text:p>0</text:p>
              </table:table-cell>
              <table:table-cell office:value-type="float" office:value="-0.0652519083969465">
                <text:p>-0.06525190839694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28">
                <text:p>0.628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0.0529465648854962">
                <text:p>-0.0529465648854962</text:p>
              </table:table-cell>
              <table:table-cell office:value-type="float" office:value="0">
                <text:p>0</text:p>
              </table:table-cell>
              <table:table-cell office:value-type="float" office:value="-0.0285190839694656">
                <text:p>-0.02851908396946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2">
                <text:p>0.632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532213740458015">
                <text:p>-0.0532213740458015</text:p>
              </table:table-cell>
              <table:table-cell office:value-type="float" office:value="-0">
                <text:p>-0</text:p>
              </table:table-cell>
              <table:table-cell office:value-type="float" office:value="-0.114290076335878">
                <text:p>-0.1142900763358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6">
                <text:p>0.636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542290076335878">
                <text:p>-0.0542290076335878</text:p>
              </table:table-cell>
              <table:table-cell office:value-type="float" office:value="-0">
                <text:p>-0</text:p>
              </table:table-cell>
              <table:table-cell office:value-type="float" office:value="-0.127511450381679">
                <text:p>-0.127511450381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">
                <text:p>0.64</text:p>
              </table:table-cell>
              <table:table-cell office:value-type="float" office:value="0.244274809160305">
                <text:p>0.244274809160305</text:p>
              </table:table-cell>
              <table:table-cell office:value-type="float" office:value="-0.244274809160305">
                <text:p>-0.244274809160305</text:p>
              </table:table-cell>
              <table:table-cell office:value-type="float" office:value="-0.195419847328244">
                <text:p>-0.195419847328244</text:p>
              </table:table-cell>
              <table:table-cell office:value-type="float" office:value="-0.0562442748091603">
                <text:p>-0.0562442748091603</text:p>
              </table:table-cell>
              <table:table-cell office:value-type="float" office:value="-0">
                <text:p>-0</text:p>
              </table:table-cell>
              <table:table-cell office:value-type="float" office:value="-0.251664122137405">
                <text:p>-0.2516641221374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44">
                <text:p>0.644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0.109923664122137">
                <text:p>0.109923664122137</text:p>
              </table:table-cell>
              <table:table-cell office:value-type="float" office:value="-0.0568854961832061">
                <text:p>-0.0568854961832061</text:p>
              </table:table-cell>
              <table:table-cell office:value-type="float" office:value="0">
                <text:p>0</text:p>
              </table:table-cell>
              <table:table-cell office:value-type="float" office:value="0.0530381679389313">
                <text:p>0.05303816793893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48">
                <text:p>0.648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-0.213740458015267">
                <text:p>-0.213740458015267</text:p>
              </table:table-cell>
              <table:table-cell office:value-type="float" office:value="-0.170992366412214">
                <text:p>-0.170992366412214</text:p>
              </table:table-cell>
              <table:table-cell office:value-type="float" office:value="-0.0573435114503817">
                <text:p>-0.0573435114503817</text:p>
              </table:table-cell>
              <table:table-cell office:value-type="float" office:value="-0">
                <text:p>-0</text:p>
              </table:table-cell>
              <table:table-cell office:value-type="float" office:value="-0.228335877862595">
                <text:p>-0.228335877862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52">
                <text:p>0.65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585343511450381">
                <text:p>-0.0585343511450381</text:p>
              </table:table-cell>
              <table:table-cell office:value-type="float" office:value="0">
                <text:p>0</text:p>
              </table:table-cell>
              <table:table-cell office:value-type="float" office:value="-0.0463206106870229">
                <text:p>-0.04632061068702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56">
                <text:p>0.656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-0.109923664122137">
                <text:p>-0.109923664122137</text:p>
              </table:table-cell>
              <table:table-cell office:value-type="float" office:value="-0.0592671755725191">
                <text:p>-0.0592671755725191</text:p>
              </table:table-cell>
              <table:table-cell office:value-type="float" office:value="-0">
                <text:p>-0</text:p>
              </table:table-cell>
              <table:table-cell office:value-type="float" office:value="-0.169190839694656">
                <text:p>-0.169190839694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6">
                <text:p>0.66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146564885496183">
                <text:p>-0.146564885496183</text:p>
              </table:table-cell>
              <table:table-cell office:value-type="float" office:value="-0.0611908396946565">
                <text:p>-0.0611908396946565</text:p>
              </table:table-cell>
              <table:table-cell office:value-type="float" office:value="-0">
                <text:p>-0</text:p>
              </table:table-cell>
              <table:table-cell office:value-type="float" office:value="-0.20775572519084">
                <text:p>-0.20775572519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4">
                <text:p>0.664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0.0630229007633588">
                <text:p>-0.0630229007633588</text:p>
              </table:table-cell>
              <table:table-cell office:value-type="float" office:value="0">
                <text:p>0</text:p>
              </table:table-cell>
              <table:table-cell office:value-type="float" office:value="-0.160732824427481">
                <text:p>-0.1607328244274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8">
                <text:p>0.668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643969465648855">
                <text:p>-0.0643969465648855</text:p>
              </table:table-cell>
              <table:table-cell office:value-type="float" office:value="0">
                <text:p>0</text:p>
              </table:table-cell>
              <table:table-cell office:value-type="float" office:value="-0.149893129770992">
                <text:p>-0.1498931297709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2">
                <text:p>0.672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656793893129771">
                <text:p>-0.0656793893129771</text:p>
              </table:table-cell>
              <table:table-cell office:value-type="float" office:value="0">
                <text:p>0</text:p>
              </table:table-cell>
              <table:table-cell office:value-type="float" office:value="-0.151175572519084">
                <text:p>-0.1511755725190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6">
                <text:p>0.676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667786259541985">
                <text:p>-0.0667786259541985</text:p>
              </table:table-cell>
              <table:table-cell office:value-type="float" office:value="0">
                <text:p>0</text:p>
              </table:table-cell>
              <table:table-cell office:value-type="float" office:value="-0.127847328244275">
                <text:p>-0.1278473282442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8">
                <text:p>0.68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678778625954198">
                <text:p>-0.0678778625954198</text:p>
              </table:table-cell>
              <table:table-cell office:value-type="float" office:value="-0">
                <text:p>-0</text:p>
              </table:table-cell>
              <table:table-cell office:value-type="float" office:value="-0.153374045801527">
                <text:p>-0.1533740458015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84">
                <text:p>0.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85190839694656">
                <text:p>-0.0685190839694656</text:p>
              </table:table-cell>
              <table:table-cell office:value-type="float" office:value="0">
                <text:p>0</text:p>
              </table:table-cell>
              <table:table-cell office:value-type="float" office:value="-0.0685190839694656">
                <text:p>-0.06851908396946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88">
                <text:p>0.688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0.0681526717557252">
                <text:p>-0.0681526717557252</text:p>
              </table:table-cell>
              <table:table-cell office:value-type="float" office:value="0">
                <text:p>0</text:p>
              </table:table-cell>
              <table:table-cell office:value-type="float" office:value="-0.0192977099236641">
                <text:p>-0.01929770992366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92">
                <text:p>0.692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683358778625954">
                <text:p>-0.0683358778625954</text:p>
              </table:table-cell>
              <table:table-cell office:value-type="float" office:value="-0">
                <text:p>-0</text:p>
              </table:table-cell>
              <table:table-cell office:value-type="float" office:value="-0.141618320610687">
                <text:p>-0.141618320610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96">
                <text:p>0.696</text:p>
              </table:table-cell>
              <table:table-cell office:value-type="float" office:value="0.366412213740458">
                <text:p>0.366412213740458</text:p>
              </table:table-cell>
              <table:table-cell office:value-type="float" office:value="-0.366412213740458">
                <text:p>-0.366412213740458</text:p>
              </table:table-cell>
              <table:table-cell office:value-type="float" office:value="-0.293129770992366">
                <text:p>-0.293129770992366</text:p>
              </table:table-cell>
              <table:table-cell office:value-type="float" office:value="-0.0710839694656488">
                <text:p>-0.0710839694656488</text:p>
              </table:table-cell>
              <table:table-cell office:value-type="float" office:value="-0">
                <text:p>-0</text:p>
              </table:table-cell>
              <table:table-cell office:value-type="float" office:value="-0.364213740458015">
                <text:p>-0.364213740458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">
                <text:p>0.7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741984732824427">
                <text:p>-0.0741984732824427</text:p>
              </table:table-cell>
              <table:table-cell office:value-type="float" office:value="0">
                <text:p>0</text:p>
              </table:table-cell>
              <table:table-cell office:value-type="float" office:value="-0.196335877862595">
                <text:p>-0.1963358778625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04">
                <text:p>0.70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746564885496183">
                <text:p>-0.0746564885496183</text:p>
              </table:table-cell>
              <table:table-cell office:value-type="float" office:value="0">
                <text:p>0</text:p>
              </table:table-cell>
              <table:table-cell office:value-type="float" office:value="-0.013587786259542">
                <text:p>-0.0135877862595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08">
                <text:p>0.708</text:p>
              </table:table-cell>
              <table:table-cell office:value-type="float" office:value="0.259541984732824">
                <text:p>0.259541984732824</text:p>
              </table:table-cell>
              <table:table-cell office:value-type="float" office:value="-0.259541984732824">
                <text:p>-0.259541984732824</text:p>
              </table:table-cell>
              <table:table-cell office:value-type="float" office:value="-0.20763358778626">
                <text:p>-0.20763358778626</text:p>
              </table:table-cell>
              <table:table-cell office:value-type="float" office:value="-0.0757557251908397">
                <text:p>-0.0757557251908397</text:p>
              </table:table-cell>
              <table:table-cell office:value-type="float" office:value="-0">
                <text:p>-0</text:p>
              </table:table-cell>
              <table:table-cell office:value-type="float" office:value="-0.283389312977099">
                <text:p>-0.2833893129770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12">
                <text:p>0.712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0.0977099236641221">
                <text:p>0.0977099236641221</text:p>
              </table:table-cell>
              <table:table-cell office:value-type="float" office:value="-0.0765801526717557">
                <text:p>-0.0765801526717557</text:p>
              </table:table-cell>
              <table:table-cell office:value-type="float" office:value="0">
                <text:p>0</text:p>
              </table:table-cell>
              <table:table-cell office:value-type="float" office:value="0.0211297709923664">
                <text:p>0.02112977099236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6">
                <text:p>0.716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753893129770992">
                <text:p>-0.0753893129770992</text:p>
              </table:table-cell>
              <table:table-cell office:value-type="float" office:value="-0">
                <text:p>-0</text:p>
              </table:table-cell>
              <table:table-cell office:value-type="float" office:value="-0.0143206106870229">
                <text:p>-0.01432061068702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2">
                <text:p>0.72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0.0750229007633588">
                <text:p>-0.0750229007633588</text:p>
              </table:table-cell>
              <table:table-cell office:value-type="float" office:value="-0">
                <text:p>-0</text:p>
              </table:table-cell>
              <table:table-cell office:value-type="float" office:value="-0.087236641221374">
                <text:p>-0.0872366412213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24">
                <text:p>0.724</text:p>
              </table:table-cell>
              <table:table-cell office:value-type="float" office:value="-0.16793893129771">
                <text:p>-0.16793893129771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0.134351145038168">
                <text:p>0.134351145038168</text:p>
              </table:table-cell>
              <table:table-cell office:value-type="float" office:value="-0.0741068702290076">
                <text:p>-0.0741068702290076</text:p>
              </table:table-cell>
              <table:table-cell office:value-type="float" office:value="0">
                <text:p>0</text:p>
              </table:table-cell>
              <table:table-cell office:value-type="float" office:value="0.0602442748091603">
                <text:p>0.06024427480916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28000000000001">
                <text:p>0.728000000000001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73648854961832">
                <text:p>-0.073648854961832</text:p>
              </table:table-cell>
              <table:table-cell office:value-type="float" office:value="-0">
                <text:p>-0</text:p>
              </table:table-cell>
              <table:table-cell office:value-type="float" office:value="-0.146931297709924">
                <text:p>-0.1469312977099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2000000000001">
                <text:p>0.732000000000001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0.158778625954198">
                <text:p>0.158778625954198</text:p>
              </table:table-cell>
              <table:table-cell office:value-type="float" office:value="-0.0730076335877862">
                <text:p>-0.0730076335877862</text:p>
              </table:table-cell>
              <table:table-cell office:value-type="float" office:value="0">
                <text:p>0</text:p>
              </table:table-cell>
              <table:table-cell office:value-type="float" office:value="0.0857709923664122">
                <text:p>0.08577099236641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6000000000001">
                <text:p>0.736000000000001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0.0724580152671755">
                <text:p>-0.0724580152671755</text:p>
              </table:table-cell>
              <table:table-cell office:value-type="float" office:value="-0">
                <text:p>-0</text:p>
              </table:table-cell>
              <table:table-cell office:value-type="float" office:value="-0.157954198473282">
                <text:p>-0.1579541984732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0.0730076335877862">
                <text:p>-0.0730076335877862</text:p>
              </table:table-cell>
              <table:table-cell office:value-type="float" office:value="0">
                <text:p>0</text:p>
              </table:table-cell>
              <table:table-cell office:value-type="float" office:value="-0.060793893129771">
                <text:p>-0.0607938931297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44000000000001">
                <text:p>0.744000000000001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146564885496183">
                <text:p>-0.146564885496183</text:p>
              </table:table-cell>
              <table:table-cell office:value-type="float" office:value="-0.0740152671755725">
                <text:p>-0.0740152671755725</text:p>
              </table:table-cell>
              <table:table-cell office:value-type="float" office:value="-0">
                <text:p>-0</text:p>
              </table:table-cell>
              <table:table-cell office:value-type="float" office:value="-0.220580152671756">
                <text:p>-0.2205801526717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8000000000001">
                <text:p>0.748000000000001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0.0756641221374046">
                <text:p>-0.0756641221374046</text:p>
              </table:table-cell>
              <table:table-cell office:value-type="float" office:value="0">
                <text:p>0</text:p>
              </table:table-cell>
              <table:table-cell office:value-type="float" office:value="-0.148946564885496">
                <text:p>-0.1489465648854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52000000000001">
                <text:p>0.752000000000001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0.0764885496183206">
                <text:p>-0.0764885496183206</text:p>
              </table:table-cell>
              <table:table-cell office:value-type="float" office:value="0">
                <text:p>0</text:p>
              </table:table-cell>
              <table:table-cell office:value-type="float" office:value="-0.113129770992366">
                <text:p>-0.113129770992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-0.305343511450382">
                <text:p>-0.305343511450382</text:p>
              </table:table-cell>
              <table:table-cell office:value-type="float" office:value="0.305343511450382">
                <text:p>0.305343511450382</text:p>
              </table:table-cell>
              <table:table-cell office:value-type="float" office:value="0.244274809160305">
                <text:p>0.244274809160305</text:p>
              </table:table-cell>
              <table:table-cell office:value-type="float" office:value="-0.0749312977099236">
                <text:p>-0.0749312977099236</text:p>
              </table:table-cell>
              <table:table-cell office:value-type="float" office:value="0">
                <text:p>0</text:p>
              </table:table-cell>
              <table:table-cell office:value-type="float" office:value="0.169343511450382">
                <text:p>0.1693435114503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-2.35114503816794">
                <text:p>-2.35114503816794</text:p>
              </table:table-cell>
              <table:table-cell office:value-type="float" office:value="2.35114503816794">
                <text:p>2.35114503816794</text:p>
              </table:table-cell>
              <table:table-cell office:value-type="float" office:value="1.88091603053435">
                <text:p>1.88091603053435</text:p>
              </table:table-cell>
              <table:table-cell office:value-type="float" office:value="-0.0589923664122137">
                <text:p>-0.0589923664122137</text:p>
              </table:table-cell>
              <table:table-cell office:value-type="float" office:value="0">
                <text:p>0</text:p>
              </table:table-cell>
              <table:table-cell office:value-type="float" office:value="1.82192366412214">
                <text:p>1.821923664122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64000000000001">
                <text:p>0.764000000000001</text:p>
              </table:table-cell>
              <table:table-cell office:value-type="float" office:value="-8.44274809160305">
                <text:p>-8.44274809160305</text:p>
              </table:table-cell>
              <table:table-cell office:value-type="float" office:value="8.44274809160305">
                <text:p>8.44274809160305</text:p>
              </table:table-cell>
              <table:table-cell office:value-type="float" office:value="6.75419847328244">
                <text:p>6.75419847328244</text:p>
              </table:table-cell>
              <table:table-cell office:value-type="float" office:value="0.00577099236641225">
                <text:p>0.00577099236641225</text:p>
              </table:table-cell>
              <table:table-cell office:value-type="float" office:value="0">
                <text:p>0</text:p>
              </table:table-cell>
              <table:table-cell office:value-type="float" office:value="6.75996946564886">
                <text:p>6.75996946564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68000000000001">
                <text:p>0.768000000000001</text:p>
              </table:table-cell>
              <table:table-cell office:value-type="float" office:value="-0.687022900763359">
                <text:p>-0.687022900763359</text:p>
              </table:table-cell>
              <table:table-cell office:value-type="float" office:value="0.687022900763359">
                <text:p>0.687022900763359</text:p>
              </table:table-cell>
              <table:table-cell office:value-type="float" office:value="0.549618320610687">
                <text:p>0.549618320610687</text:p>
              </table:table-cell>
              <table:table-cell office:value-type="float" office:value="0.0605496183206107">
                <text:p>0.0605496183206107</text:p>
              </table:table-cell>
              <table:table-cell office:value-type="float" office:value="-0">
                <text:p>-0</text:p>
              </table:table-cell>
              <table:table-cell office:value-type="float" office:value="0.610167938931298">
                <text:p>0.6101679389312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2000000000001">
                <text:p>0.772000000000001</text:p>
              </table:table-cell>
              <table:table-cell office:value-type="float" office:value="-7.61832061068702">
                <text:p>-7.61832061068702</text:p>
              </table:table-cell>
              <table:table-cell office:value-type="float" office:value="7.61832061068702">
                <text:p>7.61832061068702</text:p>
              </table:table-cell>
              <table:table-cell office:value-type="float" office:value="6.09465648854962">
                <text:p>6.09465648854962</text:p>
              </table:table-cell>
              <table:table-cell office:value-type="float" office:value="0.110381679389313">
                <text:p>0.110381679389313</text:p>
              </table:table-cell>
              <table:table-cell office:value-type="float" office:value="0">
                <text:p>0</text:p>
              </table:table-cell>
              <table:table-cell office:value-type="float" office:value="6.20503816793893">
                <text:p>6.205038167938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76000000000001">
                <text:p>0.776000000000001</text:p>
              </table:table-cell>
              <table:table-cell office:value-type="float" office:value="-44.8396946564886">
                <text:p>-44.8396946564886</text:p>
              </table:table-cell>
              <table:table-cell office:value-type="float" office:value="44.8396946564886">
                <text:p>44.8396946564886</text:p>
              </table:table-cell>
              <table:table-cell office:value-type="float" office:value="35.8717557251908">
                <text:p>35.8717557251908</text:p>
              </table:table-cell>
              <table:table-cell office:value-type="float" office:value="0.425129770992366">
                <text:p>0.425129770992366</text:p>
              </table:table-cell>
              <table:table-cell office:value-type="float" office:value="0">
                <text:p>0</text:p>
              </table:table-cell>
              <table:table-cell office:value-type="float" office:value="36.2968854961832">
                <text:p>36.29688549618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-49.3435114503817">
                <text:p>-49.3435114503817</text:p>
              </table:table-cell>
              <table:table-cell office:value-type="float" office:value="49.3435114503817">
                <text:p>49.3435114503817</text:p>
              </table:table-cell>
              <table:table-cell office:value-type="float" office:value="39.4748091603053">
                <text:p>39.4748091603053</text:p>
              </table:table-cell>
              <table:table-cell office:value-type="float" office:value="0.990229007633588">
                <text:p>0.990229007633588</text:p>
              </table:table-cell>
              <table:table-cell office:value-type="float" office:value="0">
                <text:p>0</text:p>
              </table:table-cell>
              <table:table-cell office:value-type="float" office:value="40.4650381679389">
                <text:p>40.465038167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84000000000001">
                <text:p>0.784000000000001</text:p>
              </table:table-cell>
              <table:table-cell office:value-type="float" office:value="-41.8931297709924">
                <text:p>-41.8931297709924</text:p>
              </table:table-cell>
              <table:table-cell office:value-type="float" office:value="41.8931297709924">
                <text:p>41.8931297709924</text:p>
              </table:table-cell>
              <table:table-cell office:value-type="float" office:value="33.5145038167939">
                <text:p>33.5145038167939</text:p>
              </table:table-cell>
              <table:table-cell office:value-type="float" office:value="1.53764885496183">
                <text:p>1.53764885496183</text:p>
              </table:table-cell>
              <table:table-cell office:value-type="float" office:value="-0">
                <text:p>-0</text:p>
              </table:table-cell>
              <table:table-cell office:value-type="float" office:value="35.0521526717557">
                <text:p>35.05215267175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88000000000001">
                <text:p>0.788000000000001</text:p>
              </table:table-cell>
              <table:table-cell office:value-type="float" office:value="-43.0381679389313">
                <text:p>-43.0381679389313</text:p>
              </table:table-cell>
              <table:table-cell office:value-type="float" office:value="43.0381679389313">
                <text:p>43.0381679389313</text:p>
              </table:table-cell>
              <table:table-cell office:value-type="float" office:value="34.430534351145">
                <text:p>34.430534351145</text:p>
              </table:table-cell>
              <table:table-cell office:value-type="float" office:value="2.04723664122137">
                <text:p>2.04723664122137</text:p>
              </table:table-cell>
              <table:table-cell office:value-type="float" office:value="0">
                <text:p>0</text:p>
              </table:table-cell>
              <table:table-cell office:value-type="float" office:value="36.4777709923664">
                <text:p>36.47777099236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92000000000001">
                <text:p>0.792000000000001</text:p>
              </table:table-cell>
              <table:table-cell office:value-type="float" office:value="-17.6793893129771">
                <text:p>-17.6793893129771</text:p>
              </table:table-cell>
              <table:table-cell office:value-type="float" office:value="17.6793893129771">
                <text:p>17.6793893129771</text:p>
              </table:table-cell>
              <table:table-cell office:value-type="float" office:value="14.1435114503817">
                <text:p>14.1435114503817</text:p>
              </table:table-cell>
              <table:table-cell office:value-type="float" office:value="2.41154198473282">
                <text:p>2.41154198473282</text:p>
              </table:table-cell>
              <table:table-cell office:value-type="float" office:value="-0">
                <text:p>-0</text:p>
              </table:table-cell>
              <table:table-cell office:value-type="float" office:value="16.5550534351145">
                <text:p>16.55505343511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96000000000001">
                <text:p>0.796000000000001</text:p>
              </table:table-cell>
              <table:table-cell office:value-type="float" office:value="-7.6793893129771">
                <text:p>-7.6793893129771</text:p>
              </table:table-cell>
              <table:table-cell office:value-type="float" office:value="7.6793893129771">
                <text:p>7.6793893129771</text:p>
              </table:table-cell>
              <table:table-cell office:value-type="float" office:value="6.14351145038168">
                <text:p>6.14351145038168</text:p>
              </table:table-cell>
              <table:table-cell office:value-type="float" office:value="2.56369465648855">
                <text:p>2.56369465648855</text:p>
              </table:table-cell>
              <table:table-cell office:value-type="float" office:value="-0">
                <text:p>-0</text:p>
              </table:table-cell>
              <table:table-cell office:value-type="float" office:value="8.70720610687023">
                <text:p>8.707206106870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18.2595419847328">
                <text:p>-18.2595419847328</text:p>
              </table:table-cell>
              <table:table-cell office:value-type="float" office:value="18.2595419847328">
                <text:p>18.2595419847328</text:p>
              </table:table-cell>
              <table:table-cell office:value-type="float" office:value="14.6076335877863">
                <text:p>14.6076335877863</text:p>
              </table:table-cell>
              <table:table-cell office:value-type="float" office:value="2.71932824427481">
                <text:p>2.71932824427481</text:p>
              </table:table-cell>
              <table:table-cell office:value-type="float" office:value="0">
                <text:p>0</text:p>
              </table:table-cell>
              <table:table-cell office:value-type="float" office:value="17.3269618320611">
                <text:p>17.32696183206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04000000000001">
                <text:p>0.804000000000001</text:p>
              </table:table-cell>
              <table:table-cell office:value-type="float" office:value="8.70229007633588">
                <text:p>8.70229007633588</text:p>
              </table:table-cell>
              <table:table-cell office:value-type="float" office:value="-8.70229007633588">
                <text:p>-8.70229007633588</text:p>
              </table:table-cell>
              <table:table-cell office:value-type="float" office:value="-6.9618320610687">
                <text:p>-6.9618320610687</text:p>
              </table:table-cell>
              <table:table-cell office:value-type="float" office:value="2.77667175572519">
                <text:p>2.77667175572519</text:p>
              </table:table-cell>
              <table:table-cell office:value-type="float" office:value="-0">
                <text:p>-0</text:p>
              </table:table-cell>
              <table:table-cell office:value-type="float" office:value="-4.18516030534351">
                <text:p>-4.185160305343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08000000000001">
                <text:p>0.808000000000001</text:p>
              </table:table-cell>
              <table:table-cell office:value-type="float" office:value="23.4351145038168">
                <text:p>23.4351145038168</text:p>
              </table:table-cell>
              <table:table-cell office:value-type="float" office:value="-23.4351145038168">
                <text:p>-23.4351145038168</text:p>
              </table:table-cell>
              <table:table-cell office:value-type="float" office:value="-18.7480916030534">
                <text:p>-18.7480916030534</text:p>
              </table:table-cell>
              <table:table-cell office:value-type="float" office:value="2.58384732824427">
                <text:p>2.58384732824427</text:p>
              </table:table-cell>
              <table:table-cell office:value-type="float" office:value="-0">
                <text:p>-0</text:p>
              </table:table-cell>
              <table:table-cell office:value-type="float" office:value="-16.1642442748092">
                <text:p>-16.16424427480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2000000000001">
                <text:p>0.812000000000001</text:p>
              </table:table-cell>
              <table:table-cell office:value-type="float" office:value="33.8778625954198">
                <text:p>33.8778625954198</text:p>
              </table:table-cell>
              <table:table-cell office:value-type="float" office:value="-33.8778625954198">
                <text:p>-33.8778625954198</text:p>
              </table:table-cell>
              <table:table-cell office:value-type="float" office:value="-27.1022900763359">
                <text:p>-27.1022900763359</text:p>
              </table:table-cell>
              <table:table-cell office:value-type="float" office:value="2.23996946564885">
                <text:p>2.23996946564885</text:p>
              </table:table-cell>
              <table:table-cell office:value-type="float" office:value="-0">
                <text:p>-0</text:p>
              </table:table-cell>
              <table:table-cell office:value-type="float" office:value="-24.862320610687">
                <text:p>-24.8623206106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16000000000001">
                <text:p>0.816000000000001</text:p>
              </table:table-cell>
              <table:table-cell office:value-type="float" office:value="65.9083969465649">
                <text:p>65.9083969465649</text:p>
              </table:table-cell>
              <table:table-cell office:value-type="float" office:value="-65.9083969465649">
                <text:p>-65.9083969465649</text:p>
              </table:table-cell>
              <table:table-cell office:value-type="float" office:value="-52.7267175572519">
                <text:p>-52.7267175572519</text:p>
              </table:table-cell>
              <table:table-cell office:value-type="float" office:value="1.64125190839695">
                <text:p>1.64125190839695</text:p>
              </table:table-cell>
              <table:table-cell office:value-type="float" office:value="-0">
                <text:p>-0</text:p>
              </table:table-cell>
              <table:table-cell office:value-type="float" office:value="-51.085465648855">
                <text:p>-51.0854656488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39.236641221374">
                <text:p>39.236641221374</text:p>
              </table:table-cell>
              <table:table-cell office:value-type="float" office:value="-39.236641221374">
                <text:p>-39.236641221374</text:p>
              </table:table-cell>
              <table:table-cell office:value-type="float" office:value="-31.3893129770992">
                <text:p>-31.3893129770992</text:p>
              </table:table-cell>
              <table:table-cell office:value-type="float" office:value="1.01038167938931">
                <text:p>1.01038167938931</text:p>
              </table:table-cell>
              <table:table-cell office:value-type="float" office:value="0">
                <text:p>0</text:p>
              </table:table-cell>
              <table:table-cell office:value-type="float" office:value="-30.3789312977099">
                <text:p>-30.37893129770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24000000000001">
                <text:p>0.824000000000001</text:p>
              </table:table-cell>
              <table:table-cell office:value-type="float" office:value="63.5267175572519">
                <text:p>63.5267175572519</text:p>
              </table:table-cell>
              <table:table-cell office:value-type="float" office:value="-63.5267175572519">
                <text:p>-63.5267175572519</text:p>
              </table:table-cell>
              <table:table-cell office:value-type="float" office:value="-50.8213740458015">
                <text:p>-50.8213740458015</text:p>
              </table:table-cell>
              <table:table-cell office:value-type="float" office:value="0.393801526717557">
                <text:p>0.393801526717557</text:p>
              </table:table-cell>
              <table:table-cell office:value-type="float" office:value="-0">
                <text:p>-0</text:p>
              </table:table-cell>
              <table:table-cell office:value-type="float" office:value="-50.427572519084">
                <text:p>-50.427572519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28000000000001">
                <text:p>0.828000000000001</text:p>
              </table:table-cell>
              <table:table-cell office:value-type="float" office:value="88.2442748091603">
                <text:p>88.2442748091603</text:p>
              </table:table-cell>
              <table:table-cell office:value-type="float" office:value="-88.2442748091603">
                <text:p>-88.2442748091603</text:p>
              </table:table-cell>
              <table:table-cell office:value-type="float" office:value="-70.5954198473282">
                <text:p>-70.5954198473282</text:p>
              </table:table-cell>
              <table:table-cell office:value-type="float" office:value="-0.516824427480916">
                <text:p>-0.516824427480916</text:p>
              </table:table-cell>
              <table:table-cell office:value-type="float" office:value="-0">
                <text:p>-0</text:p>
              </table:table-cell>
              <table:table-cell office:value-type="float" office:value="-71.1122442748092">
                <text:p>-71.11224427480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2000000000001">
                <text:p>0.832000000000001</text:p>
              </table:table-cell>
              <table:table-cell office:value-type="float" office:value="61.8778625954199">
                <text:p>61.8778625954199</text:p>
              </table:table-cell>
              <table:table-cell office:value-type="float" office:value="-61.8778625954199">
                <text:p>-61.8778625954199</text:p>
              </table:table-cell>
              <table:table-cell office:value-type="float" office:value="-49.5022900763359">
                <text:p>-49.5022900763359</text:p>
              </table:table-cell>
              <table:table-cell office:value-type="float" office:value="-1.4175572519084">
                <text:p>-1.4175572519084</text:p>
              </table:table-cell>
              <table:table-cell office:value-type="float" office:value="0">
                <text:p>0</text:p>
              </table:table-cell>
              <table:table-cell office:value-type="float" office:value="-50.9198473282443">
                <text:p>-50.91984732824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000000000001">
                <text:p>0.836000000000001</text:p>
              </table:table-cell>
              <table:table-cell office:value-type="float" office:value="48.1679389312977">
                <text:p>48.1679389312977</text:p>
              </table:table-cell>
              <table:table-cell office:value-type="float" office:value="-48.1679389312977">
                <text:p>-48.1679389312977</text:p>
              </table:table-cell>
              <table:table-cell office:value-type="float" office:value="-38.5343511450382">
                <text:p>-38.5343511450382</text:p>
              </table:table-cell>
              <table:table-cell office:value-type="float" office:value="-2.0778320610687">
                <text:p>-2.0778320610687</text:p>
              </table:table-cell>
              <table:table-cell office:value-type="float" office:value="0">
                <text:p>0</text:p>
              </table:table-cell>
              <table:table-cell office:value-type="float" office:value="-40.6121832061069">
                <text:p>-40.61218320610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53.8167938931298">
                <text:p>53.8167938931298</text:p>
              </table:table-cell>
              <table:table-cell office:value-type="float" office:value="-53.8167938931298">
                <text:p>-53.8167938931298</text:p>
              </table:table-cell>
              <table:table-cell office:value-type="float" office:value="-43.0534351145038">
                <text:p>-43.0534351145038</text:p>
              </table:table-cell>
              <table:table-cell office:value-type="float" office:value="-2.68974045801527">
                <text:p>-2.68974045801527</text:p>
              </table:table-cell>
              <table:table-cell office:value-type="float" office:value="-0">
                <text:p>-0</text:p>
              </table:table-cell>
              <table:table-cell office:value-type="float" office:value="-45.7431755725191">
                <text:p>-45.74317557251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4000000000001">
                <text:p>0.844000000000001</text:p>
              </table:table-cell>
              <table:table-cell office:value-type="float" office:value="36.4580152671756">
                <text:p>36.4580152671756</text:p>
              </table:table-cell>
              <table:table-cell office:value-type="float" office:value="-36.4580152671756">
                <text:p>-36.4580152671756</text:p>
              </table:table-cell>
              <table:table-cell office:value-type="float" office:value="-29.1664122137405">
                <text:p>-29.1664122137405</text:p>
              </table:table-cell>
              <table:table-cell office:value-type="float" office:value="-3.2313893129771">
                <text:p>-3.2313893129771</text:p>
              </table:table-cell>
              <table:table-cell office:value-type="float" office:value="0">
                <text:p>0</text:p>
              </table:table-cell>
              <table:table-cell office:value-type="float" office:value="-32.3978015267176">
                <text:p>-32.3978015267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8000000000001">
                <text:p>0.848000000000001</text:p>
              </table:table-cell>
              <table:table-cell office:value-type="float" office:value="24.7786259541985">
                <text:p>24.7786259541985</text:p>
              </table:table-cell>
              <table:table-cell office:value-type="float" office:value="-24.7786259541985">
                <text:p>-24.7786259541985</text:p>
              </table:table-cell>
              <table:table-cell office:value-type="float" office:value="-19.8229007633588">
                <text:p>-19.8229007633588</text:p>
              </table:table-cell>
              <table:table-cell office:value-type="float" office:value="-3.59880916030534">
                <text:p>-3.59880916030534</text:p>
              </table:table-cell>
              <table:table-cell office:value-type="float" office:value="0">
                <text:p>0</text:p>
              </table:table-cell>
              <table:table-cell office:value-type="float" office:value="-23.4217099236641">
                <text:p>-23.42170992366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52000000000001">
                <text:p>0.852000000000001</text:p>
              </table:table-cell>
              <table:table-cell office:value-type="float" office:value="20.7022900763359">
                <text:p>20.7022900763359</text:p>
              </table:table-cell>
              <table:table-cell office:value-type="float" office:value="-20.7022900763359">
                <text:p>-20.7022900763359</text:p>
              </table:table-cell>
              <table:table-cell office:value-type="float" office:value="-16.5618320610687">
                <text:p>-16.5618320610687</text:p>
              </table:table-cell>
              <table:table-cell office:value-type="float" office:value="-3.87169465648855">
                <text:p>-3.87169465648855</text:p>
              </table:table-cell>
              <table:table-cell office:value-type="float" office:value="0">
                <text:p>0</text:p>
              </table:table-cell>
              <table:table-cell office:value-type="float" office:value="-20.4335267175573">
                <text:p>-20.43352671755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56000000000001">
                <text:p>0.856000000000001</text:p>
              </table:table-cell>
              <table:table-cell office:value-type="float" office:value="5.20610687022901">
                <text:p>5.20610687022901</text:p>
              </table:table-cell>
              <table:table-cell office:value-type="float" office:value="-5.20610687022901">
                <text:p>-5.20610687022901</text:p>
              </table:table-cell>
              <table:table-cell office:value-type="float" office:value="-4.16488549618321">
                <text:p>-4.16488549618321</text:p>
              </table:table-cell>
              <table:table-cell office:value-type="float" office:value="-4.02714503816794">
                <text:p>-4.02714503816794</text:p>
              </table:table-cell>
              <table:table-cell office:value-type="float" office:value="0">
                <text:p>0</text:p>
              </table:table-cell>
              <table:table-cell office:value-type="float" office:value="-8.19203053435114">
                <text:p>-8.192030534351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34.3511450381679">
                <text:p>-34.3511450381679</text:p>
              </table:table-cell>
              <table:table-cell office:value-type="float" office:value="34.3511450381679">
                <text:p>34.3511450381679</text:p>
              </table:table-cell>
              <table:table-cell office:value-type="float" office:value="27.4809160305344">
                <text:p>27.4809160305344</text:p>
              </table:table-cell>
              <table:table-cell office:value-type="float" office:value="-3.85227480916031">
                <text:p>-3.85227480916031</text:p>
              </table:table-cell>
              <table:table-cell office:value-type="float" office:value="0">
                <text:p>0</text:p>
              </table:table-cell>
              <table:table-cell office:value-type="float" office:value="23.6286412213741">
                <text:p>23.62864122137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64000000000001">
                <text:p>0.864000000000001</text:p>
              </table:table-cell>
              <table:table-cell office:value-type="float" office:value="-34.2137404580153">
                <text:p>-34.2137404580153</text:p>
              </table:table-cell>
              <table:table-cell office:value-type="float" office:value="34.2137404580153">
                <text:p>34.2137404580153</text:p>
              </table:table-cell>
              <table:table-cell office:value-type="float" office:value="27.3709923664122">
                <text:p>27.3709923664122</text:p>
              </table:table-cell>
              <table:table-cell office:value-type="float" office:value="-3.44088549618321">
                <text:p>-3.44088549618321</text:p>
              </table:table-cell>
              <table:table-cell office:value-type="float" office:value="-0">
                <text:p>-0</text:p>
              </table:table-cell>
              <table:table-cell office:value-type="float" office:value="23.930106870229">
                <text:p>23.9301068702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68000000000001">
                <text:p>0.868000000000001</text:p>
              </table:table-cell>
              <table:table-cell office:value-type="float" office:value="-47.3129770992366">
                <text:p>-47.3129770992366</text:p>
              </table:table-cell>
              <table:table-cell office:value-type="float" office:value="47.3129770992366">
                <text:p>47.3129770992366</text:p>
              </table:table-cell>
              <table:table-cell office:value-type="float" office:value="37.8503816793893">
                <text:p>37.8503816793893</text:p>
              </table:table-cell>
              <table:table-cell office:value-type="float" office:value="-2.95172519083969">
                <text:p>-2.95172519083969</text:p>
              </table:table-cell>
              <table:table-cell office:value-type="float" office:value="0">
                <text:p>0</text:p>
              </table:table-cell>
              <table:table-cell office:value-type="float" office:value="34.8986564885496">
                <text:p>34.8986564885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72000000000001">
                <text:p>0.872000000000001</text:p>
              </table:table-cell>
              <table:table-cell office:value-type="float" office:value="-64.5343511450382">
                <text:p>-64.5343511450382</text:p>
              </table:table-cell>
              <table:table-cell office:value-type="float" office:value="64.5343511450382">
                <text:p>64.5343511450382</text:p>
              </table:table-cell>
              <table:table-cell office:value-type="float" office:value="51.6274809160305">
                <text:p>51.6274809160305</text:p>
              </table:table-cell>
              <table:table-cell office:value-type="float" office:value="-2.28064122137405">
                <text:p>-2.28064122137405</text:p>
              </table:table-cell>
              <table:table-cell office:value-type="float" office:value="0">
                <text:p>0</text:p>
              </table:table-cell>
              <table:table-cell office:value-type="float" office:value="49.3468396946565">
                <text:p>49.34683969465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76000000000001">
                <text:p>0.876000000000001</text:p>
              </table:table-cell>
              <table:table-cell office:value-type="float" office:value="-110.24427480916">
                <text:p>-110.24427480916</text:p>
              </table:table-cell>
              <table:table-cell office:value-type="float" office:value="110.24427480916">
                <text:p>110.24427480916</text:p>
              </table:table-cell>
              <table:table-cell office:value-type="float" office:value="88.1954198473283">
                <text:p>88.1954198473283</text:p>
              </table:table-cell>
              <table:table-cell office:value-type="float" office:value="-1.23196946564886">
                <text:p>-1.23196946564886</text:p>
              </table:table-cell>
              <table:table-cell office:value-type="float" office:value="0">
                <text:p>0</text:p>
              </table:table-cell>
              <table:table-cell office:value-type="float" office:value="86.9634503816794">
                <text:p>86.96345038167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-60.4274809160305">
                <text:p>-60.4274809160305</text:p>
              </table:table-cell>
              <table:table-cell office:value-type="float" office:value="60.4274809160305">
                <text:p>60.4274809160305</text:p>
              </table:table-cell>
              <table:table-cell office:value-type="float" office:value="48.3419847328244">
                <text:p>48.3419847328244</text:p>
              </table:table-cell>
              <table:table-cell office:value-type="float" office:value="-0.20793893129771">
                <text:p>-0.20793893129771</text:p>
              </table:table-cell>
              <table:table-cell office:value-type="float" office:value="-0">
                <text:p>-0</text:p>
              </table:table-cell>
              <table:table-cell office:value-type="float" office:value="48.1340458015267">
                <text:p>48.13404580152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84000000000001">
                <text:p>0.884000000000001</text:p>
              </table:table-cell>
              <table:table-cell office:value-type="float" office:value="-38.3664122137405">
                <text:p>-38.3664122137405</text:p>
              </table:table-cell>
              <table:table-cell office:value-type="float" office:value="38.3664122137405">
                <text:p>38.3664122137405</text:p>
              </table:table-cell>
              <table:table-cell office:value-type="float" office:value="30.6931297709924">
                <text:p>30.6931297709924</text:p>
              </table:table-cell>
              <table:table-cell office:value-type="float" office:value="0.384824427480916">
                <text:p>0.384824427480916</text:p>
              </table:table-cell>
              <table:table-cell office:value-type="float" office:value="-0">
                <text:p>-0</text:p>
              </table:table-cell>
              <table:table-cell office:value-type="float" office:value="31.0779541984733">
                <text:p>31.07795419847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88000000000001">
                <text:p>0.888000000000001</text:p>
              </table:table-cell>
              <table:table-cell office:value-type="float" office:value="-52.1984732824428">
                <text:p>-52.1984732824428</text:p>
              </table:table-cell>
              <table:table-cell office:value-type="float" office:value="52.1984732824428">
                <text:p>52.1984732824428</text:p>
              </table:table-cell>
              <table:table-cell office:value-type="float" office:value="41.7587786259542">
                <text:p>41.7587786259542</text:p>
              </table:table-cell>
              <table:table-cell office:value-type="float" office:value="0.928213740458015">
                <text:p>0.928213740458015</text:p>
              </table:table-cell>
              <table:table-cell office:value-type="float" office:value="0">
                <text:p>0</text:p>
              </table:table-cell>
              <table:table-cell office:value-type="float" office:value="42.6869923664122">
                <text:p>42.68699236641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92000000000001">
                <text:p>0.892000000000001</text:p>
              </table:table-cell>
              <table:table-cell office:value-type="float" office:value="-31.0992366412214">
                <text:p>-31.0992366412214</text:p>
              </table:table-cell>
              <table:table-cell office:value-type="float" office:value="31.0992366412214">
                <text:p>31.0992366412214</text:p>
              </table:table-cell>
              <table:table-cell office:value-type="float" office:value="24.8793893129771">
                <text:p>24.8793893129771</text:p>
              </table:table-cell>
              <table:table-cell office:value-type="float" office:value="1.428">
                <text:p>1.428</text:p>
              </table:table-cell>
              <table:table-cell office:value-type="float" office:value="-0">
                <text:p>-0</text:p>
              </table:table-cell>
              <table:table-cell office:value-type="float" office:value="26.3073893129771">
                <text:p>26.30738931297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96000000000001">
                <text:p>0.896000000000001</text:p>
              </table:table-cell>
              <table:table-cell office:value-type="float" office:value="-32.4580152671756">
                <text:p>-32.4580152671756</text:p>
              </table:table-cell>
              <table:table-cell office:value-type="float" office:value="32.4580152671756">
                <text:p>32.4580152671756</text:p>
              </table:table-cell>
              <table:table-cell office:value-type="float" office:value="25.9664122137405">
                <text:p>25.9664122137405</text:p>
              </table:table-cell>
              <table:table-cell office:value-type="float" office:value="1.80934351145038">
                <text:p>1.80934351145038</text:p>
              </table:table-cell>
              <table:table-cell office:value-type="float" office:value="0">
                <text:p>0</text:p>
              </table:table-cell>
              <table:table-cell office:value-type="float" office:value="27.7757557251908">
                <text:p>27.77575572519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23.4656488549618">
                <text:p>-23.4656488549618</text:p>
              </table:table-cell>
              <table:table-cell office:value-type="float" office:value="23.4656488549618">
                <text:p>23.4656488549618</text:p>
              </table:table-cell>
              <table:table-cell office:value-type="float" office:value="18.7725190839695">
                <text:p>18.7725190839695</text:p>
              </table:table-cell>
              <table:table-cell office:value-type="float" office:value="2.14488549618321">
                <text:p>2.14488549618321</text:p>
              </table:table-cell>
              <table:table-cell office:value-type="float" office:value="-0">
                <text:p>-0</text:p>
              </table:table-cell>
              <table:table-cell office:value-type="float" office:value="20.9174045801527">
                <text:p>20.91740458015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04000000000001">
                <text:p>0.904000000000001</text:p>
              </table:table-cell>
              <table:table-cell office:value-type="float" office:value="-25.4961832061069">
                <text:p>-25.4961832061069</text:p>
              </table:table-cell>
              <table:table-cell office:value-type="float" office:value="25.4961832061069">
                <text:p>25.4961832061069</text:p>
              </table:table-cell>
              <table:table-cell office:value-type="float" office:value="20.3969465648855">
                <text:p>20.3969465648855</text:p>
              </table:table-cell>
              <table:table-cell office:value-type="float" office:value="2.43865648854962">
                <text:p>2.43865648854962</text:p>
              </table:table-cell>
              <table:table-cell office:value-type="float" office:value="0">
                <text:p>0</text:p>
              </table:table-cell>
              <table:table-cell office:value-type="float" office:value="22.8356030534351">
                <text:p>22.83560305343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08000000000001">
                <text:p>0.908000000000001</text:p>
              </table:table-cell>
              <table:table-cell office:value-type="float" office:value="0.564885496183206">
                <text:p>0.564885496183206</text:p>
              </table:table-cell>
              <table:table-cell office:value-type="float" office:value="-0.564885496183206">
                <text:p>-0.564885496183206</text:p>
              </table:table-cell>
              <table:table-cell office:value-type="float" office:value="-0.451908396946565">
                <text:p>-0.451908396946565</text:p>
              </table:table-cell>
              <table:table-cell office:value-type="float" office:value="2.58824427480916">
                <text:p>2.58824427480916</text:p>
              </table:table-cell>
              <table:table-cell office:value-type="float" office:value="-0">
                <text:p>-0</text:p>
              </table:table-cell>
              <table:table-cell office:value-type="float" office:value="2.13633587786259">
                <text:p>2.136335877862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12000000000001">
                <text:p>0.912000000000001</text:p>
              </table:table-cell>
              <table:table-cell office:value-type="float" office:value="59.5725190839695">
                <text:p>59.5725190839695</text:p>
              </table:table-cell>
              <table:table-cell office:value-type="float" office:value="-59.5725190839695">
                <text:p>-59.5725190839695</text:p>
              </table:table-cell>
              <table:table-cell office:value-type="float" office:value="-47.6580152671756">
                <text:p>-47.6580152671756</text:p>
              </table:table-cell>
              <table:table-cell office:value-type="float" office:value="2.22741984732824">
                <text:p>2.22741984732824</text:p>
              </table:table-cell>
              <table:table-cell office:value-type="float" office:value="-0">
                <text:p>-0</text:p>
              </table:table-cell>
              <table:table-cell office:value-type="float" office:value="-45.4305954198473">
                <text:p>-45.43059541984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16000000000001">
                <text:p>0.916000000000001</text:p>
              </table:table-cell>
              <table:table-cell office:value-type="float" office:value="57.7709923664122">
                <text:p>57.7709923664122</text:p>
              </table:table-cell>
              <table:table-cell office:value-type="float" office:value="-57.7709923664122">
                <text:p>-57.7709923664122</text:p>
              </table:table-cell>
              <table:table-cell office:value-type="float" office:value="-46.2167938931298">
                <text:p>-46.2167938931298</text:p>
              </table:table-cell>
              <table:table-cell office:value-type="float" office:value="1.52335877862595">
                <text:p>1.52335877862595</text:p>
              </table:table-cell>
              <table:table-cell office:value-type="float" office:value="0">
                <text:p>0</text:p>
              </table:table-cell>
              <table:table-cell office:value-type="float" office:value="-44.6934351145038">
                <text:p>-44.6934351145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75.3893129770992">
                <text:p>75.3893129770992</text:p>
              </table:table-cell>
              <table:table-cell office:value-type="float" office:value="-75.3893129770992">
                <text:p>-75.3893129770992</text:p>
              </table:table-cell>
              <table:table-cell office:value-type="float" office:value="-60.3114503816794">
                <text:p>-60.3114503816794</text:p>
              </table:table-cell>
              <table:table-cell office:value-type="float" office:value="0.724396946564885">
                <text:p>0.724396946564885</text:p>
              </table:table-cell>
              <table:table-cell office:value-type="float" office:value="-0">
                <text:p>-0</text:p>
              </table:table-cell>
              <table:table-cell office:value-type="float" office:value="-59.5870534351145">
                <text:p>-59.58705343511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24000000000001">
                <text:p>0.924000000000001</text:p>
              </table:table-cell>
              <table:table-cell office:value-type="float" office:value="92.793893129771">
                <text:p>92.793893129771</text:p>
              </table:table-cell>
              <table:table-cell office:value-type="float" office:value="-92.793893129771">
                <text:p>-92.793893129771</text:p>
              </table:table-cell>
              <table:table-cell office:value-type="float" office:value="-74.2351145038168">
                <text:p>-74.2351145038168</text:p>
              </table:table-cell>
              <table:table-cell office:value-type="float" office:value="-0.284702290076336">
                <text:p>-0.284702290076336</text:p>
              </table:table-cell>
              <table:table-cell office:value-type="float" office:value="-0">
                <text:p>-0</text:p>
              </table:table-cell>
              <table:table-cell office:value-type="float" office:value="-74.5198167938931">
                <text:p>-74.51981679389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28000000000001">
                <text:p>0.928000000000001</text:p>
              </table:table-cell>
              <table:table-cell office:value-type="float" office:value="68.7022900763359">
                <text:p>68.7022900763359</text:p>
              </table:table-cell>
              <table:table-cell office:value-type="float" office:value="-68.7022900763359">
                <text:p>-68.7022900763359</text:p>
              </table:table-cell>
              <table:table-cell office:value-type="float" office:value="-54.9618320610687">
                <text:p>-54.9618320610687</text:p>
              </table:table-cell>
              <table:table-cell office:value-type="float" office:value="-1.25367938931298">
                <text:p>-1.25367938931298</text:p>
              </table:table-cell>
              <table:table-cell office:value-type="float" office:value="0">
                <text:p>0</text:p>
              </table:table-cell>
              <table:table-cell office:value-type="float" office:value="-56.2155114503817">
                <text:p>-56.21551145038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32000000000001">
                <text:p>0.932000000000001</text:p>
              </table:table-cell>
              <table:table-cell office:value-type="float" office:value="46.1832061068702">
                <text:p>46.1832061068702</text:p>
              </table:table-cell>
              <table:table-cell office:value-type="float" office:value="-46.1832061068702">
                <text:p>-46.1832061068702</text:p>
              </table:table-cell>
              <table:table-cell office:value-type="float" office:value="-36.9465648854962">
                <text:p>-36.9465648854962</text:p>
              </table:table-cell>
              <table:table-cell office:value-type="float" office:value="-1.94299236641221">
                <text:p>-1.94299236641221</text:p>
              </table:table-cell>
              <table:table-cell office:value-type="float" office:value="0">
                <text:p>0</text:p>
              </table:table-cell>
              <table:table-cell office:value-type="float" office:value="-38.8895572519084">
                <text:p>-38.8895572519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36000000000001">
                <text:p>0.936000000000001</text:p>
              </table:table-cell>
              <table:table-cell office:value-type="float" office:value="55.6793893129771">
                <text:p>55.6793893129771</text:p>
              </table:table-cell>
              <table:table-cell office:value-type="float" office:value="-55.6793893129771">
                <text:p>-55.6793893129771</text:p>
              </table:table-cell>
              <table:table-cell office:value-type="float" office:value="-44.5435114503817">
                <text:p>-44.5435114503817</text:p>
              </table:table-cell>
              <table:table-cell office:value-type="float" office:value="-2.5541679389313">
                <text:p>-2.5541679389313</text:p>
              </table:table-cell>
              <table:table-cell office:value-type="float" office:value="-0">
                <text:p>-0</text:p>
              </table:table-cell>
              <table:table-cell office:value-type="float" office:value="-47.097679389313">
                <text:p>-47.0976793893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4.1526717557252">
                <text:p>44.1526717557252</text:p>
              </table:table-cell>
              <table:table-cell office:value-type="float" office:value="-44.1526717557252">
                <text:p>-44.1526717557252</text:p>
              </table:table-cell>
              <table:table-cell office:value-type="float" office:value="-35.3221374045802">
                <text:p>-35.3221374045802</text:p>
              </table:table-cell>
              <table:table-cell office:value-type="float" office:value="-3.15316030534351">
                <text:p>-3.15316030534351</text:p>
              </table:table-cell>
              <table:table-cell office:value-type="float" office:value="0">
                <text:p>0</text:p>
              </table:table-cell>
              <table:table-cell office:value-type="float" office:value="-38.4752977099237">
                <text:p>-38.47529770992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44000000000001">
                <text:p>0.944000000000001</text:p>
              </table:table-cell>
              <table:table-cell office:value-type="float" office:value="1.6030534351145">
                <text:p>1.6030534351145</text:p>
              </table:table-cell>
              <table:table-cell office:value-type="float" office:value="-1.6030534351145">
                <text:p>-1.6030534351145</text:p>
              </table:table-cell>
              <table:table-cell office:value-type="float" office:value="-1.2824427480916">
                <text:p>-1.2824427480916</text:p>
              </table:table-cell>
              <table:table-cell office:value-type="float" office:value="-3.42769465648855">
                <text:p>-3.42769465648855</text:p>
              </table:table-cell>
              <table:table-cell office:value-type="float" office:value="0">
                <text:p>0</text:p>
              </table:table-cell>
              <table:table-cell office:value-type="float" office:value="-4.71013740458015">
                <text:p>-4.710137404580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48000000000001">
                <text:p>0.948000000000001</text:p>
              </table:table-cell>
              <table:table-cell office:value-type="float" office:value="19.6335877862595">
                <text:p>19.6335877862595</text:p>
              </table:table-cell>
              <table:table-cell office:value-type="float" office:value="-19.6335877862595">
                <text:p>-19.6335877862595</text:p>
              </table:table-cell>
              <table:table-cell office:value-type="float" office:value="-15.7068702290076">
                <text:p>-15.7068702290076</text:p>
              </table:table-cell>
              <table:table-cell office:value-type="float" office:value="-3.55511450381679">
                <text:p>-3.55511450381679</text:p>
              </table:table-cell>
              <table:table-cell office:value-type="float" office:value="-0">
                <text:p>-0</text:p>
              </table:table-cell>
              <table:table-cell office:value-type="float" office:value="-19.2619847328244">
                <text:p>-19.26198473282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52000000000001">
                <text:p>0.952000000000001</text:p>
              </table:table-cell>
              <table:table-cell office:value-type="float" office:value="2.38167938931298">
                <text:p>2.38167938931298</text:p>
              </table:table-cell>
              <table:table-cell office:value-type="float" office:value="-2.38167938931298">
                <text:p>-2.38167938931298</text:p>
              </table:table-cell>
              <table:table-cell office:value-type="float" office:value="-1.90534351145038">
                <text:p>-1.90534351145038</text:p>
              </table:table-cell>
              <table:table-cell office:value-type="float" office:value="-3.68720610687023">
                <text:p>-3.68720610687023</text:p>
              </table:table-cell>
              <table:table-cell office:value-type="float" office:value="0">
                <text:p>0</text:p>
              </table:table-cell>
              <table:table-cell office:value-type="float" office:value="-5.59254961832061">
                <text:p>-5.592549618320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56000000000001">
                <text:p>0.956000000000001</text:p>
              </table:table-cell>
              <table:table-cell office:value-type="float" office:value="-0.778625954198473">
                <text:p>-0.778625954198473</text:p>
              </table:table-cell>
              <table:table-cell office:value-type="float" office:value="0.778625954198473">
                <text:p>0.778625954198473</text:p>
              </table:table-cell>
              <table:table-cell office:value-type="float" office:value="0.622900763358779">
                <text:p>0.622900763358779</text:p>
              </table:table-cell>
              <table:table-cell office:value-type="float" office:value="-3.69682442748092">
                <text:p>-3.69682442748092</text:p>
              </table:table-cell>
              <table:table-cell office:value-type="float" office:value="0">
                <text:p>0</text:p>
              </table:table-cell>
              <table:table-cell office:value-type="float" office:value="-3.07392366412214">
                <text:p>-3.073923664122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-19.5267175572519">
                <text:p>-19.5267175572519</text:p>
              </table:table-cell>
              <table:table-cell office:value-type="float" office:value="19.5267175572519">
                <text:p>19.5267175572519</text:p>
              </table:table-cell>
              <table:table-cell office:value-type="float" office:value="15.6213740458015">
                <text:p>15.6213740458015</text:p>
              </table:table-cell>
              <table:table-cell office:value-type="float" office:value="-3.57499236641221">
                <text:p>-3.57499236641221</text:p>
              </table:table-cell>
              <table:table-cell office:value-type="float" office:value="0">
                <text:p>0</text:p>
              </table:table-cell>
              <table:table-cell office:value-type="float" office:value="12.0463816793893">
                <text:p>12.04638167938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64000000000001">
                <text:p>0.964000000000001</text:p>
              </table:table-cell>
              <table:table-cell office:value-type="float" office:value="-26.8549618320611">
                <text:p>-26.8549618320611</text:p>
              </table:table-cell>
              <table:table-cell office:value-type="float" office:value="26.8549618320611">
                <text:p>26.8549618320611</text:p>
              </table:table-cell>
              <table:table-cell office:value-type="float" office:value="21.4839694656489">
                <text:p>21.4839694656489</text:p>
              </table:table-cell>
              <table:table-cell office:value-type="float" office:value="-3.29670229007634">
                <text:p>-3.29670229007634</text:p>
              </table:table-cell>
              <table:table-cell office:value-type="float" office:value="0">
                <text:p>0</text:p>
              </table:table-cell>
              <table:table-cell office:value-type="float" office:value="18.1872671755725">
                <text:p>18.18726717557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68000000000001">
                <text:p>0.968000000000001</text:p>
              </table:table-cell>
              <table:table-cell office:value-type="float" office:value="-76.9618320610687">
                <text:p>-76.9618320610687</text:p>
              </table:table-cell>
              <table:table-cell office:value-type="float" office:value="76.9618320610687">
                <text:p>76.9618320610687</text:p>
              </table:table-cell>
              <table:table-cell office:value-type="float" office:value="61.569465648855">
                <text:p>61.569465648855</text:p>
              </table:table-cell>
              <table:table-cell office:value-type="float" office:value="-2.67380152671756">
                <text:p>-2.67380152671756</text:p>
              </table:table-cell>
              <table:table-cell office:value-type="float" office:value="0">
                <text:p>0</text:p>
              </table:table-cell>
              <table:table-cell office:value-type="float" office:value="58.8956641221374">
                <text:p>58.89566412213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2000000000001">
                <text:p>0.972000000000001</text:p>
              </table:table-cell>
              <table:table-cell office:value-type="float" office:value="-95.0992366412214">
                <text:p>-95.0992366412214</text:p>
              </table:table-cell>
              <table:table-cell office:value-type="float" office:value="95.0992366412214">
                <text:p>95.0992366412214</text:p>
              </table:table-cell>
              <table:table-cell office:value-type="float" office:value="76.0793893129771">
                <text:p>76.0793893129771</text:p>
              </table:table-cell>
              <table:table-cell office:value-type="float" office:value="-1.64143511450382">
                <text:p>-1.64143511450382</text:p>
              </table:table-cell>
              <table:table-cell office:value-type="float" office:value="0">
                <text:p>0</text:p>
              </table:table-cell>
              <table:table-cell office:value-type="float" office:value="74.4379541984733">
                <text:p>74.4379541984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6000000000001">
                <text:p>0.976000000000001</text:p>
              </table:table-cell>
              <table:table-cell office:value-type="float" office:value="-102.427480916031">
                <text:p>-102.427480916031</text:p>
              </table:table-cell>
              <table:table-cell office:value-type="float" office:value="102.427480916031">
                <text:p>102.427480916031</text:p>
              </table:table-cell>
              <table:table-cell office:value-type="float" office:value="81.9419847328244">
                <text:p>81.9419847328244</text:p>
              </table:table-cell>
              <table:table-cell office:value-type="float" office:value="-0.456274809160306">
                <text:p>-0.456274809160306</text:p>
              </table:table-cell>
              <table:table-cell office:value-type="float" office:value="0">
                <text:p>0</text:p>
              </table:table-cell>
              <table:table-cell office:value-type="float" office:value="81.4857099236641">
                <text:p>81.48570992366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-70.1221374045802">
                <text:p>-70.1221374045802</text:p>
              </table:table-cell>
              <table:table-cell office:value-type="float" office:value="70.1221374045802">
                <text:p>70.1221374045802</text:p>
              </table:table-cell>
              <table:table-cell office:value-type="float" office:value="56.0977099236641">
                <text:p>56.0977099236641</text:p>
              </table:table-cell>
              <table:table-cell office:value-type="float" office:value="0.579022900763358">
                <text:p>0.579022900763358</text:p>
              </table:table-cell>
              <table:table-cell office:value-type="float" office:value="-0">
                <text:p>-0</text:p>
              </table:table-cell>
              <table:table-cell office:value-type="float" office:value="56.6767328244275">
                <text:p>56.67673282442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84000000000001">
                <text:p>0.984000000000001</text:p>
              </table:table-cell>
              <table:table-cell office:value-type="float" office:value="-65.4656488549618">
                <text:p>-65.4656488549618</text:p>
              </table:table-cell>
              <table:table-cell office:value-type="float" office:value="65.4656488549618">
                <text:p>65.4656488549618</text:p>
              </table:table-cell>
              <table:table-cell office:value-type="float" office:value="52.3725190839695">
                <text:p>52.3725190839695</text:p>
              </table:table-cell>
              <table:table-cell office:value-type="float" office:value="1.39254961832061">
                <text:p>1.39254961832061</text:p>
              </table:table-cell>
              <table:table-cell office:value-type="float" office:value="-0">
                <text:p>-0</text:p>
              </table:table-cell>
              <table:table-cell office:value-type="float" office:value="53.7650687022901">
                <text:p>53.76506870229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88000000000001">
                <text:p>0.988000000000001</text:p>
              </table:table-cell>
              <table:table-cell office:value-type="float" office:value="-54.0152671755725">
                <text:p>-54.0152671755725</text:p>
              </table:table-cell>
              <table:table-cell office:value-type="float" office:value="54.0152671755725">
                <text:p>54.0152671755725</text:p>
              </table:table-cell>
              <table:table-cell office:value-type="float" office:value="43.212213740458">
                <text:p>43.212213740458</text:p>
              </table:table-cell>
              <table:table-cell office:value-type="float" office:value="2.10943511450382">
                <text:p>2.10943511450382</text:p>
              </table:table-cell>
              <table:table-cell office:value-type="float" office:value="-0">
                <text:p>-0</text:p>
              </table:table-cell>
              <table:table-cell office:value-type="float" office:value="45.3216488549618">
                <text:p>45.32164885496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2000000000001">
                <text:p>0.992000000000001</text:p>
              </table:table-cell>
              <table:table-cell office:value-type="float" office:value="-51.8778625954199">
                <text:p>-51.8778625954199</text:p>
              </table:table-cell>
              <table:table-cell office:value-type="float" office:value="51.8778625954199">
                <text:p>51.8778625954199</text:p>
              </table:table-cell>
              <table:table-cell office:value-type="float" office:value="41.5022900763359">
                <text:p>41.5022900763359</text:p>
              </table:table-cell>
              <table:table-cell office:value-type="float" office:value="2.74479389312977">
                <text:p>2.74479389312977</text:p>
              </table:table-cell>
              <table:table-cell office:value-type="float" office:value="-0">
                <text:p>-0</text:p>
              </table:table-cell>
              <table:table-cell office:value-type="float" office:value="44.2470839694657">
                <text:p>44.24708396946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6000000000001">
                <text:p>0.996000000000001</text:p>
              </table:table-cell>
              <table:table-cell office:value-type="float" office:value="-35.618320610687">
                <text:p>-35.618320610687</text:p>
              </table:table-cell>
              <table:table-cell office:value-type="float" office:value="35.618320610687">
                <text:p>35.618320610687</text:p>
              </table:table-cell>
              <table:table-cell office:value-type="float" office:value="28.4946564885496">
                <text:p>28.4946564885496</text:p>
              </table:table-cell>
              <table:table-cell office:value-type="float" office:value="3.26977099236641">
                <text:p>3.26977099236641</text:p>
              </table:table-cell>
              <table:table-cell office:value-type="float" office:value="-0">
                <text:p>-0</text:p>
              </table:table-cell>
              <table:table-cell office:value-type="float" office:value="31.764427480916">
                <text:p>31.7644274809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-47.557251908397">
                <text:p>-47.557251908397</text:p>
              </table:table-cell>
              <table:table-cell office:value-type="float" office:value="47.557251908397">
                <text:p>47.557251908397</text:p>
              </table:table-cell>
              <table:table-cell office:value-type="float" office:value="38.0458015267176">
                <text:p>38.0458015267176</text:p>
              </table:table-cell>
              <table:table-cell office:value-type="float" office:value="3.76882442748092">
                <text:p>3.76882442748092</text:p>
              </table:table-cell>
              <table:table-cell office:value-type="float" office:value="0">
                <text:p>0</text:p>
              </table:table-cell>
              <table:table-cell office:value-type="float" office:value="41.8146259541985">
                <text:p>41.81462595419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04">
                <text:p>1.004</text:p>
              </table:table-cell>
              <table:table-cell office:value-type="float" office:value="1.57251908396947">
                <text:p>1.57251908396947</text:p>
              </table:table-cell>
              <table:table-cell office:value-type="float" office:value="-1.57251908396947">
                <text:p>-1.57251908396947</text:p>
              </table:table-cell>
              <table:table-cell office:value-type="float" office:value="-1.25801526717557">
                <text:p>-1.25801526717557</text:p>
              </table:table-cell>
              <table:table-cell office:value-type="float" office:value="4.04473282442748">
                <text:p>4.04473282442748</text:p>
              </table:table-cell>
              <table:table-cell office:value-type="float" office:value="-0">
                <text:p>-0</text:p>
              </table:table-cell>
              <table:table-cell office:value-type="float" office:value="2.78671755725191">
                <text:p>2.786717557251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08">
                <text:p>1.008</text:p>
              </table:table-cell>
              <table:table-cell office:value-type="float" office:value="42.6106870229008">
                <text:p>42.6106870229008</text:p>
              </table:table-cell>
              <table:table-cell office:value-type="float" office:value="-42.6106870229008">
                <text:p>-42.6106870229008</text:p>
              </table:table-cell>
              <table:table-cell office:value-type="float" office:value="-34.0885496183206">
                <text:p>-34.0885496183206</text:p>
              </table:table-cell>
              <table:table-cell office:value-type="float" office:value="3.77963358778626">
                <text:p>3.77963358778626</text:p>
              </table:table-cell>
              <table:table-cell office:value-type="float" office:value="-0">
                <text:p>-0</text:p>
              </table:table-cell>
              <table:table-cell office:value-type="float" office:value="-30.3089160305344">
                <text:p>-30.30891603053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2">
                <text:p>1.012</text:p>
              </table:table-cell>
              <table:table-cell office:value-type="float" office:value="56.6870229007634">
                <text:p>56.6870229007634</text:p>
              </table:table-cell>
              <table:table-cell office:value-type="float" office:value="-56.6870229007634">
                <text:p>-56.6870229007634</text:p>
              </table:table-cell>
              <table:table-cell office:value-type="float" office:value="-45.3496183206107">
                <text:p>-45.3496183206107</text:p>
              </table:table-cell>
              <table:table-cell office:value-type="float" office:value="3.18384732824428">
                <text:p>3.18384732824428</text:p>
              </table:table-cell>
              <table:table-cell office:value-type="float" office:value="-0">
                <text:p>-0</text:p>
              </table:table-cell>
              <table:table-cell office:value-type="float" office:value="-42.1657709923664">
                <text:p>-42.16577099236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16">
                <text:p>1.016</text:p>
              </table:table-cell>
              <table:table-cell office:value-type="float" office:value="84.6412213740458">
                <text:p>84.6412213740458</text:p>
              </table:table-cell>
              <table:table-cell office:value-type="float" office:value="-84.6412213740458">
                <text:p>-84.6412213740458</text:p>
              </table:table-cell>
              <table:table-cell office:value-type="float" office:value="-67.7129770992366">
                <text:p>-67.7129770992366</text:p>
              </table:table-cell>
              <table:table-cell office:value-type="float" office:value="2.33587786259542">
                <text:p>2.33587786259542</text:p>
              </table:table-cell>
              <table:table-cell office:value-type="float" office:value="-0">
                <text:p>-0</text:p>
              </table:table-cell>
              <table:table-cell office:value-type="float" office:value="-65.3770992366412">
                <text:p>-65.3770992366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2">
                <text:p>1.02</text:p>
              </table:table-cell>
              <table:table-cell office:value-type="float" office:value="100.12213740458">
                <text:p>100.12213740458</text:p>
              </table:table-cell>
              <table:table-cell office:value-type="float" office:value="-100.12213740458">
                <text:p>-100.12213740458</text:p>
              </table:table-cell>
              <table:table-cell office:value-type="float" office:value="-80.0977099236641">
                <text:p>-80.0977099236641</text:p>
              </table:table-cell>
              <table:table-cell office:value-type="float" office:value="1.22729770992366">
                <text:p>1.22729770992366</text:p>
              </table:table-cell>
              <table:table-cell office:value-type="float" office:value="-0">
                <text:p>-0</text:p>
              </table:table-cell>
              <table:table-cell office:value-type="float" office:value="-78.8704122137405">
                <text:p>-78.87041221374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24">
                <text:p>1.024</text:p>
              </table:table-cell>
              <table:table-cell office:value-type="float" office:value="116.30534351145">
                <text:p>116.30534351145</text:p>
              </table:table-cell>
              <table:table-cell office:value-type="float" office:value="-116.30534351145">
                <text:p>-116.30534351145</text:p>
              </table:table-cell>
              <table:table-cell office:value-type="float" office:value="-93.0442748091603">
                <text:p>-93.0442748091603</text:p>
              </table:table-cell>
              <table:table-cell office:value-type="float" office:value="-0.0712671755725187">
                <text:p>-0.0712671755725187</text:p>
              </table:table-cell>
              <table:table-cell office:value-type="float" office:value="-0">
                <text:p>-0</text:p>
              </table:table-cell>
              <table:table-cell office:value-type="float" office:value="-93.1155419847328">
                <text:p>-93.11554198473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28">
                <text:p>1.028</text:p>
              </table:table-cell>
              <table:table-cell office:value-type="float" office:value="98.5801526717557">
                <text:p>98.5801526717557</text:p>
              </table:table-cell>
              <table:table-cell office:value-type="float" office:value="-98.5801526717557">
                <text:p>-98.5801526717557</text:p>
              </table:table-cell>
              <table:table-cell office:value-type="float" office:value="-78.8641221374046">
                <text:p>-78.8641221374046</text:p>
              </table:table-cell>
              <table:table-cell office:value-type="float" office:value="-1.36058015267176">
                <text:p>-1.36058015267176</text:p>
              </table:table-cell>
              <table:table-cell office:value-type="float" office:value="0">
                <text:p>0</text:p>
              </table:table-cell>
              <table:table-cell office:value-type="float" office:value="-80.2247022900763">
                <text:p>-80.22470229007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32">
                <text:p>1.032</text:p>
              </table:table-cell>
              <table:table-cell office:value-type="float" office:value="79.9389312977099">
                <text:p>79.9389312977099</text:p>
              </table:table-cell>
              <table:table-cell office:value-type="float" office:value="-79.9389312977099">
                <text:p>-79.9389312977099</text:p>
              </table:table-cell>
              <table:table-cell office:value-type="float" office:value="-63.9511450381679">
                <text:p>-63.9511450381679</text:p>
              </table:table-cell>
              <table:table-cell office:value-type="float" office:value="-2.43169465648855">
                <text:p>-2.43169465648855</text:p>
              </table:table-cell>
              <table:table-cell office:value-type="float" office:value="0">
                <text:p>0</text:p>
              </table:table-cell>
              <table:table-cell office:value-type="float" office:value="-66.3828396946565">
                <text:p>-66.38283969465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36">
                <text:p>1.036</text:p>
              </table:table-cell>
              <table:table-cell office:value-type="float" office:value="53.3282442748092">
                <text:p>53.3282442748092</text:p>
              </table:table-cell>
              <table:table-cell office:value-type="float" office:value="-53.3282442748092">
                <text:p>-53.3282442748092</text:p>
              </table:table-cell>
              <table:table-cell office:value-type="float" office:value="-42.6625954198473">
                <text:p>-42.6625954198473</text:p>
              </table:table-cell>
              <table:table-cell office:value-type="float" office:value="-3.23129770992366">
                <text:p>-3.23129770992366</text:p>
              </table:table-cell>
              <table:table-cell office:value-type="float" office:value="0">
                <text:p>0</text:p>
              </table:table-cell>
              <table:table-cell office:value-type="float" office:value="-45.893893129771">
                <text:p>-45.893893129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4">
                <text:p>1.04</text:p>
              </table:table-cell>
              <table:table-cell office:value-type="float" office:value="46.3358778625954">
                <text:p>46.3358778625954</text:p>
              </table:table-cell>
              <table:table-cell office:value-type="float" office:value="-46.3358778625954">
                <text:p>-46.3358778625954</text:p>
              </table:table-cell>
              <table:table-cell office:value-type="float" office:value="-37.0687022900763">
                <text:p>-37.0687022900763</text:p>
              </table:table-cell>
              <table:table-cell office:value-type="float" office:value="-3.82928244274809">
                <text:p>-3.82928244274809</text:p>
              </table:table-cell>
              <table:table-cell office:value-type="float" office:value="0">
                <text:p>0</text:p>
              </table:table-cell>
              <table:table-cell office:value-type="float" office:value="-40.8979847328244">
                <text:p>-40.89798473282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44">
                <text:p>1.044</text:p>
              </table:table-cell>
              <table:table-cell office:value-type="float" office:value="32.5496183206107">
                <text:p>32.5496183206107</text:p>
              </table:table-cell>
              <table:table-cell office:value-type="float" office:value="-32.5496183206107">
                <text:p>-32.5496183206107</text:p>
              </table:table-cell>
              <table:table-cell office:value-type="float" office:value="-26.0396946564885">
                <text:p>-26.0396946564885</text:p>
              </table:table-cell>
              <table:table-cell office:value-type="float" office:value="-4.30259541984733">
                <text:p>-4.30259541984733</text:p>
              </table:table-cell>
              <table:table-cell office:value-type="float" office:value="0">
                <text:p>0</text:p>
              </table:table-cell>
              <table:table-cell office:value-type="float" office:value="-30.3422900763359">
                <text:p>-30.34229007633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48">
                <text:p>1.048</text:p>
              </table:table-cell>
              <table:table-cell office:value-type="float" office:value="26.5801526717557">
                <text:p>26.5801526717557</text:p>
              </table:table-cell>
              <table:table-cell office:value-type="float" office:value="-26.5801526717557">
                <text:p>-26.5801526717557</text:p>
              </table:table-cell>
              <table:table-cell office:value-type="float" office:value="-21.2641221374046">
                <text:p>-21.2641221374046</text:p>
              </table:table-cell>
              <table:table-cell office:value-type="float" office:value="-4.65737404580153">
                <text:p>-4.65737404580153</text:p>
              </table:table-cell>
              <table:table-cell office:value-type="float" office:value="0">
                <text:p>0</text:p>
              </table:table-cell>
              <table:table-cell office:value-type="float" office:value="-25.9214961832061">
                <text:p>-25.92149618320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052">
                <text:p>1.052</text:p>
              </table:table-cell>
              <table:table-cell office:value-type="float" office:value="9.69465648854962">
                <text:p>9.69465648854962</text:p>
              </table:table-cell>
              <table:table-cell office:value-type="float" office:value="-9.69465648854962">
                <text:p>-9.69465648854962</text:p>
              </table:table-cell>
              <table:table-cell office:value-type="float" office:value="-7.7557251908397">
                <text:p>-7.7557251908397</text:p>
              </table:table-cell>
              <table:table-cell office:value-type="float" office:value="-4.87502290076336">
                <text:p>-4.87502290076336</text:p>
              </table:table-cell>
              <table:table-cell office:value-type="float" office:value="0">
                <text:p>0</text:p>
              </table:table-cell>
              <table:table-cell office:value-type="float" office:value="-12.6307480916031">
                <text:p>-12.63074809160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56">
                <text:p>1.056</text:p>
              </table:table-cell>
              <table:table-cell office:value-type="float" office:value="8.22900763358779">
                <text:p>8.22900763358779</text:p>
              </table:table-cell>
              <table:table-cell office:value-type="float" office:value="-8.22900763358779">
                <text:p>-8.22900763358779</text:p>
              </table:table-cell>
              <table:table-cell office:value-type="float" office:value="-6.58320610687023">
                <text:p>-6.58320610687023</text:p>
              </table:table-cell>
              <table:table-cell office:value-type="float" office:value="-4.98256488549618">
                <text:p>-4.98256488549618</text:p>
              </table:table-cell>
              <table:table-cell office:value-type="float" office:value="0">
                <text:p>0</text:p>
              </table:table-cell>
              <table:table-cell office:value-type="float" office:value="-11.5657709923664">
                <text:p>-11.56577099236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06">
                <text:p>1.06</text:p>
              </table:table-cell>
              <table:table-cell office:value-type="float" office:value="-0.381679389312977">
                <text:p>-0.381679389312977</text:p>
              </table:table-cell>
              <table:table-cell office:value-type="float" office:value="0.381679389312977">
                <text:p>0.381679389312977</text:p>
              </table:table-cell>
              <table:table-cell office:value-type="float" office:value="0.305343511450382">
                <text:p>0.305343511450382</text:p>
              </table:table-cell>
              <table:table-cell office:value-type="float" office:value="-5.02964885496183">
                <text:p>-5.02964885496183</text:p>
              </table:table-cell>
              <table:table-cell office:value-type="float" office:value="0">
                <text:p>0</text:p>
              </table:table-cell>
              <table:table-cell office:value-type="float" office:value="-4.72430534351145">
                <text:p>-4.724305343511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64">
                <text:p>1.064</text:p>
              </table:table-cell>
              <table:table-cell office:value-type="float" office:value="-5.98473282442748">
                <text:p>-5.98473282442748</text:p>
              </table:table-cell>
              <table:table-cell office:value-type="float" office:value="5.98473282442748">
                <text:p>5.98473282442748</text:p>
              </table:table-cell>
              <table:table-cell office:value-type="float" office:value="4.78778625954199">
                <text:p>4.78778625954199</text:p>
              </table:table-cell>
              <table:table-cell office:value-type="float" office:value="-4.99145038167939">
                <text:p>-4.99145038167939</text:p>
              </table:table-cell>
              <table:table-cell office:value-type="float" office:value="0">
                <text:p>0</text:p>
              </table:table-cell>
              <table:table-cell office:value-type="float" office:value="-0.203664122137404">
                <text:p>-0.2036641221374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068">
                <text:p>1.068</text:p>
              </table:table-cell>
              <table:table-cell office:value-type="float" office:value="-25.175572519084">
                <text:p>-25.175572519084</text:p>
              </table:table-cell>
              <table:table-cell office:value-type="float" office:value="25.175572519084">
                <text:p>25.175572519084</text:p>
              </table:table-cell>
              <table:table-cell office:value-type="float" office:value="20.1404580152672">
                <text:p>20.1404580152672</text:p>
              </table:table-cell>
              <table:table-cell office:value-type="float" office:value="-4.80448854961832">
                <text:p>-4.80448854961832</text:p>
              </table:table-cell>
              <table:table-cell office:value-type="float" office:value="0">
                <text:p>0</text:p>
              </table:table-cell>
              <table:table-cell office:value-type="float" office:value="15.3359694656489">
                <text:p>15.33596946564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72">
                <text:p>1.072</text:p>
              </table:table-cell>
              <table:table-cell office:value-type="float" office:value="-58.7786259541985">
                <text:p>-58.7786259541985</text:p>
              </table:table-cell>
              <table:table-cell office:value-type="float" office:value="58.7786259541985">
                <text:p>58.7786259541985</text:p>
              </table:table-cell>
              <table:table-cell office:value-type="float" office:value="47.0229007633588">
                <text:p>47.0229007633588</text:p>
              </table:table-cell>
              <table:table-cell office:value-type="float" office:value="-4.30076335877863">
                <text:p>-4.30076335877863</text:p>
              </table:table-cell>
              <table:table-cell office:value-type="float" office:value="0">
                <text:p>0</text:p>
              </table:table-cell>
              <table:table-cell office:value-type="float" office:value="42.7221374045802">
                <text:p>42.72213740458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076">
                <text:p>1.076</text:p>
              </table:table-cell>
              <table:table-cell office:value-type="float" office:value="-65.4809160305343">
                <text:p>-65.4809160305343</text:p>
              </table:table-cell>
              <table:table-cell office:value-type="float" office:value="65.4809160305343">
                <text:p>65.4809160305343</text:p>
              </table:table-cell>
              <table:table-cell office:value-type="float" office:value="52.3847328244275">
                <text:p>52.3847328244275</text:p>
              </table:table-cell>
              <table:table-cell office:value-type="float" office:value="-3.55520610687023">
                <text:p>-3.55520610687023</text:p>
              </table:table-cell>
              <table:table-cell office:value-type="float" office:value="0">
                <text:p>0</text:p>
              </table:table-cell>
              <table:table-cell office:value-type="float" office:value="48.8295267175573">
                <text:p>48.82952671755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8">
                <text:p>1.08</text:p>
              </table:table-cell>
              <table:table-cell office:value-type="float" office:value="-78.6412213740458">
                <text:p>-78.6412213740458</text:p>
              </table:table-cell>
              <table:table-cell office:value-type="float" office:value="78.6412213740458">
                <text:p>78.6412213740458</text:p>
              </table:table-cell>
              <table:table-cell office:value-type="float" office:value="62.9129770992366">
                <text:p>62.9129770992366</text:p>
              </table:table-cell>
              <table:table-cell office:value-type="float" office:value="-2.69047328244275">
                <text:p>-2.69047328244275</text:p>
              </table:table-cell>
              <table:table-cell office:value-type="float" office:value="0">
                <text:p>0</text:p>
              </table:table-cell>
              <table:table-cell office:value-type="float" office:value="60.2225038167939">
                <text:p>60.22250381679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084">
                <text:p>1.084</text:p>
              </table:table-cell>
              <table:table-cell office:value-type="float" office:value="-111.343511450382">
                <text:p>-111.343511450382</text:p>
              </table:table-cell>
              <table:table-cell office:value-type="float" office:value="111.343511450382">
                <text:p>111.343511450382</text:p>
              </table:table-cell>
              <table:table-cell office:value-type="float" office:value="89.0748091603053">
                <text:p>89.0748091603053</text:p>
              </table:table-cell>
              <table:table-cell office:value-type="float" office:value="-1.55056488549618">
                <text:p>-1.55056488549618</text:p>
              </table:table-cell>
              <table:table-cell office:value-type="float" office:value="0">
                <text:p>0</text:p>
              </table:table-cell>
              <table:table-cell office:value-type="float" office:value="87.5242442748092">
                <text:p>87.52424427480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088">
                <text:p>1.088</text:p>
              </table:table-cell>
              <table:table-cell office:value-type="float" office:value="-100.793893129771">
                <text:p>-100.793893129771</text:p>
              </table:table-cell>
              <table:table-cell office:value-type="float" office:value="100.793893129771">
                <text:p>100.793893129771</text:p>
              </table:table-cell>
              <table:table-cell office:value-type="float" office:value="80.6351145038168">
                <text:p>80.6351145038168</text:p>
              </table:table-cell>
              <table:table-cell office:value-type="float" office:value="-0.277740458015266">
                <text:p>-0.277740458015266</text:p>
              </table:table-cell>
              <table:table-cell office:value-type="float" office:value="-0">
                <text:p>-0</text:p>
              </table:table-cell>
              <table:table-cell office:value-type="float" office:value="80.3573740458015">
                <text:p>80.35737404580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92">
                <text:p>1.092</text:p>
              </table:table-cell>
              <table:table-cell office:value-type="float" office:value="-71.4351145038168">
                <text:p>-71.4351145038168</text:p>
              </table:table-cell>
              <table:table-cell office:value-type="float" office:value="71.4351145038168">
                <text:p>71.4351145038168</text:p>
              </table:table-cell>
              <table:table-cell office:value-type="float" office:value="57.1480916030534">
                <text:p>57.1480916030534</text:p>
              </table:table-cell>
              <table:table-cell office:value-type="float" office:value="0.755633587786261">
                <text:p>0.755633587786261</text:p>
              </table:table-cell>
              <table:table-cell office:value-type="float" office:value="-0">
                <text:p>-0</text:p>
              </table:table-cell>
              <table:table-cell office:value-type="float" office:value="57.9037251908397">
                <text:p>57.90372519083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96">
                <text:p>1.096</text:p>
              </table:table-cell>
              <table:table-cell office:value-type="float" office:value="-58.3969465648855">
                <text:p>-58.3969465648855</text:p>
              </table:table-cell>
              <table:table-cell office:value-type="float" office:value="58.3969465648855">
                <text:p>58.3969465648855</text:p>
              </table:table-cell>
              <table:table-cell office:value-type="float" office:value="46.7175572519084">
                <text:p>46.7175572519084</text:p>
              </table:table-cell>
              <table:table-cell office:value-type="float" office:value="1.53462595419847">
                <text:p>1.53462595419847</text:p>
              </table:table-cell>
              <table:table-cell office:value-type="float" office:value="-0">
                <text:p>-0</text:p>
              </table:table-cell>
              <table:table-cell office:value-type="float" office:value="48.2521832061069">
                <text:p>48.25218320610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">
                <text:p>1.1</text:p>
              </table:table-cell>
              <table:table-cell office:value-type="float" office:value="-86.8091603053435">
                <text:p>-86.8091603053435</text:p>
              </table:table-cell>
              <table:table-cell office:value-type="float" office:value="86.8091603053435">
                <text:p>86.8091603053435</text:p>
              </table:table-cell>
              <table:table-cell office:value-type="float" office:value="69.4473282442748">
                <text:p>69.4473282442748</text:p>
              </table:table-cell>
              <table:table-cell office:value-type="float" office:value="2.40586259541985">
                <text:p>2.40586259541985</text:p>
              </table:table-cell>
              <table:table-cell office:value-type="float" office:value="0">
                <text:p>0</text:p>
              </table:table-cell>
              <table:table-cell office:value-type="float" office:value="71.8531908396947">
                <text:p>71.85319083969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04">
                <text:p>1.104</text:p>
              </table:table-cell>
              <table:table-cell office:value-type="float" office:value="-67.8625954198473">
                <text:p>-67.8625954198473</text:p>
              </table:table-cell>
              <table:table-cell office:value-type="float" office:value="67.8625954198473">
                <text:p>67.8625954198473</text:p>
              </table:table-cell>
              <table:table-cell office:value-type="float" office:value="54.2900763358779">
                <text:p>54.2900763358779</text:p>
              </table:table-cell>
              <table:table-cell office:value-type="float" office:value="3.33389312977099">
                <text:p>3.33389312977099</text:p>
              </table:table-cell>
              <table:table-cell office:value-type="float" office:value="-0">
                <text:p>-0</text:p>
              </table:table-cell>
              <table:table-cell office:value-type="float" office:value="57.6239694656489">
                <text:p>57.62396946564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08">
                <text:p>1.108</text:p>
              </table:table-cell>
              <table:table-cell office:value-type="float" office:value="-13.7557251908397">
                <text:p>-13.7557251908397</text:p>
              </table:table-cell>
              <table:table-cell office:value-type="float" office:value="13.7557251908397">
                <text:p>13.7557251908397</text:p>
              </table:table-cell>
              <table:table-cell office:value-type="float" office:value="11.0045801526718">
                <text:p>11.0045801526718</text:p>
              </table:table-cell>
              <table:table-cell office:value-type="float" office:value="3.82360305343512">
                <text:p>3.82360305343512</text:p>
              </table:table-cell>
              <table:table-cell office:value-type="float" office:value="-0">
                <text:p>-0</text:p>
              </table:table-cell>
              <table:table-cell office:value-type="float" office:value="14.8281832061069">
                <text:p>14.82818320610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12">
                <text:p>1.112</text:p>
              </table:table-cell>
              <table:table-cell office:value-type="float" office:value="-19.7251908396947">
                <text:p>-19.7251908396947</text:p>
              </table:table-cell>
              <table:table-cell office:value-type="float" office:value="19.7251908396947">
                <text:p>19.7251908396947</text:p>
              </table:table-cell>
              <table:table-cell office:value-type="float" office:value="15.7801526717557">
                <text:p>15.7801526717557</text:p>
              </table:table-cell>
              <table:table-cell office:value-type="float" office:value="4.02448854961832">
                <text:p>4.02448854961832</text:p>
              </table:table-cell>
              <table:table-cell office:value-type="float" office:value="0">
                <text:p>0</text:p>
              </table:table-cell>
              <table:table-cell office:value-type="float" office:value="19.804641221374">
                <text:p>19.8046412213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16">
                <text:p>1.116</text:p>
              </table:table-cell>
              <table:table-cell office:value-type="float" office:value="-5.61832061068702">
                <text:p>-5.61832061068702</text:p>
              </table:table-cell>
              <table:table-cell office:value-type="float" office:value="5.61832061068702">
                <text:p>5.61832061068702</text:p>
              </table:table-cell>
              <table:table-cell office:value-type="float" office:value="4.49465648854962">
                <text:p>4.49465648854962</text:p>
              </table:table-cell>
              <table:table-cell office:value-type="float" office:value="4.17654961832061">
                <text:p>4.17654961832061</text:p>
              </table:table-cell>
              <table:table-cell office:value-type="float" office:value="-0">
                <text:p>-0</text:p>
              </table:table-cell>
              <table:table-cell office:value-type="float" office:value="8.67120610687023">
                <text:p>8.671206106870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2">
                <text:p>1.12</text:p>
              </table:table-cell>
              <table:table-cell office:value-type="float" office:value="0.793893129770992">
                <text:p>0.793893129770992</text:p>
              </table:table-cell>
              <table:table-cell office:value-type="float" office:value="-0.793893129770992">
                <text:p>-0.793893129770992</text:p>
              </table:table-cell>
              <table:table-cell office:value-type="float" office:value="-0.635114503816794">
                <text:p>-0.635114503816794</text:p>
              </table:table-cell>
              <table:table-cell office:value-type="float" office:value="4.20549618320611">
                <text:p>4.20549618320611</text:p>
              </table:table-cell>
              <table:table-cell office:value-type="float" office:value="-0">
                <text:p>-0</text:p>
              </table:table-cell>
              <table:table-cell office:value-type="float" office:value="3.57038167938931">
                <text:p>3.570381679389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24">
                <text:p>1.124</text:p>
              </table:table-cell>
              <table:table-cell office:value-type="float" office:value="10.793893129771">
                <text:p>10.793893129771</text:p>
              </table:table-cell>
              <table:table-cell office:value-type="float" office:value="-10.793893129771">
                <text:p>-10.793893129771</text:p>
              </table:table-cell>
              <table:table-cell office:value-type="float" office:value="-8.63511450381679">
                <text:p>-8.63511450381679</text:p>
              </table:table-cell>
              <table:table-cell office:value-type="float" office:value="4.13596946564886">
                <text:p>4.13596946564886</text:p>
              </table:table-cell>
              <table:table-cell office:value-type="float" office:value="-0">
                <text:p>-0</text:p>
              </table:table-cell>
              <table:table-cell office:value-type="float" office:value="-4.49914503816794">
                <text:p>-4.499145038167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28">
                <text:p>1.128</text:p>
              </table:table-cell>
              <table:table-cell office:value-type="float" office:value="70.4580152671756">
                <text:p>70.4580152671756</text:p>
              </table:table-cell>
              <table:table-cell office:value-type="float" office:value="-70.4580152671756">
                <text:p>-70.4580152671756</text:p>
              </table:table-cell>
              <table:table-cell office:value-type="float" office:value="-56.3664122137405">
                <text:p>-56.3664122137405</text:p>
              </table:table-cell>
              <table:table-cell office:value-type="float" office:value="3.64845801526718">
                <text:p>3.64845801526718</text:p>
              </table:table-cell>
              <table:table-cell office:value-type="float" office:value="-0">
                <text:p>-0</text:p>
              </table:table-cell>
              <table:table-cell office:value-type="float" office:value="-52.7179541984733">
                <text:p>-52.71795419847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32">
                <text:p>1.132</text:p>
              </table:table-cell>
              <table:table-cell office:value-type="float" office:value="108.793893129771">
                <text:p>108.793893129771</text:p>
              </table:table-cell>
              <table:table-cell office:value-type="float" office:value="-108.793893129771">
                <text:p>-108.793893129771</text:p>
              </table:table-cell>
              <table:table-cell office:value-type="float" office:value="-87.0351145038168">
                <text:p>-87.0351145038168</text:p>
              </table:table-cell>
              <table:table-cell office:value-type="float" office:value="2.5729465648855">
                <text:p>2.5729465648855</text:p>
              </table:table-cell>
              <table:table-cell office:value-type="float" office:value="-0">
                <text:p>-0</text:p>
              </table:table-cell>
              <table:table-cell office:value-type="float" office:value="-84.4621679389313">
                <text:p>-84.46216793893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36">
                <text:p>1.136</text:p>
              </table:table-cell>
              <table:table-cell office:value-type="float" office:value="124.137404580153">
                <text:p>124.137404580153</text:p>
              </table:table-cell>
              <table:table-cell office:value-type="float" office:value="-124.137404580153">
                <text:p>-124.137404580153</text:p>
              </table:table-cell>
              <table:table-cell office:value-type="float" office:value="-99.3099236641222">
                <text:p>-99.3099236641222</text:p>
              </table:table-cell>
              <table:table-cell office:value-type="float" office:value="1.17535877862595">
                <text:p>1.17535877862595</text:p>
              </table:table-cell>
              <table:table-cell office:value-type="float" office:value="-0">
                <text:p>-0</text:p>
              </table:table-cell>
              <table:table-cell office:value-type="float" office:value="-98.1345648854962">
                <text:p>-98.13456488549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4">
                <text:p>1.14</text:p>
              </table:table-cell>
              <table:table-cell office:value-type="float" office:value="153.862595419847">
                <text:p>153.862595419847</text:p>
              </table:table-cell>
              <table:table-cell office:value-type="float" office:value="-153.862595419847">
                <text:p>-153.862595419847</text:p>
              </table:table-cell>
              <table:table-cell office:value-type="float" office:value="-123.090076335878">
                <text:p>-123.090076335878</text:p>
              </table:table-cell>
              <table:table-cell office:value-type="float" office:value="-0.492641221374045">
                <text:p>-0.492641221374045</text:p>
              </table:table-cell>
              <table:table-cell office:value-type="float" office:value="-0">
                <text:p>-0</text:p>
              </table:table-cell>
              <table:table-cell office:value-type="float" office:value="-123.582717557252">
                <text:p>-123.5827175572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44">
                <text:p>1.144</text:p>
              </table:table-cell>
              <table:table-cell office:value-type="float" office:value="109.496183206107">
                <text:p>109.496183206107</text:p>
              </table:table-cell>
              <table:table-cell office:value-type="float" office:value="-109.496183206107">
                <text:p>-109.496183206107</text:p>
              </table:table-cell>
              <table:table-cell office:value-type="float" office:value="-87.5969465648855">
                <text:p>-87.5969465648855</text:p>
              </table:table-cell>
              <table:table-cell office:value-type="float" office:value="-2.07279389312977">
                <text:p>-2.07279389312977</text:p>
              </table:table-cell>
              <table:table-cell office:value-type="float" office:value="0">
                <text:p>0</text:p>
              </table:table-cell>
              <table:table-cell office:value-type="float" office:value="-89.6697404580153">
                <text:p>-89.66974045801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48">
                <text:p>1.148</text:p>
              </table:table-cell>
              <table:table-cell office:value-type="float" office:value="38.8549618320611">
                <text:p>38.8549618320611</text:p>
              </table:table-cell>
              <table:table-cell office:value-type="float" office:value="-38.8549618320611">
                <text:p>-38.8549618320611</text:p>
              </table:table-cell>
              <table:table-cell office:value-type="float" office:value="-31.0839694656489">
                <text:p>-31.0839694656489</text:p>
              </table:table-cell>
              <table:table-cell office:value-type="float" office:value="-2.96290076335878">
                <text:p>-2.96290076335878</text:p>
              </table:table-cell>
              <table:table-cell office:value-type="float" office:value="0">
                <text:p>0</text:p>
              </table:table-cell>
              <table:table-cell office:value-type="float" office:value="-34.0468702290076">
                <text:p>-34.04687022900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52">
                <text:p>1.152</text:p>
              </table:table-cell>
              <table:table-cell office:value-type="float" office:value="76.2748091603053">
                <text:p>76.2748091603053</text:p>
              </table:table-cell>
              <table:table-cell office:value-type="float" office:value="-76.2748091603053">
                <text:p>-76.2748091603053</text:p>
              </table:table-cell>
              <table:table-cell office:value-type="float" office:value="-61.0198473282443">
                <text:p>-61.0198473282443</text:p>
              </table:table-cell>
              <table:table-cell office:value-type="float" office:value="-3.65367938931298">
                <text:p>-3.65367938931298</text:p>
              </table:table-cell>
              <table:table-cell office:value-type="float" office:value="-0">
                <text:p>-0</text:p>
              </table:table-cell>
              <table:table-cell office:value-type="float" office:value="-64.6735267175573">
                <text:p>-64.67352671755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56">
                <text:p>1.156</text:p>
              </table:table-cell>
              <table:table-cell office:value-type="float" office:value="47.0381679389313">
                <text:p>47.0381679389313</text:p>
              </table:table-cell>
              <table:table-cell office:value-type="float" office:value="-47.0381679389313">
                <text:p>-47.0381679389313</text:p>
              </table:table-cell>
              <table:table-cell office:value-type="float" office:value="-37.630534351145">
                <text:p>-37.630534351145</text:p>
              </table:table-cell>
              <table:table-cell office:value-type="float" office:value="-4.3935572519084">
                <text:p>-4.3935572519084</text:p>
              </table:table-cell>
              <table:table-cell office:value-type="float" office:value="0">
                <text:p>0</text:p>
              </table:table-cell>
              <table:table-cell office:value-type="float" office:value="-42.0240916030534">
                <text:p>-42.02409160305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6">
                <text:p>1.16</text:p>
              </table:table-cell>
              <table:table-cell office:value-type="float" office:value="0.244274809160305">
                <text:p>0.244274809160305</text:p>
              </table:table-cell>
              <table:table-cell office:value-type="float" office:value="-0.244274809160305">
                <text:p>-0.244274809160305</text:p>
              </table:table-cell>
              <table:table-cell office:value-type="float" office:value="-0.195419847328244">
                <text:p>-0.195419847328244</text:p>
              </table:table-cell>
              <table:table-cell office:value-type="float" office:value="-4.67725190839695">
                <text:p>-4.67725190839695</text:p>
              </table:table-cell>
              <table:table-cell office:value-type="float" office:value="0">
                <text:p>0</text:p>
              </table:table-cell>
              <table:table-cell office:value-type="float" office:value="-4.87267175572519">
                <text:p>-4.872671755725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64">
                <text:p>1.164</text:p>
              </table:table-cell>
              <table:table-cell office:value-type="float" office:value="12.8396946564886">
                <text:p>12.8396946564886</text:p>
              </table:table-cell>
              <table:table-cell office:value-type="float" office:value="-12.8396946564886">
                <text:p>-12.8396946564886</text:p>
              </table:table-cell>
              <table:table-cell office:value-type="float" office:value="-10.2717557251908">
                <text:p>-10.2717557251908</text:p>
              </table:table-cell>
              <table:table-cell office:value-type="float" office:value="-4.75575572519084">
                <text:p>-4.75575572519084</text:p>
              </table:table-cell>
              <table:table-cell office:value-type="float" office:value="-0">
                <text:p>-0</text:p>
              </table:table-cell>
              <table:table-cell office:value-type="float" office:value="-15.0275114503817">
                <text:p>-15.02751145038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68">
                <text:p>1.168</text:p>
              </table:table-cell>
              <table:table-cell office:value-type="float" office:value="-0.33587786259542">
                <text:p>-0.33587786259542</text:p>
              </table:table-cell>
              <table:table-cell office:value-type="float" office:value="0.33587786259542">
                <text:p>0.33587786259542</text:p>
              </table:table-cell>
              <table:table-cell office:value-type="float" office:value="0.268702290076336">
                <text:p>0.268702290076336</text:p>
              </table:table-cell>
              <table:table-cell office:value-type="float" office:value="-4.8307786259542">
                <text:p>-4.8307786259542</text:p>
              </table:table-cell>
              <table:table-cell office:value-type="float" office:value="0">
                <text:p>0</text:p>
              </table:table-cell>
              <table:table-cell office:value-type="float" office:value="-4.56207633587786">
                <text:p>-4.562076335877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72">
                <text:p>1.172</text:p>
              </table:table-cell>
              <table:table-cell office:value-type="float" office:value="-7.17557251908397">
                <text:p>-7.17557251908397</text:p>
              </table:table-cell>
              <table:table-cell office:value-type="float" office:value="7.17557251908397">
                <text:p>7.17557251908397</text:p>
              </table:table-cell>
              <table:table-cell office:value-type="float" office:value="5.74045801526718">
                <text:p>5.74045801526718</text:p>
              </table:table-cell>
              <table:table-cell office:value-type="float" office:value="-4.78570992366412">
                <text:p>-4.78570992366412</text:p>
              </table:table-cell>
              <table:table-cell office:value-type="float" office:value="0">
                <text:p>0</text:p>
              </table:table-cell>
              <table:table-cell office:value-type="float" office:value="0.954748091603054">
                <text:p>0.954748091603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76">
                <text:p>1.176</text:p>
              </table:table-cell>
              <table:table-cell office:value-type="float" office:value="-27.5114503816794">
                <text:p>-27.5114503816794</text:p>
              </table:table-cell>
              <table:table-cell office:value-type="float" office:value="27.5114503816794">
                <text:p>27.5114503816794</text:p>
              </table:table-cell>
              <table:table-cell office:value-type="float" office:value="22.0091603053435">
                <text:p>22.0091603053435</text:p>
              </table:table-cell>
              <table:table-cell office:value-type="float" office:value="-4.57758778625954">
                <text:p>-4.57758778625954</text:p>
              </table:table-cell>
              <table:table-cell office:value-type="float" office:value="0">
                <text:p>0</text:p>
              </table:table-cell>
              <table:table-cell office:value-type="float" office:value="17.431572519084">
                <text:p>17.4315725190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8">
                <text:p>1.18</text:p>
              </table:table-cell>
              <table:table-cell office:value-type="float" office:value="-17.9541984732824">
                <text:p>-17.9541984732824</text:p>
              </table:table-cell>
              <table:table-cell office:value-type="float" office:value="17.9541984732824">
                <text:p>17.9541984732824</text:p>
              </table:table-cell>
              <table:table-cell office:value-type="float" office:value="14.363358778626">
                <text:p>14.363358778626</text:p>
              </table:table-cell>
              <table:table-cell office:value-type="float" office:value="-4.30479389312977">
                <text:p>-4.30479389312977</text:p>
              </table:table-cell>
              <table:table-cell office:value-type="float" office:value="-0">
                <text:p>-0</text:p>
              </table:table-cell>
              <table:table-cell office:value-type="float" office:value="10.0585648854962">
                <text:p>10.05856488549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84">
                <text:p>1.184</text:p>
              </table:table-cell>
              <table:table-cell office:value-type="float" office:value="-93.8625954198473">
                <text:p>-93.8625954198473</text:p>
              </table:table-cell>
              <table:table-cell office:value-type="float" office:value="93.8625954198473">
                <text:p>93.8625954198473</text:p>
              </table:table-cell>
              <table:table-cell office:value-type="float" office:value="75.0900763358779">
                <text:p>75.0900763358779</text:p>
              </table:table-cell>
              <table:table-cell office:value-type="float" office:value="-3.63389312977099">
                <text:p>-3.63389312977099</text:p>
              </table:table-cell>
              <table:table-cell office:value-type="float" office:value="0">
                <text:p>0</text:p>
              </table:table-cell>
              <table:table-cell office:value-type="float" office:value="71.4561832061069">
                <text:p>71.45618320610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88">
                <text:p>1.188</text:p>
              </table:table-cell>
              <table:table-cell office:value-type="float" office:value="-176.381679389313">
                <text:p>-176.381679389313</text:p>
              </table:table-cell>
              <table:table-cell office:value-type="float" office:value="176.381679389313">
                <text:p>176.381679389313</text:p>
              </table:table-cell>
              <table:table-cell office:value-type="float" office:value="141.10534351145">
                <text:p>141.10534351145</text:p>
              </table:table-cell>
              <table:table-cell office:value-type="float" office:value="-2.01242748091603">
                <text:p>-2.01242748091603</text:p>
              </table:table-cell>
              <table:table-cell office:value-type="float" office:value="0">
                <text:p>0</text:p>
              </table:table-cell>
              <table:table-cell office:value-type="float" office:value="139.092916030534">
                <text:p>139.0929160305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92">
                <text:p>1.192</text:p>
              </table:table-cell>
              <table:table-cell office:value-type="float" office:value="-80">
                <text:p>-80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-0.474137404580152">
                <text:p>-0.474137404580152</text:p>
              </table:table-cell>
              <table:table-cell office:value-type="float" office:value="-0">
                <text:p>-0</text:p>
              </table:table-cell>
              <table:table-cell office:value-type="float" office:value="63.5258625954199">
                <text:p>63.5258625954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96">
                <text:p>1.196</text:p>
              </table:table-cell>
              <table:table-cell office:value-type="float" office:value="-77.7404580152672">
                <text:p>-77.7404580152672</text:p>
              </table:table-cell>
              <table:table-cell office:value-type="float" office:value="77.7404580152672">
                <text:p>77.7404580152672</text:p>
              </table:table-cell>
              <table:table-cell office:value-type="float" office:value="62.1923664122137">
                <text:p>62.1923664122137</text:p>
              </table:table-cell>
              <table:table-cell office:value-type="float" office:value="0.472305343511451">
                <text:p>0.472305343511451</text:p>
              </table:table-cell>
              <table:table-cell office:value-type="float" office:value="-0">
                <text:p>-0</text:p>
              </table:table-cell>
              <table:table-cell office:value-type="float" office:value="62.6646717557252">
                <text:p>62.66467175572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">
                <text:p>1.2</text:p>
              </table:table-cell>
              <table:table-cell office:value-type="float" office:value="-116.213740458015">
                <text:p>-116.213740458015</text:p>
              </table:table-cell>
              <table:table-cell office:value-type="float" office:value="116.213740458015">
                <text:p>116.213740458015</text:p>
              </table:table-cell>
              <table:table-cell office:value-type="float" office:value="92.9709923664122">
                <text:p>92.9709923664122</text:p>
              </table:table-cell>
              <table:table-cell office:value-type="float" office:value="1.63603053435115">
                <text:p>1.63603053435115</text:p>
              </table:table-cell>
              <table:table-cell office:value-type="float" office:value="0">
                <text:p>0</text:p>
              </table:table-cell>
              <table:table-cell office:value-type="float" office:value="94.6070229007634">
                <text:p>94.60702290076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04">
                <text:p>1.204</text:p>
              </table:table-cell>
              <table:table-cell office:value-type="float" office:value="-63.587786259542">
                <text:p>-63.587786259542</text:p>
              </table:table-cell>
              <table:table-cell office:value-type="float" office:value="63.587786259542">
                <text:p>63.587786259542</text:p>
              </table:table-cell>
              <table:table-cell office:value-type="float" office:value="50.8702290076336">
                <text:p>50.8702290076336</text:p>
              </table:table-cell>
              <table:table-cell office:value-type="float" office:value="2.71483969465649">
                <text:p>2.71483969465649</text:p>
              </table:table-cell>
              <table:table-cell office:value-type="float" office:value="-0">
                <text:p>-0</text:p>
              </table:table-cell>
              <table:table-cell office:value-type="float" office:value="53.5850687022901">
                <text:p>53.58506870229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08">
                <text:p>1.208</text:p>
              </table:table-cell>
              <table:table-cell office:value-type="float" office:value="-46.5190839694657">
                <text:p>-46.5190839694657</text:p>
              </table:table-cell>
              <table:table-cell office:value-type="float" office:value="46.5190839694657">
                <text:p>46.5190839694657</text:p>
              </table:table-cell>
              <table:table-cell office:value-type="float" office:value="37.2152671755725">
                <text:p>37.2152671755725</text:p>
              </table:table-cell>
              <table:table-cell office:value-type="float" office:value="3.37548091603053">
                <text:p>3.37548091603053</text:p>
              </table:table-cell>
              <table:table-cell office:value-type="float" office:value="-0">
                <text:p>-0</text:p>
              </table:table-cell>
              <table:table-cell office:value-type="float" office:value="40.5907480916031">
                <text:p>40.59074809160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12">
                <text:p>1.212</text:p>
              </table:table-cell>
              <table:table-cell office:value-type="float" office:value="-50.4732824427481">
                <text:p>-50.4732824427481</text:p>
              </table:table-cell>
              <table:table-cell office:value-type="float" office:value="50.4732824427481">
                <text:p>50.4732824427481</text:p>
              </table:table-cell>
              <table:table-cell office:value-type="float" office:value="40.3786259541985">
                <text:p>40.3786259541985</text:p>
              </table:table-cell>
              <table:table-cell office:value-type="float" office:value="3.95743511450382">
                <text:p>3.95743511450382</text:p>
              </table:table-cell>
              <table:table-cell office:value-type="float" office:value="0">
                <text:p>0</text:p>
              </table:table-cell>
              <table:table-cell office:value-type="float" office:value="44.3360610687023">
                <text:p>44.33606106870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16">
                <text:p>1.216</text:p>
              </table:table-cell>
              <table:table-cell office:value-type="float" office:value="-53.6946564885496">
                <text:p>-53.6946564885496</text:p>
              </table:table-cell>
              <table:table-cell office:value-type="float" office:value="53.6946564885496">
                <text:p>53.6946564885496</text:p>
              </table:table-cell>
              <table:table-cell office:value-type="float" office:value="42.9557251908397">
                <text:p>42.9557251908397</text:p>
              </table:table-cell>
              <table:table-cell office:value-type="float" office:value="4.5824427480916">
                <text:p>4.5824427480916</text:p>
              </table:table-cell>
              <table:table-cell office:value-type="float" office:value="0">
                <text:p>0</text:p>
              </table:table-cell>
              <table:table-cell office:value-type="float" office:value="47.5381679389313">
                <text:p>47.53816793893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2">
                <text:p>1.22</text:p>
              </table:table-cell>
              <table:table-cell office:value-type="float" office:value="-6.99236641221374">
                <text:p>-6.99236641221374</text:p>
              </table:table-cell>
              <table:table-cell office:value-type="float" office:value="6.99236641221374">
                <text:p>6.99236641221374</text:p>
              </table:table-cell>
              <table:table-cell office:value-type="float" office:value="5.59389312977099">
                <text:p>5.59389312977099</text:p>
              </table:table-cell>
              <table:table-cell office:value-type="float" office:value="4.94656488549618">
                <text:p>4.94656488549618</text:p>
              </table:table-cell>
              <table:table-cell office:value-type="float" office:value="-0">
                <text:p>-0</text:p>
              </table:table-cell>
              <table:table-cell office:value-type="float" office:value="10.5404580152672">
                <text:p>10.54045801526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24">
                <text:p>1.224</text:p>
              </table:table-cell>
              <table:table-cell office:value-type="float" office:value="1.61832061068702">
                <text:p>1.61832061068702</text:p>
              </table:table-cell>
              <table:table-cell office:value-type="float" office:value="-1.61832061068702">
                <text:p>-1.61832061068702</text:p>
              </table:table-cell>
              <table:table-cell office:value-type="float" office:value="-1.29465648854962">
                <text:p>-1.29465648854962</text:p>
              </table:table-cell>
              <table:table-cell office:value-type="float" office:value="4.97880916030534">
                <text:p>4.97880916030534</text:p>
              </table:table-cell>
              <table:table-cell office:value-type="float" office:value="-0">
                <text:p>-0</text:p>
              </table:table-cell>
              <table:table-cell office:value-type="float" office:value="3.68415267175573">
                <text:p>3.684152671755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28">
                <text:p>1.228</text:p>
              </table:table-cell>
              <table:table-cell office:value-type="float" office:value="32.3358778625954">
                <text:p>32.3358778625954</text:p>
              </table:table-cell>
              <table:table-cell office:value-type="float" office:value="-32.3358778625954">
                <text:p>-32.3358778625954</text:p>
              </table:table-cell>
              <table:table-cell office:value-type="float" office:value="-25.8687022900763">
                <text:p>-25.8687022900763</text:p>
              </table:table-cell>
              <table:table-cell office:value-type="float" office:value="4.77508396946565">
                <text:p>4.77508396946565</text:p>
              </table:table-cell>
              <table:table-cell office:value-type="float" office:value="-0">
                <text:p>-0</text:p>
              </table:table-cell>
              <table:table-cell office:value-type="float" office:value="-21.0936183206107">
                <text:p>-21.09361832061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32">
                <text:p>1.232</text:p>
              </table:table-cell>
              <table:table-cell office:value-type="float" office:value="87.8167938931298">
                <text:p>87.8167938931298</text:p>
              </table:table-cell>
              <table:table-cell office:value-type="float" office:value="-87.8167938931298">
                <text:p>-87.8167938931298</text:p>
              </table:table-cell>
              <table:table-cell office:value-type="float" office:value="-70.2534351145038">
                <text:p>-70.2534351145038</text:p>
              </table:table-cell>
              <table:table-cell office:value-type="float" office:value="4.0541679389313">
                <text:p>4.0541679389313</text:p>
              </table:table-cell>
              <table:table-cell office:value-type="float" office:value="-0">
                <text:p>-0</text:p>
              </table:table-cell>
              <table:table-cell office:value-type="float" office:value="-66.1992671755725">
                <text:p>-66.19926717557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36">
                <text:p>1.236</text:p>
              </table:table-cell>
              <table:table-cell office:value-type="float" office:value="102.656488549618">
                <text:p>102.656488549618</text:p>
              </table:table-cell>
              <table:table-cell office:value-type="float" office:value="-102.656488549618">
                <text:p>-102.656488549618</text:p>
              </table:table-cell>
              <table:table-cell office:value-type="float" office:value="-82.1251908396946">
                <text:p>-82.1251908396946</text:p>
              </table:table-cell>
              <table:table-cell office:value-type="float" office:value="2.91132824427481">
                <text:p>2.91132824427481</text:p>
              </table:table-cell>
              <table:table-cell office:value-type="float" office:value="-0">
                <text:p>-0</text:p>
              </table:table-cell>
              <table:table-cell office:value-type="float" office:value="-79.2138625954198">
                <text:p>-79.21386259541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4">
                <text:p>1.24</text:p>
              </table:table-cell>
              <table:table-cell office:value-type="float" office:value="161.358778625954">
                <text:p>161.358778625954</text:p>
              </table:table-cell>
              <table:table-cell office:value-type="float" office:value="-161.358778625954">
                <text:p>-161.358778625954</text:p>
              </table:table-cell>
              <table:table-cell office:value-type="float" office:value="-129.087022900763">
                <text:p>-129.087022900763</text:p>
              </table:table-cell>
              <table:table-cell office:value-type="float" office:value="1.32723664122138">
                <text:p>1.32723664122138</text:p>
              </table:table-cell>
              <table:table-cell office:value-type="float" office:value="-0">
                <text:p>-0</text:p>
              </table:table-cell>
              <table:table-cell office:value-type="float" office:value="-127.759786259542">
                <text:p>-127.7597862595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44">
                <text:p>1.244</text:p>
              </table:table-cell>
              <table:table-cell office:value-type="float" office:value="127.145038167939">
                <text:p>127.145038167939</text:p>
              </table:table-cell>
              <table:table-cell office:value-type="float" office:value="-127.145038167939">
                <text:p>-127.145038167939</text:p>
              </table:table-cell>
              <table:table-cell office:value-type="float" office:value="-101.716030534351">
                <text:p>-101.716030534351</text:p>
              </table:table-cell>
              <table:table-cell office:value-type="float" office:value="-0.403786259541983">
                <text:p>-0.403786259541983</text:p>
              </table:table-cell>
              <table:table-cell office:value-type="float" office:value="0">
                <text:p>0</text:p>
              </table:table-cell>
              <table:table-cell office:value-type="float" office:value="-102.119816793893">
                <text:p>-102.1198167938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48">
                <text:p>1.248</text:p>
              </table:table-cell>
              <table:table-cell office:value-type="float" office:value="79.618320610687">
                <text:p>79.618320610687</text:p>
              </table:table-cell>
              <table:table-cell office:value-type="float" office:value="-79.618320610687">
                <text:p>-79.618320610687</text:p>
              </table:table-cell>
              <table:table-cell office:value-type="float" office:value="-63.6946564885496">
                <text:p>-63.6946564885496</text:p>
              </table:table-cell>
              <table:table-cell office:value-type="float" office:value="-1.64436641221374">
                <text:p>-1.64436641221374</text:p>
              </table:table-cell>
              <table:table-cell office:value-type="float" office:value="0">
                <text:p>0</text:p>
              </table:table-cell>
              <table:table-cell office:value-type="float" office:value="-65.3390229007634">
                <text:p>-65.33902290076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52">
                <text:p>1.252</text:p>
              </table:table-cell>
              <table:table-cell office:value-type="float" office:value="77.5725190839695">
                <text:p>77.5725190839695</text:p>
              </table:table-cell>
              <table:table-cell office:value-type="float" office:value="-77.5725190839695">
                <text:p>-77.5725190839695</text:p>
              </table:table-cell>
              <table:table-cell office:value-type="float" office:value="-62.0580152671756">
                <text:p>-62.0580152671756</text:p>
              </table:table-cell>
              <table:table-cell office:value-type="float" office:value="-2.58751145038168">
                <text:p>-2.58751145038168</text:p>
              </table:table-cell>
              <table:table-cell office:value-type="float" office:value="0">
                <text:p>0</text:p>
              </table:table-cell>
              <table:table-cell office:value-type="float" office:value="-64.6455267175573">
                <text:p>-64.64552671755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56">
                <text:p>1.256</text:p>
              </table:table-cell>
              <table:table-cell office:value-type="float" office:value="75.4961832061069">
                <text:p>75.4961832061069</text:p>
              </table:table-cell>
              <table:table-cell office:value-type="float" office:value="-75.4961832061069">
                <text:p>-75.4961832061069</text:p>
              </table:table-cell>
              <table:table-cell office:value-type="float" office:value="-60.3969465648855">
                <text:p>-60.3969465648855</text:p>
              </table:table-cell>
              <table:table-cell office:value-type="float" office:value="-3.50592366412214">
                <text:p>-3.50592366412214</text:p>
              </table:table-cell>
              <table:table-cell office:value-type="float" office:value="0">
                <text:p>0</text:p>
              </table:table-cell>
              <table:table-cell office:value-type="float" office:value="-63.9028702290076">
                <text:p>-63.90287022900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6">
                <text:p>1.26</text:p>
              </table:table-cell>
              <table:table-cell office:value-type="float" office:value="63.8625954198473">
                <text:p>63.8625954198473</text:p>
              </table:table-cell>
              <table:table-cell office:value-type="float" office:value="-63.8625954198473">
                <text:p>-63.8625954198473</text:p>
              </table:table-cell>
              <table:table-cell office:value-type="float" office:value="-51.0900763358779">
                <text:p>-51.0900763358779</text:p>
              </table:table-cell>
              <table:table-cell office:value-type="float" office:value="-4.34207633587786">
                <text:p>-4.34207633587786</text:p>
              </table:table-cell>
              <table:table-cell office:value-type="float" office:value="0">
                <text:p>0</text:p>
              </table:table-cell>
              <table:table-cell office:value-type="float" office:value="-55.4321526717557">
                <text:p>-55.4321526717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64">
                <text:p>1.264</text:p>
              </table:table-cell>
              <table:table-cell office:value-type="float" office:value="39.0839694656489">
                <text:p>39.0839694656489</text:p>
              </table:table-cell>
              <table:table-cell office:value-type="float" office:value="-39.0839694656489">
                <text:p>-39.0839694656489</text:p>
              </table:table-cell>
              <table:table-cell office:value-type="float" office:value="-31.2671755725191">
                <text:p>-31.2671755725191</text:p>
              </table:table-cell>
              <table:table-cell office:value-type="float" office:value="-4.95975572519084">
                <text:p>-4.95975572519084</text:p>
              </table:table-cell>
              <table:table-cell office:value-type="float" office:value="0">
                <text:p>0</text:p>
              </table:table-cell>
              <table:table-cell office:value-type="float" office:value="-36.2269312977099">
                <text:p>-36.22693129770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68">
                <text:p>1.268</text:p>
              </table:table-cell>
              <table:table-cell office:value-type="float" office:value="31.1603053435114">
                <text:p>31.1603053435114</text:p>
              </table:table-cell>
              <table:table-cell office:value-type="float" office:value="-31.1603053435114">
                <text:p>-31.1603053435114</text:p>
              </table:table-cell>
              <table:table-cell office:value-type="float" office:value="-24.9282442748092">
                <text:p>-24.9282442748092</text:p>
              </table:table-cell>
              <table:table-cell office:value-type="float" office:value="-5.3812213740458">
                <text:p>-5.3812213740458</text:p>
              </table:table-cell>
              <table:table-cell office:value-type="float" office:value="0">
                <text:p>0</text:p>
              </table:table-cell>
              <table:table-cell office:value-type="float" office:value="-30.309465648855">
                <text:p>-30.3094656488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72">
                <text:p>1.272</text:p>
              </table:table-cell>
              <table:table-cell office:value-type="float" office:value="7.23664122137405">
                <text:p>7.23664122137405</text:p>
              </table:table-cell>
              <table:table-cell office:value-type="float" office:value="-7.23664122137405">
                <text:p>-7.23664122137405</text:p>
              </table:table-cell>
              <table:table-cell office:value-type="float" office:value="-5.78931297709924">
                <text:p>-5.78931297709924</text:p>
              </table:table-cell>
              <table:table-cell office:value-type="float" office:value="-5.61160305343511">
                <text:p>-5.61160305343511</text:p>
              </table:table-cell>
              <table:table-cell office:value-type="float" office:value="0">
                <text:p>0</text:p>
              </table:table-cell>
              <table:table-cell office:value-type="float" office:value="-11.4009160305344">
                <text:p>-11.40091603053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76">
                <text:p>1.276</text:p>
              </table:table-cell>
              <table:table-cell office:value-type="float" office:value="0.580152671755725">
                <text:p>0.580152671755725</text:p>
              </table:table-cell>
              <table:table-cell office:value-type="float" office:value="-0.580152671755725">
                <text:p>-0.580152671755725</text:p>
              </table:table-cell>
              <table:table-cell office:value-type="float" office:value="-0.46412213740458">
                <text:p>-0.46412213740458</text:p>
              </table:table-cell>
              <table:table-cell office:value-type="float" office:value="-5.65850381679389">
                <text:p>-5.65850381679389</text:p>
              </table:table-cell>
              <table:table-cell office:value-type="float" office:value="0">
                <text:p>0</text:p>
              </table:table-cell>
              <table:table-cell office:value-type="float" office:value="-6.12262595419847">
                <text:p>-6.122625954198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8">
                <text:p>1.28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-0.158778625954198">
                <text:p>-0.158778625954198</text:p>
              </table:table-cell>
              <table:table-cell office:value-type="float" office:value="-5.66317557251908">
                <text:p>-5.66317557251908</text:p>
              </table:table-cell>
              <table:table-cell office:value-type="float" office:value="0">
                <text:p>0</text:p>
              </table:table-cell>
              <table:table-cell office:value-type="float" office:value="-5.82195419847328">
                <text:p>-5.821954198473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84">
                <text:p>1.284</text:p>
              </table:table-cell>
              <table:table-cell office:value-type="float" office:value="-10.0763358778626">
                <text:p>-10.0763358778626</text:p>
              </table:table-cell>
              <table:table-cell office:value-type="float" office:value="10.0763358778626">
                <text:p>10.0763358778626</text:p>
              </table:table-cell>
              <table:table-cell office:value-type="float" office:value="8.06106870229008">
                <text:p>8.06106870229008</text:p>
              </table:table-cell>
              <table:table-cell office:value-type="float" office:value="-5.60390839694656">
                <text:p>-5.60390839694656</text:p>
              </table:table-cell>
              <table:table-cell office:value-type="float" office:value="0">
                <text:p>0</text:p>
              </table:table-cell>
              <table:table-cell office:value-type="float" office:value="2.45716030534351">
                <text:p>2.457160305343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88">
                <text:p>1.288</text:p>
              </table:table-cell>
              <table:table-cell office:value-type="float" office:value="-35.2671755725191">
                <text:p>-35.2671755725191</text:p>
              </table:table-cell>
              <table:table-cell office:value-type="float" office:value="35.2671755725191">
                <text:p>35.2671755725191</text:p>
              </table:table-cell>
              <table:table-cell office:value-type="float" office:value="28.2137404580153">
                <text:p>28.2137404580153</text:p>
              </table:table-cell>
              <table:table-cell office:value-type="float" office:value="-5.33184732824427">
                <text:p>-5.33184732824427</text:p>
              </table:table-cell>
              <table:table-cell office:value-type="float" office:value="0">
                <text:p>0</text:p>
              </table:table-cell>
              <table:table-cell office:value-type="float" office:value="22.881893129771">
                <text:p>22.8818931297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92">
                <text:p>1.292</text:p>
              </table:table-cell>
              <table:table-cell office:value-type="float" office:value="-83.4961832061069">
                <text:p>-83.4961832061069</text:p>
              </table:table-cell>
              <table:table-cell office:value-type="float" office:value="83.4961832061069">
                <text:p>83.4961832061069</text:p>
              </table:table-cell>
              <table:table-cell office:value-type="float" office:value="66.7969465648855">
                <text:p>66.7969465648855</text:p>
              </table:table-cell>
              <table:table-cell office:value-type="float" office:value="-4.61926717557252">
                <text:p>-4.61926717557252</text:p>
              </table:table-cell>
              <table:table-cell office:value-type="float" office:value="0">
                <text:p>0</text:p>
              </table:table-cell>
              <table:table-cell office:value-type="float" office:value="62.177679389313">
                <text:p>62.1776793893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96">
                <text:p>1.296</text:p>
              </table:table-cell>
              <table:table-cell office:value-type="float" office:value="-134.687022900763">
                <text:p>-134.687022900763</text:p>
              </table:table-cell>
              <table:table-cell office:value-type="float" office:value="134.687022900763">
                <text:p>134.687022900763</text:p>
              </table:table-cell>
              <table:table-cell office:value-type="float" office:value="107.749618320611">
                <text:p>107.749618320611</text:p>
              </table:table-cell>
              <table:table-cell office:value-type="float" office:value="-3.3101679389313">
                <text:p>-3.3101679389313</text:p>
              </table:table-cell>
              <table:table-cell office:value-type="float" office:value="0">
                <text:p>0</text:p>
              </table:table-cell>
              <table:table-cell office:value-type="float" office:value="104.439450381679">
                <text:p>104.4394503816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3">
                <text:p>1.3</text:p>
              </table:table-cell>
              <table:table-cell office:value-type="float" office:value="-83.2519083969466">
                <text:p>-83.2519083969466</text:p>
              </table:table-cell>
              <table:table-cell office:value-type="float" office:value="83.2519083969466">
                <text:p>83.2519083969466</text:p>
              </table:table-cell>
              <table:table-cell office:value-type="float" office:value="66.6015267175573">
                <text:p>66.6015267175573</text:p>
              </table:table-cell>
              <table:table-cell office:value-type="float" office:value="-2.00253435114504">
                <text:p>-2.00253435114504</text:p>
              </table:table-cell>
              <table:table-cell office:value-type="float" office:value="-0">
                <text:p>-0</text:p>
              </table:table-cell>
              <table:table-cell office:value-type="float" office:value="64.5989923664122">
                <text:p>64.59899236641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04">
                <text:p>1.304</text:p>
              </table:table-cell>
              <table:table-cell office:value-type="float" office:value="-117.267175572519">
                <text:p>-117.267175572519</text:p>
              </table:table-cell>
              <table:table-cell office:value-type="float" office:value="117.267175572519">
                <text:p>117.267175572519</text:p>
              </table:table-cell>
              <table:table-cell office:value-type="float" office:value="93.8137404580153">
                <text:p>93.8137404580153</text:p>
              </table:table-cell>
              <table:table-cell office:value-type="float" office:value="-0.799419847328243">
                <text:p>-0.799419847328243</text:p>
              </table:table-cell>
              <table:table-cell office:value-type="float" office:value="0">
                <text:p>0</text:p>
              </table:table-cell>
              <table:table-cell office:value-type="float" office:value="93.014320610687">
                <text:p>93.0143206106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08">
                <text:p>1.308</text:p>
              </table:table-cell>
              <table:table-cell office:value-type="float" office:value="-95.6030534351145">
                <text:p>-95.6030534351145</text:p>
              </table:table-cell>
              <table:table-cell office:value-type="float" office:value="95.6030534351145">
                <text:p>95.6030534351145</text:p>
              </table:table-cell>
              <table:table-cell office:value-type="float" office:value="76.4824427480916">
                <text:p>76.4824427480916</text:p>
              </table:table-cell>
              <table:table-cell office:value-type="float" office:value="0.477801526717558">
                <text:p>0.477801526717558</text:p>
              </table:table-cell>
              <table:table-cell office:value-type="float" office:value="-0">
                <text:p>-0</text:p>
              </table:table-cell>
              <table:table-cell office:value-type="float" office:value="76.9602442748092">
                <text:p>76.96024427480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12">
                <text:p>1.312</text:p>
              </table:table-cell>
              <table:table-cell office:value-type="float" office:value="-55.4351145038168">
                <text:p>-55.4351145038168</text:p>
              </table:table-cell>
              <table:table-cell office:value-type="float" office:value="55.4351145038168">
                <text:p>55.4351145038168</text:p>
              </table:table-cell>
              <table:table-cell office:value-type="float" office:value="44.3480916030534">
                <text:p>44.3480916030534</text:p>
              </table:table-cell>
              <table:table-cell office:value-type="float" office:value="1.38403053435115">
                <text:p>1.38403053435115</text:p>
              </table:table-cell>
              <table:table-cell office:value-type="float" office:value="-0">
                <text:p>-0</text:p>
              </table:table-cell>
              <table:table-cell office:value-type="float" office:value="45.7321221374046">
                <text:p>45.73212213740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316">
                <text:p>1.316</text:p>
              </table:table-cell>
              <table:table-cell office:value-type="float" office:value="-41.0687022900763">
                <text:p>-41.0687022900763</text:p>
              </table:table-cell>
              <table:table-cell office:value-type="float" office:value="41.0687022900763">
                <text:p>41.0687022900763</text:p>
              </table:table-cell>
              <table:table-cell office:value-type="float" office:value="32.8549618320611">
                <text:p>32.8549618320611</text:p>
              </table:table-cell>
              <table:table-cell office:value-type="float" office:value="1.9630534351145">
                <text:p>1.9630534351145</text:p>
              </table:table-cell>
              <table:table-cell office:value-type="float" office:value="-0">
                <text:p>-0</text:p>
              </table:table-cell>
              <table:table-cell office:value-type="float" office:value="34.8180152671756">
                <text:p>34.81801526717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2">
                <text:p>1.32</text:p>
              </table:table-cell>
              <table:table-cell office:value-type="float" office:value="-8.59541984732824">
                <text:p>-8.59541984732824</text:p>
              </table:table-cell>
              <table:table-cell office:value-type="float" office:value="8.59541984732824">
                <text:p>8.59541984732824</text:p>
              </table:table-cell>
              <table:table-cell office:value-type="float" office:value="6.8763358778626">
                <text:p>6.8763358778626</text:p>
              </table:table-cell>
              <table:table-cell office:value-type="float" office:value="2.26103816793893">
                <text:p>2.26103816793893</text:p>
              </table:table-cell>
              <table:table-cell office:value-type="float" office:value="-0">
                <text:p>-0</text:p>
              </table:table-cell>
              <table:table-cell office:value-type="float" office:value="9.13737404580153">
                <text:p>9.137374045801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24">
                <text:p>1.324</text:p>
              </table:table-cell>
              <table:table-cell office:value-type="float" office:value="0.244274809160305">
                <text:p>0.244274809160305</text:p>
              </table:table-cell>
              <table:table-cell office:value-type="float" office:value="-0.244274809160305">
                <text:p>-0.244274809160305</text:p>
              </table:table-cell>
              <table:table-cell office:value-type="float" office:value="-0.195419847328244">
                <text:p>-0.195419847328244</text:p>
              </table:table-cell>
              <table:table-cell office:value-type="float" office:value="2.31114503816794">
                <text:p>2.31114503816794</text:p>
              </table:table-cell>
              <table:table-cell office:value-type="float" office:value="-0">
                <text:p>-0</text:p>
              </table:table-cell>
              <table:table-cell office:value-type="float" office:value="2.11572519083969">
                <text:p>2.115725190839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28">
                <text:p>1.328</text:p>
              </table:table-cell>
              <table:table-cell office:value-type="float" office:value="14.3206106870229">
                <text:p>14.3206106870229</text:p>
              </table:table-cell>
              <table:table-cell office:value-type="float" office:value="-14.3206106870229">
                <text:p>-14.3206106870229</text:p>
              </table:table-cell>
              <table:table-cell office:value-type="float" office:value="-11.4564885496183">
                <text:p>-11.4564885496183</text:p>
              </table:table-cell>
              <table:table-cell office:value-type="float" office:value="2.22375572519084">
                <text:p>2.22375572519084</text:p>
              </table:table-cell>
              <table:table-cell office:value-type="float" office:value="-0">
                <text:p>-0</text:p>
              </table:table-cell>
              <table:table-cell office:value-type="float" office:value="-9.23273282442748">
                <text:p>-9.232732824427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32">
                <text:p>1.332</text:p>
              </table:table-cell>
              <table:table-cell office:value-type="float" office:value="36.030534351145">
                <text:p>36.030534351145</text:p>
              </table:table-cell>
              <table:table-cell office:value-type="float" office:value="-36.030534351145">
                <text:p>-36.030534351145</text:p>
              </table:table-cell>
              <table:table-cell office:value-type="float" office:value="-28.824427480916">
                <text:p>-28.824427480916</text:p>
              </table:table-cell>
              <table:table-cell office:value-type="float" office:value="1.92164885496183">
                <text:p>1.92164885496183</text:p>
              </table:table-cell>
              <table:table-cell office:value-type="float" office:value="-0">
                <text:p>-0</text:p>
              </table:table-cell>
              <table:table-cell office:value-type="float" office:value="-26.9027786259542">
                <text:p>-26.90277862595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36">
                <text:p>1.336</text:p>
              </table:table-cell>
              <table:table-cell office:value-type="float" office:value="7.51145038167939">
                <text:p>7.51145038167939</text:p>
              </table:table-cell>
              <table:table-cell office:value-type="float" office:value="-7.51145038167939">
                <text:p>-7.51145038167939</text:p>
              </table:table-cell>
              <table:table-cell office:value-type="float" office:value="-6.00916030534351">
                <text:p>-6.00916030534351</text:p>
              </table:table-cell>
              <table:table-cell office:value-type="float" office:value="1.66039694656489">
                <text:p>1.66039694656489</text:p>
              </table:table-cell>
              <table:table-cell office:value-type="float" office:value="0">
                <text:p>0</text:p>
              </table:table-cell>
              <table:table-cell office:value-type="float" office:value="-4.34876335877863">
                <text:p>-4.348763358778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4">
                <text:p>1.34</text:p>
              </table:table-cell>
              <table:table-cell office:value-type="float" office:value="15.7404580152672">
                <text:p>15.7404580152672</text:p>
              </table:table-cell>
              <table:table-cell office:value-type="float" office:value="-15.7404580152672">
                <text:p>-15.7404580152672</text:p>
              </table:table-cell>
              <table:table-cell office:value-type="float" office:value="-12.5923664122137">
                <text:p>-12.5923664122137</text:p>
              </table:table-cell>
              <table:table-cell office:value-type="float" office:value="1.52088549618321">
                <text:p>1.52088549618321</text:p>
              </table:table-cell>
              <table:table-cell office:value-type="float" office:value="-0">
                <text:p>-0</text:p>
              </table:table-cell>
              <table:table-cell office:value-type="float" office:value="-11.0714809160305">
                <text:p>-11.07148091603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44">
                <text:p>1.344</text:p>
              </table:table-cell>
              <table:table-cell office:value-type="float" office:value="50.763358778626">
                <text:p>50.763358778626</text:p>
              </table:table-cell>
              <table:table-cell office:value-type="float" office:value="-50.763358778626">
                <text:p>-50.763358778626</text:p>
              </table:table-cell>
              <table:table-cell office:value-type="float" office:value="-40.6106870229008">
                <text:p>-40.6106870229008</text:p>
              </table:table-cell>
              <table:table-cell office:value-type="float" office:value="1.12186259541985">
                <text:p>1.12186259541985</text:p>
              </table:table-cell>
              <table:table-cell office:value-type="float" office:value="-0">
                <text:p>-0</text:p>
              </table:table-cell>
              <table:table-cell office:value-type="float" office:value="-39.4888244274809">
                <text:p>-39.48882442748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48">
                <text:p>1.348</text:p>
              </table:table-cell>
              <table:table-cell office:value-type="float" office:value="10.7328244274809">
                <text:p>10.7328244274809</text:p>
              </table:table-cell>
              <table:table-cell office:value-type="float" office:value="-10.7328244274809">
                <text:p>-10.7328244274809</text:p>
              </table:table-cell>
              <table:table-cell office:value-type="float" office:value="-8.58625954198473">
                <text:p>-8.58625954198473</text:p>
              </table:table-cell>
              <table:table-cell office:value-type="float" office:value="0.752885496183206">
                <text:p>0.752885496183206</text:p>
              </table:table-cell>
              <table:table-cell office:value-type="float" office:value="0">
                <text:p>0</text:p>
              </table:table-cell>
              <table:table-cell office:value-type="float" office:value="-7.83337404580153">
                <text:p>-7.833374045801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52">
                <text:p>1.352</text:p>
              </table:table-cell>
              <table:table-cell office:value-type="float" office:value="23.2824427480916">
                <text:p>23.2824427480916</text:p>
              </table:table-cell>
              <table:table-cell office:value-type="float" office:value="-23.2824427480916">
                <text:p>-23.2824427480916</text:p>
              </table:table-cell>
              <table:table-cell office:value-type="float" office:value="-18.6259541984733">
                <text:p>-18.6259541984733</text:p>
              </table:table-cell>
              <table:table-cell office:value-type="float" office:value="0.548793893129771">
                <text:p>0.548793893129771</text:p>
              </table:table-cell>
              <table:table-cell office:value-type="float" office:value="-0">
                <text:p>-0</text:p>
              </table:table-cell>
              <table:table-cell office:value-type="float" office:value="-18.0771603053435">
                <text:p>-18.07716030534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56">
                <text:p>1.356</text:p>
              </table:table-cell>
              <table:table-cell office:value-type="float" office:value="69.3587786259542">
                <text:p>69.3587786259542</text:p>
              </table:table-cell>
              <table:table-cell office:value-type="float" office:value="-69.3587786259542">
                <text:p>-69.3587786259542</text:p>
              </table:table-cell>
              <table:table-cell office:value-type="float" office:value="-55.4870229007634">
                <text:p>-55.4870229007634</text:p>
              </table:table-cell>
              <table:table-cell office:value-type="float" office:value="-0.00705343511450385">
                <text:p>-0.00705343511450385</text:p>
              </table:table-cell>
              <table:table-cell office:value-type="float" office:value="-0">
                <text:p>-0</text:p>
              </table:table-cell>
              <table:table-cell office:value-type="float" office:value="-55.4940763358779">
                <text:p>-55.49407633587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6">
                <text:p>1.36</text:p>
              </table:table-cell>
              <table:table-cell office:value-type="float" office:value="40.6717557251908">
                <text:p>40.6717557251908</text:p>
              </table:table-cell>
              <table:table-cell office:value-type="float" office:value="-40.6717557251908">
                <text:p>-40.6717557251908</text:p>
              </table:table-cell>
              <table:table-cell office:value-type="float" office:value="-32.5374045801527">
                <text:p>-32.5374045801527</text:p>
              </table:table-cell>
              <table:table-cell office:value-type="float" office:value="-0.667236641221374">
                <text:p>-0.667236641221374</text:p>
              </table:table-cell>
              <table:table-cell office:value-type="float" office:value="0">
                <text:p>0</text:p>
              </table:table-cell>
              <table:table-cell office:value-type="float" office:value="-33.204641221374">
                <text:p>-33.2046412213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364">
                <text:p>1.364</text:p>
              </table:table-cell>
              <table:table-cell office:value-type="float" office:value="10.0763358778626">
                <text:p>10.0763358778626</text:p>
              </table:table-cell>
              <table:table-cell office:value-type="float" office:value="-10.0763358778626">
                <text:p>-10.0763358778626</text:p>
              </table:table-cell>
              <table:table-cell office:value-type="float" office:value="-8.06106870229008">
                <text:p>-8.06106870229008</text:p>
              </table:table-cell>
              <table:table-cell office:value-type="float" office:value="-0.971725190839695">
                <text:p>-0.971725190839695</text:p>
              </table:table-cell>
              <table:table-cell office:value-type="float" office:value="0">
                <text:p>0</text:p>
              </table:table-cell>
              <table:table-cell office:value-type="float" office:value="-9.03279389312977">
                <text:p>-9.032793893129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368">
                <text:p>1.368</text:p>
              </table:table-cell>
              <table:table-cell office:value-type="float" office:value="55.7709923664122">
                <text:p>55.7709923664122</text:p>
              </table:table-cell>
              <table:table-cell office:value-type="float" office:value="-55.7709923664122">
                <text:p>-55.7709923664122</text:p>
              </table:table-cell>
              <table:table-cell office:value-type="float" office:value="-44.6167938931298">
                <text:p>-44.6167938931298</text:p>
              </table:table-cell>
              <table:table-cell office:value-type="float" office:value="-1.36680916030534">
                <text:p>-1.36680916030534</text:p>
              </table:table-cell>
              <table:table-cell office:value-type="float" office:value="-0">
                <text:p>-0</text:p>
              </table:table-cell>
              <table:table-cell office:value-type="float" office:value="-45.9836030534351">
                <text:p>-45.98360305343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372">
                <text:p>1.372</text:p>
              </table:table-cell>
              <table:table-cell office:value-type="float" office:value="15.3587786259542">
                <text:p>15.3587786259542</text:p>
              </table:table-cell>
              <table:table-cell office:value-type="float" office:value="-15.3587786259542">
                <text:p>-15.3587786259542</text:p>
              </table:table-cell>
              <table:table-cell office:value-type="float" office:value="-12.2870229007634">
                <text:p>-12.2870229007634</text:p>
              </table:table-cell>
              <table:table-cell office:value-type="float" office:value="-1.79358778625954">
                <text:p>-1.79358778625954</text:p>
              </table:table-cell>
              <table:table-cell office:value-type="float" office:value="0">
                <text:p>0</text:p>
              </table:table-cell>
              <table:table-cell office:value-type="float" office:value="-14.0806106870229">
                <text:p>-14.08061068702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76">
                <text:p>1.376</text:p>
              </table:table-cell>
              <table:table-cell office:value-type="float" office:value="-3.87786259541985">
                <text:p>-3.87786259541985</text:p>
              </table:table-cell>
              <table:table-cell office:value-type="float" office:value="3.87786259541985">
                <text:p>3.87786259541985</text:p>
              </table:table-cell>
              <table:table-cell office:value-type="float" office:value="3.10229007633588">
                <text:p>3.10229007633588</text:p>
              </table:table-cell>
              <table:table-cell office:value-type="float" office:value="-1.86247328244275">
                <text:p>-1.86247328244275</text:p>
              </table:table-cell>
              <table:table-cell office:value-type="float" office:value="0">
                <text:p>0</text:p>
              </table:table-cell>
              <table:table-cell office:value-type="float" office:value="1.23981679389313">
                <text:p>1.239816793893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8">
                <text:p>1.3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-1.82720610687023">
                <text:p>-1.82720610687023</text:p>
              </table:table-cell>
              <table:table-cell office:value-type="float" office:value="-0">
                <text:p>-0</text:p>
              </table:table-cell>
              <table:table-cell office:value-type="float" office:value="-0.227206106870229">
                <text:p>-0.2272061068702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84">
                <text:p>1.384</text:p>
              </table:table-cell>
              <table:table-cell office:value-type="float" office:value="-2.06106870229008">
                <text:p>-2.06106870229008</text:p>
              </table:table-cell>
              <table:table-cell office:value-type="float" office:value="2.06106870229008">
                <text:p>2.06106870229008</text:p>
              </table:table-cell>
              <table:table-cell office:value-type="float" office:value="1.64885496183206">
                <text:p>1.64885496183206</text:p>
              </table:table-cell>
              <table:table-cell office:value-type="float" office:value="-1.80283969465649">
                <text:p>-1.80283969465649</text:p>
              </table:table-cell>
              <table:table-cell office:value-type="float" office:value="0">
                <text:p>0</text:p>
              </table:table-cell>
              <table:table-cell office:value-type="float" office:value="-0.153984732824428">
                <text:p>-0.1539847328244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88">
                <text:p>1.388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1.7898320610687">
                <text:p>-1.7898320610687</text:p>
              </table:table-cell>
              <table:table-cell office:value-type="float" office:value="-0">
                <text:p>-0</text:p>
              </table:table-cell>
              <table:table-cell office:value-type="float" office:value="-1.7043358778626">
                <text:p>-1.70433587786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92">
                <text:p>1.392</text:p>
              </table:table-cell>
              <table:table-cell office:value-type="float" office:value="-0.259541984732824">
                <text:p>-0.259541984732824</text:p>
              </table:table-cell>
              <table:table-cell office:value-type="float" office:value="0.259541984732824">
                <text:p>0.259541984732824</text:p>
              </table:table-cell>
              <table:table-cell office:value-type="float" office:value="0.20763358778626">
                <text:p>0.20763358778626</text:p>
              </table:table-cell>
              <table:table-cell office:value-type="float" office:value="-1.78763358778626">
                <text:p>-1.78763358778626</text:p>
              </table:table-cell>
              <table:table-cell office:value-type="float" office:value="0">
                <text:p>0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96">
                <text:p>1.396</text:p>
              </table:table-cell>
              <table:table-cell office:value-type="float" office:value="-0.931297709923664">
                <text:p>-0.931297709923664</text:p>
              </table:table-cell>
              <table:table-cell office:value-type="float" office:value="0.931297709923664">
                <text:p>0.931297709923664</text:p>
              </table:table-cell>
              <table:table-cell office:value-type="float" office:value="0.745038167938931">
                <text:p>0.745038167938931</text:p>
              </table:table-cell>
              <table:table-cell office:value-type="float" office:value="-1.78048854961832">
                <text:p>-1.78048854961832</text:p>
              </table:table-cell>
              <table:table-cell office:value-type="float" office:value="0">
                <text:p>0</text:p>
              </table:table-cell>
              <table:table-cell office:value-type="float" office:value="-1.03545038167939">
                <text:p>-1.035450381679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">
                <text:p>1.4</text:p>
              </table:table-cell>
              <table:table-cell office:value-type="float" office:value="-2.44274809160305">
                <text:p>-2.44274809160305</text:p>
              </table:table-cell>
              <table:table-cell office:value-type="float" office:value="2.44274809160305">
                <text:p>2.44274809160305</text:p>
              </table:table-cell>
              <table:table-cell office:value-type="float" office:value="1.95419847328244">
                <text:p>1.95419847328244</text:p>
              </table:table-cell>
              <table:table-cell office:value-type="float" office:value="-1.76024427480916">
                <text:p>-1.76024427480916</text:p>
              </table:table-cell>
              <table:table-cell office:value-type="float" office:value="0">
                <text:p>0</text:p>
              </table:table-cell>
              <table:table-cell office:value-type="float" office:value="0.193954198473282">
                <text:p>0.1939541984732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4">
                <text:p>1.404</text:p>
              </table:table-cell>
              <table:table-cell office:value-type="float" office:value="-1.14503816793893">
                <text:p>-1.14503816793893</text:p>
              </table:table-cell>
              <table:table-cell office:value-type="float" office:value="1.14503816793893">
                <text:p>1.14503816793893</text:p>
              </table:table-cell>
              <table:table-cell office:value-type="float" office:value="0.916030534351145">
                <text:p>0.916030534351145</text:p>
              </table:table-cell>
              <table:table-cell office:value-type="float" office:value="-1.73871755725191">
                <text:p>-1.73871755725191</text:p>
              </table:table-cell>
              <table:table-cell office:value-type="float" office:value="-0">
                <text:p>-0</text:p>
              </table:table-cell>
              <table:table-cell office:value-type="float" office:value="-0.822687022900764">
                <text:p>-0.8226870229007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8">
                <text:p>1.408</text:p>
              </table:table-cell>
              <table:table-cell office:value-type="float" office:value="-0.534351145038168">
                <text:p>-0.534351145038168</text:p>
              </table:table-cell>
              <table:table-cell office:value-type="float" office:value="0.534351145038168">
                <text:p>0.534351145038168</text:p>
              </table:table-cell>
              <table:table-cell office:value-type="float" office:value="0.427480916030534">
                <text:p>0.427480916030534</text:p>
              </table:table-cell>
              <table:table-cell office:value-type="float" office:value="-1.72864122137405">
                <text:p>-1.72864122137405</text:p>
              </table:table-cell>
              <table:table-cell office:value-type="float" office:value="-0">
                <text:p>-0</text:p>
              </table:table-cell>
              <table:table-cell office:value-type="float" office:value="-1.30116030534351">
                <text:p>-1.301160305343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12">
                <text:p>1.412</text:p>
              </table:table-cell>
              <table:table-cell office:value-type="float" office:value="-1.54198473282443">
                <text:p>-1.54198473282443</text:p>
              </table:table-cell>
              <table:table-cell office:value-type="float" office:value="1.54198473282443">
                <text:p>1.54198473282443</text:p>
              </table:table-cell>
              <table:table-cell office:value-type="float" office:value="1.23358778625954">
                <text:p>1.23358778625954</text:p>
              </table:table-cell>
              <table:table-cell office:value-type="float" office:value="-1.71618320610687">
                <text:p>-1.71618320610687</text:p>
              </table:table-cell>
              <table:table-cell office:value-type="float" office:value="0">
                <text:p>0</text:p>
              </table:table-cell>
              <table:table-cell office:value-type="float" office:value="-0.482595419847329">
                <text:p>-0.4825954198473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16">
                <text:p>1.416</text:p>
              </table:table-cell>
              <table:table-cell office:value-type="float" office:value="-0.717557251908397">
                <text:p>-0.717557251908397</text:p>
              </table:table-cell>
              <table:table-cell office:value-type="float" office:value="0.717557251908397">
                <text:p>0.717557251908397</text:p>
              </table:table-cell>
              <table:table-cell office:value-type="float" office:value="0.574045801526718">
                <text:p>0.574045801526718</text:p>
              </table:table-cell>
              <table:table-cell office:value-type="float" office:value="-1.70262595419847">
                <text:p>-1.70262595419847</text:p>
              </table:table-cell>
              <table:table-cell office:value-type="float" office:value="-0">
                <text:p>-0</text:p>
              </table:table-cell>
              <table:table-cell office:value-type="float" office:value="-1.12858015267176">
                <text:p>-1.128580152671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2">
                <text:p>1.42</text:p>
              </table:table-cell>
              <table:table-cell office:value-type="float" office:value="-1.14503816793893">
                <text:p>-1.14503816793893</text:p>
              </table:table-cell>
              <table:table-cell office:value-type="float" office:value="1.14503816793893">
                <text:p>1.14503816793893</text:p>
              </table:table-cell>
              <table:table-cell office:value-type="float" office:value="0.916030534351145">
                <text:p>0.916030534351145</text:p>
              </table:table-cell>
              <table:table-cell office:value-type="float" office:value="-1.69145038167939">
                <text:p>-1.69145038167939</text:p>
              </table:table-cell>
              <table:table-cell office:value-type="float" office:value="0">
                <text:p>0</text:p>
              </table:table-cell>
              <table:table-cell office:value-type="float" office:value="-0.775419847328245">
                <text:p>-0.7754198473282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24">
                <text:p>1.424</text:p>
              </table:table-cell>
              <table:table-cell office:value-type="float" office:value="-0.16793893129771">
                <text:p>-0.16793893129771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0.134351145038168">
                <text:p>0.134351145038168</text:p>
              </table:table-cell>
              <table:table-cell office:value-type="float" office:value="-1.68357251908397">
                <text:p>-1.68357251908397</text:p>
              </table:table-cell>
              <table:table-cell office:value-type="float" office:value="-0">
                <text:p>-0</text:p>
              </table:table-cell>
              <table:table-cell office:value-type="float" office:value="-1.5492213740458">
                <text:p>-1.54922137404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28">
                <text:p>1.428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1.68164885496183">
                <text:p>-1.68164885496183</text:p>
              </table:table-cell>
              <table:table-cell office:value-type="float" office:value="-0">
                <text:p>-0</text:p>
              </table:table-cell>
              <table:table-cell office:value-type="float" office:value="-1.55951145038168">
                <text:p>-1.559511450381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32">
                <text:p>1.432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1.68009160305344">
                <text:p>-1.68009160305344</text:p>
              </table:table-cell>
              <table:table-cell office:value-type="float" office:value="-0">
                <text:p>-0</text:p>
              </table:table-cell>
              <table:table-cell office:value-type="float" office:value="-1.59459541984733">
                <text:p>-1.594595419847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36">
                <text:p>1.436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1.68018320610687">
                <text:p>-1.68018320610687</text:p>
              </table:table-cell>
              <table:table-cell office:value-type="float" office:value="-0">
                <text:p>-0</text:p>
              </table:table-cell>
              <table:table-cell office:value-type="float" office:value="-1.77789312977099">
                <text:p>-1.77789312977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44">
                <text:p>1.4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1.68054961832061">
                <text:p>-1.68054961832061</text:p>
              </table:table-cell>
              <table:table-cell office:value-type="float" office:value="0">
                <text:p>0</text:p>
              </table:table-cell>
              <table:table-cell office:value-type="float" office:value="-1.63169465648855">
                <text:p>-1.631694656488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44">
                <text:p>1.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8018320610687">
                <text:p>-1.68018320610687</text:p>
              </table:table-cell>
              <table:table-cell office:value-type="float" office:value="-0">
                <text:p>-0</text:p>
              </table:table-cell>
              <table:table-cell office:value-type="float" office:value="-1.68018320610687">
                <text:p>-1.680183206106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48">
                <text:p>1.448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1.68">
                <text:p>-1.68</text:p>
              </table:table-cell>
              <table:table-cell office:value-type="float" office:value="0">
                <text:p>0</text:p>
              </table:table-cell>
              <table:table-cell office:value-type="float" office:value="-1.65557251908397">
                <text:p>-1.655572519083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52">
                <text:p>1.452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1.68036641221374">
                <text:p>-1.68036641221374</text:p>
              </table:table-cell>
              <table:table-cell office:value-type="float" office:value="-0">
                <text:p>-0</text:p>
              </table:table-cell>
              <table:table-cell office:value-type="float" office:value="-1.75364885496183">
                <text:p>-1.753648854961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456">
                <text:p>1.456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0.0732824427480916">
                <text:p>0.0732824427480916</text:p>
              </table:table-cell>
              <table:table-cell office:value-type="float" office:value="-1.68036641221374">
                <text:p>-1.68036641221374</text:p>
              </table:table-cell>
              <table:table-cell office:value-type="float" office:value="0">
                <text:p>0</text:p>
              </table:table-cell>
              <table:table-cell office:value-type="float" office:value="-1.60708396946565">
                <text:p>-1.607083969465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46">
                <text:p>1.46</text:p>
              </table:table-cell>
              <table:table-cell office:value-type="float" office:value="-0.16793893129771">
                <text:p>-0.16793893129771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0.134351145038168">
                <text:p>0.134351145038168</text:p>
              </table:table-cell>
              <table:table-cell office:value-type="float" office:value="-1.67880916030534">
                <text:p>-1.67880916030534</text:p>
              </table:table-cell>
              <table:table-cell office:value-type="float" office:value="0">
                <text:p>0</text:p>
              </table:table-cell>
              <table:table-cell office:value-type="float" office:value="-1.54445801526718">
                <text:p>-1.544458015267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464">
                <text:p>1.464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1.67835114503817">
                <text:p>-1.67835114503817</text:p>
              </table:table-cell>
              <table:table-cell office:value-type="float" office:value="-0">
                <text:p>-0</text:p>
              </table:table-cell>
              <table:table-cell office:value-type="float" office:value="-1.75163358778626">
                <text:p>-1.751633587786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68">
                <text:p>1.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7890076335878">
                <text:p>-1.67890076335878</text:p>
              </table:table-cell>
              <table:table-cell office:value-type="float" office:value="0">
                <text:p>0</text:p>
              </table:table-cell>
              <table:table-cell office:value-type="float" office:value="-1.67890076335878">
                <text:p>-1.678900763358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472">
                <text:p>1.47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1.67880916030534">
                <text:p>-1.67880916030534</text:p>
              </table:table-cell>
              <table:table-cell office:value-type="float" office:value="0">
                <text:p>0</text:p>
              </table:table-cell>
              <table:table-cell office:value-type="float" office:value="-1.66659541984733">
                <text:p>-1.666595419847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476">
                <text:p>1.476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1.67825954198473">
                <text:p>-1.67825954198473</text:p>
              </table:table-cell>
              <table:table-cell office:value-type="float" office:value="0">
                <text:p>0</text:p>
              </table:table-cell>
              <table:table-cell office:value-type="float" office:value="-1.61719083969466">
                <text:p>-1.617190839694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48">
                <text:p>1.48</text:p>
              </table:table-cell>
              <table:table-cell office:value-type="float" office:value="-0.213740458015267">
                <text:p>-0.213740458015267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0.170992366412214">
                <text:p>0.170992366412214</text:p>
              </table:table-cell>
              <table:table-cell office:value-type="float" office:value="-1.67651908396947">
                <text:p>-1.67651908396947</text:p>
              </table:table-cell>
              <table:table-cell office:value-type="float" office:value="0">
                <text:p>0</text:p>
              </table:table-cell>
              <table:table-cell office:value-type="float" office:value="-1.50552671755725">
                <text:p>-1.505526717557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484">
                <text:p>1.484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-0.158778625954198">
                <text:p>-0.158778625954198</text:p>
              </table:table-cell>
              <table:table-cell office:value-type="float" office:value="-1.67642748091603">
                <text:p>-1.67642748091603</text:p>
              </table:table-cell>
              <table:table-cell office:value-type="float" office:value="-0">
                <text:p>-0</text:p>
              </table:table-cell>
              <table:table-cell office:value-type="float" office:value="-1.83520610687023">
                <text:p>-1.835206106870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488">
                <text:p>1.488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0.0732824427480916">
                <text:p>0.0732824427480916</text:p>
              </table:table-cell>
              <table:table-cell office:value-type="float" office:value="-1.67706870229008">
                <text:p>-1.67706870229008</text:p>
              </table:table-cell>
              <table:table-cell office:value-type="float" office:value="0">
                <text:p>0</text:p>
              </table:table-cell>
              <table:table-cell office:value-type="float" office:value="-1.60378625954199">
                <text:p>-1.603786259541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92">
                <text:p>1.49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1.67670229007634">
                <text:p>-1.67670229007634</text:p>
              </table:table-cell>
              <table:table-cell office:value-type="float" office:value="-0">
                <text:p>-0</text:p>
              </table:table-cell>
              <table:table-cell office:value-type="float" office:value="-1.70112977099237">
                <text:p>-1.701129770992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96">
                <text:p>1.496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1.67642748091603">
                <text:p>-1.67642748091603</text:p>
              </table:table-cell>
              <table:table-cell office:value-type="float" office:value="0">
                <text:p>0</text:p>
              </table:table-cell>
              <table:table-cell office:value-type="float" office:value="-1.61535877862595">
                <text:p>-1.615358778625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7596946564886">
                <text:p>-1.67596946564886</text:p>
              </table:table-cell>
              <table:table-cell office:value-type="float" office:value="-0">
                <text:p>-0</text:p>
              </table:table-cell>
              <table:table-cell office:value-type="float" office:value="-1.67596946564886">
                <text:p>-1.675969465648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04">
                <text:p>1.50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1.6766106870229">
                <text:p>-1.6766106870229</text:p>
              </table:table-cell>
              <table:table-cell office:value-type="float" office:value="-0">
                <text:p>-0</text:p>
              </table:table-cell>
              <table:table-cell office:value-type="float" office:value="-1.76210687022901">
                <text:p>-1.762106870229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08">
                <text:p>1.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7725190839695">
                <text:p>-1.67725190839695</text:p>
              </table:table-cell>
              <table:table-cell office:value-type="float" office:value="0">
                <text:p>0</text:p>
              </table:table-cell>
              <table:table-cell office:value-type="float" office:value="-1.67725190839695">
                <text:p>-1.677251908396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12">
                <text:p>1.512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0.0732824427480916">
                <text:p>0.0732824427480916</text:p>
              </table:table-cell>
              <table:table-cell office:value-type="float" office:value="-1.67670229007634">
                <text:p>-1.67670229007634</text:p>
              </table:table-cell>
              <table:table-cell office:value-type="float" office:value="0">
                <text:p>0</text:p>
              </table:table-cell>
              <table:table-cell office:value-type="float" office:value="-1.60341984732825">
                <text:p>-1.603419847328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16">
                <text:p>1.516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0.0977099236641221">
                <text:p>0.0977099236641221</text:p>
              </table:table-cell>
              <table:table-cell office:value-type="float" office:value="-1.67541984732825">
                <text:p>-1.67541984732825</text:p>
              </table:table-cell>
              <table:table-cell office:value-type="float" office:value="0">
                <text:p>0</text:p>
              </table:table-cell>
              <table:table-cell office:value-type="float" office:value="-1.57770992366412">
                <text:p>-1.577709923664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2">
                <text:p>1.5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1.67459541984733">
                <text:p>-1.67459541984733</text:p>
              </table:table-cell>
              <table:table-cell office:value-type="float" office:value="-0">
                <text:p>-0</text:p>
              </table:table-cell>
              <table:table-cell office:value-type="float" office:value="-1.66238167938931">
                <text:p>-1.662381679389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24">
                <text:p>1.524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0.158778625954198">
                <text:p>0.158778625954198</text:p>
              </table:table-cell>
              <table:table-cell office:value-type="float" office:value="-1.67331297709924">
                <text:p>-1.67331297709924</text:p>
              </table:table-cell>
              <table:table-cell office:value-type="float" office:value="0">
                <text:p>0</text:p>
              </table:table-cell>
              <table:table-cell office:value-type="float" office:value="-1.51453435114504">
                <text:p>-1.514534351145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28">
                <text:p>1.528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1.67221374045802">
                <text:p>-1.67221374045802</text:p>
              </table:table-cell>
              <table:table-cell office:value-type="float" office:value="-0">
                <text:p>-0</text:p>
              </table:table-cell>
              <table:table-cell office:value-type="float" office:value="-1.68442748091603">
                <text:p>-1.684427480916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32">
                <text:p>1.53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1.67221374045802">
                <text:p>-1.67221374045802</text:p>
              </table:table-cell>
              <table:table-cell office:value-type="float" office:value="0">
                <text:p>0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36">
                <text:p>1.536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1.67258015267176">
                <text:p>-1.67258015267176</text:p>
              </table:table-cell>
              <table:table-cell office:value-type="float" office:value="-0">
                <text:p>-0</text:p>
              </table:table-cell>
              <table:table-cell office:value-type="float" office:value="-1.73364885496183">
                <text:p>-1.733648854961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4">
                <text:p>1.54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1.6732213740458">
                <text:p>-1.6732213740458</text:p>
              </table:table-cell>
              <table:table-cell office:value-type="float" office:value="0">
                <text:p>0</text:p>
              </table:table-cell>
              <table:table-cell office:value-type="float" office:value="-1.69764885496183">
                <text:p>-1.697648854961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44">
                <text:p>1.544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0.0977099236641221">
                <text:p>0.0977099236641221</text:p>
              </table:table-cell>
              <table:table-cell office:value-type="float" office:value="-1.67267175572519">
                <text:p>-1.67267175572519</text:p>
              </table:table-cell>
              <table:table-cell office:value-type="float" office:value="0">
                <text:p>0</text:p>
              </table:table-cell>
              <table:table-cell office:value-type="float" office:value="-1.57496183206107">
                <text:p>-1.57496183206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48">
                <text:p>1.548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1.67175572519084">
                <text:p>-1.67175572519084</text:p>
              </table:table-cell>
              <table:table-cell office:value-type="float" office:value="-0">
                <text:p>-0</text:p>
              </table:table-cell>
              <table:table-cell office:value-type="float" office:value="-1.64732824427481">
                <text:p>-1.647328244274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52">
                <text:p>1.552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1.67093129770992">
                <text:p>-1.67093129770992</text:p>
              </table:table-cell>
              <table:table-cell office:value-type="float" office:value="0">
                <text:p>0</text:p>
              </table:table-cell>
              <table:table-cell office:value-type="float" office:value="-1.58543511450382">
                <text:p>-1.585435114503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56">
                <text:p>1.556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1.67093129770992">
                <text:p>-1.67093129770992</text:p>
              </table:table-cell>
              <table:table-cell office:value-type="float" office:value="-0">
                <text:p>-0</text:p>
              </table:table-cell>
              <table:table-cell office:value-type="float" office:value="-1.75642748091603">
                <text:p>-1.756427480916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6">
                <text:p>1.56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1.67193893129771">
                <text:p>-1.67193893129771</text:p>
              </table:table-cell>
              <table:table-cell office:value-type="float" office:value="0">
                <text:p>0</text:p>
              </table:table-cell>
              <table:table-cell office:value-type="float" office:value="-1.72079389312977">
                <text:p>-1.720793893129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64">
                <text:p>1.564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0.0977099236641221">
                <text:p>0.0977099236641221</text:p>
              </table:table-cell>
              <table:table-cell office:value-type="float" office:value="-1.67157251908397">
                <text:p>-1.67157251908397</text:p>
              </table:table-cell>
              <table:table-cell office:value-type="float" office:value="0">
                <text:p>0</text:p>
              </table:table-cell>
              <table:table-cell office:value-type="float" office:value="-1.57386259541985">
                <text:p>-1.573862595419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68">
                <text:p>1.568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1.67157251908397">
                <text:p>-1.67157251908397</text:p>
              </table:table-cell>
              <table:table-cell office:value-type="float" office:value="-0">
                <text:p>-0</text:p>
              </table:table-cell>
              <table:table-cell office:value-type="float" office:value="-1.76928244274809">
                <text:p>-1.769282442748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72">
                <text:p>1.572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0366412213740458">
                <text:p>0.0366412213740458</text:p>
              </table:table-cell>
              <table:table-cell office:value-type="float" office:value="-1.67203053435115">
                <text:p>-1.67203053435115</text:p>
              </table:table-cell>
              <table:table-cell office:value-type="float" office:value="0">
                <text:p>0</text:p>
              </table:table-cell>
              <table:table-cell office:value-type="float" office:value="-1.6353893129771">
                <text:p>-1.63538931297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76">
                <text:p>1.576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-0.109923664122137">
                <text:p>-0.109923664122137</text:p>
              </table:table-cell>
              <table:table-cell office:value-type="float" office:value="-1.67258015267176">
                <text:p>-1.67258015267176</text:p>
              </table:table-cell>
              <table:table-cell office:value-type="float" office:value="-0">
                <text:p>-0</text:p>
              </table:table-cell>
              <table:table-cell office:value-type="float" office:value="-1.78250381679389">
                <text:p>-1.782503816793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8">
                <text:p>1.5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1.67377099236641">
                <text:p>-1.67377099236641</text:p>
              </table:table-cell>
              <table:table-cell office:value-type="float" office:value="0">
                <text:p>0</text:p>
              </table:table-cell>
              <table:table-cell office:value-type="float" office:value="-1.72262595419847">
                <text:p>-1.722625954198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84">
                <text:p>1.584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-0.0122137404580153">
                <text:p>-0.0122137404580153</text:p>
              </table:table-cell>
              <table:table-cell office:value-type="float" office:value="-1.67422900763359">
                <text:p>-1.67422900763359</text:p>
              </table:table-cell>
              <table:table-cell office:value-type="float" office:value="0">
                <text:p>0</text:p>
              </table:table-cell>
              <table:table-cell office:value-type="float" office:value="-1.6864427480916">
                <text:p>-1.68644274809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88">
                <text:p>1.588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1.67386259541985">
                <text:p>-1.67386259541985</text:p>
              </table:table-cell>
              <table:table-cell office:value-type="float" office:value="0">
                <text:p>0</text:p>
              </table:table-cell>
              <table:table-cell office:value-type="float" office:value="-1.61279389312977">
                <text:p>-1.61279389312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92">
                <text:p>1.592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0.158778625954198">
                <text:p>0.158778625954198</text:p>
              </table:table-cell>
              <table:table-cell office:value-type="float" office:value="-1.67221374045802">
                <text:p>-1.67221374045802</text:p>
              </table:table-cell>
              <table:table-cell office:value-type="float" office:value="0">
                <text:p>0</text:p>
              </table:table-cell>
              <table:table-cell office:value-type="float" office:value="-1.51343511450382">
                <text:p>-1.513435114503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96">
                <text:p>1.596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0.0977099236641221">
                <text:p>0.0977099236641221</text:p>
              </table:table-cell>
              <table:table-cell office:value-type="float" office:value="-1.67029007633588">
                <text:p>-1.67029007633588</text:p>
              </table:table-cell>
              <table:table-cell office:value-type="float" office:value="-0">
                <text:p>-0</text:p>
              </table:table-cell>
              <table:table-cell office:value-type="float" office:value="-1.57258015267176">
                <text:p>-1.57258015267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">
                <text:p>1.6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1.67010687022901">
                <text:p>-1.67010687022901</text:p>
              </table:table-cell>
              <table:table-cell office:value-type="float" office:value="-0">
                <text:p>-0</text:p>
              </table:table-cell>
              <table:table-cell office:value-type="float" office:value="-1.7433893129771">
                <text:p>-1.74338931297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604">
                <text:p>1.604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1.67120610687023">
                <text:p>-1.67120610687023</text:p>
              </table:table-cell>
              <table:table-cell office:value-type="float" office:value="0">
                <text:p>0</text:p>
              </table:table-cell>
              <table:table-cell office:value-type="float" office:value="-1.74448854961832">
                <text:p>-1.744488549618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08">
                <text:p>1.60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1.67212213740458">
                <text:p>-1.67212213740458</text:p>
              </table:table-cell>
              <table:table-cell office:value-type="float" office:value="0">
                <text:p>0</text:p>
              </table:table-cell>
              <table:table-cell office:value-type="float" office:value="-1.72097709923664">
                <text:p>-1.720977099236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612">
                <text:p>1.612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1.6729465648855">
                <text:p>-1.6729465648855</text:p>
              </table:table-cell>
              <table:table-cell office:value-type="float" office:value="-0">
                <text:p>-0</text:p>
              </table:table-cell>
              <table:table-cell office:value-type="float" office:value="-1.73401526717557">
                <text:p>-1.734015267175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616">
                <text:p>1.616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1.67432061068702">
                <text:p>-1.67432061068702</text:p>
              </table:table-cell>
              <table:table-cell office:value-type="float" office:value="-0">
                <text:p>-0</text:p>
              </table:table-cell>
              <table:table-cell office:value-type="float" office:value="-1.79645801526718">
                <text:p>-1.796458015267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62">
                <text:p>1.62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1.67487022900763">
                <text:p>-1.67487022900763</text:p>
              </table:table-cell>
              <table:table-cell office:value-type="float" office:value="0">
                <text:p>0</text:p>
              </table:table-cell>
              <table:table-cell office:value-type="float" office:value="-1.62601526717557">
                <text:p>-1.626015267175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624">
                <text:p>1.624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0366412213740458">
                <text:p>0.0366412213740458</text:p>
              </table:table-cell>
              <table:table-cell office:value-type="float" office:value="-1.67422900763359">
                <text:p>-1.67422900763359</text:p>
              </table:table-cell>
              <table:table-cell office:value-type="float" office:value="-0">
                <text:p>-0</text:p>
              </table:table-cell>
              <table:table-cell office:value-type="float" office:value="-1.63758778625954">
                <text:p>-1.637587786259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628">
                <text:p>1.628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1.67377099236641">
                <text:p>-1.67377099236641</text:p>
              </table:table-cell>
              <table:table-cell office:value-type="float" office:value="-0">
                <text:p>-0</text:p>
              </table:table-cell>
              <table:table-cell office:value-type="float" office:value="-1.64934351145038">
                <text:p>-1.649343511450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632">
                <text:p>1.63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1.67340458015267">
                <text:p>-1.67340458015267</text:p>
              </table:table-cell>
              <table:table-cell office:value-type="float" office:value="0">
                <text:p>0</text:p>
              </table:table-cell>
              <table:table-cell office:value-type="float" office:value="-1.64897709923664">
                <text:p>-1.648977099236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36">
                <text:p>1.636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1.67276335877863">
                <text:p>-1.67276335877863</text:p>
              </table:table-cell>
              <table:table-cell office:value-type="float" office:value="0">
                <text:p>0</text:p>
              </table:table-cell>
              <table:table-cell office:value-type="float" office:value="-1.61169465648855">
                <text:p>-1.611694656488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64">
                <text:p>1.64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1.6732213740458">
                <text:p>-1.6732213740458</text:p>
              </table:table-cell>
              <table:table-cell office:value-type="float" office:value="-0">
                <text:p>-0</text:p>
              </table:table-cell>
              <table:table-cell office:value-type="float" office:value="-1.79535877862595">
                <text:p>-1.795358778625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644">
                <text:p>1.644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0.109923664122137">
                <text:p>0.109923664122137</text:p>
              </table:table-cell>
              <table:table-cell office:value-type="float" office:value="-1.67331297709924">
                <text:p>-1.67331297709924</text:p>
              </table:table-cell>
              <table:table-cell office:value-type="float" office:value="0">
                <text:p>0</text:p>
              </table:table-cell>
              <table:table-cell office:value-type="float" office:value="-1.5633893129771">
                <text:p>-1.56338931297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48">
                <text:p>1.648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0366412213740458">
                <text:p>0.0366412213740458</text:p>
              </table:table-cell>
              <table:table-cell office:value-type="float" office:value="-1.67221374045802">
                <text:p>-1.67221374045802</text:p>
              </table:table-cell>
              <table:table-cell office:value-type="float" office:value="-0">
                <text:p>-0</text:p>
              </table:table-cell>
              <table:table-cell office:value-type="float" office:value="-1.63557251908397">
                <text:p>-1.635572519083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652">
                <text:p>1.652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1.67239694656489">
                <text:p>-1.67239694656489</text:p>
              </table:table-cell>
              <table:table-cell office:value-type="float" office:value="-0">
                <text:p>-0</text:p>
              </table:table-cell>
              <table:table-cell office:value-type="float" office:value="-1.73346564885496">
                <text:p>-1.733465648854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656">
                <text:p>1.656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1.67248854961832">
                <text:p>-1.67248854961832</text:p>
              </table:table-cell>
              <table:table-cell office:value-type="float" office:value="0">
                <text:p>0</text:p>
              </table:table-cell>
              <table:table-cell office:value-type="float" office:value="-1.62363358778626">
                <text:p>-1.623633587786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66">
                <text:p>1.66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1.67193893129771">
                <text:p>-1.67193893129771</text:p>
              </table:table-cell>
              <table:table-cell office:value-type="float" office:value="-0">
                <text:p>-0</text:p>
              </table:table-cell>
              <table:table-cell office:value-type="float" office:value="-1.64751145038168">
                <text:p>-1.647511450381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664">
                <text:p>1.664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1.67248854961832">
                <text:p>-1.67248854961832</text:p>
              </table:table-cell>
              <table:table-cell office:value-type="float" office:value="-0">
                <text:p>-0</text:p>
              </table:table-cell>
              <table:table-cell office:value-type="float" office:value="-1.77019847328244">
                <text:p>-1.770198473282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668">
                <text:p>1.668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1.67349618320611">
                <text:p>-1.67349618320611</text:p>
              </table:table-cell>
              <table:table-cell office:value-type="float" office:value="0">
                <text:p>0</text:p>
              </table:table-cell>
              <table:table-cell office:value-type="float" office:value="-1.71013740458015">
                <text:p>-1.710137404580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672">
                <text:p>1.672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1.67450381679389">
                <text:p>-1.67450381679389</text:p>
              </table:table-cell>
              <table:table-cell office:value-type="float" office:value="-0">
                <text:p>-0</text:p>
              </table:table-cell>
              <table:table-cell office:value-type="float" office:value="-1.77221374045802">
                <text:p>-1.772213740458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676">
                <text:p>1.676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1.67596946564886">
                <text:p>-1.67596946564886</text:p>
              </table:table-cell>
              <table:table-cell office:value-type="float" office:value="0">
                <text:p>0</text:p>
              </table:table-cell>
              <table:table-cell office:value-type="float" office:value="-1.77367938931298">
                <text:p>-1.773679389312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7670229007634">
                <text:p>-1.67670229007634</text:p>
              </table:table-cell>
              <table:table-cell office:value-type="float" office:value="0">
                <text:p>0</text:p>
              </table:table-cell>
              <table:table-cell office:value-type="float" office:value="-1.67670229007634">
                <text:p>-1.676702290076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684">
                <text:p>1.684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1.67651908396947">
                <text:p>-1.67651908396947</text:p>
              </table:table-cell>
              <table:table-cell office:value-type="float" office:value="0">
                <text:p>0</text:p>
              </table:table-cell>
              <table:table-cell office:value-type="float" office:value="-1.65209160305344">
                <text:p>-1.652091603053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688">
                <text:p>1.688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1.67706870229008">
                <text:p>-1.67706870229008</text:p>
              </table:table-cell>
              <table:table-cell office:value-type="float" office:value="-0">
                <text:p>-0</text:p>
              </table:table-cell>
              <table:table-cell office:value-type="float" office:value="-1.7747786259542">
                <text:p>-1.77477862595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692">
                <text:p>1.69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1.67770992366412">
                <text:p>-1.67770992366412</text:p>
              </table:table-cell>
              <table:table-cell office:value-type="float" office:value="0">
                <text:p>0</text:p>
              </table:table-cell>
              <table:table-cell office:value-type="float" office:value="-1.66549618320611">
                <text:p>-1.665496183206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696">
                <text:p>1.696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1.67725190839695">
                <text:p>-1.67725190839695</text:p>
              </table:table-cell>
              <table:table-cell office:value-type="float" office:value="0">
                <text:p>0</text:p>
              </table:table-cell>
              <table:table-cell office:value-type="float" office:value="-1.62839694656489">
                <text:p>-1.628396946564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7">
                <text:p>1.7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0.0977099236641221">
                <text:p>0.0977099236641221</text:p>
              </table:table-cell>
              <table:table-cell office:value-type="float" office:value="-1.67615267175573">
                <text:p>-1.67615267175573</text:p>
              </table:table-cell>
              <table:table-cell office:value-type="float" office:value="0">
                <text:p>0</text:p>
              </table:table-cell>
              <table:table-cell office:value-type="float" office:value="-1.5784427480916">
                <text:p>-1.57844274809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704">
                <text:p>1.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7541984732824">
                <text:p>-1.67541984732824</text:p>
              </table:table-cell>
              <table:table-cell office:value-type="float" office:value="-0">
                <text:p>-0</text:p>
              </table:table-cell>
              <table:table-cell office:value-type="float" office:value="-1.67541984732824">
                <text:p>-1.675419847328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708">
                <text:p>1.708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1.67596946564886">
                <text:p>-1.67596946564886</text:p>
              </table:table-cell>
              <table:table-cell office:value-type="float" office:value="-0">
                <text:p>-0</text:p>
              </table:table-cell>
              <table:table-cell office:value-type="float" office:value="-1.74925190839695">
                <text:p>-1.749251908396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12">
                <text:p>1.71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1.67670229007634">
                <text:p>-1.67670229007634</text:p>
              </table:table-cell>
              <table:table-cell office:value-type="float" office:value="0">
                <text:p>0</text:p>
              </table:table-cell>
              <table:table-cell office:value-type="float" office:value="-1.70112977099237">
                <text:p>-1.701129770992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716">
                <text:p>1.716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0.0854961832061069">
                <text:p>0.0854961832061069</text:p>
              </table:table-cell>
              <table:table-cell office:value-type="float" office:value="-1.67624427480916">
                <text:p>-1.67624427480916</text:p>
              </table:table-cell>
              <table:table-cell office:value-type="float" office:value="0">
                <text:p>0</text:p>
              </table:table-cell>
              <table:table-cell office:value-type="float" office:value="-1.59074809160305">
                <text:p>-1.590748091603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72">
                <text:p>1.72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1.6763358778626">
                <text:p>-1.6763358778626</text:p>
              </table:table-cell>
              <table:table-cell office:value-type="float" office:value="-0">
                <text:p>-0</text:p>
              </table:table-cell>
              <table:table-cell office:value-type="float" office:value="-1.77404580152672">
                <text:p>-1.774045801526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724">
                <text:p>1.724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-0.0244274809160305">
                <text:p>-0.0244274809160305</text:p>
              </table:table-cell>
              <table:table-cell office:value-type="float" office:value="-1.67725190839695">
                <text:p>-1.67725190839695</text:p>
              </table:table-cell>
              <table:table-cell office:value-type="float" office:value="0">
                <text:p>0</text:p>
              </table:table-cell>
              <table:table-cell office:value-type="float" office:value="-1.70167938931298">
                <text:p>-1.701679389312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728">
                <text:p>1.728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0.122137404580153">
                <text:p>-0.122137404580153</text:p>
              </table:table-cell>
              <table:table-cell office:value-type="float" office:value="-0.0977099236641221">
                <text:p>-0.0977099236641221</text:p>
              </table:table-cell>
              <table:table-cell office:value-type="float" office:value="-1.6781679389313">
                <text:p>-1.6781679389313</text:p>
              </table:table-cell>
              <table:table-cell office:value-type="float" office:value="-0">
                <text:p>-0</text:p>
              </table:table-cell>
              <table:table-cell office:value-type="float" office:value="-1.77587786259542">
                <text:p>-1.775877862595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732">
                <text:p>1.732</text:p>
              </table:table-cell>
              <table:table-cell office:value-type="float" office:value="0.33587786259542">
                <text:p>0.33587786259542</text:p>
              </table:table-cell>
              <table:table-cell office:value-type="float" office:value="-0.33587786259542">
                <text:p>-0.33587786259542</text:p>
              </table:table-cell>
              <table:table-cell office:value-type="float" office:value="-0.268702290076336">
                <text:p>-0.268702290076336</text:p>
              </table:table-cell>
              <table:table-cell office:value-type="float" office:value="-1.68091603053435">
                <text:p>-1.68091603053435</text:p>
              </table:table-cell>
              <table:table-cell office:value-type="float" office:value="-0">
                <text:p>-0</text:p>
              </table:table-cell>
              <table:table-cell office:value-type="float" office:value="-1.94961832061069">
                <text:p>-1.949618320610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736">
                <text:p>1.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8293129770992">
                <text:p>-1.68293129770992</text:p>
              </table:table-cell>
              <table:table-cell office:value-type="float" office:value="0">
                <text:p>0</text:p>
              </table:table-cell>
              <table:table-cell office:value-type="float" office:value="-1.68293129770992">
                <text:p>-1.682931297709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74">
                <text:p>1.74</text:p>
              </table:table-cell>
              <table:table-cell office:value-type="float" office:value="-0.137404580152672">
                <text:p>-0.137404580152672</text:p>
              </table:table-cell>
              <table:table-cell office:value-type="float" office:value="0.137404580152672">
                <text:p>0.137404580152672</text:p>
              </table:table-cell>
              <table:table-cell office:value-type="float" office:value="0.109923664122137">
                <text:p>0.109923664122137</text:p>
              </table:table-cell>
              <table:table-cell office:value-type="float" office:value="-1.68210687022901">
                <text:p>-1.68210687022901</text:p>
              </table:table-cell>
              <table:table-cell office:value-type="float" office:value="0">
                <text:p>0</text:p>
              </table:table-cell>
              <table:table-cell office:value-type="float" office:value="-1.57218320610687">
                <text:p>-1.572183206106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44">
                <text:p>1.744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-0.213740458015267">
                <text:p>-0.213740458015267</text:p>
              </table:table-cell>
              <table:table-cell office:value-type="float" office:value="-0.170992366412214">
                <text:p>-0.170992366412214</text:p>
              </table:table-cell>
              <table:table-cell office:value-type="float" office:value="-1.68256488549618">
                <text:p>-1.68256488549618</text:p>
              </table:table-cell>
              <table:table-cell office:value-type="float" office:value="-0">
                <text:p>-0</text:p>
              </table:table-cell>
              <table:table-cell office:value-type="float" office:value="-1.8535572519084">
                <text:p>-1.85355725190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748">
                <text:p>1.748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0.0732824427480916">
                <text:p>0.0732824427480916</text:p>
              </table:table-cell>
              <table:table-cell office:value-type="float" office:value="-1.68329770992366">
                <text:p>-1.68329770992366</text:p>
              </table:table-cell>
              <table:table-cell office:value-type="float" office:value="0">
                <text:p>0</text:p>
              </table:table-cell>
              <table:table-cell office:value-type="float" office:value="-1.61001526717557">
                <text:p>-1.610015267175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752">
                <text:p>1.75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1.68265648854962">
                <text:p>-1.68265648854962</text:p>
              </table:table-cell>
              <table:table-cell office:value-type="float" office:value="-0">
                <text:p>-0</text:p>
              </table:table-cell>
              <table:table-cell office:value-type="float" office:value="-1.6704427480916">
                <text:p>-1.67044274809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56">
                <text:p>1.756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1.68293129770992">
                <text:p>-1.68293129770992</text:p>
              </table:table-cell>
              <table:table-cell office:value-type="float" office:value="-0">
                <text:p>-0</text:p>
              </table:table-cell>
              <table:table-cell office:value-type="float" office:value="-1.73178625954198">
                <text:p>-1.731786259541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6">
                <text:p>1.76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1.68375572519084">
                <text:p>-1.68375572519084</text:p>
              </table:table-cell>
              <table:table-cell office:value-type="float" office:value="-0">
                <text:p>-0</text:p>
              </table:table-cell>
              <table:table-cell office:value-type="float" office:value="-1.74482442748092">
                <text:p>-1.744824427480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64">
                <text:p>1.76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1.68485496183206">
                <text:p>-1.68485496183206</text:p>
              </table:table-cell>
              <table:table-cell office:value-type="float" office:value="-0">
                <text:p>-0</text:p>
              </table:table-cell>
              <table:table-cell office:value-type="float" office:value="-1.77035114503817">
                <text:p>-1.770351145038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68">
                <text:p>1.768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1.68613740458015">
                <text:p>-1.68613740458015</text:p>
              </table:table-cell>
              <table:table-cell office:value-type="float" office:value="0">
                <text:p>0</text:p>
              </table:table-cell>
              <table:table-cell office:value-type="float" office:value="-1.77163358778626">
                <text:p>-1.771633587786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72">
                <text:p>1.772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1.68741984732824">
                <text:p>-1.68741984732824</text:p>
              </table:table-cell>
              <table:table-cell office:value-type="float" office:value="0">
                <text:p>0</text:p>
              </table:table-cell>
              <table:table-cell office:value-type="float" office:value="-1.77291603053435">
                <text:p>-1.772916030534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776">
                <text:p>1.776</text:p>
              </table:table-cell>
              <table:table-cell office:value-type="float" office:value="0.213740458015267">
                <text:p>0.213740458015267</text:p>
              </table:table-cell>
              <table:table-cell office:value-type="float" office:value="-0.213740458015267">
                <text:p>-0.213740458015267</text:p>
              </table:table-cell>
              <table:table-cell office:value-type="float" office:value="-0.170992366412214">
                <text:p>-0.170992366412214</text:p>
              </table:table-cell>
              <table:table-cell office:value-type="float" office:value="-1.68934351145038">
                <text:p>-1.68934351145038</text:p>
              </table:table-cell>
              <table:table-cell office:value-type="float" office:value="-0">
                <text:p>-0</text:p>
              </table:table-cell>
              <table:table-cell office:value-type="float" office:value="-1.8603358778626">
                <text:p>-1.86033587786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78">
                <text:p>1.78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1.69090076335878">
                <text:p>-1.69090076335878</text:p>
              </table:table-cell>
              <table:table-cell office:value-type="float" office:value="0">
                <text:p>0</text:p>
              </table:table-cell>
              <table:table-cell office:value-type="float" office:value="-1.72754198473282">
                <text:p>-1.727541984732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84">
                <text:p>1.784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1.69181679389313">
                <text:p>-1.69181679389313</text:p>
              </table:table-cell>
              <table:table-cell office:value-type="float" office:value="-0">
                <text:p>-0</text:p>
              </table:table-cell>
              <table:table-cell office:value-type="float" office:value="-1.77731297709924">
                <text:p>-1.777312977099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88">
                <text:p>1.78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1.69282442748092">
                <text:p>-1.69282442748092</text:p>
              </table:table-cell>
              <table:table-cell office:value-type="float" office:value="0">
                <text:p>0</text:p>
              </table:table-cell>
              <table:table-cell office:value-type="float" office:value="-1.74167938931298">
                <text:p>-1.741679389312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792">
                <text:p>1.792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0.0366412213740458">
                <text:p>0.0366412213740458</text:p>
              </table:table-cell>
              <table:table-cell office:value-type="float" office:value="-1.69291603053435">
                <text:p>-1.69291603053435</text:p>
              </table:table-cell>
              <table:table-cell office:value-type="float" office:value="0">
                <text:p>0</text:p>
              </table:table-cell>
              <table:table-cell office:value-type="float" office:value="-1.6562748091603">
                <text:p>-1.65627480916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796">
                <text:p>1.796</text:p>
              </table:table-cell>
              <table:table-cell office:value-type="float" office:value="0.274809160305344">
                <text:p>0.274809160305344</text:p>
              </table:table-cell>
              <table:table-cell office:value-type="float" office:value="-0.274809160305344">
                <text:p>-0.274809160305344</text:p>
              </table:table-cell>
              <table:table-cell office:value-type="float" office:value="-0.219847328244275">
                <text:p>-0.219847328244275</text:p>
              </table:table-cell>
              <table:table-cell office:value-type="float" office:value="-1.69429007633588">
                <text:p>-1.69429007633588</text:p>
              </table:table-cell>
              <table:table-cell office:value-type="float" office:value="-0">
                <text:p>-0</text:p>
              </table:table-cell>
              <table:table-cell office:value-type="float" office:value="-1.91413740458015">
                <text:p>-1.914137404580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8">
                <text:p>1.8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1.69621374045801">
                <text:p>-1.69621374045801</text:p>
              </table:table-cell>
              <table:table-cell office:value-type="float" office:value="0">
                <text:p>0</text:p>
              </table:table-cell>
              <table:table-cell office:value-type="float" office:value="-1.73285496183206">
                <text:p>-1.732854961832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804">
                <text:p>1.804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1.69639694656489">
                <text:p>-1.69639694656489</text:p>
              </table:table-cell>
              <table:table-cell office:value-type="float" office:value="0">
                <text:p>0</text:p>
              </table:table-cell>
              <table:table-cell office:value-type="float" office:value="-1.68418320610687">
                <text:p>-1.684183206106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808">
                <text:p>1.808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1.69658015267176">
                <text:p>-1.69658015267176</text:p>
              </table:table-cell>
              <table:table-cell office:value-type="float" office:value="-0">
                <text:p>-0</text:p>
              </table:table-cell>
              <table:table-cell office:value-type="float" office:value="-1.7332213740458">
                <text:p>-1.73322137404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812">
                <text:p>1.812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-0.16793893129771">
                <text:p>-0.16793893129771</text:p>
              </table:table-cell>
              <table:table-cell office:value-type="float" office:value="-0.134351145038168">
                <text:p>-0.134351145038168</text:p>
              </table:table-cell>
              <table:table-cell office:value-type="float" office:value="-1.69786259541985">
                <text:p>-1.69786259541985</text:p>
              </table:table-cell>
              <table:table-cell office:value-type="float" office:value="-0">
                <text:p>-0</text:p>
              </table:table-cell>
              <table:table-cell office:value-type="float" office:value="-1.83221374045802">
                <text:p>-1.832213740458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816">
                <text:p>1.816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1.69932824427481">
                <text:p>-1.69932824427481</text:p>
              </table:table-cell>
              <table:table-cell office:value-type="float" office:value="0">
                <text:p>0</text:p>
              </table:table-cell>
              <table:table-cell office:value-type="float" office:value="-1.76039694656489">
                <text:p>-1.760396946564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82">
                <text:p>1.82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1.69887022900763">
                <text:p>-1.69887022900763</text:p>
              </table:table-cell>
              <table:table-cell office:value-type="float" office:value="0">
                <text:p>0</text:p>
              </table:table-cell>
              <table:table-cell office:value-type="float" office:value="-1.57673282442748">
                <text:p>-1.576732824427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824">
                <text:p>1.824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146564885496183">
                <text:p>-0.146564885496183</text:p>
              </table:table-cell>
              <table:table-cell office:value-type="float" office:value="-1.6990534351145">
                <text:p>-1.6990534351145</text:p>
              </table:table-cell>
              <table:table-cell office:value-type="float" office:value="-0">
                <text:p>-0</text:p>
              </table:table-cell>
              <table:table-cell office:value-type="float" office:value="-1.84561832061069">
                <text:p>-1.845618320610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828">
                <text:p>1.828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-0.0732824427480916">
                <text:p>-0.0732824427480916</text:p>
              </table:table-cell>
              <table:table-cell office:value-type="float" office:value="-1.70070229007634">
                <text:p>-1.70070229007634</text:p>
              </table:table-cell>
              <table:table-cell office:value-type="float" office:value="0">
                <text:p>0</text:p>
              </table:table-cell>
              <table:table-cell office:value-type="float" office:value="-1.77398473282443">
                <text:p>-1.773984732824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32">
                <text:p>1.832</text:p>
              </table:table-cell>
              <table:table-cell office:value-type="float" office:value="-0.152671755725191">
                <text:p>-0.152671755725191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0.122137404580153">
                <text:p>0.122137404580153</text:p>
              </table:table-cell>
              <table:table-cell office:value-type="float" office:value="-1.7003358778626">
                <text:p>-1.7003358778626</text:p>
              </table:table-cell>
              <table:table-cell office:value-type="float" office:value="0">
                <text:p>0</text:p>
              </table:table-cell>
              <table:table-cell office:value-type="float" office:value="-1.57819847328244">
                <text:p>-1.578198473282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836">
                <text:p>1.836</text:p>
              </table:table-cell>
              <table:table-cell office:value-type="float" office:value="-0.0305343511450382">
                <text:p>-0.0305343511450382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0.0244274809160305">
                <text:p>0.0244274809160305</text:p>
              </table:table-cell>
              <table:table-cell office:value-type="float" office:value="-1.69923664122137">
                <text:p>-1.69923664122137</text:p>
              </table:table-cell>
              <table:table-cell office:value-type="float" office:value="-0">
                <text:p>-0</text:p>
              </table:table-cell>
              <table:table-cell office:value-type="float" office:value="-1.67480916030534">
                <text:p>-1.674809160305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84">
                <text:p>1.8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488549618320611">
                <text:p>0.0488549618320611</text:p>
              </table:table-cell>
              <table:table-cell office:value-type="float" office:value="-1.69868702290076">
                <text:p>-1.69868702290076</text:p>
              </table:table-cell>
              <table:table-cell office:value-type="float" office:value="0">
                <text:p>0</text:p>
              </table:table-cell>
              <table:table-cell office:value-type="float" office:value="-1.6498320610687">
                <text:p>-1.64983206106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844">
                <text:p>1.844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1.69868702290076">
                <text:p>-1.69868702290076</text:p>
              </table:table-cell>
              <table:table-cell office:value-type="float" office:value="-0">
                <text:p>-0</text:p>
              </table:table-cell>
              <table:table-cell office:value-type="float" office:value="-1.74754198473282">
                <text:p>-1.747541984732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48">
                <text:p>1.848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-0.0763358778625954">
                <text:p>-0.0763358778625954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1.69951145038168">
                <text:p>-1.69951145038168</text:p>
              </table:table-cell>
              <table:table-cell office:value-type="float" office:value="-0">
                <text:p>-0</text:p>
              </table:table-cell>
              <table:table-cell office:value-type="float" office:value="-1.76058015267176">
                <text:p>-1.760580152671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852">
                <text:p>1.852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-0.183206106870229">
                <text:p>-0.183206106870229</text:p>
              </table:table-cell>
              <table:table-cell office:value-type="float" office:value="-0.146564885496183">
                <text:p>-0.146564885496183</text:p>
              </table:table-cell>
              <table:table-cell office:value-type="float" office:value="-1.70106870229008">
                <text:p>-1.70106870229008</text:p>
              </table:table-cell>
              <table:table-cell office:value-type="float" office:value="-0">
                <text:p>-0</text:p>
              </table:table-cell>
              <table:table-cell office:value-type="float" office:value="-1.84763358778626">
                <text:p>-1.847633587786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856">
                <text:p>1.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7021679389313">
                <text:p>-1.7021679389313</text:p>
              </table:table-cell>
              <table:table-cell office:value-type="float" office:value="0">
                <text:p>0</text:p>
              </table:table-cell>
              <table:table-cell office:value-type="float" office:value="-1.7021679389313">
                <text:p>-1.70216793893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86">
                <text:p>1.86</text:p>
              </table:table-cell>
              <table:table-cell office:value-type="float" office:value="0.198473282442748">
                <text:p>0.198473282442748</text:p>
              </table:table-cell>
              <table:table-cell office:value-type="float" office:value="-0.198473282442748">
                <text:p>-0.198473282442748</text:p>
              </table:table-cell>
              <table:table-cell office:value-type="float" office:value="-0.158778625954198">
                <text:p>-0.158778625954198</text:p>
              </table:table-cell>
              <table:table-cell office:value-type="float" office:value="-1.70335877862595">
                <text:p>-1.70335877862595</text:p>
              </table:table-cell>
              <table:table-cell office:value-type="float" office:value="-0">
                <text:p>-0</text:p>
              </table:table-cell>
              <table:table-cell office:value-type="float" office:value="-1.86213740458015">
                <text:p>-1.862137404580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864">
                <text:p>1.864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-0.0458015267175573">
                <text:p>-0.0458015267175573</text:p>
              </table:table-cell>
              <table:table-cell office:value-type="float" office:value="-0.0366412213740458">
                <text:p>-0.0366412213740458</text:p>
              </table:table-cell>
              <table:table-cell office:value-type="float" office:value="-1.70482442748092">
                <text:p>-1.70482442748092</text:p>
              </table:table-cell>
              <table:table-cell office:value-type="float" office:value="0">
                <text:p>0</text:p>
              </table:table-cell>
              <table:table-cell office:value-type="float" office:value="-1.74146564885496">
                <text:p>-1.741465648854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868">
                <text:p>1.868</text:p>
              </table:table-cell>
              <table:table-cell office:value-type="float" office:value="-0.0916030534351145">
                <text:p>-0.0916030534351145</text:p>
              </table:table-cell>
              <table:table-cell office:value-type="float" office:value="0.0916030534351145">
                <text:p>0.0916030534351145</text:p>
              </table:table-cell>
              <table:table-cell office:value-type="float" office:value="0.0732824427480916">
                <text:p>0.0732824427480916</text:p>
              </table:table-cell>
              <table:table-cell office:value-type="float" office:value="-1.70454961832061">
                <text:p>-1.70454961832061</text:p>
              </table:table-cell>
              <table:table-cell office:value-type="float" office:value="0">
                <text:p>0</text:p>
              </table:table-cell>
              <table:table-cell office:value-type="float" office:value="-1.63126717557252">
                <text:p>-1.631267175572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872">
                <text:p>1.872</text:p>
              </table:table-cell>
              <table:table-cell office:value-type="float" office:value="-0.0152671755725191">
                <text:p>-0.0152671755725191</text:p>
              </table:table-cell>
              <table:table-cell office:value-type="float" office:value="0.0152671755725191">
                <text:p>0.0152671755725191</text:p>
              </table:table-cell>
              <table:table-cell office:value-type="float" office:value="0.0122137404580153">
                <text:p>0.0122137404580153</text:p>
              </table:table-cell>
              <table:table-cell office:value-type="float" office:value="-1.70390839694656">
                <text:p>-1.70390839694656</text:p>
              </table:table-cell>
              <table:table-cell office:value-type="float" office:value="-0">
                <text:p>-0</text:p>
              </table:table-cell>
              <table:table-cell office:value-type="float" office:value="-1.69169465648855">
                <text:p>-1.691694656488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876">
                <text:p>1.876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-0.0610687022900763">
                <text:p>-0.0610687022900763</text:p>
              </table:table-cell>
              <table:table-cell office:value-type="float" office:value="-0.0488549618320611">
                <text:p>-0.0488549618320611</text:p>
              </table:table-cell>
              <table:table-cell office:value-type="float" office:value="-1.70418320610687">
                <text:p>-1.70418320610687</text:p>
              </table:table-cell>
              <table:table-cell office:value-type="float" office:value="-0">
                <text:p>-0</text:p>
              </table:table-cell>
              <table:table-cell office:value-type="float" office:value="-1.75303816793893">
                <text:p>-1.753038167938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88">
                <text:p>1.88</text:p>
              </table:table-cell>
              <table:table-cell office:value-type="float" office:value="0.106870229007634">
                <text:p>0.106870229007634</text:p>
              </table:table-cell>
              <table:table-cell office:value-type="float" office:value="-0.106870229007634">
                <text:p>-0.106870229007634</text:p>
              </table:table-cell>
              <table:table-cell office:value-type="float" office:value="-0.0854961832061069">
                <text:p>-0.0854961832061069</text:p>
              </table:table-cell>
              <table:table-cell office:value-type="float" office:value="-1.70519083969466">
                <text:p>-1.70519083969466</text:p>
              </table:table-cell>
              <table:table-cell office:value-type="float" office:value="-0">
                <text:p>-0</text:p>
              </table:table-cell>
              <table:table-cell office:value-type="float" office:value="-1.79068702290076">
                <text:p>-1.79068702290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